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w 1</text:p>
          </table:table-cell>
          <table:table-cell office:value-type="string" calcext:value-type="string">
            <text:p>Raw 2</text:p>
          </table:table-cell>
          <table:table-cell office:value-type="string" calcext:value-type="string">
            <text:p>raw output</text:p>
          </table:table-cell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]/[.H$2]" office:value-type="float" office:value="0.000499750124937531" calcext:value-type="float">
            <text:p>0.000499750124938</text:p>
          </table:table-cell>
          <table:table-cell table:formula="of:=[.B2]/[.H$2]" office:value-type="float" office:value="0.00149925037481259" calcext:value-type="float">
            <text:p>0.001499250374813</text:p>
          </table:table-cell>
          <table:table-cell table:formula="of:=[.C2]/[.H$2]" office:value-type="float" office:value="0.00249875062468766" calcext:value-type="float">
            <text:p>0.002498750624688</text:p>
          </table:table-cell>
          <table:table-cell/>
          <table:table-cell table:formula="of:=MAX([.A2:.C2000])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3]/[.H$2]" office:value-type="float" office:value="0.00149925037481259" calcext:value-type="float">
            <text:p>0.001499250374813</text:p>
          </table:table-cell>
          <table:table-cell table:formula="of:=[.B3]/[.H$2]" office:value-type="float" office:value="0.00249875062468766" calcext:value-type="float">
            <text:p>0.002498750624688</text:p>
          </table:table-cell>
          <table:table-cell table:formula="of:=[.C3]/[.H$2]" office:value-type="float" office:value="0.00349825087456272" calcext:value-type="float">
            <text:p>0.00349825087456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4]/[.H$2]" office:value-type="float" office:value="0.00249875062468766" calcext:value-type="float">
            <text:p>0.002498750624688</text:p>
          </table:table-cell>
          <table:table-cell table:formula="of:=[.B4]/[.H$2]" office:value-type="float" office:value="0.00349825087456272" calcext:value-type="float">
            <text:p>0.003498250874563</text:p>
          </table:table-cell>
          <table:table-cell table:formula="of:=[.C4]/[.H$2]" office:value-type="float" office:value="0.00449775112443778" calcext:value-type="float">
            <text:p>0.0044977511244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A5]/[.H$2]" office:value-type="float" office:value="0.00349825087456272" calcext:value-type="float">
            <text:p>0.003498250874563</text:p>
          </table:table-cell>
          <table:table-cell table:formula="of:=[.B5]/[.H$2]" office:value-type="float" office:value="0.00449775112443778" calcext:value-type="float">
            <text:p>0.004497751124438</text:p>
          </table:table-cell>
          <table:table-cell table:formula="of:=[.C5]/[.H$2]" office:value-type="float" office:value="0.00549725137431284" calcext:value-type="float">
            <text:p>0.0054972513743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A6]/[.H$2]" office:value-type="float" office:value="0.00449775112443778" calcext:value-type="float">
            <text:p>0.004497751124438</text:p>
          </table:table-cell>
          <table:table-cell table:formula="of:=[.B6]/[.H$2]" office:value-type="float" office:value="0.00549725137431284" calcext:value-type="float">
            <text:p>0.005497251374313</text:p>
          </table:table-cell>
          <table:table-cell table:formula="of:=[.C6]/[.H$2]" office:value-type="float" office:value="0.00649675162418791" calcext:value-type="float">
            <text:p>0.0064967516241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7]/[.H$2]" office:value-type="float" office:value="0.00549725137431284" calcext:value-type="float">
            <text:p>0.005497251374313</text:p>
          </table:table-cell>
          <table:table-cell table:formula="of:=[.B7]/[.H$2]" office:value-type="float" office:value="0.00649675162418791" calcext:value-type="float">
            <text:p>0.006496751624188</text:p>
          </table:table-cell>
          <table:table-cell table:formula="of:=[.C7]/[.H$2]" office:value-type="float" office:value="0.00749625187406297" calcext:value-type="float">
            <text:p>0.0074962518740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A8]/[.H$2]" office:value-type="float" office:value="0.00649675162418791" calcext:value-type="float">
            <text:p>0.006496751624188</text:p>
          </table:table-cell>
          <table:table-cell table:formula="of:=[.B8]/[.H$2]" office:value-type="float" office:value="0.00749625187406297" calcext:value-type="float">
            <text:p>0.007496251874063</text:p>
          </table:table-cell>
          <table:table-cell table:formula="of:=[.C8]/[.H$2]" office:value-type="float" office:value="0.00849575212393803" calcext:value-type="float">
            <text:p>0.0084957521239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A9]/[.H$2]" office:value-type="float" office:value="0.00749625187406297" calcext:value-type="float">
            <text:p>0.007496251874063</text:p>
          </table:table-cell>
          <table:table-cell table:formula="of:=[.B9]/[.H$2]" office:value-type="float" office:value="0.00849575212393803" calcext:value-type="float">
            <text:p>0.008495752123938</text:p>
          </table:table-cell>
          <table:table-cell table:formula="of:=[.C9]/[.H$2]" office:value-type="float" office:value="0.00949525237381309" calcext:value-type="float">
            <text:p>0.0094952523738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10]/[.H$2]" office:value-type="float" office:value="0.00849575212393803" calcext:value-type="float">
            <text:p>0.008495752123938</text:p>
          </table:table-cell>
          <table:table-cell table:formula="of:=[.B10]/[.H$2]" office:value-type="float" office:value="0.00949525237381309" calcext:value-type="float">
            <text:p>0.009495252373813</text:p>
          </table:table-cell>
          <table:table-cell table:formula="of:=[.C10]/[.H$2]" office:value-type="float" office:value="0.0104947526236882" calcext:value-type="float">
            <text:p>0.01049475262368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A11]/[.H$2]" office:value-type="float" office:value="0.00949525237381309" calcext:value-type="float">
            <text:p>0.009495252373813</text:p>
          </table:table-cell>
          <table:table-cell table:formula="of:=[.B11]/[.H$2]" office:value-type="float" office:value="0.0104947526236882" calcext:value-type="float">
            <text:p>0.010494752623688</text:p>
          </table:table-cell>
          <table:table-cell table:formula="of:=[.C11]/[.H$2]" office:value-type="float" office:value="0.0114942528735632" calcext:value-type="float">
            <text:p>0.0114942528735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A12]/[.H$2]" office:value-type="float" office:value="0.0104947526236882" calcext:value-type="float">
            <text:p>0.010494752623688</text:p>
          </table:table-cell>
          <table:table-cell table:formula="of:=[.B12]/[.H$2]" office:value-type="float" office:value="0.0114942528735632" calcext:value-type="float">
            <text:p>0.011494252873563</text:p>
          </table:table-cell>
          <table:table-cell table:formula="of:=[.C12]/[.H$2]" office:value-type="float" office:value="0.0124937531234383" calcext:value-type="float">
            <text:p>0.0124937531234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A13]/[.H$2]" office:value-type="float" office:value="0.0114942528735632" calcext:value-type="float">
            <text:p>0.011494252873563</text:p>
          </table:table-cell>
          <table:table-cell table:formula="of:=[.B13]/[.H$2]" office:value-type="float" office:value="0.0124937531234383" calcext:value-type="float">
            <text:p>0.012493753123438</text:p>
          </table:table-cell>
          <table:table-cell table:formula="of:=[.C13]/[.H$2]" office:value-type="float" office:value="0.0134932533733133" calcext:value-type="float">
            <text:p>0.0134932533733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A14]/[.H$2]" office:value-type="float" office:value="0.0124937531234383" calcext:value-type="float">
            <text:p>0.012493753123438</text:p>
          </table:table-cell>
          <table:table-cell table:formula="of:=[.B14]/[.H$2]" office:value-type="float" office:value="0.0134932533733133" calcext:value-type="float">
            <text:p>0.013493253373313</text:p>
          </table:table-cell>
          <table:table-cell table:formula="of:=[.C14]/[.H$2]" office:value-type="float" office:value="0.0144927536231884" calcext:value-type="float">
            <text:p>0.01449275362318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[.A15]/[.H$2]" office:value-type="float" office:value="0.0134932533733133" calcext:value-type="float">
            <text:p>0.013493253373313</text:p>
          </table:table-cell>
          <table:table-cell table:formula="of:=[.B15]/[.H$2]" office:value-type="float" office:value="0.0144927536231884" calcext:value-type="float">
            <text:p>0.014492753623188</text:p>
          </table:table-cell>
          <table:table-cell table:formula="of:=[.C15]/[.H$2]" office:value-type="float" office:value="0.0154922538730635" calcext:value-type="float">
            <text:p>0.01549225387306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[.A16]/[.H$2]" office:value-type="float" office:value="0.0144927536231884" calcext:value-type="float">
            <text:p>0.014492753623188</text:p>
          </table:table-cell>
          <table:table-cell table:formula="of:=[.B16]/[.H$2]" office:value-type="float" office:value="0.0154922538730635" calcext:value-type="float">
            <text:p>0.015492253873064</text:p>
          </table:table-cell>
          <table:table-cell table:formula="of:=[.C16]/[.H$2]" office:value-type="float" office:value="0.0164917541229385" calcext:value-type="float">
            <text:p>0.0164917541229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[.A17]/[.H$2]" office:value-type="float" office:value="0.0154922538730635" calcext:value-type="float">
            <text:p>0.015492253873064</text:p>
          </table:table-cell>
          <table:table-cell table:formula="of:=[.B17]/[.H$2]" office:value-type="float" office:value="0.0164917541229385" calcext:value-type="float">
            <text:p>0.016491754122939</text:p>
          </table:table-cell>
          <table:table-cell table:formula="of:=[.C17]/[.H$2]" office:value-type="float" office:value="0.0174912543728136" calcext:value-type="float">
            <text:p>0.0174912543728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A18]/[.H$2]" office:value-type="float" office:value="0.0164917541229385" calcext:value-type="float">
            <text:p>0.016491754122939</text:p>
          </table:table-cell>
          <table:table-cell table:formula="of:=[.B18]/[.H$2]" office:value-type="float" office:value="0.0174912543728136" calcext:value-type="float">
            <text:p>0.017491254372814</text:p>
          </table:table-cell>
          <table:table-cell table:formula="of:=[.C18]/[.H$2]" office:value-type="float" office:value="0.0184907546226887" calcext:value-type="float">
            <text:p>0.0184907546226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A19]/[.H$2]" office:value-type="float" office:value="0.0174912543728136" calcext:value-type="float">
            <text:p>0.017491254372814</text:p>
          </table:table-cell>
          <table:table-cell table:formula="of:=[.B19]/[.H$2]" office:value-type="float" office:value="0.0184907546226887" calcext:value-type="float">
            <text:p>0.018490754622689</text:p>
          </table:table-cell>
          <table:table-cell table:formula="of:=[.C19]/[.H$2]" office:value-type="float" office:value="0.0194902548725637" calcext:value-type="float">
            <text:p>0.01949025487256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A20]/[.H$2]" office:value-type="float" office:value="0.0184907546226887" calcext:value-type="float">
            <text:p>0.018490754622689</text:p>
          </table:table-cell>
          <table:table-cell table:formula="of:=[.B20]/[.H$2]" office:value-type="float" office:value="0.0194902548725637" calcext:value-type="float">
            <text:p>0.019490254872564</text:p>
          </table:table-cell>
          <table:table-cell table:formula="of:=[.C20]/[.H$2]" office:value-type="float" office:value="0.0204897551224388" calcext:value-type="float">
            <text:p>0.0204897551224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[.A21]/[.H$2]" office:value-type="float" office:value="0.0194902548725637" calcext:value-type="float">
            <text:p>0.019490254872564</text:p>
          </table:table-cell>
          <table:table-cell table:formula="of:=[.B21]/[.H$2]" office:value-type="float" office:value="0.0204897551224388" calcext:value-type="float">
            <text:p>0.020489755122439</text:p>
          </table:table-cell>
          <table:table-cell table:formula="of:=[.C21]/[.H$2]" office:value-type="float" office:value="0.0214892553723138" calcext:value-type="float">
            <text:p>0.02148925537231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A22]/[.H$2]" office:value-type="float" office:value="0.0204897551224388" calcext:value-type="float">
            <text:p>0.020489755122439</text:p>
          </table:table-cell>
          <table:table-cell table:formula="of:=[.B22]/[.H$2]" office:value-type="float" office:value="0.0214892553723138" calcext:value-type="float">
            <text:p>0.021489255372314</text:p>
          </table:table-cell>
          <table:table-cell table:formula="of:=[.C22]/[.H$2]" office:value-type="float" office:value="0.0224887556221889" calcext:value-type="float">
            <text:p>0.02248875562218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A23]/[.H$2]" office:value-type="float" office:value="0.0214892553723138" calcext:value-type="float">
            <text:p>0.021489255372314</text:p>
          </table:table-cell>
          <table:table-cell table:formula="of:=[.B23]/[.H$2]" office:value-type="float" office:value="0.0224887556221889" calcext:value-type="float">
            <text:p>0.022488755622189</text:p>
          </table:table-cell>
          <table:table-cell table:formula="of:=[.C23]/[.H$2]" office:value-type="float" office:value="0.023488255872064" calcext:value-type="float">
            <text:p>0.0234882558720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A24]/[.H$2]" office:value-type="float" office:value="0.0224887556221889" calcext:value-type="float">
            <text:p>0.022488755622189</text:p>
          </table:table-cell>
          <table:table-cell table:formula="of:=[.B24]/[.H$2]" office:value-type="float" office:value="0.023488255872064" calcext:value-type="float">
            <text:p>0.023488255872064</text:p>
          </table:table-cell>
          <table:table-cell table:formula="of:=[.C24]/[.H$2]" office:value-type="float" office:value="0.024487756121939" calcext:value-type="float">
            <text:p>0.02448775612193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A25]/[.H$2]" office:value-type="float" office:value="0.023488255872064" calcext:value-type="float">
            <text:p>0.023488255872064</text:p>
          </table:table-cell>
          <table:table-cell table:formula="of:=[.B25]/[.H$2]" office:value-type="float" office:value="0.024487756121939" calcext:value-type="float">
            <text:p>0.024487756121939</text:p>
          </table:table-cell>
          <table:table-cell table:formula="of:=[.C25]/[.H$2]" office:value-type="float" office:value="0.0254872563718141" calcext:value-type="float">
            <text:p>0.02548725637181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[.A26]/[.H$2]" office:value-type="float" office:value="0.024487756121939" calcext:value-type="float">
            <text:p>0.024487756121939</text:p>
          </table:table-cell>
          <table:table-cell table:formula="of:=[.B26]/[.H$2]" office:value-type="float" office:value="0.0254872563718141" calcext:value-type="float">
            <text:p>0.025487256371814</text:p>
          </table:table-cell>
          <table:table-cell table:formula="of:=[.C26]/[.H$2]" office:value-type="float" office:value="0.0264867566216892" calcext:value-type="float">
            <text:p>0.02648675662168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[.A27]/[.H$2]" office:value-type="float" office:value="0.0254872563718141" calcext:value-type="float">
            <text:p>0.025487256371814</text:p>
          </table:table-cell>
          <table:table-cell table:formula="of:=[.B27]/[.H$2]" office:value-type="float" office:value="0.0264867566216892" calcext:value-type="float">
            <text:p>0.026486756621689</text:p>
          </table:table-cell>
          <table:table-cell table:formula="of:=[.C27]/[.H$2]" office:value-type="float" office:value="0.0274862568715642" calcext:value-type="float">
            <text:p>0.02748625687156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A28]/[.H$2]" office:value-type="float" office:value="0.0264867566216892" calcext:value-type="float">
            <text:p>0.026486756621689</text:p>
          </table:table-cell>
          <table:table-cell table:formula="of:=[.B28]/[.H$2]" office:value-type="float" office:value="0.0274862568715642" calcext:value-type="float">
            <text:p>0.027486256871564</text:p>
          </table:table-cell>
          <table:table-cell table:formula="of:=[.C28]/[.H$2]" office:value-type="float" office:value="0.0284857571214393" calcext:value-type="float">
            <text:p>0.02848575712143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[.A29]/[.H$2]" office:value-type="float" office:value="0.0274862568715642" calcext:value-type="float">
            <text:p>0.027486256871564</text:p>
          </table:table-cell>
          <table:table-cell table:formula="of:=[.B29]/[.H$2]" office:value-type="float" office:value="0.0284857571214393" calcext:value-type="float">
            <text:p>0.028485757121439</text:p>
          </table:table-cell>
          <table:table-cell table:formula="of:=[.C29]/[.H$2]" office:value-type="float" office:value="0.0294852573713143" calcext:value-type="float">
            <text:p>0.02948525737131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[.A30]/[.H$2]" office:value-type="float" office:value="0.0284857571214393" calcext:value-type="float">
            <text:p>0.028485757121439</text:p>
          </table:table-cell>
          <table:table-cell table:formula="of:=[.B30]/[.H$2]" office:value-type="float" office:value="0.0294852573713143" calcext:value-type="float">
            <text:p>0.029485257371314</text:p>
          </table:table-cell>
          <table:table-cell table:formula="of:=[.C30]/[.H$2]" office:value-type="float" office:value="0.0304847576211894" calcext:value-type="float">
            <text:p>0.03048475762118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[.A31]/[.H$2]" office:value-type="float" office:value="0.0294852573713143" calcext:value-type="float">
            <text:p>0.029485257371314</text:p>
          </table:table-cell>
          <table:table-cell table:formula="of:=[.B31]/[.H$2]" office:value-type="float" office:value="0.0304847576211894" calcext:value-type="float">
            <text:p>0.030484757621189</text:p>
          </table:table-cell>
          <table:table-cell table:formula="of:=[.C31]/[.H$2]" office:value-type="float" office:value="0.0314842578710645" calcext:value-type="float">
            <text:p>0.03148425787106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[.A32]/[.H$2]" office:value-type="float" office:value="0.0304847576211894" calcext:value-type="float">
            <text:p>0.030484757621189</text:p>
          </table:table-cell>
          <table:table-cell table:formula="of:=[.B32]/[.H$2]" office:value-type="float" office:value="0.0314842578710645" calcext:value-type="float">
            <text:p>0.031484257871065</text:p>
          </table:table-cell>
          <table:table-cell table:formula="of:=[.C32]/[.H$2]" office:value-type="float" office:value="0.0324837581209395" calcext:value-type="float">
            <text:p>0.0324837581209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formula="of:=[.A33]/[.H$2]" office:value-type="float" office:value="0.0314842578710645" calcext:value-type="float">
            <text:p>0.031484257871065</text:p>
          </table:table-cell>
          <table:table-cell table:formula="of:=[.B33]/[.H$2]" office:value-type="float" office:value="0.0324837581209395" calcext:value-type="float">
            <text:p>0.03248375812094</text:p>
          </table:table-cell>
          <table:table-cell table:formula="of:=[.C33]/[.H$2]" office:value-type="float" office:value="0.0334832583708146" calcext:value-type="float">
            <text:p>0.0334832583708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[.A34]/[.H$2]" office:value-type="float" office:value="0.0324837581209395" calcext:value-type="float">
            <text:p>0.03248375812094</text:p>
          </table:table-cell>
          <table:table-cell table:formula="of:=[.B34]/[.H$2]" office:value-type="float" office:value="0.0334832583708146" calcext:value-type="float">
            <text:p>0.033483258370815</text:p>
          </table:table-cell>
          <table:table-cell table:formula="of:=[.C34]/[.H$2]" office:value-type="float" office:value="0.0344827586206897" calcext:value-type="float">
            <text:p>0.0344827586206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[.A35]/[.H$2]" office:value-type="float" office:value="0.0334832583708146" calcext:value-type="float">
            <text:p>0.033483258370815</text:p>
          </table:table-cell>
          <table:table-cell table:formula="of:=[.B35]/[.H$2]" office:value-type="float" office:value="0.0344827586206897" calcext:value-type="float">
            <text:p>0.03448275862069</text:p>
          </table:table-cell>
          <table:table-cell table:formula="of:=[.C35]/[.H$2]" office:value-type="float" office:value="0.0354822588705647" calcext:value-type="float">
            <text:p>0.0354822588705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[.A36]/[.H$2]" office:value-type="float" office:value="0.0344827586206897" calcext:value-type="float">
            <text:p>0.03448275862069</text:p>
          </table:table-cell>
          <table:table-cell table:formula="of:=[.B36]/[.H$2]" office:value-type="float" office:value="0.0354822588705647" calcext:value-type="float">
            <text:p>0.035482258870565</text:p>
          </table:table-cell>
          <table:table-cell table:formula="of:=[.C36]/[.H$2]" office:value-type="float" office:value="0.0364817591204398" calcext:value-type="float">
            <text:p>0.0364817591204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[.A37]/[.H$2]" office:value-type="float" office:value="0.0354822588705647" calcext:value-type="float">
            <text:p>0.035482258870565</text:p>
          </table:table-cell>
          <table:table-cell table:formula="of:=[.B37]/[.H$2]" office:value-type="float" office:value="0.0364817591204398" calcext:value-type="float">
            <text:p>0.03648175912044</text:p>
          </table:table-cell>
          <table:table-cell table:formula="of:=[.C37]/[.H$2]" office:value-type="float" office:value="0.0374812593703148" calcext:value-type="float">
            <text:p>0.03748125937031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[.A38]/[.H$2]" office:value-type="float" office:value="0.0364817591204398" calcext:value-type="float">
            <text:p>0.03648175912044</text:p>
          </table:table-cell>
          <table:table-cell table:formula="of:=[.B38]/[.H$2]" office:value-type="float" office:value="0.0374812593703148" calcext:value-type="float">
            <text:p>0.037481259370315</text:p>
          </table:table-cell>
          <table:table-cell table:formula="of:=[.C38]/[.H$2]" office:value-type="float" office:value="0.0384807596201899" calcext:value-type="float">
            <text:p>0.0384807596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[.A39]/[.H$2]" office:value-type="float" office:value="0.0374812593703148" calcext:value-type="float">
            <text:p>0.037481259370315</text:p>
          </table:table-cell>
          <table:table-cell table:formula="of:=[.B39]/[.H$2]" office:value-type="float" office:value="0.0384807596201899" calcext:value-type="float">
            <text:p>0.03848075962019</text:p>
          </table:table-cell>
          <table:table-cell table:formula="of:=[.C39]/[.H$2]" office:value-type="float" office:value="0.039480259870065" calcext:value-type="float">
            <text:p>0.0394802598700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40]/[.H$2]" office:value-type="float" office:value="0.0384807596201899" calcext:value-type="float">
            <text:p>0.03848075962019</text:p>
          </table:table-cell>
          <table:table-cell table:formula="of:=[.B40]/[.H$2]" office:value-type="float" office:value="0.039480259870065" calcext:value-type="float">
            <text:p>0.039480259870065</text:p>
          </table:table-cell>
          <table:table-cell table:formula="of:=[.C40]/[.H$2]" office:value-type="float" office:value="0.04047976011994" calcext:value-type="float">
            <text:p>0.0404797601199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[.A41]/[.H$2]" office:value-type="float" office:value="0.039480259870065" calcext:value-type="float">
            <text:p>0.039480259870065</text:p>
          </table:table-cell>
          <table:table-cell table:formula="of:=[.B41]/[.H$2]" office:value-type="float" office:value="0.04047976011994" calcext:value-type="float">
            <text:p>0.04047976011994</text:p>
          </table:table-cell>
          <table:table-cell table:formula="of:=[.C41]/[.H$2]" office:value-type="float" office:value="0.0414792603698151" calcext:value-type="float">
            <text:p>0.0414792603698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formula="of:=[.A42]/[.H$2]" office:value-type="float" office:value="0.04047976011994" calcext:value-type="float">
            <text:p>0.04047976011994</text:p>
          </table:table-cell>
          <table:table-cell table:formula="of:=[.B42]/[.H$2]" office:value-type="float" office:value="0.0414792603698151" calcext:value-type="float">
            <text:p>0.041479260369815</text:p>
          </table:table-cell>
          <table:table-cell table:formula="of:=[.C42]/[.H$2]" office:value-type="float" office:value="0.0424787606196902" calcext:value-type="float">
            <text:p>0.0424787606196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[.A43]/[.H$2]" office:value-type="float" office:value="0.0414792603698151" calcext:value-type="float">
            <text:p>0.041479260369815</text:p>
          </table:table-cell>
          <table:table-cell table:formula="of:=[.B43]/[.H$2]" office:value-type="float" office:value="0.0424787606196902" calcext:value-type="float">
            <text:p>0.04247876061969</text:p>
          </table:table-cell>
          <table:table-cell table:formula="of:=[.C43]/[.H$2]" office:value-type="float" office:value="0.0434782608695652" calcext:value-type="float">
            <text:p>0.0434782608695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[.A44]/[.H$2]" office:value-type="float" office:value="0.0424787606196902" calcext:value-type="float">
            <text:p>0.04247876061969</text:p>
          </table:table-cell>
          <table:table-cell table:formula="of:=[.B44]/[.H$2]" office:value-type="float" office:value="0.0434782608695652" calcext:value-type="float">
            <text:p>0.043478260869565</text:p>
          </table:table-cell>
          <table:table-cell table:formula="of:=[.C44]/[.H$2]" office:value-type="float" office:value="0.0444777611194403" calcext:value-type="float">
            <text:p>0.0444777611194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[.A45]/[.H$2]" office:value-type="float" office:value="0.0434782608695652" calcext:value-type="float">
            <text:p>0.043478260869565</text:p>
          </table:table-cell>
          <table:table-cell table:formula="of:=[.B45]/[.H$2]" office:value-type="float" office:value="0.0444777611194403" calcext:value-type="float">
            <text:p>0.04447776111944</text:p>
          </table:table-cell>
          <table:table-cell table:formula="of:=[.C45]/[.H$2]" office:value-type="float" office:value="0.0454772613693153" calcext:value-type="float">
            <text:p>0.0454772613693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[.A46]/[.H$2]" office:value-type="float" office:value="0.0444777611194403" calcext:value-type="float">
            <text:p>0.04447776111944</text:p>
          </table:table-cell>
          <table:table-cell table:formula="of:=[.B46]/[.H$2]" office:value-type="float" office:value="0.0454772613693153" calcext:value-type="float">
            <text:p>0.045477261369315</text:p>
          </table:table-cell>
          <table:table-cell table:formula="of:=[.C46]/[.H$2]" office:value-type="float" office:value="0.0464767616191904" calcext:value-type="float">
            <text:p>0.0464767616191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[.A47]/[.H$2]" office:value-type="float" office:value="0.0454772613693153" calcext:value-type="float">
            <text:p>0.045477261369315</text:p>
          </table:table-cell>
          <table:table-cell table:formula="of:=[.B47]/[.H$2]" office:value-type="float" office:value="0.0464767616191904" calcext:value-type="float">
            <text:p>0.04647676161919</text:p>
          </table:table-cell>
          <table:table-cell table:formula="of:=[.C47]/[.H$2]" office:value-type="float" office:value="0.0474762618690655" calcext:value-type="float">
            <text:p>0.04747626186906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[.A48]/[.H$2]" office:value-type="float" office:value="0.0464767616191904" calcext:value-type="float">
            <text:p>0.04647676161919</text:p>
          </table:table-cell>
          <table:table-cell table:formula="of:=[.B48]/[.H$2]" office:value-type="float" office:value="0.0474762618690655" calcext:value-type="float">
            <text:p>0.047476261869066</text:p>
          </table:table-cell>
          <table:table-cell table:formula="of:=[.C48]/[.H$2]" office:value-type="float" office:value="0.0484757621189405" calcext:value-type="float">
            <text:p>0.04847576211894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[.A49]/[.H$2]" office:value-type="float" office:value="0.0474762618690655" calcext:value-type="float">
            <text:p>0.047476261869066</text:p>
          </table:table-cell>
          <table:table-cell table:formula="of:=[.B49]/[.H$2]" office:value-type="float" office:value="0.0484757621189405" calcext:value-type="float">
            <text:p>0.048475762118941</text:p>
          </table:table-cell>
          <table:table-cell table:formula="of:=[.C49]/[.H$2]" office:value-type="float" office:value="0.0494752623688156" calcext:value-type="float">
            <text:p>0.0494752623688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formula="of:=[.A50]/[.H$2]" office:value-type="float" office:value="0.0484757621189405" calcext:value-type="float">
            <text:p>0.048475762118941</text:p>
          </table:table-cell>
          <table:table-cell table:formula="of:=[.B50]/[.H$2]" office:value-type="float" office:value="0.0494752623688156" calcext:value-type="float">
            <text:p>0.049475262368816</text:p>
          </table:table-cell>
          <table:table-cell table:formula="of:=[.C50]/[.H$2]" office:value-type="float" office:value="0.0504747626186907" calcext:value-type="float">
            <text:p>0.05047476261869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formula="of:=[.A51]/[.H$2]" office:value-type="float" office:value="0.0494752623688156" calcext:value-type="float">
            <text:p>0.049475262368816</text:p>
          </table:table-cell>
          <table:table-cell table:formula="of:=[.B51]/[.H$2]" office:value-type="float" office:value="0.0504747626186907" calcext:value-type="float">
            <text:p>0.050474762618691</text:p>
          </table:table-cell>
          <table:table-cell table:formula="of:=[.C51]/[.H$2]" office:value-type="float" office:value="0.0514742628685657" calcext:value-type="float">
            <text:p>0.05147426286856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[.A52]/[.H$2]" office:value-type="float" office:value="0.0504747626186907" calcext:value-type="float">
            <text:p>0.050474762618691</text:p>
          </table:table-cell>
          <table:table-cell table:formula="of:=[.B52]/[.H$2]" office:value-type="float" office:value="0.0514742628685657" calcext:value-type="float">
            <text:p>0.051474262868566</text:p>
          </table:table-cell>
          <table:table-cell table:formula="of:=[.C52]/[.H$2]" office:value-type="float" office:value="0.0524737631184408" calcext:value-type="float">
            <text:p>0.05247376311844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formula="of:=[.A53]/[.H$2]" office:value-type="float" office:value="0.0514742628685657" calcext:value-type="float">
            <text:p>0.051474262868566</text:p>
          </table:table-cell>
          <table:table-cell table:formula="of:=[.B53]/[.H$2]" office:value-type="float" office:value="0.0524737631184408" calcext:value-type="float">
            <text:p>0.052473763118441</text:p>
          </table:table-cell>
          <table:table-cell table:formula="of:=[.C53]/[.H$2]" office:value-type="float" office:value="0.0534732633683158" calcext:value-type="float">
            <text:p>0.0534732633683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formula="of:=[.A54]/[.H$2]" office:value-type="float" office:value="0.0524737631184408" calcext:value-type="float">
            <text:p>0.052473763118441</text:p>
          </table:table-cell>
          <table:table-cell table:formula="of:=[.B54]/[.H$2]" office:value-type="float" office:value="0.0534732633683158" calcext:value-type="float">
            <text:p>0.053473263368316</text:p>
          </table:table-cell>
          <table:table-cell table:formula="of:=[.C54]/[.H$2]" office:value-type="float" office:value="0.0544727636181909" calcext:value-type="float">
            <text:p>0.05447276361819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[.A55]/[.H$2]" office:value-type="float" office:value="0.0534732633683158" calcext:value-type="float">
            <text:p>0.053473263368316</text:p>
          </table:table-cell>
          <table:table-cell table:formula="of:=[.B55]/[.H$2]" office:value-type="float" office:value="0.0544727636181909" calcext:value-type="float">
            <text:p>0.054472763618191</text:p>
          </table:table-cell>
          <table:table-cell table:formula="of:=[.C55]/[.H$2]" office:value-type="float" office:value="0.055472263868066" calcext:value-type="float">
            <text:p>0.05547226386806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formula="of:=[.A56]/[.H$2]" office:value-type="float" office:value="0.0544727636181909" calcext:value-type="float">
            <text:p>0.054472763618191</text:p>
          </table:table-cell>
          <table:table-cell table:formula="of:=[.B56]/[.H$2]" office:value-type="float" office:value="0.055472263868066" calcext:value-type="float">
            <text:p>0.055472263868066</text:p>
          </table:table-cell>
          <table:table-cell table:formula="of:=[.C56]/[.H$2]" office:value-type="float" office:value="0.056471764117941" calcext:value-type="float">
            <text:p>0.05647176411794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[.A57]/[.H$2]" office:value-type="float" office:value="0.055472263868066" calcext:value-type="float">
            <text:p>0.055472263868066</text:p>
          </table:table-cell>
          <table:table-cell table:formula="of:=[.B57]/[.H$2]" office:value-type="float" office:value="0.056471764117941" calcext:value-type="float">
            <text:p>0.056471764117941</text:p>
          </table:table-cell>
          <table:table-cell table:formula="of:=[.C57]/[.H$2]" office:value-type="float" office:value="0.0574712643678161" calcext:value-type="float">
            <text:p>0.05747126436781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formula="of:=[.A58]/[.H$2]" office:value-type="float" office:value="0.056471764117941" calcext:value-type="float">
            <text:p>0.056471764117941</text:p>
          </table:table-cell>
          <table:table-cell table:formula="of:=[.B58]/[.H$2]" office:value-type="float" office:value="0.0574712643678161" calcext:value-type="float">
            <text:p>0.057471264367816</text:p>
          </table:table-cell>
          <table:table-cell table:formula="of:=[.C58]/[.H$2]" office:value-type="float" office:value="0.0584707646176912" calcext:value-type="float">
            <text:p>0.05847076461769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[.A59]/[.H$2]" office:value-type="float" office:value="0.0574712643678161" calcext:value-type="float">
            <text:p>0.057471264367816</text:p>
          </table:table-cell>
          <table:table-cell table:formula="of:=[.B59]/[.H$2]" office:value-type="float" office:value="0.0584707646176912" calcext:value-type="float">
            <text:p>0.058470764617691</text:p>
          </table:table-cell>
          <table:table-cell table:formula="of:=[.C59]/[.H$2]" office:value-type="float" office:value="0.0594702648675662" calcext:value-type="float">
            <text:p>0.05947026486756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[.A60]/[.H$2]" office:value-type="float" office:value="0.0584707646176912" calcext:value-type="float">
            <text:p>0.058470764617691</text:p>
          </table:table-cell>
          <table:table-cell table:formula="of:=[.B60]/[.H$2]" office:value-type="float" office:value="0.0594702648675662" calcext:value-type="float">
            <text:p>0.059470264867566</text:p>
          </table:table-cell>
          <table:table-cell table:formula="of:=[.C60]/[.H$2]" office:value-type="float" office:value="0.0604697651174413" calcext:value-type="float">
            <text:p>0.0604697651174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[.A61]/[.H$2]" office:value-type="float" office:value="0.0594702648675662" calcext:value-type="float">
            <text:p>0.059470264867566</text:p>
          </table:table-cell>
          <table:table-cell table:formula="of:=[.B61]/[.H$2]" office:value-type="float" office:value="0.0604697651174413" calcext:value-type="float">
            <text:p>0.060469765117441</text:p>
          </table:table-cell>
          <table:table-cell table:formula="of:=[.C61]/[.H$2]" office:value-type="float" office:value="0.0614692653673163" calcext:value-type="float">
            <text:p>0.06146926536731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formula="of:=[.A62]/[.H$2]" office:value-type="float" office:value="0.0604697651174413" calcext:value-type="float">
            <text:p>0.060469765117441</text:p>
          </table:table-cell>
          <table:table-cell table:formula="of:=[.B62]/[.H$2]" office:value-type="float" office:value="0.0614692653673163" calcext:value-type="float">
            <text:p>0.061469265367316</text:p>
          </table:table-cell>
          <table:table-cell table:formula="of:=[.C62]/[.H$2]" office:value-type="float" office:value="0.0624687656171914" calcext:value-type="float">
            <text:p>0.06246876561719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formula="of:=[.A63]/[.H$2]" office:value-type="float" office:value="0.0614692653673163" calcext:value-type="float">
            <text:p>0.061469265367316</text:p>
          </table:table-cell>
          <table:table-cell table:formula="of:=[.B63]/[.H$2]" office:value-type="float" office:value="0.0624687656171914" calcext:value-type="float">
            <text:p>0.062468765617191</text:p>
          </table:table-cell>
          <table:table-cell table:formula="of:=[.C63]/[.H$2]" office:value-type="float" office:value="0.0634682658670665" calcext:value-type="float">
            <text:p>0.0634682658670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formula="of:=[.A64]/[.H$2]" office:value-type="float" office:value="0.0624687656171914" calcext:value-type="float">
            <text:p>0.062468765617191</text:p>
          </table:table-cell>
          <table:table-cell table:formula="of:=[.B64]/[.H$2]" office:value-type="float" office:value="0.0634682658670665" calcext:value-type="float">
            <text:p>0.063468265867067</text:p>
          </table:table-cell>
          <table:table-cell table:formula="of:=[.C64]/[.H$2]" office:value-type="float" office:value="0.0644677661169415" calcext:value-type="float">
            <text:p>0.06446776611694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formula="of:=[.A65]/[.H$2]" office:value-type="float" office:value="0.0634682658670665" calcext:value-type="float">
            <text:p>0.063468265867067</text:p>
          </table:table-cell>
          <table:table-cell table:formula="of:=[.B65]/[.H$2]" office:value-type="float" office:value="0.0644677661169415" calcext:value-type="float">
            <text:p>0.064467766116942</text:p>
          </table:table-cell>
          <table:table-cell table:formula="of:=[.C65]/[.H$2]" office:value-type="float" office:value="0.0654672663668166" calcext:value-type="float">
            <text:p>0.06546726636681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formula="of:=[.A66]/[.H$2]" office:value-type="float" office:value="0.0644677661169415" calcext:value-type="float">
            <text:p>0.064467766116942</text:p>
          </table:table-cell>
          <table:table-cell table:formula="of:=[.B66]/[.H$2]" office:value-type="float" office:value="0.0654672663668166" calcext:value-type="float">
            <text:p>0.065467266366817</text:p>
          </table:table-cell>
          <table:table-cell table:formula="of:=[.C66]/[.H$2]" office:value-type="float" office:value="0.0664667666166917" calcext:value-type="float">
            <text:p>0.0664667666166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formula="of:=[.A67]/[.H$2]" office:value-type="float" office:value="0.0654672663668166" calcext:value-type="float">
            <text:p>0.065467266366817</text:p>
          </table:table-cell>
          <table:table-cell table:formula="of:=[.B67]/[.H$2]" office:value-type="float" office:value="0.0664667666166917" calcext:value-type="float">
            <text:p>0.066466766616692</text:p>
          </table:table-cell>
          <table:table-cell table:formula="of:=[.C67]/[.H$2]" office:value-type="float" office:value="0.0674662668665667" calcext:value-type="float">
            <text:p>0.06746626686656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[.A68]/[.H$2]" office:value-type="float" office:value="0.0664667666166917" calcext:value-type="float">
            <text:p>0.066466766616692</text:p>
          </table:table-cell>
          <table:table-cell table:formula="of:=[.B68]/[.H$2]" office:value-type="float" office:value="0.0674662668665667" calcext:value-type="float">
            <text:p>0.067466266866567</text:p>
          </table:table-cell>
          <table:table-cell table:formula="of:=[.C68]/[.H$2]" office:value-type="float" office:value="0.0684657671164418" calcext:value-type="float">
            <text:p>0.06846576711644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formula="of:=[.A69]/[.H$2]" office:value-type="float" office:value="0.0674662668665667" calcext:value-type="float">
            <text:p>0.067466266866567</text:p>
          </table:table-cell>
          <table:table-cell table:formula="of:=[.B69]/[.H$2]" office:value-type="float" office:value="0.0684657671164418" calcext:value-type="float">
            <text:p>0.068465767116442</text:p>
          </table:table-cell>
          <table:table-cell table:formula="of:=[.C69]/[.H$2]" office:value-type="float" office:value="0.0694652673663168" calcext:value-type="float">
            <text:p>0.06946526736631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formula="of:=[.A70]/[.H$2]" office:value-type="float" office:value="0.0684657671164418" calcext:value-type="float">
            <text:p>0.068465767116442</text:p>
          </table:table-cell>
          <table:table-cell table:formula="of:=[.B70]/[.H$2]" office:value-type="float" office:value="0.0694652673663168" calcext:value-type="float">
            <text:p>0.069465267366317</text:p>
          </table:table-cell>
          <table:table-cell table:formula="of:=[.C70]/[.H$2]" office:value-type="float" office:value="0.0704647676161919" calcext:value-type="float">
            <text:p>0.07046476761619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formula="of:=[.A71]/[.H$2]" office:value-type="float" office:value="0.0694652673663168" calcext:value-type="float">
            <text:p>0.069465267366317</text:p>
          </table:table-cell>
          <table:table-cell table:formula="of:=[.B71]/[.H$2]" office:value-type="float" office:value="0.0704647676161919" calcext:value-type="float">
            <text:p>0.070464767616192</text:p>
          </table:table-cell>
          <table:table-cell table:formula="of:=[.C71]/[.H$2]" office:value-type="float" office:value="0.071464267866067" calcext:value-type="float">
            <text:p>0.07146426786606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formula="of:=[.A72]/[.H$2]" office:value-type="float" office:value="0.0704647676161919" calcext:value-type="float">
            <text:p>0.070464767616192</text:p>
          </table:table-cell>
          <table:table-cell table:formula="of:=[.B72]/[.H$2]" office:value-type="float" office:value="0.071464267866067" calcext:value-type="float">
            <text:p>0.071464267866067</text:p>
          </table:table-cell>
          <table:table-cell table:formula="of:=[.C72]/[.H$2]" office:value-type="float" office:value="0.072463768115942" calcext:value-type="float">
            <text:p>0.0724637681159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formula="of:=[.A73]/[.H$2]" office:value-type="float" office:value="0.071464267866067" calcext:value-type="float">
            <text:p>0.071464267866067</text:p>
          </table:table-cell>
          <table:table-cell table:formula="of:=[.B73]/[.H$2]" office:value-type="float" office:value="0.072463768115942" calcext:value-type="float">
            <text:p>0.072463768115942</text:p>
          </table:table-cell>
          <table:table-cell table:formula="of:=[.C73]/[.H$2]" office:value-type="float" office:value="0.0734632683658171" calcext:value-type="float">
            <text:p>0.07346326836581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formula="of:=[.A74]/[.H$2]" office:value-type="float" office:value="0.072463768115942" calcext:value-type="float">
            <text:p>0.072463768115942</text:p>
          </table:table-cell>
          <table:table-cell table:formula="of:=[.B74]/[.H$2]" office:value-type="float" office:value="0.0734632683658171" calcext:value-type="float">
            <text:p>0.073463268365817</text:p>
          </table:table-cell>
          <table:table-cell table:formula="of:=[.C74]/[.H$2]" office:value-type="float" office:value="0.0744627686156921" calcext:value-type="float">
            <text:p>0.07446276861569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formula="of:=[.A75]/[.H$2]" office:value-type="float" office:value="0.0734632683658171" calcext:value-type="float">
            <text:p>0.073463268365817</text:p>
          </table:table-cell>
          <table:table-cell table:formula="of:=[.B75]/[.H$2]" office:value-type="float" office:value="0.0744627686156921" calcext:value-type="float">
            <text:p>0.074462768615692</text:p>
          </table:table-cell>
          <table:table-cell table:formula="of:=[.C75]/[.H$2]" office:value-type="float" office:value="0.0754622688655672" calcext:value-type="float">
            <text:p>0.0754622688655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A76]/[.H$2]" office:value-type="float" office:value="0.0744627686156921" calcext:value-type="float">
            <text:p>0.074462768615692</text:p>
          </table:table-cell>
          <table:table-cell table:formula="of:=[.B76]/[.H$2]" office:value-type="float" office:value="0.0754622688655672" calcext:value-type="float">
            <text:p>0.075462268865567</text:p>
          </table:table-cell>
          <table:table-cell table:formula="of:=[.C76]/[.H$2]" office:value-type="float" office:value="0.0764617691154423" calcext:value-type="float">
            <text:p>0.0764617691154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[.A77]/[.H$2]" office:value-type="float" office:value="0.0754622688655672" calcext:value-type="float">
            <text:p>0.075462268865567</text:p>
          </table:table-cell>
          <table:table-cell table:formula="of:=[.B77]/[.H$2]" office:value-type="float" office:value="0.0764617691154423" calcext:value-type="float">
            <text:p>0.076461769115442</text:p>
          </table:table-cell>
          <table:table-cell table:formula="of:=[.C77]/[.H$2]" office:value-type="float" office:value="0.0774612693653173" calcext:value-type="float">
            <text:p>0.07746126936531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formula="of:=[.A78]/[.H$2]" office:value-type="float" office:value="0.0764617691154423" calcext:value-type="float">
            <text:p>0.076461769115442</text:p>
          </table:table-cell>
          <table:table-cell table:formula="of:=[.B78]/[.H$2]" office:value-type="float" office:value="0.0774612693653173" calcext:value-type="float">
            <text:p>0.077461269365317</text:p>
          </table:table-cell>
          <table:table-cell table:formula="of:=[.C78]/[.H$2]" office:value-type="float" office:value="0.0784607696151924" calcext:value-type="float">
            <text:p>0.07846076961519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formula="of:=[.A79]/[.H$2]" office:value-type="float" office:value="0.0774612693653173" calcext:value-type="float">
            <text:p>0.077461269365317</text:p>
          </table:table-cell>
          <table:table-cell table:formula="of:=[.B79]/[.H$2]" office:value-type="float" office:value="0.0784607696151924" calcext:value-type="float">
            <text:p>0.078460769615192</text:p>
          </table:table-cell>
          <table:table-cell table:formula="of:=[.C79]/[.H$2]" office:value-type="float" office:value="0.0794602698650675" calcext:value-type="float">
            <text:p>0.07946026986506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formula="of:=[.A80]/[.H$2]" office:value-type="float" office:value="0.0784607696151924" calcext:value-type="float">
            <text:p>0.078460769615192</text:p>
          </table:table-cell>
          <table:table-cell table:formula="of:=[.B80]/[.H$2]" office:value-type="float" office:value="0.0794602698650675" calcext:value-type="float">
            <text:p>0.079460269865068</text:p>
          </table:table-cell>
          <table:table-cell table:formula="of:=[.C80]/[.H$2]" office:value-type="float" office:value="0.0804597701149425" calcext:value-type="float">
            <text:p>0.0804597701149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formula="of:=[.A81]/[.H$2]" office:value-type="float" office:value="0.0794602698650675" calcext:value-type="float">
            <text:p>0.079460269865068</text:p>
          </table:table-cell>
          <table:table-cell table:formula="of:=[.B81]/[.H$2]" office:value-type="float" office:value="0.0804597701149425" calcext:value-type="float">
            <text:p>0.080459770114943</text:p>
          </table:table-cell>
          <table:table-cell table:formula="of:=[.C81]/[.H$2]" office:value-type="float" office:value="0.0814592703648176" calcext:value-type="float">
            <text:p>0.0814592703648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formula="of:=[.A82]/[.H$2]" office:value-type="float" office:value="0.0804597701149425" calcext:value-type="float">
            <text:p>0.080459770114943</text:p>
          </table:table-cell>
          <table:table-cell table:formula="of:=[.B82]/[.H$2]" office:value-type="float" office:value="0.0814592703648176" calcext:value-type="float">
            <text:p>0.081459270364818</text:p>
          </table:table-cell>
          <table:table-cell table:formula="of:=[.C82]/[.H$2]" office:value-type="float" office:value="0.0824587706146927" calcext:value-type="float">
            <text:p>0.08245877061469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formula="of:=[.A83]/[.H$2]" office:value-type="float" office:value="0.0814592703648176" calcext:value-type="float">
            <text:p>0.081459270364818</text:p>
          </table:table-cell>
          <table:table-cell table:formula="of:=[.B83]/[.H$2]" office:value-type="float" office:value="0.0824587706146927" calcext:value-type="float">
            <text:p>0.082458770614693</text:p>
          </table:table-cell>
          <table:table-cell table:formula="of:=[.C83]/[.H$2]" office:value-type="float" office:value="0.0834582708645677" calcext:value-type="float">
            <text:p>0.0834582708645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formula="of:=[.A84]/[.H$2]" office:value-type="float" office:value="0.0824587706146927" calcext:value-type="float">
            <text:p>0.082458770614693</text:p>
          </table:table-cell>
          <table:table-cell table:formula="of:=[.B84]/[.H$2]" office:value-type="float" office:value="0.0834582708645677" calcext:value-type="float">
            <text:p>0.083458270864568</text:p>
          </table:table-cell>
          <table:table-cell table:formula="of:=[.C84]/[.H$2]" office:value-type="float" office:value="0.0844577711144428" calcext:value-type="float">
            <text:p>0.0844577711144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formula="of:=[.A85]/[.H$2]" office:value-type="float" office:value="0.0834582708645677" calcext:value-type="float">
            <text:p>0.083458270864568</text:p>
          </table:table-cell>
          <table:table-cell table:formula="of:=[.B85]/[.H$2]" office:value-type="float" office:value="0.0844577711144428" calcext:value-type="float">
            <text:p>0.084457771114443</text:p>
          </table:table-cell>
          <table:table-cell table:formula="of:=[.C85]/[.H$2]" office:value-type="float" office:value="0.0854572713643178" calcext:value-type="float">
            <text:p>0.08545727136431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formula="of:=[.A86]/[.H$2]" office:value-type="float" office:value="0.0844577711144428" calcext:value-type="float">
            <text:p>0.084457771114443</text:p>
          </table:table-cell>
          <table:table-cell table:formula="of:=[.B86]/[.H$2]" office:value-type="float" office:value="0.0854572713643178" calcext:value-type="float">
            <text:p>0.085457271364318</text:p>
          </table:table-cell>
          <table:table-cell table:formula="of:=[.C86]/[.H$2]" office:value-type="float" office:value="0.0864567716141929" calcext:value-type="float">
            <text:p>0.08645677161419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formula="of:=[.A87]/[.H$2]" office:value-type="float" office:value="0.0854572713643178" calcext:value-type="float">
            <text:p>0.085457271364318</text:p>
          </table:table-cell>
          <table:table-cell table:formula="of:=[.B87]/[.H$2]" office:value-type="float" office:value="0.0864567716141929" calcext:value-type="float">
            <text:p>0.086456771614193</text:p>
          </table:table-cell>
          <table:table-cell table:formula="of:=[.C87]/[.H$2]" office:value-type="float" office:value="0.087456271864068" calcext:value-type="float">
            <text:p>0.08745627186406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formula="of:=[.A88]/[.H$2]" office:value-type="float" office:value="0.0864567716141929" calcext:value-type="float">
            <text:p>0.086456771614193</text:p>
          </table:table-cell>
          <table:table-cell table:formula="of:=[.B88]/[.H$2]" office:value-type="float" office:value="0.087456271864068" calcext:value-type="float">
            <text:p>0.087456271864068</text:p>
          </table:table-cell>
          <table:table-cell table:formula="of:=[.C88]/[.H$2]" office:value-type="float" office:value="0.088455772113943" calcext:value-type="float">
            <text:p>0.08845577211394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formula="of:=[.A89]/[.H$2]" office:value-type="float" office:value="0.087456271864068" calcext:value-type="float">
            <text:p>0.087456271864068</text:p>
          </table:table-cell>
          <table:table-cell table:formula="of:=[.B89]/[.H$2]" office:value-type="float" office:value="0.088455772113943" calcext:value-type="float">
            <text:p>0.088455772113943</text:p>
          </table:table-cell>
          <table:table-cell table:formula="of:=[.C89]/[.H$2]" office:value-type="float" office:value="0.0894552723638181" calcext:value-type="float">
            <text:p>0.08945527236381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[.A90]/[.H$2]" office:value-type="float" office:value="0.088455772113943" calcext:value-type="float">
            <text:p>0.088455772113943</text:p>
          </table:table-cell>
          <table:table-cell table:formula="of:=[.B90]/[.H$2]" office:value-type="float" office:value="0.0894552723638181" calcext:value-type="float">
            <text:p>0.089455272363818</text:p>
          </table:table-cell>
          <table:table-cell table:formula="of:=[.C90]/[.H$2]" office:value-type="float" office:value="0.0904547726136932" calcext:value-type="float">
            <text:p>0.09045477261369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table:formula="of:=[.A91]/[.H$2]" office:value-type="float" office:value="0.0894552723638181" calcext:value-type="float">
            <text:p>0.089455272363818</text:p>
          </table:table-cell>
          <table:table-cell table:formula="of:=[.B91]/[.H$2]" office:value-type="float" office:value="0.0904547726136932" calcext:value-type="float">
            <text:p>0.090454772613693</text:p>
          </table:table-cell>
          <table:table-cell table:formula="of:=[.C91]/[.H$2]" office:value-type="float" office:value="0.0914542728635682" calcext:value-type="float">
            <text:p>0.09145427286356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formula="of:=[.A92]/[.H$2]" office:value-type="float" office:value="0.0904547726136932" calcext:value-type="float">
            <text:p>0.090454772613693</text:p>
          </table:table-cell>
          <table:table-cell table:formula="of:=[.B92]/[.H$2]" office:value-type="float" office:value="0.0914542728635682" calcext:value-type="float">
            <text:p>0.091454272863568</text:p>
          </table:table-cell>
          <table:table-cell table:formula="of:=[.C92]/[.H$2]" office:value-type="float" office:value="0.0924537731134433" calcext:value-type="float">
            <text:p>0.09245377311344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formula="of:=[.A93]/[.H$2]" office:value-type="float" office:value="0.0914542728635682" calcext:value-type="float">
            <text:p>0.091454272863568</text:p>
          </table:table-cell>
          <table:table-cell table:formula="of:=[.B93]/[.H$2]" office:value-type="float" office:value="0.0924537731134433" calcext:value-type="float">
            <text:p>0.092453773113443</text:p>
          </table:table-cell>
          <table:table-cell table:formula="of:=[.C93]/[.H$2]" office:value-type="float" office:value="0.0934532733633183" calcext:value-type="float">
            <text:p>0.09345327336331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formula="of:=[.A94]/[.H$2]" office:value-type="float" office:value="0.0924537731134433" calcext:value-type="float">
            <text:p>0.092453773113443</text:p>
          </table:table-cell>
          <table:table-cell table:formula="of:=[.B94]/[.H$2]" office:value-type="float" office:value="0.0934532733633183" calcext:value-type="float">
            <text:p>0.093453273363318</text:p>
          </table:table-cell>
          <table:table-cell table:formula="of:=[.C94]/[.H$2]" office:value-type="float" office:value="0.0944527736131934" calcext:value-type="float">
            <text:p>0.09445277361319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formula="of:=[.A95]/[.H$2]" office:value-type="float" office:value="0.0934532733633183" calcext:value-type="float">
            <text:p>0.093453273363318</text:p>
          </table:table-cell>
          <table:table-cell table:formula="of:=[.B95]/[.H$2]" office:value-type="float" office:value="0.0944527736131934" calcext:value-type="float">
            <text:p>0.094452773613193</text:p>
          </table:table-cell>
          <table:table-cell table:formula="of:=[.C95]/[.H$2]" office:value-type="float" office:value="0.0954522738630685" calcext:value-type="float">
            <text:p>0.09545227386306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formula="of:=[.A96]/[.H$2]" office:value-type="float" office:value="0.0944527736131934" calcext:value-type="float">
            <text:p>0.094452773613193</text:p>
          </table:table-cell>
          <table:table-cell table:formula="of:=[.B96]/[.H$2]" office:value-type="float" office:value="0.0954522738630685" calcext:value-type="float">
            <text:p>0.095452273863069</text:p>
          </table:table-cell>
          <table:table-cell table:formula="of:=[.C96]/[.H$2]" office:value-type="float" office:value="0.0964517741129435" calcext:value-type="float">
            <text:p>0.09645177411294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[.A97]/[.H$2]" office:value-type="float" office:value="0.0954522738630685" calcext:value-type="float">
            <text:p>0.095452273863069</text:p>
          </table:table-cell>
          <table:table-cell table:formula="of:=[.B97]/[.H$2]" office:value-type="float" office:value="0.0964517741129435" calcext:value-type="float">
            <text:p>0.096451774112944</text:p>
          </table:table-cell>
          <table:table-cell table:formula="of:=[.C97]/[.H$2]" office:value-type="float" office:value="0.0974512743628186" calcext:value-type="float">
            <text:p>0.09745127436281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formula="of:=[.A98]/[.H$2]" office:value-type="float" office:value="0.0964517741129435" calcext:value-type="float">
            <text:p>0.096451774112944</text:p>
          </table:table-cell>
          <table:table-cell table:formula="of:=[.B98]/[.H$2]" office:value-type="float" office:value="0.0974512743628186" calcext:value-type="float">
            <text:p>0.097451274362819</text:p>
          </table:table-cell>
          <table:table-cell table:formula="of:=[.C98]/[.H$2]" office:value-type="float" office:value="0.0984507746126937" calcext:value-type="float">
            <text:p>0.0984507746126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formula="of:=[.A99]/[.H$2]" office:value-type="float" office:value="0.0974512743628186" calcext:value-type="float">
            <text:p>0.097451274362819</text:p>
          </table:table-cell>
          <table:table-cell table:formula="of:=[.B99]/[.H$2]" office:value-type="float" office:value="0.0984507746126937" calcext:value-type="float">
            <text:p>0.098450774612694</text:p>
          </table:table-cell>
          <table:table-cell table:formula="of:=[.C99]/[.H$2]" office:value-type="float" office:value="0.0994502748625687" calcext:value-type="float">
            <text:p>0.09945027486256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formula="of:=[.A100]/[.H$2]" office:value-type="float" office:value="0.0984507746126937" calcext:value-type="float">
            <text:p>0.098450774612694</text:p>
          </table:table-cell>
          <table:table-cell table:formula="of:=[.B100]/[.H$2]" office:value-type="float" office:value="0.0994502748625687" calcext:value-type="float">
            <text:p>0.099450274862569</text:p>
          </table:table-cell>
          <table:table-cell table:formula="of:=[.C100]/[.H$2]" office:value-type="float" office:value="0.100449775112444" calcext:value-type="float">
            <text:p>0.10044977511244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formula="of:=[.A101]/[.H$2]" office:value-type="float" office:value="0.0994502748625687" calcext:value-type="float">
            <text:p>0.099450274862569</text:p>
          </table:table-cell>
          <table:table-cell table:formula="of:=[.B101]/[.H$2]" office:value-type="float" office:value="0.100449775112444" calcext:value-type="float">
            <text:p>0.100449775112444</text:p>
          </table:table-cell>
          <table:table-cell table:formula="of:=[.C101]/[.H$2]" office:value-type="float" office:value="0.101449275362319" calcext:value-type="float">
            <text:p>0.10144927536231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formula="of:=[.A102]/[.H$2]" office:value-type="float" office:value="0.100449775112444" calcext:value-type="float">
            <text:p>0.100449775112444</text:p>
          </table:table-cell>
          <table:table-cell table:formula="of:=[.B102]/[.H$2]" office:value-type="float" office:value="0.101449275362319" calcext:value-type="float">
            <text:p>0.101449275362319</text:p>
          </table:table-cell>
          <table:table-cell table:formula="of:=[.C102]/[.H$2]" office:value-type="float" office:value="0.102448775612194" calcext:value-type="float">
            <text:p>0.10244877561219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formula="of:=[.A103]/[.H$2]" office:value-type="float" office:value="0.101449275362319" calcext:value-type="float">
            <text:p>0.101449275362319</text:p>
          </table:table-cell>
          <table:table-cell table:formula="of:=[.B103]/[.H$2]" office:value-type="float" office:value="0.102448775612194" calcext:value-type="float">
            <text:p>0.102448775612194</text:p>
          </table:table-cell>
          <table:table-cell table:formula="of:=[.C103]/[.H$2]" office:value-type="float" office:value="0.103448275862069" calcext:value-type="float">
            <text:p>0.10344827586206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table:formula="of:=[.A104]/[.H$2]" office:value-type="float" office:value="0.102448775612194" calcext:value-type="float">
            <text:p>0.102448775612194</text:p>
          </table:table-cell>
          <table:table-cell table:formula="of:=[.B104]/[.H$2]" office:value-type="float" office:value="0.103448275862069" calcext:value-type="float">
            <text:p>0.103448275862069</text:p>
          </table:table-cell>
          <table:table-cell table:formula="of:=[.C104]/[.H$2]" office:value-type="float" office:value="0.104447776111944" calcext:value-type="float">
            <text:p>0.10444777611194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formula="of:=[.A105]/[.H$2]" office:value-type="float" office:value="0.103448275862069" calcext:value-type="float">
            <text:p>0.103448275862069</text:p>
          </table:table-cell>
          <table:table-cell table:formula="of:=[.B105]/[.H$2]" office:value-type="float" office:value="0.104447776111944" calcext:value-type="float">
            <text:p>0.104447776111944</text:p>
          </table:table-cell>
          <table:table-cell table:formula="of:=[.C105]/[.H$2]" office:value-type="float" office:value="0.105447276361819" calcext:value-type="float">
            <text:p>0.10544727636181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formula="of:=[.A106]/[.H$2]" office:value-type="float" office:value="0.104447776111944" calcext:value-type="float">
            <text:p>0.104447776111944</text:p>
          </table:table-cell>
          <table:table-cell table:formula="of:=[.B106]/[.H$2]" office:value-type="float" office:value="0.105447276361819" calcext:value-type="float">
            <text:p>0.105447276361819</text:p>
          </table:table-cell>
          <table:table-cell table:formula="of:=[.C106]/[.H$2]" office:value-type="float" office:value="0.106446776611694" calcext:value-type="float">
            <text:p>0.10644677661169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formula="of:=[.A107]/[.H$2]" office:value-type="float" office:value="0.105447276361819" calcext:value-type="float">
            <text:p>0.105447276361819</text:p>
          </table:table-cell>
          <table:table-cell table:formula="of:=[.B107]/[.H$2]" office:value-type="float" office:value="0.106446776611694" calcext:value-type="float">
            <text:p>0.106446776611694</text:p>
          </table:table-cell>
          <table:table-cell table:formula="of:=[.C107]/[.H$2]" office:value-type="float" office:value="0.107446276861569" calcext:value-type="float">
            <text:p>0.10744627686156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table:formula="of:=[.A108]/[.H$2]" office:value-type="float" office:value="0.106446776611694" calcext:value-type="float">
            <text:p>0.106446776611694</text:p>
          </table:table-cell>
          <table:table-cell table:formula="of:=[.B108]/[.H$2]" office:value-type="float" office:value="0.107446276861569" calcext:value-type="float">
            <text:p>0.107446276861569</text:p>
          </table:table-cell>
          <table:table-cell table:formula="of:=[.C108]/[.H$2]" office:value-type="float" office:value="0.108445777111444" calcext:value-type="float">
            <text:p>0.10844577711144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table:formula="of:=[.A109]/[.H$2]" office:value-type="float" office:value="0.107446276861569" calcext:value-type="float">
            <text:p>0.107446276861569</text:p>
          </table:table-cell>
          <table:table-cell table:formula="of:=[.B109]/[.H$2]" office:value-type="float" office:value="0.108445777111444" calcext:value-type="float">
            <text:p>0.108445777111444</text:p>
          </table:table-cell>
          <table:table-cell table:formula="of:=[.C109]/[.H$2]" office:value-type="float" office:value="0.109445277361319" calcext:value-type="float">
            <text:p>0.10944527736131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formula="of:=[.A110]/[.H$2]" office:value-type="float" office:value="0.108445777111444" calcext:value-type="float">
            <text:p>0.108445777111444</text:p>
          </table:table-cell>
          <table:table-cell table:formula="of:=[.B110]/[.H$2]" office:value-type="float" office:value="0.109445277361319" calcext:value-type="float">
            <text:p>0.109445277361319</text:p>
          </table:table-cell>
          <table:table-cell table:formula="of:=[.C110]/[.H$2]" office:value-type="float" office:value="0.110444777611194" calcext:value-type="float">
            <text:p>0.11044477761119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table:formula="of:=[.A111]/[.H$2]" office:value-type="float" office:value="0.109445277361319" calcext:value-type="float">
            <text:p>0.109445277361319</text:p>
          </table:table-cell>
          <table:table-cell table:formula="of:=[.B111]/[.H$2]" office:value-type="float" office:value="0.110444777611194" calcext:value-type="float">
            <text:p>0.110444777611194</text:p>
          </table:table-cell>
          <table:table-cell table:formula="of:=[.C111]/[.H$2]" office:value-type="float" office:value="0.111444277861069" calcext:value-type="float">
            <text:p>0.11144427786106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formula="of:=[.A112]/[.H$2]" office:value-type="float" office:value="0.110444777611194" calcext:value-type="float">
            <text:p>0.110444777611194</text:p>
          </table:table-cell>
          <table:table-cell table:formula="of:=[.B112]/[.H$2]" office:value-type="float" office:value="0.111444277861069" calcext:value-type="float">
            <text:p>0.111444277861069</text:p>
          </table:table-cell>
          <table:table-cell table:formula="of:=[.C112]/[.H$2]" office:value-type="float" office:value="0.112443778110945" calcext:value-type="float">
            <text:p>0.11244377811094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table:formula="of:=[.A113]/[.H$2]" office:value-type="float" office:value="0.111444277861069" calcext:value-type="float">
            <text:p>0.111444277861069</text:p>
          </table:table-cell>
          <table:table-cell table:formula="of:=[.B113]/[.H$2]" office:value-type="float" office:value="0.112443778110945" calcext:value-type="float">
            <text:p>0.112443778110945</text:p>
          </table:table-cell>
          <table:table-cell table:formula="of:=[.C113]/[.H$2]" office:value-type="float" office:value="0.11344327836082" calcext:value-type="float">
            <text:p>0.113443278360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table:formula="of:=[.A114]/[.H$2]" office:value-type="float" office:value="0.112443778110945" calcext:value-type="float">
            <text:p>0.112443778110945</text:p>
          </table:table-cell>
          <table:table-cell table:formula="of:=[.B114]/[.H$2]" office:value-type="float" office:value="0.11344327836082" calcext:value-type="float">
            <text:p>0.11344327836082</text:p>
          </table:table-cell>
          <table:table-cell table:formula="of:=[.C114]/[.H$2]" office:value-type="float" office:value="0.114442778610695" calcext:value-type="float">
            <text:p>0.11444277861069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table:formula="of:=[.A115]/[.H$2]" office:value-type="float" office:value="0.11344327836082" calcext:value-type="float">
            <text:p>0.11344327836082</text:p>
          </table:table-cell>
          <table:table-cell table:formula="of:=[.B115]/[.H$2]" office:value-type="float" office:value="0.114442778610695" calcext:value-type="float">
            <text:p>0.114442778610695</text:p>
          </table:table-cell>
          <table:table-cell table:formula="of:=[.C115]/[.H$2]" office:value-type="float" office:value="0.11544227886057" calcext:value-type="float">
            <text:p>0.1154422788605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table:formula="of:=[.A116]/[.H$2]" office:value-type="float" office:value="0.114442778610695" calcext:value-type="float">
            <text:p>0.114442778610695</text:p>
          </table:table-cell>
          <table:table-cell table:formula="of:=[.B116]/[.H$2]" office:value-type="float" office:value="0.11544227886057" calcext:value-type="float">
            <text:p>0.11544227886057</text:p>
          </table:table-cell>
          <table:table-cell table:formula="of:=[.C116]/[.H$2]" office:value-type="float" office:value="0.116441779110445" calcext:value-type="float">
            <text:p>0.1164417791104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table:formula="of:=[.A117]/[.H$2]" office:value-type="float" office:value="0.11544227886057" calcext:value-type="float">
            <text:p>0.11544227886057</text:p>
          </table:table-cell>
          <table:table-cell table:formula="of:=[.B117]/[.H$2]" office:value-type="float" office:value="0.116441779110445" calcext:value-type="float">
            <text:p>0.116441779110445</text:p>
          </table:table-cell>
          <table:table-cell table:formula="of:=[.C117]/[.H$2]" office:value-type="float" office:value="0.11744127936032" calcext:value-type="float">
            <text:p>0.117441279360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formula="of:=[.A118]/[.H$2]" office:value-type="float" office:value="0.116441779110445" calcext:value-type="float">
            <text:p>0.116441779110445</text:p>
          </table:table-cell>
          <table:table-cell table:formula="of:=[.B118]/[.H$2]" office:value-type="float" office:value="0.11744127936032" calcext:value-type="float">
            <text:p>0.11744127936032</text:p>
          </table:table-cell>
          <table:table-cell table:formula="of:=[.C118]/[.H$2]" office:value-type="float" office:value="0.118440779610195" calcext:value-type="float">
            <text:p>0.11844077961019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formula="of:=[.A119]/[.H$2]" office:value-type="float" office:value="0.11744127936032" calcext:value-type="float">
            <text:p>0.11744127936032</text:p>
          </table:table-cell>
          <table:table-cell table:formula="of:=[.B119]/[.H$2]" office:value-type="float" office:value="0.118440779610195" calcext:value-type="float">
            <text:p>0.118440779610195</text:p>
          </table:table-cell>
          <table:table-cell table:formula="of:=[.C119]/[.H$2]" office:value-type="float" office:value="0.11944027986007" calcext:value-type="float">
            <text:p>0.1194402798600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table:formula="of:=[.A120]/[.H$2]" office:value-type="float" office:value="0.118440779610195" calcext:value-type="float">
            <text:p>0.118440779610195</text:p>
          </table:table-cell>
          <table:table-cell table:formula="of:=[.B120]/[.H$2]" office:value-type="float" office:value="0.11944027986007" calcext:value-type="float">
            <text:p>0.11944027986007</text:p>
          </table:table-cell>
          <table:table-cell table:formula="of:=[.C120]/[.H$2]" office:value-type="float" office:value="0.120439780109945" calcext:value-type="float">
            <text:p>0.12043978010994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table:formula="of:=[.A121]/[.H$2]" office:value-type="float" office:value="0.11944027986007" calcext:value-type="float">
            <text:p>0.11944027986007</text:p>
          </table:table-cell>
          <table:table-cell table:formula="of:=[.B121]/[.H$2]" office:value-type="float" office:value="0.120439780109945" calcext:value-type="float">
            <text:p>0.120439780109945</text:p>
          </table:table-cell>
          <table:table-cell table:formula="of:=[.C121]/[.H$2]" office:value-type="float" office:value="0.12143928035982" calcext:value-type="float">
            <text:p>0.1214392803598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table:formula="of:=[.C121]+2" office:value-type="float" office:value="245" calcext:value-type="float">
            <text:p>245</text:p>
          </table:table-cell>
          <table:table-cell table:formula="of:=[.A122]/[.H$2]" office:value-type="float" office:value="0.120439780109945" calcext:value-type="float">
            <text:p>0.120439780109945</text:p>
          </table:table-cell>
          <table:table-cell table:formula="of:=[.B122]/[.H$2]" office:value-type="float" office:value="0.12143928035982" calcext:value-type="float">
            <text:p>0.12143928035982</text:p>
          </table:table-cell>
          <table:table-cell table:formula="of:=[.C122]/[.H$2]" office:value-type="float" office:value="0.122438780609695" calcext:value-type="float">
            <text:p>0.12243878060969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122]+2" office:value-type="float" office:value="245" calcext:value-type="float">
            <text:p>245</text:p>
          </table:table-cell>
          <table:table-cell table:formula="of:=[.C122]+2" office:value-type="float" office:value="247" calcext:value-type="float">
            <text:p>247</text:p>
          </table:table-cell>
          <table:table-cell table:formula="of:=[.A123]/[.H$2]" office:value-type="float" office:value="0.12143928035982" calcext:value-type="float">
            <text:p>0.12143928035982</text:p>
          </table:table-cell>
          <table:table-cell table:formula="of:=[.B123]/[.H$2]" office:value-type="float" office:value="0.122438780609695" calcext:value-type="float">
            <text:p>0.122438780609695</text:p>
          </table:table-cell>
          <table:table-cell table:formula="of:=[.C123]/[.H$2]" office:value-type="float" office:value="0.12343828085957" calcext:value-type="float">
            <text:p>0.12343828085957</text:p>
          </table:table-cell>
          <table:table-cell table:number-columns-repeated="2"/>
        </table:table-row>
        <table:table-row table:style-name="ro1">
          <table:table-cell table:formula="of:=[.A123]+2" office:value-type="float" office:value="245" calcext:value-type="float">
            <text:p>245</text:p>
          </table:table-cell>
          <table:table-cell table:formula="of:=[.B123]+2" office:value-type="float" office:value="247" calcext:value-type="float">
            <text:p>247</text:p>
          </table:table-cell>
          <table:table-cell table:formula="of:=[.C123]+2" office:value-type="float" office:value="249" calcext:value-type="float">
            <text:p>249</text:p>
          </table:table-cell>
          <table:table-cell table:formula="of:=[.A124]/[.H$2]" office:value-type="float" office:value="0.122438780609695" calcext:value-type="float">
            <text:p>0.122438780609695</text:p>
          </table:table-cell>
          <table:table-cell table:formula="of:=[.B124]/[.H$2]" office:value-type="float" office:value="0.12343828085957" calcext:value-type="float">
            <text:p>0.12343828085957</text:p>
          </table:table-cell>
          <table:table-cell table:formula="of:=[.C124]/[.H$2]" office:value-type="float" office:value="0.124437781109445" calcext:value-type="float">
            <text:p>0.124437781109445</text:p>
          </table:table-cell>
          <table:table-cell table:number-columns-repeated="2"/>
        </table:table-row>
        <table:table-row table:style-name="ro1">
          <table:table-cell table:formula="of:=[.A124]+2" office:value-type="float" office:value="247" calcext:value-type="float">
            <text:p>247</text:p>
          </table:table-cell>
          <table:table-cell table:formula="of:=[.B124]+2" office:value-type="float" office:value="249" calcext:value-type="float">
            <text:p>249</text:p>
          </table:table-cell>
          <table:table-cell table:formula="of:=[.C124]+2" office:value-type="float" office:value="251" calcext:value-type="float">
            <text:p>251</text:p>
          </table:table-cell>
          <table:table-cell table:formula="of:=[.A125]/[.H$2]" office:value-type="float" office:value="0.12343828085957" calcext:value-type="float">
            <text:p>0.12343828085957</text:p>
          </table:table-cell>
          <table:table-cell table:formula="of:=[.B125]/[.H$2]" office:value-type="float" office:value="0.124437781109445" calcext:value-type="float">
            <text:p>0.124437781109445</text:p>
          </table:table-cell>
          <table:table-cell table:formula="of:=[.C125]/[.H$2]" office:value-type="float" office:value="0.12543728135932" calcext:value-type="float">
            <text:p>0.12543728135932</text:p>
          </table:table-cell>
          <table:table-cell table:number-columns-repeated="2"/>
        </table:table-row>
        <table:table-row table:style-name="ro1">
          <table:table-cell table:formula="of:=[.A125]+2" office:value-type="float" office:value="249" calcext:value-type="float">
            <text:p>249</text:p>
          </table:table-cell>
          <table:table-cell table:formula="of:=[.B125]+2" office:value-type="float" office:value="251" calcext:value-type="float">
            <text:p>251</text:p>
          </table:table-cell>
          <table:table-cell table:formula="of:=[.C125]+2" office:value-type="float" office:value="253" calcext:value-type="float">
            <text:p>253</text:p>
          </table:table-cell>
          <table:table-cell table:formula="of:=[.A126]/[.H$2]" office:value-type="float" office:value="0.124437781109445" calcext:value-type="float">
            <text:p>0.124437781109445</text:p>
          </table:table-cell>
          <table:table-cell table:formula="of:=[.B126]/[.H$2]" office:value-type="float" office:value="0.12543728135932" calcext:value-type="float">
            <text:p>0.12543728135932</text:p>
          </table:table-cell>
          <table:table-cell table:formula="of:=[.C126]/[.H$2]" office:value-type="float" office:value="0.126436781609195" calcext:value-type="float">
            <text:p>0.126436781609195</text:p>
          </table:table-cell>
          <table:table-cell table:number-columns-repeated="2"/>
        </table:table-row>
        <table:table-row table:style-name="ro1">
          <table:table-cell table:formula="of:=[.A126]+2" office:value-type="float" office:value="251" calcext:value-type="float">
            <text:p>251</text:p>
          </table:table-cell>
          <table:table-cell table:formula="of:=[.B126]+2" office:value-type="float" office:value="253" calcext:value-type="float">
            <text:p>253</text:p>
          </table:table-cell>
          <table:table-cell table:formula="of:=[.C126]+2" office:value-type="float" office:value="255" calcext:value-type="float">
            <text:p>255</text:p>
          </table:table-cell>
          <table:table-cell table:formula="of:=[.A127]/[.H$2]" office:value-type="float" office:value="0.12543728135932" calcext:value-type="float">
            <text:p>0.12543728135932</text:p>
          </table:table-cell>
          <table:table-cell table:formula="of:=[.B127]/[.H$2]" office:value-type="float" office:value="0.126436781609195" calcext:value-type="float">
            <text:p>0.126436781609195</text:p>
          </table:table-cell>
          <table:table-cell table:formula="of:=[.C127]/[.H$2]" office:value-type="float" office:value="0.12743628185907" calcext:value-type="float">
            <text:p>0.12743628185907</text:p>
          </table:table-cell>
          <table:table-cell table:number-columns-repeated="2"/>
        </table:table-row>
        <table:table-row table:style-name="ro1">
          <table:table-cell table:formula="of:=[.A127]+2" office:value-type="float" office:value="253" calcext:value-type="float">
            <text:p>253</text:p>
          </table:table-cell>
          <table:table-cell table:formula="of:=[.B127]+2" office:value-type="float" office:value="255" calcext:value-type="float">
            <text:p>255</text:p>
          </table:table-cell>
          <table:table-cell table:formula="of:=[.C127]+2" office:value-type="float" office:value="257" calcext:value-type="float">
            <text:p>257</text:p>
          </table:table-cell>
          <table:table-cell table:formula="of:=[.A128]/[.H$2]" office:value-type="float" office:value="0.126436781609195" calcext:value-type="float">
            <text:p>0.126436781609195</text:p>
          </table:table-cell>
          <table:table-cell table:formula="of:=[.B128]/[.H$2]" office:value-type="float" office:value="0.12743628185907" calcext:value-type="float">
            <text:p>0.12743628185907</text:p>
          </table:table-cell>
          <table:table-cell table:formula="of:=[.C128]/[.H$2]" office:value-type="float" office:value="0.128435782108946" calcext:value-type="float">
            <text:p>0.128435782108946</text:p>
          </table:table-cell>
          <table:table-cell table:number-columns-repeated="2"/>
        </table:table-row>
        <table:table-row table:style-name="ro1">
          <table:table-cell table:formula="of:=[.A128]+2" office:value-type="float" office:value="255" calcext:value-type="float">
            <text:p>255</text:p>
          </table:table-cell>
          <table:table-cell table:formula="of:=[.B128]+2" office:value-type="float" office:value="257" calcext:value-type="float">
            <text:p>257</text:p>
          </table:table-cell>
          <table:table-cell table:formula="of:=[.C128]+2" office:value-type="float" office:value="259" calcext:value-type="float">
            <text:p>259</text:p>
          </table:table-cell>
          <table:table-cell table:formula="of:=[.A129]/[.H$2]" office:value-type="float" office:value="0.12743628185907" calcext:value-type="float">
            <text:p>0.12743628185907</text:p>
          </table:table-cell>
          <table:table-cell table:formula="of:=[.B129]/[.H$2]" office:value-type="float" office:value="0.128435782108946" calcext:value-type="float">
            <text:p>0.128435782108946</text:p>
          </table:table-cell>
          <table:table-cell table:formula="of:=[.C129]/[.H$2]" office:value-type="float" office:value="0.129435282358821" calcext:value-type="float">
            <text:p>0.129435282358821</text:p>
          </table:table-cell>
          <table:table-cell table:number-columns-repeated="2"/>
        </table:table-row>
        <table:table-row table:style-name="ro1">
          <table:table-cell table:formula="of:=[.A129]+2" office:value-type="float" office:value="257" calcext:value-type="float">
            <text:p>257</text:p>
          </table:table-cell>
          <table:table-cell table:formula="of:=[.B129]+2" office:value-type="float" office:value="259" calcext:value-type="float">
            <text:p>259</text:p>
          </table:table-cell>
          <table:table-cell table:formula="of:=[.C129]+2" office:value-type="float" office:value="261" calcext:value-type="float">
            <text:p>261</text:p>
          </table:table-cell>
          <table:table-cell table:formula="of:=[.A130]/[.H$2]" office:value-type="float" office:value="0.128435782108946" calcext:value-type="float">
            <text:p>0.128435782108946</text:p>
          </table:table-cell>
          <table:table-cell table:formula="of:=[.B130]/[.H$2]" office:value-type="float" office:value="0.129435282358821" calcext:value-type="float">
            <text:p>0.129435282358821</text:p>
          </table:table-cell>
          <table:table-cell table:formula="of:=[.C130]/[.H$2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table:formula="of:=[.A130]+2" office:value-type="float" office:value="259" calcext:value-type="float">
            <text:p>259</text:p>
          </table:table-cell>
          <table:table-cell table:formula="of:=[.B130]+2" office:value-type="float" office:value="261" calcext:value-type="float">
            <text:p>261</text:p>
          </table:table-cell>
          <table:table-cell table:formula="of:=[.C130]+2" office:value-type="float" office:value="263" calcext:value-type="float">
            <text:p>263</text:p>
          </table:table-cell>
          <table:table-cell table:formula="of:=[.A131]/[.H$2]" office:value-type="float" office:value="0.129435282358821" calcext:value-type="float">
            <text:p>0.129435282358821</text:p>
          </table:table-cell>
          <table:table-cell table:formula="of:=[.B131]/[.H$2]" office:value-type="float" office:value="0.130434782608696" calcext:value-type="float">
            <text:p>0.130434782608696</text:p>
          </table:table-cell>
          <table:table-cell table:formula="of:=[.C131]/[.H$2]" office:value-type="float" office:value="0.131434282858571" calcext:value-type="float">
            <text:p>0.131434282858571</text:p>
          </table:table-cell>
          <table:table-cell table:number-columns-repeated="2"/>
        </table:table-row>
        <table:table-row table:style-name="ro1">
          <table:table-cell table:formula="of:=[.A131]+2" office:value-type="float" office:value="261" calcext:value-type="float">
            <text:p>261</text:p>
          </table:table-cell>
          <table:table-cell table:formula="of:=[.B131]+2" office:value-type="float" office:value="263" calcext:value-type="float">
            <text:p>263</text:p>
          </table:table-cell>
          <table:table-cell table:formula="of:=[.C131]+2" office:value-type="float" office:value="265" calcext:value-type="float">
            <text:p>265</text:p>
          </table:table-cell>
          <table:table-cell table:formula="of:=[.A132]/[.H$2]" office:value-type="float" office:value="0.130434782608696" calcext:value-type="float">
            <text:p>0.130434782608696</text:p>
          </table:table-cell>
          <table:table-cell table:formula="of:=[.B132]/[.H$2]" office:value-type="float" office:value="0.131434282858571" calcext:value-type="float">
            <text:p>0.131434282858571</text:p>
          </table:table-cell>
          <table:table-cell table:formula="of:=[.C132]/[.H$2]" office:value-type="float" office:value="0.132433783108446" calcext:value-type="float">
            <text:p>0.132433783108446</text:p>
          </table:table-cell>
          <table:table-cell table:number-columns-repeated="2"/>
        </table:table-row>
        <table:table-row table:style-name="ro1">
          <table:table-cell table:formula="of:=[.A132]+2" office:value-type="float" office:value="263" calcext:value-type="float">
            <text:p>263</text:p>
          </table:table-cell>
          <table:table-cell table:formula="of:=[.B132]+2" office:value-type="float" office:value="265" calcext:value-type="float">
            <text:p>265</text:p>
          </table:table-cell>
          <table:table-cell table:formula="of:=[.C132]+2" office:value-type="float" office:value="267" calcext:value-type="float">
            <text:p>267</text:p>
          </table:table-cell>
          <table:table-cell table:formula="of:=[.A133]/[.H$2]" office:value-type="float" office:value="0.131434282858571" calcext:value-type="float">
            <text:p>0.131434282858571</text:p>
          </table:table-cell>
          <table:table-cell table:formula="of:=[.B133]/[.H$2]" office:value-type="float" office:value="0.132433783108446" calcext:value-type="float">
            <text:p>0.132433783108446</text:p>
          </table:table-cell>
          <table:table-cell table:formula="of:=[.C133]/[.H$2]" office:value-type="float" office:value="0.133433283358321" calcext:value-type="float">
            <text:p>0.133433283358321</text:p>
          </table:table-cell>
          <table:table-cell table:number-columns-repeated="2"/>
        </table:table-row>
        <table:table-row table:style-name="ro1">
          <table:table-cell table:formula="of:=[.A133]+2" office:value-type="float" office:value="265" calcext:value-type="float">
            <text:p>265</text:p>
          </table:table-cell>
          <table:table-cell table:formula="of:=[.B133]+2" office:value-type="float" office:value="267" calcext:value-type="float">
            <text:p>267</text:p>
          </table:table-cell>
          <table:table-cell table:formula="of:=[.C133]+2" office:value-type="float" office:value="269" calcext:value-type="float">
            <text:p>269</text:p>
          </table:table-cell>
          <table:table-cell table:formula="of:=[.A134]/[.H$2]" office:value-type="float" office:value="0.132433783108446" calcext:value-type="float">
            <text:p>0.132433783108446</text:p>
          </table:table-cell>
          <table:table-cell table:formula="of:=[.B134]/[.H$2]" office:value-type="float" office:value="0.133433283358321" calcext:value-type="float">
            <text:p>0.133433283358321</text:p>
          </table:table-cell>
          <table:table-cell table:formula="of:=[.C134]/[.H$2]" office:value-type="float" office:value="0.134432783608196" calcext:value-type="float">
            <text:p>0.134432783608196</text:p>
          </table:table-cell>
          <table:table-cell table:number-columns-repeated="2"/>
        </table:table-row>
        <table:table-row table:style-name="ro1">
          <table:table-cell table:formula="of:=[.A134]+2" office:value-type="float" office:value="267" calcext:value-type="float">
            <text:p>267</text:p>
          </table:table-cell>
          <table:table-cell table:formula="of:=[.B134]+2" office:value-type="float" office:value="269" calcext:value-type="float">
            <text:p>269</text:p>
          </table:table-cell>
          <table:table-cell table:formula="of:=[.C134]+2" office:value-type="float" office:value="271" calcext:value-type="float">
            <text:p>271</text:p>
          </table:table-cell>
          <table:table-cell table:formula="of:=[.A135]/[.H$2]" office:value-type="float" office:value="0.133433283358321" calcext:value-type="float">
            <text:p>0.133433283358321</text:p>
          </table:table-cell>
          <table:table-cell table:formula="of:=[.B135]/[.H$2]" office:value-type="float" office:value="0.134432783608196" calcext:value-type="float">
            <text:p>0.134432783608196</text:p>
          </table:table-cell>
          <table:table-cell table:formula="of:=[.C135]/[.H$2]" office:value-type="float" office:value="0.135432283858071" calcext:value-type="float">
            <text:p>0.135432283858071</text:p>
          </table:table-cell>
          <table:table-cell table:number-columns-repeated="2"/>
        </table:table-row>
        <table:table-row table:style-name="ro1">
          <table:table-cell table:formula="of:=[.A135]+2" office:value-type="float" office:value="269" calcext:value-type="float">
            <text:p>269</text:p>
          </table:table-cell>
          <table:table-cell table:formula="of:=[.B135]+2" office:value-type="float" office:value="271" calcext:value-type="float">
            <text:p>271</text:p>
          </table:table-cell>
          <table:table-cell table:formula="of:=[.C135]+2" office:value-type="float" office:value="273" calcext:value-type="float">
            <text:p>273</text:p>
          </table:table-cell>
          <table:table-cell table:formula="of:=[.A136]/[.H$2]" office:value-type="float" office:value="0.134432783608196" calcext:value-type="float">
            <text:p>0.134432783608196</text:p>
          </table:table-cell>
          <table:table-cell table:formula="of:=[.B136]/[.H$2]" office:value-type="float" office:value="0.135432283858071" calcext:value-type="float">
            <text:p>0.135432283858071</text:p>
          </table:table-cell>
          <table:table-cell table:formula="of:=[.C136]/[.H$2]" office:value-type="float" office:value="0.136431784107946" calcext:value-type="float">
            <text:p>0.136431784107946</text:p>
          </table:table-cell>
          <table:table-cell table:number-columns-repeated="2"/>
        </table:table-row>
        <table:table-row table:style-name="ro1">
          <table:table-cell table:formula="of:=[.A136]+2" office:value-type="float" office:value="271" calcext:value-type="float">
            <text:p>271</text:p>
          </table:table-cell>
          <table:table-cell table:formula="of:=[.B136]+2" office:value-type="float" office:value="273" calcext:value-type="float">
            <text:p>273</text:p>
          </table:table-cell>
          <table:table-cell table:formula="of:=[.C136]+2" office:value-type="float" office:value="275" calcext:value-type="float">
            <text:p>275</text:p>
          </table:table-cell>
          <table:table-cell table:formula="of:=[.A137]/[.H$2]" office:value-type="float" office:value="0.135432283858071" calcext:value-type="float">
            <text:p>0.135432283858071</text:p>
          </table:table-cell>
          <table:table-cell table:formula="of:=[.B137]/[.H$2]" office:value-type="float" office:value="0.136431784107946" calcext:value-type="float">
            <text:p>0.136431784107946</text:p>
          </table:table-cell>
          <table:table-cell table:formula="of:=[.C137]/[.H$2]" office:value-type="float" office:value="0.137431284357821" calcext:value-type="float">
            <text:p>0.137431284357821</text:p>
          </table:table-cell>
          <table:table-cell table:number-columns-repeated="2"/>
        </table:table-row>
        <table:table-row table:style-name="ro1">
          <table:table-cell table:formula="of:=[.A137]+2" office:value-type="float" office:value="273" calcext:value-type="float">
            <text:p>273</text:p>
          </table:table-cell>
          <table:table-cell table:formula="of:=[.B137]+2" office:value-type="float" office:value="275" calcext:value-type="float">
            <text:p>275</text:p>
          </table:table-cell>
          <table:table-cell table:formula="of:=[.C137]+2" office:value-type="float" office:value="277" calcext:value-type="float">
            <text:p>277</text:p>
          </table:table-cell>
          <table:table-cell table:formula="of:=[.A138]/[.H$2]" office:value-type="float" office:value="0.136431784107946" calcext:value-type="float">
            <text:p>0.136431784107946</text:p>
          </table:table-cell>
          <table:table-cell table:formula="of:=[.B138]/[.H$2]" office:value-type="float" office:value="0.137431284357821" calcext:value-type="float">
            <text:p>0.137431284357821</text:p>
          </table:table-cell>
          <table:table-cell table:formula="of:=[.C138]/[.H$2]" office:value-type="float" office:value="0.138430784607696" calcext:value-type="float">
            <text:p>0.138430784607696</text:p>
          </table:table-cell>
          <table:table-cell table:number-columns-repeated="2"/>
        </table:table-row>
        <table:table-row table:style-name="ro1">
          <table:table-cell table:formula="of:=[.A138]+2" office:value-type="float" office:value="275" calcext:value-type="float">
            <text:p>275</text:p>
          </table:table-cell>
          <table:table-cell table:formula="of:=[.B138]+2" office:value-type="float" office:value="277" calcext:value-type="float">
            <text:p>277</text:p>
          </table:table-cell>
          <table:table-cell table:formula="of:=[.C138]+2" office:value-type="float" office:value="279" calcext:value-type="float">
            <text:p>279</text:p>
          </table:table-cell>
          <table:table-cell table:formula="of:=[.A139]/[.H$2]" office:value-type="float" office:value="0.137431284357821" calcext:value-type="float">
            <text:p>0.137431284357821</text:p>
          </table:table-cell>
          <table:table-cell table:formula="of:=[.B139]/[.H$2]" office:value-type="float" office:value="0.138430784607696" calcext:value-type="float">
            <text:p>0.138430784607696</text:p>
          </table:table-cell>
          <table:table-cell table:formula="of:=[.C139]/[.H$2]" office:value-type="float" office:value="0.139430284857571" calcext:value-type="float">
            <text:p>0.139430284857571</text:p>
          </table:table-cell>
          <table:table-cell table:number-columns-repeated="2"/>
        </table:table-row>
        <table:table-row table:style-name="ro1">
          <table:table-cell table:formula="of:=[.A139]+2" office:value-type="float" office:value="277" calcext:value-type="float">
            <text:p>277</text:p>
          </table:table-cell>
          <table:table-cell table:formula="of:=[.B139]+2" office:value-type="float" office:value="279" calcext:value-type="float">
            <text:p>279</text:p>
          </table:table-cell>
          <table:table-cell table:formula="of:=[.C139]+2" office:value-type="float" office:value="281" calcext:value-type="float">
            <text:p>281</text:p>
          </table:table-cell>
          <table:table-cell table:formula="of:=[.A140]/[.H$2]" office:value-type="float" office:value="0.138430784607696" calcext:value-type="float">
            <text:p>0.138430784607696</text:p>
          </table:table-cell>
          <table:table-cell table:formula="of:=[.B140]/[.H$2]" office:value-type="float" office:value="0.139430284857571" calcext:value-type="float">
            <text:p>0.139430284857571</text:p>
          </table:table-cell>
          <table:table-cell table:formula="of:=[.C140]/[.H$2]" office:value-type="float" office:value="0.140429785107446" calcext:value-type="float">
            <text:p>0.140429785107446</text:p>
          </table:table-cell>
          <table:table-cell table:number-columns-repeated="2"/>
        </table:table-row>
        <table:table-row table:style-name="ro1">
          <table:table-cell table:formula="of:=[.A140]+2" office:value-type="float" office:value="279" calcext:value-type="float">
            <text:p>279</text:p>
          </table:table-cell>
          <table:table-cell table:formula="of:=[.B140]+2" office:value-type="float" office:value="281" calcext:value-type="float">
            <text:p>281</text:p>
          </table:table-cell>
          <table:table-cell table:formula="of:=[.C140]+2" office:value-type="float" office:value="283" calcext:value-type="float">
            <text:p>283</text:p>
          </table:table-cell>
          <table:table-cell table:formula="of:=[.A141]/[.H$2]" office:value-type="float" office:value="0.139430284857571" calcext:value-type="float">
            <text:p>0.139430284857571</text:p>
          </table:table-cell>
          <table:table-cell table:formula="of:=[.B141]/[.H$2]" office:value-type="float" office:value="0.140429785107446" calcext:value-type="float">
            <text:p>0.140429785107446</text:p>
          </table:table-cell>
          <table:table-cell table:formula="of:=[.C141]/[.H$2]" office:value-type="float" office:value="0.141429285357321" calcext:value-type="float">
            <text:p>0.141429285357321</text:p>
          </table:table-cell>
          <table:table-cell table:number-columns-repeated="2"/>
        </table:table-row>
        <table:table-row table:style-name="ro1">
          <table:table-cell table:formula="of:=[.A141]+2" office:value-type="float" office:value="281" calcext:value-type="float">
            <text:p>281</text:p>
          </table:table-cell>
          <table:table-cell table:formula="of:=[.B141]+2" office:value-type="float" office:value="283" calcext:value-type="float">
            <text:p>283</text:p>
          </table:table-cell>
          <table:table-cell table:formula="of:=[.C141]+2" office:value-type="float" office:value="285" calcext:value-type="float">
            <text:p>285</text:p>
          </table:table-cell>
          <table:table-cell table:formula="of:=[.A142]/[.H$2]" office:value-type="float" office:value="0.140429785107446" calcext:value-type="float">
            <text:p>0.140429785107446</text:p>
          </table:table-cell>
          <table:table-cell table:formula="of:=[.B142]/[.H$2]" office:value-type="float" office:value="0.141429285357321" calcext:value-type="float">
            <text:p>0.141429285357321</text:p>
          </table:table-cell>
          <table:table-cell table:formula="of:=[.C142]/[.H$2]" office:value-type="float" office:value="0.142428785607196" calcext:value-type="float">
            <text:p>0.142428785607196</text:p>
          </table:table-cell>
          <table:table-cell table:number-columns-repeated="2"/>
        </table:table-row>
        <table:table-row table:style-name="ro1">
          <table:table-cell table:formula="of:=[.A142]+2" office:value-type="float" office:value="283" calcext:value-type="float">
            <text:p>283</text:p>
          </table:table-cell>
          <table:table-cell table:formula="of:=[.B142]+2" office:value-type="float" office:value="285" calcext:value-type="float">
            <text:p>285</text:p>
          </table:table-cell>
          <table:table-cell table:formula="of:=[.C142]+2" office:value-type="float" office:value="287" calcext:value-type="float">
            <text:p>287</text:p>
          </table:table-cell>
          <table:table-cell table:formula="of:=[.A143]/[.H$2]" office:value-type="float" office:value="0.141429285357321" calcext:value-type="float">
            <text:p>0.141429285357321</text:p>
          </table:table-cell>
          <table:table-cell table:formula="of:=[.B143]/[.H$2]" office:value-type="float" office:value="0.142428785607196" calcext:value-type="float">
            <text:p>0.142428785607196</text:p>
          </table:table-cell>
          <table:table-cell table:formula="of:=[.C143]/[.H$2]" office:value-type="float" office:value="0.143428285857071" calcext:value-type="float">
            <text:p>0.143428285857071</text:p>
          </table:table-cell>
          <table:table-cell table:number-columns-repeated="2"/>
        </table:table-row>
        <table:table-row table:style-name="ro1">
          <table:table-cell table:formula="of:=[.A143]+2" office:value-type="float" office:value="285" calcext:value-type="float">
            <text:p>285</text:p>
          </table:table-cell>
          <table:table-cell table:formula="of:=[.B143]+2" office:value-type="float" office:value="287" calcext:value-type="float">
            <text:p>287</text:p>
          </table:table-cell>
          <table:table-cell table:formula="of:=[.C143]+2" office:value-type="float" office:value="289" calcext:value-type="float">
            <text:p>289</text:p>
          </table:table-cell>
          <table:table-cell table:formula="of:=[.A144]/[.H$2]" office:value-type="float" office:value="0.142428785607196" calcext:value-type="float">
            <text:p>0.142428785607196</text:p>
          </table:table-cell>
          <table:table-cell table:formula="of:=[.B144]/[.H$2]" office:value-type="float" office:value="0.143428285857071" calcext:value-type="float">
            <text:p>0.143428285857071</text:p>
          </table:table-cell>
          <table:table-cell table:formula="of:=[.C144]/[.H$2]" office:value-type="float" office:value="0.144427786106947" calcext:value-type="float">
            <text:p>0.144427786106947</text:p>
          </table:table-cell>
          <table:table-cell table:number-columns-repeated="2"/>
        </table:table-row>
        <table:table-row table:style-name="ro1">
          <table:table-cell table:formula="of:=[.A144]+2" office:value-type="float" office:value="287" calcext:value-type="float">
            <text:p>287</text:p>
          </table:table-cell>
          <table:table-cell table:formula="of:=[.B144]+2" office:value-type="float" office:value="289" calcext:value-type="float">
            <text:p>289</text:p>
          </table:table-cell>
          <table:table-cell table:formula="of:=[.C144]+2" office:value-type="float" office:value="291" calcext:value-type="float">
            <text:p>291</text:p>
          </table:table-cell>
          <table:table-cell table:formula="of:=[.A145]/[.H$2]" office:value-type="float" office:value="0.143428285857071" calcext:value-type="float">
            <text:p>0.143428285857071</text:p>
          </table:table-cell>
          <table:table-cell table:formula="of:=[.B145]/[.H$2]" office:value-type="float" office:value="0.144427786106947" calcext:value-type="float">
            <text:p>0.144427786106947</text:p>
          </table:table-cell>
          <table:table-cell table:formula="of:=[.C145]/[.H$2]" office:value-type="float" office:value="0.145427286356822" calcext:value-type="float">
            <text:p>0.145427286356822</text:p>
          </table:table-cell>
          <table:table-cell table:number-columns-repeated="2"/>
        </table:table-row>
        <table:table-row table:style-name="ro1">
          <table:table-cell table:formula="of:=[.A145]+2" office:value-type="float" office:value="289" calcext:value-type="float">
            <text:p>289</text:p>
          </table:table-cell>
          <table:table-cell table:formula="of:=[.B145]+2" office:value-type="float" office:value="291" calcext:value-type="float">
            <text:p>291</text:p>
          </table:table-cell>
          <table:table-cell table:formula="of:=[.C145]+2" office:value-type="float" office:value="293" calcext:value-type="float">
            <text:p>293</text:p>
          </table:table-cell>
          <table:table-cell table:formula="of:=[.A146]/[.H$2]" office:value-type="float" office:value="0.144427786106947" calcext:value-type="float">
            <text:p>0.144427786106947</text:p>
          </table:table-cell>
          <table:table-cell table:formula="of:=[.B146]/[.H$2]" office:value-type="float" office:value="0.145427286356822" calcext:value-type="float">
            <text:p>0.145427286356822</text:p>
          </table:table-cell>
          <table:table-cell table:formula="of:=[.C146]/[.H$2]" office:value-type="float" office:value="0.146426786606697" calcext:value-type="float">
            <text:p>0.146426786606697</text:p>
          </table:table-cell>
          <table:table-cell table:number-columns-repeated="2"/>
        </table:table-row>
        <table:table-row table:style-name="ro1">
          <table:table-cell table:formula="of:=[.A146]+2" office:value-type="float" office:value="291" calcext:value-type="float">
            <text:p>291</text:p>
          </table:table-cell>
          <table:table-cell table:formula="of:=[.B146]+2" office:value-type="float" office:value="293" calcext:value-type="float">
            <text:p>293</text:p>
          </table:table-cell>
          <table:table-cell table:formula="of:=[.C146]+2" office:value-type="float" office:value="295" calcext:value-type="float">
            <text:p>295</text:p>
          </table:table-cell>
          <table:table-cell table:formula="of:=[.A147]/[.H$2]" office:value-type="float" office:value="0.145427286356822" calcext:value-type="float">
            <text:p>0.145427286356822</text:p>
          </table:table-cell>
          <table:table-cell table:formula="of:=[.B147]/[.H$2]" office:value-type="float" office:value="0.146426786606697" calcext:value-type="float">
            <text:p>0.146426786606697</text:p>
          </table:table-cell>
          <table:table-cell table:formula="of:=[.C147]/[.H$2]" office:value-type="float" office:value="0.147426286856572" calcext:value-type="float">
            <text:p>0.147426286856572</text:p>
          </table:table-cell>
          <table:table-cell table:number-columns-repeated="2"/>
        </table:table-row>
        <table:table-row table:style-name="ro1">
          <table:table-cell table:formula="of:=[.A147]+2" office:value-type="float" office:value="293" calcext:value-type="float">
            <text:p>293</text:p>
          </table:table-cell>
          <table:table-cell table:formula="of:=[.B147]+2" office:value-type="float" office:value="295" calcext:value-type="float">
            <text:p>295</text:p>
          </table:table-cell>
          <table:table-cell table:formula="of:=[.C147]+2" office:value-type="float" office:value="297" calcext:value-type="float">
            <text:p>297</text:p>
          </table:table-cell>
          <table:table-cell table:formula="of:=[.A148]/[.H$2]" office:value-type="float" office:value="0.146426786606697" calcext:value-type="float">
            <text:p>0.146426786606697</text:p>
          </table:table-cell>
          <table:table-cell table:formula="of:=[.B148]/[.H$2]" office:value-type="float" office:value="0.147426286856572" calcext:value-type="float">
            <text:p>0.147426286856572</text:p>
          </table:table-cell>
          <table:table-cell table:formula="of:=[.C148]/[.H$2]" office:value-type="float" office:value="0.148425787106447" calcext:value-type="float">
            <text:p>0.148425787106447</text:p>
          </table:table-cell>
          <table:table-cell table:number-columns-repeated="2"/>
        </table:table-row>
        <table:table-row table:style-name="ro1">
          <table:table-cell table:formula="of:=[.A148]+2" office:value-type="float" office:value="295" calcext:value-type="float">
            <text:p>295</text:p>
          </table:table-cell>
          <table:table-cell table:formula="of:=[.B148]+2" office:value-type="float" office:value="297" calcext:value-type="float">
            <text:p>297</text:p>
          </table:table-cell>
          <table:table-cell table:formula="of:=[.C148]+2" office:value-type="float" office:value="299" calcext:value-type="float">
            <text:p>299</text:p>
          </table:table-cell>
          <table:table-cell table:formula="of:=[.A149]/[.H$2]" office:value-type="float" office:value="0.147426286856572" calcext:value-type="float">
            <text:p>0.147426286856572</text:p>
          </table:table-cell>
          <table:table-cell table:formula="of:=[.B149]/[.H$2]" office:value-type="float" office:value="0.148425787106447" calcext:value-type="float">
            <text:p>0.148425787106447</text:p>
          </table:table-cell>
          <table:table-cell table:formula="of:=[.C149]/[.H$2]" office:value-type="float" office:value="0.149425287356322" calcext:value-type="float">
            <text:p>0.149425287356322</text:p>
          </table:table-cell>
          <table:table-cell table:number-columns-repeated="2"/>
        </table:table-row>
        <table:table-row table:style-name="ro1">
          <table:table-cell table:formula="of:=[.A149]+2" office:value-type="float" office:value="297" calcext:value-type="float">
            <text:p>297</text:p>
          </table:table-cell>
          <table:table-cell table:formula="of:=[.B149]+2" office:value-type="float" office:value="299" calcext:value-type="float">
            <text:p>299</text:p>
          </table:table-cell>
          <table:table-cell table:formula="of:=[.C149]+2" office:value-type="float" office:value="301" calcext:value-type="float">
            <text:p>301</text:p>
          </table:table-cell>
          <table:table-cell table:formula="of:=[.A150]/[.H$2]" office:value-type="float" office:value="0.148425787106447" calcext:value-type="float">
            <text:p>0.148425787106447</text:p>
          </table:table-cell>
          <table:table-cell table:formula="of:=[.B150]/[.H$2]" office:value-type="float" office:value="0.149425287356322" calcext:value-type="float">
            <text:p>0.149425287356322</text:p>
          </table:table-cell>
          <table:table-cell table:formula="of:=[.C150]/[.H$2]" office:value-type="float" office:value="0.150424787606197" calcext:value-type="float">
            <text:p>0.150424787606197</text:p>
          </table:table-cell>
          <table:table-cell table:number-columns-repeated="2"/>
        </table:table-row>
        <table:table-row table:style-name="ro1">
          <table:table-cell table:formula="of:=[.A150]+2" office:value-type="float" office:value="299" calcext:value-type="float">
            <text:p>299</text:p>
          </table:table-cell>
          <table:table-cell table:formula="of:=[.B150]+2" office:value-type="float" office:value="301" calcext:value-type="float">
            <text:p>301</text:p>
          </table:table-cell>
          <table:table-cell table:formula="of:=[.C150]+2" office:value-type="float" office:value="303" calcext:value-type="float">
            <text:p>303</text:p>
          </table:table-cell>
          <table:table-cell table:formula="of:=[.A151]/[.H$2]" office:value-type="float" office:value="0.149425287356322" calcext:value-type="float">
            <text:p>0.149425287356322</text:p>
          </table:table-cell>
          <table:table-cell table:formula="of:=[.B151]/[.H$2]" office:value-type="float" office:value="0.150424787606197" calcext:value-type="float">
            <text:p>0.150424787606197</text:p>
          </table:table-cell>
          <table:table-cell table:formula="of:=[.C151]/[.H$2]" office:value-type="float" office:value="0.151424287856072" calcext:value-type="float">
            <text:p>0.151424287856072</text:p>
          </table:table-cell>
          <table:table-cell table:number-columns-repeated="2"/>
        </table:table-row>
        <table:table-row table:style-name="ro1">
          <table:table-cell table:formula="of:=[.A151]+2" office:value-type="float" office:value="301" calcext:value-type="float">
            <text:p>301</text:p>
          </table:table-cell>
          <table:table-cell table:formula="of:=[.B151]+2" office:value-type="float" office:value="303" calcext:value-type="float">
            <text:p>303</text:p>
          </table:table-cell>
          <table:table-cell table:formula="of:=[.C151]+2" office:value-type="float" office:value="305" calcext:value-type="float">
            <text:p>305</text:p>
          </table:table-cell>
          <table:table-cell table:formula="of:=[.A152]/[.H$2]" office:value-type="float" office:value="0.150424787606197" calcext:value-type="float">
            <text:p>0.150424787606197</text:p>
          </table:table-cell>
          <table:table-cell table:formula="of:=[.B152]/[.H$2]" office:value-type="float" office:value="0.151424287856072" calcext:value-type="float">
            <text:p>0.151424287856072</text:p>
          </table:table-cell>
          <table:table-cell table:formula="of:=[.C152]/[.H$2]" office:value-type="float" office:value="0.152423788105947" calcext:value-type="float">
            <text:p>0.152423788105947</text:p>
          </table:table-cell>
          <table:table-cell table:number-columns-repeated="2"/>
        </table:table-row>
        <table:table-row table:style-name="ro1">
          <table:table-cell table:formula="of:=[.A152]+2" office:value-type="float" office:value="303" calcext:value-type="float">
            <text:p>303</text:p>
          </table:table-cell>
          <table:table-cell table:formula="of:=[.B152]+2" office:value-type="float" office:value="305" calcext:value-type="float">
            <text:p>305</text:p>
          </table:table-cell>
          <table:table-cell table:formula="of:=[.C152]+2" office:value-type="float" office:value="307" calcext:value-type="float">
            <text:p>307</text:p>
          </table:table-cell>
          <table:table-cell table:formula="of:=[.A153]/[.H$2]" office:value-type="float" office:value="0.151424287856072" calcext:value-type="float">
            <text:p>0.151424287856072</text:p>
          </table:table-cell>
          <table:table-cell table:formula="of:=[.B153]/[.H$2]" office:value-type="float" office:value="0.152423788105947" calcext:value-type="float">
            <text:p>0.152423788105947</text:p>
          </table:table-cell>
          <table:table-cell table:formula="of:=[.C153]/[.H$2]" office:value-type="float" office:value="0.153423288355822" calcext:value-type="float">
            <text:p>0.153423288355822</text:p>
          </table:table-cell>
          <table:table-cell table:number-columns-repeated="2"/>
        </table:table-row>
        <table:table-row table:style-name="ro1">
          <table:table-cell table:formula="of:=[.A153]+2" office:value-type="float" office:value="305" calcext:value-type="float">
            <text:p>305</text:p>
          </table:table-cell>
          <table:table-cell table:formula="of:=[.B153]+2" office:value-type="float" office:value="307" calcext:value-type="float">
            <text:p>307</text:p>
          </table:table-cell>
          <table:table-cell table:formula="of:=[.C153]+2" office:value-type="float" office:value="309" calcext:value-type="float">
            <text:p>309</text:p>
          </table:table-cell>
          <table:table-cell table:formula="of:=[.A154]/[.H$2]" office:value-type="float" office:value="0.152423788105947" calcext:value-type="float">
            <text:p>0.152423788105947</text:p>
          </table:table-cell>
          <table:table-cell table:formula="of:=[.B154]/[.H$2]" office:value-type="float" office:value="0.153423288355822" calcext:value-type="float">
            <text:p>0.153423288355822</text:p>
          </table:table-cell>
          <table:table-cell table:formula="of:=[.C154]/[.H$2]" office:value-type="float" office:value="0.154422788605697" calcext:value-type="float">
            <text:p>0.154422788605697</text:p>
          </table:table-cell>
          <table:table-cell table:number-columns-repeated="2"/>
        </table:table-row>
        <table:table-row table:style-name="ro1">
          <table:table-cell table:formula="of:=[.A154]+2" office:value-type="float" office:value="307" calcext:value-type="float">
            <text:p>307</text:p>
          </table:table-cell>
          <table:table-cell table:formula="of:=[.B154]+2" office:value-type="float" office:value="309" calcext:value-type="float">
            <text:p>309</text:p>
          </table:table-cell>
          <table:table-cell table:formula="of:=[.C154]+2" office:value-type="float" office:value="311" calcext:value-type="float">
            <text:p>311</text:p>
          </table:table-cell>
          <table:table-cell table:formula="of:=[.A155]/[.H$2]" office:value-type="float" office:value="0.153423288355822" calcext:value-type="float">
            <text:p>0.153423288355822</text:p>
          </table:table-cell>
          <table:table-cell table:formula="of:=[.B155]/[.H$2]" office:value-type="float" office:value="0.154422788605697" calcext:value-type="float">
            <text:p>0.154422788605697</text:p>
          </table:table-cell>
          <table:table-cell table:formula="of:=[.C155]/[.H$2]" office:value-type="float" office:value="0.155422288855572" calcext:value-type="float">
            <text:p>0.155422288855572</text:p>
          </table:table-cell>
          <table:table-cell table:number-columns-repeated="2"/>
        </table:table-row>
        <table:table-row table:style-name="ro1">
          <table:table-cell table:formula="of:=[.A155]+2" office:value-type="float" office:value="309" calcext:value-type="float">
            <text:p>309</text:p>
          </table:table-cell>
          <table:table-cell table:formula="of:=[.B155]+2" office:value-type="float" office:value="311" calcext:value-type="float">
            <text:p>311</text:p>
          </table:table-cell>
          <table:table-cell table:formula="of:=[.C155]+2" office:value-type="float" office:value="313" calcext:value-type="float">
            <text:p>313</text:p>
          </table:table-cell>
          <table:table-cell table:formula="of:=[.A156]/[.H$2]" office:value-type="float" office:value="0.154422788605697" calcext:value-type="float">
            <text:p>0.154422788605697</text:p>
          </table:table-cell>
          <table:table-cell table:formula="of:=[.B156]/[.H$2]" office:value-type="float" office:value="0.155422288855572" calcext:value-type="float">
            <text:p>0.155422288855572</text:p>
          </table:table-cell>
          <table:table-cell table:formula="of:=[.C156]/[.H$2]" office:value-type="float" office:value="0.156421789105447" calcext:value-type="float">
            <text:p>0.156421789105447</text:p>
          </table:table-cell>
          <table:table-cell table:number-columns-repeated="2"/>
        </table:table-row>
        <table:table-row table:style-name="ro1">
          <table:table-cell table:formula="of:=[.A156]+2" office:value-type="float" office:value="311" calcext:value-type="float">
            <text:p>311</text:p>
          </table:table-cell>
          <table:table-cell table:formula="of:=[.B156]+2" office:value-type="float" office:value="313" calcext:value-type="float">
            <text:p>313</text:p>
          </table:table-cell>
          <table:table-cell table:formula="of:=[.C156]+2" office:value-type="float" office:value="315" calcext:value-type="float">
            <text:p>315</text:p>
          </table:table-cell>
          <table:table-cell table:formula="of:=[.A157]/[.H$2]" office:value-type="float" office:value="0.155422288855572" calcext:value-type="float">
            <text:p>0.155422288855572</text:p>
          </table:table-cell>
          <table:table-cell table:formula="of:=[.B157]/[.H$2]" office:value-type="float" office:value="0.156421789105447" calcext:value-type="float">
            <text:p>0.156421789105447</text:p>
          </table:table-cell>
          <table:table-cell table:formula="of:=[.C157]/[.H$2]" office:value-type="float" office:value="0.157421289355322" calcext:value-type="float">
            <text:p>0.157421289355322</text:p>
          </table:table-cell>
          <table:table-cell table:number-columns-repeated="2"/>
        </table:table-row>
        <table:table-row table:style-name="ro1">
          <table:table-cell table:formula="of:=[.A157]+2" office:value-type="float" office:value="313" calcext:value-type="float">
            <text:p>313</text:p>
          </table:table-cell>
          <table:table-cell table:formula="of:=[.B157]+2" office:value-type="float" office:value="315" calcext:value-type="float">
            <text:p>315</text:p>
          </table:table-cell>
          <table:table-cell table:formula="of:=[.C157]+2" office:value-type="float" office:value="317" calcext:value-type="float">
            <text:p>317</text:p>
          </table:table-cell>
          <table:table-cell table:formula="of:=[.A158]/[.H$2]" office:value-type="float" office:value="0.156421789105447" calcext:value-type="float">
            <text:p>0.156421789105447</text:p>
          </table:table-cell>
          <table:table-cell table:formula="of:=[.B158]/[.H$2]" office:value-type="float" office:value="0.157421289355322" calcext:value-type="float">
            <text:p>0.157421289355322</text:p>
          </table:table-cell>
          <table:table-cell table:formula="of:=[.C158]/[.H$2]" office:value-type="float" office:value="0.158420789605197" calcext:value-type="float">
            <text:p>0.158420789605197</text:p>
          </table:table-cell>
          <table:table-cell table:number-columns-repeated="2"/>
        </table:table-row>
        <table:table-row table:style-name="ro1">
          <table:table-cell table:formula="of:=[.A158]+2" office:value-type="float" office:value="315" calcext:value-type="float">
            <text:p>315</text:p>
          </table:table-cell>
          <table:table-cell table:formula="of:=[.B158]+2" office:value-type="float" office:value="317" calcext:value-type="float">
            <text:p>317</text:p>
          </table:table-cell>
          <table:table-cell table:formula="of:=[.C158]+2" office:value-type="float" office:value="319" calcext:value-type="float">
            <text:p>319</text:p>
          </table:table-cell>
          <table:table-cell table:formula="of:=[.A159]/[.H$2]" office:value-type="float" office:value="0.157421289355322" calcext:value-type="float">
            <text:p>0.157421289355322</text:p>
          </table:table-cell>
          <table:table-cell table:formula="of:=[.B159]/[.H$2]" office:value-type="float" office:value="0.158420789605197" calcext:value-type="float">
            <text:p>0.158420789605197</text:p>
          </table:table-cell>
          <table:table-cell table:formula="of:=[.C159]/[.H$2]" office:value-type="float" office:value="0.159420289855072" calcext:value-type="float">
            <text:p>0.159420289855072</text:p>
          </table:table-cell>
          <table:table-cell table:number-columns-repeated="2"/>
        </table:table-row>
        <table:table-row table:style-name="ro1">
          <table:table-cell table:formula="of:=[.A159]+2" office:value-type="float" office:value="317" calcext:value-type="float">
            <text:p>317</text:p>
          </table:table-cell>
          <table:table-cell table:formula="of:=[.B159]+2" office:value-type="float" office:value="319" calcext:value-type="float">
            <text:p>319</text:p>
          </table:table-cell>
          <table:table-cell table:formula="of:=[.C159]+2" office:value-type="float" office:value="321" calcext:value-type="float">
            <text:p>321</text:p>
          </table:table-cell>
          <table:table-cell table:formula="of:=[.A160]/[.H$2]" office:value-type="float" office:value="0.158420789605197" calcext:value-type="float">
            <text:p>0.158420789605197</text:p>
          </table:table-cell>
          <table:table-cell table:formula="of:=[.B160]/[.H$2]" office:value-type="float" office:value="0.159420289855072" calcext:value-type="float">
            <text:p>0.159420289855072</text:p>
          </table:table-cell>
          <table:table-cell table:formula="of:=[.C160]/[.H$2]" office:value-type="float" office:value="0.160419790104948" calcext:value-type="float">
            <text:p>0.160419790104948</text:p>
          </table:table-cell>
          <table:table-cell table:number-columns-repeated="2"/>
        </table:table-row>
        <table:table-row table:style-name="ro1">
          <table:table-cell table:formula="of:=[.A160]+2" office:value-type="float" office:value="319" calcext:value-type="float">
            <text:p>319</text:p>
          </table:table-cell>
          <table:table-cell table:formula="of:=[.B160]+2" office:value-type="float" office:value="321" calcext:value-type="float">
            <text:p>321</text:p>
          </table:table-cell>
          <table:table-cell table:formula="of:=[.C160]+2" office:value-type="float" office:value="323" calcext:value-type="float">
            <text:p>323</text:p>
          </table:table-cell>
          <table:table-cell table:formula="of:=[.A161]/[.H$2]" office:value-type="float" office:value="0.159420289855072" calcext:value-type="float">
            <text:p>0.159420289855072</text:p>
          </table:table-cell>
          <table:table-cell table:formula="of:=[.B161]/[.H$2]" office:value-type="float" office:value="0.160419790104948" calcext:value-type="float">
            <text:p>0.160419790104948</text:p>
          </table:table-cell>
          <table:table-cell table:formula="of:=[.C161]/[.H$2]" office:value-type="float" office:value="0.161419290354823" calcext:value-type="float">
            <text:p>0.161419290354823</text:p>
          </table:table-cell>
          <table:table-cell table:number-columns-repeated="2"/>
        </table:table-row>
        <table:table-row table:style-name="ro1">
          <table:table-cell table:formula="of:=[.A161]+2" office:value-type="float" office:value="321" calcext:value-type="float">
            <text:p>321</text:p>
          </table:table-cell>
          <table:table-cell table:formula="of:=[.B161]+2" office:value-type="float" office:value="323" calcext:value-type="float">
            <text:p>323</text:p>
          </table:table-cell>
          <table:table-cell table:formula="of:=[.C161]+2" office:value-type="float" office:value="325" calcext:value-type="float">
            <text:p>325</text:p>
          </table:table-cell>
          <table:table-cell table:formula="of:=[.A162]/[.H$2]" office:value-type="float" office:value="0.160419790104948" calcext:value-type="float">
            <text:p>0.160419790104948</text:p>
          </table:table-cell>
          <table:table-cell table:formula="of:=[.B162]/[.H$2]" office:value-type="float" office:value="0.161419290354823" calcext:value-type="float">
            <text:p>0.161419290354823</text:p>
          </table:table-cell>
          <table:table-cell table:formula="of:=[.C162]/[.H$2]" office:value-type="float" office:value="0.162418790604698" calcext:value-type="float">
            <text:p>0.162418790604698</text:p>
          </table:table-cell>
          <table:table-cell table:number-columns-repeated="2"/>
        </table:table-row>
        <table:table-row table:style-name="ro1">
          <table:table-cell table:formula="of:=[.A162]+2" office:value-type="float" office:value="323" calcext:value-type="float">
            <text:p>323</text:p>
          </table:table-cell>
          <table:table-cell table:formula="of:=[.B162]+2" office:value-type="float" office:value="325" calcext:value-type="float">
            <text:p>325</text:p>
          </table:table-cell>
          <table:table-cell table:formula="of:=[.C162]+2" office:value-type="float" office:value="327" calcext:value-type="float">
            <text:p>327</text:p>
          </table:table-cell>
          <table:table-cell table:formula="of:=[.A163]/[.H$2]" office:value-type="float" office:value="0.161419290354823" calcext:value-type="float">
            <text:p>0.161419290354823</text:p>
          </table:table-cell>
          <table:table-cell table:formula="of:=[.B163]/[.H$2]" office:value-type="float" office:value="0.162418790604698" calcext:value-type="float">
            <text:p>0.162418790604698</text:p>
          </table:table-cell>
          <table:table-cell table:formula="of:=[.C163]/[.H$2]" office:value-type="float" office:value="0.163418290854573" calcext:value-type="float">
            <text:p>0.163418290854573</text:p>
          </table:table-cell>
          <table:table-cell table:number-columns-repeated="2"/>
        </table:table-row>
        <table:table-row table:style-name="ro1">
          <table:table-cell table:formula="of:=[.A163]+2" office:value-type="float" office:value="325" calcext:value-type="float">
            <text:p>325</text:p>
          </table:table-cell>
          <table:table-cell table:formula="of:=[.B163]+2" office:value-type="float" office:value="327" calcext:value-type="float">
            <text:p>327</text:p>
          </table:table-cell>
          <table:table-cell table:formula="of:=[.C163]+2" office:value-type="float" office:value="329" calcext:value-type="float">
            <text:p>329</text:p>
          </table:table-cell>
          <table:table-cell table:formula="of:=[.A164]/[.H$2]" office:value-type="float" office:value="0.162418790604698" calcext:value-type="float">
            <text:p>0.162418790604698</text:p>
          </table:table-cell>
          <table:table-cell table:formula="of:=[.B164]/[.H$2]" office:value-type="float" office:value="0.163418290854573" calcext:value-type="float">
            <text:p>0.163418290854573</text:p>
          </table:table-cell>
          <table:table-cell table:formula="of:=[.C164]/[.H$2]" office:value-type="float" office:value="0.164417791104448" calcext:value-type="float">
            <text:p>0.164417791104448</text:p>
          </table:table-cell>
          <table:table-cell table:number-columns-repeated="2"/>
        </table:table-row>
        <table:table-row table:style-name="ro1">
          <table:table-cell table:formula="of:=[.A164]+2" office:value-type="float" office:value="327" calcext:value-type="float">
            <text:p>327</text:p>
          </table:table-cell>
          <table:table-cell table:formula="of:=[.B164]+2" office:value-type="float" office:value="329" calcext:value-type="float">
            <text:p>329</text:p>
          </table:table-cell>
          <table:table-cell table:formula="of:=[.C164]+2" office:value-type="float" office:value="331" calcext:value-type="float">
            <text:p>331</text:p>
          </table:table-cell>
          <table:table-cell table:formula="of:=[.A165]/[.H$2]" office:value-type="float" office:value="0.163418290854573" calcext:value-type="float">
            <text:p>0.163418290854573</text:p>
          </table:table-cell>
          <table:table-cell table:formula="of:=[.B165]/[.H$2]" office:value-type="float" office:value="0.164417791104448" calcext:value-type="float">
            <text:p>0.164417791104448</text:p>
          </table:table-cell>
          <table:table-cell table:formula="of:=[.C165]/[.H$2]" office:value-type="float" office:value="0.165417291354323" calcext:value-type="float">
            <text:p>0.165417291354323</text:p>
          </table:table-cell>
          <table:table-cell table:number-columns-repeated="2"/>
        </table:table-row>
        <table:table-row table:style-name="ro1">
          <table:table-cell table:formula="of:=[.A165]+2" office:value-type="float" office:value="329" calcext:value-type="float">
            <text:p>329</text:p>
          </table:table-cell>
          <table:table-cell table:formula="of:=[.B165]+2" office:value-type="float" office:value="331" calcext:value-type="float">
            <text:p>331</text:p>
          </table:table-cell>
          <table:table-cell table:formula="of:=[.C165]+2" office:value-type="float" office:value="333" calcext:value-type="float">
            <text:p>333</text:p>
          </table:table-cell>
          <table:table-cell table:formula="of:=[.A166]/[.H$2]" office:value-type="float" office:value="0.164417791104448" calcext:value-type="float">
            <text:p>0.164417791104448</text:p>
          </table:table-cell>
          <table:table-cell table:formula="of:=[.B166]/[.H$2]" office:value-type="float" office:value="0.165417291354323" calcext:value-type="float">
            <text:p>0.165417291354323</text:p>
          </table:table-cell>
          <table:table-cell table:formula="of:=[.C166]/[.H$2]" office:value-type="float" office:value="0.166416791604198" calcext:value-type="float">
            <text:p>0.166416791604198</text:p>
          </table:table-cell>
          <table:table-cell table:number-columns-repeated="2"/>
        </table:table-row>
        <table:table-row table:style-name="ro1">
          <table:table-cell table:formula="of:=[.A166]+2" office:value-type="float" office:value="331" calcext:value-type="float">
            <text:p>331</text:p>
          </table:table-cell>
          <table:table-cell table:formula="of:=[.B166]+2" office:value-type="float" office:value="333" calcext:value-type="float">
            <text:p>333</text:p>
          </table:table-cell>
          <table:table-cell table:formula="of:=[.C166]+2" office:value-type="float" office:value="335" calcext:value-type="float">
            <text:p>335</text:p>
          </table:table-cell>
          <table:table-cell table:formula="of:=[.A167]/[.H$2]" office:value-type="float" office:value="0.165417291354323" calcext:value-type="float">
            <text:p>0.165417291354323</text:p>
          </table:table-cell>
          <table:table-cell table:formula="of:=[.B167]/[.H$2]" office:value-type="float" office:value="0.166416791604198" calcext:value-type="float">
            <text:p>0.166416791604198</text:p>
          </table:table-cell>
          <table:table-cell table:formula="of:=[.C167]/[.H$2]" office:value-type="float" office:value="0.167416291854073" calcext:value-type="float">
            <text:p>0.167416291854073</text:p>
          </table:table-cell>
          <table:table-cell table:number-columns-repeated="2"/>
        </table:table-row>
        <table:table-row table:style-name="ro1">
          <table:table-cell table:formula="of:=[.A167]+2" office:value-type="float" office:value="333" calcext:value-type="float">
            <text:p>333</text:p>
          </table:table-cell>
          <table:table-cell table:formula="of:=[.B167]+2" office:value-type="float" office:value="335" calcext:value-type="float">
            <text:p>335</text:p>
          </table:table-cell>
          <table:table-cell table:formula="of:=[.C167]+2" office:value-type="float" office:value="337" calcext:value-type="float">
            <text:p>337</text:p>
          </table:table-cell>
          <table:table-cell table:formula="of:=[.A168]/[.H$2]" office:value-type="float" office:value="0.166416791604198" calcext:value-type="float">
            <text:p>0.166416791604198</text:p>
          </table:table-cell>
          <table:table-cell table:formula="of:=[.B168]/[.H$2]" office:value-type="float" office:value="0.167416291854073" calcext:value-type="float">
            <text:p>0.167416291854073</text:p>
          </table:table-cell>
          <table:table-cell table:formula="of:=[.C168]/[.H$2]" office:value-type="float" office:value="0.168415792103948" calcext:value-type="float">
            <text:p>0.168415792103948</text:p>
          </table:table-cell>
          <table:table-cell table:number-columns-repeated="2"/>
        </table:table-row>
        <table:table-row table:style-name="ro1">
          <table:table-cell table:formula="of:=[.A168]+2" office:value-type="float" office:value="335" calcext:value-type="float">
            <text:p>335</text:p>
          </table:table-cell>
          <table:table-cell table:formula="of:=[.B168]+2" office:value-type="float" office:value="337" calcext:value-type="float">
            <text:p>337</text:p>
          </table:table-cell>
          <table:table-cell table:formula="of:=[.C168]+2" office:value-type="float" office:value="339" calcext:value-type="float">
            <text:p>339</text:p>
          </table:table-cell>
          <table:table-cell table:formula="of:=[.A169]/[.H$2]" office:value-type="float" office:value="0.167416291854073" calcext:value-type="float">
            <text:p>0.167416291854073</text:p>
          </table:table-cell>
          <table:table-cell table:formula="of:=[.B169]/[.H$2]" office:value-type="float" office:value="0.168415792103948" calcext:value-type="float">
            <text:p>0.168415792103948</text:p>
          </table:table-cell>
          <table:table-cell table:formula="of:=[.C169]/[.H$2]" office:value-type="float" office:value="0.169415292353823" calcext:value-type="float">
            <text:p>0.169415292353823</text:p>
          </table:table-cell>
          <table:table-cell table:number-columns-repeated="2"/>
        </table:table-row>
        <table:table-row table:style-name="ro1">
          <table:table-cell table:formula="of:=[.A169]+2" office:value-type="float" office:value="337" calcext:value-type="float">
            <text:p>337</text:p>
          </table:table-cell>
          <table:table-cell table:formula="of:=[.B169]+2" office:value-type="float" office:value="339" calcext:value-type="float">
            <text:p>339</text:p>
          </table:table-cell>
          <table:table-cell table:formula="of:=[.C169]+2" office:value-type="float" office:value="341" calcext:value-type="float">
            <text:p>341</text:p>
          </table:table-cell>
          <table:table-cell table:formula="of:=[.A170]/[.H$2]" office:value-type="float" office:value="0.168415792103948" calcext:value-type="float">
            <text:p>0.168415792103948</text:p>
          </table:table-cell>
          <table:table-cell table:formula="of:=[.B170]/[.H$2]" office:value-type="float" office:value="0.169415292353823" calcext:value-type="float">
            <text:p>0.169415292353823</text:p>
          </table:table-cell>
          <table:table-cell table:formula="of:=[.C170]/[.H$2]" office:value-type="float" office:value="0.170414792603698" calcext:value-type="float">
            <text:p>0.170414792603698</text:p>
          </table:table-cell>
          <table:table-cell table:number-columns-repeated="2"/>
        </table:table-row>
        <table:table-row table:style-name="ro1">
          <table:table-cell table:formula="of:=[.A170]+2" office:value-type="float" office:value="339" calcext:value-type="float">
            <text:p>339</text:p>
          </table:table-cell>
          <table:table-cell table:formula="of:=[.B170]+2" office:value-type="float" office:value="341" calcext:value-type="float">
            <text:p>341</text:p>
          </table:table-cell>
          <table:table-cell table:formula="of:=[.C170]+2" office:value-type="float" office:value="343" calcext:value-type="float">
            <text:p>343</text:p>
          </table:table-cell>
          <table:table-cell table:formula="of:=[.A171]/[.H$2]" office:value-type="float" office:value="0.169415292353823" calcext:value-type="float">
            <text:p>0.169415292353823</text:p>
          </table:table-cell>
          <table:table-cell table:formula="of:=[.B171]/[.H$2]" office:value-type="float" office:value="0.170414792603698" calcext:value-type="float">
            <text:p>0.170414792603698</text:p>
          </table:table-cell>
          <table:table-cell table:formula="of:=[.C171]/[.H$2]" office:value-type="float" office:value="0.171414292853573" calcext:value-type="float">
            <text:p>0.171414292853573</text:p>
          </table:table-cell>
          <table:table-cell table:number-columns-repeated="2"/>
        </table:table-row>
        <table:table-row table:style-name="ro1">
          <table:table-cell table:formula="of:=[.A171]+2" office:value-type="float" office:value="341" calcext:value-type="float">
            <text:p>341</text:p>
          </table:table-cell>
          <table:table-cell table:formula="of:=[.B171]+2" office:value-type="float" office:value="343" calcext:value-type="float">
            <text:p>343</text:p>
          </table:table-cell>
          <table:table-cell table:formula="of:=[.C171]+2" office:value-type="float" office:value="345" calcext:value-type="float">
            <text:p>345</text:p>
          </table:table-cell>
          <table:table-cell table:formula="of:=[.A172]/[.H$2]" office:value-type="float" office:value="0.170414792603698" calcext:value-type="float">
            <text:p>0.170414792603698</text:p>
          </table:table-cell>
          <table:table-cell table:formula="of:=[.B172]/[.H$2]" office:value-type="float" office:value="0.171414292853573" calcext:value-type="float">
            <text:p>0.171414292853573</text:p>
          </table:table-cell>
          <table:table-cell table:formula="of:=[.C172]/[.H$2]" office:value-type="float" office:value="0.172413793103448" calcext:value-type="float">
            <text:p>0.172413793103448</text:p>
          </table:table-cell>
          <table:table-cell table:number-columns-repeated="2"/>
        </table:table-row>
        <table:table-row table:style-name="ro1">
          <table:table-cell table:formula="of:=[.A172]+2" office:value-type="float" office:value="343" calcext:value-type="float">
            <text:p>343</text:p>
          </table:table-cell>
          <table:table-cell table:formula="of:=[.B172]+2" office:value-type="float" office:value="345" calcext:value-type="float">
            <text:p>345</text:p>
          </table:table-cell>
          <table:table-cell table:formula="of:=[.C172]+2" office:value-type="float" office:value="347" calcext:value-type="float">
            <text:p>347</text:p>
          </table:table-cell>
          <table:table-cell table:formula="of:=[.A173]/[.H$2]" office:value-type="float" office:value="0.171414292853573" calcext:value-type="float">
            <text:p>0.171414292853573</text:p>
          </table:table-cell>
          <table:table-cell table:formula="of:=[.B173]/[.H$2]" office:value-type="float" office:value="0.172413793103448" calcext:value-type="float">
            <text:p>0.172413793103448</text:p>
          </table:table-cell>
          <table:table-cell table:formula="of:=[.C173]/[.H$2]" office:value-type="float" office:value="0.173413293353323" calcext:value-type="float">
            <text:p>0.173413293353323</text:p>
          </table:table-cell>
          <table:table-cell table:number-columns-repeated="2"/>
        </table:table-row>
        <table:table-row table:style-name="ro1">
          <table:table-cell table:formula="of:=[.A173]+2" office:value-type="float" office:value="345" calcext:value-type="float">
            <text:p>345</text:p>
          </table:table-cell>
          <table:table-cell table:formula="of:=[.B173]+2" office:value-type="float" office:value="347" calcext:value-type="float">
            <text:p>347</text:p>
          </table:table-cell>
          <table:table-cell table:formula="of:=[.C173]+2" office:value-type="float" office:value="349" calcext:value-type="float">
            <text:p>349</text:p>
          </table:table-cell>
          <table:table-cell table:formula="of:=[.A174]/[.H$2]" office:value-type="float" office:value="0.172413793103448" calcext:value-type="float">
            <text:p>0.172413793103448</text:p>
          </table:table-cell>
          <table:table-cell table:formula="of:=[.B174]/[.H$2]" office:value-type="float" office:value="0.173413293353323" calcext:value-type="float">
            <text:p>0.173413293353323</text:p>
          </table:table-cell>
          <table:table-cell table:formula="of:=[.C174]/[.H$2]" office:value-type="float" office:value="0.174412793603198" calcext:value-type="float">
            <text:p>0.174412793603198</text:p>
          </table:table-cell>
          <table:table-cell table:number-columns-repeated="2"/>
        </table:table-row>
        <table:table-row table:style-name="ro1">
          <table:table-cell table:formula="of:=[.A174]+2" office:value-type="float" office:value="347" calcext:value-type="float">
            <text:p>347</text:p>
          </table:table-cell>
          <table:table-cell table:formula="of:=[.B174]+2" office:value-type="float" office:value="349" calcext:value-type="float">
            <text:p>349</text:p>
          </table:table-cell>
          <table:table-cell table:formula="of:=[.C174]+2" office:value-type="float" office:value="351" calcext:value-type="float">
            <text:p>351</text:p>
          </table:table-cell>
          <table:table-cell table:formula="of:=[.A175]/[.H$2]" office:value-type="float" office:value="0.173413293353323" calcext:value-type="float">
            <text:p>0.173413293353323</text:p>
          </table:table-cell>
          <table:table-cell table:formula="of:=[.B175]/[.H$2]" office:value-type="float" office:value="0.174412793603198" calcext:value-type="float">
            <text:p>0.174412793603198</text:p>
          </table:table-cell>
          <table:table-cell table:formula="of:=[.C175]/[.H$2]" office:value-type="float" office:value="0.175412293853073" calcext:value-type="float">
            <text:p>0.175412293853073</text:p>
          </table:table-cell>
          <table:table-cell table:number-columns-repeated="2"/>
        </table:table-row>
        <table:table-row table:style-name="ro1">
          <table:table-cell table:formula="of:=[.A175]+2" office:value-type="float" office:value="349" calcext:value-type="float">
            <text:p>349</text:p>
          </table:table-cell>
          <table:table-cell table:formula="of:=[.B175]+2" office:value-type="float" office:value="351" calcext:value-type="float">
            <text:p>351</text:p>
          </table:table-cell>
          <table:table-cell table:formula="of:=[.C175]+2" office:value-type="float" office:value="353" calcext:value-type="float">
            <text:p>353</text:p>
          </table:table-cell>
          <table:table-cell table:formula="of:=[.A176]/[.H$2]" office:value-type="float" office:value="0.174412793603198" calcext:value-type="float">
            <text:p>0.174412793603198</text:p>
          </table:table-cell>
          <table:table-cell table:formula="of:=[.B176]/[.H$2]" office:value-type="float" office:value="0.175412293853073" calcext:value-type="float">
            <text:p>0.175412293853073</text:p>
          </table:table-cell>
          <table:table-cell table:formula="of:=[.C176]/[.H$2]" office:value-type="float" office:value="0.176411794102949" calcext:value-type="float">
            <text:p>0.176411794102949</text:p>
          </table:table-cell>
          <table:table-cell table:number-columns-repeated="2"/>
        </table:table-row>
        <table:table-row table:style-name="ro1">
          <table:table-cell table:formula="of:=[.A176]+2" office:value-type="float" office:value="351" calcext:value-type="float">
            <text:p>351</text:p>
          </table:table-cell>
          <table:table-cell table:formula="of:=[.B176]+2" office:value-type="float" office:value="353" calcext:value-type="float">
            <text:p>353</text:p>
          </table:table-cell>
          <table:table-cell table:formula="of:=[.C176]+2" office:value-type="float" office:value="355" calcext:value-type="float">
            <text:p>355</text:p>
          </table:table-cell>
          <table:table-cell table:formula="of:=[.A177]/[.H$2]" office:value-type="float" office:value="0.175412293853073" calcext:value-type="float">
            <text:p>0.175412293853073</text:p>
          </table:table-cell>
          <table:table-cell table:formula="of:=[.B177]/[.H$2]" office:value-type="float" office:value="0.176411794102949" calcext:value-type="float">
            <text:p>0.176411794102949</text:p>
          </table:table-cell>
          <table:table-cell table:formula="of:=[.C177]/[.H$2]" office:value-type="float" office:value="0.177411294352824" calcext:value-type="float">
            <text:p>0.177411294352824</text:p>
          </table:table-cell>
          <table:table-cell table:number-columns-repeated="2"/>
        </table:table-row>
        <table:table-row table:style-name="ro1">
          <table:table-cell table:formula="of:=[.A177]+2" office:value-type="float" office:value="353" calcext:value-type="float">
            <text:p>353</text:p>
          </table:table-cell>
          <table:table-cell table:formula="of:=[.B177]+2" office:value-type="float" office:value="355" calcext:value-type="float">
            <text:p>355</text:p>
          </table:table-cell>
          <table:table-cell table:formula="of:=[.C177]+2" office:value-type="float" office:value="357" calcext:value-type="float">
            <text:p>357</text:p>
          </table:table-cell>
          <table:table-cell table:formula="of:=[.A178]/[.H$2]" office:value-type="float" office:value="0.176411794102949" calcext:value-type="float">
            <text:p>0.176411794102949</text:p>
          </table:table-cell>
          <table:table-cell table:formula="of:=[.B178]/[.H$2]" office:value-type="float" office:value="0.177411294352824" calcext:value-type="float">
            <text:p>0.177411294352824</text:p>
          </table:table-cell>
          <table:table-cell table:formula="of:=[.C178]/[.H$2]" office:value-type="float" office:value="0.178410794602699" calcext:value-type="float">
            <text:p>0.178410794602699</text:p>
          </table:table-cell>
          <table:table-cell table:number-columns-repeated="2"/>
        </table:table-row>
        <table:table-row table:style-name="ro1">
          <table:table-cell table:formula="of:=[.A178]+2" office:value-type="float" office:value="355" calcext:value-type="float">
            <text:p>355</text:p>
          </table:table-cell>
          <table:table-cell table:formula="of:=[.B178]+2" office:value-type="float" office:value="357" calcext:value-type="float">
            <text:p>357</text:p>
          </table:table-cell>
          <table:table-cell table:formula="of:=[.C178]+2" office:value-type="float" office:value="359" calcext:value-type="float">
            <text:p>359</text:p>
          </table:table-cell>
          <table:table-cell table:formula="of:=[.A179]/[.H$2]" office:value-type="float" office:value="0.177411294352824" calcext:value-type="float">
            <text:p>0.177411294352824</text:p>
          </table:table-cell>
          <table:table-cell table:formula="of:=[.B179]/[.H$2]" office:value-type="float" office:value="0.178410794602699" calcext:value-type="float">
            <text:p>0.178410794602699</text:p>
          </table:table-cell>
          <table:table-cell table:formula="of:=[.C179]/[.H$2]" office:value-type="float" office:value="0.179410294852574" calcext:value-type="float">
            <text:p>0.179410294852574</text:p>
          </table:table-cell>
          <table:table-cell table:number-columns-repeated="2"/>
        </table:table-row>
        <table:table-row table:style-name="ro1">
          <table:table-cell table:formula="of:=[.A179]+2" office:value-type="float" office:value="357" calcext:value-type="float">
            <text:p>357</text:p>
          </table:table-cell>
          <table:table-cell table:formula="of:=[.B179]+2" office:value-type="float" office:value="359" calcext:value-type="float">
            <text:p>359</text:p>
          </table:table-cell>
          <table:table-cell table:formula="of:=[.C179]+2" office:value-type="float" office:value="361" calcext:value-type="float">
            <text:p>361</text:p>
          </table:table-cell>
          <table:table-cell table:formula="of:=[.A180]/[.H$2]" office:value-type="float" office:value="0.178410794602699" calcext:value-type="float">
            <text:p>0.178410794602699</text:p>
          </table:table-cell>
          <table:table-cell table:formula="of:=[.B180]/[.H$2]" office:value-type="float" office:value="0.179410294852574" calcext:value-type="float">
            <text:p>0.179410294852574</text:p>
          </table:table-cell>
          <table:table-cell table:formula="of:=[.C180]/[.H$2]" office:value-type="float" office:value="0.180409795102449" calcext:value-type="float">
            <text:p>0.180409795102449</text:p>
          </table:table-cell>
          <table:table-cell table:number-columns-repeated="2"/>
        </table:table-row>
        <table:table-row table:style-name="ro1">
          <table:table-cell table:formula="of:=[.A180]+2" office:value-type="float" office:value="359" calcext:value-type="float">
            <text:p>359</text:p>
          </table:table-cell>
          <table:table-cell table:formula="of:=[.B180]+2" office:value-type="float" office:value="361" calcext:value-type="float">
            <text:p>361</text:p>
          </table:table-cell>
          <table:table-cell table:formula="of:=[.C180]+2" office:value-type="float" office:value="363" calcext:value-type="float">
            <text:p>363</text:p>
          </table:table-cell>
          <table:table-cell table:formula="of:=[.A181]/[.H$2]" office:value-type="float" office:value="0.179410294852574" calcext:value-type="float">
            <text:p>0.179410294852574</text:p>
          </table:table-cell>
          <table:table-cell table:formula="of:=[.B181]/[.H$2]" office:value-type="float" office:value="0.180409795102449" calcext:value-type="float">
            <text:p>0.180409795102449</text:p>
          </table:table-cell>
          <table:table-cell table:formula="of:=[.C181]/[.H$2]" office:value-type="float" office:value="0.181409295352324" calcext:value-type="float">
            <text:p>0.181409295352324</text:p>
          </table:table-cell>
          <table:table-cell table:number-columns-repeated="2"/>
        </table:table-row>
        <table:table-row table:style-name="ro1">
          <table:table-cell table:formula="of:=[.A181]+2" office:value-type="float" office:value="361" calcext:value-type="float">
            <text:p>361</text:p>
          </table:table-cell>
          <table:table-cell table:formula="of:=[.B181]+2" office:value-type="float" office:value="363" calcext:value-type="float">
            <text:p>363</text:p>
          </table:table-cell>
          <table:table-cell table:formula="of:=[.C181]+2" office:value-type="float" office:value="365" calcext:value-type="float">
            <text:p>365</text:p>
          </table:table-cell>
          <table:table-cell table:formula="of:=[.A182]/[.H$2]" office:value-type="float" office:value="0.180409795102449" calcext:value-type="float">
            <text:p>0.180409795102449</text:p>
          </table:table-cell>
          <table:table-cell table:formula="of:=[.B182]/[.H$2]" office:value-type="float" office:value="0.181409295352324" calcext:value-type="float">
            <text:p>0.181409295352324</text:p>
          </table:table-cell>
          <table:table-cell table:formula="of:=[.C182]/[.H$2]" office:value-type="float" office:value="0.182408795602199" calcext:value-type="float">
            <text:p>0.182408795602199</text:p>
          </table:table-cell>
          <table:table-cell table:number-columns-repeated="2"/>
        </table:table-row>
        <table:table-row table:style-name="ro1">
          <table:table-cell table:formula="of:=[.A182]+2" office:value-type="float" office:value="363" calcext:value-type="float">
            <text:p>363</text:p>
          </table:table-cell>
          <table:table-cell table:formula="of:=[.B182]+2" office:value-type="float" office:value="365" calcext:value-type="float">
            <text:p>365</text:p>
          </table:table-cell>
          <table:table-cell table:formula="of:=[.C182]+2" office:value-type="float" office:value="367" calcext:value-type="float">
            <text:p>367</text:p>
          </table:table-cell>
          <table:table-cell table:formula="of:=[.A183]/[.H$2]" office:value-type="float" office:value="0.181409295352324" calcext:value-type="float">
            <text:p>0.181409295352324</text:p>
          </table:table-cell>
          <table:table-cell table:formula="of:=[.B183]/[.H$2]" office:value-type="float" office:value="0.182408795602199" calcext:value-type="float">
            <text:p>0.182408795602199</text:p>
          </table:table-cell>
          <table:table-cell table:formula="of:=[.C183]/[.H$2]" office:value-type="float" office:value="0.183408295852074" calcext:value-type="float">
            <text:p>0.183408295852074</text:p>
          </table:table-cell>
          <table:table-cell table:number-columns-repeated="2"/>
        </table:table-row>
        <table:table-row table:style-name="ro1">
          <table:table-cell table:formula="of:=[.A183]+2" office:value-type="float" office:value="365" calcext:value-type="float">
            <text:p>365</text:p>
          </table:table-cell>
          <table:table-cell table:formula="of:=[.B183]+2" office:value-type="float" office:value="367" calcext:value-type="float">
            <text:p>367</text:p>
          </table:table-cell>
          <table:table-cell table:formula="of:=[.C183]+2" office:value-type="float" office:value="369" calcext:value-type="float">
            <text:p>369</text:p>
          </table:table-cell>
          <table:table-cell table:formula="of:=[.A184]/[.H$2]" office:value-type="float" office:value="0.182408795602199" calcext:value-type="float">
            <text:p>0.182408795602199</text:p>
          </table:table-cell>
          <table:table-cell table:formula="of:=[.B184]/[.H$2]" office:value-type="float" office:value="0.183408295852074" calcext:value-type="float">
            <text:p>0.183408295852074</text:p>
          </table:table-cell>
          <table:table-cell table:formula="of:=[.C184]/[.H$2]" office:value-type="float" office:value="0.184407796101949" calcext:value-type="float">
            <text:p>0.184407796101949</text:p>
          </table:table-cell>
          <table:table-cell table:number-columns-repeated="2"/>
        </table:table-row>
        <table:table-row table:style-name="ro1">
          <table:table-cell table:formula="of:=[.A184]+2" office:value-type="float" office:value="367" calcext:value-type="float">
            <text:p>367</text:p>
          </table:table-cell>
          <table:table-cell table:formula="of:=[.B184]+2" office:value-type="float" office:value="369" calcext:value-type="float">
            <text:p>369</text:p>
          </table:table-cell>
          <table:table-cell table:formula="of:=[.C184]+2" office:value-type="float" office:value="371" calcext:value-type="float">
            <text:p>371</text:p>
          </table:table-cell>
          <table:table-cell table:formula="of:=[.A185]/[.H$2]" office:value-type="float" office:value="0.183408295852074" calcext:value-type="float">
            <text:p>0.183408295852074</text:p>
          </table:table-cell>
          <table:table-cell table:formula="of:=[.B185]/[.H$2]" office:value-type="float" office:value="0.184407796101949" calcext:value-type="float">
            <text:p>0.184407796101949</text:p>
          </table:table-cell>
          <table:table-cell table:formula="of:=[.C185]/[.H$2]" office:value-type="float" office:value="0.185407296351824" calcext:value-type="float">
            <text:p>0.185407296351824</text:p>
          </table:table-cell>
          <table:table-cell table:number-columns-repeated="2"/>
        </table:table-row>
        <table:table-row table:style-name="ro1">
          <table:table-cell table:formula="of:=[.A185]+2" office:value-type="float" office:value="369" calcext:value-type="float">
            <text:p>369</text:p>
          </table:table-cell>
          <table:table-cell table:formula="of:=[.B185]+2" office:value-type="float" office:value="371" calcext:value-type="float">
            <text:p>371</text:p>
          </table:table-cell>
          <table:table-cell table:formula="of:=[.C185]+2" office:value-type="float" office:value="373" calcext:value-type="float">
            <text:p>373</text:p>
          </table:table-cell>
          <table:table-cell table:formula="of:=[.A186]/[.H$2]" office:value-type="float" office:value="0.184407796101949" calcext:value-type="float">
            <text:p>0.184407796101949</text:p>
          </table:table-cell>
          <table:table-cell table:formula="of:=[.B186]/[.H$2]" office:value-type="float" office:value="0.185407296351824" calcext:value-type="float">
            <text:p>0.185407296351824</text:p>
          </table:table-cell>
          <table:table-cell table:formula="of:=[.C186]/[.H$2]" office:value-type="float" office:value="0.186406796601699" calcext:value-type="float">
            <text:p>0.186406796601699</text:p>
          </table:table-cell>
          <table:table-cell table:number-columns-repeated="2"/>
        </table:table-row>
        <table:table-row table:style-name="ro1">
          <table:table-cell table:formula="of:=[.A186]+2" office:value-type="float" office:value="371" calcext:value-type="float">
            <text:p>371</text:p>
          </table:table-cell>
          <table:table-cell table:formula="of:=[.B186]+2" office:value-type="float" office:value="373" calcext:value-type="float">
            <text:p>373</text:p>
          </table:table-cell>
          <table:table-cell table:formula="of:=[.C186]+2" office:value-type="float" office:value="375" calcext:value-type="float">
            <text:p>375</text:p>
          </table:table-cell>
          <table:table-cell table:formula="of:=[.A187]/[.H$2]" office:value-type="float" office:value="0.185407296351824" calcext:value-type="float">
            <text:p>0.185407296351824</text:p>
          </table:table-cell>
          <table:table-cell table:formula="of:=[.B187]/[.H$2]" office:value-type="float" office:value="0.186406796601699" calcext:value-type="float">
            <text:p>0.186406796601699</text:p>
          </table:table-cell>
          <table:table-cell table:formula="of:=[.C187]/[.H$2]" office:value-type="float" office:value="0.187406296851574" calcext:value-type="float">
            <text:p>0.187406296851574</text:p>
          </table:table-cell>
          <table:table-cell table:number-columns-repeated="2"/>
        </table:table-row>
        <table:table-row table:style-name="ro1">
          <table:table-cell table:formula="of:=[.A187]+2" office:value-type="float" office:value="373" calcext:value-type="float">
            <text:p>373</text:p>
          </table:table-cell>
          <table:table-cell table:formula="of:=[.B187]+2" office:value-type="float" office:value="375" calcext:value-type="float">
            <text:p>375</text:p>
          </table:table-cell>
          <table:table-cell table:formula="of:=[.C187]+2" office:value-type="float" office:value="377" calcext:value-type="float">
            <text:p>377</text:p>
          </table:table-cell>
          <table:table-cell table:formula="of:=[.A188]/[.H$2]" office:value-type="float" office:value="0.186406796601699" calcext:value-type="float">
            <text:p>0.186406796601699</text:p>
          </table:table-cell>
          <table:table-cell table:formula="of:=[.B188]/[.H$2]" office:value-type="float" office:value="0.187406296851574" calcext:value-type="float">
            <text:p>0.187406296851574</text:p>
          </table:table-cell>
          <table:table-cell table:formula="of:=[.C188]/[.H$2]" office:value-type="float" office:value="0.188405797101449" calcext:value-type="float">
            <text:p>0.188405797101449</text:p>
          </table:table-cell>
          <table:table-cell table:number-columns-repeated="2"/>
        </table:table-row>
        <table:table-row table:style-name="ro1">
          <table:table-cell table:formula="of:=[.A188]+2" office:value-type="float" office:value="375" calcext:value-type="float">
            <text:p>375</text:p>
          </table:table-cell>
          <table:table-cell table:formula="of:=[.B188]+2" office:value-type="float" office:value="377" calcext:value-type="float">
            <text:p>377</text:p>
          </table:table-cell>
          <table:table-cell table:formula="of:=[.C188]+2" office:value-type="float" office:value="379" calcext:value-type="float">
            <text:p>379</text:p>
          </table:table-cell>
          <table:table-cell table:formula="of:=[.A189]/[.H$2]" office:value-type="float" office:value="0.187406296851574" calcext:value-type="float">
            <text:p>0.187406296851574</text:p>
          </table:table-cell>
          <table:table-cell table:formula="of:=[.B189]/[.H$2]" office:value-type="float" office:value="0.188405797101449" calcext:value-type="float">
            <text:p>0.188405797101449</text:p>
          </table:table-cell>
          <table:table-cell table:formula="of:=[.C189]/[.H$2]" office:value-type="float" office:value="0.189405297351324" calcext:value-type="float">
            <text:p>0.189405297351324</text:p>
          </table:table-cell>
          <table:table-cell table:number-columns-repeated="2"/>
        </table:table-row>
        <table:table-row table:style-name="ro1">
          <table:table-cell table:formula="of:=[.A189]+2" office:value-type="float" office:value="377" calcext:value-type="float">
            <text:p>377</text:p>
          </table:table-cell>
          <table:table-cell table:formula="of:=[.B189]+2" office:value-type="float" office:value="379" calcext:value-type="float">
            <text:p>379</text:p>
          </table:table-cell>
          <table:table-cell table:formula="of:=[.C189]+2" office:value-type="float" office:value="381" calcext:value-type="float">
            <text:p>381</text:p>
          </table:table-cell>
          <table:table-cell table:formula="of:=[.A190]/[.H$2]" office:value-type="float" office:value="0.188405797101449" calcext:value-type="float">
            <text:p>0.188405797101449</text:p>
          </table:table-cell>
          <table:table-cell table:formula="of:=[.B190]/[.H$2]" office:value-type="float" office:value="0.189405297351324" calcext:value-type="float">
            <text:p>0.189405297351324</text:p>
          </table:table-cell>
          <table:table-cell table:formula="of:=[.C190]/[.H$2]" office:value-type="float" office:value="0.190404797601199" calcext:value-type="float">
            <text:p>0.190404797601199</text:p>
          </table:table-cell>
          <table:table-cell table:number-columns-repeated="2"/>
        </table:table-row>
        <table:table-row table:style-name="ro1">
          <table:table-cell table:formula="of:=[.A190]+2" office:value-type="float" office:value="379" calcext:value-type="float">
            <text:p>379</text:p>
          </table:table-cell>
          <table:table-cell table:formula="of:=[.B190]+2" office:value-type="float" office:value="381" calcext:value-type="float">
            <text:p>381</text:p>
          </table:table-cell>
          <table:table-cell table:formula="of:=[.C190]+2" office:value-type="float" office:value="383" calcext:value-type="float">
            <text:p>383</text:p>
          </table:table-cell>
          <table:table-cell table:formula="of:=[.A191]/[.H$2]" office:value-type="float" office:value="0.189405297351324" calcext:value-type="float">
            <text:p>0.189405297351324</text:p>
          </table:table-cell>
          <table:table-cell table:formula="of:=[.B191]/[.H$2]" office:value-type="float" office:value="0.190404797601199" calcext:value-type="float">
            <text:p>0.190404797601199</text:p>
          </table:table-cell>
          <table:table-cell table:formula="of:=[.C191]/[.H$2]" office:value-type="float" office:value="0.191404297851074" calcext:value-type="float">
            <text:p>0.191404297851074</text:p>
          </table:table-cell>
          <table:table-cell table:number-columns-repeated="2"/>
        </table:table-row>
        <table:table-row table:style-name="ro1">
          <table:table-cell table:formula="of:=[.A191]+2" office:value-type="float" office:value="381" calcext:value-type="float">
            <text:p>381</text:p>
          </table:table-cell>
          <table:table-cell table:formula="of:=[.B191]+2" office:value-type="float" office:value="383" calcext:value-type="float">
            <text:p>383</text:p>
          </table:table-cell>
          <table:table-cell table:formula="of:=[.C191]+2" office:value-type="float" office:value="385" calcext:value-type="float">
            <text:p>385</text:p>
          </table:table-cell>
          <table:table-cell table:formula="of:=[.A192]/[.H$2]" office:value-type="float" office:value="0.190404797601199" calcext:value-type="float">
            <text:p>0.190404797601199</text:p>
          </table:table-cell>
          <table:table-cell table:formula="of:=[.B192]/[.H$2]" office:value-type="float" office:value="0.191404297851074" calcext:value-type="float">
            <text:p>0.191404297851074</text:p>
          </table:table-cell>
          <table:table-cell table:formula="of:=[.C192]/[.H$2]" office:value-type="float" office:value="0.192403798100949" calcext:value-type="float">
            <text:p>0.192403798100949</text:p>
          </table:table-cell>
          <table:table-cell table:number-columns-repeated="2"/>
        </table:table-row>
        <table:table-row table:style-name="ro1">
          <table:table-cell table:formula="of:=[.A192]+2" office:value-type="float" office:value="383" calcext:value-type="float">
            <text:p>383</text:p>
          </table:table-cell>
          <table:table-cell table:formula="of:=[.B192]+2" office:value-type="float" office:value="385" calcext:value-type="float">
            <text:p>385</text:p>
          </table:table-cell>
          <table:table-cell table:formula="of:=[.C192]+2" office:value-type="float" office:value="387" calcext:value-type="float">
            <text:p>387</text:p>
          </table:table-cell>
          <table:table-cell table:formula="of:=[.A193]/[.H$2]" office:value-type="float" office:value="0.191404297851074" calcext:value-type="float">
            <text:p>0.191404297851074</text:p>
          </table:table-cell>
          <table:table-cell table:formula="of:=[.B193]/[.H$2]" office:value-type="float" office:value="0.192403798100949" calcext:value-type="float">
            <text:p>0.192403798100949</text:p>
          </table:table-cell>
          <table:table-cell table:formula="of:=[.C193]/[.H$2]" office:value-type="float" office:value="0.193403298350825" calcext:value-type="float">
            <text:p>0.193403298350825</text:p>
          </table:table-cell>
          <table:table-cell table:number-columns-repeated="2"/>
        </table:table-row>
        <table:table-row table:style-name="ro1">
          <table:table-cell table:formula="of:=[.A193]+2" office:value-type="float" office:value="385" calcext:value-type="float">
            <text:p>385</text:p>
          </table:table-cell>
          <table:table-cell table:formula="of:=[.B193]+2" office:value-type="float" office:value="387" calcext:value-type="float">
            <text:p>387</text:p>
          </table:table-cell>
          <table:table-cell table:formula="of:=[.C193]+2" office:value-type="float" office:value="389" calcext:value-type="float">
            <text:p>389</text:p>
          </table:table-cell>
          <table:table-cell table:formula="of:=[.A194]/[.H$2]" office:value-type="float" office:value="0.192403798100949" calcext:value-type="float">
            <text:p>0.192403798100949</text:p>
          </table:table-cell>
          <table:table-cell table:formula="of:=[.B194]/[.H$2]" office:value-type="float" office:value="0.193403298350825" calcext:value-type="float">
            <text:p>0.193403298350825</text:p>
          </table:table-cell>
          <table:table-cell table:formula="of:=[.C194]/[.H$2]" office:value-type="float" office:value="0.1944027986007" calcext:value-type="float">
            <text:p>0.1944027986007</text:p>
          </table:table-cell>
          <table:table-cell table:number-columns-repeated="2"/>
        </table:table-row>
        <table:table-row table:style-name="ro1">
          <table:table-cell table:formula="of:=[.A194]+2" office:value-type="float" office:value="387" calcext:value-type="float">
            <text:p>387</text:p>
          </table:table-cell>
          <table:table-cell table:formula="of:=[.B194]+2" office:value-type="float" office:value="389" calcext:value-type="float">
            <text:p>389</text:p>
          </table:table-cell>
          <table:table-cell table:formula="of:=[.C194]+2" office:value-type="float" office:value="391" calcext:value-type="float">
            <text:p>391</text:p>
          </table:table-cell>
          <table:table-cell table:formula="of:=[.A195]/[.H$2]" office:value-type="float" office:value="0.193403298350825" calcext:value-type="float">
            <text:p>0.193403298350825</text:p>
          </table:table-cell>
          <table:table-cell table:formula="of:=[.B195]/[.H$2]" office:value-type="float" office:value="0.1944027986007" calcext:value-type="float">
            <text:p>0.1944027986007</text:p>
          </table:table-cell>
          <table:table-cell table:formula="of:=[.C195]/[.H$2]" office:value-type="float" office:value="0.195402298850575" calcext:value-type="float">
            <text:p>0.195402298850575</text:p>
          </table:table-cell>
          <table:table-cell table:number-columns-repeated="2"/>
        </table:table-row>
        <table:table-row table:style-name="ro1">
          <table:table-cell table:formula="of:=[.A195]+2" office:value-type="float" office:value="389" calcext:value-type="float">
            <text:p>389</text:p>
          </table:table-cell>
          <table:table-cell table:formula="of:=[.B195]+2" office:value-type="float" office:value="391" calcext:value-type="float">
            <text:p>391</text:p>
          </table:table-cell>
          <table:table-cell table:formula="of:=[.C195]+2" office:value-type="float" office:value="393" calcext:value-type="float">
            <text:p>393</text:p>
          </table:table-cell>
          <table:table-cell table:formula="of:=[.A196]/[.H$2]" office:value-type="float" office:value="0.1944027986007" calcext:value-type="float">
            <text:p>0.1944027986007</text:p>
          </table:table-cell>
          <table:table-cell table:formula="of:=[.B196]/[.H$2]" office:value-type="float" office:value="0.195402298850575" calcext:value-type="float">
            <text:p>0.195402298850575</text:p>
          </table:table-cell>
          <table:table-cell table:formula="of:=[.C196]/[.H$2]" office:value-type="float" office:value="0.19640179910045" calcext:value-type="float">
            <text:p>0.19640179910045</text:p>
          </table:table-cell>
          <table:table-cell table:number-columns-repeated="2"/>
        </table:table-row>
        <table:table-row table:style-name="ro1">
          <table:table-cell table:formula="of:=[.A196]+2" office:value-type="float" office:value="391" calcext:value-type="float">
            <text:p>391</text:p>
          </table:table-cell>
          <table:table-cell table:formula="of:=[.B196]+2" office:value-type="float" office:value="393" calcext:value-type="float">
            <text:p>393</text:p>
          </table:table-cell>
          <table:table-cell table:formula="of:=[.C196]+2" office:value-type="float" office:value="395" calcext:value-type="float">
            <text:p>395</text:p>
          </table:table-cell>
          <table:table-cell table:formula="of:=[.A197]/[.H$2]" office:value-type="float" office:value="0.195402298850575" calcext:value-type="float">
            <text:p>0.195402298850575</text:p>
          </table:table-cell>
          <table:table-cell table:formula="of:=[.B197]/[.H$2]" office:value-type="float" office:value="0.19640179910045" calcext:value-type="float">
            <text:p>0.19640179910045</text:p>
          </table:table-cell>
          <table:table-cell table:formula="of:=[.C197]/[.H$2]" office:value-type="float" office:value="0.197401299350325" calcext:value-type="float">
            <text:p>0.197401299350325</text:p>
          </table:table-cell>
          <table:table-cell table:number-columns-repeated="2"/>
        </table:table-row>
        <table:table-row table:style-name="ro1">
          <table:table-cell table:formula="of:=[.A197]+2" office:value-type="float" office:value="393" calcext:value-type="float">
            <text:p>393</text:p>
          </table:table-cell>
          <table:table-cell table:formula="of:=[.B197]+2" office:value-type="float" office:value="395" calcext:value-type="float">
            <text:p>395</text:p>
          </table:table-cell>
          <table:table-cell table:formula="of:=[.C197]+2" office:value-type="float" office:value="397" calcext:value-type="float">
            <text:p>397</text:p>
          </table:table-cell>
          <table:table-cell table:formula="of:=[.A198]/[.H$2]" office:value-type="float" office:value="0.19640179910045" calcext:value-type="float">
            <text:p>0.19640179910045</text:p>
          </table:table-cell>
          <table:table-cell table:formula="of:=[.B198]/[.H$2]" office:value-type="float" office:value="0.197401299350325" calcext:value-type="float">
            <text:p>0.197401299350325</text:p>
          </table:table-cell>
          <table:table-cell table:formula="of:=[.C198]/[.H$2]" office:value-type="float" office:value="0.1984007996002" calcext:value-type="float">
            <text:p>0.1984007996002</text:p>
          </table:table-cell>
          <table:table-cell table:number-columns-repeated="2"/>
        </table:table-row>
        <table:table-row table:style-name="ro1">
          <table:table-cell table:formula="of:=[.A198]+2" office:value-type="float" office:value="395" calcext:value-type="float">
            <text:p>395</text:p>
          </table:table-cell>
          <table:table-cell table:formula="of:=[.B198]+2" office:value-type="float" office:value="397" calcext:value-type="float">
            <text:p>397</text:p>
          </table:table-cell>
          <table:table-cell table:formula="of:=[.C198]+2" office:value-type="float" office:value="399" calcext:value-type="float">
            <text:p>399</text:p>
          </table:table-cell>
          <table:table-cell table:formula="of:=[.A199]/[.H$2]" office:value-type="float" office:value="0.197401299350325" calcext:value-type="float">
            <text:p>0.197401299350325</text:p>
          </table:table-cell>
          <table:table-cell table:formula="of:=[.B199]/[.H$2]" office:value-type="float" office:value="0.1984007996002" calcext:value-type="float">
            <text:p>0.1984007996002</text:p>
          </table:table-cell>
          <table:table-cell table:formula="of:=[.C199]/[.H$2]" office:value-type="float" office:value="0.199400299850075" calcext:value-type="float">
            <text:p>0.199400299850075</text:p>
          </table:table-cell>
          <table:table-cell table:number-columns-repeated="2"/>
        </table:table-row>
        <table:table-row table:style-name="ro1">
          <table:table-cell table:formula="of:=[.A199]+2" office:value-type="float" office:value="397" calcext:value-type="float">
            <text:p>397</text:p>
          </table:table-cell>
          <table:table-cell table:formula="of:=[.B199]+2" office:value-type="float" office:value="399" calcext:value-type="float">
            <text:p>399</text:p>
          </table:table-cell>
          <table:table-cell table:formula="of:=[.C199]+2" office:value-type="float" office:value="401" calcext:value-type="float">
            <text:p>401</text:p>
          </table:table-cell>
          <table:table-cell table:formula="of:=[.A200]/[.H$2]" office:value-type="float" office:value="0.1984007996002" calcext:value-type="float">
            <text:p>0.1984007996002</text:p>
          </table:table-cell>
          <table:table-cell table:formula="of:=[.B200]/[.H$2]" office:value-type="float" office:value="0.199400299850075" calcext:value-type="float">
            <text:p>0.199400299850075</text:p>
          </table:table-cell>
          <table:table-cell table:formula="of:=[.C200]/[.H$2]" office:value-type="float" office:value="0.20039980009995" calcext:value-type="float">
            <text:p>0.20039980009995</text:p>
          </table:table-cell>
          <table:table-cell table:number-columns-repeated="2"/>
        </table:table-row>
        <table:table-row table:style-name="ro1">
          <table:table-cell table:formula="of:=[.A200]+2" office:value-type="float" office:value="399" calcext:value-type="float">
            <text:p>399</text:p>
          </table:table-cell>
          <table:table-cell table:formula="of:=[.B200]+2" office:value-type="float" office:value="401" calcext:value-type="float">
            <text:p>401</text:p>
          </table:table-cell>
          <table:table-cell table:formula="of:=[.C200]+2" office:value-type="float" office:value="403" calcext:value-type="float">
            <text:p>403</text:p>
          </table:table-cell>
          <table:table-cell table:formula="of:=[.A201]/[.H$2]" office:value-type="float" office:value="0.199400299850075" calcext:value-type="float">
            <text:p>0.199400299850075</text:p>
          </table:table-cell>
          <table:table-cell table:formula="of:=[.B201]/[.H$2]" office:value-type="float" office:value="0.20039980009995" calcext:value-type="float">
            <text:p>0.20039980009995</text:p>
          </table:table-cell>
          <table:table-cell table:formula="of:=[.C201]/[.H$2]" office:value-type="float" office:value="0.201399300349825" calcext:value-type="float">
            <text:p>0.201399300349825</text:p>
          </table:table-cell>
          <table:table-cell table:number-columns-repeated="2"/>
        </table:table-row>
        <table:table-row table:style-name="ro1">
          <table:table-cell table:formula="of:=[.A201]+2" office:value-type="float" office:value="401" calcext:value-type="float">
            <text:p>401</text:p>
          </table:table-cell>
          <table:table-cell table:formula="of:=[.B201]+2" office:value-type="float" office:value="403" calcext:value-type="float">
            <text:p>403</text:p>
          </table:table-cell>
          <table:table-cell table:formula="of:=[.C201]+2" office:value-type="float" office:value="405" calcext:value-type="float">
            <text:p>405</text:p>
          </table:table-cell>
          <table:table-cell table:formula="of:=[.A202]/[.H$2]" office:value-type="float" office:value="0.20039980009995" calcext:value-type="float">
            <text:p>0.20039980009995</text:p>
          </table:table-cell>
          <table:table-cell table:formula="of:=[.B202]/[.H$2]" office:value-type="float" office:value="0.201399300349825" calcext:value-type="float">
            <text:p>0.201399300349825</text:p>
          </table:table-cell>
          <table:table-cell table:formula="of:=[.C202]/[.H$2]" office:value-type="float" office:value="0.2023988005997" calcext:value-type="float">
            <text:p>0.2023988005997</text:p>
          </table:table-cell>
          <table:table-cell table:number-columns-repeated="2"/>
        </table:table-row>
        <table:table-row table:style-name="ro1">
          <table:table-cell table:formula="of:=[.A202]+2" office:value-type="float" office:value="403" calcext:value-type="float">
            <text:p>403</text:p>
          </table:table-cell>
          <table:table-cell table:formula="of:=[.B202]+2" office:value-type="float" office:value="405" calcext:value-type="float">
            <text:p>405</text:p>
          </table:table-cell>
          <table:table-cell table:formula="of:=[.C202]+2" office:value-type="float" office:value="407" calcext:value-type="float">
            <text:p>407</text:p>
          </table:table-cell>
          <table:table-cell table:formula="of:=[.A203]/[.H$2]" office:value-type="float" office:value="0.201399300349825" calcext:value-type="float">
            <text:p>0.201399300349825</text:p>
          </table:table-cell>
          <table:table-cell table:formula="of:=[.B203]/[.H$2]" office:value-type="float" office:value="0.2023988005997" calcext:value-type="float">
            <text:p>0.2023988005997</text:p>
          </table:table-cell>
          <table:table-cell table:formula="of:=[.C203]/[.H$2]" office:value-type="float" office:value="0.203398300849575" calcext:value-type="float">
            <text:p>0.203398300849575</text:p>
          </table:table-cell>
          <table:table-cell table:number-columns-repeated="2"/>
        </table:table-row>
        <table:table-row table:style-name="ro1">
          <table:table-cell table:formula="of:=[.A203]+2" office:value-type="float" office:value="405" calcext:value-type="float">
            <text:p>405</text:p>
          </table:table-cell>
          <table:table-cell table:formula="of:=[.B203]+2" office:value-type="float" office:value="407" calcext:value-type="float">
            <text:p>407</text:p>
          </table:table-cell>
          <table:table-cell table:formula="of:=[.C203]+2" office:value-type="float" office:value="409" calcext:value-type="float">
            <text:p>409</text:p>
          </table:table-cell>
          <table:table-cell table:formula="of:=[.A204]/[.H$2]" office:value-type="float" office:value="0.2023988005997" calcext:value-type="float">
            <text:p>0.2023988005997</text:p>
          </table:table-cell>
          <table:table-cell table:formula="of:=[.B204]/[.H$2]" office:value-type="float" office:value="0.203398300849575" calcext:value-type="float">
            <text:p>0.203398300849575</text:p>
          </table:table-cell>
          <table:table-cell table:formula="of:=[.C204]/[.H$2]" office:value-type="float" office:value="0.20439780109945" calcext:value-type="float">
            <text:p>0.20439780109945</text:p>
          </table:table-cell>
          <table:table-cell table:number-columns-repeated="2"/>
        </table:table-row>
        <table:table-row table:style-name="ro1">
          <table:table-cell table:formula="of:=[.A204]+2" office:value-type="float" office:value="407" calcext:value-type="float">
            <text:p>407</text:p>
          </table:table-cell>
          <table:table-cell table:formula="of:=[.B204]+2" office:value-type="float" office:value="409" calcext:value-type="float">
            <text:p>409</text:p>
          </table:table-cell>
          <table:table-cell table:formula="of:=[.C204]+2" office:value-type="float" office:value="411" calcext:value-type="float">
            <text:p>411</text:p>
          </table:table-cell>
          <table:table-cell table:formula="of:=[.A205]/[.H$2]" office:value-type="float" office:value="0.203398300849575" calcext:value-type="float">
            <text:p>0.203398300849575</text:p>
          </table:table-cell>
          <table:table-cell table:formula="of:=[.B205]/[.H$2]" office:value-type="float" office:value="0.20439780109945" calcext:value-type="float">
            <text:p>0.20439780109945</text:p>
          </table:table-cell>
          <table:table-cell table:formula="of:=[.C205]/[.H$2]" office:value-type="float" office:value="0.205397301349325" calcext:value-type="float">
            <text:p>0.205397301349325</text:p>
          </table:table-cell>
          <table:table-cell table:number-columns-repeated="2"/>
        </table:table-row>
        <table:table-row table:style-name="ro1">
          <table:table-cell table:formula="of:=[.A205]+2" office:value-type="float" office:value="409" calcext:value-type="float">
            <text:p>409</text:p>
          </table:table-cell>
          <table:table-cell table:formula="of:=[.B205]+2" office:value-type="float" office:value="411" calcext:value-type="float">
            <text:p>411</text:p>
          </table:table-cell>
          <table:table-cell table:formula="of:=[.C205]+2" office:value-type="float" office:value="413" calcext:value-type="float">
            <text:p>413</text:p>
          </table:table-cell>
          <table:table-cell table:formula="of:=[.A206]/[.H$2]" office:value-type="float" office:value="0.20439780109945" calcext:value-type="float">
            <text:p>0.20439780109945</text:p>
          </table:table-cell>
          <table:table-cell table:formula="of:=[.B206]/[.H$2]" office:value-type="float" office:value="0.205397301349325" calcext:value-type="float">
            <text:p>0.205397301349325</text:p>
          </table:table-cell>
          <table:table-cell table:formula="of:=[.C206]/[.H$2]" office:value-type="float" office:value="0.2063968015992" calcext:value-type="float">
            <text:p>0.2063968015992</text:p>
          </table:table-cell>
          <table:table-cell table:number-columns-repeated="2"/>
        </table:table-row>
        <table:table-row table:style-name="ro1">
          <table:table-cell table:formula="of:=[.A206]+2" office:value-type="float" office:value="411" calcext:value-type="float">
            <text:p>411</text:p>
          </table:table-cell>
          <table:table-cell table:formula="of:=[.B206]+2" office:value-type="float" office:value="413" calcext:value-type="float">
            <text:p>413</text:p>
          </table:table-cell>
          <table:table-cell table:formula="of:=[.C206]+2" office:value-type="float" office:value="415" calcext:value-type="float">
            <text:p>415</text:p>
          </table:table-cell>
          <table:table-cell table:formula="of:=[.A207]/[.H$2]" office:value-type="float" office:value="0.205397301349325" calcext:value-type="float">
            <text:p>0.205397301349325</text:p>
          </table:table-cell>
          <table:table-cell table:formula="of:=[.B207]/[.H$2]" office:value-type="float" office:value="0.2063968015992" calcext:value-type="float">
            <text:p>0.2063968015992</text:p>
          </table:table-cell>
          <table:table-cell table:formula="of:=[.C207]/[.H$2]" office:value-type="float" office:value="0.207396301849075" calcext:value-type="float">
            <text:p>0.207396301849075</text:p>
          </table:table-cell>
          <table:table-cell table:number-columns-repeated="2"/>
        </table:table-row>
        <table:table-row table:style-name="ro1">
          <table:table-cell table:formula="of:=[.A207]+2" office:value-type="float" office:value="413" calcext:value-type="float">
            <text:p>413</text:p>
          </table:table-cell>
          <table:table-cell table:formula="of:=[.B207]+2" office:value-type="float" office:value="415" calcext:value-type="float">
            <text:p>415</text:p>
          </table:table-cell>
          <table:table-cell table:formula="of:=[.C207]+2" office:value-type="float" office:value="417" calcext:value-type="float">
            <text:p>417</text:p>
          </table:table-cell>
          <table:table-cell table:formula="of:=[.A208]/[.H$2]" office:value-type="float" office:value="0.2063968015992" calcext:value-type="float">
            <text:p>0.2063968015992</text:p>
          </table:table-cell>
          <table:table-cell table:formula="of:=[.B208]/[.H$2]" office:value-type="float" office:value="0.207396301849075" calcext:value-type="float">
            <text:p>0.207396301849075</text:p>
          </table:table-cell>
          <table:table-cell table:formula="of:=[.C208]/[.H$2]" office:value-type="float" office:value="0.208395802098951" calcext:value-type="float">
            <text:p>0.208395802098951</text:p>
          </table:table-cell>
          <table:table-cell table:number-columns-repeated="2"/>
        </table:table-row>
        <table:table-row table:style-name="ro1">
          <table:table-cell table:formula="of:=[.A208]+2" office:value-type="float" office:value="415" calcext:value-type="float">
            <text:p>415</text:p>
          </table:table-cell>
          <table:table-cell table:formula="of:=[.B208]+2" office:value-type="float" office:value="417" calcext:value-type="float">
            <text:p>417</text:p>
          </table:table-cell>
          <table:table-cell table:formula="of:=[.C208]+2" office:value-type="float" office:value="419" calcext:value-type="float">
            <text:p>419</text:p>
          </table:table-cell>
          <table:table-cell table:formula="of:=[.A209]/[.H$2]" office:value-type="float" office:value="0.207396301849075" calcext:value-type="float">
            <text:p>0.207396301849075</text:p>
          </table:table-cell>
          <table:table-cell table:formula="of:=[.B209]/[.H$2]" office:value-type="float" office:value="0.208395802098951" calcext:value-type="float">
            <text:p>0.208395802098951</text:p>
          </table:table-cell>
          <table:table-cell table:formula="of:=[.C209]/[.H$2]" office:value-type="float" office:value="0.209395302348826" calcext:value-type="float">
            <text:p>0.209395302348826</text:p>
          </table:table-cell>
          <table:table-cell table:number-columns-repeated="2"/>
        </table:table-row>
        <table:table-row table:style-name="ro1">
          <table:table-cell table:formula="of:=[.A209]+2" office:value-type="float" office:value="417" calcext:value-type="float">
            <text:p>417</text:p>
          </table:table-cell>
          <table:table-cell table:formula="of:=[.B209]+2" office:value-type="float" office:value="419" calcext:value-type="float">
            <text:p>419</text:p>
          </table:table-cell>
          <table:table-cell table:formula="of:=[.C209]+2" office:value-type="float" office:value="421" calcext:value-type="float">
            <text:p>421</text:p>
          </table:table-cell>
          <table:table-cell table:formula="of:=[.A210]/[.H$2]" office:value-type="float" office:value="0.208395802098951" calcext:value-type="float">
            <text:p>0.208395802098951</text:p>
          </table:table-cell>
          <table:table-cell table:formula="of:=[.B210]/[.H$2]" office:value-type="float" office:value="0.209395302348826" calcext:value-type="float">
            <text:p>0.209395302348826</text:p>
          </table:table-cell>
          <table:table-cell table:formula="of:=[.C210]/[.H$2]" office:value-type="float" office:value="0.210394802598701" calcext:value-type="float">
            <text:p>0.210394802598701</text:p>
          </table:table-cell>
          <table:table-cell table:number-columns-repeated="2"/>
        </table:table-row>
        <table:table-row table:style-name="ro1">
          <table:table-cell table:formula="of:=[.A210]+2" office:value-type="float" office:value="419" calcext:value-type="float">
            <text:p>419</text:p>
          </table:table-cell>
          <table:table-cell table:formula="of:=[.B210]+2" office:value-type="float" office:value="421" calcext:value-type="float">
            <text:p>421</text:p>
          </table:table-cell>
          <table:table-cell table:formula="of:=[.C210]+2" office:value-type="float" office:value="423" calcext:value-type="float">
            <text:p>423</text:p>
          </table:table-cell>
          <table:table-cell table:formula="of:=[.A211]/[.H$2]" office:value-type="float" office:value="0.209395302348826" calcext:value-type="float">
            <text:p>0.209395302348826</text:p>
          </table:table-cell>
          <table:table-cell table:formula="of:=[.B211]/[.H$2]" office:value-type="float" office:value="0.210394802598701" calcext:value-type="float">
            <text:p>0.210394802598701</text:p>
          </table:table-cell>
          <table:table-cell table:formula="of:=[.C211]/[.H$2]" office:value-type="float" office:value="0.211394302848576" calcext:value-type="float">
            <text:p>0.211394302848576</text:p>
          </table:table-cell>
          <table:table-cell table:number-columns-repeated="2"/>
        </table:table-row>
        <table:table-row table:style-name="ro1">
          <table:table-cell table:formula="of:=[.A211]+2" office:value-type="float" office:value="421" calcext:value-type="float">
            <text:p>421</text:p>
          </table:table-cell>
          <table:table-cell table:formula="of:=[.B211]+2" office:value-type="float" office:value="423" calcext:value-type="float">
            <text:p>423</text:p>
          </table:table-cell>
          <table:table-cell table:formula="of:=[.C211]+2" office:value-type="float" office:value="425" calcext:value-type="float">
            <text:p>425</text:p>
          </table:table-cell>
          <table:table-cell table:formula="of:=[.A212]/[.H$2]" office:value-type="float" office:value="0.210394802598701" calcext:value-type="float">
            <text:p>0.210394802598701</text:p>
          </table:table-cell>
          <table:table-cell table:formula="of:=[.B212]/[.H$2]" office:value-type="float" office:value="0.211394302848576" calcext:value-type="float">
            <text:p>0.211394302848576</text:p>
          </table:table-cell>
          <table:table-cell table:formula="of:=[.C212]/[.H$2]" office:value-type="float" office:value="0.212393803098451" calcext:value-type="float">
            <text:p>0.212393803098451</text:p>
          </table:table-cell>
          <table:table-cell table:number-columns-repeated="2"/>
        </table:table-row>
        <table:table-row table:style-name="ro1">
          <table:table-cell table:formula="of:=[.A212]+2" office:value-type="float" office:value="423" calcext:value-type="float">
            <text:p>423</text:p>
          </table:table-cell>
          <table:table-cell table:formula="of:=[.B212]+2" office:value-type="float" office:value="425" calcext:value-type="float">
            <text:p>425</text:p>
          </table:table-cell>
          <table:table-cell table:formula="of:=[.C212]+2" office:value-type="float" office:value="427" calcext:value-type="float">
            <text:p>427</text:p>
          </table:table-cell>
          <table:table-cell table:formula="of:=[.A213]/[.H$2]" office:value-type="float" office:value="0.211394302848576" calcext:value-type="float">
            <text:p>0.211394302848576</text:p>
          </table:table-cell>
          <table:table-cell table:formula="of:=[.B213]/[.H$2]" office:value-type="float" office:value="0.212393803098451" calcext:value-type="float">
            <text:p>0.212393803098451</text:p>
          </table:table-cell>
          <table:table-cell table:formula="of:=[.C213]/[.H$2]" office:value-type="float" office:value="0.213393303348326" calcext:value-type="float">
            <text:p>0.213393303348326</text:p>
          </table:table-cell>
          <table:table-cell table:number-columns-repeated="2"/>
        </table:table-row>
        <table:table-row table:style-name="ro1">
          <table:table-cell table:formula="of:=[.A213]+2" office:value-type="float" office:value="425" calcext:value-type="float">
            <text:p>425</text:p>
          </table:table-cell>
          <table:table-cell table:formula="of:=[.B213]+2" office:value-type="float" office:value="427" calcext:value-type="float">
            <text:p>427</text:p>
          </table:table-cell>
          <table:table-cell table:formula="of:=[.C213]+2" office:value-type="float" office:value="429" calcext:value-type="float">
            <text:p>429</text:p>
          </table:table-cell>
          <table:table-cell table:formula="of:=[.A214]/[.H$2]" office:value-type="float" office:value="0.212393803098451" calcext:value-type="float">
            <text:p>0.212393803098451</text:p>
          </table:table-cell>
          <table:table-cell table:formula="of:=[.B214]/[.H$2]" office:value-type="float" office:value="0.213393303348326" calcext:value-type="float">
            <text:p>0.213393303348326</text:p>
          </table:table-cell>
          <table:table-cell table:formula="of:=[.C214]/[.H$2]" office:value-type="float" office:value="0.214392803598201" calcext:value-type="float">
            <text:p>0.214392803598201</text:p>
          </table:table-cell>
          <table:table-cell table:number-columns-repeated="2"/>
        </table:table-row>
        <table:table-row table:style-name="ro1">
          <table:table-cell table:formula="of:=[.A214]+2" office:value-type="float" office:value="427" calcext:value-type="float">
            <text:p>427</text:p>
          </table:table-cell>
          <table:table-cell table:formula="of:=[.B214]+2" office:value-type="float" office:value="429" calcext:value-type="float">
            <text:p>429</text:p>
          </table:table-cell>
          <table:table-cell table:formula="of:=[.C214]+2" office:value-type="float" office:value="431" calcext:value-type="float">
            <text:p>431</text:p>
          </table:table-cell>
          <table:table-cell table:formula="of:=[.A215]/[.H$2]" office:value-type="float" office:value="0.213393303348326" calcext:value-type="float">
            <text:p>0.213393303348326</text:p>
          </table:table-cell>
          <table:table-cell table:formula="of:=[.B215]/[.H$2]" office:value-type="float" office:value="0.214392803598201" calcext:value-type="float">
            <text:p>0.214392803598201</text:p>
          </table:table-cell>
          <table:table-cell table:formula="of:=[.C215]/[.H$2]" office:value-type="float" office:value="0.215392303848076" calcext:value-type="float">
            <text:p>0.215392303848076</text:p>
          </table:table-cell>
          <table:table-cell table:number-columns-repeated="2"/>
        </table:table-row>
        <table:table-row table:style-name="ro1">
          <table:table-cell table:formula="of:=[.A215]+2" office:value-type="float" office:value="429" calcext:value-type="float">
            <text:p>429</text:p>
          </table:table-cell>
          <table:table-cell table:formula="of:=[.B215]+2" office:value-type="float" office:value="431" calcext:value-type="float">
            <text:p>431</text:p>
          </table:table-cell>
          <table:table-cell table:formula="of:=[.C215]+2" office:value-type="float" office:value="433" calcext:value-type="float">
            <text:p>433</text:p>
          </table:table-cell>
          <table:table-cell table:formula="of:=[.A216]/[.H$2]" office:value-type="float" office:value="0.214392803598201" calcext:value-type="float">
            <text:p>0.214392803598201</text:p>
          </table:table-cell>
          <table:table-cell table:formula="of:=[.B216]/[.H$2]" office:value-type="float" office:value="0.215392303848076" calcext:value-type="float">
            <text:p>0.215392303848076</text:p>
          </table:table-cell>
          <table:table-cell table:formula="of:=[.C216]/[.H$2]" office:value-type="float" office:value="0.216391804097951" calcext:value-type="float">
            <text:p>0.216391804097951</text:p>
          </table:table-cell>
          <table:table-cell table:number-columns-repeated="2"/>
        </table:table-row>
        <table:table-row table:style-name="ro1">
          <table:table-cell table:formula="of:=[.A216]+2" office:value-type="float" office:value="431" calcext:value-type="float">
            <text:p>431</text:p>
          </table:table-cell>
          <table:table-cell table:formula="of:=[.B216]+2" office:value-type="float" office:value="433" calcext:value-type="float">
            <text:p>433</text:p>
          </table:table-cell>
          <table:table-cell table:formula="of:=[.C216]+2" office:value-type="float" office:value="435" calcext:value-type="float">
            <text:p>435</text:p>
          </table:table-cell>
          <table:table-cell table:formula="of:=[.A217]/[.H$2]" office:value-type="float" office:value="0.215392303848076" calcext:value-type="float">
            <text:p>0.215392303848076</text:p>
          </table:table-cell>
          <table:table-cell table:formula="of:=[.B217]/[.H$2]" office:value-type="float" office:value="0.216391804097951" calcext:value-type="float">
            <text:p>0.216391804097951</text:p>
          </table:table-cell>
          <table:table-cell table:formula="of:=[.C217]/[.H$2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table:formula="of:=[.A217]+2" office:value-type="float" office:value="433" calcext:value-type="float">
            <text:p>433</text:p>
          </table:table-cell>
          <table:table-cell table:formula="of:=[.B217]+2" office:value-type="float" office:value="435" calcext:value-type="float">
            <text:p>435</text:p>
          </table:table-cell>
          <table:table-cell table:formula="of:=[.C217]+2" office:value-type="float" office:value="437" calcext:value-type="float">
            <text:p>437</text:p>
          </table:table-cell>
          <table:table-cell table:formula="of:=[.A218]/[.H$2]" office:value-type="float" office:value="0.216391804097951" calcext:value-type="float">
            <text:p>0.216391804097951</text:p>
          </table:table-cell>
          <table:table-cell table:formula="of:=[.B218]/[.H$2]" office:value-type="float" office:value="0.217391304347826" calcext:value-type="float">
            <text:p>0.217391304347826</text:p>
          </table:table-cell>
          <table:table-cell table:formula="of:=[.C218]/[.H$2]" office:value-type="float" office:value="0.218390804597701" calcext:value-type="float">
            <text:p>0.218390804597701</text:p>
          </table:table-cell>
          <table:table-cell table:number-columns-repeated="2"/>
        </table:table-row>
        <table:table-row table:style-name="ro1">
          <table:table-cell table:formula="of:=[.A218]+2" office:value-type="float" office:value="435" calcext:value-type="float">
            <text:p>435</text:p>
          </table:table-cell>
          <table:table-cell table:formula="of:=[.B218]+2" office:value-type="float" office:value="437" calcext:value-type="float">
            <text:p>437</text:p>
          </table:table-cell>
          <table:table-cell table:formula="of:=[.C218]+2" office:value-type="float" office:value="439" calcext:value-type="float">
            <text:p>439</text:p>
          </table:table-cell>
          <table:table-cell table:formula="of:=[.A219]/[.H$2]" office:value-type="float" office:value="0.217391304347826" calcext:value-type="float">
            <text:p>0.217391304347826</text:p>
          </table:table-cell>
          <table:table-cell table:formula="of:=[.B219]/[.H$2]" office:value-type="float" office:value="0.218390804597701" calcext:value-type="float">
            <text:p>0.218390804597701</text:p>
          </table:table-cell>
          <table:table-cell table:formula="of:=[.C219]/[.H$2]" office:value-type="float" office:value="0.219390304847576" calcext:value-type="float">
            <text:p>0.219390304847576</text:p>
          </table:table-cell>
          <table:table-cell table:number-columns-repeated="2"/>
        </table:table-row>
        <table:table-row table:style-name="ro1">
          <table:table-cell table:formula="of:=[.A219]+2" office:value-type="float" office:value="437" calcext:value-type="float">
            <text:p>437</text:p>
          </table:table-cell>
          <table:table-cell table:formula="of:=[.B219]+2" office:value-type="float" office:value="439" calcext:value-type="float">
            <text:p>439</text:p>
          </table:table-cell>
          <table:table-cell table:formula="of:=[.C219]+2" office:value-type="float" office:value="441" calcext:value-type="float">
            <text:p>441</text:p>
          </table:table-cell>
          <table:table-cell table:formula="of:=[.A220]/[.H$2]" office:value-type="float" office:value="0.218390804597701" calcext:value-type="float">
            <text:p>0.218390804597701</text:p>
          </table:table-cell>
          <table:table-cell table:formula="of:=[.B220]/[.H$2]" office:value-type="float" office:value="0.219390304847576" calcext:value-type="float">
            <text:p>0.219390304847576</text:p>
          </table:table-cell>
          <table:table-cell table:formula="of:=[.C220]/[.H$2]" office:value-type="float" office:value="0.220389805097451" calcext:value-type="float">
            <text:p>0.220389805097451</text:p>
          </table:table-cell>
          <table:table-cell table:number-columns-repeated="2"/>
        </table:table-row>
        <table:table-row table:style-name="ro1">
          <table:table-cell table:formula="of:=[.A220]+2" office:value-type="float" office:value="439" calcext:value-type="float">
            <text:p>439</text:p>
          </table:table-cell>
          <table:table-cell table:formula="of:=[.B220]+2" office:value-type="float" office:value="441" calcext:value-type="float">
            <text:p>441</text:p>
          </table:table-cell>
          <table:table-cell table:formula="of:=[.C220]+2" office:value-type="float" office:value="443" calcext:value-type="float">
            <text:p>443</text:p>
          </table:table-cell>
          <table:table-cell table:formula="of:=[.A221]/[.H$2]" office:value-type="float" office:value="0.219390304847576" calcext:value-type="float">
            <text:p>0.219390304847576</text:p>
          </table:table-cell>
          <table:table-cell table:formula="of:=[.B221]/[.H$2]" office:value-type="float" office:value="0.220389805097451" calcext:value-type="float">
            <text:p>0.220389805097451</text:p>
          </table:table-cell>
          <table:table-cell table:formula="of:=[.C221]/[.H$2]" office:value-type="float" office:value="0.221389305347326" calcext:value-type="float">
            <text:p>0.221389305347326</text:p>
          </table:table-cell>
          <table:table-cell table:number-columns-repeated="2"/>
        </table:table-row>
        <table:table-row table:style-name="ro1">
          <table:table-cell table:formula="of:=[.A221]+2" office:value-type="float" office:value="441" calcext:value-type="float">
            <text:p>441</text:p>
          </table:table-cell>
          <table:table-cell table:formula="of:=[.B221]+2" office:value-type="float" office:value="443" calcext:value-type="float">
            <text:p>443</text:p>
          </table:table-cell>
          <table:table-cell table:formula="of:=[.C221]+2" office:value-type="float" office:value="445" calcext:value-type="float">
            <text:p>445</text:p>
          </table:table-cell>
          <table:table-cell table:formula="of:=[.A222]/[.H$2]" office:value-type="float" office:value="0.220389805097451" calcext:value-type="float">
            <text:p>0.220389805097451</text:p>
          </table:table-cell>
          <table:table-cell table:formula="of:=[.B222]/[.H$2]" office:value-type="float" office:value="0.221389305347326" calcext:value-type="float">
            <text:p>0.221389305347326</text:p>
          </table:table-cell>
          <table:table-cell table:formula="of:=[.C222]/[.H$2]" office:value-type="float" office:value="0.222388805597201" calcext:value-type="float">
            <text:p>0.222388805597201</text:p>
          </table:table-cell>
          <table:table-cell table:number-columns-repeated="2"/>
        </table:table-row>
        <table:table-row table:style-name="ro1">
          <table:table-cell table:formula="of:=[.A222]+2" office:value-type="float" office:value="443" calcext:value-type="float">
            <text:p>443</text:p>
          </table:table-cell>
          <table:table-cell table:formula="of:=[.B222]+2" office:value-type="float" office:value="445" calcext:value-type="float">
            <text:p>445</text:p>
          </table:table-cell>
          <table:table-cell table:formula="of:=[.C222]+2" office:value-type="float" office:value="447" calcext:value-type="float">
            <text:p>447</text:p>
          </table:table-cell>
          <table:table-cell table:formula="of:=[.A223]/[.H$2]" office:value-type="float" office:value="0.221389305347326" calcext:value-type="float">
            <text:p>0.221389305347326</text:p>
          </table:table-cell>
          <table:table-cell table:formula="of:=[.B223]/[.H$2]" office:value-type="float" office:value="0.222388805597201" calcext:value-type="float">
            <text:p>0.222388805597201</text:p>
          </table:table-cell>
          <table:table-cell table:formula="of:=[.C223]/[.H$2]" office:value-type="float" office:value="0.223388305847076" calcext:value-type="float">
            <text:p>0.223388305847076</text:p>
          </table:table-cell>
          <table:table-cell table:number-columns-repeated="2"/>
        </table:table-row>
        <table:table-row table:style-name="ro1">
          <table:table-cell table:formula="of:=[.A223]+2" office:value-type="float" office:value="445" calcext:value-type="float">
            <text:p>445</text:p>
          </table:table-cell>
          <table:table-cell table:formula="of:=[.B223]+2" office:value-type="float" office:value="447" calcext:value-type="float">
            <text:p>447</text:p>
          </table:table-cell>
          <table:table-cell table:formula="of:=[.C223]+2" office:value-type="float" office:value="449" calcext:value-type="float">
            <text:p>449</text:p>
          </table:table-cell>
          <table:table-cell table:formula="of:=[.A224]/[.H$2]" office:value-type="float" office:value="0.222388805597201" calcext:value-type="float">
            <text:p>0.222388805597201</text:p>
          </table:table-cell>
          <table:table-cell table:formula="of:=[.B224]/[.H$2]" office:value-type="float" office:value="0.223388305847076" calcext:value-type="float">
            <text:p>0.223388305847076</text:p>
          </table:table-cell>
          <table:table-cell table:formula="of:=[.C224]/[.H$2]" office:value-type="float" office:value="0.224387806096952" calcext:value-type="float">
            <text:p>0.224387806096952</text:p>
          </table:table-cell>
          <table:table-cell table:number-columns-repeated="2"/>
        </table:table-row>
        <table:table-row table:style-name="ro1">
          <table:table-cell table:formula="of:=[.A224]+2" office:value-type="float" office:value="447" calcext:value-type="float">
            <text:p>447</text:p>
          </table:table-cell>
          <table:table-cell table:formula="of:=[.B224]+2" office:value-type="float" office:value="449" calcext:value-type="float">
            <text:p>449</text:p>
          </table:table-cell>
          <table:table-cell table:formula="of:=[.C224]+2" office:value-type="float" office:value="451" calcext:value-type="float">
            <text:p>451</text:p>
          </table:table-cell>
          <table:table-cell table:formula="of:=[.A225]/[.H$2]" office:value-type="float" office:value="0.223388305847076" calcext:value-type="float">
            <text:p>0.223388305847076</text:p>
          </table:table-cell>
          <table:table-cell table:formula="of:=[.B225]/[.H$2]" office:value-type="float" office:value="0.224387806096952" calcext:value-type="float">
            <text:p>0.224387806096952</text:p>
          </table:table-cell>
          <table:table-cell table:formula="of:=[.C225]/[.H$2]" office:value-type="float" office:value="0.225387306346827" calcext:value-type="float">
            <text:p>0.225387306346827</text:p>
          </table:table-cell>
          <table:table-cell table:number-columns-repeated="2"/>
        </table:table-row>
        <table:table-row table:style-name="ro1">
          <table:table-cell table:formula="of:=[.A225]+2" office:value-type="float" office:value="449" calcext:value-type="float">
            <text:p>449</text:p>
          </table:table-cell>
          <table:table-cell table:formula="of:=[.B225]+2" office:value-type="float" office:value="451" calcext:value-type="float">
            <text:p>451</text:p>
          </table:table-cell>
          <table:table-cell table:formula="of:=[.C225]+2" office:value-type="float" office:value="453" calcext:value-type="float">
            <text:p>453</text:p>
          </table:table-cell>
          <table:table-cell table:formula="of:=[.A226]/[.H$2]" office:value-type="float" office:value="0.224387806096952" calcext:value-type="float">
            <text:p>0.224387806096952</text:p>
          </table:table-cell>
          <table:table-cell table:formula="of:=[.B226]/[.H$2]" office:value-type="float" office:value="0.225387306346827" calcext:value-type="float">
            <text:p>0.225387306346827</text:p>
          </table:table-cell>
          <table:table-cell table:formula="of:=[.C226]/[.H$2]" office:value-type="float" office:value="0.226386806596702" calcext:value-type="float">
            <text:p>0.226386806596702</text:p>
          </table:table-cell>
          <table:table-cell table:number-columns-repeated="2"/>
        </table:table-row>
        <table:table-row table:style-name="ro1">
          <table:table-cell table:formula="of:=[.A226]+2" office:value-type="float" office:value="451" calcext:value-type="float">
            <text:p>451</text:p>
          </table:table-cell>
          <table:table-cell table:formula="of:=[.B226]+2" office:value-type="float" office:value="453" calcext:value-type="float">
            <text:p>453</text:p>
          </table:table-cell>
          <table:table-cell table:formula="of:=[.C226]+2" office:value-type="float" office:value="455" calcext:value-type="float">
            <text:p>455</text:p>
          </table:table-cell>
          <table:table-cell table:formula="of:=[.A227]/[.H$2]" office:value-type="float" office:value="0.225387306346827" calcext:value-type="float">
            <text:p>0.225387306346827</text:p>
          </table:table-cell>
          <table:table-cell table:formula="of:=[.B227]/[.H$2]" office:value-type="float" office:value="0.226386806596702" calcext:value-type="float">
            <text:p>0.226386806596702</text:p>
          </table:table-cell>
          <table:table-cell table:formula="of:=[.C227]/[.H$2]" office:value-type="float" office:value="0.227386306846577" calcext:value-type="float">
            <text:p>0.227386306846577</text:p>
          </table:table-cell>
          <table:table-cell table:number-columns-repeated="2"/>
        </table:table-row>
        <table:table-row table:style-name="ro1">
          <table:table-cell table:formula="of:=[.A227]+2" office:value-type="float" office:value="453" calcext:value-type="float">
            <text:p>453</text:p>
          </table:table-cell>
          <table:table-cell table:formula="of:=[.B227]+2" office:value-type="float" office:value="455" calcext:value-type="float">
            <text:p>455</text:p>
          </table:table-cell>
          <table:table-cell table:formula="of:=[.C227]+2" office:value-type="float" office:value="457" calcext:value-type="float">
            <text:p>457</text:p>
          </table:table-cell>
          <table:table-cell table:formula="of:=[.A228]/[.H$2]" office:value-type="float" office:value="0.226386806596702" calcext:value-type="float">
            <text:p>0.226386806596702</text:p>
          </table:table-cell>
          <table:table-cell table:formula="of:=[.B228]/[.H$2]" office:value-type="float" office:value="0.227386306846577" calcext:value-type="float">
            <text:p>0.227386306846577</text:p>
          </table:table-cell>
          <table:table-cell table:formula="of:=[.C228]/[.H$2]" office:value-type="float" office:value="0.228385807096452" calcext:value-type="float">
            <text:p>0.228385807096452</text:p>
          </table:table-cell>
          <table:table-cell table:number-columns-repeated="2"/>
        </table:table-row>
        <table:table-row table:style-name="ro1">
          <table:table-cell table:formula="of:=[.A228]+2" office:value-type="float" office:value="455" calcext:value-type="float">
            <text:p>455</text:p>
          </table:table-cell>
          <table:table-cell table:formula="of:=[.B228]+2" office:value-type="float" office:value="457" calcext:value-type="float">
            <text:p>457</text:p>
          </table:table-cell>
          <table:table-cell table:formula="of:=[.C228]+2" office:value-type="float" office:value="459" calcext:value-type="float">
            <text:p>459</text:p>
          </table:table-cell>
          <table:table-cell table:formula="of:=[.A229]/[.H$2]" office:value-type="float" office:value="0.227386306846577" calcext:value-type="float">
            <text:p>0.227386306846577</text:p>
          </table:table-cell>
          <table:table-cell table:formula="of:=[.B229]/[.H$2]" office:value-type="float" office:value="0.228385807096452" calcext:value-type="float">
            <text:p>0.228385807096452</text:p>
          </table:table-cell>
          <table:table-cell table:formula="of:=[.C229]/[.H$2]" office:value-type="float" office:value="0.229385307346327" calcext:value-type="float">
            <text:p>0.229385307346327</text:p>
          </table:table-cell>
          <table:table-cell table:number-columns-repeated="2"/>
        </table:table-row>
        <table:table-row table:style-name="ro1">
          <table:table-cell table:formula="of:=[.A229]+2" office:value-type="float" office:value="457" calcext:value-type="float">
            <text:p>457</text:p>
          </table:table-cell>
          <table:table-cell table:formula="of:=[.B229]+2" office:value-type="float" office:value="459" calcext:value-type="float">
            <text:p>459</text:p>
          </table:table-cell>
          <table:table-cell table:formula="of:=[.C229]+2" office:value-type="float" office:value="461" calcext:value-type="float">
            <text:p>461</text:p>
          </table:table-cell>
          <table:table-cell table:formula="of:=[.A230]/[.H$2]" office:value-type="float" office:value="0.228385807096452" calcext:value-type="float">
            <text:p>0.228385807096452</text:p>
          </table:table-cell>
          <table:table-cell table:formula="of:=[.B230]/[.H$2]" office:value-type="float" office:value="0.229385307346327" calcext:value-type="float">
            <text:p>0.229385307346327</text:p>
          </table:table-cell>
          <table:table-cell table:formula="of:=[.C230]/[.H$2]" office:value-type="float" office:value="0.230384807596202" calcext:value-type="float">
            <text:p>0.230384807596202</text:p>
          </table:table-cell>
          <table:table-cell table:number-columns-repeated="2"/>
        </table:table-row>
        <table:table-row table:style-name="ro1">
          <table:table-cell table:formula="of:=[.A230]+2" office:value-type="float" office:value="459" calcext:value-type="float">
            <text:p>459</text:p>
          </table:table-cell>
          <table:table-cell table:formula="of:=[.B230]+2" office:value-type="float" office:value="461" calcext:value-type="float">
            <text:p>461</text:p>
          </table:table-cell>
          <table:table-cell table:formula="of:=[.C230]+2" office:value-type="float" office:value="463" calcext:value-type="float">
            <text:p>463</text:p>
          </table:table-cell>
          <table:table-cell table:formula="of:=[.A231]/[.H$2]" office:value-type="float" office:value="0.229385307346327" calcext:value-type="float">
            <text:p>0.229385307346327</text:p>
          </table:table-cell>
          <table:table-cell table:formula="of:=[.B231]/[.H$2]" office:value-type="float" office:value="0.230384807596202" calcext:value-type="float">
            <text:p>0.230384807596202</text:p>
          </table:table-cell>
          <table:table-cell table:formula="of:=[.C231]/[.H$2]" office:value-type="float" office:value="0.231384307846077" calcext:value-type="float">
            <text:p>0.231384307846077</text:p>
          </table:table-cell>
          <table:table-cell table:number-columns-repeated="2"/>
        </table:table-row>
        <table:table-row table:style-name="ro1">
          <table:table-cell table:formula="of:=[.A231]+2" office:value-type="float" office:value="461" calcext:value-type="float">
            <text:p>461</text:p>
          </table:table-cell>
          <table:table-cell table:formula="of:=[.B231]+2" office:value-type="float" office:value="463" calcext:value-type="float">
            <text:p>463</text:p>
          </table:table-cell>
          <table:table-cell table:formula="of:=[.C231]+2" office:value-type="float" office:value="465" calcext:value-type="float">
            <text:p>465</text:p>
          </table:table-cell>
          <table:table-cell table:formula="of:=[.A232]/[.H$2]" office:value-type="float" office:value="0.230384807596202" calcext:value-type="float">
            <text:p>0.230384807596202</text:p>
          </table:table-cell>
          <table:table-cell table:formula="of:=[.B232]/[.H$2]" office:value-type="float" office:value="0.231384307846077" calcext:value-type="float">
            <text:p>0.231384307846077</text:p>
          </table:table-cell>
          <table:table-cell table:formula="of:=[.C232]/[.H$2]" office:value-type="float" office:value="0.232383808095952" calcext:value-type="float">
            <text:p>0.232383808095952</text:p>
          </table:table-cell>
          <table:table-cell table:number-columns-repeated="2"/>
        </table:table-row>
        <table:table-row table:style-name="ro1">
          <table:table-cell table:formula="of:=[.A232]+2" office:value-type="float" office:value="463" calcext:value-type="float">
            <text:p>463</text:p>
          </table:table-cell>
          <table:table-cell table:formula="of:=[.B232]+2" office:value-type="float" office:value="465" calcext:value-type="float">
            <text:p>465</text:p>
          </table:table-cell>
          <table:table-cell table:formula="of:=[.C232]+2" office:value-type="float" office:value="467" calcext:value-type="float">
            <text:p>467</text:p>
          </table:table-cell>
          <table:table-cell table:formula="of:=[.A233]/[.H$2]" office:value-type="float" office:value="0.231384307846077" calcext:value-type="float">
            <text:p>0.231384307846077</text:p>
          </table:table-cell>
          <table:table-cell table:formula="of:=[.B233]/[.H$2]" office:value-type="float" office:value="0.232383808095952" calcext:value-type="float">
            <text:p>0.232383808095952</text:p>
          </table:table-cell>
          <table:table-cell table:formula="of:=[.C233]/[.H$2]" office:value-type="float" office:value="0.233383308345827" calcext:value-type="float">
            <text:p>0.233383308345827</text:p>
          </table:table-cell>
          <table:table-cell table:number-columns-repeated="2"/>
        </table:table-row>
        <table:table-row table:style-name="ro1">
          <table:table-cell table:formula="of:=[.A233]+2" office:value-type="float" office:value="465" calcext:value-type="float">
            <text:p>465</text:p>
          </table:table-cell>
          <table:table-cell table:formula="of:=[.B233]+2" office:value-type="float" office:value="467" calcext:value-type="float">
            <text:p>467</text:p>
          </table:table-cell>
          <table:table-cell table:formula="of:=[.C233]+2" office:value-type="float" office:value="469" calcext:value-type="float">
            <text:p>469</text:p>
          </table:table-cell>
          <table:table-cell table:formula="of:=[.A234]/[.H$2]" office:value-type="float" office:value="0.232383808095952" calcext:value-type="float">
            <text:p>0.232383808095952</text:p>
          </table:table-cell>
          <table:table-cell table:formula="of:=[.B234]/[.H$2]" office:value-type="float" office:value="0.233383308345827" calcext:value-type="float">
            <text:p>0.233383308345827</text:p>
          </table:table-cell>
          <table:table-cell table:formula="of:=[.C234]/[.H$2]" office:value-type="float" office:value="0.234382808595702" calcext:value-type="float">
            <text:p>0.234382808595702</text:p>
          </table:table-cell>
          <table:table-cell table:number-columns-repeated="2"/>
        </table:table-row>
        <table:table-row table:style-name="ro1">
          <table:table-cell table:formula="of:=[.A234]+2" office:value-type="float" office:value="467" calcext:value-type="float">
            <text:p>467</text:p>
          </table:table-cell>
          <table:table-cell table:formula="of:=[.B234]+2" office:value-type="float" office:value="469" calcext:value-type="float">
            <text:p>469</text:p>
          </table:table-cell>
          <table:table-cell table:formula="of:=[.C234]+2" office:value-type="float" office:value="471" calcext:value-type="float">
            <text:p>471</text:p>
          </table:table-cell>
          <table:table-cell table:formula="of:=[.A235]/[.H$2]" office:value-type="float" office:value="0.233383308345827" calcext:value-type="float">
            <text:p>0.233383308345827</text:p>
          </table:table-cell>
          <table:table-cell table:formula="of:=[.B235]/[.H$2]" office:value-type="float" office:value="0.234382808595702" calcext:value-type="float">
            <text:p>0.234382808595702</text:p>
          </table:table-cell>
          <table:table-cell table:formula="of:=[.C235]/[.H$2]" office:value-type="float" office:value="0.235382308845577" calcext:value-type="float">
            <text:p>0.235382308845577</text:p>
          </table:table-cell>
          <table:table-cell table:number-columns-repeated="2"/>
        </table:table-row>
        <table:table-row table:style-name="ro1">
          <table:table-cell table:formula="of:=[.A235]+2" office:value-type="float" office:value="469" calcext:value-type="float">
            <text:p>469</text:p>
          </table:table-cell>
          <table:table-cell table:formula="of:=[.B235]+2" office:value-type="float" office:value="471" calcext:value-type="float">
            <text:p>471</text:p>
          </table:table-cell>
          <table:table-cell table:formula="of:=[.C235]+2" office:value-type="float" office:value="473" calcext:value-type="float">
            <text:p>473</text:p>
          </table:table-cell>
          <table:table-cell table:formula="of:=[.A236]/[.H$2]" office:value-type="float" office:value="0.234382808595702" calcext:value-type="float">
            <text:p>0.234382808595702</text:p>
          </table:table-cell>
          <table:table-cell table:formula="of:=[.B236]/[.H$2]" office:value-type="float" office:value="0.235382308845577" calcext:value-type="float">
            <text:p>0.235382308845577</text:p>
          </table:table-cell>
          <table:table-cell table:formula="of:=[.C236]/[.H$2]" office:value-type="float" office:value="0.236381809095452" calcext:value-type="float">
            <text:p>0.236381809095452</text:p>
          </table:table-cell>
          <table:table-cell table:number-columns-repeated="2"/>
        </table:table-row>
        <table:table-row table:style-name="ro1">
          <table:table-cell table:formula="of:=[.A236]+2" office:value-type="float" office:value="471" calcext:value-type="float">
            <text:p>471</text:p>
          </table:table-cell>
          <table:table-cell table:formula="of:=[.B236]+2" office:value-type="float" office:value="473" calcext:value-type="float">
            <text:p>473</text:p>
          </table:table-cell>
          <table:table-cell table:formula="of:=[.C236]+2" office:value-type="float" office:value="475" calcext:value-type="float">
            <text:p>475</text:p>
          </table:table-cell>
          <table:table-cell table:formula="of:=[.A237]/[.H$2]" office:value-type="float" office:value="0.235382308845577" calcext:value-type="float">
            <text:p>0.235382308845577</text:p>
          </table:table-cell>
          <table:table-cell table:formula="of:=[.B237]/[.H$2]" office:value-type="float" office:value="0.236381809095452" calcext:value-type="float">
            <text:p>0.236381809095452</text:p>
          </table:table-cell>
          <table:table-cell table:formula="of:=[.C237]/[.H$2]" office:value-type="float" office:value="0.237381309345327" calcext:value-type="float">
            <text:p>0.237381309345327</text:p>
          </table:table-cell>
          <table:table-cell table:number-columns-repeated="2"/>
        </table:table-row>
        <table:table-row table:style-name="ro1">
          <table:table-cell table:formula="of:=[.A237]+2" office:value-type="float" office:value="473" calcext:value-type="float">
            <text:p>473</text:p>
          </table:table-cell>
          <table:table-cell table:formula="of:=[.B237]+2" office:value-type="float" office:value="475" calcext:value-type="float">
            <text:p>475</text:p>
          </table:table-cell>
          <table:table-cell table:formula="of:=[.C237]+2" office:value-type="float" office:value="477" calcext:value-type="float">
            <text:p>477</text:p>
          </table:table-cell>
          <table:table-cell table:formula="of:=[.A238]/[.H$2]" office:value-type="float" office:value="0.236381809095452" calcext:value-type="float">
            <text:p>0.236381809095452</text:p>
          </table:table-cell>
          <table:table-cell table:formula="of:=[.B238]/[.H$2]" office:value-type="float" office:value="0.237381309345327" calcext:value-type="float">
            <text:p>0.237381309345327</text:p>
          </table:table-cell>
          <table:table-cell table:formula="of:=[.C238]/[.H$2]" office:value-type="float" office:value="0.238380809595202" calcext:value-type="float">
            <text:p>0.238380809595202</text:p>
          </table:table-cell>
          <table:table-cell table:number-columns-repeated="2"/>
        </table:table-row>
        <table:table-row table:style-name="ro1">
          <table:table-cell table:formula="of:=[.A238]+2" office:value-type="float" office:value="475" calcext:value-type="float">
            <text:p>475</text:p>
          </table:table-cell>
          <table:table-cell table:formula="of:=[.B238]+2" office:value-type="float" office:value="477" calcext:value-type="float">
            <text:p>477</text:p>
          </table:table-cell>
          <table:table-cell table:formula="of:=[.C238]+2" office:value-type="float" office:value="479" calcext:value-type="float">
            <text:p>479</text:p>
          </table:table-cell>
          <table:table-cell table:formula="of:=[.A239]/[.H$2]" office:value-type="float" office:value="0.237381309345327" calcext:value-type="float">
            <text:p>0.237381309345327</text:p>
          </table:table-cell>
          <table:table-cell table:formula="of:=[.B239]/[.H$2]" office:value-type="float" office:value="0.238380809595202" calcext:value-type="float">
            <text:p>0.238380809595202</text:p>
          </table:table-cell>
          <table:table-cell table:formula="of:=[.C239]/[.H$2]" office:value-type="float" office:value="0.239380309845077" calcext:value-type="float">
            <text:p>0.239380309845077</text:p>
          </table:table-cell>
          <table:table-cell table:number-columns-repeated="2"/>
        </table:table-row>
        <table:table-row table:style-name="ro1">
          <table:table-cell table:formula="of:=[.A239]+2" office:value-type="float" office:value="477" calcext:value-type="float">
            <text:p>477</text:p>
          </table:table-cell>
          <table:table-cell table:formula="of:=[.B239]+2" office:value-type="float" office:value="479" calcext:value-type="float">
            <text:p>479</text:p>
          </table:table-cell>
          <table:table-cell table:formula="of:=[.C239]+2" office:value-type="float" office:value="481" calcext:value-type="float">
            <text:p>481</text:p>
          </table:table-cell>
          <table:table-cell table:formula="of:=[.A240]/[.H$2]" office:value-type="float" office:value="0.238380809595202" calcext:value-type="float">
            <text:p>0.238380809595202</text:p>
          </table:table-cell>
          <table:table-cell table:formula="of:=[.B240]/[.H$2]" office:value-type="float" office:value="0.239380309845077" calcext:value-type="float">
            <text:p>0.239380309845077</text:p>
          </table:table-cell>
          <table:table-cell table:formula="of:=[.C240]/[.H$2]" office:value-type="float" office:value="0.240379810094952" calcext:value-type="float">
            <text:p>0.240379810094952</text:p>
          </table:table-cell>
          <table:table-cell table:number-columns-repeated="2"/>
        </table:table-row>
        <table:table-row table:style-name="ro1">
          <table:table-cell table:formula="of:=[.A240]+2" office:value-type="float" office:value="479" calcext:value-type="float">
            <text:p>479</text:p>
          </table:table-cell>
          <table:table-cell table:formula="of:=[.B240]+2" office:value-type="float" office:value="481" calcext:value-type="float">
            <text:p>481</text:p>
          </table:table-cell>
          <table:table-cell table:formula="of:=[.C240]+2" office:value-type="float" office:value="483" calcext:value-type="float">
            <text:p>483</text:p>
          </table:table-cell>
          <table:table-cell table:formula="of:=[.A241]/[.H$2]" office:value-type="float" office:value="0.239380309845077" calcext:value-type="float">
            <text:p>0.239380309845077</text:p>
          </table:table-cell>
          <table:table-cell table:formula="of:=[.B241]/[.H$2]" office:value-type="float" office:value="0.240379810094952" calcext:value-type="float">
            <text:p>0.240379810094952</text:p>
          </table:table-cell>
          <table:table-cell table:formula="of:=[.C241]/[.H$2]" office:value-type="float" office:value="0.241379310344828" calcext:value-type="float">
            <text:p>0.241379310344828</text:p>
          </table:table-cell>
          <table:table-cell table:number-columns-repeated="2"/>
        </table:table-row>
        <table:table-row table:style-name="ro1">
          <table:table-cell table:formula="of:=[.A241]+2" office:value-type="float" office:value="481" calcext:value-type="float">
            <text:p>481</text:p>
          </table:table-cell>
          <table:table-cell table:formula="of:=[.B241]+2" office:value-type="float" office:value="483" calcext:value-type="float">
            <text:p>483</text:p>
          </table:table-cell>
          <table:table-cell table:formula="of:=[.C241]+2" office:value-type="float" office:value="485" calcext:value-type="float">
            <text:p>485</text:p>
          </table:table-cell>
          <table:table-cell table:formula="of:=[.A242]/[.H$2]" office:value-type="float" office:value="0.240379810094952" calcext:value-type="float">
            <text:p>0.240379810094952</text:p>
          </table:table-cell>
          <table:table-cell table:formula="of:=[.B242]/[.H$2]" office:value-type="float" office:value="0.241379310344828" calcext:value-type="float">
            <text:p>0.241379310344828</text:p>
          </table:table-cell>
          <table:table-cell table:formula="of:=[.C242]/[.H$2]" office:value-type="float" office:value="0.242378810594703" calcext:value-type="float">
            <text:p>0.242378810594703</text:p>
          </table:table-cell>
          <table:table-cell table:number-columns-repeated="2"/>
        </table:table-row>
        <table:table-row table:style-name="ro1">
          <table:table-cell table:formula="of:=[.A242]+2" office:value-type="float" office:value="483" calcext:value-type="float">
            <text:p>483</text:p>
          </table:table-cell>
          <table:table-cell table:formula="of:=[.B242]+2" office:value-type="float" office:value="485" calcext:value-type="float">
            <text:p>485</text:p>
          </table:table-cell>
          <table:table-cell table:formula="of:=[.C242]+2" office:value-type="float" office:value="487" calcext:value-type="float">
            <text:p>487</text:p>
          </table:table-cell>
          <table:table-cell table:formula="of:=[.A243]/[.H$2]" office:value-type="float" office:value="0.241379310344828" calcext:value-type="float">
            <text:p>0.241379310344828</text:p>
          </table:table-cell>
          <table:table-cell table:formula="of:=[.B243]/[.H$2]" office:value-type="float" office:value="0.242378810594703" calcext:value-type="float">
            <text:p>0.242378810594703</text:p>
          </table:table-cell>
          <table:table-cell table:formula="of:=[.C243]/[.H$2]" office:value-type="float" office:value="0.243378310844578" calcext:value-type="float">
            <text:p>0.243378310844578</text:p>
          </table:table-cell>
          <table:table-cell table:number-columns-repeated="2"/>
        </table:table-row>
        <table:table-row table:style-name="ro1">
          <table:table-cell table:formula="of:=[.A243]+2" office:value-type="float" office:value="485" calcext:value-type="float">
            <text:p>485</text:p>
          </table:table-cell>
          <table:table-cell table:formula="of:=[.B243]+2" office:value-type="float" office:value="487" calcext:value-type="float">
            <text:p>487</text:p>
          </table:table-cell>
          <table:table-cell table:formula="of:=[.C243]+2" office:value-type="float" office:value="489" calcext:value-type="float">
            <text:p>489</text:p>
          </table:table-cell>
          <table:table-cell table:formula="of:=[.A244]/[.H$2]" office:value-type="float" office:value="0.242378810594703" calcext:value-type="float">
            <text:p>0.242378810594703</text:p>
          </table:table-cell>
          <table:table-cell table:formula="of:=[.B244]/[.H$2]" office:value-type="float" office:value="0.243378310844578" calcext:value-type="float">
            <text:p>0.243378310844578</text:p>
          </table:table-cell>
          <table:table-cell table:formula="of:=[.C244]/[.H$2]" office:value-type="float" office:value="0.244377811094453" calcext:value-type="float">
            <text:p>0.244377811094453</text:p>
          </table:table-cell>
          <table:table-cell table:number-columns-repeated="2"/>
        </table:table-row>
        <table:table-row table:style-name="ro1">
          <table:table-cell table:formula="of:=[.A244]+2" office:value-type="float" office:value="487" calcext:value-type="float">
            <text:p>487</text:p>
          </table:table-cell>
          <table:table-cell table:formula="of:=[.B244]+2" office:value-type="float" office:value="489" calcext:value-type="float">
            <text:p>489</text:p>
          </table:table-cell>
          <table:table-cell table:formula="of:=[.C244]+2" office:value-type="float" office:value="491" calcext:value-type="float">
            <text:p>491</text:p>
          </table:table-cell>
          <table:table-cell table:formula="of:=[.A245]/[.H$2]" office:value-type="float" office:value="0.243378310844578" calcext:value-type="float">
            <text:p>0.243378310844578</text:p>
          </table:table-cell>
          <table:table-cell table:formula="of:=[.B245]/[.H$2]" office:value-type="float" office:value="0.244377811094453" calcext:value-type="float">
            <text:p>0.244377811094453</text:p>
          </table:table-cell>
          <table:table-cell table:formula="of:=[.C245]/[.H$2]" office:value-type="float" office:value="0.245377311344328" calcext:value-type="float">
            <text:p>0.245377311344328</text:p>
          </table:table-cell>
          <table:table-cell table:number-columns-repeated="2"/>
        </table:table-row>
        <table:table-row table:style-name="ro1">
          <table:table-cell table:formula="of:=[.A245]+2" office:value-type="float" office:value="489" calcext:value-type="float">
            <text:p>489</text:p>
          </table:table-cell>
          <table:table-cell table:formula="of:=[.B245]+2" office:value-type="float" office:value="491" calcext:value-type="float">
            <text:p>491</text:p>
          </table:table-cell>
          <table:table-cell table:formula="of:=[.C245]+2" office:value-type="float" office:value="493" calcext:value-type="float">
            <text:p>493</text:p>
          </table:table-cell>
          <table:table-cell table:formula="of:=[.A246]/[.H$2]" office:value-type="float" office:value="0.244377811094453" calcext:value-type="float">
            <text:p>0.244377811094453</text:p>
          </table:table-cell>
          <table:table-cell table:formula="of:=[.B246]/[.H$2]" office:value-type="float" office:value="0.245377311344328" calcext:value-type="float">
            <text:p>0.245377311344328</text:p>
          </table:table-cell>
          <table:table-cell table:formula="of:=[.C246]/[.H$2]" office:value-type="float" office:value="0.246376811594203" calcext:value-type="float">
            <text:p>0.246376811594203</text:p>
          </table:table-cell>
          <table:table-cell table:number-columns-repeated="2"/>
        </table:table-row>
        <table:table-row table:style-name="ro1">
          <table:table-cell table:formula="of:=[.A246]+2" office:value-type="float" office:value="491" calcext:value-type="float">
            <text:p>491</text:p>
          </table:table-cell>
          <table:table-cell table:formula="of:=[.B246]+2" office:value-type="float" office:value="493" calcext:value-type="float">
            <text:p>493</text:p>
          </table:table-cell>
          <table:table-cell table:formula="of:=[.C246]+2" office:value-type="float" office:value="495" calcext:value-type="float">
            <text:p>495</text:p>
          </table:table-cell>
          <table:table-cell table:formula="of:=[.A247]/[.H$2]" office:value-type="float" office:value="0.245377311344328" calcext:value-type="float">
            <text:p>0.245377311344328</text:p>
          </table:table-cell>
          <table:table-cell table:formula="of:=[.B247]/[.H$2]" office:value-type="float" office:value="0.246376811594203" calcext:value-type="float">
            <text:p>0.246376811594203</text:p>
          </table:table-cell>
          <table:table-cell table:formula="of:=[.C247]/[.H$2]" office:value-type="float" office:value="0.247376311844078" calcext:value-type="float">
            <text:p>0.247376311844078</text:p>
          </table:table-cell>
          <table:table-cell table:number-columns-repeated="2"/>
        </table:table-row>
        <table:table-row table:style-name="ro1">
          <table:table-cell table:formula="of:=[.A247]+2" office:value-type="float" office:value="493" calcext:value-type="float">
            <text:p>493</text:p>
          </table:table-cell>
          <table:table-cell table:formula="of:=[.B247]+2" office:value-type="float" office:value="495" calcext:value-type="float">
            <text:p>495</text:p>
          </table:table-cell>
          <table:table-cell table:formula="of:=[.C247]+2" office:value-type="float" office:value="497" calcext:value-type="float">
            <text:p>497</text:p>
          </table:table-cell>
          <table:table-cell table:formula="of:=[.A248]/[.H$2]" office:value-type="float" office:value="0.246376811594203" calcext:value-type="float">
            <text:p>0.246376811594203</text:p>
          </table:table-cell>
          <table:table-cell table:formula="of:=[.B248]/[.H$2]" office:value-type="float" office:value="0.247376311844078" calcext:value-type="float">
            <text:p>0.247376311844078</text:p>
          </table:table-cell>
          <table:table-cell table:formula="of:=[.C248]/[.H$2]" office:value-type="float" office:value="0.248375812093953" calcext:value-type="float">
            <text:p>0.248375812093953</text:p>
          </table:table-cell>
          <table:table-cell table:number-columns-repeated="2"/>
        </table:table-row>
        <table:table-row table:style-name="ro1">
          <table:table-cell table:formula="of:=[.A248]+2" office:value-type="float" office:value="495" calcext:value-type="float">
            <text:p>495</text:p>
          </table:table-cell>
          <table:table-cell table:formula="of:=[.B248]+2" office:value-type="float" office:value="497" calcext:value-type="float">
            <text:p>497</text:p>
          </table:table-cell>
          <table:table-cell table:formula="of:=[.C248]+2" office:value-type="float" office:value="499" calcext:value-type="float">
            <text:p>499</text:p>
          </table:table-cell>
          <table:table-cell table:formula="of:=[.A249]/[.H$2]" office:value-type="float" office:value="0.247376311844078" calcext:value-type="float">
            <text:p>0.247376311844078</text:p>
          </table:table-cell>
          <table:table-cell table:formula="of:=[.B249]/[.H$2]" office:value-type="float" office:value="0.248375812093953" calcext:value-type="float">
            <text:p>0.248375812093953</text:p>
          </table:table-cell>
          <table:table-cell table:formula="of:=[.C249]/[.H$2]" office:value-type="float" office:value="0.249375312343828" calcext:value-type="float">
            <text:p>0.249375312343828</text:p>
          </table:table-cell>
          <table:table-cell table:number-columns-repeated="2"/>
        </table:table-row>
        <table:table-row table:style-name="ro1">
          <table:table-cell table:formula="of:=[.A249]+2" office:value-type="float" office:value="497" calcext:value-type="float">
            <text:p>497</text:p>
          </table:table-cell>
          <table:table-cell table:formula="of:=[.B249]+2" office:value-type="float" office:value="499" calcext:value-type="float">
            <text:p>499</text:p>
          </table:table-cell>
          <table:table-cell table:formula="of:=[.C249]+2" office:value-type="float" office:value="501" calcext:value-type="float">
            <text:p>501</text:p>
          </table:table-cell>
          <table:table-cell table:formula="of:=[.A250]/[.H$2]" office:value-type="float" office:value="0.248375812093953" calcext:value-type="float">
            <text:p>0.248375812093953</text:p>
          </table:table-cell>
          <table:table-cell table:formula="of:=[.B250]/[.H$2]" office:value-type="float" office:value="0.249375312343828" calcext:value-type="float">
            <text:p>0.249375312343828</text:p>
          </table:table-cell>
          <table:table-cell table:formula="of:=[.C250]/[.H$2]" office:value-type="float" office:value="0.250374812593703" calcext:value-type="float">
            <text:p>0.250374812593703</text:p>
          </table:table-cell>
          <table:table-cell table:number-columns-repeated="2"/>
        </table:table-row>
        <table:table-row table:style-name="ro1">
          <table:table-cell table:formula="of:=[.A250]+2" office:value-type="float" office:value="499" calcext:value-type="float">
            <text:p>499</text:p>
          </table:table-cell>
          <table:table-cell table:formula="of:=[.B250]+2" office:value-type="float" office:value="501" calcext:value-type="float">
            <text:p>501</text:p>
          </table:table-cell>
          <table:table-cell table:formula="of:=[.C250]+2" office:value-type="float" office:value="503" calcext:value-type="float">
            <text:p>503</text:p>
          </table:table-cell>
          <table:table-cell table:formula="of:=[.A251]/[.H$2]" office:value-type="float" office:value="0.249375312343828" calcext:value-type="float">
            <text:p>0.249375312343828</text:p>
          </table:table-cell>
          <table:table-cell table:formula="of:=[.B251]/[.H$2]" office:value-type="float" office:value="0.250374812593703" calcext:value-type="float">
            <text:p>0.250374812593703</text:p>
          </table:table-cell>
          <table:table-cell table:formula="of:=[.C251]/[.H$2]" office:value-type="float" office:value="0.251374312843578" calcext:value-type="float">
            <text:p>0.251374312843578</text:p>
          </table:table-cell>
          <table:table-cell table:number-columns-repeated="2"/>
        </table:table-row>
        <table:table-row table:style-name="ro1">
          <table:table-cell table:formula="of:=[.A251]+2" office:value-type="float" office:value="501" calcext:value-type="float">
            <text:p>501</text:p>
          </table:table-cell>
          <table:table-cell table:formula="of:=[.B251]+2" office:value-type="float" office:value="503" calcext:value-type="float">
            <text:p>503</text:p>
          </table:table-cell>
          <table:table-cell table:formula="of:=[.C251]+2" office:value-type="float" office:value="505" calcext:value-type="float">
            <text:p>505</text:p>
          </table:table-cell>
          <table:table-cell table:formula="of:=[.A252]/[.H$2]" office:value-type="float" office:value="0.250374812593703" calcext:value-type="float">
            <text:p>0.250374812593703</text:p>
          </table:table-cell>
          <table:table-cell table:formula="of:=[.B252]/[.H$2]" office:value-type="float" office:value="0.251374312843578" calcext:value-type="float">
            <text:p>0.251374312843578</text:p>
          </table:table-cell>
          <table:table-cell table:formula="of:=[.C252]/[.H$2]" office:value-type="float" office:value="0.252373813093453" calcext:value-type="float">
            <text:p>0.252373813093453</text:p>
          </table:table-cell>
          <table:table-cell table:number-columns-repeated="2"/>
        </table:table-row>
        <table:table-row table:style-name="ro1">
          <table:table-cell table:formula="of:=[.A252]+2" office:value-type="float" office:value="503" calcext:value-type="float">
            <text:p>503</text:p>
          </table:table-cell>
          <table:table-cell table:formula="of:=[.B252]+2" office:value-type="float" office:value="505" calcext:value-type="float">
            <text:p>505</text:p>
          </table:table-cell>
          <table:table-cell table:formula="of:=[.C252]+2" office:value-type="float" office:value="507" calcext:value-type="float">
            <text:p>507</text:p>
          </table:table-cell>
          <table:table-cell table:formula="of:=[.A253]/[.H$2]" office:value-type="float" office:value="0.251374312843578" calcext:value-type="float">
            <text:p>0.251374312843578</text:p>
          </table:table-cell>
          <table:table-cell table:formula="of:=[.B253]/[.H$2]" office:value-type="float" office:value="0.252373813093453" calcext:value-type="float">
            <text:p>0.252373813093453</text:p>
          </table:table-cell>
          <table:table-cell table:formula="of:=[.C253]/[.H$2]" office:value-type="float" office:value="0.253373313343328" calcext:value-type="float">
            <text:p>0.253373313343328</text:p>
          </table:table-cell>
          <table:table-cell table:number-columns-repeated="2"/>
        </table:table-row>
        <table:table-row table:style-name="ro1">
          <table:table-cell table:formula="of:=[.A253]+2" office:value-type="float" office:value="505" calcext:value-type="float">
            <text:p>505</text:p>
          </table:table-cell>
          <table:table-cell table:formula="of:=[.B253]+2" office:value-type="float" office:value="507" calcext:value-type="float">
            <text:p>507</text:p>
          </table:table-cell>
          <table:table-cell table:formula="of:=[.C253]+2" office:value-type="float" office:value="509" calcext:value-type="float">
            <text:p>509</text:p>
          </table:table-cell>
          <table:table-cell table:formula="of:=[.A254]/[.H$2]" office:value-type="float" office:value="0.252373813093453" calcext:value-type="float">
            <text:p>0.252373813093453</text:p>
          </table:table-cell>
          <table:table-cell table:formula="of:=[.B254]/[.H$2]" office:value-type="float" office:value="0.253373313343328" calcext:value-type="float">
            <text:p>0.253373313343328</text:p>
          </table:table-cell>
          <table:table-cell table:formula="of:=[.C254]/[.H$2]" office:value-type="float" office:value="0.254372813593203" calcext:value-type="float">
            <text:p>0.254372813593203</text:p>
          </table:table-cell>
          <table:table-cell table:number-columns-repeated="2"/>
        </table:table-row>
        <table:table-row table:style-name="ro1">
          <table:table-cell table:formula="of:=[.A254]+2" office:value-type="float" office:value="507" calcext:value-type="float">
            <text:p>507</text:p>
          </table:table-cell>
          <table:table-cell table:formula="of:=[.B254]+2" office:value-type="float" office:value="509" calcext:value-type="float">
            <text:p>509</text:p>
          </table:table-cell>
          <table:table-cell table:formula="of:=[.C254]+2" office:value-type="float" office:value="511" calcext:value-type="float">
            <text:p>511</text:p>
          </table:table-cell>
          <table:table-cell table:formula="of:=[.A255]/[.H$2]" office:value-type="float" office:value="0.253373313343328" calcext:value-type="float">
            <text:p>0.253373313343328</text:p>
          </table:table-cell>
          <table:table-cell table:formula="of:=[.B255]/[.H$2]" office:value-type="float" office:value="0.254372813593203" calcext:value-type="float">
            <text:p>0.254372813593203</text:p>
          </table:table-cell>
          <table:table-cell table:formula="of:=[.C255]/[.H$2]" office:value-type="float" office:value="0.255372313843078" calcext:value-type="float">
            <text:p>0.255372313843078</text:p>
          </table:table-cell>
          <table:table-cell table:number-columns-repeated="2"/>
        </table:table-row>
        <table:table-row table:style-name="ro1">
          <table:table-cell table:formula="of:=[.A255]+2" office:value-type="float" office:value="509" calcext:value-type="float">
            <text:p>509</text:p>
          </table:table-cell>
          <table:table-cell table:formula="of:=[.B255]+2" office:value-type="float" office:value="511" calcext:value-type="float">
            <text:p>511</text:p>
          </table:table-cell>
          <table:table-cell table:formula="of:=[.C255]+2" office:value-type="float" office:value="513" calcext:value-type="float">
            <text:p>513</text:p>
          </table:table-cell>
          <table:table-cell table:formula="of:=[.A256]/[.H$2]" office:value-type="float" office:value="0.254372813593203" calcext:value-type="float">
            <text:p>0.254372813593203</text:p>
          </table:table-cell>
          <table:table-cell table:formula="of:=[.B256]/[.H$2]" office:value-type="float" office:value="0.255372313843078" calcext:value-type="float">
            <text:p>0.255372313843078</text:p>
          </table:table-cell>
          <table:table-cell table:formula="of:=[.C256]/[.H$2]" office:value-type="float" office:value="0.256371814092953" calcext:value-type="float">
            <text:p>0.256371814092953</text:p>
          </table:table-cell>
          <table:table-cell table:number-columns-repeated="2"/>
        </table:table-row>
        <table:table-row table:style-name="ro1">
          <table:table-cell table:formula="of:=[.A256]+2" office:value-type="float" office:value="511" calcext:value-type="float">
            <text:p>511</text:p>
          </table:table-cell>
          <table:table-cell table:formula="of:=[.B256]+2" office:value-type="float" office:value="513" calcext:value-type="float">
            <text:p>513</text:p>
          </table:table-cell>
          <table:table-cell table:formula="of:=[.C256]+2" office:value-type="float" office:value="515" calcext:value-type="float">
            <text:p>515</text:p>
          </table:table-cell>
          <table:table-cell table:formula="of:=[.A257]/[.H$2]" office:value-type="float" office:value="0.255372313843078" calcext:value-type="float">
            <text:p>0.255372313843078</text:p>
          </table:table-cell>
          <table:table-cell table:formula="of:=[.B257]/[.H$2]" office:value-type="float" office:value="0.256371814092953" calcext:value-type="float">
            <text:p>0.256371814092953</text:p>
          </table:table-cell>
          <table:table-cell table:formula="of:=[.C257]/[.H$2]" office:value-type="float" office:value="0.257371314342829" calcext:value-type="float">
            <text:p>0.257371314342829</text:p>
          </table:table-cell>
          <table:table-cell table:number-columns-repeated="2"/>
        </table:table-row>
        <table:table-row table:style-name="ro1">
          <table:table-cell table:formula="of:=[.A257]+2" office:value-type="float" office:value="513" calcext:value-type="float">
            <text:p>513</text:p>
          </table:table-cell>
          <table:table-cell table:formula="of:=[.B257]+2" office:value-type="float" office:value="515" calcext:value-type="float">
            <text:p>515</text:p>
          </table:table-cell>
          <table:table-cell table:formula="of:=[.C257]+2" office:value-type="float" office:value="517" calcext:value-type="float">
            <text:p>517</text:p>
          </table:table-cell>
          <table:table-cell table:formula="of:=[.A258]/[.H$2]" office:value-type="float" office:value="0.256371814092953" calcext:value-type="float">
            <text:p>0.256371814092953</text:p>
          </table:table-cell>
          <table:table-cell table:formula="of:=[.B258]/[.H$2]" office:value-type="float" office:value="0.257371314342829" calcext:value-type="float">
            <text:p>0.257371314342829</text:p>
          </table:table-cell>
          <table:table-cell table:formula="of:=[.C258]/[.H$2]" office:value-type="float" office:value="0.258370814592704" calcext:value-type="float">
            <text:p>0.258370814592704</text:p>
          </table:table-cell>
          <table:table-cell table:number-columns-repeated="2"/>
        </table:table-row>
        <table:table-row table:style-name="ro1">
          <table:table-cell table:formula="of:=[.A258]+2" office:value-type="float" office:value="515" calcext:value-type="float">
            <text:p>515</text:p>
          </table:table-cell>
          <table:table-cell table:formula="of:=[.B258]+2" office:value-type="float" office:value="517" calcext:value-type="float">
            <text:p>517</text:p>
          </table:table-cell>
          <table:table-cell table:formula="of:=[.C258]+2" office:value-type="float" office:value="519" calcext:value-type="float">
            <text:p>519</text:p>
          </table:table-cell>
          <table:table-cell table:formula="of:=[.A259]/[.H$2]" office:value-type="float" office:value="0.257371314342829" calcext:value-type="float">
            <text:p>0.257371314342829</text:p>
          </table:table-cell>
          <table:table-cell table:formula="of:=[.B259]/[.H$2]" office:value-type="float" office:value="0.258370814592704" calcext:value-type="float">
            <text:p>0.258370814592704</text:p>
          </table:table-cell>
          <table:table-cell table:formula="of:=[.C259]/[.H$2]" office:value-type="float" office:value="0.259370314842579" calcext:value-type="float">
            <text:p>0.259370314842579</text:p>
          </table:table-cell>
          <table:table-cell table:number-columns-repeated="2"/>
        </table:table-row>
        <table:table-row table:style-name="ro1">
          <table:table-cell table:formula="of:=[.A259]+2" office:value-type="float" office:value="517" calcext:value-type="float">
            <text:p>517</text:p>
          </table:table-cell>
          <table:table-cell table:formula="of:=[.B259]+2" office:value-type="float" office:value="519" calcext:value-type="float">
            <text:p>519</text:p>
          </table:table-cell>
          <table:table-cell table:formula="of:=[.C259]+2" office:value-type="float" office:value="521" calcext:value-type="float">
            <text:p>521</text:p>
          </table:table-cell>
          <table:table-cell table:formula="of:=[.A260]/[.H$2]" office:value-type="float" office:value="0.258370814592704" calcext:value-type="float">
            <text:p>0.258370814592704</text:p>
          </table:table-cell>
          <table:table-cell table:formula="of:=[.B260]/[.H$2]" office:value-type="float" office:value="0.259370314842579" calcext:value-type="float">
            <text:p>0.259370314842579</text:p>
          </table:table-cell>
          <table:table-cell table:formula="of:=[.C260]/[.H$2]" office:value-type="float" office:value="0.260369815092454" calcext:value-type="float">
            <text:p>0.260369815092454</text:p>
          </table:table-cell>
          <table:table-cell table:number-columns-repeated="2"/>
        </table:table-row>
        <table:table-row table:style-name="ro1">
          <table:table-cell table:formula="of:=[.A260]+2" office:value-type="float" office:value="519" calcext:value-type="float">
            <text:p>519</text:p>
          </table:table-cell>
          <table:table-cell table:formula="of:=[.B260]+2" office:value-type="float" office:value="521" calcext:value-type="float">
            <text:p>521</text:p>
          </table:table-cell>
          <table:table-cell table:formula="of:=[.C260]+2" office:value-type="float" office:value="523" calcext:value-type="float">
            <text:p>523</text:p>
          </table:table-cell>
          <table:table-cell table:formula="of:=[.A261]/[.H$2]" office:value-type="float" office:value="0.259370314842579" calcext:value-type="float">
            <text:p>0.259370314842579</text:p>
          </table:table-cell>
          <table:table-cell table:formula="of:=[.B261]/[.H$2]" office:value-type="float" office:value="0.260369815092454" calcext:value-type="float">
            <text:p>0.260369815092454</text:p>
          </table:table-cell>
          <table:table-cell table:formula="of:=[.C261]/[.H$2]" office:value-type="float" office:value="0.261369315342329" calcext:value-type="float">
            <text:p>0.261369315342329</text:p>
          </table:table-cell>
          <table:table-cell table:number-columns-repeated="2"/>
        </table:table-row>
        <table:table-row table:style-name="ro1">
          <table:table-cell table:formula="of:=[.A261]+2" office:value-type="float" office:value="521" calcext:value-type="float">
            <text:p>521</text:p>
          </table:table-cell>
          <table:table-cell table:formula="of:=[.B261]+2" office:value-type="float" office:value="523" calcext:value-type="float">
            <text:p>523</text:p>
          </table:table-cell>
          <table:table-cell table:formula="of:=[.C261]+2" office:value-type="float" office:value="525" calcext:value-type="float">
            <text:p>525</text:p>
          </table:table-cell>
          <table:table-cell table:formula="of:=[.A262]/[.H$2]" office:value-type="float" office:value="0.260369815092454" calcext:value-type="float">
            <text:p>0.260369815092454</text:p>
          </table:table-cell>
          <table:table-cell table:formula="of:=[.B262]/[.H$2]" office:value-type="float" office:value="0.261369315342329" calcext:value-type="float">
            <text:p>0.261369315342329</text:p>
          </table:table-cell>
          <table:table-cell table:formula="of:=[.C262]/[.H$2]" office:value-type="float" office:value="0.262368815592204" calcext:value-type="float">
            <text:p>0.262368815592204</text:p>
          </table:table-cell>
          <table:table-cell table:number-columns-repeated="2"/>
        </table:table-row>
        <table:table-row table:style-name="ro1">
          <table:table-cell table:formula="of:=[.A262]+2" office:value-type="float" office:value="523" calcext:value-type="float">
            <text:p>523</text:p>
          </table:table-cell>
          <table:table-cell table:formula="of:=[.B262]+2" office:value-type="float" office:value="525" calcext:value-type="float">
            <text:p>525</text:p>
          </table:table-cell>
          <table:table-cell table:formula="of:=[.C262]+2" office:value-type="float" office:value="527" calcext:value-type="float">
            <text:p>527</text:p>
          </table:table-cell>
          <table:table-cell table:formula="of:=[.A263]/[.H$2]" office:value-type="float" office:value="0.261369315342329" calcext:value-type="float">
            <text:p>0.261369315342329</text:p>
          </table:table-cell>
          <table:table-cell table:formula="of:=[.B263]/[.H$2]" office:value-type="float" office:value="0.262368815592204" calcext:value-type="float">
            <text:p>0.262368815592204</text:p>
          </table:table-cell>
          <table:table-cell table:formula="of:=[.C263]/[.H$2]" office:value-type="float" office:value="0.263368315842079" calcext:value-type="float">
            <text:p>0.263368315842079</text:p>
          </table:table-cell>
          <table:table-cell table:number-columns-repeated="2"/>
        </table:table-row>
        <table:table-row table:style-name="ro1">
          <table:table-cell table:formula="of:=[.A263]+2" office:value-type="float" office:value="525" calcext:value-type="float">
            <text:p>525</text:p>
          </table:table-cell>
          <table:table-cell table:formula="of:=[.B263]+2" office:value-type="float" office:value="527" calcext:value-type="float">
            <text:p>527</text:p>
          </table:table-cell>
          <table:table-cell table:formula="of:=[.C263]+2" office:value-type="float" office:value="529" calcext:value-type="float">
            <text:p>529</text:p>
          </table:table-cell>
          <table:table-cell table:formula="of:=[.A264]/[.H$2]" office:value-type="float" office:value="0.262368815592204" calcext:value-type="float">
            <text:p>0.262368815592204</text:p>
          </table:table-cell>
          <table:table-cell table:formula="of:=[.B264]/[.H$2]" office:value-type="float" office:value="0.263368315842079" calcext:value-type="float">
            <text:p>0.263368315842079</text:p>
          </table:table-cell>
          <table:table-cell table:formula="of:=[.C264]/[.H$2]" office:value-type="float" office:value="0.264367816091954" calcext:value-type="float">
            <text:p>0.264367816091954</text:p>
          </table:table-cell>
          <table:table-cell table:number-columns-repeated="2"/>
        </table:table-row>
        <table:table-row table:style-name="ro1">
          <table:table-cell table:formula="of:=[.A264]+2" office:value-type="float" office:value="527" calcext:value-type="float">
            <text:p>527</text:p>
          </table:table-cell>
          <table:table-cell table:formula="of:=[.B264]+2" office:value-type="float" office:value="529" calcext:value-type="float">
            <text:p>529</text:p>
          </table:table-cell>
          <table:table-cell table:formula="of:=[.C264]+2" office:value-type="float" office:value="531" calcext:value-type="float">
            <text:p>531</text:p>
          </table:table-cell>
          <table:table-cell table:formula="of:=[.A265]/[.H$2]" office:value-type="float" office:value="0.263368315842079" calcext:value-type="float">
            <text:p>0.263368315842079</text:p>
          </table:table-cell>
          <table:table-cell table:formula="of:=[.B265]/[.H$2]" office:value-type="float" office:value="0.264367816091954" calcext:value-type="float">
            <text:p>0.264367816091954</text:p>
          </table:table-cell>
          <table:table-cell table:formula="of:=[.C265]/[.H$2]" office:value-type="float" office:value="0.265367316341829" calcext:value-type="float">
            <text:p>0.265367316341829</text:p>
          </table:table-cell>
          <table:table-cell table:number-columns-repeated="2"/>
        </table:table-row>
        <table:table-row table:style-name="ro1">
          <table:table-cell table:formula="of:=[.A265]+2" office:value-type="float" office:value="529" calcext:value-type="float">
            <text:p>529</text:p>
          </table:table-cell>
          <table:table-cell table:formula="of:=[.B265]+2" office:value-type="float" office:value="531" calcext:value-type="float">
            <text:p>531</text:p>
          </table:table-cell>
          <table:table-cell table:formula="of:=[.C265]+2" office:value-type="float" office:value="533" calcext:value-type="float">
            <text:p>533</text:p>
          </table:table-cell>
          <table:table-cell table:formula="of:=[.A266]/[.H$2]" office:value-type="float" office:value="0.264367816091954" calcext:value-type="float">
            <text:p>0.264367816091954</text:p>
          </table:table-cell>
          <table:table-cell table:formula="of:=[.B266]/[.H$2]" office:value-type="float" office:value="0.265367316341829" calcext:value-type="float">
            <text:p>0.265367316341829</text:p>
          </table:table-cell>
          <table:table-cell table:formula="of:=[.C266]/[.H$2]" office:value-type="float" office:value="0.266366816591704" calcext:value-type="float">
            <text:p>0.266366816591704</text:p>
          </table:table-cell>
          <table:table-cell table:number-columns-repeated="2"/>
        </table:table-row>
        <table:table-row table:style-name="ro1">
          <table:table-cell table:formula="of:=[.A266]+2" office:value-type="float" office:value="531" calcext:value-type="float">
            <text:p>531</text:p>
          </table:table-cell>
          <table:table-cell table:formula="of:=[.B266]+2" office:value-type="float" office:value="533" calcext:value-type="float">
            <text:p>533</text:p>
          </table:table-cell>
          <table:table-cell table:formula="of:=[.C266]+2" office:value-type="float" office:value="535" calcext:value-type="float">
            <text:p>535</text:p>
          </table:table-cell>
          <table:table-cell table:formula="of:=[.A267]/[.H$2]" office:value-type="float" office:value="0.265367316341829" calcext:value-type="float">
            <text:p>0.265367316341829</text:p>
          </table:table-cell>
          <table:table-cell table:formula="of:=[.B267]/[.H$2]" office:value-type="float" office:value="0.266366816591704" calcext:value-type="float">
            <text:p>0.266366816591704</text:p>
          </table:table-cell>
          <table:table-cell table:formula="of:=[.C267]/[.H$2]" office:value-type="float" office:value="0.267366316841579" calcext:value-type="float">
            <text:p>0.267366316841579</text:p>
          </table:table-cell>
          <table:table-cell table:number-columns-repeated="2"/>
        </table:table-row>
        <table:table-row table:style-name="ro1">
          <table:table-cell table:formula="of:=[.A267]+2" office:value-type="float" office:value="533" calcext:value-type="float">
            <text:p>533</text:p>
          </table:table-cell>
          <table:table-cell table:formula="of:=[.B267]+2" office:value-type="float" office:value="535" calcext:value-type="float">
            <text:p>535</text:p>
          </table:table-cell>
          <table:table-cell table:formula="of:=[.C267]+2" office:value-type="float" office:value="537" calcext:value-type="float">
            <text:p>537</text:p>
          </table:table-cell>
          <table:table-cell table:formula="of:=[.A268]/[.H$2]" office:value-type="float" office:value="0.266366816591704" calcext:value-type="float">
            <text:p>0.266366816591704</text:p>
          </table:table-cell>
          <table:table-cell table:formula="of:=[.B268]/[.H$2]" office:value-type="float" office:value="0.267366316841579" calcext:value-type="float">
            <text:p>0.267366316841579</text:p>
          </table:table-cell>
          <table:table-cell table:formula="of:=[.C268]/[.H$2]" office:value-type="float" office:value="0.268365817091454" calcext:value-type="float">
            <text:p>0.268365817091454</text:p>
          </table:table-cell>
          <table:table-cell table:number-columns-repeated="2"/>
        </table:table-row>
        <table:table-row table:style-name="ro1">
          <table:table-cell table:formula="of:=[.A268]+2" office:value-type="float" office:value="535" calcext:value-type="float">
            <text:p>535</text:p>
          </table:table-cell>
          <table:table-cell table:formula="of:=[.B268]+2" office:value-type="float" office:value="537" calcext:value-type="float">
            <text:p>537</text:p>
          </table:table-cell>
          <table:table-cell table:formula="of:=[.C268]+2" office:value-type="float" office:value="539" calcext:value-type="float">
            <text:p>539</text:p>
          </table:table-cell>
          <table:table-cell table:formula="of:=[.A269]/[.H$2]" office:value-type="float" office:value="0.267366316841579" calcext:value-type="float">
            <text:p>0.267366316841579</text:p>
          </table:table-cell>
          <table:table-cell table:formula="of:=[.B269]/[.H$2]" office:value-type="float" office:value="0.268365817091454" calcext:value-type="float">
            <text:p>0.268365817091454</text:p>
          </table:table-cell>
          <table:table-cell table:formula="of:=[.C269]/[.H$2]" office:value-type="float" office:value="0.269365317341329" calcext:value-type="float">
            <text:p>0.269365317341329</text:p>
          </table:table-cell>
          <table:table-cell table:number-columns-repeated="2"/>
        </table:table-row>
        <table:table-row table:style-name="ro1">
          <table:table-cell table:formula="of:=[.A269]+2" office:value-type="float" office:value="537" calcext:value-type="float">
            <text:p>537</text:p>
          </table:table-cell>
          <table:table-cell table:formula="of:=[.B269]+2" office:value-type="float" office:value="539" calcext:value-type="float">
            <text:p>539</text:p>
          </table:table-cell>
          <table:table-cell table:formula="of:=[.C269]+2" office:value-type="float" office:value="541" calcext:value-type="float">
            <text:p>541</text:p>
          </table:table-cell>
          <table:table-cell table:formula="of:=[.A270]/[.H$2]" office:value-type="float" office:value="0.268365817091454" calcext:value-type="float">
            <text:p>0.268365817091454</text:p>
          </table:table-cell>
          <table:table-cell table:formula="of:=[.B270]/[.H$2]" office:value-type="float" office:value="0.269365317341329" calcext:value-type="float">
            <text:p>0.269365317341329</text:p>
          </table:table-cell>
          <table:table-cell table:formula="of:=[.C270]/[.H$2]" office:value-type="float" office:value="0.270364817591204" calcext:value-type="float">
            <text:p>0.270364817591204</text:p>
          </table:table-cell>
          <table:table-cell table:number-columns-repeated="2"/>
        </table:table-row>
        <table:table-row table:style-name="ro1">
          <table:table-cell table:formula="of:=[.A270]+2" office:value-type="float" office:value="539" calcext:value-type="float">
            <text:p>539</text:p>
          </table:table-cell>
          <table:table-cell table:formula="of:=[.B270]+2" office:value-type="float" office:value="541" calcext:value-type="float">
            <text:p>541</text:p>
          </table:table-cell>
          <table:table-cell table:formula="of:=[.C270]+2" office:value-type="float" office:value="543" calcext:value-type="float">
            <text:p>543</text:p>
          </table:table-cell>
          <table:table-cell table:formula="of:=[.A271]/[.H$2]" office:value-type="float" office:value="0.269365317341329" calcext:value-type="float">
            <text:p>0.269365317341329</text:p>
          </table:table-cell>
          <table:table-cell table:formula="of:=[.B271]/[.H$2]" office:value-type="float" office:value="0.270364817591204" calcext:value-type="float">
            <text:p>0.270364817591204</text:p>
          </table:table-cell>
          <table:table-cell table:formula="of:=[.C271]/[.H$2]" office:value-type="float" office:value="0.271364317841079" calcext:value-type="float">
            <text:p>0.271364317841079</text:p>
          </table:table-cell>
          <table:table-cell table:number-columns-repeated="2"/>
        </table:table-row>
        <table:table-row table:style-name="ro1">
          <table:table-cell table:formula="of:=[.A271]+2" office:value-type="float" office:value="541" calcext:value-type="float">
            <text:p>541</text:p>
          </table:table-cell>
          <table:table-cell table:formula="of:=[.B271]+2" office:value-type="float" office:value="543" calcext:value-type="float">
            <text:p>543</text:p>
          </table:table-cell>
          <table:table-cell table:formula="of:=[.C271]+2" office:value-type="float" office:value="545" calcext:value-type="float">
            <text:p>545</text:p>
          </table:table-cell>
          <table:table-cell table:formula="of:=[.A272]/[.H$2]" office:value-type="float" office:value="0.270364817591204" calcext:value-type="float">
            <text:p>0.270364817591204</text:p>
          </table:table-cell>
          <table:table-cell table:formula="of:=[.B272]/[.H$2]" office:value-type="float" office:value="0.271364317841079" calcext:value-type="float">
            <text:p>0.271364317841079</text:p>
          </table:table-cell>
          <table:table-cell table:formula="of:=[.C272]/[.H$2]" office:value-type="float" office:value="0.272363818090954" calcext:value-type="float">
            <text:p>0.272363818090954</text:p>
          </table:table-cell>
          <table:table-cell table:number-columns-repeated="2"/>
        </table:table-row>
        <table:table-row table:style-name="ro1">
          <table:table-cell table:formula="of:=[.A272]+2" office:value-type="float" office:value="543" calcext:value-type="float">
            <text:p>543</text:p>
          </table:table-cell>
          <table:table-cell table:formula="of:=[.B272]+2" office:value-type="float" office:value="545" calcext:value-type="float">
            <text:p>545</text:p>
          </table:table-cell>
          <table:table-cell table:formula="of:=[.C272]+2" office:value-type="float" office:value="547" calcext:value-type="float">
            <text:p>547</text:p>
          </table:table-cell>
          <table:table-cell table:formula="of:=[.A273]/[.H$2]" office:value-type="float" office:value="0.271364317841079" calcext:value-type="float">
            <text:p>0.271364317841079</text:p>
          </table:table-cell>
          <table:table-cell table:formula="of:=[.B273]/[.H$2]" office:value-type="float" office:value="0.272363818090954" calcext:value-type="float">
            <text:p>0.272363818090954</text:p>
          </table:table-cell>
          <table:table-cell table:formula="of:=[.C273]/[.H$2]" office:value-type="float" office:value="0.27336331834083" calcext:value-type="float">
            <text:p>0.27336331834083</text:p>
          </table:table-cell>
          <table:table-cell table:number-columns-repeated="2"/>
        </table:table-row>
        <table:table-row table:style-name="ro1">
          <table:table-cell table:formula="of:=[.A273]+2" office:value-type="float" office:value="545" calcext:value-type="float">
            <text:p>545</text:p>
          </table:table-cell>
          <table:table-cell table:formula="of:=[.B273]+2" office:value-type="float" office:value="547" calcext:value-type="float">
            <text:p>547</text:p>
          </table:table-cell>
          <table:table-cell table:formula="of:=[.C273]+2" office:value-type="float" office:value="549" calcext:value-type="float">
            <text:p>549</text:p>
          </table:table-cell>
          <table:table-cell table:formula="of:=[.A274]/[.H$2]" office:value-type="float" office:value="0.272363818090954" calcext:value-type="float">
            <text:p>0.272363818090954</text:p>
          </table:table-cell>
          <table:table-cell table:formula="of:=[.B274]/[.H$2]" office:value-type="float" office:value="0.27336331834083" calcext:value-type="float">
            <text:p>0.27336331834083</text:p>
          </table:table-cell>
          <table:table-cell table:formula="of:=[.C274]/[.H$2]" office:value-type="float" office:value="0.274362818590705" calcext:value-type="float">
            <text:p>0.274362818590705</text:p>
          </table:table-cell>
          <table:table-cell table:number-columns-repeated="2"/>
        </table:table-row>
        <table:table-row table:style-name="ro1">
          <table:table-cell table:formula="of:=[.A274]+2" office:value-type="float" office:value="547" calcext:value-type="float">
            <text:p>547</text:p>
          </table:table-cell>
          <table:table-cell table:formula="of:=[.B274]+2" office:value-type="float" office:value="549" calcext:value-type="float">
            <text:p>549</text:p>
          </table:table-cell>
          <table:table-cell table:formula="of:=[.C274]+2" office:value-type="float" office:value="551" calcext:value-type="float">
            <text:p>551</text:p>
          </table:table-cell>
          <table:table-cell table:formula="of:=[.A275]/[.H$2]" office:value-type="float" office:value="0.27336331834083" calcext:value-type="float">
            <text:p>0.27336331834083</text:p>
          </table:table-cell>
          <table:table-cell table:formula="of:=[.B275]/[.H$2]" office:value-type="float" office:value="0.274362818590705" calcext:value-type="float">
            <text:p>0.274362818590705</text:p>
          </table:table-cell>
          <table:table-cell table:formula="of:=[.C275]/[.H$2]" office:value-type="float" office:value="0.27536231884058" calcext:value-type="float">
            <text:p>0.27536231884058</text:p>
          </table:table-cell>
          <table:table-cell table:number-columns-repeated="2"/>
        </table:table-row>
        <table:table-row table:style-name="ro1">
          <table:table-cell table:formula="of:=[.A275]+2" office:value-type="float" office:value="549" calcext:value-type="float">
            <text:p>549</text:p>
          </table:table-cell>
          <table:table-cell table:formula="of:=[.B275]+2" office:value-type="float" office:value="551" calcext:value-type="float">
            <text:p>551</text:p>
          </table:table-cell>
          <table:table-cell table:formula="of:=[.C275]+2" office:value-type="float" office:value="553" calcext:value-type="float">
            <text:p>553</text:p>
          </table:table-cell>
          <table:table-cell table:formula="of:=[.A276]/[.H$2]" office:value-type="float" office:value="0.274362818590705" calcext:value-type="float">
            <text:p>0.274362818590705</text:p>
          </table:table-cell>
          <table:table-cell table:formula="of:=[.B276]/[.H$2]" office:value-type="float" office:value="0.27536231884058" calcext:value-type="float">
            <text:p>0.27536231884058</text:p>
          </table:table-cell>
          <table:table-cell table:formula="of:=[.C276]/[.H$2]" office:value-type="float" office:value="0.276361819090455" calcext:value-type="float">
            <text:p>0.276361819090455</text:p>
          </table:table-cell>
          <table:table-cell table:number-columns-repeated="2"/>
        </table:table-row>
        <table:table-row table:style-name="ro1">
          <table:table-cell table:formula="of:=[.A276]+2" office:value-type="float" office:value="551" calcext:value-type="float">
            <text:p>551</text:p>
          </table:table-cell>
          <table:table-cell table:formula="of:=[.B276]+2" office:value-type="float" office:value="553" calcext:value-type="float">
            <text:p>553</text:p>
          </table:table-cell>
          <table:table-cell table:formula="of:=[.C276]+2" office:value-type="float" office:value="555" calcext:value-type="float">
            <text:p>555</text:p>
          </table:table-cell>
          <table:table-cell table:formula="of:=[.A277]/[.H$2]" office:value-type="float" office:value="0.27536231884058" calcext:value-type="float">
            <text:p>0.27536231884058</text:p>
          </table:table-cell>
          <table:table-cell table:formula="of:=[.B277]/[.H$2]" office:value-type="float" office:value="0.276361819090455" calcext:value-type="float">
            <text:p>0.276361819090455</text:p>
          </table:table-cell>
          <table:table-cell table:formula="of:=[.C277]/[.H$2]" office:value-type="float" office:value="0.27736131934033" calcext:value-type="float">
            <text:p>0.27736131934033</text:p>
          </table:table-cell>
          <table:table-cell table:number-columns-repeated="2"/>
        </table:table-row>
        <table:table-row table:style-name="ro1">
          <table:table-cell table:formula="of:=[.A277]+2" office:value-type="float" office:value="553" calcext:value-type="float">
            <text:p>553</text:p>
          </table:table-cell>
          <table:table-cell table:formula="of:=[.B277]+2" office:value-type="float" office:value="555" calcext:value-type="float">
            <text:p>555</text:p>
          </table:table-cell>
          <table:table-cell table:formula="of:=[.C277]+2" office:value-type="float" office:value="557" calcext:value-type="float">
            <text:p>557</text:p>
          </table:table-cell>
          <table:table-cell table:formula="of:=[.A278]/[.H$2]" office:value-type="float" office:value="0.276361819090455" calcext:value-type="float">
            <text:p>0.276361819090455</text:p>
          </table:table-cell>
          <table:table-cell table:formula="of:=[.B278]/[.H$2]" office:value-type="float" office:value="0.27736131934033" calcext:value-type="float">
            <text:p>0.27736131934033</text:p>
          </table:table-cell>
          <table:table-cell table:formula="of:=[.C278]/[.H$2]" office:value-type="float" office:value="0.278360819590205" calcext:value-type="float">
            <text:p>0.278360819590205</text:p>
          </table:table-cell>
          <table:table-cell table:number-columns-repeated="2"/>
        </table:table-row>
        <table:table-row table:style-name="ro1">
          <table:table-cell table:formula="of:=[.A278]+2" office:value-type="float" office:value="555" calcext:value-type="float">
            <text:p>555</text:p>
          </table:table-cell>
          <table:table-cell table:formula="of:=[.B278]+2" office:value-type="float" office:value="557" calcext:value-type="float">
            <text:p>557</text:p>
          </table:table-cell>
          <table:table-cell table:formula="of:=[.C278]+2" office:value-type="float" office:value="559" calcext:value-type="float">
            <text:p>559</text:p>
          </table:table-cell>
          <table:table-cell table:formula="of:=[.A279]/[.H$2]" office:value-type="float" office:value="0.27736131934033" calcext:value-type="float">
            <text:p>0.27736131934033</text:p>
          </table:table-cell>
          <table:table-cell table:formula="of:=[.B279]/[.H$2]" office:value-type="float" office:value="0.278360819590205" calcext:value-type="float">
            <text:p>0.278360819590205</text:p>
          </table:table-cell>
          <table:table-cell table:formula="of:=[.C279]/[.H$2]" office:value-type="float" office:value="0.27936031984008" calcext:value-type="float">
            <text:p>0.27936031984008</text:p>
          </table:table-cell>
          <table:table-cell table:number-columns-repeated="2"/>
        </table:table-row>
        <table:table-row table:style-name="ro1">
          <table:table-cell table:formula="of:=[.A279]+2" office:value-type="float" office:value="557" calcext:value-type="float">
            <text:p>557</text:p>
          </table:table-cell>
          <table:table-cell table:formula="of:=[.B279]+2" office:value-type="float" office:value="559" calcext:value-type="float">
            <text:p>559</text:p>
          </table:table-cell>
          <table:table-cell table:formula="of:=[.C279]+2" office:value-type="float" office:value="561" calcext:value-type="float">
            <text:p>561</text:p>
          </table:table-cell>
          <table:table-cell table:formula="of:=[.A280]/[.H$2]" office:value-type="float" office:value="0.278360819590205" calcext:value-type="float">
            <text:p>0.278360819590205</text:p>
          </table:table-cell>
          <table:table-cell table:formula="of:=[.B280]/[.H$2]" office:value-type="float" office:value="0.27936031984008" calcext:value-type="float">
            <text:p>0.27936031984008</text:p>
          </table:table-cell>
          <table:table-cell table:formula="of:=[.C280]/[.H$2]" office:value-type="float" office:value="0.280359820089955" calcext:value-type="float">
            <text:p>0.280359820089955</text:p>
          </table:table-cell>
          <table:table-cell table:number-columns-repeated="2"/>
        </table:table-row>
        <table:table-row table:style-name="ro1">
          <table:table-cell table:formula="of:=[.A280]+2" office:value-type="float" office:value="559" calcext:value-type="float">
            <text:p>559</text:p>
          </table:table-cell>
          <table:table-cell table:formula="of:=[.B280]+2" office:value-type="float" office:value="561" calcext:value-type="float">
            <text:p>561</text:p>
          </table:table-cell>
          <table:table-cell table:formula="of:=[.C280]+2" office:value-type="float" office:value="563" calcext:value-type="float">
            <text:p>563</text:p>
          </table:table-cell>
          <table:table-cell table:formula="of:=[.A281]/[.H$2]" office:value-type="float" office:value="0.27936031984008" calcext:value-type="float">
            <text:p>0.27936031984008</text:p>
          </table:table-cell>
          <table:table-cell table:formula="of:=[.B281]/[.H$2]" office:value-type="float" office:value="0.280359820089955" calcext:value-type="float">
            <text:p>0.280359820089955</text:p>
          </table:table-cell>
          <table:table-cell table:formula="of:=[.C281]/[.H$2]" office:value-type="float" office:value="0.28135932033983" calcext:value-type="float">
            <text:p>0.28135932033983</text:p>
          </table:table-cell>
          <table:table-cell table:number-columns-repeated="2"/>
        </table:table-row>
        <table:table-row table:style-name="ro1">
          <table:table-cell table:formula="of:=[.A281]+2" office:value-type="float" office:value="561" calcext:value-type="float">
            <text:p>561</text:p>
          </table:table-cell>
          <table:table-cell table:formula="of:=[.B281]+2" office:value-type="float" office:value="563" calcext:value-type="float">
            <text:p>563</text:p>
          </table:table-cell>
          <table:table-cell table:formula="of:=[.C281]+2" office:value-type="float" office:value="565" calcext:value-type="float">
            <text:p>565</text:p>
          </table:table-cell>
          <table:table-cell table:formula="of:=[.A282]/[.H$2]" office:value-type="float" office:value="0.280359820089955" calcext:value-type="float">
            <text:p>0.280359820089955</text:p>
          </table:table-cell>
          <table:table-cell table:formula="of:=[.B282]/[.H$2]" office:value-type="float" office:value="0.28135932033983" calcext:value-type="float">
            <text:p>0.28135932033983</text:p>
          </table:table-cell>
          <table:table-cell table:formula="of:=[.C282]/[.H$2]" office:value-type="float" office:value="0.282358820589705" calcext:value-type="float">
            <text:p>0.282358820589705</text:p>
          </table:table-cell>
          <table:table-cell table:number-columns-repeated="2"/>
        </table:table-row>
        <table:table-row table:style-name="ro1">
          <table:table-cell table:formula="of:=[.A282]+2" office:value-type="float" office:value="563" calcext:value-type="float">
            <text:p>563</text:p>
          </table:table-cell>
          <table:table-cell table:formula="of:=[.B282]+2" office:value-type="float" office:value="565" calcext:value-type="float">
            <text:p>565</text:p>
          </table:table-cell>
          <table:table-cell table:formula="of:=[.C282]+2" office:value-type="float" office:value="567" calcext:value-type="float">
            <text:p>567</text:p>
          </table:table-cell>
          <table:table-cell table:formula="of:=[.A283]/[.H$2]" office:value-type="float" office:value="0.28135932033983" calcext:value-type="float">
            <text:p>0.28135932033983</text:p>
          </table:table-cell>
          <table:table-cell table:formula="of:=[.B283]/[.H$2]" office:value-type="float" office:value="0.282358820589705" calcext:value-type="float">
            <text:p>0.282358820589705</text:p>
          </table:table-cell>
          <table:table-cell table:formula="of:=[.C283]/[.H$2]" office:value-type="float" office:value="0.28335832083958" calcext:value-type="float">
            <text:p>0.28335832083958</text:p>
          </table:table-cell>
          <table:table-cell table:number-columns-repeated="2"/>
        </table:table-row>
        <table:table-row table:style-name="ro1">
          <table:table-cell table:formula="of:=[.A283]+2" office:value-type="float" office:value="565" calcext:value-type="float">
            <text:p>565</text:p>
          </table:table-cell>
          <table:table-cell table:formula="of:=[.B283]+2" office:value-type="float" office:value="567" calcext:value-type="float">
            <text:p>567</text:p>
          </table:table-cell>
          <table:table-cell table:formula="of:=[.C283]+2" office:value-type="float" office:value="569" calcext:value-type="float">
            <text:p>569</text:p>
          </table:table-cell>
          <table:table-cell table:formula="of:=[.A284]/[.H$2]" office:value-type="float" office:value="0.282358820589705" calcext:value-type="float">
            <text:p>0.282358820589705</text:p>
          </table:table-cell>
          <table:table-cell table:formula="of:=[.B284]/[.H$2]" office:value-type="float" office:value="0.28335832083958" calcext:value-type="float">
            <text:p>0.28335832083958</text:p>
          </table:table-cell>
          <table:table-cell table:formula="of:=[.C284]/[.H$2]" office:value-type="float" office:value="0.284357821089455" calcext:value-type="float">
            <text:p>0.284357821089455</text:p>
          </table:table-cell>
          <table:table-cell table:number-columns-repeated="2"/>
        </table:table-row>
        <table:table-row table:style-name="ro1">
          <table:table-cell table:formula="of:=[.A284]+2" office:value-type="float" office:value="567" calcext:value-type="float">
            <text:p>567</text:p>
          </table:table-cell>
          <table:table-cell table:formula="of:=[.B284]+2" office:value-type="float" office:value="569" calcext:value-type="float">
            <text:p>569</text:p>
          </table:table-cell>
          <table:table-cell table:formula="of:=[.C284]+2" office:value-type="float" office:value="571" calcext:value-type="float">
            <text:p>571</text:p>
          </table:table-cell>
          <table:table-cell table:formula="of:=[.A285]/[.H$2]" office:value-type="float" office:value="0.28335832083958" calcext:value-type="float">
            <text:p>0.28335832083958</text:p>
          </table:table-cell>
          <table:table-cell table:formula="of:=[.B285]/[.H$2]" office:value-type="float" office:value="0.284357821089455" calcext:value-type="float">
            <text:p>0.284357821089455</text:p>
          </table:table-cell>
          <table:table-cell table:formula="of:=[.C285]/[.H$2]" office:value-type="float" office:value="0.28535732133933" calcext:value-type="float">
            <text:p>0.28535732133933</text:p>
          </table:table-cell>
          <table:table-cell table:number-columns-repeated="2"/>
        </table:table-row>
        <table:table-row table:style-name="ro1">
          <table:table-cell table:formula="of:=[.A285]+2" office:value-type="float" office:value="569" calcext:value-type="float">
            <text:p>569</text:p>
          </table:table-cell>
          <table:table-cell table:formula="of:=[.B285]+2" office:value-type="float" office:value="571" calcext:value-type="float">
            <text:p>571</text:p>
          </table:table-cell>
          <table:table-cell table:formula="of:=[.C285]+2" office:value-type="float" office:value="573" calcext:value-type="float">
            <text:p>573</text:p>
          </table:table-cell>
          <table:table-cell table:formula="of:=[.A286]/[.H$2]" office:value-type="float" office:value="0.284357821089455" calcext:value-type="float">
            <text:p>0.284357821089455</text:p>
          </table:table-cell>
          <table:table-cell table:formula="of:=[.B286]/[.H$2]" office:value-type="float" office:value="0.28535732133933" calcext:value-type="float">
            <text:p>0.28535732133933</text:p>
          </table:table-cell>
          <table:table-cell table:formula="of:=[.C286]/[.H$2]" office:value-type="float" office:value="0.286356821589205" calcext:value-type="float">
            <text:p>0.286356821589205</text:p>
          </table:table-cell>
          <table:table-cell table:number-columns-repeated="2"/>
        </table:table-row>
        <table:table-row table:style-name="ro1">
          <table:table-cell table:formula="of:=[.A286]+2" office:value-type="float" office:value="571" calcext:value-type="float">
            <text:p>571</text:p>
          </table:table-cell>
          <table:table-cell table:formula="of:=[.B286]+2" office:value-type="float" office:value="573" calcext:value-type="float">
            <text:p>573</text:p>
          </table:table-cell>
          <table:table-cell table:formula="of:=[.C286]+2" office:value-type="float" office:value="575" calcext:value-type="float">
            <text:p>575</text:p>
          </table:table-cell>
          <table:table-cell table:formula="of:=[.A287]/[.H$2]" office:value-type="float" office:value="0.28535732133933" calcext:value-type="float">
            <text:p>0.28535732133933</text:p>
          </table:table-cell>
          <table:table-cell table:formula="of:=[.B287]/[.H$2]" office:value-type="float" office:value="0.286356821589205" calcext:value-type="float">
            <text:p>0.286356821589205</text:p>
          </table:table-cell>
          <table:table-cell table:formula="of:=[.C287]/[.H$2]" office:value-type="float" office:value="0.28735632183908" calcext:value-type="float">
            <text:p>0.28735632183908</text:p>
          </table:table-cell>
          <table:table-cell table:number-columns-repeated="2"/>
        </table:table-row>
        <table:table-row table:style-name="ro1">
          <table:table-cell table:formula="of:=[.A287]+2" office:value-type="float" office:value="573" calcext:value-type="float">
            <text:p>573</text:p>
          </table:table-cell>
          <table:table-cell table:formula="of:=[.B287]+2" office:value-type="float" office:value="575" calcext:value-type="float">
            <text:p>575</text:p>
          </table:table-cell>
          <table:table-cell table:formula="of:=[.C287]+2" office:value-type="float" office:value="577" calcext:value-type="float">
            <text:p>577</text:p>
          </table:table-cell>
          <table:table-cell table:formula="of:=[.A288]/[.H$2]" office:value-type="float" office:value="0.286356821589205" calcext:value-type="float">
            <text:p>0.286356821589205</text:p>
          </table:table-cell>
          <table:table-cell table:formula="of:=[.B288]/[.H$2]" office:value-type="float" office:value="0.28735632183908" calcext:value-type="float">
            <text:p>0.28735632183908</text:p>
          </table:table-cell>
          <table:table-cell table:formula="of:=[.C288]/[.H$2]" office:value-type="float" office:value="0.288355822088956" calcext:value-type="float">
            <text:p>0.288355822088956</text:p>
          </table:table-cell>
          <table:table-cell table:number-columns-repeated="2"/>
        </table:table-row>
        <table:table-row table:style-name="ro1">
          <table:table-cell table:formula="of:=[.A288]+2" office:value-type="float" office:value="575" calcext:value-type="float">
            <text:p>575</text:p>
          </table:table-cell>
          <table:table-cell table:formula="of:=[.B288]+2" office:value-type="float" office:value="577" calcext:value-type="float">
            <text:p>577</text:p>
          </table:table-cell>
          <table:table-cell table:formula="of:=[.C288]+2" office:value-type="float" office:value="579" calcext:value-type="float">
            <text:p>579</text:p>
          </table:table-cell>
          <table:table-cell table:formula="of:=[.A289]/[.H$2]" office:value-type="float" office:value="0.28735632183908" calcext:value-type="float">
            <text:p>0.28735632183908</text:p>
          </table:table-cell>
          <table:table-cell table:formula="of:=[.B289]/[.H$2]" office:value-type="float" office:value="0.288355822088956" calcext:value-type="float">
            <text:p>0.288355822088956</text:p>
          </table:table-cell>
          <table:table-cell table:formula="of:=[.C289]/[.H$2]" office:value-type="float" office:value="0.289355322338831" calcext:value-type="float">
            <text:p>0.289355322338831</text:p>
          </table:table-cell>
          <table:table-cell table:number-columns-repeated="2"/>
        </table:table-row>
        <table:table-row table:style-name="ro1">
          <table:table-cell table:formula="of:=[.A289]+2" office:value-type="float" office:value="577" calcext:value-type="float">
            <text:p>577</text:p>
          </table:table-cell>
          <table:table-cell table:formula="of:=[.B289]+2" office:value-type="float" office:value="579" calcext:value-type="float">
            <text:p>579</text:p>
          </table:table-cell>
          <table:table-cell table:formula="of:=[.C289]+2" office:value-type="float" office:value="581" calcext:value-type="float">
            <text:p>581</text:p>
          </table:table-cell>
          <table:table-cell table:formula="of:=[.A290]/[.H$2]" office:value-type="float" office:value="0.288355822088956" calcext:value-type="float">
            <text:p>0.288355822088956</text:p>
          </table:table-cell>
          <table:table-cell table:formula="of:=[.B290]/[.H$2]" office:value-type="float" office:value="0.289355322338831" calcext:value-type="float">
            <text:p>0.289355322338831</text:p>
          </table:table-cell>
          <table:table-cell table:formula="of:=[.C290]/[.H$2]" office:value-type="float" office:value="0.290354822588706" calcext:value-type="float">
            <text:p>0.290354822588706</text:p>
          </table:table-cell>
          <table:table-cell table:number-columns-repeated="2"/>
        </table:table-row>
        <table:table-row table:style-name="ro1">
          <table:table-cell table:formula="of:=[.A290]+2" office:value-type="float" office:value="579" calcext:value-type="float">
            <text:p>579</text:p>
          </table:table-cell>
          <table:table-cell table:formula="of:=[.B290]+2" office:value-type="float" office:value="581" calcext:value-type="float">
            <text:p>581</text:p>
          </table:table-cell>
          <table:table-cell table:formula="of:=[.C290]+2" office:value-type="float" office:value="583" calcext:value-type="float">
            <text:p>583</text:p>
          </table:table-cell>
          <table:table-cell table:formula="of:=[.A291]/[.H$2]" office:value-type="float" office:value="0.289355322338831" calcext:value-type="float">
            <text:p>0.289355322338831</text:p>
          </table:table-cell>
          <table:table-cell table:formula="of:=[.B291]/[.H$2]" office:value-type="float" office:value="0.290354822588706" calcext:value-type="float">
            <text:p>0.290354822588706</text:p>
          </table:table-cell>
          <table:table-cell table:formula="of:=[.C291]/[.H$2]" office:value-type="float" office:value="0.291354322838581" calcext:value-type="float">
            <text:p>0.291354322838581</text:p>
          </table:table-cell>
          <table:table-cell table:number-columns-repeated="2"/>
        </table:table-row>
        <table:table-row table:style-name="ro1">
          <table:table-cell table:formula="of:=[.A291]+2" office:value-type="float" office:value="581" calcext:value-type="float">
            <text:p>581</text:p>
          </table:table-cell>
          <table:table-cell table:formula="of:=[.B291]+2" office:value-type="float" office:value="583" calcext:value-type="float">
            <text:p>583</text:p>
          </table:table-cell>
          <table:table-cell table:formula="of:=[.C291]+2" office:value-type="float" office:value="585" calcext:value-type="float">
            <text:p>585</text:p>
          </table:table-cell>
          <table:table-cell table:formula="of:=[.A292]/[.H$2]" office:value-type="float" office:value="0.290354822588706" calcext:value-type="float">
            <text:p>0.290354822588706</text:p>
          </table:table-cell>
          <table:table-cell table:formula="of:=[.B292]/[.H$2]" office:value-type="float" office:value="0.291354322838581" calcext:value-type="float">
            <text:p>0.291354322838581</text:p>
          </table:table-cell>
          <table:table-cell table:formula="of:=[.C292]/[.H$2]" office:value-type="float" office:value="0.292353823088456" calcext:value-type="float">
            <text:p>0.292353823088456</text:p>
          </table:table-cell>
          <table:table-cell table:number-columns-repeated="2"/>
        </table:table-row>
        <table:table-row table:style-name="ro1">
          <table:table-cell table:formula="of:=[.A292]+2" office:value-type="float" office:value="583" calcext:value-type="float">
            <text:p>583</text:p>
          </table:table-cell>
          <table:table-cell table:formula="of:=[.B292]+2" office:value-type="float" office:value="585" calcext:value-type="float">
            <text:p>585</text:p>
          </table:table-cell>
          <table:table-cell table:formula="of:=[.C292]+2" office:value-type="float" office:value="587" calcext:value-type="float">
            <text:p>587</text:p>
          </table:table-cell>
          <table:table-cell table:formula="of:=[.A293]/[.H$2]" office:value-type="float" office:value="0.291354322838581" calcext:value-type="float">
            <text:p>0.291354322838581</text:p>
          </table:table-cell>
          <table:table-cell table:formula="of:=[.B293]/[.H$2]" office:value-type="float" office:value="0.292353823088456" calcext:value-type="float">
            <text:p>0.292353823088456</text:p>
          </table:table-cell>
          <table:table-cell table:formula="of:=[.C293]/[.H$2]" office:value-type="float" office:value="0.293353323338331" calcext:value-type="float">
            <text:p>0.293353323338331</text:p>
          </table:table-cell>
          <table:table-cell table:number-columns-repeated="2"/>
        </table:table-row>
        <table:table-row table:style-name="ro1">
          <table:table-cell table:formula="of:=[.A293]+2" office:value-type="float" office:value="585" calcext:value-type="float">
            <text:p>585</text:p>
          </table:table-cell>
          <table:table-cell table:formula="of:=[.B293]+2" office:value-type="float" office:value="587" calcext:value-type="float">
            <text:p>587</text:p>
          </table:table-cell>
          <table:table-cell table:formula="of:=[.C293]+2" office:value-type="float" office:value="589" calcext:value-type="float">
            <text:p>589</text:p>
          </table:table-cell>
          <table:table-cell table:formula="of:=[.A294]/[.H$2]" office:value-type="float" office:value="0.292353823088456" calcext:value-type="float">
            <text:p>0.292353823088456</text:p>
          </table:table-cell>
          <table:table-cell table:formula="of:=[.B294]/[.H$2]" office:value-type="float" office:value="0.293353323338331" calcext:value-type="float">
            <text:p>0.293353323338331</text:p>
          </table:table-cell>
          <table:table-cell table:formula="of:=[.C294]/[.H$2]" office:value-type="float" office:value="0.294352823588206" calcext:value-type="float">
            <text:p>0.294352823588206</text:p>
          </table:table-cell>
          <table:table-cell table:number-columns-repeated="2"/>
        </table:table-row>
        <table:table-row table:style-name="ro1">
          <table:table-cell table:formula="of:=[.A294]+2" office:value-type="float" office:value="587" calcext:value-type="float">
            <text:p>587</text:p>
          </table:table-cell>
          <table:table-cell table:formula="of:=[.B294]+2" office:value-type="float" office:value="589" calcext:value-type="float">
            <text:p>589</text:p>
          </table:table-cell>
          <table:table-cell table:formula="of:=[.C294]+2" office:value-type="float" office:value="591" calcext:value-type="float">
            <text:p>591</text:p>
          </table:table-cell>
          <table:table-cell table:formula="of:=[.A295]/[.H$2]" office:value-type="float" office:value="0.293353323338331" calcext:value-type="float">
            <text:p>0.293353323338331</text:p>
          </table:table-cell>
          <table:table-cell table:formula="of:=[.B295]/[.H$2]" office:value-type="float" office:value="0.294352823588206" calcext:value-type="float">
            <text:p>0.294352823588206</text:p>
          </table:table-cell>
          <table:table-cell table:formula="of:=[.C295]/[.H$2]" office:value-type="float" office:value="0.295352323838081" calcext:value-type="float">
            <text:p>0.295352323838081</text:p>
          </table:table-cell>
          <table:table-cell table:number-columns-repeated="2"/>
        </table:table-row>
        <table:table-row table:style-name="ro1">
          <table:table-cell table:formula="of:=[.A295]+2" office:value-type="float" office:value="589" calcext:value-type="float">
            <text:p>589</text:p>
          </table:table-cell>
          <table:table-cell table:formula="of:=[.B295]+2" office:value-type="float" office:value="591" calcext:value-type="float">
            <text:p>591</text:p>
          </table:table-cell>
          <table:table-cell table:formula="of:=[.C295]+2" office:value-type="float" office:value="593" calcext:value-type="float">
            <text:p>593</text:p>
          </table:table-cell>
          <table:table-cell table:formula="of:=[.A296]/[.H$2]" office:value-type="float" office:value="0.294352823588206" calcext:value-type="float">
            <text:p>0.294352823588206</text:p>
          </table:table-cell>
          <table:table-cell table:formula="of:=[.B296]/[.H$2]" office:value-type="float" office:value="0.295352323838081" calcext:value-type="float">
            <text:p>0.295352323838081</text:p>
          </table:table-cell>
          <table:table-cell table:formula="of:=[.C296]/[.H$2]" office:value-type="float" office:value="0.296351824087956" calcext:value-type="float">
            <text:p>0.296351824087956</text:p>
          </table:table-cell>
          <table:table-cell table:number-columns-repeated="2"/>
        </table:table-row>
        <table:table-row table:style-name="ro1">
          <table:table-cell table:formula="of:=[.A296]+2" office:value-type="float" office:value="591" calcext:value-type="float">
            <text:p>591</text:p>
          </table:table-cell>
          <table:table-cell table:formula="of:=[.B296]+2" office:value-type="float" office:value="593" calcext:value-type="float">
            <text:p>593</text:p>
          </table:table-cell>
          <table:table-cell table:formula="of:=[.C296]+2" office:value-type="float" office:value="595" calcext:value-type="float">
            <text:p>595</text:p>
          </table:table-cell>
          <table:table-cell table:formula="of:=[.A297]/[.H$2]" office:value-type="float" office:value="0.295352323838081" calcext:value-type="float">
            <text:p>0.295352323838081</text:p>
          </table:table-cell>
          <table:table-cell table:formula="of:=[.B297]/[.H$2]" office:value-type="float" office:value="0.296351824087956" calcext:value-type="float">
            <text:p>0.296351824087956</text:p>
          </table:table-cell>
          <table:table-cell table:formula="of:=[.C297]/[.H$2]" office:value-type="float" office:value="0.297351324337831" calcext:value-type="float">
            <text:p>0.297351324337831</text:p>
          </table:table-cell>
          <table:table-cell table:number-columns-repeated="2"/>
        </table:table-row>
        <table:table-row table:style-name="ro1">
          <table:table-cell table:formula="of:=[.A297]+2" office:value-type="float" office:value="593" calcext:value-type="float">
            <text:p>593</text:p>
          </table:table-cell>
          <table:table-cell table:formula="of:=[.B297]+2" office:value-type="float" office:value="595" calcext:value-type="float">
            <text:p>595</text:p>
          </table:table-cell>
          <table:table-cell table:formula="of:=[.C297]+2" office:value-type="float" office:value="597" calcext:value-type="float">
            <text:p>597</text:p>
          </table:table-cell>
          <table:table-cell table:formula="of:=[.A298]/[.H$2]" office:value-type="float" office:value="0.296351824087956" calcext:value-type="float">
            <text:p>0.296351824087956</text:p>
          </table:table-cell>
          <table:table-cell table:formula="of:=[.B298]/[.H$2]" office:value-type="float" office:value="0.297351324337831" calcext:value-type="float">
            <text:p>0.297351324337831</text:p>
          </table:table-cell>
          <table:table-cell table:formula="of:=[.C298]/[.H$2]" office:value-type="float" office:value="0.298350824587706" calcext:value-type="float">
            <text:p>0.298350824587706</text:p>
          </table:table-cell>
          <table:table-cell table:number-columns-repeated="2"/>
        </table:table-row>
        <table:table-row table:style-name="ro1">
          <table:table-cell table:formula="of:=[.A298]+2" office:value-type="float" office:value="595" calcext:value-type="float">
            <text:p>595</text:p>
          </table:table-cell>
          <table:table-cell table:formula="of:=[.B298]+2" office:value-type="float" office:value="597" calcext:value-type="float">
            <text:p>597</text:p>
          </table:table-cell>
          <table:table-cell table:formula="of:=[.C298]+2" office:value-type="float" office:value="599" calcext:value-type="float">
            <text:p>599</text:p>
          </table:table-cell>
          <table:table-cell table:formula="of:=[.A299]/[.H$2]" office:value-type="float" office:value="0.297351324337831" calcext:value-type="float">
            <text:p>0.297351324337831</text:p>
          </table:table-cell>
          <table:table-cell table:formula="of:=[.B299]/[.H$2]" office:value-type="float" office:value="0.298350824587706" calcext:value-type="float">
            <text:p>0.298350824587706</text:p>
          </table:table-cell>
          <table:table-cell table:formula="of:=[.C299]/[.H$2]" office:value-type="float" office:value="0.299350324837581" calcext:value-type="float">
            <text:p>0.299350324837581</text:p>
          </table:table-cell>
          <table:table-cell table:number-columns-repeated="2"/>
        </table:table-row>
        <table:table-row table:style-name="ro1">
          <table:table-cell table:formula="of:=[.A299]+2" office:value-type="float" office:value="597" calcext:value-type="float">
            <text:p>597</text:p>
          </table:table-cell>
          <table:table-cell table:formula="of:=[.B299]+2" office:value-type="float" office:value="599" calcext:value-type="float">
            <text:p>599</text:p>
          </table:table-cell>
          <table:table-cell table:formula="of:=[.C299]+2" office:value-type="float" office:value="601" calcext:value-type="float">
            <text:p>601</text:p>
          </table:table-cell>
          <table:table-cell table:formula="of:=[.A300]/[.H$2]" office:value-type="float" office:value="0.298350824587706" calcext:value-type="float">
            <text:p>0.298350824587706</text:p>
          </table:table-cell>
          <table:table-cell table:formula="of:=[.B300]/[.H$2]" office:value-type="float" office:value="0.299350324837581" calcext:value-type="float">
            <text:p>0.299350324837581</text:p>
          </table:table-cell>
          <table:table-cell table:formula="of:=[.C300]/[.H$2]" office:value-type="float" office:value="0.300349825087456" calcext:value-type="float">
            <text:p>0.300349825087456</text:p>
          </table:table-cell>
          <table:table-cell table:number-columns-repeated="2"/>
        </table:table-row>
        <table:table-row table:style-name="ro1">
          <table:table-cell table:formula="of:=[.A300]+2" office:value-type="float" office:value="599" calcext:value-type="float">
            <text:p>599</text:p>
          </table:table-cell>
          <table:table-cell table:formula="of:=[.B300]+2" office:value-type="float" office:value="601" calcext:value-type="float">
            <text:p>601</text:p>
          </table:table-cell>
          <table:table-cell table:formula="of:=[.C300]+2" office:value-type="float" office:value="603" calcext:value-type="float">
            <text:p>603</text:p>
          </table:table-cell>
          <table:table-cell table:formula="of:=[.A301]/[.H$2]" office:value-type="float" office:value="0.299350324837581" calcext:value-type="float">
            <text:p>0.299350324837581</text:p>
          </table:table-cell>
          <table:table-cell table:formula="of:=[.B301]/[.H$2]" office:value-type="float" office:value="0.300349825087456" calcext:value-type="float">
            <text:p>0.300349825087456</text:p>
          </table:table-cell>
          <table:table-cell table:formula="of:=[.C301]/[.H$2]" office:value-type="float" office:value="0.301349325337331" calcext:value-type="float">
            <text:p>0.301349325337331</text:p>
          </table:table-cell>
          <table:table-cell table:number-columns-repeated="2"/>
        </table:table-row>
        <table:table-row table:style-name="ro1">
          <table:table-cell table:formula="of:=[.A301]+2" office:value-type="float" office:value="601" calcext:value-type="float">
            <text:p>601</text:p>
          </table:table-cell>
          <table:table-cell table:formula="of:=[.B301]+2" office:value-type="float" office:value="603" calcext:value-type="float">
            <text:p>603</text:p>
          </table:table-cell>
          <table:table-cell table:formula="of:=[.C301]+2" office:value-type="float" office:value="605" calcext:value-type="float">
            <text:p>605</text:p>
          </table:table-cell>
          <table:table-cell table:formula="of:=[.A302]/[.H$2]" office:value-type="float" office:value="0.300349825087456" calcext:value-type="float">
            <text:p>0.300349825087456</text:p>
          </table:table-cell>
          <table:table-cell table:formula="of:=[.B302]/[.H$2]" office:value-type="float" office:value="0.301349325337331" calcext:value-type="float">
            <text:p>0.301349325337331</text:p>
          </table:table-cell>
          <table:table-cell table:formula="of:=[.C302]/[.H$2]" office:value-type="float" office:value="0.302348825587206" calcext:value-type="float">
            <text:p>0.302348825587206</text:p>
          </table:table-cell>
          <table:table-cell table:number-columns-repeated="2"/>
        </table:table-row>
        <table:table-row table:style-name="ro1">
          <table:table-cell table:formula="of:=[.A302]+2" office:value-type="float" office:value="603" calcext:value-type="float">
            <text:p>603</text:p>
          </table:table-cell>
          <table:table-cell table:formula="of:=[.B302]+2" office:value-type="float" office:value="605" calcext:value-type="float">
            <text:p>605</text:p>
          </table:table-cell>
          <table:table-cell table:formula="of:=[.C302]+2" office:value-type="float" office:value="607" calcext:value-type="float">
            <text:p>607</text:p>
          </table:table-cell>
          <table:table-cell table:formula="of:=[.A303]/[.H$2]" office:value-type="float" office:value="0.301349325337331" calcext:value-type="float">
            <text:p>0.301349325337331</text:p>
          </table:table-cell>
          <table:table-cell table:formula="of:=[.B303]/[.H$2]" office:value-type="float" office:value="0.302348825587206" calcext:value-type="float">
            <text:p>0.302348825587206</text:p>
          </table:table-cell>
          <table:table-cell table:formula="of:=[.C303]/[.H$2]" office:value-type="float" office:value="0.303348325837081" calcext:value-type="float">
            <text:p>0.303348325837081</text:p>
          </table:table-cell>
          <table:table-cell table:number-columns-repeated="2"/>
        </table:table-row>
        <table:table-row table:style-name="ro1">
          <table:table-cell table:formula="of:=[.A303]+2" office:value-type="float" office:value="605" calcext:value-type="float">
            <text:p>605</text:p>
          </table:table-cell>
          <table:table-cell table:formula="of:=[.B303]+2" office:value-type="float" office:value="607" calcext:value-type="float">
            <text:p>607</text:p>
          </table:table-cell>
          <table:table-cell table:formula="of:=[.C303]+2" office:value-type="float" office:value="609" calcext:value-type="float">
            <text:p>609</text:p>
          </table:table-cell>
          <table:table-cell table:formula="of:=[.A304]/[.H$2]" office:value-type="float" office:value="0.302348825587206" calcext:value-type="float">
            <text:p>0.302348825587206</text:p>
          </table:table-cell>
          <table:table-cell table:formula="of:=[.B304]/[.H$2]" office:value-type="float" office:value="0.303348325837081" calcext:value-type="float">
            <text:p>0.303348325837081</text:p>
          </table:table-cell>
          <table:table-cell table:formula="of:=[.C304]/[.H$2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table:formula="of:=[.A304]+2" office:value-type="float" office:value="607" calcext:value-type="float">
            <text:p>607</text:p>
          </table:table-cell>
          <table:table-cell table:formula="of:=[.B304]+2" office:value-type="float" office:value="609" calcext:value-type="float">
            <text:p>609</text:p>
          </table:table-cell>
          <table:table-cell table:formula="of:=[.C304]+2" office:value-type="float" office:value="611" calcext:value-type="float">
            <text:p>611</text:p>
          </table:table-cell>
          <table:table-cell table:formula="of:=[.A305]/[.H$2]" office:value-type="float" office:value="0.303348325837081" calcext:value-type="float">
            <text:p>0.303348325837081</text:p>
          </table:table-cell>
          <table:table-cell table:formula="of:=[.B305]/[.H$2]" office:value-type="float" office:value="0.304347826086957" calcext:value-type="float">
            <text:p>0.304347826086957</text:p>
          </table:table-cell>
          <table:table-cell table:formula="of:=[.C305]/[.H$2]" office:value-type="float" office:value="0.305347326336832" calcext:value-type="float">
            <text:p>0.305347326336832</text:p>
          </table:table-cell>
          <table:table-cell table:number-columns-repeated="2"/>
        </table:table-row>
        <table:table-row table:style-name="ro1">
          <table:table-cell table:formula="of:=[.A305]+2" office:value-type="float" office:value="609" calcext:value-type="float">
            <text:p>609</text:p>
          </table:table-cell>
          <table:table-cell table:formula="of:=[.B305]+2" office:value-type="float" office:value="611" calcext:value-type="float">
            <text:p>611</text:p>
          </table:table-cell>
          <table:table-cell table:formula="of:=[.C305]+2" office:value-type="float" office:value="613" calcext:value-type="float">
            <text:p>613</text:p>
          </table:table-cell>
          <table:table-cell table:formula="of:=[.A306]/[.H$2]" office:value-type="float" office:value="0.304347826086957" calcext:value-type="float">
            <text:p>0.304347826086957</text:p>
          </table:table-cell>
          <table:table-cell table:formula="of:=[.B306]/[.H$2]" office:value-type="float" office:value="0.305347326336832" calcext:value-type="float">
            <text:p>0.305347326336832</text:p>
          </table:table-cell>
          <table:table-cell table:formula="of:=[.C306]/[.H$2]" office:value-type="float" office:value="0.306346826586707" calcext:value-type="float">
            <text:p>0.306346826586707</text:p>
          </table:table-cell>
          <table:table-cell table:number-columns-repeated="2"/>
        </table:table-row>
        <table:table-row table:style-name="ro1">
          <table:table-cell table:formula="of:=[.A306]+2" office:value-type="float" office:value="611" calcext:value-type="float">
            <text:p>611</text:p>
          </table:table-cell>
          <table:table-cell table:formula="of:=[.B306]+2" office:value-type="float" office:value="613" calcext:value-type="float">
            <text:p>613</text:p>
          </table:table-cell>
          <table:table-cell table:formula="of:=[.C306]+2" office:value-type="float" office:value="615" calcext:value-type="float">
            <text:p>615</text:p>
          </table:table-cell>
          <table:table-cell table:formula="of:=[.A307]/[.H$2]" office:value-type="float" office:value="0.305347326336832" calcext:value-type="float">
            <text:p>0.305347326336832</text:p>
          </table:table-cell>
          <table:table-cell table:formula="of:=[.B307]/[.H$2]" office:value-type="float" office:value="0.306346826586707" calcext:value-type="float">
            <text:p>0.306346826586707</text:p>
          </table:table-cell>
          <table:table-cell table:formula="of:=[.C307]/[.H$2]" office:value-type="float" office:value="0.307346326836582" calcext:value-type="float">
            <text:p>0.307346326836582</text:p>
          </table:table-cell>
          <table:table-cell table:number-columns-repeated="2"/>
        </table:table-row>
        <table:table-row table:style-name="ro1">
          <table:table-cell table:formula="of:=[.A307]+2" office:value-type="float" office:value="613" calcext:value-type="float">
            <text:p>613</text:p>
          </table:table-cell>
          <table:table-cell table:formula="of:=[.B307]+2" office:value-type="float" office:value="615" calcext:value-type="float">
            <text:p>615</text:p>
          </table:table-cell>
          <table:table-cell table:formula="of:=[.C307]+2" office:value-type="float" office:value="617" calcext:value-type="float">
            <text:p>617</text:p>
          </table:table-cell>
          <table:table-cell table:formula="of:=[.A308]/[.H$2]" office:value-type="float" office:value="0.306346826586707" calcext:value-type="float">
            <text:p>0.306346826586707</text:p>
          </table:table-cell>
          <table:table-cell table:formula="of:=[.B308]/[.H$2]" office:value-type="float" office:value="0.307346326836582" calcext:value-type="float">
            <text:p>0.307346326836582</text:p>
          </table:table-cell>
          <table:table-cell table:formula="of:=[.C308]/[.H$2]" office:value-type="float" office:value="0.308345827086457" calcext:value-type="float">
            <text:p>0.308345827086457</text:p>
          </table:table-cell>
          <table:table-cell table:number-columns-repeated="2"/>
        </table:table-row>
        <table:table-row table:style-name="ro1">
          <table:table-cell table:formula="of:=[.A308]+2" office:value-type="float" office:value="615" calcext:value-type="float">
            <text:p>615</text:p>
          </table:table-cell>
          <table:table-cell table:formula="of:=[.B308]+2" office:value-type="float" office:value="617" calcext:value-type="float">
            <text:p>617</text:p>
          </table:table-cell>
          <table:table-cell table:formula="of:=[.C308]+2" office:value-type="float" office:value="619" calcext:value-type="float">
            <text:p>619</text:p>
          </table:table-cell>
          <table:table-cell table:formula="of:=[.A309]/[.H$2]" office:value-type="float" office:value="0.307346326836582" calcext:value-type="float">
            <text:p>0.307346326836582</text:p>
          </table:table-cell>
          <table:table-cell table:formula="of:=[.B309]/[.H$2]" office:value-type="float" office:value="0.308345827086457" calcext:value-type="float">
            <text:p>0.308345827086457</text:p>
          </table:table-cell>
          <table:table-cell table:formula="of:=[.C309]/[.H$2]" office:value-type="float" office:value="0.309345327336332" calcext:value-type="float">
            <text:p>0.309345327336332</text:p>
          </table:table-cell>
          <table:table-cell table:number-columns-repeated="2"/>
        </table:table-row>
        <table:table-row table:style-name="ro1">
          <table:table-cell table:formula="of:=[.A309]+2" office:value-type="float" office:value="617" calcext:value-type="float">
            <text:p>617</text:p>
          </table:table-cell>
          <table:table-cell table:formula="of:=[.B309]+2" office:value-type="float" office:value="619" calcext:value-type="float">
            <text:p>619</text:p>
          </table:table-cell>
          <table:table-cell table:formula="of:=[.C309]+2" office:value-type="float" office:value="621" calcext:value-type="float">
            <text:p>621</text:p>
          </table:table-cell>
          <table:table-cell table:formula="of:=[.A310]/[.H$2]" office:value-type="float" office:value="0.308345827086457" calcext:value-type="float">
            <text:p>0.308345827086457</text:p>
          </table:table-cell>
          <table:table-cell table:formula="of:=[.B310]/[.H$2]" office:value-type="float" office:value="0.309345327336332" calcext:value-type="float">
            <text:p>0.309345327336332</text:p>
          </table:table-cell>
          <table:table-cell table:formula="of:=[.C310]/[.H$2]" office:value-type="float" office:value="0.310344827586207" calcext:value-type="float">
            <text:p>0.310344827586207</text:p>
          </table:table-cell>
          <table:table-cell table:number-columns-repeated="2"/>
        </table:table-row>
        <table:table-row table:style-name="ro1">
          <table:table-cell table:formula="of:=[.A310]+2" office:value-type="float" office:value="619" calcext:value-type="float">
            <text:p>619</text:p>
          </table:table-cell>
          <table:table-cell table:formula="of:=[.B310]+2" office:value-type="float" office:value="621" calcext:value-type="float">
            <text:p>621</text:p>
          </table:table-cell>
          <table:table-cell table:formula="of:=[.C310]+2" office:value-type="float" office:value="623" calcext:value-type="float">
            <text:p>623</text:p>
          </table:table-cell>
          <table:table-cell table:formula="of:=[.A311]/[.H$2]" office:value-type="float" office:value="0.309345327336332" calcext:value-type="float">
            <text:p>0.309345327336332</text:p>
          </table:table-cell>
          <table:table-cell table:formula="of:=[.B311]/[.H$2]" office:value-type="float" office:value="0.310344827586207" calcext:value-type="float">
            <text:p>0.310344827586207</text:p>
          </table:table-cell>
          <table:table-cell table:formula="of:=[.C311]/[.H$2]" office:value-type="float" office:value="0.311344327836082" calcext:value-type="float">
            <text:p>0.311344327836082</text:p>
          </table:table-cell>
          <table:table-cell table:number-columns-repeated="2"/>
        </table:table-row>
        <table:table-row table:style-name="ro1">
          <table:table-cell table:formula="of:=[.A311]+2" office:value-type="float" office:value="621" calcext:value-type="float">
            <text:p>621</text:p>
          </table:table-cell>
          <table:table-cell table:formula="of:=[.B311]+2" office:value-type="float" office:value="623" calcext:value-type="float">
            <text:p>623</text:p>
          </table:table-cell>
          <table:table-cell table:formula="of:=[.C311]+2" office:value-type="float" office:value="625" calcext:value-type="float">
            <text:p>625</text:p>
          </table:table-cell>
          <table:table-cell table:formula="of:=[.A312]/[.H$2]" office:value-type="float" office:value="0.310344827586207" calcext:value-type="float">
            <text:p>0.310344827586207</text:p>
          </table:table-cell>
          <table:table-cell table:formula="of:=[.B312]/[.H$2]" office:value-type="float" office:value="0.311344327836082" calcext:value-type="float">
            <text:p>0.311344327836082</text:p>
          </table:table-cell>
          <table:table-cell table:formula="of:=[.C312]/[.H$2]" office:value-type="float" office:value="0.312343828085957" calcext:value-type="float">
            <text:p>0.312343828085957</text:p>
          </table:table-cell>
          <table:table-cell table:number-columns-repeated="2"/>
        </table:table-row>
        <table:table-row table:style-name="ro1">
          <table:table-cell table:formula="of:=[.A312]+2" office:value-type="float" office:value="623" calcext:value-type="float">
            <text:p>623</text:p>
          </table:table-cell>
          <table:table-cell table:formula="of:=[.B312]+2" office:value-type="float" office:value="625" calcext:value-type="float">
            <text:p>625</text:p>
          </table:table-cell>
          <table:table-cell table:formula="of:=[.C312]+2" office:value-type="float" office:value="627" calcext:value-type="float">
            <text:p>627</text:p>
          </table:table-cell>
          <table:table-cell table:formula="of:=[.A313]/[.H$2]" office:value-type="float" office:value="0.311344327836082" calcext:value-type="float">
            <text:p>0.311344327836082</text:p>
          </table:table-cell>
          <table:table-cell table:formula="of:=[.B313]/[.H$2]" office:value-type="float" office:value="0.312343828085957" calcext:value-type="float">
            <text:p>0.312343828085957</text:p>
          </table:table-cell>
          <table:table-cell table:formula="of:=[.C313]/[.H$2]" office:value-type="float" office:value="0.313343328335832" calcext:value-type="float">
            <text:p>0.313343328335832</text:p>
          </table:table-cell>
          <table:table-cell table:number-columns-repeated="2"/>
        </table:table-row>
        <table:table-row table:style-name="ro1">
          <table:table-cell table:formula="of:=[.A313]+2" office:value-type="float" office:value="625" calcext:value-type="float">
            <text:p>625</text:p>
          </table:table-cell>
          <table:table-cell table:formula="of:=[.B313]+2" office:value-type="float" office:value="627" calcext:value-type="float">
            <text:p>627</text:p>
          </table:table-cell>
          <table:table-cell table:formula="of:=[.C313]+2" office:value-type="float" office:value="629" calcext:value-type="float">
            <text:p>629</text:p>
          </table:table-cell>
          <table:table-cell table:formula="of:=[.A314]/[.H$2]" office:value-type="float" office:value="0.312343828085957" calcext:value-type="float">
            <text:p>0.312343828085957</text:p>
          </table:table-cell>
          <table:table-cell table:formula="of:=[.B314]/[.H$2]" office:value-type="float" office:value="0.313343328335832" calcext:value-type="float">
            <text:p>0.313343328335832</text:p>
          </table:table-cell>
          <table:table-cell table:formula="of:=[.C314]/[.H$2]" office:value-type="float" office:value="0.314342828585707" calcext:value-type="float">
            <text:p>0.314342828585707</text:p>
          </table:table-cell>
          <table:table-cell table:number-columns-repeated="2"/>
        </table:table-row>
        <table:table-row table:style-name="ro1">
          <table:table-cell table:formula="of:=[.A314]+2" office:value-type="float" office:value="627" calcext:value-type="float">
            <text:p>627</text:p>
          </table:table-cell>
          <table:table-cell table:formula="of:=[.B314]+2" office:value-type="float" office:value="629" calcext:value-type="float">
            <text:p>629</text:p>
          </table:table-cell>
          <table:table-cell table:formula="of:=[.C314]+2" office:value-type="float" office:value="631" calcext:value-type="float">
            <text:p>631</text:p>
          </table:table-cell>
          <table:table-cell table:formula="of:=[.A315]/[.H$2]" office:value-type="float" office:value="0.313343328335832" calcext:value-type="float">
            <text:p>0.313343328335832</text:p>
          </table:table-cell>
          <table:table-cell table:formula="of:=[.B315]/[.H$2]" office:value-type="float" office:value="0.314342828585707" calcext:value-type="float">
            <text:p>0.314342828585707</text:p>
          </table:table-cell>
          <table:table-cell table:formula="of:=[.C315]/[.H$2]" office:value-type="float" office:value="0.315342328835582" calcext:value-type="float">
            <text:p>0.315342328835582</text:p>
          </table:table-cell>
          <table:table-cell table:number-columns-repeated="2"/>
        </table:table-row>
        <table:table-row table:style-name="ro1">
          <table:table-cell table:formula="of:=[.A315]+2" office:value-type="float" office:value="629" calcext:value-type="float">
            <text:p>629</text:p>
          </table:table-cell>
          <table:table-cell table:formula="of:=[.B315]+2" office:value-type="float" office:value="631" calcext:value-type="float">
            <text:p>631</text:p>
          </table:table-cell>
          <table:table-cell table:formula="of:=[.C315]+2" office:value-type="float" office:value="633" calcext:value-type="float">
            <text:p>633</text:p>
          </table:table-cell>
          <table:table-cell table:formula="of:=[.A316]/[.H$2]" office:value-type="float" office:value="0.314342828585707" calcext:value-type="float">
            <text:p>0.314342828585707</text:p>
          </table:table-cell>
          <table:table-cell table:formula="of:=[.B316]/[.H$2]" office:value-type="float" office:value="0.315342328835582" calcext:value-type="float">
            <text:p>0.315342328835582</text:p>
          </table:table-cell>
          <table:table-cell table:formula="of:=[.C316]/[.H$2]" office:value-type="float" office:value="0.316341829085457" calcext:value-type="float">
            <text:p>0.316341829085457</text:p>
          </table:table-cell>
          <table:table-cell table:number-columns-repeated="2"/>
        </table:table-row>
        <table:table-row table:style-name="ro1">
          <table:table-cell table:formula="of:=[.A316]+2" office:value-type="float" office:value="631" calcext:value-type="float">
            <text:p>631</text:p>
          </table:table-cell>
          <table:table-cell table:formula="of:=[.B316]+2" office:value-type="float" office:value="633" calcext:value-type="float">
            <text:p>633</text:p>
          </table:table-cell>
          <table:table-cell table:formula="of:=[.C316]+2" office:value-type="float" office:value="635" calcext:value-type="float">
            <text:p>635</text:p>
          </table:table-cell>
          <table:table-cell table:formula="of:=[.A317]/[.H$2]" office:value-type="float" office:value="0.315342328835582" calcext:value-type="float">
            <text:p>0.315342328835582</text:p>
          </table:table-cell>
          <table:table-cell table:formula="of:=[.B317]/[.H$2]" office:value-type="float" office:value="0.316341829085457" calcext:value-type="float">
            <text:p>0.316341829085457</text:p>
          </table:table-cell>
          <table:table-cell table:formula="of:=[.C317]/[.H$2]" office:value-type="float" office:value="0.317341329335332" calcext:value-type="float">
            <text:p>0.317341329335332</text:p>
          </table:table-cell>
          <table:table-cell table:number-columns-repeated="2"/>
        </table:table-row>
        <table:table-row table:style-name="ro1">
          <table:table-cell table:formula="of:=[.A317]+2" office:value-type="float" office:value="633" calcext:value-type="float">
            <text:p>633</text:p>
          </table:table-cell>
          <table:table-cell table:formula="of:=[.B317]+2" office:value-type="float" office:value="635" calcext:value-type="float">
            <text:p>635</text:p>
          </table:table-cell>
          <table:table-cell table:formula="of:=[.C317]+2" office:value-type="float" office:value="637" calcext:value-type="float">
            <text:p>637</text:p>
          </table:table-cell>
          <table:table-cell table:formula="of:=[.A318]/[.H$2]" office:value-type="float" office:value="0.316341829085457" calcext:value-type="float">
            <text:p>0.316341829085457</text:p>
          </table:table-cell>
          <table:table-cell table:formula="of:=[.B318]/[.H$2]" office:value-type="float" office:value="0.317341329335332" calcext:value-type="float">
            <text:p>0.317341329335332</text:p>
          </table:table-cell>
          <table:table-cell table:formula="of:=[.C318]/[.H$2]" office:value-type="float" office:value="0.318340829585207" calcext:value-type="float">
            <text:p>0.318340829585207</text:p>
          </table:table-cell>
          <table:table-cell table:number-columns-repeated="2"/>
        </table:table-row>
        <table:table-row table:style-name="ro1">
          <table:table-cell table:formula="of:=[.A318]+2" office:value-type="float" office:value="635" calcext:value-type="float">
            <text:p>635</text:p>
          </table:table-cell>
          <table:table-cell table:formula="of:=[.B318]+2" office:value-type="float" office:value="637" calcext:value-type="float">
            <text:p>637</text:p>
          </table:table-cell>
          <table:table-cell table:formula="of:=[.C318]+2" office:value-type="float" office:value="639" calcext:value-type="float">
            <text:p>639</text:p>
          </table:table-cell>
          <table:table-cell table:formula="of:=[.A319]/[.H$2]" office:value-type="float" office:value="0.317341329335332" calcext:value-type="float">
            <text:p>0.317341329335332</text:p>
          </table:table-cell>
          <table:table-cell table:formula="of:=[.B319]/[.H$2]" office:value-type="float" office:value="0.318340829585207" calcext:value-type="float">
            <text:p>0.318340829585207</text:p>
          </table:table-cell>
          <table:table-cell table:formula="of:=[.C319]/[.H$2]" office:value-type="float" office:value="0.319340329835082" calcext:value-type="float">
            <text:p>0.319340329835082</text:p>
          </table:table-cell>
          <table:table-cell table:number-columns-repeated="2"/>
        </table:table-row>
        <table:table-row table:style-name="ro1">
          <table:table-cell table:formula="of:=[.A319]+2" office:value-type="float" office:value="637" calcext:value-type="float">
            <text:p>637</text:p>
          </table:table-cell>
          <table:table-cell table:formula="of:=[.B319]+2" office:value-type="float" office:value="639" calcext:value-type="float">
            <text:p>639</text:p>
          </table:table-cell>
          <table:table-cell table:formula="of:=[.C319]+2" office:value-type="float" office:value="641" calcext:value-type="float">
            <text:p>641</text:p>
          </table:table-cell>
          <table:table-cell table:formula="of:=[.A320]/[.H$2]" office:value-type="float" office:value="0.318340829585207" calcext:value-type="float">
            <text:p>0.318340829585207</text:p>
          </table:table-cell>
          <table:table-cell table:formula="of:=[.B320]/[.H$2]" office:value-type="float" office:value="0.319340329835082" calcext:value-type="float">
            <text:p>0.319340329835082</text:p>
          </table:table-cell>
          <table:table-cell table:formula="of:=[.C320]/[.H$2]" office:value-type="float" office:value="0.320339830084957" calcext:value-type="float">
            <text:p>0.320339830084957</text:p>
          </table:table-cell>
          <table:table-cell table:number-columns-repeated="2"/>
        </table:table-row>
        <table:table-row table:style-name="ro1">
          <table:table-cell table:formula="of:=[.A320]+2" office:value-type="float" office:value="639" calcext:value-type="float">
            <text:p>639</text:p>
          </table:table-cell>
          <table:table-cell table:formula="of:=[.B320]+2" office:value-type="float" office:value="641" calcext:value-type="float">
            <text:p>641</text:p>
          </table:table-cell>
          <table:table-cell table:formula="of:=[.C320]+2" office:value-type="float" office:value="643" calcext:value-type="float">
            <text:p>643</text:p>
          </table:table-cell>
          <table:table-cell table:formula="of:=[.A321]/[.H$2]" office:value-type="float" office:value="0.319340329835082" calcext:value-type="float">
            <text:p>0.319340329835082</text:p>
          </table:table-cell>
          <table:table-cell table:formula="of:=[.B321]/[.H$2]" office:value-type="float" office:value="0.320339830084957" calcext:value-type="float">
            <text:p>0.320339830084957</text:p>
          </table:table-cell>
          <table:table-cell table:formula="of:=[.C321]/[.H$2]" office:value-type="float" office:value="0.321339330334833" calcext:value-type="float">
            <text:p>0.321339330334833</text:p>
          </table:table-cell>
          <table:table-cell table:number-columns-repeated="2"/>
        </table:table-row>
        <table:table-row table:style-name="ro1">
          <table:table-cell table:formula="of:=[.A321]+2" office:value-type="float" office:value="641" calcext:value-type="float">
            <text:p>641</text:p>
          </table:table-cell>
          <table:table-cell table:formula="of:=[.B321]+2" office:value-type="float" office:value="643" calcext:value-type="float">
            <text:p>643</text:p>
          </table:table-cell>
          <table:table-cell table:formula="of:=[.C321]+2" office:value-type="float" office:value="645" calcext:value-type="float">
            <text:p>645</text:p>
          </table:table-cell>
          <table:table-cell table:formula="of:=[.A322]/[.H$2]" office:value-type="float" office:value="0.320339830084957" calcext:value-type="float">
            <text:p>0.320339830084957</text:p>
          </table:table-cell>
          <table:table-cell table:formula="of:=[.B322]/[.H$2]" office:value-type="float" office:value="0.321339330334833" calcext:value-type="float">
            <text:p>0.321339330334833</text:p>
          </table:table-cell>
          <table:table-cell table:formula="of:=[.C322]/[.H$2]" office:value-type="float" office:value="0.322338830584708" calcext:value-type="float">
            <text:p>0.322338830584708</text:p>
          </table:table-cell>
          <table:table-cell table:number-columns-repeated="2"/>
        </table:table-row>
        <table:table-row table:style-name="ro1">
          <table:table-cell table:formula="of:=[.A322]+2" office:value-type="float" office:value="643" calcext:value-type="float">
            <text:p>643</text:p>
          </table:table-cell>
          <table:table-cell table:formula="of:=[.B322]+2" office:value-type="float" office:value="645" calcext:value-type="float">
            <text:p>645</text:p>
          </table:table-cell>
          <table:table-cell table:formula="of:=[.C322]+2" office:value-type="float" office:value="647" calcext:value-type="float">
            <text:p>647</text:p>
          </table:table-cell>
          <table:table-cell table:formula="of:=[.A323]/[.H$2]" office:value-type="float" office:value="0.321339330334833" calcext:value-type="float">
            <text:p>0.321339330334833</text:p>
          </table:table-cell>
          <table:table-cell table:formula="of:=[.B323]/[.H$2]" office:value-type="float" office:value="0.322338830584708" calcext:value-type="float">
            <text:p>0.322338830584708</text:p>
          </table:table-cell>
          <table:table-cell table:formula="of:=[.C323]/[.H$2]" office:value-type="float" office:value="0.323338330834583" calcext:value-type="float">
            <text:p>0.323338330834583</text:p>
          </table:table-cell>
          <table:table-cell table:number-columns-repeated="2"/>
        </table:table-row>
        <table:table-row table:style-name="ro1">
          <table:table-cell table:formula="of:=[.A323]+2" office:value-type="float" office:value="645" calcext:value-type="float">
            <text:p>645</text:p>
          </table:table-cell>
          <table:table-cell table:formula="of:=[.B323]+2" office:value-type="float" office:value="647" calcext:value-type="float">
            <text:p>647</text:p>
          </table:table-cell>
          <table:table-cell table:formula="of:=[.C323]+2" office:value-type="float" office:value="649" calcext:value-type="float">
            <text:p>649</text:p>
          </table:table-cell>
          <table:table-cell table:formula="of:=[.A324]/[.H$2]" office:value-type="float" office:value="0.322338830584708" calcext:value-type="float">
            <text:p>0.322338830584708</text:p>
          </table:table-cell>
          <table:table-cell table:formula="of:=[.B324]/[.H$2]" office:value-type="float" office:value="0.323338330834583" calcext:value-type="float">
            <text:p>0.323338330834583</text:p>
          </table:table-cell>
          <table:table-cell table:formula="of:=[.C324]/[.H$2]" office:value-type="float" office:value="0.324337831084458" calcext:value-type="float">
            <text:p>0.324337831084458</text:p>
          </table:table-cell>
          <table:table-cell table:number-columns-repeated="2"/>
        </table:table-row>
        <table:table-row table:style-name="ro1">
          <table:table-cell table:formula="of:=[.A324]+2" office:value-type="float" office:value="647" calcext:value-type="float">
            <text:p>647</text:p>
          </table:table-cell>
          <table:table-cell table:formula="of:=[.B324]+2" office:value-type="float" office:value="649" calcext:value-type="float">
            <text:p>649</text:p>
          </table:table-cell>
          <table:table-cell table:formula="of:=[.C324]+2" office:value-type="float" office:value="651" calcext:value-type="float">
            <text:p>651</text:p>
          </table:table-cell>
          <table:table-cell table:formula="of:=[.A325]/[.H$2]" office:value-type="float" office:value="0.323338330834583" calcext:value-type="float">
            <text:p>0.323338330834583</text:p>
          </table:table-cell>
          <table:table-cell table:formula="of:=[.B325]/[.H$2]" office:value-type="float" office:value="0.324337831084458" calcext:value-type="float">
            <text:p>0.324337831084458</text:p>
          </table:table-cell>
          <table:table-cell table:formula="of:=[.C325]/[.H$2]" office:value-type="float" office:value="0.325337331334333" calcext:value-type="float">
            <text:p>0.325337331334333</text:p>
          </table:table-cell>
          <table:table-cell table:number-columns-repeated="2"/>
        </table:table-row>
        <table:table-row table:style-name="ro1">
          <table:table-cell table:formula="of:=[.A325]+2" office:value-type="float" office:value="649" calcext:value-type="float">
            <text:p>649</text:p>
          </table:table-cell>
          <table:table-cell table:formula="of:=[.B325]+2" office:value-type="float" office:value="651" calcext:value-type="float">
            <text:p>651</text:p>
          </table:table-cell>
          <table:table-cell table:formula="of:=[.C325]+2" office:value-type="float" office:value="653" calcext:value-type="float">
            <text:p>653</text:p>
          </table:table-cell>
          <table:table-cell table:formula="of:=[.A326]/[.H$2]" office:value-type="float" office:value="0.324337831084458" calcext:value-type="float">
            <text:p>0.324337831084458</text:p>
          </table:table-cell>
          <table:table-cell table:formula="of:=[.B326]/[.H$2]" office:value-type="float" office:value="0.325337331334333" calcext:value-type="float">
            <text:p>0.325337331334333</text:p>
          </table:table-cell>
          <table:table-cell table:formula="of:=[.C326]/[.H$2]" office:value-type="float" office:value="0.326336831584208" calcext:value-type="float">
            <text:p>0.326336831584208</text:p>
          </table:table-cell>
          <table:table-cell table:number-columns-repeated="2"/>
        </table:table-row>
        <table:table-row table:style-name="ro1">
          <table:table-cell table:formula="of:=[.A326]+2" office:value-type="float" office:value="651" calcext:value-type="float">
            <text:p>651</text:p>
          </table:table-cell>
          <table:table-cell table:formula="of:=[.B326]+2" office:value-type="float" office:value="653" calcext:value-type="float">
            <text:p>653</text:p>
          </table:table-cell>
          <table:table-cell table:formula="of:=[.C326]+2" office:value-type="float" office:value="655" calcext:value-type="float">
            <text:p>655</text:p>
          </table:table-cell>
          <table:table-cell table:formula="of:=[.A327]/[.H$2]" office:value-type="float" office:value="0.325337331334333" calcext:value-type="float">
            <text:p>0.325337331334333</text:p>
          </table:table-cell>
          <table:table-cell table:formula="of:=[.B327]/[.H$2]" office:value-type="float" office:value="0.326336831584208" calcext:value-type="float">
            <text:p>0.326336831584208</text:p>
          </table:table-cell>
          <table:table-cell table:formula="of:=[.C327]/[.H$2]" office:value-type="float" office:value="0.327336331834083" calcext:value-type="float">
            <text:p>0.327336331834083</text:p>
          </table:table-cell>
          <table:table-cell table:number-columns-repeated="2"/>
        </table:table-row>
        <table:table-row table:style-name="ro1">
          <table:table-cell table:formula="of:=[.A327]+2" office:value-type="float" office:value="653" calcext:value-type="float">
            <text:p>653</text:p>
          </table:table-cell>
          <table:table-cell table:formula="of:=[.B327]+2" office:value-type="float" office:value="655" calcext:value-type="float">
            <text:p>655</text:p>
          </table:table-cell>
          <table:table-cell table:formula="of:=[.C327]+2" office:value-type="float" office:value="657" calcext:value-type="float">
            <text:p>657</text:p>
          </table:table-cell>
          <table:table-cell table:formula="of:=[.A328]/[.H$2]" office:value-type="float" office:value="0.326336831584208" calcext:value-type="float">
            <text:p>0.326336831584208</text:p>
          </table:table-cell>
          <table:table-cell table:formula="of:=[.B328]/[.H$2]" office:value-type="float" office:value="0.327336331834083" calcext:value-type="float">
            <text:p>0.327336331834083</text:p>
          </table:table-cell>
          <table:table-cell table:formula="of:=[.C328]/[.H$2]" office:value-type="float" office:value="0.328335832083958" calcext:value-type="float">
            <text:p>0.328335832083958</text:p>
          </table:table-cell>
          <table:table-cell table:number-columns-repeated="2"/>
        </table:table-row>
        <table:table-row table:style-name="ro1">
          <table:table-cell table:formula="of:=[.A328]+2" office:value-type="float" office:value="655" calcext:value-type="float">
            <text:p>655</text:p>
          </table:table-cell>
          <table:table-cell table:formula="of:=[.B328]+2" office:value-type="float" office:value="657" calcext:value-type="float">
            <text:p>657</text:p>
          </table:table-cell>
          <table:table-cell table:formula="of:=[.C328]+2" office:value-type="float" office:value="659" calcext:value-type="float">
            <text:p>659</text:p>
          </table:table-cell>
          <table:table-cell table:formula="of:=[.A329]/[.H$2]" office:value-type="float" office:value="0.327336331834083" calcext:value-type="float">
            <text:p>0.327336331834083</text:p>
          </table:table-cell>
          <table:table-cell table:formula="of:=[.B329]/[.H$2]" office:value-type="float" office:value="0.328335832083958" calcext:value-type="float">
            <text:p>0.328335832083958</text:p>
          </table:table-cell>
          <table:table-cell table:formula="of:=[.C329]/[.H$2]" office:value-type="float" office:value="0.329335332333833" calcext:value-type="float">
            <text:p>0.329335332333833</text:p>
          </table:table-cell>
          <table:table-cell table:number-columns-repeated="2"/>
        </table:table-row>
        <table:table-row table:style-name="ro1">
          <table:table-cell table:formula="of:=[.A329]+2" office:value-type="float" office:value="657" calcext:value-type="float">
            <text:p>657</text:p>
          </table:table-cell>
          <table:table-cell table:formula="of:=[.B329]+2" office:value-type="float" office:value="659" calcext:value-type="float">
            <text:p>659</text:p>
          </table:table-cell>
          <table:table-cell table:formula="of:=[.C329]+2" office:value-type="float" office:value="661" calcext:value-type="float">
            <text:p>661</text:p>
          </table:table-cell>
          <table:table-cell table:formula="of:=[.A330]/[.H$2]" office:value-type="float" office:value="0.328335832083958" calcext:value-type="float">
            <text:p>0.328335832083958</text:p>
          </table:table-cell>
          <table:table-cell table:formula="of:=[.B330]/[.H$2]" office:value-type="float" office:value="0.329335332333833" calcext:value-type="float">
            <text:p>0.329335332333833</text:p>
          </table:table-cell>
          <table:table-cell table:formula="of:=[.C330]/[.H$2]" office:value-type="float" office:value="0.330334832583708" calcext:value-type="float">
            <text:p>0.330334832583708</text:p>
          </table:table-cell>
          <table:table-cell table:number-columns-repeated="2"/>
        </table:table-row>
        <table:table-row table:style-name="ro1">
          <table:table-cell table:formula="of:=[.A330]+2" office:value-type="float" office:value="659" calcext:value-type="float">
            <text:p>659</text:p>
          </table:table-cell>
          <table:table-cell table:formula="of:=[.B330]+2" office:value-type="float" office:value="661" calcext:value-type="float">
            <text:p>661</text:p>
          </table:table-cell>
          <table:table-cell table:formula="of:=[.C330]+2" office:value-type="float" office:value="663" calcext:value-type="float">
            <text:p>663</text:p>
          </table:table-cell>
          <table:table-cell table:formula="of:=[.A331]/[.H$2]" office:value-type="float" office:value="0.329335332333833" calcext:value-type="float">
            <text:p>0.329335332333833</text:p>
          </table:table-cell>
          <table:table-cell table:formula="of:=[.B331]/[.H$2]" office:value-type="float" office:value="0.330334832583708" calcext:value-type="float">
            <text:p>0.330334832583708</text:p>
          </table:table-cell>
          <table:table-cell table:formula="of:=[.C331]/[.H$2]" office:value-type="float" office:value="0.331334332833583" calcext:value-type="float">
            <text:p>0.331334332833583</text:p>
          </table:table-cell>
          <table:table-cell table:number-columns-repeated="2"/>
        </table:table-row>
        <table:table-row table:style-name="ro1">
          <table:table-cell table:formula="of:=[.A331]+2" office:value-type="float" office:value="661" calcext:value-type="float">
            <text:p>661</text:p>
          </table:table-cell>
          <table:table-cell table:formula="of:=[.B331]+2" office:value-type="float" office:value="663" calcext:value-type="float">
            <text:p>663</text:p>
          </table:table-cell>
          <table:table-cell table:formula="of:=[.C331]+2" office:value-type="float" office:value="665" calcext:value-type="float">
            <text:p>665</text:p>
          </table:table-cell>
          <table:table-cell table:formula="of:=[.A332]/[.H$2]" office:value-type="float" office:value="0.330334832583708" calcext:value-type="float">
            <text:p>0.330334832583708</text:p>
          </table:table-cell>
          <table:table-cell table:formula="of:=[.B332]/[.H$2]" office:value-type="float" office:value="0.331334332833583" calcext:value-type="float">
            <text:p>0.331334332833583</text:p>
          </table:table-cell>
          <table:table-cell table:formula="of:=[.C332]/[.H$2]" office:value-type="float" office:value="0.332333833083458" calcext:value-type="float">
            <text:p>0.332333833083458</text:p>
          </table:table-cell>
          <table:table-cell table:number-columns-repeated="2"/>
        </table:table-row>
        <table:table-row table:style-name="ro1">
          <table:table-cell table:formula="of:=[.A332]+2" office:value-type="float" office:value="663" calcext:value-type="float">
            <text:p>663</text:p>
          </table:table-cell>
          <table:table-cell table:formula="of:=[.B332]+2" office:value-type="float" office:value="665" calcext:value-type="float">
            <text:p>665</text:p>
          </table:table-cell>
          <table:table-cell table:formula="of:=[.C332]+2" office:value-type="float" office:value="667" calcext:value-type="float">
            <text:p>667</text:p>
          </table:table-cell>
          <table:table-cell table:formula="of:=[.A333]/[.H$2]" office:value-type="float" office:value="0.331334332833583" calcext:value-type="float">
            <text:p>0.331334332833583</text:p>
          </table:table-cell>
          <table:table-cell table:formula="of:=[.B333]/[.H$2]" office:value-type="float" office:value="0.332333833083458" calcext:value-type="float">
            <text:p>0.332333833083458</text:p>
          </table:table-cell>
          <table:table-cell table:formula="of:=[.C333]/[.H$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formula="of:=[.A333]+2" office:value-type="float" office:value="665" calcext:value-type="float">
            <text:p>665</text:p>
          </table:table-cell>
          <table:table-cell table:formula="of:=[.B333]+2" office:value-type="float" office:value="667" calcext:value-type="float">
            <text:p>667</text:p>
          </table:table-cell>
          <table:table-cell table:formula="of:=[.C333]+2" office:value-type="float" office:value="669" calcext:value-type="float">
            <text:p>669</text:p>
          </table:table-cell>
          <table:table-cell table:formula="of:=[.A334]/[.H$2]" office:value-type="float" office:value="0.332333833083458" calcext:value-type="float">
            <text:p>0.332333833083458</text:p>
          </table:table-cell>
          <table:table-cell table:formula="of:=[.B334]/[.H$2]" office:value-type="float" office:value="0.333333333333333" calcext:value-type="float">
            <text:p>0.333333333333333</text:p>
          </table:table-cell>
          <table:table-cell table:formula="of:=[.C334]/[.H$2]" office:value-type="float" office:value="0.334332833583208" calcext:value-type="float">
            <text:p>0.334332833583208</text:p>
          </table:table-cell>
          <table:table-cell table:number-columns-repeated="2"/>
        </table:table-row>
        <table:table-row table:style-name="ro1">
          <table:table-cell table:formula="of:=[.A334]+2" office:value-type="float" office:value="667" calcext:value-type="float">
            <text:p>667</text:p>
          </table:table-cell>
          <table:table-cell table:formula="of:=[.B334]+2" office:value-type="float" office:value="669" calcext:value-type="float">
            <text:p>669</text:p>
          </table:table-cell>
          <table:table-cell table:formula="of:=[.C334]+2" office:value-type="float" office:value="671" calcext:value-type="float">
            <text:p>671</text:p>
          </table:table-cell>
          <table:table-cell table:formula="of:=[.A335]/[.H$2]" office:value-type="float" office:value="0.333333333333333" calcext:value-type="float">
            <text:p>0.333333333333333</text:p>
          </table:table-cell>
          <table:table-cell table:formula="of:=[.B335]/[.H$2]" office:value-type="float" office:value="0.334332833583208" calcext:value-type="float">
            <text:p>0.334332833583208</text:p>
          </table:table-cell>
          <table:table-cell table:formula="of:=[.C335]/[.H$2]" office:value-type="float" office:value="0.335332333833083" calcext:value-type="float">
            <text:p>0.335332333833083</text:p>
          </table:table-cell>
          <table:table-cell table:number-columns-repeated="2"/>
        </table:table-row>
        <table:table-row table:style-name="ro1">
          <table:table-cell table:formula="of:=[.A335]+2" office:value-type="float" office:value="669" calcext:value-type="float">
            <text:p>669</text:p>
          </table:table-cell>
          <table:table-cell table:formula="of:=[.B335]+2" office:value-type="float" office:value="671" calcext:value-type="float">
            <text:p>671</text:p>
          </table:table-cell>
          <table:table-cell table:formula="of:=[.C335]+2" office:value-type="float" office:value="673" calcext:value-type="float">
            <text:p>673</text:p>
          </table:table-cell>
          <table:table-cell table:formula="of:=[.A336]/[.H$2]" office:value-type="float" office:value="0.334332833583208" calcext:value-type="float">
            <text:p>0.334332833583208</text:p>
          </table:table-cell>
          <table:table-cell table:formula="of:=[.B336]/[.H$2]" office:value-type="float" office:value="0.335332333833083" calcext:value-type="float">
            <text:p>0.335332333833083</text:p>
          </table:table-cell>
          <table:table-cell table:formula="of:=[.C336]/[.H$2]" office:value-type="float" office:value="0.336331834082958" calcext:value-type="float">
            <text:p>0.336331834082958</text:p>
          </table:table-cell>
          <table:table-cell table:number-columns-repeated="2"/>
        </table:table-row>
        <table:table-row table:style-name="ro1">
          <table:table-cell table:formula="of:=[.A336]+2" office:value-type="float" office:value="671" calcext:value-type="float">
            <text:p>671</text:p>
          </table:table-cell>
          <table:table-cell table:formula="of:=[.B336]+2" office:value-type="float" office:value="673" calcext:value-type="float">
            <text:p>673</text:p>
          </table:table-cell>
          <table:table-cell table:formula="of:=[.C336]+2" office:value-type="float" office:value="675" calcext:value-type="float">
            <text:p>675</text:p>
          </table:table-cell>
          <table:table-cell table:formula="of:=[.A337]/[.H$2]" office:value-type="float" office:value="0.335332333833083" calcext:value-type="float">
            <text:p>0.335332333833083</text:p>
          </table:table-cell>
          <table:table-cell table:formula="of:=[.B337]/[.H$2]" office:value-type="float" office:value="0.336331834082958" calcext:value-type="float">
            <text:p>0.336331834082958</text:p>
          </table:table-cell>
          <table:table-cell table:formula="of:=[.C337]/[.H$2]" office:value-type="float" office:value="0.337331334332834" calcext:value-type="float">
            <text:p>0.337331334332834</text:p>
          </table:table-cell>
          <table:table-cell table:number-columns-repeated="2"/>
        </table:table-row>
        <table:table-row table:style-name="ro1">
          <table:table-cell table:formula="of:=[.A337]+2" office:value-type="float" office:value="673" calcext:value-type="float">
            <text:p>673</text:p>
          </table:table-cell>
          <table:table-cell table:formula="of:=[.B337]+2" office:value-type="float" office:value="675" calcext:value-type="float">
            <text:p>675</text:p>
          </table:table-cell>
          <table:table-cell table:formula="of:=[.C337]+2" office:value-type="float" office:value="677" calcext:value-type="float">
            <text:p>677</text:p>
          </table:table-cell>
          <table:table-cell table:formula="of:=[.A338]/[.H$2]" office:value-type="float" office:value="0.336331834082958" calcext:value-type="float">
            <text:p>0.336331834082958</text:p>
          </table:table-cell>
          <table:table-cell table:formula="of:=[.B338]/[.H$2]" office:value-type="float" office:value="0.337331334332834" calcext:value-type="float">
            <text:p>0.337331334332834</text:p>
          </table:table-cell>
          <table:table-cell table:formula="of:=[.C338]/[.H$2]" office:value-type="float" office:value="0.338330834582709" calcext:value-type="float">
            <text:p>0.338330834582709</text:p>
          </table:table-cell>
          <table:table-cell table:number-columns-repeated="2"/>
        </table:table-row>
        <table:table-row table:style-name="ro1">
          <table:table-cell table:formula="of:=[.A338]+2" office:value-type="float" office:value="675" calcext:value-type="float">
            <text:p>675</text:p>
          </table:table-cell>
          <table:table-cell table:formula="of:=[.B338]+2" office:value-type="float" office:value="677" calcext:value-type="float">
            <text:p>677</text:p>
          </table:table-cell>
          <table:table-cell table:formula="of:=[.C338]+2" office:value-type="float" office:value="679" calcext:value-type="float">
            <text:p>679</text:p>
          </table:table-cell>
          <table:table-cell table:formula="of:=[.A339]/[.H$2]" office:value-type="float" office:value="0.337331334332834" calcext:value-type="float">
            <text:p>0.337331334332834</text:p>
          </table:table-cell>
          <table:table-cell table:formula="of:=[.B339]/[.H$2]" office:value-type="float" office:value="0.338330834582709" calcext:value-type="float">
            <text:p>0.338330834582709</text:p>
          </table:table-cell>
          <table:table-cell table:formula="of:=[.C339]/[.H$2]" office:value-type="float" office:value="0.339330334832584" calcext:value-type="float">
            <text:p>0.339330334832584</text:p>
          </table:table-cell>
          <table:table-cell table:number-columns-repeated="2"/>
        </table:table-row>
        <table:table-row table:style-name="ro1">
          <table:table-cell table:formula="of:=[.A339]+2" office:value-type="float" office:value="677" calcext:value-type="float">
            <text:p>677</text:p>
          </table:table-cell>
          <table:table-cell table:formula="of:=[.B339]+2" office:value-type="float" office:value="679" calcext:value-type="float">
            <text:p>679</text:p>
          </table:table-cell>
          <table:table-cell table:formula="of:=[.C339]+2" office:value-type="float" office:value="681" calcext:value-type="float">
            <text:p>681</text:p>
          </table:table-cell>
          <table:table-cell table:formula="of:=[.A340]/[.H$2]" office:value-type="float" office:value="0.338330834582709" calcext:value-type="float">
            <text:p>0.338330834582709</text:p>
          </table:table-cell>
          <table:table-cell table:formula="of:=[.B340]/[.H$2]" office:value-type="float" office:value="0.339330334832584" calcext:value-type="float">
            <text:p>0.339330334832584</text:p>
          </table:table-cell>
          <table:table-cell table:formula="of:=[.C340]/[.H$2]" office:value-type="float" office:value="0.340329835082459" calcext:value-type="float">
            <text:p>0.340329835082459</text:p>
          </table:table-cell>
          <table:table-cell table:number-columns-repeated="2"/>
        </table:table-row>
        <table:table-row table:style-name="ro1">
          <table:table-cell table:formula="of:=[.A340]+2" office:value-type="float" office:value="679" calcext:value-type="float">
            <text:p>679</text:p>
          </table:table-cell>
          <table:table-cell table:formula="of:=[.B340]+2" office:value-type="float" office:value="681" calcext:value-type="float">
            <text:p>681</text:p>
          </table:table-cell>
          <table:table-cell table:formula="of:=[.C340]+2" office:value-type="float" office:value="683" calcext:value-type="float">
            <text:p>683</text:p>
          </table:table-cell>
          <table:table-cell table:formula="of:=[.A341]/[.H$2]" office:value-type="float" office:value="0.339330334832584" calcext:value-type="float">
            <text:p>0.339330334832584</text:p>
          </table:table-cell>
          <table:table-cell table:formula="of:=[.B341]/[.H$2]" office:value-type="float" office:value="0.340329835082459" calcext:value-type="float">
            <text:p>0.340329835082459</text:p>
          </table:table-cell>
          <table:table-cell table:formula="of:=[.C341]/[.H$2]" office:value-type="float" office:value="0.341329335332334" calcext:value-type="float">
            <text:p>0.341329335332334</text:p>
          </table:table-cell>
          <table:table-cell table:number-columns-repeated="2"/>
        </table:table-row>
        <table:table-row table:style-name="ro1">
          <table:table-cell table:formula="of:=[.A341]+2" office:value-type="float" office:value="681" calcext:value-type="float">
            <text:p>681</text:p>
          </table:table-cell>
          <table:table-cell table:formula="of:=[.B341]+2" office:value-type="float" office:value="683" calcext:value-type="float">
            <text:p>683</text:p>
          </table:table-cell>
          <table:table-cell table:formula="of:=[.C341]+2" office:value-type="float" office:value="685" calcext:value-type="float">
            <text:p>685</text:p>
          </table:table-cell>
          <table:table-cell table:formula="of:=[.A342]/[.H$2]" office:value-type="float" office:value="0.340329835082459" calcext:value-type="float">
            <text:p>0.340329835082459</text:p>
          </table:table-cell>
          <table:table-cell table:formula="of:=[.B342]/[.H$2]" office:value-type="float" office:value="0.341329335332334" calcext:value-type="float">
            <text:p>0.341329335332334</text:p>
          </table:table-cell>
          <table:table-cell table:formula="of:=[.C342]/[.H$2]" office:value-type="float" office:value="0.342328835582209" calcext:value-type="float">
            <text:p>0.342328835582209</text:p>
          </table:table-cell>
          <table:table-cell table:number-columns-repeated="2"/>
        </table:table-row>
        <table:table-row table:style-name="ro1">
          <table:table-cell table:formula="of:=[.A342]+2" office:value-type="float" office:value="683" calcext:value-type="float">
            <text:p>683</text:p>
          </table:table-cell>
          <table:table-cell table:formula="of:=[.B342]+2" office:value-type="float" office:value="685" calcext:value-type="float">
            <text:p>685</text:p>
          </table:table-cell>
          <table:table-cell table:formula="of:=[.C342]+2" office:value-type="float" office:value="687" calcext:value-type="float">
            <text:p>687</text:p>
          </table:table-cell>
          <table:table-cell table:formula="of:=[.A343]/[.H$2]" office:value-type="float" office:value="0.341329335332334" calcext:value-type="float">
            <text:p>0.341329335332334</text:p>
          </table:table-cell>
          <table:table-cell table:formula="of:=[.B343]/[.H$2]" office:value-type="float" office:value="0.342328835582209" calcext:value-type="float">
            <text:p>0.342328835582209</text:p>
          </table:table-cell>
          <table:table-cell table:formula="of:=[.C343]/[.H$2]" office:value-type="float" office:value="0.343328335832084" calcext:value-type="float">
            <text:p>0.343328335832084</text:p>
          </table:table-cell>
          <table:table-cell table:number-columns-repeated="2"/>
        </table:table-row>
        <table:table-row table:style-name="ro1">
          <table:table-cell table:formula="of:=[.A343]+2" office:value-type="float" office:value="685" calcext:value-type="float">
            <text:p>685</text:p>
          </table:table-cell>
          <table:table-cell table:formula="of:=[.B343]+2" office:value-type="float" office:value="687" calcext:value-type="float">
            <text:p>687</text:p>
          </table:table-cell>
          <table:table-cell table:formula="of:=[.C343]+2" office:value-type="float" office:value="689" calcext:value-type="float">
            <text:p>689</text:p>
          </table:table-cell>
          <table:table-cell table:formula="of:=[.A344]/[.H$2]" office:value-type="float" office:value="0.342328835582209" calcext:value-type="float">
            <text:p>0.342328835582209</text:p>
          </table:table-cell>
          <table:table-cell table:formula="of:=[.B344]/[.H$2]" office:value-type="float" office:value="0.343328335832084" calcext:value-type="float">
            <text:p>0.343328335832084</text:p>
          </table:table-cell>
          <table:table-cell table:formula="of:=[.C344]/[.H$2]" office:value-type="float" office:value="0.344327836081959" calcext:value-type="float">
            <text:p>0.344327836081959</text:p>
          </table:table-cell>
          <table:table-cell table:number-columns-repeated="2"/>
        </table:table-row>
        <table:table-row table:style-name="ro1">
          <table:table-cell table:formula="of:=[.A344]+2" office:value-type="float" office:value="687" calcext:value-type="float">
            <text:p>687</text:p>
          </table:table-cell>
          <table:table-cell table:formula="of:=[.B344]+2" office:value-type="float" office:value="689" calcext:value-type="float">
            <text:p>689</text:p>
          </table:table-cell>
          <table:table-cell table:formula="of:=[.C344]+2" office:value-type="float" office:value="691" calcext:value-type="float">
            <text:p>691</text:p>
          </table:table-cell>
          <table:table-cell table:formula="of:=[.A345]/[.H$2]" office:value-type="float" office:value="0.343328335832084" calcext:value-type="float">
            <text:p>0.343328335832084</text:p>
          </table:table-cell>
          <table:table-cell table:formula="of:=[.B345]/[.H$2]" office:value-type="float" office:value="0.344327836081959" calcext:value-type="float">
            <text:p>0.344327836081959</text:p>
          </table:table-cell>
          <table:table-cell table:formula="of:=[.C345]/[.H$2]" office:value-type="float" office:value="0.345327336331834" calcext:value-type="float">
            <text:p>0.345327336331834</text:p>
          </table:table-cell>
          <table:table-cell table:number-columns-repeated="2"/>
        </table:table-row>
        <table:table-row table:style-name="ro1">
          <table:table-cell table:formula="of:=[.A345]+2" office:value-type="float" office:value="689" calcext:value-type="float">
            <text:p>689</text:p>
          </table:table-cell>
          <table:table-cell table:formula="of:=[.B345]+2" office:value-type="float" office:value="691" calcext:value-type="float">
            <text:p>691</text:p>
          </table:table-cell>
          <table:table-cell table:formula="of:=[.C345]+2" office:value-type="float" office:value="693" calcext:value-type="float">
            <text:p>693</text:p>
          </table:table-cell>
          <table:table-cell table:formula="of:=[.A346]/[.H$2]" office:value-type="float" office:value="0.344327836081959" calcext:value-type="float">
            <text:p>0.344327836081959</text:p>
          </table:table-cell>
          <table:table-cell table:formula="of:=[.B346]/[.H$2]" office:value-type="float" office:value="0.345327336331834" calcext:value-type="float">
            <text:p>0.345327336331834</text:p>
          </table:table-cell>
          <table:table-cell table:formula="of:=[.C346]/[.H$2]" office:value-type="float" office:value="0.346326836581709" calcext:value-type="float">
            <text:p>0.346326836581709</text:p>
          </table:table-cell>
          <table:table-cell table:number-columns-repeated="2"/>
        </table:table-row>
        <table:table-row table:style-name="ro1">
          <table:table-cell table:formula="of:=[.A346]+2" office:value-type="float" office:value="691" calcext:value-type="float">
            <text:p>691</text:p>
          </table:table-cell>
          <table:table-cell table:formula="of:=[.B346]+2" office:value-type="float" office:value="693" calcext:value-type="float">
            <text:p>693</text:p>
          </table:table-cell>
          <table:table-cell table:formula="of:=[.C346]+2" office:value-type="float" office:value="695" calcext:value-type="float">
            <text:p>695</text:p>
          </table:table-cell>
          <table:table-cell table:formula="of:=[.A347]/[.H$2]" office:value-type="float" office:value="0.345327336331834" calcext:value-type="float">
            <text:p>0.345327336331834</text:p>
          </table:table-cell>
          <table:table-cell table:formula="of:=[.B347]/[.H$2]" office:value-type="float" office:value="0.346326836581709" calcext:value-type="float">
            <text:p>0.346326836581709</text:p>
          </table:table-cell>
          <table:table-cell table:formula="of:=[.C347]/[.H$2]" office:value-type="float" office:value="0.347326336831584" calcext:value-type="float">
            <text:p>0.347326336831584</text:p>
          </table:table-cell>
          <table:table-cell table:number-columns-repeated="2"/>
        </table:table-row>
        <table:table-row table:style-name="ro1">
          <table:table-cell table:formula="of:=[.A347]+2" office:value-type="float" office:value="693" calcext:value-type="float">
            <text:p>693</text:p>
          </table:table-cell>
          <table:table-cell table:formula="of:=[.B347]+2" office:value-type="float" office:value="695" calcext:value-type="float">
            <text:p>695</text:p>
          </table:table-cell>
          <table:table-cell table:formula="of:=[.C347]+2" office:value-type="float" office:value="697" calcext:value-type="float">
            <text:p>697</text:p>
          </table:table-cell>
          <table:table-cell table:formula="of:=[.A348]/[.H$2]" office:value-type="float" office:value="0.346326836581709" calcext:value-type="float">
            <text:p>0.346326836581709</text:p>
          </table:table-cell>
          <table:table-cell table:formula="of:=[.B348]/[.H$2]" office:value-type="float" office:value="0.347326336831584" calcext:value-type="float">
            <text:p>0.347326336831584</text:p>
          </table:table-cell>
          <table:table-cell table:formula="of:=[.C348]/[.H$2]" office:value-type="float" office:value="0.348325837081459" calcext:value-type="float">
            <text:p>0.348325837081459</text:p>
          </table:table-cell>
          <table:table-cell table:number-columns-repeated="2"/>
        </table:table-row>
        <table:table-row table:style-name="ro1">
          <table:table-cell table:formula="of:=[.A348]+2" office:value-type="float" office:value="695" calcext:value-type="float">
            <text:p>695</text:p>
          </table:table-cell>
          <table:table-cell table:formula="of:=[.B348]+2" office:value-type="float" office:value="697" calcext:value-type="float">
            <text:p>697</text:p>
          </table:table-cell>
          <table:table-cell table:formula="of:=[.C348]+2" office:value-type="float" office:value="699" calcext:value-type="float">
            <text:p>699</text:p>
          </table:table-cell>
          <table:table-cell table:formula="of:=[.A349]/[.H$2]" office:value-type="float" office:value="0.347326336831584" calcext:value-type="float">
            <text:p>0.347326336831584</text:p>
          </table:table-cell>
          <table:table-cell table:formula="of:=[.B349]/[.H$2]" office:value-type="float" office:value="0.348325837081459" calcext:value-type="float">
            <text:p>0.348325837081459</text:p>
          </table:table-cell>
          <table:table-cell table:formula="of:=[.C349]/[.H$2]" office:value-type="float" office:value="0.349325337331334" calcext:value-type="float">
            <text:p>0.349325337331334</text:p>
          </table:table-cell>
          <table:table-cell table:number-columns-repeated="2"/>
        </table:table-row>
        <table:table-row table:style-name="ro1">
          <table:table-cell table:formula="of:=[.A349]+2" office:value-type="float" office:value="697" calcext:value-type="float">
            <text:p>697</text:p>
          </table:table-cell>
          <table:table-cell table:formula="of:=[.B349]+2" office:value-type="float" office:value="699" calcext:value-type="float">
            <text:p>699</text:p>
          </table:table-cell>
          <table:table-cell table:formula="of:=[.C349]+2" office:value-type="float" office:value="701" calcext:value-type="float">
            <text:p>701</text:p>
          </table:table-cell>
          <table:table-cell table:formula="of:=[.A350]/[.H$2]" office:value-type="float" office:value="0.348325837081459" calcext:value-type="float">
            <text:p>0.348325837081459</text:p>
          </table:table-cell>
          <table:table-cell table:formula="of:=[.B350]/[.H$2]" office:value-type="float" office:value="0.349325337331334" calcext:value-type="float">
            <text:p>0.349325337331334</text:p>
          </table:table-cell>
          <table:table-cell table:formula="of:=[.C350]/[.H$2]" office:value-type="float" office:value="0.350324837581209" calcext:value-type="float">
            <text:p>0.350324837581209</text:p>
          </table:table-cell>
          <table:table-cell table:number-columns-repeated="2"/>
        </table:table-row>
        <table:table-row table:style-name="ro1">
          <table:table-cell table:formula="of:=[.A350]+2" office:value-type="float" office:value="699" calcext:value-type="float">
            <text:p>699</text:p>
          </table:table-cell>
          <table:table-cell table:formula="of:=[.B350]+2" office:value-type="float" office:value="701" calcext:value-type="float">
            <text:p>701</text:p>
          </table:table-cell>
          <table:table-cell table:formula="of:=[.C350]+2" office:value-type="float" office:value="703" calcext:value-type="float">
            <text:p>703</text:p>
          </table:table-cell>
          <table:table-cell table:formula="of:=[.A351]/[.H$2]" office:value-type="float" office:value="0.349325337331334" calcext:value-type="float">
            <text:p>0.349325337331334</text:p>
          </table:table-cell>
          <table:table-cell table:formula="of:=[.B351]/[.H$2]" office:value-type="float" office:value="0.350324837581209" calcext:value-type="float">
            <text:p>0.350324837581209</text:p>
          </table:table-cell>
          <table:table-cell table:formula="of:=[.C351]/[.H$2]" office:value-type="float" office:value="0.351324337831084" calcext:value-type="float">
            <text:p>0.351324337831084</text:p>
          </table:table-cell>
          <table:table-cell table:number-columns-repeated="2"/>
        </table:table-row>
        <table:table-row table:style-name="ro1">
          <table:table-cell table:formula="of:=[.A351]+2" office:value-type="float" office:value="701" calcext:value-type="float">
            <text:p>701</text:p>
          </table:table-cell>
          <table:table-cell table:formula="of:=[.B351]+2" office:value-type="float" office:value="703" calcext:value-type="float">
            <text:p>703</text:p>
          </table:table-cell>
          <table:table-cell table:formula="of:=[.C351]+2" office:value-type="float" office:value="705" calcext:value-type="float">
            <text:p>705</text:p>
          </table:table-cell>
          <table:table-cell table:formula="of:=[.A352]/[.H$2]" office:value-type="float" office:value="0.350324837581209" calcext:value-type="float">
            <text:p>0.350324837581209</text:p>
          </table:table-cell>
          <table:table-cell table:formula="of:=[.B352]/[.H$2]" office:value-type="float" office:value="0.351324337831084" calcext:value-type="float">
            <text:p>0.351324337831084</text:p>
          </table:table-cell>
          <table:table-cell table:formula="of:=[.C352]/[.H$2]" office:value-type="float" office:value="0.352323838080959" calcext:value-type="float">
            <text:p>0.352323838080959</text:p>
          </table:table-cell>
          <table:table-cell table:number-columns-repeated="2"/>
        </table:table-row>
        <table:table-row table:style-name="ro1">
          <table:table-cell table:formula="of:=[.A352]+2" office:value-type="float" office:value="703" calcext:value-type="float">
            <text:p>703</text:p>
          </table:table-cell>
          <table:table-cell table:formula="of:=[.B352]+2" office:value-type="float" office:value="705" calcext:value-type="float">
            <text:p>705</text:p>
          </table:table-cell>
          <table:table-cell table:formula="of:=[.C352]+2" office:value-type="float" office:value="707" calcext:value-type="float">
            <text:p>707</text:p>
          </table:table-cell>
          <table:table-cell table:formula="of:=[.A353]/[.H$2]" office:value-type="float" office:value="0.351324337831084" calcext:value-type="float">
            <text:p>0.351324337831084</text:p>
          </table:table-cell>
          <table:table-cell table:formula="of:=[.B353]/[.H$2]" office:value-type="float" office:value="0.352323838080959" calcext:value-type="float">
            <text:p>0.352323838080959</text:p>
          </table:table-cell>
          <table:table-cell table:formula="of:=[.C353]/[.H$2]" office:value-type="float" office:value="0.353323338330835" calcext:value-type="float">
            <text:p>0.353323338330835</text:p>
          </table:table-cell>
          <table:table-cell table:number-columns-repeated="2"/>
        </table:table-row>
        <table:table-row table:style-name="ro1">
          <table:table-cell table:formula="of:=[.A353]+2" office:value-type="float" office:value="705" calcext:value-type="float">
            <text:p>705</text:p>
          </table:table-cell>
          <table:table-cell table:formula="of:=[.B353]+2" office:value-type="float" office:value="707" calcext:value-type="float">
            <text:p>707</text:p>
          </table:table-cell>
          <table:table-cell table:formula="of:=[.C353]+2" office:value-type="float" office:value="709" calcext:value-type="float">
            <text:p>709</text:p>
          </table:table-cell>
          <table:table-cell table:formula="of:=[.A354]/[.H$2]" office:value-type="float" office:value="0.352323838080959" calcext:value-type="float">
            <text:p>0.352323838080959</text:p>
          </table:table-cell>
          <table:table-cell table:formula="of:=[.B354]/[.H$2]" office:value-type="float" office:value="0.353323338330835" calcext:value-type="float">
            <text:p>0.353323338330835</text:p>
          </table:table-cell>
          <table:table-cell table:formula="of:=[.C354]/[.H$2]" office:value-type="float" office:value="0.35432283858071" calcext:value-type="float">
            <text:p>0.35432283858071</text:p>
          </table:table-cell>
          <table:table-cell table:number-columns-repeated="2"/>
        </table:table-row>
        <table:table-row table:style-name="ro1">
          <table:table-cell table:formula="of:=[.A354]+2" office:value-type="float" office:value="707" calcext:value-type="float">
            <text:p>707</text:p>
          </table:table-cell>
          <table:table-cell table:formula="of:=[.B354]+2" office:value-type="float" office:value="709" calcext:value-type="float">
            <text:p>709</text:p>
          </table:table-cell>
          <table:table-cell table:formula="of:=[.C354]+2" office:value-type="float" office:value="711" calcext:value-type="float">
            <text:p>711</text:p>
          </table:table-cell>
          <table:table-cell table:formula="of:=[.A355]/[.H$2]" office:value-type="float" office:value="0.353323338330835" calcext:value-type="float">
            <text:p>0.353323338330835</text:p>
          </table:table-cell>
          <table:table-cell table:formula="of:=[.B355]/[.H$2]" office:value-type="float" office:value="0.35432283858071" calcext:value-type="float">
            <text:p>0.35432283858071</text:p>
          </table:table-cell>
          <table:table-cell table:formula="of:=[.C355]/[.H$2]" office:value-type="float" office:value="0.355322338830585" calcext:value-type="float">
            <text:p>0.355322338830585</text:p>
          </table:table-cell>
          <table:table-cell table:number-columns-repeated="2"/>
        </table:table-row>
        <table:table-row table:style-name="ro1">
          <table:table-cell table:formula="of:=[.A355]+2" office:value-type="float" office:value="709" calcext:value-type="float">
            <text:p>709</text:p>
          </table:table-cell>
          <table:table-cell table:formula="of:=[.B355]+2" office:value-type="float" office:value="711" calcext:value-type="float">
            <text:p>711</text:p>
          </table:table-cell>
          <table:table-cell table:formula="of:=[.C355]+2" office:value-type="float" office:value="713" calcext:value-type="float">
            <text:p>713</text:p>
          </table:table-cell>
          <table:table-cell table:formula="of:=[.A356]/[.H$2]" office:value-type="float" office:value="0.35432283858071" calcext:value-type="float">
            <text:p>0.35432283858071</text:p>
          </table:table-cell>
          <table:table-cell table:formula="of:=[.B356]/[.H$2]" office:value-type="float" office:value="0.355322338830585" calcext:value-type="float">
            <text:p>0.355322338830585</text:p>
          </table:table-cell>
          <table:table-cell table:formula="of:=[.C356]/[.H$2]" office:value-type="float" office:value="0.35632183908046" calcext:value-type="float">
            <text:p>0.35632183908046</text:p>
          </table:table-cell>
          <table:table-cell table:number-columns-repeated="2"/>
        </table:table-row>
        <table:table-row table:style-name="ro1">
          <table:table-cell table:formula="of:=[.A356]+2" office:value-type="float" office:value="711" calcext:value-type="float">
            <text:p>711</text:p>
          </table:table-cell>
          <table:table-cell table:formula="of:=[.B356]+2" office:value-type="float" office:value="713" calcext:value-type="float">
            <text:p>713</text:p>
          </table:table-cell>
          <table:table-cell table:formula="of:=[.C356]+2" office:value-type="float" office:value="715" calcext:value-type="float">
            <text:p>715</text:p>
          </table:table-cell>
          <table:table-cell table:formula="of:=[.A357]/[.H$2]" office:value-type="float" office:value="0.355322338830585" calcext:value-type="float">
            <text:p>0.355322338830585</text:p>
          </table:table-cell>
          <table:table-cell table:formula="of:=[.B357]/[.H$2]" office:value-type="float" office:value="0.35632183908046" calcext:value-type="float">
            <text:p>0.35632183908046</text:p>
          </table:table-cell>
          <table:table-cell table:formula="of:=[.C357]/[.H$2]" office:value-type="float" office:value="0.357321339330335" calcext:value-type="float">
            <text:p>0.357321339330335</text:p>
          </table:table-cell>
          <table:table-cell table:number-columns-repeated="2"/>
        </table:table-row>
        <table:table-row table:style-name="ro1">
          <table:table-cell table:formula="of:=[.A357]+2" office:value-type="float" office:value="713" calcext:value-type="float">
            <text:p>713</text:p>
          </table:table-cell>
          <table:table-cell table:formula="of:=[.B357]+2" office:value-type="float" office:value="715" calcext:value-type="float">
            <text:p>715</text:p>
          </table:table-cell>
          <table:table-cell table:formula="of:=[.C357]+2" office:value-type="float" office:value="717" calcext:value-type="float">
            <text:p>717</text:p>
          </table:table-cell>
          <table:table-cell table:formula="of:=[.A358]/[.H$2]" office:value-type="float" office:value="0.35632183908046" calcext:value-type="float">
            <text:p>0.35632183908046</text:p>
          </table:table-cell>
          <table:table-cell table:formula="of:=[.B358]/[.H$2]" office:value-type="float" office:value="0.357321339330335" calcext:value-type="float">
            <text:p>0.357321339330335</text:p>
          </table:table-cell>
          <table:table-cell table:formula="of:=[.C358]/[.H$2]" office:value-type="float" office:value="0.35832083958021" calcext:value-type="float">
            <text:p>0.35832083958021</text:p>
          </table:table-cell>
          <table:table-cell table:number-columns-repeated="2"/>
        </table:table-row>
        <table:table-row table:style-name="ro1">
          <table:table-cell table:formula="of:=[.A358]+2" office:value-type="float" office:value="715" calcext:value-type="float">
            <text:p>715</text:p>
          </table:table-cell>
          <table:table-cell table:formula="of:=[.B358]+2" office:value-type="float" office:value="717" calcext:value-type="float">
            <text:p>717</text:p>
          </table:table-cell>
          <table:table-cell table:formula="of:=[.C358]+2" office:value-type="float" office:value="719" calcext:value-type="float">
            <text:p>719</text:p>
          </table:table-cell>
          <table:table-cell table:formula="of:=[.A359]/[.H$2]" office:value-type="float" office:value="0.357321339330335" calcext:value-type="float">
            <text:p>0.357321339330335</text:p>
          </table:table-cell>
          <table:table-cell table:formula="of:=[.B359]/[.H$2]" office:value-type="float" office:value="0.35832083958021" calcext:value-type="float">
            <text:p>0.35832083958021</text:p>
          </table:table-cell>
          <table:table-cell table:formula="of:=[.C359]/[.H$2]" office:value-type="float" office:value="0.359320339830085" calcext:value-type="float">
            <text:p>0.359320339830085</text:p>
          </table:table-cell>
          <table:table-cell table:number-columns-repeated="2"/>
        </table:table-row>
        <table:table-row table:style-name="ro1">
          <table:table-cell table:formula="of:=[.A359]+2" office:value-type="float" office:value="717" calcext:value-type="float">
            <text:p>717</text:p>
          </table:table-cell>
          <table:table-cell table:formula="of:=[.B359]+2" office:value-type="float" office:value="719" calcext:value-type="float">
            <text:p>719</text:p>
          </table:table-cell>
          <table:table-cell table:formula="of:=[.C359]+2" office:value-type="float" office:value="721" calcext:value-type="float">
            <text:p>721</text:p>
          </table:table-cell>
          <table:table-cell table:formula="of:=[.A360]/[.H$2]" office:value-type="float" office:value="0.35832083958021" calcext:value-type="float">
            <text:p>0.35832083958021</text:p>
          </table:table-cell>
          <table:table-cell table:formula="of:=[.B360]/[.H$2]" office:value-type="float" office:value="0.359320339830085" calcext:value-type="float">
            <text:p>0.359320339830085</text:p>
          </table:table-cell>
          <table:table-cell table:formula="of:=[.C360]/[.H$2]" office:value-type="float" office:value="0.36031984007996" calcext:value-type="float">
            <text:p>0.36031984007996</text:p>
          </table:table-cell>
          <table:table-cell table:number-columns-repeated="2"/>
        </table:table-row>
        <table:table-row table:style-name="ro1">
          <table:table-cell table:formula="of:=[.A360]+2" office:value-type="float" office:value="719" calcext:value-type="float">
            <text:p>719</text:p>
          </table:table-cell>
          <table:table-cell table:formula="of:=[.B360]+2" office:value-type="float" office:value="721" calcext:value-type="float">
            <text:p>721</text:p>
          </table:table-cell>
          <table:table-cell table:formula="of:=[.C360]+2" office:value-type="float" office:value="723" calcext:value-type="float">
            <text:p>723</text:p>
          </table:table-cell>
          <table:table-cell table:formula="of:=[.A361]/[.H$2]" office:value-type="float" office:value="0.359320339830085" calcext:value-type="float">
            <text:p>0.359320339830085</text:p>
          </table:table-cell>
          <table:table-cell table:formula="of:=[.B361]/[.H$2]" office:value-type="float" office:value="0.36031984007996" calcext:value-type="float">
            <text:p>0.36031984007996</text:p>
          </table:table-cell>
          <table:table-cell table:formula="of:=[.C361]/[.H$2]" office:value-type="float" office:value="0.361319340329835" calcext:value-type="float">
            <text:p>0.361319340329835</text:p>
          </table:table-cell>
          <table:table-cell table:number-columns-repeated="2"/>
        </table:table-row>
        <table:table-row table:style-name="ro1">
          <table:table-cell table:formula="of:=[.A361]+2" office:value-type="float" office:value="721" calcext:value-type="float">
            <text:p>721</text:p>
          </table:table-cell>
          <table:table-cell table:formula="of:=[.B361]+2" office:value-type="float" office:value="723" calcext:value-type="float">
            <text:p>723</text:p>
          </table:table-cell>
          <table:table-cell table:formula="of:=[.C361]+2" office:value-type="float" office:value="725" calcext:value-type="float">
            <text:p>725</text:p>
          </table:table-cell>
          <table:table-cell table:formula="of:=[.A362]/[.H$2]" office:value-type="float" office:value="0.36031984007996" calcext:value-type="float">
            <text:p>0.36031984007996</text:p>
          </table:table-cell>
          <table:table-cell table:formula="of:=[.B362]/[.H$2]" office:value-type="float" office:value="0.361319340329835" calcext:value-type="float">
            <text:p>0.361319340329835</text:p>
          </table:table-cell>
          <table:table-cell table:formula="of:=[.C362]/[.H$2]" office:value-type="float" office:value="0.36231884057971" calcext:value-type="float">
            <text:p>0.36231884057971</text:p>
          </table:table-cell>
          <table:table-cell table:number-columns-repeated="2"/>
        </table:table-row>
        <table:table-row table:style-name="ro1">
          <table:table-cell table:formula="of:=[.A362]+2" office:value-type="float" office:value="723" calcext:value-type="float">
            <text:p>723</text:p>
          </table:table-cell>
          <table:table-cell table:formula="of:=[.B362]+2" office:value-type="float" office:value="725" calcext:value-type="float">
            <text:p>725</text:p>
          </table:table-cell>
          <table:table-cell table:formula="of:=[.C362]+2" office:value-type="float" office:value="727" calcext:value-type="float">
            <text:p>727</text:p>
          </table:table-cell>
          <table:table-cell table:formula="of:=[.A363]/[.H$2]" office:value-type="float" office:value="0.361319340329835" calcext:value-type="float">
            <text:p>0.361319340329835</text:p>
          </table:table-cell>
          <table:table-cell table:formula="of:=[.B363]/[.H$2]" office:value-type="float" office:value="0.36231884057971" calcext:value-type="float">
            <text:p>0.36231884057971</text:p>
          </table:table-cell>
          <table:table-cell table:formula="of:=[.C363]/[.H$2]" office:value-type="float" office:value="0.363318340829585" calcext:value-type="float">
            <text:p>0.363318340829585</text:p>
          </table:table-cell>
          <table:table-cell table:number-columns-repeated="2"/>
        </table:table-row>
        <table:table-row table:style-name="ro1">
          <table:table-cell table:formula="of:=[.A363]+2" office:value-type="float" office:value="725" calcext:value-type="float">
            <text:p>725</text:p>
          </table:table-cell>
          <table:table-cell table:formula="of:=[.B363]+2" office:value-type="float" office:value="727" calcext:value-type="float">
            <text:p>727</text:p>
          </table:table-cell>
          <table:table-cell table:formula="of:=[.C363]+2" office:value-type="float" office:value="729" calcext:value-type="float">
            <text:p>729</text:p>
          </table:table-cell>
          <table:table-cell table:formula="of:=[.A364]/[.H$2]" office:value-type="float" office:value="0.36231884057971" calcext:value-type="float">
            <text:p>0.36231884057971</text:p>
          </table:table-cell>
          <table:table-cell table:formula="of:=[.B364]/[.H$2]" office:value-type="float" office:value="0.363318340829585" calcext:value-type="float">
            <text:p>0.363318340829585</text:p>
          </table:table-cell>
          <table:table-cell table:formula="of:=[.C364]/[.H$2]" office:value-type="float" office:value="0.36431784107946" calcext:value-type="float">
            <text:p>0.36431784107946</text:p>
          </table:table-cell>
          <table:table-cell table:number-columns-repeated="2"/>
        </table:table-row>
        <table:table-row table:style-name="ro1">
          <table:table-cell table:formula="of:=[.A364]+2" office:value-type="float" office:value="727" calcext:value-type="float">
            <text:p>727</text:p>
          </table:table-cell>
          <table:table-cell table:formula="of:=[.B364]+2" office:value-type="float" office:value="729" calcext:value-type="float">
            <text:p>729</text:p>
          </table:table-cell>
          <table:table-cell table:formula="of:=[.C364]+2" office:value-type="float" office:value="731" calcext:value-type="float">
            <text:p>731</text:p>
          </table:table-cell>
          <table:table-cell table:formula="of:=[.A365]/[.H$2]" office:value-type="float" office:value="0.363318340829585" calcext:value-type="float">
            <text:p>0.363318340829585</text:p>
          </table:table-cell>
          <table:table-cell table:formula="of:=[.B365]/[.H$2]" office:value-type="float" office:value="0.36431784107946" calcext:value-type="float">
            <text:p>0.36431784107946</text:p>
          </table:table-cell>
          <table:table-cell table:formula="of:=[.C365]/[.H$2]" office:value-type="float" office:value="0.365317341329335" calcext:value-type="float">
            <text:p>0.365317341329335</text:p>
          </table:table-cell>
          <table:table-cell table:number-columns-repeated="2"/>
        </table:table-row>
        <table:table-row table:style-name="ro1">
          <table:table-cell table:formula="of:=[.A365]+2" office:value-type="float" office:value="729" calcext:value-type="float">
            <text:p>729</text:p>
          </table:table-cell>
          <table:table-cell table:formula="of:=[.B365]+2" office:value-type="float" office:value="731" calcext:value-type="float">
            <text:p>731</text:p>
          </table:table-cell>
          <table:table-cell table:formula="of:=[.C365]+2" office:value-type="float" office:value="733" calcext:value-type="float">
            <text:p>733</text:p>
          </table:table-cell>
          <table:table-cell table:formula="of:=[.A366]/[.H$2]" office:value-type="float" office:value="0.36431784107946" calcext:value-type="float">
            <text:p>0.36431784107946</text:p>
          </table:table-cell>
          <table:table-cell table:formula="of:=[.B366]/[.H$2]" office:value-type="float" office:value="0.365317341329335" calcext:value-type="float">
            <text:p>0.365317341329335</text:p>
          </table:table-cell>
          <table:table-cell table:formula="of:=[.C366]/[.H$2]" office:value-type="float" office:value="0.36631684157921" calcext:value-type="float">
            <text:p>0.36631684157921</text:p>
          </table:table-cell>
          <table:table-cell table:number-columns-repeated="2"/>
        </table:table-row>
        <table:table-row table:style-name="ro1">
          <table:table-cell table:formula="of:=[.A366]+2" office:value-type="float" office:value="731" calcext:value-type="float">
            <text:p>731</text:p>
          </table:table-cell>
          <table:table-cell table:formula="of:=[.B366]+2" office:value-type="float" office:value="733" calcext:value-type="float">
            <text:p>733</text:p>
          </table:table-cell>
          <table:table-cell table:formula="of:=[.C366]+2" office:value-type="float" office:value="735" calcext:value-type="float">
            <text:p>735</text:p>
          </table:table-cell>
          <table:table-cell table:formula="of:=[.A367]/[.H$2]" office:value-type="float" office:value="0.365317341329335" calcext:value-type="float">
            <text:p>0.365317341329335</text:p>
          </table:table-cell>
          <table:table-cell table:formula="of:=[.B367]/[.H$2]" office:value-type="float" office:value="0.36631684157921" calcext:value-type="float">
            <text:p>0.36631684157921</text:p>
          </table:table-cell>
          <table:table-cell table:formula="of:=[.C367]/[.H$2]" office:value-type="float" office:value="0.367316341829085" calcext:value-type="float">
            <text:p>0.367316341829085</text:p>
          </table:table-cell>
          <table:table-cell table:number-columns-repeated="2"/>
        </table:table-row>
        <table:table-row table:style-name="ro1">
          <table:table-cell table:formula="of:=[.A367]+2" office:value-type="float" office:value="733" calcext:value-type="float">
            <text:p>733</text:p>
          </table:table-cell>
          <table:table-cell table:formula="of:=[.B367]+2" office:value-type="float" office:value="735" calcext:value-type="float">
            <text:p>735</text:p>
          </table:table-cell>
          <table:table-cell table:formula="of:=[.C367]+2" office:value-type="float" office:value="737" calcext:value-type="float">
            <text:p>737</text:p>
          </table:table-cell>
          <table:table-cell table:formula="of:=[.A368]/[.H$2]" office:value-type="float" office:value="0.36631684157921" calcext:value-type="float">
            <text:p>0.36631684157921</text:p>
          </table:table-cell>
          <table:table-cell table:formula="of:=[.B368]/[.H$2]" office:value-type="float" office:value="0.367316341829085" calcext:value-type="float">
            <text:p>0.367316341829085</text:p>
          </table:table-cell>
          <table:table-cell table:formula="of:=[.C368]/[.H$2]" office:value-type="float" office:value="0.36831584207896" calcext:value-type="float">
            <text:p>0.36831584207896</text:p>
          </table:table-cell>
          <table:table-cell table:number-columns-repeated="2"/>
        </table:table-row>
        <table:table-row table:style-name="ro1">
          <table:table-cell table:formula="of:=[.A368]+2" office:value-type="float" office:value="735" calcext:value-type="float">
            <text:p>735</text:p>
          </table:table-cell>
          <table:table-cell table:formula="of:=[.B368]+2" office:value-type="float" office:value="737" calcext:value-type="float">
            <text:p>737</text:p>
          </table:table-cell>
          <table:table-cell table:formula="of:=[.C368]+2" office:value-type="float" office:value="739" calcext:value-type="float">
            <text:p>739</text:p>
          </table:table-cell>
          <table:table-cell table:formula="of:=[.A369]/[.H$2]" office:value-type="float" office:value="0.367316341829085" calcext:value-type="float">
            <text:p>0.367316341829085</text:p>
          </table:table-cell>
          <table:table-cell table:formula="of:=[.B369]/[.H$2]" office:value-type="float" office:value="0.36831584207896" calcext:value-type="float">
            <text:p>0.36831584207896</text:p>
          </table:table-cell>
          <table:table-cell table:formula="of:=[.C369]/[.H$2]" office:value-type="float" office:value="0.369315342328836" calcext:value-type="float">
            <text:p>0.369315342328836</text:p>
          </table:table-cell>
          <table:table-cell table:number-columns-repeated="2"/>
        </table:table-row>
        <table:table-row table:style-name="ro1">
          <table:table-cell table:formula="of:=[.A369]+2" office:value-type="float" office:value="737" calcext:value-type="float">
            <text:p>737</text:p>
          </table:table-cell>
          <table:table-cell table:formula="of:=[.B369]+2" office:value-type="float" office:value="739" calcext:value-type="float">
            <text:p>739</text:p>
          </table:table-cell>
          <table:table-cell table:formula="of:=[.C369]+2" office:value-type="float" office:value="741" calcext:value-type="float">
            <text:p>741</text:p>
          </table:table-cell>
          <table:table-cell table:formula="of:=[.A370]/[.H$2]" office:value-type="float" office:value="0.36831584207896" calcext:value-type="float">
            <text:p>0.36831584207896</text:p>
          </table:table-cell>
          <table:table-cell table:formula="of:=[.B370]/[.H$2]" office:value-type="float" office:value="0.369315342328836" calcext:value-type="float">
            <text:p>0.369315342328836</text:p>
          </table:table-cell>
          <table:table-cell table:formula="of:=[.C370]/[.H$2]" office:value-type="float" office:value="0.370314842578711" calcext:value-type="float">
            <text:p>0.370314842578711</text:p>
          </table:table-cell>
          <table:table-cell table:number-columns-repeated="2"/>
        </table:table-row>
        <table:table-row table:style-name="ro1">
          <table:table-cell table:formula="of:=[.A370]+2" office:value-type="float" office:value="739" calcext:value-type="float">
            <text:p>739</text:p>
          </table:table-cell>
          <table:table-cell table:formula="of:=[.B370]+2" office:value-type="float" office:value="741" calcext:value-type="float">
            <text:p>741</text:p>
          </table:table-cell>
          <table:table-cell table:formula="of:=[.C370]+2" office:value-type="float" office:value="743" calcext:value-type="float">
            <text:p>743</text:p>
          </table:table-cell>
          <table:table-cell table:formula="of:=[.A371]/[.H$2]" office:value-type="float" office:value="0.369315342328836" calcext:value-type="float">
            <text:p>0.369315342328836</text:p>
          </table:table-cell>
          <table:table-cell table:formula="of:=[.B371]/[.H$2]" office:value-type="float" office:value="0.370314842578711" calcext:value-type="float">
            <text:p>0.370314842578711</text:p>
          </table:table-cell>
          <table:table-cell table:formula="of:=[.C371]/[.H$2]" office:value-type="float" office:value="0.371314342828586" calcext:value-type="float">
            <text:p>0.371314342828586</text:p>
          </table:table-cell>
          <table:table-cell table:number-columns-repeated="2"/>
        </table:table-row>
        <table:table-row table:style-name="ro1">
          <table:table-cell table:formula="of:=[.A371]+2" office:value-type="float" office:value="741" calcext:value-type="float">
            <text:p>741</text:p>
          </table:table-cell>
          <table:table-cell table:formula="of:=[.B371]+2" office:value-type="float" office:value="743" calcext:value-type="float">
            <text:p>743</text:p>
          </table:table-cell>
          <table:table-cell table:formula="of:=[.C371]+2" office:value-type="float" office:value="745" calcext:value-type="float">
            <text:p>745</text:p>
          </table:table-cell>
          <table:table-cell table:formula="of:=[.A372]/[.H$2]" office:value-type="float" office:value="0.370314842578711" calcext:value-type="float">
            <text:p>0.370314842578711</text:p>
          </table:table-cell>
          <table:table-cell table:formula="of:=[.B372]/[.H$2]" office:value-type="float" office:value="0.371314342828586" calcext:value-type="float">
            <text:p>0.371314342828586</text:p>
          </table:table-cell>
          <table:table-cell table:formula="of:=[.C372]/[.H$2]" office:value-type="float" office:value="0.372313843078461" calcext:value-type="float">
            <text:p>0.372313843078461</text:p>
          </table:table-cell>
          <table:table-cell table:number-columns-repeated="2"/>
        </table:table-row>
        <table:table-row table:style-name="ro1">
          <table:table-cell table:formula="of:=[.A372]+2" office:value-type="float" office:value="743" calcext:value-type="float">
            <text:p>743</text:p>
          </table:table-cell>
          <table:table-cell table:formula="of:=[.B372]+2" office:value-type="float" office:value="745" calcext:value-type="float">
            <text:p>745</text:p>
          </table:table-cell>
          <table:table-cell table:formula="of:=[.C372]+2" office:value-type="float" office:value="747" calcext:value-type="float">
            <text:p>747</text:p>
          </table:table-cell>
          <table:table-cell table:formula="of:=[.A373]/[.H$2]" office:value-type="float" office:value="0.371314342828586" calcext:value-type="float">
            <text:p>0.371314342828586</text:p>
          </table:table-cell>
          <table:table-cell table:formula="of:=[.B373]/[.H$2]" office:value-type="float" office:value="0.372313843078461" calcext:value-type="float">
            <text:p>0.372313843078461</text:p>
          </table:table-cell>
          <table:table-cell table:formula="of:=[.C373]/[.H$2]" office:value-type="float" office:value="0.373313343328336" calcext:value-type="float">
            <text:p>0.373313343328336</text:p>
          </table:table-cell>
          <table:table-cell table:number-columns-repeated="2"/>
        </table:table-row>
        <table:table-row table:style-name="ro1">
          <table:table-cell table:formula="of:=[.A373]+2" office:value-type="float" office:value="745" calcext:value-type="float">
            <text:p>745</text:p>
          </table:table-cell>
          <table:table-cell table:formula="of:=[.B373]+2" office:value-type="float" office:value="747" calcext:value-type="float">
            <text:p>747</text:p>
          </table:table-cell>
          <table:table-cell table:formula="of:=[.C373]+2" office:value-type="float" office:value="749" calcext:value-type="float">
            <text:p>749</text:p>
          </table:table-cell>
          <table:table-cell table:formula="of:=[.A374]/[.H$2]" office:value-type="float" office:value="0.372313843078461" calcext:value-type="float">
            <text:p>0.372313843078461</text:p>
          </table:table-cell>
          <table:table-cell table:formula="of:=[.B374]/[.H$2]" office:value-type="float" office:value="0.373313343328336" calcext:value-type="float">
            <text:p>0.373313343328336</text:p>
          </table:table-cell>
          <table:table-cell table:formula="of:=[.C374]/[.H$2]" office:value-type="float" office:value="0.374312843578211" calcext:value-type="float">
            <text:p>0.374312843578211</text:p>
          </table:table-cell>
          <table:table-cell table:number-columns-repeated="2"/>
        </table:table-row>
        <table:table-row table:style-name="ro1">
          <table:table-cell table:formula="of:=[.A374]+2" office:value-type="float" office:value="747" calcext:value-type="float">
            <text:p>747</text:p>
          </table:table-cell>
          <table:table-cell table:formula="of:=[.B374]+2" office:value-type="float" office:value="749" calcext:value-type="float">
            <text:p>749</text:p>
          </table:table-cell>
          <table:table-cell table:formula="of:=[.C374]+2" office:value-type="float" office:value="751" calcext:value-type="float">
            <text:p>751</text:p>
          </table:table-cell>
          <table:table-cell table:formula="of:=[.A375]/[.H$2]" office:value-type="float" office:value="0.373313343328336" calcext:value-type="float">
            <text:p>0.373313343328336</text:p>
          </table:table-cell>
          <table:table-cell table:formula="of:=[.B375]/[.H$2]" office:value-type="float" office:value="0.374312843578211" calcext:value-type="float">
            <text:p>0.374312843578211</text:p>
          </table:table-cell>
          <table:table-cell table:formula="of:=[.C375]/[.H$2]" office:value-type="float" office:value="0.375312343828086" calcext:value-type="float">
            <text:p>0.375312343828086</text:p>
          </table:table-cell>
          <table:table-cell table:number-columns-repeated="2"/>
        </table:table-row>
        <table:table-row table:style-name="ro1">
          <table:table-cell table:formula="of:=[.A375]+2" office:value-type="float" office:value="749" calcext:value-type="float">
            <text:p>749</text:p>
          </table:table-cell>
          <table:table-cell table:formula="of:=[.B375]+2" office:value-type="float" office:value="751" calcext:value-type="float">
            <text:p>751</text:p>
          </table:table-cell>
          <table:table-cell table:formula="of:=[.C375]+2" office:value-type="float" office:value="753" calcext:value-type="float">
            <text:p>753</text:p>
          </table:table-cell>
          <table:table-cell table:formula="of:=[.A376]/[.H$2]" office:value-type="float" office:value="0.374312843578211" calcext:value-type="float">
            <text:p>0.374312843578211</text:p>
          </table:table-cell>
          <table:table-cell table:formula="of:=[.B376]/[.H$2]" office:value-type="float" office:value="0.375312343828086" calcext:value-type="float">
            <text:p>0.375312343828086</text:p>
          </table:table-cell>
          <table:table-cell table:formula="of:=[.C376]/[.H$2]" office:value-type="float" office:value="0.376311844077961" calcext:value-type="float">
            <text:p>0.376311844077961</text:p>
          </table:table-cell>
          <table:table-cell table:number-columns-repeated="2"/>
        </table:table-row>
        <table:table-row table:style-name="ro1">
          <table:table-cell table:formula="of:=[.A376]+2" office:value-type="float" office:value="751" calcext:value-type="float">
            <text:p>751</text:p>
          </table:table-cell>
          <table:table-cell table:formula="of:=[.B376]+2" office:value-type="float" office:value="753" calcext:value-type="float">
            <text:p>753</text:p>
          </table:table-cell>
          <table:table-cell table:formula="of:=[.C376]+2" office:value-type="float" office:value="755" calcext:value-type="float">
            <text:p>755</text:p>
          </table:table-cell>
          <table:table-cell table:formula="of:=[.A377]/[.H$2]" office:value-type="float" office:value="0.375312343828086" calcext:value-type="float">
            <text:p>0.375312343828086</text:p>
          </table:table-cell>
          <table:table-cell table:formula="of:=[.B377]/[.H$2]" office:value-type="float" office:value="0.376311844077961" calcext:value-type="float">
            <text:p>0.376311844077961</text:p>
          </table:table-cell>
          <table:table-cell table:formula="of:=[.C377]/[.H$2]" office:value-type="float" office:value="0.377311344327836" calcext:value-type="float">
            <text:p>0.377311344327836</text:p>
          </table:table-cell>
          <table:table-cell table:number-columns-repeated="2"/>
        </table:table-row>
        <table:table-row table:style-name="ro1">
          <table:table-cell table:formula="of:=[.A377]+2" office:value-type="float" office:value="753" calcext:value-type="float">
            <text:p>753</text:p>
          </table:table-cell>
          <table:table-cell table:formula="of:=[.B377]+2" office:value-type="float" office:value="755" calcext:value-type="float">
            <text:p>755</text:p>
          </table:table-cell>
          <table:table-cell table:formula="of:=[.C377]+2" office:value-type="float" office:value="757" calcext:value-type="float">
            <text:p>757</text:p>
          </table:table-cell>
          <table:table-cell table:formula="of:=[.A378]/[.H$2]" office:value-type="float" office:value="0.376311844077961" calcext:value-type="float">
            <text:p>0.376311844077961</text:p>
          </table:table-cell>
          <table:table-cell table:formula="of:=[.B378]/[.H$2]" office:value-type="float" office:value="0.377311344327836" calcext:value-type="float">
            <text:p>0.377311344327836</text:p>
          </table:table-cell>
          <table:table-cell table:formula="of:=[.C378]/[.H$2]" office:value-type="float" office:value="0.378310844577711" calcext:value-type="float">
            <text:p>0.378310844577711</text:p>
          </table:table-cell>
          <table:table-cell table:number-columns-repeated="2"/>
        </table:table-row>
        <table:table-row table:style-name="ro1">
          <table:table-cell table:formula="of:=[.A378]+2" office:value-type="float" office:value="755" calcext:value-type="float">
            <text:p>755</text:p>
          </table:table-cell>
          <table:table-cell table:formula="of:=[.B378]+2" office:value-type="float" office:value="757" calcext:value-type="float">
            <text:p>757</text:p>
          </table:table-cell>
          <table:table-cell table:formula="of:=[.C378]+2" office:value-type="float" office:value="759" calcext:value-type="float">
            <text:p>759</text:p>
          </table:table-cell>
          <table:table-cell table:formula="of:=[.A379]/[.H$2]" office:value-type="float" office:value="0.377311344327836" calcext:value-type="float">
            <text:p>0.377311344327836</text:p>
          </table:table-cell>
          <table:table-cell table:formula="of:=[.B379]/[.H$2]" office:value-type="float" office:value="0.378310844577711" calcext:value-type="float">
            <text:p>0.378310844577711</text:p>
          </table:table-cell>
          <table:table-cell table:formula="of:=[.C379]/[.H$2]" office:value-type="float" office:value="0.379310344827586" calcext:value-type="float">
            <text:p>0.379310344827586</text:p>
          </table:table-cell>
          <table:table-cell table:number-columns-repeated="2"/>
        </table:table-row>
        <table:table-row table:style-name="ro1">
          <table:table-cell table:formula="of:=[.A379]+2" office:value-type="float" office:value="757" calcext:value-type="float">
            <text:p>757</text:p>
          </table:table-cell>
          <table:table-cell table:formula="of:=[.B379]+2" office:value-type="float" office:value="759" calcext:value-type="float">
            <text:p>759</text:p>
          </table:table-cell>
          <table:table-cell table:formula="of:=[.C379]+2" office:value-type="float" office:value="761" calcext:value-type="float">
            <text:p>761</text:p>
          </table:table-cell>
          <table:table-cell table:formula="of:=[.A380]/[.H$2]" office:value-type="float" office:value="0.378310844577711" calcext:value-type="float">
            <text:p>0.378310844577711</text:p>
          </table:table-cell>
          <table:table-cell table:formula="of:=[.B380]/[.H$2]" office:value-type="float" office:value="0.379310344827586" calcext:value-type="float">
            <text:p>0.379310344827586</text:p>
          </table:table-cell>
          <table:table-cell table:formula="of:=[.C380]/[.H$2]" office:value-type="float" office:value="0.380309845077461" calcext:value-type="float">
            <text:p>0.380309845077461</text:p>
          </table:table-cell>
          <table:table-cell table:number-columns-repeated="2"/>
        </table:table-row>
        <table:table-row table:style-name="ro1">
          <table:table-cell table:formula="of:=[.A380]+2" office:value-type="float" office:value="759" calcext:value-type="float">
            <text:p>759</text:p>
          </table:table-cell>
          <table:table-cell table:formula="of:=[.B380]+2" office:value-type="float" office:value="761" calcext:value-type="float">
            <text:p>761</text:p>
          </table:table-cell>
          <table:table-cell table:formula="of:=[.C380]+2" office:value-type="float" office:value="763" calcext:value-type="float">
            <text:p>763</text:p>
          </table:table-cell>
          <table:table-cell table:formula="of:=[.A381]/[.H$2]" office:value-type="float" office:value="0.379310344827586" calcext:value-type="float">
            <text:p>0.379310344827586</text:p>
          </table:table-cell>
          <table:table-cell table:formula="of:=[.B381]/[.H$2]" office:value-type="float" office:value="0.380309845077461" calcext:value-type="float">
            <text:p>0.380309845077461</text:p>
          </table:table-cell>
          <table:table-cell table:formula="of:=[.C381]/[.H$2]" office:value-type="float" office:value="0.381309345327336" calcext:value-type="float">
            <text:p>0.381309345327336</text:p>
          </table:table-cell>
          <table:table-cell table:number-columns-repeated="2"/>
        </table:table-row>
        <table:table-row table:style-name="ro1">
          <table:table-cell table:formula="of:=[.A381]+2" office:value-type="float" office:value="761" calcext:value-type="float">
            <text:p>761</text:p>
          </table:table-cell>
          <table:table-cell table:formula="of:=[.B381]+2" office:value-type="float" office:value="763" calcext:value-type="float">
            <text:p>763</text:p>
          </table:table-cell>
          <table:table-cell table:formula="of:=[.C381]+2" office:value-type="float" office:value="765" calcext:value-type="float">
            <text:p>765</text:p>
          </table:table-cell>
          <table:table-cell table:formula="of:=[.A382]/[.H$2]" office:value-type="float" office:value="0.380309845077461" calcext:value-type="float">
            <text:p>0.380309845077461</text:p>
          </table:table-cell>
          <table:table-cell table:formula="of:=[.B382]/[.H$2]" office:value-type="float" office:value="0.381309345327336" calcext:value-type="float">
            <text:p>0.381309345327336</text:p>
          </table:table-cell>
          <table:table-cell table:formula="of:=[.C382]/[.H$2]" office:value-type="float" office:value="0.382308845577211" calcext:value-type="float">
            <text:p>0.382308845577211</text:p>
          </table:table-cell>
          <table:table-cell table:number-columns-repeated="2"/>
        </table:table-row>
        <table:table-row table:style-name="ro1">
          <table:table-cell table:formula="of:=[.A382]+2" office:value-type="float" office:value="763" calcext:value-type="float">
            <text:p>763</text:p>
          </table:table-cell>
          <table:table-cell table:formula="of:=[.B382]+2" office:value-type="float" office:value="765" calcext:value-type="float">
            <text:p>765</text:p>
          </table:table-cell>
          <table:table-cell table:formula="of:=[.C382]+2" office:value-type="float" office:value="767" calcext:value-type="float">
            <text:p>767</text:p>
          </table:table-cell>
          <table:table-cell table:formula="of:=[.A383]/[.H$2]" office:value-type="float" office:value="0.381309345327336" calcext:value-type="float">
            <text:p>0.381309345327336</text:p>
          </table:table-cell>
          <table:table-cell table:formula="of:=[.B383]/[.H$2]" office:value-type="float" office:value="0.382308845577211" calcext:value-type="float">
            <text:p>0.382308845577211</text:p>
          </table:table-cell>
          <table:table-cell table:formula="of:=[.C383]/[.H$2]" office:value-type="float" office:value="0.383308345827086" calcext:value-type="float">
            <text:p>0.383308345827086</text:p>
          </table:table-cell>
          <table:table-cell table:number-columns-repeated="2"/>
        </table:table-row>
        <table:table-row table:style-name="ro1">
          <table:table-cell table:formula="of:=[.A383]+2" office:value-type="float" office:value="765" calcext:value-type="float">
            <text:p>765</text:p>
          </table:table-cell>
          <table:table-cell table:formula="of:=[.B383]+2" office:value-type="float" office:value="767" calcext:value-type="float">
            <text:p>767</text:p>
          </table:table-cell>
          <table:table-cell table:formula="of:=[.C383]+2" office:value-type="float" office:value="769" calcext:value-type="float">
            <text:p>769</text:p>
          </table:table-cell>
          <table:table-cell table:formula="of:=[.A384]/[.H$2]" office:value-type="float" office:value="0.382308845577211" calcext:value-type="float">
            <text:p>0.382308845577211</text:p>
          </table:table-cell>
          <table:table-cell table:formula="of:=[.B384]/[.H$2]" office:value-type="float" office:value="0.383308345827086" calcext:value-type="float">
            <text:p>0.383308345827086</text:p>
          </table:table-cell>
          <table:table-cell table:formula="of:=[.C384]/[.H$2]" office:value-type="float" office:value="0.384307846076961" calcext:value-type="float">
            <text:p>0.384307846076961</text:p>
          </table:table-cell>
          <table:table-cell table:number-columns-repeated="2"/>
        </table:table-row>
        <table:table-row table:style-name="ro1">
          <table:table-cell table:formula="of:=[.A384]+2" office:value-type="float" office:value="767" calcext:value-type="float">
            <text:p>767</text:p>
          </table:table-cell>
          <table:table-cell table:formula="of:=[.B384]+2" office:value-type="float" office:value="769" calcext:value-type="float">
            <text:p>769</text:p>
          </table:table-cell>
          <table:table-cell table:formula="of:=[.C384]+2" office:value-type="float" office:value="771" calcext:value-type="float">
            <text:p>771</text:p>
          </table:table-cell>
          <table:table-cell table:formula="of:=[.A385]/[.H$2]" office:value-type="float" office:value="0.383308345827086" calcext:value-type="float">
            <text:p>0.383308345827086</text:p>
          </table:table-cell>
          <table:table-cell table:formula="of:=[.B385]/[.H$2]" office:value-type="float" office:value="0.384307846076961" calcext:value-type="float">
            <text:p>0.384307846076961</text:p>
          </table:table-cell>
          <table:table-cell table:formula="of:=[.C385]/[.H$2]" office:value-type="float" office:value="0.385307346326837" calcext:value-type="float">
            <text:p>0.385307346326837</text:p>
          </table:table-cell>
          <table:table-cell table:number-columns-repeated="2"/>
        </table:table-row>
        <table:table-row table:style-name="ro1">
          <table:table-cell table:formula="of:=[.A385]+2" office:value-type="float" office:value="769" calcext:value-type="float">
            <text:p>769</text:p>
          </table:table-cell>
          <table:table-cell table:formula="of:=[.B385]+2" office:value-type="float" office:value="771" calcext:value-type="float">
            <text:p>771</text:p>
          </table:table-cell>
          <table:table-cell table:formula="of:=[.C385]+2" office:value-type="float" office:value="773" calcext:value-type="float">
            <text:p>773</text:p>
          </table:table-cell>
          <table:table-cell table:formula="of:=[.A386]/[.H$2]" office:value-type="float" office:value="0.384307846076961" calcext:value-type="float">
            <text:p>0.384307846076961</text:p>
          </table:table-cell>
          <table:table-cell table:formula="of:=[.B386]/[.H$2]" office:value-type="float" office:value="0.385307346326837" calcext:value-type="float">
            <text:p>0.385307346326837</text:p>
          </table:table-cell>
          <table:table-cell table:formula="of:=[.C386]/[.H$2]" office:value-type="float" office:value="0.386306846576712" calcext:value-type="float">
            <text:p>0.386306846576712</text:p>
          </table:table-cell>
          <table:table-cell table:number-columns-repeated="2"/>
        </table:table-row>
        <table:table-row table:style-name="ro1">
          <table:table-cell table:formula="of:=[.A386]+2" office:value-type="float" office:value="771" calcext:value-type="float">
            <text:p>771</text:p>
          </table:table-cell>
          <table:table-cell table:formula="of:=[.B386]+2" office:value-type="float" office:value="773" calcext:value-type="float">
            <text:p>773</text:p>
          </table:table-cell>
          <table:table-cell table:formula="of:=[.C386]+2" office:value-type="float" office:value="775" calcext:value-type="float">
            <text:p>775</text:p>
          </table:table-cell>
          <table:table-cell table:formula="of:=[.A387]/[.H$2]" office:value-type="float" office:value="0.385307346326837" calcext:value-type="float">
            <text:p>0.385307346326837</text:p>
          </table:table-cell>
          <table:table-cell table:formula="of:=[.B387]/[.H$2]" office:value-type="float" office:value="0.386306846576712" calcext:value-type="float">
            <text:p>0.386306846576712</text:p>
          </table:table-cell>
          <table:table-cell table:formula="of:=[.C387]/[.H$2]" office:value-type="float" office:value="0.387306346826587" calcext:value-type="float">
            <text:p>0.387306346826587</text:p>
          </table:table-cell>
          <table:table-cell table:number-columns-repeated="2"/>
        </table:table-row>
        <table:table-row table:style-name="ro1">
          <table:table-cell table:formula="of:=[.A387]+2" office:value-type="float" office:value="773" calcext:value-type="float">
            <text:p>773</text:p>
          </table:table-cell>
          <table:table-cell table:formula="of:=[.B387]+2" office:value-type="float" office:value="775" calcext:value-type="float">
            <text:p>775</text:p>
          </table:table-cell>
          <table:table-cell table:formula="of:=[.C387]+2" office:value-type="float" office:value="777" calcext:value-type="float">
            <text:p>777</text:p>
          </table:table-cell>
          <table:table-cell table:formula="of:=[.A388]/[.H$2]" office:value-type="float" office:value="0.386306846576712" calcext:value-type="float">
            <text:p>0.386306846576712</text:p>
          </table:table-cell>
          <table:table-cell table:formula="of:=[.B388]/[.H$2]" office:value-type="float" office:value="0.387306346826587" calcext:value-type="float">
            <text:p>0.387306346826587</text:p>
          </table:table-cell>
          <table:table-cell table:formula="of:=[.C388]/[.H$2]" office:value-type="float" office:value="0.388305847076462" calcext:value-type="float">
            <text:p>0.388305847076462</text:p>
          </table:table-cell>
          <table:table-cell table:number-columns-repeated="2"/>
        </table:table-row>
        <table:table-row table:style-name="ro1">
          <table:table-cell table:formula="of:=[.A388]+2" office:value-type="float" office:value="775" calcext:value-type="float">
            <text:p>775</text:p>
          </table:table-cell>
          <table:table-cell table:formula="of:=[.B388]+2" office:value-type="float" office:value="777" calcext:value-type="float">
            <text:p>777</text:p>
          </table:table-cell>
          <table:table-cell table:formula="of:=[.C388]+2" office:value-type="float" office:value="779" calcext:value-type="float">
            <text:p>779</text:p>
          </table:table-cell>
          <table:table-cell table:formula="of:=[.A389]/[.H$2]" office:value-type="float" office:value="0.387306346826587" calcext:value-type="float">
            <text:p>0.387306346826587</text:p>
          </table:table-cell>
          <table:table-cell table:formula="of:=[.B389]/[.H$2]" office:value-type="float" office:value="0.388305847076462" calcext:value-type="float">
            <text:p>0.388305847076462</text:p>
          </table:table-cell>
          <table:table-cell table:formula="of:=[.C389]/[.H$2]" office:value-type="float" office:value="0.389305347326337" calcext:value-type="float">
            <text:p>0.389305347326337</text:p>
          </table:table-cell>
          <table:table-cell table:number-columns-repeated="2"/>
        </table:table-row>
        <table:table-row table:style-name="ro1">
          <table:table-cell table:formula="of:=[.A389]+2" office:value-type="float" office:value="777" calcext:value-type="float">
            <text:p>777</text:p>
          </table:table-cell>
          <table:table-cell table:formula="of:=[.B389]+2" office:value-type="float" office:value="779" calcext:value-type="float">
            <text:p>779</text:p>
          </table:table-cell>
          <table:table-cell table:formula="of:=[.C389]+2" office:value-type="float" office:value="781" calcext:value-type="float">
            <text:p>781</text:p>
          </table:table-cell>
          <table:table-cell table:formula="of:=[.A390]/[.H$2]" office:value-type="float" office:value="0.388305847076462" calcext:value-type="float">
            <text:p>0.388305847076462</text:p>
          </table:table-cell>
          <table:table-cell table:formula="of:=[.B390]/[.H$2]" office:value-type="float" office:value="0.389305347326337" calcext:value-type="float">
            <text:p>0.389305347326337</text:p>
          </table:table-cell>
          <table:table-cell table:formula="of:=[.C390]/[.H$2]" office:value-type="float" office:value="0.390304847576212" calcext:value-type="float">
            <text:p>0.390304847576212</text:p>
          </table:table-cell>
          <table:table-cell table:number-columns-repeated="2"/>
        </table:table-row>
        <table:table-row table:style-name="ro1">
          <table:table-cell table:formula="of:=[.A390]+2" office:value-type="float" office:value="779" calcext:value-type="float">
            <text:p>779</text:p>
          </table:table-cell>
          <table:table-cell table:formula="of:=[.B390]+2" office:value-type="float" office:value="781" calcext:value-type="float">
            <text:p>781</text:p>
          </table:table-cell>
          <table:table-cell table:formula="of:=[.C390]+2" office:value-type="float" office:value="783" calcext:value-type="float">
            <text:p>783</text:p>
          </table:table-cell>
          <table:table-cell table:formula="of:=[.A391]/[.H$2]" office:value-type="float" office:value="0.389305347326337" calcext:value-type="float">
            <text:p>0.389305347326337</text:p>
          </table:table-cell>
          <table:table-cell table:formula="of:=[.B391]/[.H$2]" office:value-type="float" office:value="0.390304847576212" calcext:value-type="float">
            <text:p>0.390304847576212</text:p>
          </table:table-cell>
          <table:table-cell table:formula="of:=[.C391]/[.H$2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table:formula="of:=[.A391]+2" office:value-type="float" office:value="781" calcext:value-type="float">
            <text:p>781</text:p>
          </table:table-cell>
          <table:table-cell table:formula="of:=[.B391]+2" office:value-type="float" office:value="783" calcext:value-type="float">
            <text:p>783</text:p>
          </table:table-cell>
          <table:table-cell table:formula="of:=[.C391]+2" office:value-type="float" office:value="785" calcext:value-type="float">
            <text:p>785</text:p>
          </table:table-cell>
          <table:table-cell table:formula="of:=[.A392]/[.H$2]" office:value-type="float" office:value="0.390304847576212" calcext:value-type="float">
            <text:p>0.390304847576212</text:p>
          </table:table-cell>
          <table:table-cell table:formula="of:=[.B392]/[.H$2]" office:value-type="float" office:value="0.391304347826087" calcext:value-type="float">
            <text:p>0.391304347826087</text:p>
          </table:table-cell>
          <table:table-cell table:formula="of:=[.C392]/[.H$2]" office:value-type="float" office:value="0.392303848075962" calcext:value-type="float">
            <text:p>0.392303848075962</text:p>
          </table:table-cell>
          <table:table-cell table:number-columns-repeated="2"/>
        </table:table-row>
        <table:table-row table:style-name="ro1">
          <table:table-cell table:formula="of:=[.A392]+2" office:value-type="float" office:value="783" calcext:value-type="float">
            <text:p>783</text:p>
          </table:table-cell>
          <table:table-cell table:formula="of:=[.B392]+2" office:value-type="float" office:value="785" calcext:value-type="float">
            <text:p>785</text:p>
          </table:table-cell>
          <table:table-cell table:formula="of:=[.C392]+2" office:value-type="float" office:value="787" calcext:value-type="float">
            <text:p>787</text:p>
          </table:table-cell>
          <table:table-cell table:formula="of:=[.A393]/[.H$2]" office:value-type="float" office:value="0.391304347826087" calcext:value-type="float">
            <text:p>0.391304347826087</text:p>
          </table:table-cell>
          <table:table-cell table:formula="of:=[.B393]/[.H$2]" office:value-type="float" office:value="0.392303848075962" calcext:value-type="float">
            <text:p>0.392303848075962</text:p>
          </table:table-cell>
          <table:table-cell table:formula="of:=[.C393]/[.H$2]" office:value-type="float" office:value="0.393303348325837" calcext:value-type="float">
            <text:p>0.393303348325837</text:p>
          </table:table-cell>
          <table:table-cell table:number-columns-repeated="2"/>
        </table:table-row>
        <table:table-row table:style-name="ro1">
          <table:table-cell table:formula="of:=[.A393]+2" office:value-type="float" office:value="785" calcext:value-type="float">
            <text:p>785</text:p>
          </table:table-cell>
          <table:table-cell table:formula="of:=[.B393]+2" office:value-type="float" office:value="787" calcext:value-type="float">
            <text:p>787</text:p>
          </table:table-cell>
          <table:table-cell table:formula="of:=[.C393]+2" office:value-type="float" office:value="789" calcext:value-type="float">
            <text:p>789</text:p>
          </table:table-cell>
          <table:table-cell table:formula="of:=[.A394]/[.H$2]" office:value-type="float" office:value="0.392303848075962" calcext:value-type="float">
            <text:p>0.392303848075962</text:p>
          </table:table-cell>
          <table:table-cell table:formula="of:=[.B394]/[.H$2]" office:value-type="float" office:value="0.393303348325837" calcext:value-type="float">
            <text:p>0.393303348325837</text:p>
          </table:table-cell>
          <table:table-cell table:formula="of:=[.C394]/[.H$2]" office:value-type="float" office:value="0.394302848575712" calcext:value-type="float">
            <text:p>0.394302848575712</text:p>
          </table:table-cell>
          <table:table-cell table:number-columns-repeated="2"/>
        </table:table-row>
        <table:table-row table:style-name="ro1">
          <table:table-cell table:formula="of:=[.A394]+2" office:value-type="float" office:value="787" calcext:value-type="float">
            <text:p>787</text:p>
          </table:table-cell>
          <table:table-cell table:formula="of:=[.B394]+2" office:value-type="float" office:value="789" calcext:value-type="float">
            <text:p>789</text:p>
          </table:table-cell>
          <table:table-cell table:formula="of:=[.C394]+2" office:value-type="float" office:value="791" calcext:value-type="float">
            <text:p>791</text:p>
          </table:table-cell>
          <table:table-cell table:formula="of:=[.A395]/[.H$2]" office:value-type="float" office:value="0.393303348325837" calcext:value-type="float">
            <text:p>0.393303348325837</text:p>
          </table:table-cell>
          <table:table-cell table:formula="of:=[.B395]/[.H$2]" office:value-type="float" office:value="0.394302848575712" calcext:value-type="float">
            <text:p>0.394302848575712</text:p>
          </table:table-cell>
          <table:table-cell table:formula="of:=[.C395]/[.H$2]" office:value-type="float" office:value="0.395302348825587" calcext:value-type="float">
            <text:p>0.395302348825587</text:p>
          </table:table-cell>
          <table:table-cell table:number-columns-repeated="2"/>
        </table:table-row>
        <table:table-row table:style-name="ro1">
          <table:table-cell table:formula="of:=[.A395]+2" office:value-type="float" office:value="789" calcext:value-type="float">
            <text:p>789</text:p>
          </table:table-cell>
          <table:table-cell table:formula="of:=[.B395]+2" office:value-type="float" office:value="791" calcext:value-type="float">
            <text:p>791</text:p>
          </table:table-cell>
          <table:table-cell table:formula="of:=[.C395]+2" office:value-type="float" office:value="793" calcext:value-type="float">
            <text:p>793</text:p>
          </table:table-cell>
          <table:table-cell table:formula="of:=[.A396]/[.H$2]" office:value-type="float" office:value="0.394302848575712" calcext:value-type="float">
            <text:p>0.394302848575712</text:p>
          </table:table-cell>
          <table:table-cell table:formula="of:=[.B396]/[.H$2]" office:value-type="float" office:value="0.395302348825587" calcext:value-type="float">
            <text:p>0.395302348825587</text:p>
          </table:table-cell>
          <table:table-cell table:formula="of:=[.C396]/[.H$2]" office:value-type="float" office:value="0.396301849075462" calcext:value-type="float">
            <text:p>0.396301849075462</text:p>
          </table:table-cell>
          <table:table-cell table:number-columns-repeated="2"/>
        </table:table-row>
        <table:table-row table:style-name="ro1">
          <table:table-cell table:formula="of:=[.A396]+2" office:value-type="float" office:value="791" calcext:value-type="float">
            <text:p>791</text:p>
          </table:table-cell>
          <table:table-cell table:formula="of:=[.B396]+2" office:value-type="float" office:value="793" calcext:value-type="float">
            <text:p>793</text:p>
          </table:table-cell>
          <table:table-cell table:formula="of:=[.C396]+2" office:value-type="float" office:value="795" calcext:value-type="float">
            <text:p>795</text:p>
          </table:table-cell>
          <table:table-cell table:formula="of:=[.A397]/[.H$2]" office:value-type="float" office:value="0.395302348825587" calcext:value-type="float">
            <text:p>0.395302348825587</text:p>
          </table:table-cell>
          <table:table-cell table:formula="of:=[.B397]/[.H$2]" office:value-type="float" office:value="0.396301849075462" calcext:value-type="float">
            <text:p>0.396301849075462</text:p>
          </table:table-cell>
          <table:table-cell table:formula="of:=[.C397]/[.H$2]" office:value-type="float" office:value="0.397301349325337" calcext:value-type="float">
            <text:p>0.397301349325337</text:p>
          </table:table-cell>
          <table:table-cell table:number-columns-repeated="2"/>
        </table:table-row>
        <table:table-row table:style-name="ro1">
          <table:table-cell table:formula="of:=[.A397]+2" office:value-type="float" office:value="793" calcext:value-type="float">
            <text:p>793</text:p>
          </table:table-cell>
          <table:table-cell table:formula="of:=[.B397]+2" office:value-type="float" office:value="795" calcext:value-type="float">
            <text:p>795</text:p>
          </table:table-cell>
          <table:table-cell table:formula="of:=[.C397]+2" office:value-type="float" office:value="797" calcext:value-type="float">
            <text:p>797</text:p>
          </table:table-cell>
          <table:table-cell table:formula="of:=[.A398]/[.H$2]" office:value-type="float" office:value="0.396301849075462" calcext:value-type="float">
            <text:p>0.396301849075462</text:p>
          </table:table-cell>
          <table:table-cell table:formula="of:=[.B398]/[.H$2]" office:value-type="float" office:value="0.397301349325337" calcext:value-type="float">
            <text:p>0.397301349325337</text:p>
          </table:table-cell>
          <table:table-cell table:formula="of:=[.C398]/[.H$2]" office:value-type="float" office:value="0.398300849575212" calcext:value-type="float">
            <text:p>0.398300849575212</text:p>
          </table:table-cell>
          <table:table-cell table:number-columns-repeated="2"/>
        </table:table-row>
        <table:table-row table:style-name="ro1">
          <table:table-cell table:formula="of:=[.A398]+2" office:value-type="float" office:value="795" calcext:value-type="float">
            <text:p>795</text:p>
          </table:table-cell>
          <table:table-cell table:formula="of:=[.B398]+2" office:value-type="float" office:value="797" calcext:value-type="float">
            <text:p>797</text:p>
          </table:table-cell>
          <table:table-cell table:formula="of:=[.C398]+2" office:value-type="float" office:value="799" calcext:value-type="float">
            <text:p>799</text:p>
          </table:table-cell>
          <table:table-cell table:formula="of:=[.A399]/[.H$2]" office:value-type="float" office:value="0.397301349325337" calcext:value-type="float">
            <text:p>0.397301349325337</text:p>
          </table:table-cell>
          <table:table-cell table:formula="of:=[.B399]/[.H$2]" office:value-type="float" office:value="0.398300849575212" calcext:value-type="float">
            <text:p>0.398300849575212</text:p>
          </table:table-cell>
          <table:table-cell table:formula="of:=[.C399]/[.H$2]" office:value-type="float" office:value="0.399300349825087" calcext:value-type="float">
            <text:p>0.399300349825087</text:p>
          </table:table-cell>
          <table:table-cell table:number-columns-repeated="2"/>
        </table:table-row>
        <table:table-row table:style-name="ro1">
          <table:table-cell table:formula="of:=[.A399]+2" office:value-type="float" office:value="797" calcext:value-type="float">
            <text:p>797</text:p>
          </table:table-cell>
          <table:table-cell table:formula="of:=[.B399]+2" office:value-type="float" office:value="799" calcext:value-type="float">
            <text:p>799</text:p>
          </table:table-cell>
          <table:table-cell table:formula="of:=[.C399]+2" office:value-type="float" office:value="801" calcext:value-type="float">
            <text:p>801</text:p>
          </table:table-cell>
          <table:table-cell table:formula="of:=[.A400]/[.H$2]" office:value-type="float" office:value="0.398300849575212" calcext:value-type="float">
            <text:p>0.398300849575212</text:p>
          </table:table-cell>
          <table:table-cell table:formula="of:=[.B400]/[.H$2]" office:value-type="float" office:value="0.399300349825087" calcext:value-type="float">
            <text:p>0.399300349825087</text:p>
          </table:table-cell>
          <table:table-cell table:formula="of:=[.C400]/[.H$2]" office:value-type="float" office:value="0.400299850074963" calcext:value-type="float">
            <text:p>0.400299850074963</text:p>
          </table:table-cell>
          <table:table-cell table:number-columns-repeated="2"/>
        </table:table-row>
        <table:table-row table:style-name="ro1">
          <table:table-cell table:formula="of:=[.A400]+2" office:value-type="float" office:value="799" calcext:value-type="float">
            <text:p>799</text:p>
          </table:table-cell>
          <table:table-cell table:formula="of:=[.B400]+2" office:value-type="float" office:value="801" calcext:value-type="float">
            <text:p>801</text:p>
          </table:table-cell>
          <table:table-cell table:formula="of:=[.C400]+2" office:value-type="float" office:value="803" calcext:value-type="float">
            <text:p>803</text:p>
          </table:table-cell>
          <table:table-cell table:formula="of:=[.A401]/[.H$2]" office:value-type="float" office:value="0.399300349825087" calcext:value-type="float">
            <text:p>0.399300349825087</text:p>
          </table:table-cell>
          <table:table-cell table:formula="of:=[.B401]/[.H$2]" office:value-type="float" office:value="0.400299850074963" calcext:value-type="float">
            <text:p>0.400299850074963</text:p>
          </table:table-cell>
          <table:table-cell table:formula="of:=[.C401]/[.H$2]" office:value-type="float" office:value="0.401299350324838" calcext:value-type="float">
            <text:p>0.401299350324838</text:p>
          </table:table-cell>
          <table:table-cell table:number-columns-repeated="2"/>
        </table:table-row>
        <table:table-row table:style-name="ro1">
          <table:table-cell table:formula="of:=[.A401]+2" office:value-type="float" office:value="801" calcext:value-type="float">
            <text:p>801</text:p>
          </table:table-cell>
          <table:table-cell table:formula="of:=[.B401]+2" office:value-type="float" office:value="803" calcext:value-type="float">
            <text:p>803</text:p>
          </table:table-cell>
          <table:table-cell table:formula="of:=[.C401]+2" office:value-type="float" office:value="805" calcext:value-type="float">
            <text:p>805</text:p>
          </table:table-cell>
          <table:table-cell table:formula="of:=[.A402]/[.H$2]" office:value-type="float" office:value="0.400299850074963" calcext:value-type="float">
            <text:p>0.400299850074963</text:p>
          </table:table-cell>
          <table:table-cell table:formula="of:=[.B402]/[.H$2]" office:value-type="float" office:value="0.401299350324838" calcext:value-type="float">
            <text:p>0.401299350324838</text:p>
          </table:table-cell>
          <table:table-cell table:formula="of:=[.C402]/[.H$2]" office:value-type="float" office:value="0.402298850574713" calcext:value-type="float">
            <text:p>0.402298850574713</text:p>
          </table:table-cell>
          <table:table-cell table:number-columns-repeated="2"/>
        </table:table-row>
        <table:table-row table:style-name="ro1">
          <table:table-cell table:formula="of:=[.A402]+2" office:value-type="float" office:value="803" calcext:value-type="float">
            <text:p>803</text:p>
          </table:table-cell>
          <table:table-cell table:formula="of:=[.B402]+2" office:value-type="float" office:value="805" calcext:value-type="float">
            <text:p>805</text:p>
          </table:table-cell>
          <table:table-cell table:formula="of:=[.C402]+2" office:value-type="float" office:value="807" calcext:value-type="float">
            <text:p>807</text:p>
          </table:table-cell>
          <table:table-cell table:formula="of:=[.A403]/[.H$2]" office:value-type="float" office:value="0.401299350324838" calcext:value-type="float">
            <text:p>0.401299350324838</text:p>
          </table:table-cell>
          <table:table-cell table:formula="of:=[.B403]/[.H$2]" office:value-type="float" office:value="0.402298850574713" calcext:value-type="float">
            <text:p>0.402298850574713</text:p>
          </table:table-cell>
          <table:table-cell table:formula="of:=[.C403]/[.H$2]" office:value-type="float" office:value="0.403298350824588" calcext:value-type="float">
            <text:p>0.403298350824588</text:p>
          </table:table-cell>
          <table:table-cell table:number-columns-repeated="2"/>
        </table:table-row>
        <table:table-row table:style-name="ro1">
          <table:table-cell table:formula="of:=[.A403]+2" office:value-type="float" office:value="805" calcext:value-type="float">
            <text:p>805</text:p>
          </table:table-cell>
          <table:table-cell table:formula="of:=[.B403]+2" office:value-type="float" office:value="807" calcext:value-type="float">
            <text:p>807</text:p>
          </table:table-cell>
          <table:table-cell table:formula="of:=[.C403]+2" office:value-type="float" office:value="809" calcext:value-type="float">
            <text:p>809</text:p>
          </table:table-cell>
          <table:table-cell table:formula="of:=[.A404]/[.H$2]" office:value-type="float" office:value="0.402298850574713" calcext:value-type="float">
            <text:p>0.402298850574713</text:p>
          </table:table-cell>
          <table:table-cell table:formula="of:=[.B404]/[.H$2]" office:value-type="float" office:value="0.403298350824588" calcext:value-type="float">
            <text:p>0.403298350824588</text:p>
          </table:table-cell>
          <table:table-cell table:formula="of:=[.C404]/[.H$2]" office:value-type="float" office:value="0.404297851074463" calcext:value-type="float">
            <text:p>0.404297851074463</text:p>
          </table:table-cell>
          <table:table-cell table:number-columns-repeated="2"/>
        </table:table-row>
        <table:table-row table:style-name="ro1">
          <table:table-cell table:formula="of:=[.A404]+2" office:value-type="float" office:value="807" calcext:value-type="float">
            <text:p>807</text:p>
          </table:table-cell>
          <table:table-cell table:formula="of:=[.B404]+2" office:value-type="float" office:value="809" calcext:value-type="float">
            <text:p>809</text:p>
          </table:table-cell>
          <table:table-cell table:formula="of:=[.C404]+2" office:value-type="float" office:value="811" calcext:value-type="float">
            <text:p>811</text:p>
          </table:table-cell>
          <table:table-cell table:formula="of:=[.A405]/[.H$2]" office:value-type="float" office:value="0.403298350824588" calcext:value-type="float">
            <text:p>0.403298350824588</text:p>
          </table:table-cell>
          <table:table-cell table:formula="of:=[.B405]/[.H$2]" office:value-type="float" office:value="0.404297851074463" calcext:value-type="float">
            <text:p>0.404297851074463</text:p>
          </table:table-cell>
          <table:table-cell table:formula="of:=[.C405]/[.H$2]" office:value-type="float" office:value="0.405297351324338" calcext:value-type="float">
            <text:p>0.405297351324338</text:p>
          </table:table-cell>
          <table:table-cell table:number-columns-repeated="2"/>
        </table:table-row>
        <table:table-row table:style-name="ro1">
          <table:table-cell table:formula="of:=[.A405]+2" office:value-type="float" office:value="809" calcext:value-type="float">
            <text:p>809</text:p>
          </table:table-cell>
          <table:table-cell table:formula="of:=[.B405]+2" office:value-type="float" office:value="811" calcext:value-type="float">
            <text:p>811</text:p>
          </table:table-cell>
          <table:table-cell table:formula="of:=[.C405]+2" office:value-type="float" office:value="813" calcext:value-type="float">
            <text:p>813</text:p>
          </table:table-cell>
          <table:table-cell table:formula="of:=[.A406]/[.H$2]" office:value-type="float" office:value="0.404297851074463" calcext:value-type="float">
            <text:p>0.404297851074463</text:p>
          </table:table-cell>
          <table:table-cell table:formula="of:=[.B406]/[.H$2]" office:value-type="float" office:value="0.405297351324338" calcext:value-type="float">
            <text:p>0.405297351324338</text:p>
          </table:table-cell>
          <table:table-cell table:formula="of:=[.C406]/[.H$2]" office:value-type="float" office:value="0.406296851574213" calcext:value-type="float">
            <text:p>0.406296851574213</text:p>
          </table:table-cell>
          <table:table-cell table:number-columns-repeated="2"/>
        </table:table-row>
        <table:table-row table:style-name="ro1">
          <table:table-cell table:formula="of:=[.A406]+2" office:value-type="float" office:value="811" calcext:value-type="float">
            <text:p>811</text:p>
          </table:table-cell>
          <table:table-cell table:formula="of:=[.B406]+2" office:value-type="float" office:value="813" calcext:value-type="float">
            <text:p>813</text:p>
          </table:table-cell>
          <table:table-cell table:formula="of:=[.C406]+2" office:value-type="float" office:value="815" calcext:value-type="float">
            <text:p>815</text:p>
          </table:table-cell>
          <table:table-cell table:formula="of:=[.A407]/[.H$2]" office:value-type="float" office:value="0.405297351324338" calcext:value-type="float">
            <text:p>0.405297351324338</text:p>
          </table:table-cell>
          <table:table-cell table:formula="of:=[.B407]/[.H$2]" office:value-type="float" office:value="0.406296851574213" calcext:value-type="float">
            <text:p>0.406296851574213</text:p>
          </table:table-cell>
          <table:table-cell table:formula="of:=[.C407]/[.H$2]" office:value-type="float" office:value="0.407296351824088" calcext:value-type="float">
            <text:p>0.407296351824088</text:p>
          </table:table-cell>
          <table:table-cell table:number-columns-repeated="2"/>
        </table:table-row>
        <table:table-row table:style-name="ro1">
          <table:table-cell table:formula="of:=[.A407]+2" office:value-type="float" office:value="813" calcext:value-type="float">
            <text:p>813</text:p>
          </table:table-cell>
          <table:table-cell table:formula="of:=[.B407]+2" office:value-type="float" office:value="815" calcext:value-type="float">
            <text:p>815</text:p>
          </table:table-cell>
          <table:table-cell table:formula="of:=[.C407]+2" office:value-type="float" office:value="817" calcext:value-type="float">
            <text:p>817</text:p>
          </table:table-cell>
          <table:table-cell table:formula="of:=[.A408]/[.H$2]" office:value-type="float" office:value="0.406296851574213" calcext:value-type="float">
            <text:p>0.406296851574213</text:p>
          </table:table-cell>
          <table:table-cell table:formula="of:=[.B408]/[.H$2]" office:value-type="float" office:value="0.407296351824088" calcext:value-type="float">
            <text:p>0.407296351824088</text:p>
          </table:table-cell>
          <table:table-cell table:formula="of:=[.C408]/[.H$2]" office:value-type="float" office:value="0.408295852073963" calcext:value-type="float">
            <text:p>0.408295852073963</text:p>
          </table:table-cell>
          <table:table-cell table:number-columns-repeated="2"/>
        </table:table-row>
        <table:table-row table:style-name="ro1">
          <table:table-cell table:formula="of:=[.A408]+2" office:value-type="float" office:value="815" calcext:value-type="float">
            <text:p>815</text:p>
          </table:table-cell>
          <table:table-cell table:formula="of:=[.B408]+2" office:value-type="float" office:value="817" calcext:value-type="float">
            <text:p>817</text:p>
          </table:table-cell>
          <table:table-cell table:formula="of:=[.C408]+2" office:value-type="float" office:value="819" calcext:value-type="float">
            <text:p>819</text:p>
          </table:table-cell>
          <table:table-cell table:formula="of:=[.A409]/[.H$2]" office:value-type="float" office:value="0.407296351824088" calcext:value-type="float">
            <text:p>0.407296351824088</text:p>
          </table:table-cell>
          <table:table-cell table:formula="of:=[.B409]/[.H$2]" office:value-type="float" office:value="0.408295852073963" calcext:value-type="float">
            <text:p>0.408295852073963</text:p>
          </table:table-cell>
          <table:table-cell table:formula="of:=[.C409]/[.H$2]" office:value-type="float" office:value="0.409295352323838" calcext:value-type="float">
            <text:p>0.409295352323838</text:p>
          </table:table-cell>
          <table:table-cell table:number-columns-repeated="2"/>
        </table:table-row>
        <table:table-row table:style-name="ro1">
          <table:table-cell table:formula="of:=[.A409]+2" office:value-type="float" office:value="817" calcext:value-type="float">
            <text:p>817</text:p>
          </table:table-cell>
          <table:table-cell table:formula="of:=[.B409]+2" office:value-type="float" office:value="819" calcext:value-type="float">
            <text:p>819</text:p>
          </table:table-cell>
          <table:table-cell table:formula="of:=[.C409]+2" office:value-type="float" office:value="821" calcext:value-type="float">
            <text:p>821</text:p>
          </table:table-cell>
          <table:table-cell table:formula="of:=[.A410]/[.H$2]" office:value-type="float" office:value="0.408295852073963" calcext:value-type="float">
            <text:p>0.408295852073963</text:p>
          </table:table-cell>
          <table:table-cell table:formula="of:=[.B410]/[.H$2]" office:value-type="float" office:value="0.409295352323838" calcext:value-type="float">
            <text:p>0.409295352323838</text:p>
          </table:table-cell>
          <table:table-cell table:formula="of:=[.C410]/[.H$2]" office:value-type="float" office:value="0.410294852573713" calcext:value-type="float">
            <text:p>0.410294852573713</text:p>
          </table:table-cell>
          <table:table-cell table:number-columns-repeated="2"/>
        </table:table-row>
        <table:table-row table:style-name="ro1">
          <table:table-cell table:formula="of:=[.A410]+2" office:value-type="float" office:value="819" calcext:value-type="float">
            <text:p>819</text:p>
          </table:table-cell>
          <table:table-cell table:formula="of:=[.B410]+2" office:value-type="float" office:value="821" calcext:value-type="float">
            <text:p>821</text:p>
          </table:table-cell>
          <table:table-cell table:formula="of:=[.C410]+2" office:value-type="float" office:value="823" calcext:value-type="float">
            <text:p>823</text:p>
          </table:table-cell>
          <table:table-cell table:formula="of:=[.A411]/[.H$2]" office:value-type="float" office:value="0.409295352323838" calcext:value-type="float">
            <text:p>0.409295352323838</text:p>
          </table:table-cell>
          <table:table-cell table:formula="of:=[.B411]/[.H$2]" office:value-type="float" office:value="0.410294852573713" calcext:value-type="float">
            <text:p>0.410294852573713</text:p>
          </table:table-cell>
          <table:table-cell table:formula="of:=[.C411]/[.H$2]" office:value-type="float" office:value="0.411294352823588" calcext:value-type="float">
            <text:p>0.411294352823588</text:p>
          </table:table-cell>
          <table:table-cell table:number-columns-repeated="2"/>
        </table:table-row>
        <table:table-row table:style-name="ro1">
          <table:table-cell table:formula="of:=[.A411]+2" office:value-type="float" office:value="821" calcext:value-type="float">
            <text:p>821</text:p>
          </table:table-cell>
          <table:table-cell table:formula="of:=[.B411]+2" office:value-type="float" office:value="823" calcext:value-type="float">
            <text:p>823</text:p>
          </table:table-cell>
          <table:table-cell table:formula="of:=[.C411]+2" office:value-type="float" office:value="825" calcext:value-type="float">
            <text:p>825</text:p>
          </table:table-cell>
          <table:table-cell table:formula="of:=[.A412]/[.H$2]" office:value-type="float" office:value="0.410294852573713" calcext:value-type="float">
            <text:p>0.410294852573713</text:p>
          </table:table-cell>
          <table:table-cell table:formula="of:=[.B412]/[.H$2]" office:value-type="float" office:value="0.411294352823588" calcext:value-type="float">
            <text:p>0.411294352823588</text:p>
          </table:table-cell>
          <table:table-cell table:formula="of:=[.C412]/[.H$2]" office:value-type="float" office:value="0.412293853073463" calcext:value-type="float">
            <text:p>0.412293853073463</text:p>
          </table:table-cell>
          <table:table-cell table:number-columns-repeated="2"/>
        </table:table-row>
        <table:table-row table:style-name="ro1">
          <table:table-cell table:formula="of:=[.A412]+2" office:value-type="float" office:value="823" calcext:value-type="float">
            <text:p>823</text:p>
          </table:table-cell>
          <table:table-cell table:formula="of:=[.B412]+2" office:value-type="float" office:value="825" calcext:value-type="float">
            <text:p>825</text:p>
          </table:table-cell>
          <table:table-cell table:formula="of:=[.C412]+2" office:value-type="float" office:value="827" calcext:value-type="float">
            <text:p>827</text:p>
          </table:table-cell>
          <table:table-cell table:formula="of:=[.A413]/[.H$2]" office:value-type="float" office:value="0.411294352823588" calcext:value-type="float">
            <text:p>0.411294352823588</text:p>
          </table:table-cell>
          <table:table-cell table:formula="of:=[.B413]/[.H$2]" office:value-type="float" office:value="0.412293853073463" calcext:value-type="float">
            <text:p>0.412293853073463</text:p>
          </table:table-cell>
          <table:table-cell table:formula="of:=[.C413]/[.H$2]" office:value-type="float" office:value="0.413293353323338" calcext:value-type="float">
            <text:p>0.413293353323338</text:p>
          </table:table-cell>
          <table:table-cell table:number-columns-repeated="2"/>
        </table:table-row>
        <table:table-row table:style-name="ro1">
          <table:table-cell table:formula="of:=[.A413]+2" office:value-type="float" office:value="825" calcext:value-type="float">
            <text:p>825</text:p>
          </table:table-cell>
          <table:table-cell table:formula="of:=[.B413]+2" office:value-type="float" office:value="827" calcext:value-type="float">
            <text:p>827</text:p>
          </table:table-cell>
          <table:table-cell table:formula="of:=[.C413]+2" office:value-type="float" office:value="829" calcext:value-type="float">
            <text:p>829</text:p>
          </table:table-cell>
          <table:table-cell table:formula="of:=[.A414]/[.H$2]" office:value-type="float" office:value="0.412293853073463" calcext:value-type="float">
            <text:p>0.412293853073463</text:p>
          </table:table-cell>
          <table:table-cell table:formula="of:=[.B414]/[.H$2]" office:value-type="float" office:value="0.413293353323338" calcext:value-type="float">
            <text:p>0.413293353323338</text:p>
          </table:table-cell>
          <table:table-cell table:formula="of:=[.C414]/[.H$2]" office:value-type="float" office:value="0.414292853573213" calcext:value-type="float">
            <text:p>0.414292853573213</text:p>
          </table:table-cell>
          <table:table-cell table:number-columns-repeated="2"/>
        </table:table-row>
        <table:table-row table:style-name="ro1">
          <table:table-cell table:formula="of:=[.A414]+2" office:value-type="float" office:value="827" calcext:value-type="float">
            <text:p>827</text:p>
          </table:table-cell>
          <table:table-cell table:formula="of:=[.B414]+2" office:value-type="float" office:value="829" calcext:value-type="float">
            <text:p>829</text:p>
          </table:table-cell>
          <table:table-cell table:formula="of:=[.C414]+2" office:value-type="float" office:value="831" calcext:value-type="float">
            <text:p>831</text:p>
          </table:table-cell>
          <table:table-cell table:formula="of:=[.A415]/[.H$2]" office:value-type="float" office:value="0.413293353323338" calcext:value-type="float">
            <text:p>0.413293353323338</text:p>
          </table:table-cell>
          <table:table-cell table:formula="of:=[.B415]/[.H$2]" office:value-type="float" office:value="0.414292853573213" calcext:value-type="float">
            <text:p>0.414292853573213</text:p>
          </table:table-cell>
          <table:table-cell table:formula="of:=[.C415]/[.H$2]" office:value-type="float" office:value="0.415292353823088" calcext:value-type="float">
            <text:p>0.415292353823088</text:p>
          </table:table-cell>
          <table:table-cell table:number-columns-repeated="2"/>
        </table:table-row>
        <table:table-row table:style-name="ro1">
          <table:table-cell table:formula="of:=[.A415]+2" office:value-type="float" office:value="829" calcext:value-type="float">
            <text:p>829</text:p>
          </table:table-cell>
          <table:table-cell table:formula="of:=[.B415]+2" office:value-type="float" office:value="831" calcext:value-type="float">
            <text:p>831</text:p>
          </table:table-cell>
          <table:table-cell table:formula="of:=[.C415]+2" office:value-type="float" office:value="833" calcext:value-type="float">
            <text:p>833</text:p>
          </table:table-cell>
          <table:table-cell table:formula="of:=[.A416]/[.H$2]" office:value-type="float" office:value="0.414292853573213" calcext:value-type="float">
            <text:p>0.414292853573213</text:p>
          </table:table-cell>
          <table:table-cell table:formula="of:=[.B416]/[.H$2]" office:value-type="float" office:value="0.415292353823088" calcext:value-type="float">
            <text:p>0.415292353823088</text:p>
          </table:table-cell>
          <table:table-cell table:formula="of:=[.C416]/[.H$2]" office:value-type="float" office:value="0.416291854072964" calcext:value-type="float">
            <text:p>0.416291854072964</text:p>
          </table:table-cell>
          <table:table-cell table:number-columns-repeated="2"/>
        </table:table-row>
        <table:table-row table:style-name="ro1">
          <table:table-cell table:formula="of:=[.A416]+2" office:value-type="float" office:value="831" calcext:value-type="float">
            <text:p>831</text:p>
          </table:table-cell>
          <table:table-cell table:formula="of:=[.B416]+2" office:value-type="float" office:value="833" calcext:value-type="float">
            <text:p>833</text:p>
          </table:table-cell>
          <table:table-cell table:formula="of:=[.C416]+2" office:value-type="float" office:value="835" calcext:value-type="float">
            <text:p>835</text:p>
          </table:table-cell>
          <table:table-cell table:formula="of:=[.A417]/[.H$2]" office:value-type="float" office:value="0.415292353823088" calcext:value-type="float">
            <text:p>0.415292353823088</text:p>
          </table:table-cell>
          <table:table-cell table:formula="of:=[.B417]/[.H$2]" office:value-type="float" office:value="0.416291854072964" calcext:value-type="float">
            <text:p>0.416291854072964</text:p>
          </table:table-cell>
          <table:table-cell table:formula="of:=[.C417]/[.H$2]" office:value-type="float" office:value="0.417291354322839" calcext:value-type="float">
            <text:p>0.417291354322839</text:p>
          </table:table-cell>
          <table:table-cell table:number-columns-repeated="2"/>
        </table:table-row>
        <table:table-row table:style-name="ro1">
          <table:table-cell table:formula="of:=[.A417]+2" office:value-type="float" office:value="833" calcext:value-type="float">
            <text:p>833</text:p>
          </table:table-cell>
          <table:table-cell table:formula="of:=[.B417]+2" office:value-type="float" office:value="835" calcext:value-type="float">
            <text:p>835</text:p>
          </table:table-cell>
          <table:table-cell table:formula="of:=[.C417]+2" office:value-type="float" office:value="837" calcext:value-type="float">
            <text:p>837</text:p>
          </table:table-cell>
          <table:table-cell table:formula="of:=[.A418]/[.H$2]" office:value-type="float" office:value="0.416291854072964" calcext:value-type="float">
            <text:p>0.416291854072964</text:p>
          </table:table-cell>
          <table:table-cell table:formula="of:=[.B418]/[.H$2]" office:value-type="float" office:value="0.417291354322839" calcext:value-type="float">
            <text:p>0.417291354322839</text:p>
          </table:table-cell>
          <table:table-cell table:formula="of:=[.C418]/[.H$2]" office:value-type="float" office:value="0.418290854572714" calcext:value-type="float">
            <text:p>0.418290854572714</text:p>
          </table:table-cell>
          <table:table-cell table:number-columns-repeated="2"/>
        </table:table-row>
        <table:table-row table:style-name="ro1">
          <table:table-cell table:formula="of:=[.A418]+2" office:value-type="float" office:value="835" calcext:value-type="float">
            <text:p>835</text:p>
          </table:table-cell>
          <table:table-cell table:formula="of:=[.B418]+2" office:value-type="float" office:value="837" calcext:value-type="float">
            <text:p>837</text:p>
          </table:table-cell>
          <table:table-cell table:formula="of:=[.C418]+2" office:value-type="float" office:value="839" calcext:value-type="float">
            <text:p>839</text:p>
          </table:table-cell>
          <table:table-cell table:formula="of:=[.A419]/[.H$2]" office:value-type="float" office:value="0.417291354322839" calcext:value-type="float">
            <text:p>0.417291354322839</text:p>
          </table:table-cell>
          <table:table-cell table:formula="of:=[.B419]/[.H$2]" office:value-type="float" office:value="0.418290854572714" calcext:value-type="float">
            <text:p>0.418290854572714</text:p>
          </table:table-cell>
          <table:table-cell table:formula="of:=[.C419]/[.H$2]" office:value-type="float" office:value="0.419290354822589" calcext:value-type="float">
            <text:p>0.419290354822589</text:p>
          </table:table-cell>
          <table:table-cell table:number-columns-repeated="2"/>
        </table:table-row>
        <table:table-row table:style-name="ro1">
          <table:table-cell table:formula="of:=[.A419]+2" office:value-type="float" office:value="837" calcext:value-type="float">
            <text:p>837</text:p>
          </table:table-cell>
          <table:table-cell table:formula="of:=[.B419]+2" office:value-type="float" office:value="839" calcext:value-type="float">
            <text:p>839</text:p>
          </table:table-cell>
          <table:table-cell table:formula="of:=[.C419]+2" office:value-type="float" office:value="841" calcext:value-type="float">
            <text:p>841</text:p>
          </table:table-cell>
          <table:table-cell table:formula="of:=[.A420]/[.H$2]" office:value-type="float" office:value="0.418290854572714" calcext:value-type="float">
            <text:p>0.418290854572714</text:p>
          </table:table-cell>
          <table:table-cell table:formula="of:=[.B420]/[.H$2]" office:value-type="float" office:value="0.419290354822589" calcext:value-type="float">
            <text:p>0.419290354822589</text:p>
          </table:table-cell>
          <table:table-cell table:formula="of:=[.C420]/[.H$2]" office:value-type="float" office:value="0.420289855072464" calcext:value-type="float">
            <text:p>0.420289855072464</text:p>
          </table:table-cell>
          <table:table-cell table:number-columns-repeated="2"/>
        </table:table-row>
        <table:table-row table:style-name="ro1">
          <table:table-cell table:formula="of:=[.A420]+2" office:value-type="float" office:value="839" calcext:value-type="float">
            <text:p>839</text:p>
          </table:table-cell>
          <table:table-cell table:formula="of:=[.B420]+2" office:value-type="float" office:value="841" calcext:value-type="float">
            <text:p>841</text:p>
          </table:table-cell>
          <table:table-cell table:formula="of:=[.C420]+2" office:value-type="float" office:value="843" calcext:value-type="float">
            <text:p>843</text:p>
          </table:table-cell>
          <table:table-cell table:formula="of:=[.A421]/[.H$2]" office:value-type="float" office:value="0.419290354822589" calcext:value-type="float">
            <text:p>0.419290354822589</text:p>
          </table:table-cell>
          <table:table-cell table:formula="of:=[.B421]/[.H$2]" office:value-type="float" office:value="0.420289855072464" calcext:value-type="float">
            <text:p>0.420289855072464</text:p>
          </table:table-cell>
          <table:table-cell table:formula="of:=[.C421]/[.H$2]" office:value-type="float" office:value="0.421289355322339" calcext:value-type="float">
            <text:p>0.421289355322339</text:p>
          </table:table-cell>
          <table:table-cell table:number-columns-repeated="2"/>
        </table:table-row>
        <table:table-row table:style-name="ro1">
          <table:table-cell table:formula="of:=[.A421]+2" office:value-type="float" office:value="841" calcext:value-type="float">
            <text:p>841</text:p>
          </table:table-cell>
          <table:table-cell table:formula="of:=[.B421]+2" office:value-type="float" office:value="843" calcext:value-type="float">
            <text:p>843</text:p>
          </table:table-cell>
          <table:table-cell table:formula="of:=[.C421]+2" office:value-type="float" office:value="845" calcext:value-type="float">
            <text:p>845</text:p>
          </table:table-cell>
          <table:table-cell table:formula="of:=[.A422]/[.H$2]" office:value-type="float" office:value="0.420289855072464" calcext:value-type="float">
            <text:p>0.420289855072464</text:p>
          </table:table-cell>
          <table:table-cell table:formula="of:=[.B422]/[.H$2]" office:value-type="float" office:value="0.421289355322339" calcext:value-type="float">
            <text:p>0.421289355322339</text:p>
          </table:table-cell>
          <table:table-cell table:formula="of:=[.C422]/[.H$2]" office:value-type="float" office:value="0.422288855572214" calcext:value-type="float">
            <text:p>0.422288855572214</text:p>
          </table:table-cell>
          <table:table-cell table:number-columns-repeated="2"/>
        </table:table-row>
        <table:table-row table:style-name="ro1">
          <table:table-cell table:formula="of:=[.A422]+2" office:value-type="float" office:value="843" calcext:value-type="float">
            <text:p>843</text:p>
          </table:table-cell>
          <table:table-cell table:formula="of:=[.B422]+2" office:value-type="float" office:value="845" calcext:value-type="float">
            <text:p>845</text:p>
          </table:table-cell>
          <table:table-cell table:formula="of:=[.C422]+2" office:value-type="float" office:value="847" calcext:value-type="float">
            <text:p>847</text:p>
          </table:table-cell>
          <table:table-cell table:formula="of:=[.A423]/[.H$2]" office:value-type="float" office:value="0.421289355322339" calcext:value-type="float">
            <text:p>0.421289355322339</text:p>
          </table:table-cell>
          <table:table-cell table:formula="of:=[.B423]/[.H$2]" office:value-type="float" office:value="0.422288855572214" calcext:value-type="float">
            <text:p>0.422288855572214</text:p>
          </table:table-cell>
          <table:table-cell table:formula="of:=[.C423]/[.H$2]" office:value-type="float" office:value="0.423288355822089" calcext:value-type="float">
            <text:p>0.423288355822089</text:p>
          </table:table-cell>
          <table:table-cell table:number-columns-repeated="2"/>
        </table:table-row>
        <table:table-row table:style-name="ro1">
          <table:table-cell table:formula="of:=[.A423]+2" office:value-type="float" office:value="845" calcext:value-type="float">
            <text:p>845</text:p>
          </table:table-cell>
          <table:table-cell table:formula="of:=[.B423]+2" office:value-type="float" office:value="847" calcext:value-type="float">
            <text:p>847</text:p>
          </table:table-cell>
          <table:table-cell table:formula="of:=[.C423]+2" office:value-type="float" office:value="849" calcext:value-type="float">
            <text:p>849</text:p>
          </table:table-cell>
          <table:table-cell table:formula="of:=[.A424]/[.H$2]" office:value-type="float" office:value="0.422288855572214" calcext:value-type="float">
            <text:p>0.422288855572214</text:p>
          </table:table-cell>
          <table:table-cell table:formula="of:=[.B424]/[.H$2]" office:value-type="float" office:value="0.423288355822089" calcext:value-type="float">
            <text:p>0.423288355822089</text:p>
          </table:table-cell>
          <table:table-cell table:formula="of:=[.C424]/[.H$2]" office:value-type="float" office:value="0.424287856071964" calcext:value-type="float">
            <text:p>0.424287856071964</text:p>
          </table:table-cell>
          <table:table-cell table:number-columns-repeated="2"/>
        </table:table-row>
        <table:table-row table:style-name="ro1">
          <table:table-cell table:formula="of:=[.A424]+2" office:value-type="float" office:value="847" calcext:value-type="float">
            <text:p>847</text:p>
          </table:table-cell>
          <table:table-cell table:formula="of:=[.B424]+2" office:value-type="float" office:value="849" calcext:value-type="float">
            <text:p>849</text:p>
          </table:table-cell>
          <table:table-cell table:formula="of:=[.C424]+2" office:value-type="float" office:value="851" calcext:value-type="float">
            <text:p>851</text:p>
          </table:table-cell>
          <table:table-cell table:formula="of:=[.A425]/[.H$2]" office:value-type="float" office:value="0.423288355822089" calcext:value-type="float">
            <text:p>0.423288355822089</text:p>
          </table:table-cell>
          <table:table-cell table:formula="of:=[.B425]/[.H$2]" office:value-type="float" office:value="0.424287856071964" calcext:value-type="float">
            <text:p>0.424287856071964</text:p>
          </table:table-cell>
          <table:table-cell table:formula="of:=[.C425]/[.H$2]" office:value-type="float" office:value="0.425287356321839" calcext:value-type="float">
            <text:p>0.425287356321839</text:p>
          </table:table-cell>
          <table:table-cell table:number-columns-repeated="2"/>
        </table:table-row>
        <table:table-row table:style-name="ro1">
          <table:table-cell table:formula="of:=[.A425]+2" office:value-type="float" office:value="849" calcext:value-type="float">
            <text:p>849</text:p>
          </table:table-cell>
          <table:table-cell table:formula="of:=[.B425]+2" office:value-type="float" office:value="851" calcext:value-type="float">
            <text:p>851</text:p>
          </table:table-cell>
          <table:table-cell table:formula="of:=[.C425]+2" office:value-type="float" office:value="853" calcext:value-type="float">
            <text:p>853</text:p>
          </table:table-cell>
          <table:table-cell table:formula="of:=[.A426]/[.H$2]" office:value-type="float" office:value="0.424287856071964" calcext:value-type="float">
            <text:p>0.424287856071964</text:p>
          </table:table-cell>
          <table:table-cell table:formula="of:=[.B426]/[.H$2]" office:value-type="float" office:value="0.425287356321839" calcext:value-type="float">
            <text:p>0.425287356321839</text:p>
          </table:table-cell>
          <table:table-cell table:formula="of:=[.C426]/[.H$2]" office:value-type="float" office:value="0.426286856571714" calcext:value-type="float">
            <text:p>0.426286856571714</text:p>
          </table:table-cell>
          <table:table-cell table:number-columns-repeated="2"/>
        </table:table-row>
        <table:table-row table:style-name="ro1">
          <table:table-cell table:formula="of:=[.A426]+2" office:value-type="float" office:value="851" calcext:value-type="float">
            <text:p>851</text:p>
          </table:table-cell>
          <table:table-cell table:formula="of:=[.B426]+2" office:value-type="float" office:value="853" calcext:value-type="float">
            <text:p>853</text:p>
          </table:table-cell>
          <table:table-cell table:formula="of:=[.C426]+2" office:value-type="float" office:value="855" calcext:value-type="float">
            <text:p>855</text:p>
          </table:table-cell>
          <table:table-cell table:formula="of:=[.A427]/[.H$2]" office:value-type="float" office:value="0.425287356321839" calcext:value-type="float">
            <text:p>0.425287356321839</text:p>
          </table:table-cell>
          <table:table-cell table:formula="of:=[.B427]/[.H$2]" office:value-type="float" office:value="0.426286856571714" calcext:value-type="float">
            <text:p>0.426286856571714</text:p>
          </table:table-cell>
          <table:table-cell table:formula="of:=[.C427]/[.H$2]" office:value-type="float" office:value="0.427286356821589" calcext:value-type="float">
            <text:p>0.427286356821589</text:p>
          </table:table-cell>
          <table:table-cell table:number-columns-repeated="2"/>
        </table:table-row>
        <table:table-row table:style-name="ro1">
          <table:table-cell table:formula="of:=[.A427]+2" office:value-type="float" office:value="853" calcext:value-type="float">
            <text:p>853</text:p>
          </table:table-cell>
          <table:table-cell table:formula="of:=[.B427]+2" office:value-type="float" office:value="855" calcext:value-type="float">
            <text:p>855</text:p>
          </table:table-cell>
          <table:table-cell table:formula="of:=[.C427]+2" office:value-type="float" office:value="857" calcext:value-type="float">
            <text:p>857</text:p>
          </table:table-cell>
          <table:table-cell table:formula="of:=[.A428]/[.H$2]" office:value-type="float" office:value="0.426286856571714" calcext:value-type="float">
            <text:p>0.426286856571714</text:p>
          </table:table-cell>
          <table:table-cell table:formula="of:=[.B428]/[.H$2]" office:value-type="float" office:value="0.427286356821589" calcext:value-type="float">
            <text:p>0.427286356821589</text:p>
          </table:table-cell>
          <table:table-cell table:formula="of:=[.C428]/[.H$2]" office:value-type="float" office:value="0.428285857071464" calcext:value-type="float">
            <text:p>0.428285857071464</text:p>
          </table:table-cell>
          <table:table-cell table:number-columns-repeated="2"/>
        </table:table-row>
        <table:table-row table:style-name="ro1">
          <table:table-cell table:formula="of:=[.A428]+2" office:value-type="float" office:value="855" calcext:value-type="float">
            <text:p>855</text:p>
          </table:table-cell>
          <table:table-cell table:formula="of:=[.B428]+2" office:value-type="float" office:value="857" calcext:value-type="float">
            <text:p>857</text:p>
          </table:table-cell>
          <table:table-cell table:formula="of:=[.C428]+2" office:value-type="float" office:value="859" calcext:value-type="float">
            <text:p>859</text:p>
          </table:table-cell>
          <table:table-cell table:formula="of:=[.A429]/[.H$2]" office:value-type="float" office:value="0.427286356821589" calcext:value-type="float">
            <text:p>0.427286356821589</text:p>
          </table:table-cell>
          <table:table-cell table:formula="of:=[.B429]/[.H$2]" office:value-type="float" office:value="0.428285857071464" calcext:value-type="float">
            <text:p>0.428285857071464</text:p>
          </table:table-cell>
          <table:table-cell table:formula="of:=[.C429]/[.H$2]" office:value-type="float" office:value="0.429285357321339" calcext:value-type="float">
            <text:p>0.429285357321339</text:p>
          </table:table-cell>
          <table:table-cell table:number-columns-repeated="2"/>
        </table:table-row>
        <table:table-row table:style-name="ro1">
          <table:table-cell table:formula="of:=[.A429]+2" office:value-type="float" office:value="857" calcext:value-type="float">
            <text:p>857</text:p>
          </table:table-cell>
          <table:table-cell table:formula="of:=[.B429]+2" office:value-type="float" office:value="859" calcext:value-type="float">
            <text:p>859</text:p>
          </table:table-cell>
          <table:table-cell table:formula="of:=[.C429]+2" office:value-type="float" office:value="861" calcext:value-type="float">
            <text:p>861</text:p>
          </table:table-cell>
          <table:table-cell table:formula="of:=[.A430]/[.H$2]" office:value-type="float" office:value="0.428285857071464" calcext:value-type="float">
            <text:p>0.428285857071464</text:p>
          </table:table-cell>
          <table:table-cell table:formula="of:=[.B430]/[.H$2]" office:value-type="float" office:value="0.429285357321339" calcext:value-type="float">
            <text:p>0.429285357321339</text:p>
          </table:table-cell>
          <table:table-cell table:formula="of:=[.C430]/[.H$2]" office:value-type="float" office:value="0.430284857571214" calcext:value-type="float">
            <text:p>0.430284857571214</text:p>
          </table:table-cell>
          <table:table-cell table:number-columns-repeated="2"/>
        </table:table-row>
        <table:table-row table:style-name="ro1">
          <table:table-cell table:formula="of:=[.A430]+2" office:value-type="float" office:value="859" calcext:value-type="float">
            <text:p>859</text:p>
          </table:table-cell>
          <table:table-cell table:formula="of:=[.B430]+2" office:value-type="float" office:value="861" calcext:value-type="float">
            <text:p>861</text:p>
          </table:table-cell>
          <table:table-cell table:formula="of:=[.C430]+2" office:value-type="float" office:value="863" calcext:value-type="float">
            <text:p>863</text:p>
          </table:table-cell>
          <table:table-cell table:formula="of:=[.A431]/[.H$2]" office:value-type="float" office:value="0.429285357321339" calcext:value-type="float">
            <text:p>0.429285357321339</text:p>
          </table:table-cell>
          <table:table-cell table:formula="of:=[.B431]/[.H$2]" office:value-type="float" office:value="0.430284857571214" calcext:value-type="float">
            <text:p>0.430284857571214</text:p>
          </table:table-cell>
          <table:table-cell table:formula="of:=[.C431]/[.H$2]" office:value-type="float" office:value="0.431284357821089" calcext:value-type="float">
            <text:p>0.431284357821089</text:p>
          </table:table-cell>
          <table:table-cell table:number-columns-repeated="2"/>
        </table:table-row>
        <table:table-row table:style-name="ro1">
          <table:table-cell table:formula="of:=[.A431]+2" office:value-type="float" office:value="861" calcext:value-type="float">
            <text:p>861</text:p>
          </table:table-cell>
          <table:table-cell table:formula="of:=[.B431]+2" office:value-type="float" office:value="863" calcext:value-type="float">
            <text:p>863</text:p>
          </table:table-cell>
          <table:table-cell table:formula="of:=[.C431]+2" office:value-type="float" office:value="865" calcext:value-type="float">
            <text:p>865</text:p>
          </table:table-cell>
          <table:table-cell table:formula="of:=[.A432]/[.H$2]" office:value-type="float" office:value="0.430284857571214" calcext:value-type="float">
            <text:p>0.430284857571214</text:p>
          </table:table-cell>
          <table:table-cell table:formula="of:=[.B432]/[.H$2]" office:value-type="float" office:value="0.431284357821089" calcext:value-type="float">
            <text:p>0.431284357821089</text:p>
          </table:table-cell>
          <table:table-cell table:formula="of:=[.C432]/[.H$2]" office:value-type="float" office:value="0.432283858070965" calcext:value-type="float">
            <text:p>0.432283858070965</text:p>
          </table:table-cell>
          <table:table-cell table:number-columns-repeated="2"/>
        </table:table-row>
        <table:table-row table:style-name="ro1">
          <table:table-cell table:formula="of:=[.A432]+2" office:value-type="float" office:value="863" calcext:value-type="float">
            <text:p>863</text:p>
          </table:table-cell>
          <table:table-cell table:formula="of:=[.B432]+2" office:value-type="float" office:value="865" calcext:value-type="float">
            <text:p>865</text:p>
          </table:table-cell>
          <table:table-cell table:formula="of:=[.C432]+2" office:value-type="float" office:value="867" calcext:value-type="float">
            <text:p>867</text:p>
          </table:table-cell>
          <table:table-cell table:formula="of:=[.A433]/[.H$2]" office:value-type="float" office:value="0.431284357821089" calcext:value-type="float">
            <text:p>0.431284357821089</text:p>
          </table:table-cell>
          <table:table-cell table:formula="of:=[.B433]/[.H$2]" office:value-type="float" office:value="0.432283858070965" calcext:value-type="float">
            <text:p>0.432283858070965</text:p>
          </table:table-cell>
          <table:table-cell table:formula="of:=[.C433]/[.H$2]" office:value-type="float" office:value="0.43328335832084" calcext:value-type="float">
            <text:p>0.43328335832084</text:p>
          </table:table-cell>
          <table:table-cell table:number-columns-repeated="2"/>
        </table:table-row>
        <table:table-row table:style-name="ro1">
          <table:table-cell table:formula="of:=[.A433]+2" office:value-type="float" office:value="865" calcext:value-type="float">
            <text:p>865</text:p>
          </table:table-cell>
          <table:table-cell table:formula="of:=[.B433]+2" office:value-type="float" office:value="867" calcext:value-type="float">
            <text:p>867</text:p>
          </table:table-cell>
          <table:table-cell table:formula="of:=[.C433]+2" office:value-type="float" office:value="869" calcext:value-type="float">
            <text:p>869</text:p>
          </table:table-cell>
          <table:table-cell table:formula="of:=[.A434]/[.H$2]" office:value-type="float" office:value="0.432283858070965" calcext:value-type="float">
            <text:p>0.432283858070965</text:p>
          </table:table-cell>
          <table:table-cell table:formula="of:=[.B434]/[.H$2]" office:value-type="float" office:value="0.43328335832084" calcext:value-type="float">
            <text:p>0.43328335832084</text:p>
          </table:table-cell>
          <table:table-cell table:formula="of:=[.C434]/[.H$2]" office:value-type="float" office:value="0.434282858570715" calcext:value-type="float">
            <text:p>0.434282858570715</text:p>
          </table:table-cell>
          <table:table-cell table:number-columns-repeated="2"/>
        </table:table-row>
        <table:table-row table:style-name="ro1">
          <table:table-cell table:formula="of:=[.A434]+2" office:value-type="float" office:value="867" calcext:value-type="float">
            <text:p>867</text:p>
          </table:table-cell>
          <table:table-cell table:formula="of:=[.B434]+2" office:value-type="float" office:value="869" calcext:value-type="float">
            <text:p>869</text:p>
          </table:table-cell>
          <table:table-cell table:formula="of:=[.C434]+2" office:value-type="float" office:value="871" calcext:value-type="float">
            <text:p>871</text:p>
          </table:table-cell>
          <table:table-cell table:formula="of:=[.A435]/[.H$2]" office:value-type="float" office:value="0.43328335832084" calcext:value-type="float">
            <text:p>0.43328335832084</text:p>
          </table:table-cell>
          <table:table-cell table:formula="of:=[.B435]/[.H$2]" office:value-type="float" office:value="0.434282858570715" calcext:value-type="float">
            <text:p>0.434282858570715</text:p>
          </table:table-cell>
          <table:table-cell table:formula="of:=[.C435]/[.H$2]" office:value-type="float" office:value="0.43528235882059" calcext:value-type="float">
            <text:p>0.43528235882059</text:p>
          </table:table-cell>
          <table:table-cell table:number-columns-repeated="2"/>
        </table:table-row>
        <table:table-row table:style-name="ro1">
          <table:table-cell table:formula="of:=[.A435]+2" office:value-type="float" office:value="869" calcext:value-type="float">
            <text:p>869</text:p>
          </table:table-cell>
          <table:table-cell table:formula="of:=[.B435]+2" office:value-type="float" office:value="871" calcext:value-type="float">
            <text:p>871</text:p>
          </table:table-cell>
          <table:table-cell table:formula="of:=[.C435]+2" office:value-type="float" office:value="873" calcext:value-type="float">
            <text:p>873</text:p>
          </table:table-cell>
          <table:table-cell table:formula="of:=[.A436]/[.H$2]" office:value-type="float" office:value="0.434282858570715" calcext:value-type="float">
            <text:p>0.434282858570715</text:p>
          </table:table-cell>
          <table:table-cell table:formula="of:=[.B436]/[.H$2]" office:value-type="float" office:value="0.43528235882059" calcext:value-type="float">
            <text:p>0.43528235882059</text:p>
          </table:table-cell>
          <table:table-cell table:formula="of:=[.C436]/[.H$2]" office:value-type="float" office:value="0.436281859070465" calcext:value-type="float">
            <text:p>0.436281859070465</text:p>
          </table:table-cell>
          <table:table-cell table:number-columns-repeated="2"/>
        </table:table-row>
        <table:table-row table:style-name="ro1">
          <table:table-cell table:formula="of:=[.A436]+2" office:value-type="float" office:value="871" calcext:value-type="float">
            <text:p>871</text:p>
          </table:table-cell>
          <table:table-cell table:formula="of:=[.B436]+2" office:value-type="float" office:value="873" calcext:value-type="float">
            <text:p>873</text:p>
          </table:table-cell>
          <table:table-cell table:formula="of:=[.C436]+2" office:value-type="float" office:value="875" calcext:value-type="float">
            <text:p>875</text:p>
          </table:table-cell>
          <table:table-cell table:formula="of:=[.A437]/[.H$2]" office:value-type="float" office:value="0.43528235882059" calcext:value-type="float">
            <text:p>0.43528235882059</text:p>
          </table:table-cell>
          <table:table-cell table:formula="of:=[.B437]/[.H$2]" office:value-type="float" office:value="0.436281859070465" calcext:value-type="float">
            <text:p>0.436281859070465</text:p>
          </table:table-cell>
          <table:table-cell table:formula="of:=[.C437]/[.H$2]" office:value-type="float" office:value="0.43728135932034" calcext:value-type="float">
            <text:p>0.43728135932034</text:p>
          </table:table-cell>
          <table:table-cell table:number-columns-repeated="2"/>
        </table:table-row>
        <table:table-row table:style-name="ro1">
          <table:table-cell table:formula="of:=[.A437]+2" office:value-type="float" office:value="873" calcext:value-type="float">
            <text:p>873</text:p>
          </table:table-cell>
          <table:table-cell table:formula="of:=[.B437]+2" office:value-type="float" office:value="875" calcext:value-type="float">
            <text:p>875</text:p>
          </table:table-cell>
          <table:table-cell table:formula="of:=[.C437]+2" office:value-type="float" office:value="877" calcext:value-type="float">
            <text:p>877</text:p>
          </table:table-cell>
          <table:table-cell table:formula="of:=[.A438]/[.H$2]" office:value-type="float" office:value="0.436281859070465" calcext:value-type="float">
            <text:p>0.436281859070465</text:p>
          </table:table-cell>
          <table:table-cell table:formula="of:=[.B438]/[.H$2]" office:value-type="float" office:value="0.43728135932034" calcext:value-type="float">
            <text:p>0.43728135932034</text:p>
          </table:table-cell>
          <table:table-cell table:formula="of:=[.C438]/[.H$2]" office:value-type="float" office:value="0.438280859570215" calcext:value-type="float">
            <text:p>0.438280859570215</text:p>
          </table:table-cell>
          <table:table-cell table:number-columns-repeated="2"/>
        </table:table-row>
        <table:table-row table:style-name="ro1">
          <table:table-cell table:formula="of:=[.A438]+2" office:value-type="float" office:value="875" calcext:value-type="float">
            <text:p>875</text:p>
          </table:table-cell>
          <table:table-cell table:formula="of:=[.B438]+2" office:value-type="float" office:value="877" calcext:value-type="float">
            <text:p>877</text:p>
          </table:table-cell>
          <table:table-cell table:formula="of:=[.C438]+2" office:value-type="float" office:value="879" calcext:value-type="float">
            <text:p>879</text:p>
          </table:table-cell>
          <table:table-cell table:formula="of:=[.A439]/[.H$2]" office:value-type="float" office:value="0.43728135932034" calcext:value-type="float">
            <text:p>0.43728135932034</text:p>
          </table:table-cell>
          <table:table-cell table:formula="of:=[.B439]/[.H$2]" office:value-type="float" office:value="0.438280859570215" calcext:value-type="float">
            <text:p>0.438280859570215</text:p>
          </table:table-cell>
          <table:table-cell table:formula="of:=[.C439]/[.H$2]" office:value-type="float" office:value="0.43928035982009" calcext:value-type="float">
            <text:p>0.43928035982009</text:p>
          </table:table-cell>
          <table:table-cell table:number-columns-repeated="2"/>
        </table:table-row>
        <table:table-row table:style-name="ro1">
          <table:table-cell table:formula="of:=[.A439]+2" office:value-type="float" office:value="877" calcext:value-type="float">
            <text:p>877</text:p>
          </table:table-cell>
          <table:table-cell table:formula="of:=[.B439]+2" office:value-type="float" office:value="879" calcext:value-type="float">
            <text:p>879</text:p>
          </table:table-cell>
          <table:table-cell table:formula="of:=[.C439]+2" office:value-type="float" office:value="881" calcext:value-type="float">
            <text:p>881</text:p>
          </table:table-cell>
          <table:table-cell table:formula="of:=[.A440]/[.H$2]" office:value-type="float" office:value="0.438280859570215" calcext:value-type="float">
            <text:p>0.438280859570215</text:p>
          </table:table-cell>
          <table:table-cell table:formula="of:=[.B440]/[.H$2]" office:value-type="float" office:value="0.43928035982009" calcext:value-type="float">
            <text:p>0.43928035982009</text:p>
          </table:table-cell>
          <table:table-cell table:formula="of:=[.C440]/[.H$2]" office:value-type="float" office:value="0.440279860069965" calcext:value-type="float">
            <text:p>0.440279860069965</text:p>
          </table:table-cell>
          <table:table-cell table:number-columns-repeated="2"/>
        </table:table-row>
        <table:table-row table:style-name="ro1">
          <table:table-cell table:formula="of:=[.A440]+2" office:value-type="float" office:value="879" calcext:value-type="float">
            <text:p>879</text:p>
          </table:table-cell>
          <table:table-cell table:formula="of:=[.B440]+2" office:value-type="float" office:value="881" calcext:value-type="float">
            <text:p>881</text:p>
          </table:table-cell>
          <table:table-cell table:formula="of:=[.C440]+2" office:value-type="float" office:value="883" calcext:value-type="float">
            <text:p>883</text:p>
          </table:table-cell>
          <table:table-cell table:formula="of:=[.A441]/[.H$2]" office:value-type="float" office:value="0.43928035982009" calcext:value-type="float">
            <text:p>0.43928035982009</text:p>
          </table:table-cell>
          <table:table-cell table:formula="of:=[.B441]/[.H$2]" office:value-type="float" office:value="0.440279860069965" calcext:value-type="float">
            <text:p>0.440279860069965</text:p>
          </table:table-cell>
          <table:table-cell table:formula="of:=[.C441]/[.H$2]" office:value-type="float" office:value="0.44127936031984" calcext:value-type="float">
            <text:p>0.44127936031984</text:p>
          </table:table-cell>
          <table:table-cell table:number-columns-repeated="2"/>
        </table:table-row>
        <table:table-row table:style-name="ro1">
          <table:table-cell table:formula="of:=[.A441]+2" office:value-type="float" office:value="881" calcext:value-type="float">
            <text:p>881</text:p>
          </table:table-cell>
          <table:table-cell table:formula="of:=[.B441]+2" office:value-type="float" office:value="883" calcext:value-type="float">
            <text:p>883</text:p>
          </table:table-cell>
          <table:table-cell table:formula="of:=[.C441]+2" office:value-type="float" office:value="885" calcext:value-type="float">
            <text:p>885</text:p>
          </table:table-cell>
          <table:table-cell table:formula="of:=[.A442]/[.H$2]" office:value-type="float" office:value="0.440279860069965" calcext:value-type="float">
            <text:p>0.440279860069965</text:p>
          </table:table-cell>
          <table:table-cell table:formula="of:=[.B442]/[.H$2]" office:value-type="float" office:value="0.44127936031984" calcext:value-type="float">
            <text:p>0.44127936031984</text:p>
          </table:table-cell>
          <table:table-cell table:formula="of:=[.C442]/[.H$2]" office:value-type="float" office:value="0.442278860569715" calcext:value-type="float">
            <text:p>0.442278860569715</text:p>
          </table:table-cell>
          <table:table-cell table:number-columns-repeated="2"/>
        </table:table-row>
        <table:table-row table:style-name="ro1">
          <table:table-cell table:formula="of:=[.A442]+2" office:value-type="float" office:value="883" calcext:value-type="float">
            <text:p>883</text:p>
          </table:table-cell>
          <table:table-cell table:formula="of:=[.B442]+2" office:value-type="float" office:value="885" calcext:value-type="float">
            <text:p>885</text:p>
          </table:table-cell>
          <table:table-cell table:formula="of:=[.C442]+2" office:value-type="float" office:value="887" calcext:value-type="float">
            <text:p>887</text:p>
          </table:table-cell>
          <table:table-cell table:formula="of:=[.A443]/[.H$2]" office:value-type="float" office:value="0.44127936031984" calcext:value-type="float">
            <text:p>0.44127936031984</text:p>
          </table:table-cell>
          <table:table-cell table:formula="of:=[.B443]/[.H$2]" office:value-type="float" office:value="0.442278860569715" calcext:value-type="float">
            <text:p>0.442278860569715</text:p>
          </table:table-cell>
          <table:table-cell table:formula="of:=[.C443]/[.H$2]" office:value-type="float" office:value="0.44327836081959" calcext:value-type="float">
            <text:p>0.44327836081959</text:p>
          </table:table-cell>
          <table:table-cell table:number-columns-repeated="2"/>
        </table:table-row>
        <table:table-row table:style-name="ro1">
          <table:table-cell table:formula="of:=[.A443]+2" office:value-type="float" office:value="885" calcext:value-type="float">
            <text:p>885</text:p>
          </table:table-cell>
          <table:table-cell table:formula="of:=[.B443]+2" office:value-type="float" office:value="887" calcext:value-type="float">
            <text:p>887</text:p>
          </table:table-cell>
          <table:table-cell table:formula="of:=[.C443]+2" office:value-type="float" office:value="889" calcext:value-type="float">
            <text:p>889</text:p>
          </table:table-cell>
          <table:table-cell table:formula="of:=[.A444]/[.H$2]" office:value-type="float" office:value="0.442278860569715" calcext:value-type="float">
            <text:p>0.442278860569715</text:p>
          </table:table-cell>
          <table:table-cell table:formula="of:=[.B444]/[.H$2]" office:value-type="float" office:value="0.44327836081959" calcext:value-type="float">
            <text:p>0.44327836081959</text:p>
          </table:table-cell>
          <table:table-cell table:formula="of:=[.C444]/[.H$2]" office:value-type="float" office:value="0.444277861069465" calcext:value-type="float">
            <text:p>0.444277861069465</text:p>
          </table:table-cell>
          <table:table-cell table:number-columns-repeated="2"/>
        </table:table-row>
        <table:table-row table:style-name="ro1">
          <table:table-cell table:formula="of:=[.A444]+2" office:value-type="float" office:value="887" calcext:value-type="float">
            <text:p>887</text:p>
          </table:table-cell>
          <table:table-cell table:formula="of:=[.B444]+2" office:value-type="float" office:value="889" calcext:value-type="float">
            <text:p>889</text:p>
          </table:table-cell>
          <table:table-cell table:formula="of:=[.C444]+2" office:value-type="float" office:value="891" calcext:value-type="float">
            <text:p>891</text:p>
          </table:table-cell>
          <table:table-cell table:formula="of:=[.A445]/[.H$2]" office:value-type="float" office:value="0.44327836081959" calcext:value-type="float">
            <text:p>0.44327836081959</text:p>
          </table:table-cell>
          <table:table-cell table:formula="of:=[.B445]/[.H$2]" office:value-type="float" office:value="0.444277861069465" calcext:value-type="float">
            <text:p>0.444277861069465</text:p>
          </table:table-cell>
          <table:table-cell table:formula="of:=[.C445]/[.H$2]" office:value-type="float" office:value="0.44527736131934" calcext:value-type="float">
            <text:p>0.44527736131934</text:p>
          </table:table-cell>
          <table:table-cell table:number-columns-repeated="2"/>
        </table:table-row>
        <table:table-row table:style-name="ro1">
          <table:table-cell table:formula="of:=[.A445]+2" office:value-type="float" office:value="889" calcext:value-type="float">
            <text:p>889</text:p>
          </table:table-cell>
          <table:table-cell table:formula="of:=[.B445]+2" office:value-type="float" office:value="891" calcext:value-type="float">
            <text:p>891</text:p>
          </table:table-cell>
          <table:table-cell table:formula="of:=[.C445]+2" office:value-type="float" office:value="893" calcext:value-type="float">
            <text:p>893</text:p>
          </table:table-cell>
          <table:table-cell table:formula="of:=[.A446]/[.H$2]" office:value-type="float" office:value="0.444277861069465" calcext:value-type="float">
            <text:p>0.444277861069465</text:p>
          </table:table-cell>
          <table:table-cell table:formula="of:=[.B446]/[.H$2]" office:value-type="float" office:value="0.44527736131934" calcext:value-type="float">
            <text:p>0.44527736131934</text:p>
          </table:table-cell>
          <table:table-cell table:formula="of:=[.C446]/[.H$2]" office:value-type="float" office:value="0.446276861569215" calcext:value-type="float">
            <text:p>0.446276861569215</text:p>
          </table:table-cell>
          <table:table-cell table:number-columns-repeated="2"/>
        </table:table-row>
        <table:table-row table:style-name="ro1">
          <table:table-cell table:formula="of:=[.A446]+2" office:value-type="float" office:value="891" calcext:value-type="float">
            <text:p>891</text:p>
          </table:table-cell>
          <table:table-cell table:formula="of:=[.B446]+2" office:value-type="float" office:value="893" calcext:value-type="float">
            <text:p>893</text:p>
          </table:table-cell>
          <table:table-cell table:formula="of:=[.C446]+2" office:value-type="float" office:value="895" calcext:value-type="float">
            <text:p>895</text:p>
          </table:table-cell>
          <table:table-cell table:formula="of:=[.A447]/[.H$2]" office:value-type="float" office:value="0.44527736131934" calcext:value-type="float">
            <text:p>0.44527736131934</text:p>
          </table:table-cell>
          <table:table-cell table:formula="of:=[.B447]/[.H$2]" office:value-type="float" office:value="0.446276861569215" calcext:value-type="float">
            <text:p>0.446276861569215</text:p>
          </table:table-cell>
          <table:table-cell table:formula="of:=[.C447]/[.H$2]" office:value-type="float" office:value="0.44727636181909" calcext:value-type="float">
            <text:p>0.44727636181909</text:p>
          </table:table-cell>
          <table:table-cell table:number-columns-repeated="2"/>
        </table:table-row>
        <table:table-row table:style-name="ro1">
          <table:table-cell table:formula="of:=[.A447]+2" office:value-type="float" office:value="893" calcext:value-type="float">
            <text:p>893</text:p>
          </table:table-cell>
          <table:table-cell table:formula="of:=[.B447]+2" office:value-type="float" office:value="895" calcext:value-type="float">
            <text:p>895</text:p>
          </table:table-cell>
          <table:table-cell table:formula="of:=[.C447]+2" office:value-type="float" office:value="897" calcext:value-type="float">
            <text:p>897</text:p>
          </table:table-cell>
          <table:table-cell table:formula="of:=[.A448]/[.H$2]" office:value-type="float" office:value="0.446276861569215" calcext:value-type="float">
            <text:p>0.446276861569215</text:p>
          </table:table-cell>
          <table:table-cell table:formula="of:=[.B448]/[.H$2]" office:value-type="float" office:value="0.44727636181909" calcext:value-type="float">
            <text:p>0.44727636181909</text:p>
          </table:table-cell>
          <table:table-cell table:formula="of:=[.C448]/[.H$2]" office:value-type="float" office:value="0.448275862068966" calcext:value-type="float">
            <text:p>0.448275862068966</text:p>
          </table:table-cell>
          <table:table-cell table:number-columns-repeated="2"/>
        </table:table-row>
        <table:table-row table:style-name="ro1">
          <table:table-cell table:formula="of:=[.A448]+2" office:value-type="float" office:value="895" calcext:value-type="float">
            <text:p>895</text:p>
          </table:table-cell>
          <table:table-cell table:formula="of:=[.B448]+2" office:value-type="float" office:value="897" calcext:value-type="float">
            <text:p>897</text:p>
          </table:table-cell>
          <table:table-cell table:formula="of:=[.C448]+2" office:value-type="float" office:value="899" calcext:value-type="float">
            <text:p>899</text:p>
          </table:table-cell>
          <table:table-cell table:formula="of:=[.A449]/[.H$2]" office:value-type="float" office:value="0.44727636181909" calcext:value-type="float">
            <text:p>0.44727636181909</text:p>
          </table:table-cell>
          <table:table-cell table:formula="of:=[.B449]/[.H$2]" office:value-type="float" office:value="0.448275862068966" calcext:value-type="float">
            <text:p>0.448275862068966</text:p>
          </table:table-cell>
          <table:table-cell table:formula="of:=[.C449]/[.H$2]" office:value-type="float" office:value="0.449275362318841" calcext:value-type="float">
            <text:p>0.449275362318841</text:p>
          </table:table-cell>
          <table:table-cell table:number-columns-repeated="2"/>
        </table:table-row>
        <table:table-row table:style-name="ro1">
          <table:table-cell table:formula="of:=[.A449]+2" office:value-type="float" office:value="897" calcext:value-type="float">
            <text:p>897</text:p>
          </table:table-cell>
          <table:table-cell table:formula="of:=[.B449]+2" office:value-type="float" office:value="899" calcext:value-type="float">
            <text:p>899</text:p>
          </table:table-cell>
          <table:table-cell table:formula="of:=[.C449]+2" office:value-type="float" office:value="901" calcext:value-type="float">
            <text:p>901</text:p>
          </table:table-cell>
          <table:table-cell table:formula="of:=[.A450]/[.H$2]" office:value-type="float" office:value="0.448275862068966" calcext:value-type="float">
            <text:p>0.448275862068966</text:p>
          </table:table-cell>
          <table:table-cell table:formula="of:=[.B450]/[.H$2]" office:value-type="float" office:value="0.449275362318841" calcext:value-type="float">
            <text:p>0.449275362318841</text:p>
          </table:table-cell>
          <table:table-cell table:formula="of:=[.C450]/[.H$2]" office:value-type="float" office:value="0.450274862568716" calcext:value-type="float">
            <text:p>0.450274862568716</text:p>
          </table:table-cell>
          <table:table-cell table:number-columns-repeated="2"/>
        </table:table-row>
        <table:table-row table:style-name="ro1">
          <table:table-cell table:formula="of:=[.A450]+2" office:value-type="float" office:value="899" calcext:value-type="float">
            <text:p>899</text:p>
          </table:table-cell>
          <table:table-cell table:formula="of:=[.B450]+2" office:value-type="float" office:value="901" calcext:value-type="float">
            <text:p>901</text:p>
          </table:table-cell>
          <table:table-cell table:formula="of:=[.C450]+2" office:value-type="float" office:value="903" calcext:value-type="float">
            <text:p>903</text:p>
          </table:table-cell>
          <table:table-cell table:formula="of:=[.A451]/[.H$2]" office:value-type="float" office:value="0.449275362318841" calcext:value-type="float">
            <text:p>0.449275362318841</text:p>
          </table:table-cell>
          <table:table-cell table:formula="of:=[.B451]/[.H$2]" office:value-type="float" office:value="0.450274862568716" calcext:value-type="float">
            <text:p>0.450274862568716</text:p>
          </table:table-cell>
          <table:table-cell table:formula="of:=[.C451]/[.H$2]" office:value-type="float" office:value="0.451274362818591" calcext:value-type="float">
            <text:p>0.451274362818591</text:p>
          </table:table-cell>
          <table:table-cell table:number-columns-repeated="2"/>
        </table:table-row>
        <table:table-row table:style-name="ro1">
          <table:table-cell table:formula="of:=[.A451]+2" office:value-type="float" office:value="901" calcext:value-type="float">
            <text:p>901</text:p>
          </table:table-cell>
          <table:table-cell table:formula="of:=[.B451]+2" office:value-type="float" office:value="903" calcext:value-type="float">
            <text:p>903</text:p>
          </table:table-cell>
          <table:table-cell table:formula="of:=[.C451]+2" office:value-type="float" office:value="905" calcext:value-type="float">
            <text:p>905</text:p>
          </table:table-cell>
          <table:table-cell table:formula="of:=[.A452]/[.H$2]" office:value-type="float" office:value="0.450274862568716" calcext:value-type="float">
            <text:p>0.450274862568716</text:p>
          </table:table-cell>
          <table:table-cell table:formula="of:=[.B452]/[.H$2]" office:value-type="float" office:value="0.451274362818591" calcext:value-type="float">
            <text:p>0.451274362818591</text:p>
          </table:table-cell>
          <table:table-cell table:formula="of:=[.C452]/[.H$2]" office:value-type="float" office:value="0.452273863068466" calcext:value-type="float">
            <text:p>0.452273863068466</text:p>
          </table:table-cell>
          <table:table-cell table:number-columns-repeated="2"/>
        </table:table-row>
        <table:table-row table:style-name="ro1">
          <table:table-cell table:formula="of:=[.A452]+2" office:value-type="float" office:value="903" calcext:value-type="float">
            <text:p>903</text:p>
          </table:table-cell>
          <table:table-cell table:formula="of:=[.B452]+2" office:value-type="float" office:value="905" calcext:value-type="float">
            <text:p>905</text:p>
          </table:table-cell>
          <table:table-cell table:formula="of:=[.C452]+2" office:value-type="float" office:value="907" calcext:value-type="float">
            <text:p>907</text:p>
          </table:table-cell>
          <table:table-cell table:formula="of:=[.A453]/[.H$2]" office:value-type="float" office:value="0.451274362818591" calcext:value-type="float">
            <text:p>0.451274362818591</text:p>
          </table:table-cell>
          <table:table-cell table:formula="of:=[.B453]/[.H$2]" office:value-type="float" office:value="0.452273863068466" calcext:value-type="float">
            <text:p>0.452273863068466</text:p>
          </table:table-cell>
          <table:table-cell table:formula="of:=[.C453]/[.H$2]" office:value-type="float" office:value="0.453273363318341" calcext:value-type="float">
            <text:p>0.453273363318341</text:p>
          </table:table-cell>
          <table:table-cell table:number-columns-repeated="2"/>
        </table:table-row>
        <table:table-row table:style-name="ro1">
          <table:table-cell table:formula="of:=[.A453]+2" office:value-type="float" office:value="905" calcext:value-type="float">
            <text:p>905</text:p>
          </table:table-cell>
          <table:table-cell table:formula="of:=[.B453]+2" office:value-type="float" office:value="907" calcext:value-type="float">
            <text:p>907</text:p>
          </table:table-cell>
          <table:table-cell table:formula="of:=[.C453]+2" office:value-type="float" office:value="909" calcext:value-type="float">
            <text:p>909</text:p>
          </table:table-cell>
          <table:table-cell table:formula="of:=[.A454]/[.H$2]" office:value-type="float" office:value="0.452273863068466" calcext:value-type="float">
            <text:p>0.452273863068466</text:p>
          </table:table-cell>
          <table:table-cell table:formula="of:=[.B454]/[.H$2]" office:value-type="float" office:value="0.453273363318341" calcext:value-type="float">
            <text:p>0.453273363318341</text:p>
          </table:table-cell>
          <table:table-cell table:formula="of:=[.C454]/[.H$2]" office:value-type="float" office:value="0.454272863568216" calcext:value-type="float">
            <text:p>0.454272863568216</text:p>
          </table:table-cell>
          <table:table-cell table:number-columns-repeated="2"/>
        </table:table-row>
        <table:table-row table:style-name="ro1">
          <table:table-cell table:formula="of:=[.A454]+2" office:value-type="float" office:value="907" calcext:value-type="float">
            <text:p>907</text:p>
          </table:table-cell>
          <table:table-cell table:formula="of:=[.B454]+2" office:value-type="float" office:value="909" calcext:value-type="float">
            <text:p>909</text:p>
          </table:table-cell>
          <table:table-cell table:formula="of:=[.C454]+2" office:value-type="float" office:value="911" calcext:value-type="float">
            <text:p>911</text:p>
          </table:table-cell>
          <table:table-cell table:formula="of:=[.A455]/[.H$2]" office:value-type="float" office:value="0.453273363318341" calcext:value-type="float">
            <text:p>0.453273363318341</text:p>
          </table:table-cell>
          <table:table-cell table:formula="of:=[.B455]/[.H$2]" office:value-type="float" office:value="0.454272863568216" calcext:value-type="float">
            <text:p>0.454272863568216</text:p>
          </table:table-cell>
          <table:table-cell table:formula="of:=[.C455]/[.H$2]" office:value-type="float" office:value="0.455272363818091" calcext:value-type="float">
            <text:p>0.455272363818091</text:p>
          </table:table-cell>
          <table:table-cell table:number-columns-repeated="2"/>
        </table:table-row>
        <table:table-row table:style-name="ro1">
          <table:table-cell table:formula="of:=[.A455]+2" office:value-type="float" office:value="909" calcext:value-type="float">
            <text:p>909</text:p>
          </table:table-cell>
          <table:table-cell table:formula="of:=[.B455]+2" office:value-type="float" office:value="911" calcext:value-type="float">
            <text:p>911</text:p>
          </table:table-cell>
          <table:table-cell table:formula="of:=[.C455]+2" office:value-type="float" office:value="913" calcext:value-type="float">
            <text:p>913</text:p>
          </table:table-cell>
          <table:table-cell table:formula="of:=[.A456]/[.H$2]" office:value-type="float" office:value="0.454272863568216" calcext:value-type="float">
            <text:p>0.454272863568216</text:p>
          </table:table-cell>
          <table:table-cell table:formula="of:=[.B456]/[.H$2]" office:value-type="float" office:value="0.455272363818091" calcext:value-type="float">
            <text:p>0.455272363818091</text:p>
          </table:table-cell>
          <table:table-cell table:formula="of:=[.C456]/[.H$2]" office:value-type="float" office:value="0.456271864067966" calcext:value-type="float">
            <text:p>0.456271864067966</text:p>
          </table:table-cell>
          <table:table-cell table:number-columns-repeated="2"/>
        </table:table-row>
        <table:table-row table:style-name="ro1">
          <table:table-cell table:formula="of:=[.A456]+2" office:value-type="float" office:value="911" calcext:value-type="float">
            <text:p>911</text:p>
          </table:table-cell>
          <table:table-cell table:formula="of:=[.B456]+2" office:value-type="float" office:value="913" calcext:value-type="float">
            <text:p>913</text:p>
          </table:table-cell>
          <table:table-cell table:formula="of:=[.C456]+2" office:value-type="float" office:value="915" calcext:value-type="float">
            <text:p>915</text:p>
          </table:table-cell>
          <table:table-cell table:formula="of:=[.A457]/[.H$2]" office:value-type="float" office:value="0.455272363818091" calcext:value-type="float">
            <text:p>0.455272363818091</text:p>
          </table:table-cell>
          <table:table-cell table:formula="of:=[.B457]/[.H$2]" office:value-type="float" office:value="0.456271864067966" calcext:value-type="float">
            <text:p>0.456271864067966</text:p>
          </table:table-cell>
          <table:table-cell table:formula="of:=[.C457]/[.H$2]" office:value-type="float" office:value="0.457271364317841" calcext:value-type="float">
            <text:p>0.457271364317841</text:p>
          </table:table-cell>
          <table:table-cell table:number-columns-repeated="2"/>
        </table:table-row>
        <table:table-row table:style-name="ro1">
          <table:table-cell table:formula="of:=[.A457]+2" office:value-type="float" office:value="913" calcext:value-type="float">
            <text:p>913</text:p>
          </table:table-cell>
          <table:table-cell table:formula="of:=[.B457]+2" office:value-type="float" office:value="915" calcext:value-type="float">
            <text:p>915</text:p>
          </table:table-cell>
          <table:table-cell table:formula="of:=[.C457]+2" office:value-type="float" office:value="917" calcext:value-type="float">
            <text:p>917</text:p>
          </table:table-cell>
          <table:table-cell table:formula="of:=[.A458]/[.H$2]" office:value-type="float" office:value="0.456271864067966" calcext:value-type="float">
            <text:p>0.456271864067966</text:p>
          </table:table-cell>
          <table:table-cell table:formula="of:=[.B458]/[.H$2]" office:value-type="float" office:value="0.457271364317841" calcext:value-type="float">
            <text:p>0.457271364317841</text:p>
          </table:table-cell>
          <table:table-cell table:formula="of:=[.C458]/[.H$2]" office:value-type="float" office:value="0.458270864567716" calcext:value-type="float">
            <text:p>0.458270864567716</text:p>
          </table:table-cell>
          <table:table-cell table:number-columns-repeated="2"/>
        </table:table-row>
        <table:table-row table:style-name="ro1">
          <table:table-cell table:formula="of:=[.A458]+2" office:value-type="float" office:value="915" calcext:value-type="float">
            <text:p>915</text:p>
          </table:table-cell>
          <table:table-cell table:formula="of:=[.B458]+2" office:value-type="float" office:value="917" calcext:value-type="float">
            <text:p>917</text:p>
          </table:table-cell>
          <table:table-cell table:formula="of:=[.C458]+2" office:value-type="float" office:value="919" calcext:value-type="float">
            <text:p>919</text:p>
          </table:table-cell>
          <table:table-cell table:formula="of:=[.A459]/[.H$2]" office:value-type="float" office:value="0.457271364317841" calcext:value-type="float">
            <text:p>0.457271364317841</text:p>
          </table:table-cell>
          <table:table-cell table:formula="of:=[.B459]/[.H$2]" office:value-type="float" office:value="0.458270864567716" calcext:value-type="float">
            <text:p>0.458270864567716</text:p>
          </table:table-cell>
          <table:table-cell table:formula="of:=[.C459]/[.H$2]" office:value-type="float" office:value="0.459270364817591" calcext:value-type="float">
            <text:p>0.459270364817591</text:p>
          </table:table-cell>
          <table:table-cell table:number-columns-repeated="2"/>
        </table:table-row>
        <table:table-row table:style-name="ro1">
          <table:table-cell table:formula="of:=[.A459]+2" office:value-type="float" office:value="917" calcext:value-type="float">
            <text:p>917</text:p>
          </table:table-cell>
          <table:table-cell table:formula="of:=[.B459]+2" office:value-type="float" office:value="919" calcext:value-type="float">
            <text:p>919</text:p>
          </table:table-cell>
          <table:table-cell table:formula="of:=[.C459]+2" office:value-type="float" office:value="921" calcext:value-type="float">
            <text:p>921</text:p>
          </table:table-cell>
          <table:table-cell table:formula="of:=[.A460]/[.H$2]" office:value-type="float" office:value="0.458270864567716" calcext:value-type="float">
            <text:p>0.458270864567716</text:p>
          </table:table-cell>
          <table:table-cell table:formula="of:=[.B460]/[.H$2]" office:value-type="float" office:value="0.459270364817591" calcext:value-type="float">
            <text:p>0.459270364817591</text:p>
          </table:table-cell>
          <table:table-cell table:formula="of:=[.C460]/[.H$2]" office:value-type="float" office:value="0.460269865067466" calcext:value-type="float">
            <text:p>0.460269865067466</text:p>
          </table:table-cell>
          <table:table-cell table:number-columns-repeated="2"/>
        </table:table-row>
        <table:table-row table:style-name="ro1">
          <table:table-cell table:formula="of:=[.A460]+2" office:value-type="float" office:value="919" calcext:value-type="float">
            <text:p>919</text:p>
          </table:table-cell>
          <table:table-cell table:formula="of:=[.B460]+2" office:value-type="float" office:value="921" calcext:value-type="float">
            <text:p>921</text:p>
          </table:table-cell>
          <table:table-cell table:formula="of:=[.C460]+2" office:value-type="float" office:value="923" calcext:value-type="float">
            <text:p>923</text:p>
          </table:table-cell>
          <table:table-cell table:formula="of:=[.A461]/[.H$2]" office:value-type="float" office:value="0.459270364817591" calcext:value-type="float">
            <text:p>0.459270364817591</text:p>
          </table:table-cell>
          <table:table-cell table:formula="of:=[.B461]/[.H$2]" office:value-type="float" office:value="0.460269865067466" calcext:value-type="float">
            <text:p>0.460269865067466</text:p>
          </table:table-cell>
          <table:table-cell table:formula="of:=[.C461]/[.H$2]" office:value-type="float" office:value="0.461269365317341" calcext:value-type="float">
            <text:p>0.461269365317341</text:p>
          </table:table-cell>
          <table:table-cell table:number-columns-repeated="2"/>
        </table:table-row>
        <table:table-row table:style-name="ro1">
          <table:table-cell table:formula="of:=[.A461]+2" office:value-type="float" office:value="921" calcext:value-type="float">
            <text:p>921</text:p>
          </table:table-cell>
          <table:table-cell table:formula="of:=[.B461]+2" office:value-type="float" office:value="923" calcext:value-type="float">
            <text:p>923</text:p>
          </table:table-cell>
          <table:table-cell table:formula="of:=[.C461]+2" office:value-type="float" office:value="925" calcext:value-type="float">
            <text:p>925</text:p>
          </table:table-cell>
          <table:table-cell table:formula="of:=[.A462]/[.H$2]" office:value-type="float" office:value="0.460269865067466" calcext:value-type="float">
            <text:p>0.460269865067466</text:p>
          </table:table-cell>
          <table:table-cell table:formula="of:=[.B462]/[.H$2]" office:value-type="float" office:value="0.461269365317341" calcext:value-type="float">
            <text:p>0.461269365317341</text:p>
          </table:table-cell>
          <table:table-cell table:formula="of:=[.C462]/[.H$2]" office:value-type="float" office:value="0.462268865567216" calcext:value-type="float">
            <text:p>0.462268865567216</text:p>
          </table:table-cell>
          <table:table-cell table:number-columns-repeated="2"/>
        </table:table-row>
        <table:table-row table:style-name="ro1">
          <table:table-cell table:formula="of:=[.A462]+2" office:value-type="float" office:value="923" calcext:value-type="float">
            <text:p>923</text:p>
          </table:table-cell>
          <table:table-cell table:formula="of:=[.B462]+2" office:value-type="float" office:value="925" calcext:value-type="float">
            <text:p>925</text:p>
          </table:table-cell>
          <table:table-cell table:formula="of:=[.C462]+2" office:value-type="float" office:value="927" calcext:value-type="float">
            <text:p>927</text:p>
          </table:table-cell>
          <table:table-cell table:formula="of:=[.A463]/[.H$2]" office:value-type="float" office:value="0.461269365317341" calcext:value-type="float">
            <text:p>0.461269365317341</text:p>
          </table:table-cell>
          <table:table-cell table:formula="of:=[.B463]/[.H$2]" office:value-type="float" office:value="0.462268865567216" calcext:value-type="float">
            <text:p>0.462268865567216</text:p>
          </table:table-cell>
          <table:table-cell table:formula="of:=[.C463]/[.H$2]" office:value-type="float" office:value="0.463268365817091" calcext:value-type="float">
            <text:p>0.463268365817091</text:p>
          </table:table-cell>
          <table:table-cell table:number-columns-repeated="2"/>
        </table:table-row>
        <table:table-row table:style-name="ro1">
          <table:table-cell table:formula="of:=[.A463]+2" office:value-type="float" office:value="925" calcext:value-type="float">
            <text:p>925</text:p>
          </table:table-cell>
          <table:table-cell table:formula="of:=[.B463]+2" office:value-type="float" office:value="927" calcext:value-type="float">
            <text:p>927</text:p>
          </table:table-cell>
          <table:table-cell table:formula="of:=[.C463]+2" office:value-type="float" office:value="929" calcext:value-type="float">
            <text:p>929</text:p>
          </table:table-cell>
          <table:table-cell table:formula="of:=[.A464]/[.H$2]" office:value-type="float" office:value="0.462268865567216" calcext:value-type="float">
            <text:p>0.462268865567216</text:p>
          </table:table-cell>
          <table:table-cell table:formula="of:=[.B464]/[.H$2]" office:value-type="float" office:value="0.463268365817091" calcext:value-type="float">
            <text:p>0.463268365817091</text:p>
          </table:table-cell>
          <table:table-cell table:formula="of:=[.C464]/[.H$2]" office:value-type="float" office:value="0.464267866066967" calcext:value-type="float">
            <text:p>0.464267866066967</text:p>
          </table:table-cell>
          <table:table-cell table:number-columns-repeated="2"/>
        </table:table-row>
        <table:table-row table:style-name="ro1">
          <table:table-cell table:formula="of:=[.A464]+2" office:value-type="float" office:value="927" calcext:value-type="float">
            <text:p>927</text:p>
          </table:table-cell>
          <table:table-cell table:formula="of:=[.B464]+2" office:value-type="float" office:value="929" calcext:value-type="float">
            <text:p>929</text:p>
          </table:table-cell>
          <table:table-cell table:formula="of:=[.C464]+2" office:value-type="float" office:value="931" calcext:value-type="float">
            <text:p>931</text:p>
          </table:table-cell>
          <table:table-cell table:formula="of:=[.A465]/[.H$2]" office:value-type="float" office:value="0.463268365817091" calcext:value-type="float">
            <text:p>0.463268365817091</text:p>
          </table:table-cell>
          <table:table-cell table:formula="of:=[.B465]/[.H$2]" office:value-type="float" office:value="0.464267866066967" calcext:value-type="float">
            <text:p>0.464267866066967</text:p>
          </table:table-cell>
          <table:table-cell table:formula="of:=[.C465]/[.H$2]" office:value-type="float" office:value="0.465267366316842" calcext:value-type="float">
            <text:p>0.465267366316842</text:p>
          </table:table-cell>
          <table:table-cell table:number-columns-repeated="2"/>
        </table:table-row>
        <table:table-row table:style-name="ro1">
          <table:table-cell table:formula="of:=[.A465]+2" office:value-type="float" office:value="929" calcext:value-type="float">
            <text:p>929</text:p>
          </table:table-cell>
          <table:table-cell table:formula="of:=[.B465]+2" office:value-type="float" office:value="931" calcext:value-type="float">
            <text:p>931</text:p>
          </table:table-cell>
          <table:table-cell table:formula="of:=[.C465]+2" office:value-type="float" office:value="933" calcext:value-type="float">
            <text:p>933</text:p>
          </table:table-cell>
          <table:table-cell table:formula="of:=[.A466]/[.H$2]" office:value-type="float" office:value="0.464267866066967" calcext:value-type="float">
            <text:p>0.464267866066967</text:p>
          </table:table-cell>
          <table:table-cell table:formula="of:=[.B466]/[.H$2]" office:value-type="float" office:value="0.465267366316842" calcext:value-type="float">
            <text:p>0.465267366316842</text:p>
          </table:table-cell>
          <table:table-cell table:formula="of:=[.C466]/[.H$2]" office:value-type="float" office:value="0.466266866566717" calcext:value-type="float">
            <text:p>0.466266866566717</text:p>
          </table:table-cell>
          <table:table-cell table:number-columns-repeated="2"/>
        </table:table-row>
        <table:table-row table:style-name="ro1">
          <table:table-cell table:formula="of:=[.A466]+2" office:value-type="float" office:value="931" calcext:value-type="float">
            <text:p>931</text:p>
          </table:table-cell>
          <table:table-cell table:formula="of:=[.B466]+2" office:value-type="float" office:value="933" calcext:value-type="float">
            <text:p>933</text:p>
          </table:table-cell>
          <table:table-cell table:formula="of:=[.C466]+2" office:value-type="float" office:value="935" calcext:value-type="float">
            <text:p>935</text:p>
          </table:table-cell>
          <table:table-cell table:formula="of:=[.A467]/[.H$2]" office:value-type="float" office:value="0.465267366316842" calcext:value-type="float">
            <text:p>0.465267366316842</text:p>
          </table:table-cell>
          <table:table-cell table:formula="of:=[.B467]/[.H$2]" office:value-type="float" office:value="0.466266866566717" calcext:value-type="float">
            <text:p>0.466266866566717</text:p>
          </table:table-cell>
          <table:table-cell table:formula="of:=[.C467]/[.H$2]" office:value-type="float" office:value="0.467266366816592" calcext:value-type="float">
            <text:p>0.467266366816592</text:p>
          </table:table-cell>
          <table:table-cell table:number-columns-repeated="2"/>
        </table:table-row>
        <table:table-row table:style-name="ro1">
          <table:table-cell table:formula="of:=[.A467]+2" office:value-type="float" office:value="933" calcext:value-type="float">
            <text:p>933</text:p>
          </table:table-cell>
          <table:table-cell table:formula="of:=[.B467]+2" office:value-type="float" office:value="935" calcext:value-type="float">
            <text:p>935</text:p>
          </table:table-cell>
          <table:table-cell table:formula="of:=[.C467]+2" office:value-type="float" office:value="937" calcext:value-type="float">
            <text:p>937</text:p>
          </table:table-cell>
          <table:table-cell table:formula="of:=[.A468]/[.H$2]" office:value-type="float" office:value="0.466266866566717" calcext:value-type="float">
            <text:p>0.466266866566717</text:p>
          </table:table-cell>
          <table:table-cell table:formula="of:=[.B468]/[.H$2]" office:value-type="float" office:value="0.467266366816592" calcext:value-type="float">
            <text:p>0.467266366816592</text:p>
          </table:table-cell>
          <table:table-cell table:formula="of:=[.C468]/[.H$2]" office:value-type="float" office:value="0.468265867066467" calcext:value-type="float">
            <text:p>0.468265867066467</text:p>
          </table:table-cell>
          <table:table-cell table:number-columns-repeated="2"/>
        </table:table-row>
        <table:table-row table:style-name="ro1">
          <table:table-cell table:formula="of:=[.A468]+2" office:value-type="float" office:value="935" calcext:value-type="float">
            <text:p>935</text:p>
          </table:table-cell>
          <table:table-cell table:formula="of:=[.B468]+2" office:value-type="float" office:value="937" calcext:value-type="float">
            <text:p>937</text:p>
          </table:table-cell>
          <table:table-cell table:formula="of:=[.C468]+2" office:value-type="float" office:value="939" calcext:value-type="float">
            <text:p>939</text:p>
          </table:table-cell>
          <table:table-cell table:formula="of:=[.A469]/[.H$2]" office:value-type="float" office:value="0.467266366816592" calcext:value-type="float">
            <text:p>0.467266366816592</text:p>
          </table:table-cell>
          <table:table-cell table:formula="of:=[.B469]/[.H$2]" office:value-type="float" office:value="0.468265867066467" calcext:value-type="float">
            <text:p>0.468265867066467</text:p>
          </table:table-cell>
          <table:table-cell table:formula="of:=[.C469]/[.H$2]" office:value-type="float" office:value="0.469265367316342" calcext:value-type="float">
            <text:p>0.469265367316342</text:p>
          </table:table-cell>
          <table:table-cell table:number-columns-repeated="2"/>
        </table:table-row>
        <table:table-row table:style-name="ro1">
          <table:table-cell table:formula="of:=[.A469]+2" office:value-type="float" office:value="937" calcext:value-type="float">
            <text:p>937</text:p>
          </table:table-cell>
          <table:table-cell table:formula="of:=[.B469]+2" office:value-type="float" office:value="939" calcext:value-type="float">
            <text:p>939</text:p>
          </table:table-cell>
          <table:table-cell table:formula="of:=[.C469]+2" office:value-type="float" office:value="941" calcext:value-type="float">
            <text:p>941</text:p>
          </table:table-cell>
          <table:table-cell table:formula="of:=[.A470]/[.H$2]" office:value-type="float" office:value="0.468265867066467" calcext:value-type="float">
            <text:p>0.468265867066467</text:p>
          </table:table-cell>
          <table:table-cell table:formula="of:=[.B470]/[.H$2]" office:value-type="float" office:value="0.469265367316342" calcext:value-type="float">
            <text:p>0.469265367316342</text:p>
          </table:table-cell>
          <table:table-cell table:formula="of:=[.C470]/[.H$2]" office:value-type="float" office:value="0.470264867566217" calcext:value-type="float">
            <text:p>0.470264867566217</text:p>
          </table:table-cell>
          <table:table-cell table:number-columns-repeated="2"/>
        </table:table-row>
        <table:table-row table:style-name="ro1">
          <table:table-cell table:formula="of:=[.A470]+2" office:value-type="float" office:value="939" calcext:value-type="float">
            <text:p>939</text:p>
          </table:table-cell>
          <table:table-cell table:formula="of:=[.B470]+2" office:value-type="float" office:value="941" calcext:value-type="float">
            <text:p>941</text:p>
          </table:table-cell>
          <table:table-cell table:formula="of:=[.C470]+2" office:value-type="float" office:value="943" calcext:value-type="float">
            <text:p>943</text:p>
          </table:table-cell>
          <table:table-cell table:formula="of:=[.A471]/[.H$2]" office:value-type="float" office:value="0.469265367316342" calcext:value-type="float">
            <text:p>0.469265367316342</text:p>
          </table:table-cell>
          <table:table-cell table:formula="of:=[.B471]/[.H$2]" office:value-type="float" office:value="0.470264867566217" calcext:value-type="float">
            <text:p>0.470264867566217</text:p>
          </table:table-cell>
          <table:table-cell table:formula="of:=[.C471]/[.H$2]" office:value-type="float" office:value="0.471264367816092" calcext:value-type="float">
            <text:p>0.471264367816092</text:p>
          </table:table-cell>
          <table:table-cell table:number-columns-repeated="2"/>
        </table:table-row>
        <table:table-row table:style-name="ro1">
          <table:table-cell table:formula="of:=[.A471]+2" office:value-type="float" office:value="941" calcext:value-type="float">
            <text:p>941</text:p>
          </table:table-cell>
          <table:table-cell table:formula="of:=[.B471]+2" office:value-type="float" office:value="943" calcext:value-type="float">
            <text:p>943</text:p>
          </table:table-cell>
          <table:table-cell table:formula="of:=[.C471]+2" office:value-type="float" office:value="945" calcext:value-type="float">
            <text:p>945</text:p>
          </table:table-cell>
          <table:table-cell table:formula="of:=[.A472]/[.H$2]" office:value-type="float" office:value="0.470264867566217" calcext:value-type="float">
            <text:p>0.470264867566217</text:p>
          </table:table-cell>
          <table:table-cell table:formula="of:=[.B472]/[.H$2]" office:value-type="float" office:value="0.471264367816092" calcext:value-type="float">
            <text:p>0.471264367816092</text:p>
          </table:table-cell>
          <table:table-cell table:formula="of:=[.C472]/[.H$2]" office:value-type="float" office:value="0.472263868065967" calcext:value-type="float">
            <text:p>0.472263868065967</text:p>
          </table:table-cell>
          <table:table-cell table:number-columns-repeated="2"/>
        </table:table-row>
        <table:table-row table:style-name="ro1">
          <table:table-cell table:formula="of:=[.A472]+2" office:value-type="float" office:value="943" calcext:value-type="float">
            <text:p>943</text:p>
          </table:table-cell>
          <table:table-cell table:formula="of:=[.B472]+2" office:value-type="float" office:value="945" calcext:value-type="float">
            <text:p>945</text:p>
          </table:table-cell>
          <table:table-cell table:formula="of:=[.C472]+2" office:value-type="float" office:value="947" calcext:value-type="float">
            <text:p>947</text:p>
          </table:table-cell>
          <table:table-cell table:formula="of:=[.A473]/[.H$2]" office:value-type="float" office:value="0.471264367816092" calcext:value-type="float">
            <text:p>0.471264367816092</text:p>
          </table:table-cell>
          <table:table-cell table:formula="of:=[.B473]/[.H$2]" office:value-type="float" office:value="0.472263868065967" calcext:value-type="float">
            <text:p>0.472263868065967</text:p>
          </table:table-cell>
          <table:table-cell table:formula="of:=[.C473]/[.H$2]" office:value-type="float" office:value="0.473263368315842" calcext:value-type="float">
            <text:p>0.473263368315842</text:p>
          </table:table-cell>
          <table:table-cell table:number-columns-repeated="2"/>
        </table:table-row>
        <table:table-row table:style-name="ro1">
          <table:table-cell table:formula="of:=[.A473]+2" office:value-type="float" office:value="945" calcext:value-type="float">
            <text:p>945</text:p>
          </table:table-cell>
          <table:table-cell table:formula="of:=[.B473]+2" office:value-type="float" office:value="947" calcext:value-type="float">
            <text:p>947</text:p>
          </table:table-cell>
          <table:table-cell table:formula="of:=[.C473]+2" office:value-type="float" office:value="949" calcext:value-type="float">
            <text:p>949</text:p>
          </table:table-cell>
          <table:table-cell table:formula="of:=[.A474]/[.H$2]" office:value-type="float" office:value="0.472263868065967" calcext:value-type="float">
            <text:p>0.472263868065967</text:p>
          </table:table-cell>
          <table:table-cell table:formula="of:=[.B474]/[.H$2]" office:value-type="float" office:value="0.473263368315842" calcext:value-type="float">
            <text:p>0.473263368315842</text:p>
          </table:table-cell>
          <table:table-cell table:formula="of:=[.C474]/[.H$2]" office:value-type="float" office:value="0.474262868565717" calcext:value-type="float">
            <text:p>0.474262868565717</text:p>
          </table:table-cell>
          <table:table-cell table:number-columns-repeated="2"/>
        </table:table-row>
        <table:table-row table:style-name="ro1">
          <table:table-cell table:formula="of:=[.A474]+2" office:value-type="float" office:value="947" calcext:value-type="float">
            <text:p>947</text:p>
          </table:table-cell>
          <table:table-cell table:formula="of:=[.B474]+2" office:value-type="float" office:value="949" calcext:value-type="float">
            <text:p>949</text:p>
          </table:table-cell>
          <table:table-cell table:formula="of:=[.C474]+2" office:value-type="float" office:value="951" calcext:value-type="float">
            <text:p>951</text:p>
          </table:table-cell>
          <table:table-cell table:formula="of:=[.A475]/[.H$2]" office:value-type="float" office:value="0.473263368315842" calcext:value-type="float">
            <text:p>0.473263368315842</text:p>
          </table:table-cell>
          <table:table-cell table:formula="of:=[.B475]/[.H$2]" office:value-type="float" office:value="0.474262868565717" calcext:value-type="float">
            <text:p>0.474262868565717</text:p>
          </table:table-cell>
          <table:table-cell table:formula="of:=[.C475]/[.H$2]" office:value-type="float" office:value="0.475262368815592" calcext:value-type="float">
            <text:p>0.475262368815592</text:p>
          </table:table-cell>
          <table:table-cell table:number-columns-repeated="2"/>
        </table:table-row>
        <table:table-row table:style-name="ro1">
          <table:table-cell table:formula="of:=[.A475]+2" office:value-type="float" office:value="949" calcext:value-type="float">
            <text:p>949</text:p>
          </table:table-cell>
          <table:table-cell table:formula="of:=[.B475]+2" office:value-type="float" office:value="951" calcext:value-type="float">
            <text:p>951</text:p>
          </table:table-cell>
          <table:table-cell table:formula="of:=[.C475]+2" office:value-type="float" office:value="953" calcext:value-type="float">
            <text:p>953</text:p>
          </table:table-cell>
          <table:table-cell table:formula="of:=[.A476]/[.H$2]" office:value-type="float" office:value="0.474262868565717" calcext:value-type="float">
            <text:p>0.474262868565717</text:p>
          </table:table-cell>
          <table:table-cell table:formula="of:=[.B476]/[.H$2]" office:value-type="float" office:value="0.475262368815592" calcext:value-type="float">
            <text:p>0.475262368815592</text:p>
          </table:table-cell>
          <table:table-cell table:formula="of:=[.C476]/[.H$2]" office:value-type="float" office:value="0.476261869065467" calcext:value-type="float">
            <text:p>0.476261869065467</text:p>
          </table:table-cell>
          <table:table-cell table:number-columns-repeated="2"/>
        </table:table-row>
        <table:table-row table:style-name="ro1">
          <table:table-cell table:formula="of:=[.A476]+2" office:value-type="float" office:value="951" calcext:value-type="float">
            <text:p>951</text:p>
          </table:table-cell>
          <table:table-cell table:formula="of:=[.B476]+2" office:value-type="float" office:value="953" calcext:value-type="float">
            <text:p>953</text:p>
          </table:table-cell>
          <table:table-cell table:formula="of:=[.C476]+2" office:value-type="float" office:value="955" calcext:value-type="float">
            <text:p>955</text:p>
          </table:table-cell>
          <table:table-cell table:formula="of:=[.A477]/[.H$2]" office:value-type="float" office:value="0.475262368815592" calcext:value-type="float">
            <text:p>0.475262368815592</text:p>
          </table:table-cell>
          <table:table-cell table:formula="of:=[.B477]/[.H$2]" office:value-type="float" office:value="0.476261869065467" calcext:value-type="float">
            <text:p>0.476261869065467</text:p>
          </table:table-cell>
          <table:table-cell table:formula="of:=[.C477]/[.H$2]" office:value-type="float" office:value="0.477261369315342" calcext:value-type="float">
            <text:p>0.477261369315342</text:p>
          </table:table-cell>
          <table:table-cell table:number-columns-repeated="2"/>
        </table:table-row>
        <table:table-row table:style-name="ro1">
          <table:table-cell table:formula="of:=[.A477]+2" office:value-type="float" office:value="953" calcext:value-type="float">
            <text:p>953</text:p>
          </table:table-cell>
          <table:table-cell table:formula="of:=[.B477]+2" office:value-type="float" office:value="955" calcext:value-type="float">
            <text:p>955</text:p>
          </table:table-cell>
          <table:table-cell table:formula="of:=[.C477]+2" office:value-type="float" office:value="957" calcext:value-type="float">
            <text:p>957</text:p>
          </table:table-cell>
          <table:table-cell table:formula="of:=[.A478]/[.H$2]" office:value-type="float" office:value="0.476261869065467" calcext:value-type="float">
            <text:p>0.476261869065467</text:p>
          </table:table-cell>
          <table:table-cell table:formula="of:=[.B478]/[.H$2]" office:value-type="float" office:value="0.477261369315342" calcext:value-type="float">
            <text:p>0.477261369315342</text:p>
          </table:table-cell>
          <table:table-cell table:formula="of:=[.C478]/[.H$2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table:formula="of:=[.A478]+2" office:value-type="float" office:value="955" calcext:value-type="float">
            <text:p>955</text:p>
          </table:table-cell>
          <table:table-cell table:formula="of:=[.B478]+2" office:value-type="float" office:value="957" calcext:value-type="float">
            <text:p>957</text:p>
          </table:table-cell>
          <table:table-cell table:formula="of:=[.C478]+2" office:value-type="float" office:value="959" calcext:value-type="float">
            <text:p>959</text:p>
          </table:table-cell>
          <table:table-cell table:formula="of:=[.A479]/[.H$2]" office:value-type="float" office:value="0.477261369315342" calcext:value-type="float">
            <text:p>0.477261369315342</text:p>
          </table:table-cell>
          <table:table-cell table:formula="of:=[.B479]/[.H$2]" office:value-type="float" office:value="0.478260869565217" calcext:value-type="float">
            <text:p>0.478260869565217</text:p>
          </table:table-cell>
          <table:table-cell table:formula="of:=[.C479]/[.H$2]" office:value-type="float" office:value="0.479260369815092" calcext:value-type="float">
            <text:p>0.479260369815092</text:p>
          </table:table-cell>
          <table:table-cell table:number-columns-repeated="2"/>
        </table:table-row>
        <table:table-row table:style-name="ro1">
          <table:table-cell table:formula="of:=[.A479]+2" office:value-type="float" office:value="957" calcext:value-type="float">
            <text:p>957</text:p>
          </table:table-cell>
          <table:table-cell table:formula="of:=[.B479]+2" office:value-type="float" office:value="959" calcext:value-type="float">
            <text:p>959</text:p>
          </table:table-cell>
          <table:table-cell table:formula="of:=[.C479]+2" office:value-type="float" office:value="961" calcext:value-type="float">
            <text:p>961</text:p>
          </table:table-cell>
          <table:table-cell table:formula="of:=[.A480]/[.H$2]" office:value-type="float" office:value="0.478260869565217" calcext:value-type="float">
            <text:p>0.478260869565217</text:p>
          </table:table-cell>
          <table:table-cell table:formula="of:=[.B480]/[.H$2]" office:value-type="float" office:value="0.479260369815092" calcext:value-type="float">
            <text:p>0.479260369815092</text:p>
          </table:table-cell>
          <table:table-cell table:formula="of:=[.C480]/[.H$2]" office:value-type="float" office:value="0.480259870064968" calcext:value-type="float">
            <text:p>0.480259870064968</text:p>
          </table:table-cell>
          <table:table-cell table:number-columns-repeated="2"/>
        </table:table-row>
        <table:table-row table:style-name="ro1">
          <table:table-cell table:formula="of:=[.A480]+2" office:value-type="float" office:value="959" calcext:value-type="float">
            <text:p>959</text:p>
          </table:table-cell>
          <table:table-cell table:formula="of:=[.B480]+2" office:value-type="float" office:value="961" calcext:value-type="float">
            <text:p>961</text:p>
          </table:table-cell>
          <table:table-cell table:formula="of:=[.C480]+2" office:value-type="float" office:value="963" calcext:value-type="float">
            <text:p>963</text:p>
          </table:table-cell>
          <table:table-cell table:formula="of:=[.A481]/[.H$2]" office:value-type="float" office:value="0.479260369815092" calcext:value-type="float">
            <text:p>0.479260369815092</text:p>
          </table:table-cell>
          <table:table-cell table:formula="of:=[.B481]/[.H$2]" office:value-type="float" office:value="0.480259870064968" calcext:value-type="float">
            <text:p>0.480259870064968</text:p>
          </table:table-cell>
          <table:table-cell table:formula="of:=[.C481]/[.H$2]" office:value-type="float" office:value="0.481259370314843" calcext:value-type="float">
            <text:p>0.481259370314843</text:p>
          </table:table-cell>
          <table:table-cell table:number-columns-repeated="2"/>
        </table:table-row>
        <table:table-row table:style-name="ro1">
          <table:table-cell table:formula="of:=[.A481]+2" office:value-type="float" office:value="961" calcext:value-type="float">
            <text:p>961</text:p>
          </table:table-cell>
          <table:table-cell table:formula="of:=[.B481]+2" office:value-type="float" office:value="963" calcext:value-type="float">
            <text:p>963</text:p>
          </table:table-cell>
          <table:table-cell table:formula="of:=[.C481]+2" office:value-type="float" office:value="965" calcext:value-type="float">
            <text:p>965</text:p>
          </table:table-cell>
          <table:table-cell table:formula="of:=[.A482]/[.H$2]" office:value-type="float" office:value="0.480259870064968" calcext:value-type="float">
            <text:p>0.480259870064968</text:p>
          </table:table-cell>
          <table:table-cell table:formula="of:=[.B482]/[.H$2]" office:value-type="float" office:value="0.481259370314843" calcext:value-type="float">
            <text:p>0.481259370314843</text:p>
          </table:table-cell>
          <table:table-cell table:formula="of:=[.C482]/[.H$2]" office:value-type="float" office:value="0.482258870564718" calcext:value-type="float">
            <text:p>0.482258870564718</text:p>
          </table:table-cell>
          <table:table-cell table:number-columns-repeated="2"/>
        </table:table-row>
        <table:table-row table:style-name="ro1">
          <table:table-cell table:formula="of:=[.A482]+2" office:value-type="float" office:value="963" calcext:value-type="float">
            <text:p>963</text:p>
          </table:table-cell>
          <table:table-cell table:formula="of:=[.B482]+2" office:value-type="float" office:value="965" calcext:value-type="float">
            <text:p>965</text:p>
          </table:table-cell>
          <table:table-cell table:formula="of:=[.C482]+2" office:value-type="float" office:value="967" calcext:value-type="float">
            <text:p>967</text:p>
          </table:table-cell>
          <table:table-cell table:formula="of:=[.A483]/[.H$2]" office:value-type="float" office:value="0.481259370314843" calcext:value-type="float">
            <text:p>0.481259370314843</text:p>
          </table:table-cell>
          <table:table-cell table:formula="of:=[.B483]/[.H$2]" office:value-type="float" office:value="0.482258870564718" calcext:value-type="float">
            <text:p>0.482258870564718</text:p>
          </table:table-cell>
          <table:table-cell table:formula="of:=[.C483]/[.H$2]" office:value-type="float" office:value="0.483258370814593" calcext:value-type="float">
            <text:p>0.483258370814593</text:p>
          </table:table-cell>
          <table:table-cell table:number-columns-repeated="2"/>
        </table:table-row>
        <table:table-row table:style-name="ro1">
          <table:table-cell table:formula="of:=[.A483]+2" office:value-type="float" office:value="965" calcext:value-type="float">
            <text:p>965</text:p>
          </table:table-cell>
          <table:table-cell table:formula="of:=[.B483]+2" office:value-type="float" office:value="967" calcext:value-type="float">
            <text:p>967</text:p>
          </table:table-cell>
          <table:table-cell table:formula="of:=[.C483]+2" office:value-type="float" office:value="969" calcext:value-type="float">
            <text:p>969</text:p>
          </table:table-cell>
          <table:table-cell table:formula="of:=[.A484]/[.H$2]" office:value-type="float" office:value="0.482258870564718" calcext:value-type="float">
            <text:p>0.482258870564718</text:p>
          </table:table-cell>
          <table:table-cell table:formula="of:=[.B484]/[.H$2]" office:value-type="float" office:value="0.483258370814593" calcext:value-type="float">
            <text:p>0.483258370814593</text:p>
          </table:table-cell>
          <table:table-cell table:formula="of:=[.C484]/[.H$2]" office:value-type="float" office:value="0.484257871064468" calcext:value-type="float">
            <text:p>0.484257871064468</text:p>
          </table:table-cell>
          <table:table-cell table:number-columns-repeated="2"/>
        </table:table-row>
        <table:table-row table:style-name="ro1">
          <table:table-cell table:formula="of:=[.A484]+2" office:value-type="float" office:value="967" calcext:value-type="float">
            <text:p>967</text:p>
          </table:table-cell>
          <table:table-cell table:formula="of:=[.B484]+2" office:value-type="float" office:value="969" calcext:value-type="float">
            <text:p>969</text:p>
          </table:table-cell>
          <table:table-cell table:formula="of:=[.C484]+2" office:value-type="float" office:value="971" calcext:value-type="float">
            <text:p>971</text:p>
          </table:table-cell>
          <table:table-cell table:formula="of:=[.A485]/[.H$2]" office:value-type="float" office:value="0.483258370814593" calcext:value-type="float">
            <text:p>0.483258370814593</text:p>
          </table:table-cell>
          <table:table-cell table:formula="of:=[.B485]/[.H$2]" office:value-type="float" office:value="0.484257871064468" calcext:value-type="float">
            <text:p>0.484257871064468</text:p>
          </table:table-cell>
          <table:table-cell table:formula="of:=[.C485]/[.H$2]" office:value-type="float" office:value="0.485257371314343" calcext:value-type="float">
            <text:p>0.485257371314343</text:p>
          </table:table-cell>
          <table:table-cell table:number-columns-repeated="2"/>
        </table:table-row>
        <table:table-row table:style-name="ro1">
          <table:table-cell table:formula="of:=[.A485]+2" office:value-type="float" office:value="969" calcext:value-type="float">
            <text:p>969</text:p>
          </table:table-cell>
          <table:table-cell table:formula="of:=[.B485]+2" office:value-type="float" office:value="971" calcext:value-type="float">
            <text:p>971</text:p>
          </table:table-cell>
          <table:table-cell table:formula="of:=[.C485]+2" office:value-type="float" office:value="973" calcext:value-type="float">
            <text:p>973</text:p>
          </table:table-cell>
          <table:table-cell table:formula="of:=[.A486]/[.H$2]" office:value-type="float" office:value="0.484257871064468" calcext:value-type="float">
            <text:p>0.484257871064468</text:p>
          </table:table-cell>
          <table:table-cell table:formula="of:=[.B486]/[.H$2]" office:value-type="float" office:value="0.485257371314343" calcext:value-type="float">
            <text:p>0.485257371314343</text:p>
          </table:table-cell>
          <table:table-cell table:formula="of:=[.C486]/[.H$2]" office:value-type="float" office:value="0.486256871564218" calcext:value-type="float">
            <text:p>0.486256871564218</text:p>
          </table:table-cell>
          <table:table-cell table:number-columns-repeated="2"/>
        </table:table-row>
        <table:table-row table:style-name="ro1">
          <table:table-cell table:formula="of:=[.A486]+2" office:value-type="float" office:value="971" calcext:value-type="float">
            <text:p>971</text:p>
          </table:table-cell>
          <table:table-cell table:formula="of:=[.B486]+2" office:value-type="float" office:value="973" calcext:value-type="float">
            <text:p>973</text:p>
          </table:table-cell>
          <table:table-cell table:formula="of:=[.C486]+2" office:value-type="float" office:value="975" calcext:value-type="float">
            <text:p>975</text:p>
          </table:table-cell>
          <table:table-cell table:formula="of:=[.A487]/[.H$2]" office:value-type="float" office:value="0.485257371314343" calcext:value-type="float">
            <text:p>0.485257371314343</text:p>
          </table:table-cell>
          <table:table-cell table:formula="of:=[.B487]/[.H$2]" office:value-type="float" office:value="0.486256871564218" calcext:value-type="float">
            <text:p>0.486256871564218</text:p>
          </table:table-cell>
          <table:table-cell table:formula="of:=[.C487]/[.H$2]" office:value-type="float" office:value="0.487256371814093" calcext:value-type="float">
            <text:p>0.487256371814093</text:p>
          </table:table-cell>
          <table:table-cell table:number-columns-repeated="2"/>
        </table:table-row>
        <table:table-row table:style-name="ro1">
          <table:table-cell table:formula="of:=[.A487]+2" office:value-type="float" office:value="973" calcext:value-type="float">
            <text:p>973</text:p>
          </table:table-cell>
          <table:table-cell table:formula="of:=[.B487]+2" office:value-type="float" office:value="975" calcext:value-type="float">
            <text:p>975</text:p>
          </table:table-cell>
          <table:table-cell table:formula="of:=[.C487]+2" office:value-type="float" office:value="977" calcext:value-type="float">
            <text:p>977</text:p>
          </table:table-cell>
          <table:table-cell table:formula="of:=[.A488]/[.H$2]" office:value-type="float" office:value="0.486256871564218" calcext:value-type="float">
            <text:p>0.486256871564218</text:p>
          </table:table-cell>
          <table:table-cell table:formula="of:=[.B488]/[.H$2]" office:value-type="float" office:value="0.487256371814093" calcext:value-type="float">
            <text:p>0.487256371814093</text:p>
          </table:table-cell>
          <table:table-cell table:formula="of:=[.C488]/[.H$2]" office:value-type="float" office:value="0.488255872063968" calcext:value-type="float">
            <text:p>0.488255872063968</text:p>
          </table:table-cell>
          <table:table-cell table:number-columns-repeated="2"/>
        </table:table-row>
        <table:table-row table:style-name="ro1">
          <table:table-cell table:formula="of:=[.A488]+2" office:value-type="float" office:value="975" calcext:value-type="float">
            <text:p>975</text:p>
          </table:table-cell>
          <table:table-cell table:formula="of:=[.B488]+2" office:value-type="float" office:value="977" calcext:value-type="float">
            <text:p>977</text:p>
          </table:table-cell>
          <table:table-cell table:formula="of:=[.C488]+2" office:value-type="float" office:value="979" calcext:value-type="float">
            <text:p>979</text:p>
          </table:table-cell>
          <table:table-cell table:formula="of:=[.A489]/[.H$2]" office:value-type="float" office:value="0.487256371814093" calcext:value-type="float">
            <text:p>0.487256371814093</text:p>
          </table:table-cell>
          <table:table-cell table:formula="of:=[.B489]/[.H$2]" office:value-type="float" office:value="0.488255872063968" calcext:value-type="float">
            <text:p>0.488255872063968</text:p>
          </table:table-cell>
          <table:table-cell table:formula="of:=[.C489]/[.H$2]" office:value-type="float" office:value="0.489255372313843" calcext:value-type="float">
            <text:p>0.489255372313843</text:p>
          </table:table-cell>
          <table:table-cell table:number-columns-repeated="2"/>
        </table:table-row>
        <table:table-row table:style-name="ro1">
          <table:table-cell table:formula="of:=[.A489]+2" office:value-type="float" office:value="977" calcext:value-type="float">
            <text:p>977</text:p>
          </table:table-cell>
          <table:table-cell table:formula="of:=[.B489]+2" office:value-type="float" office:value="979" calcext:value-type="float">
            <text:p>979</text:p>
          </table:table-cell>
          <table:table-cell table:formula="of:=[.C489]+2" office:value-type="float" office:value="981" calcext:value-type="float">
            <text:p>981</text:p>
          </table:table-cell>
          <table:table-cell table:formula="of:=[.A490]/[.H$2]" office:value-type="float" office:value="0.488255872063968" calcext:value-type="float">
            <text:p>0.488255872063968</text:p>
          </table:table-cell>
          <table:table-cell table:formula="of:=[.B490]/[.H$2]" office:value-type="float" office:value="0.489255372313843" calcext:value-type="float">
            <text:p>0.489255372313843</text:p>
          </table:table-cell>
          <table:table-cell table:formula="of:=[.C490]/[.H$2]" office:value-type="float" office:value="0.490254872563718" calcext:value-type="float">
            <text:p>0.490254872563718</text:p>
          </table:table-cell>
          <table:table-cell table:number-columns-repeated="2"/>
        </table:table-row>
        <table:table-row table:style-name="ro1">
          <table:table-cell table:formula="of:=[.A490]+2" office:value-type="float" office:value="979" calcext:value-type="float">
            <text:p>979</text:p>
          </table:table-cell>
          <table:table-cell table:formula="of:=[.B490]+2" office:value-type="float" office:value="981" calcext:value-type="float">
            <text:p>981</text:p>
          </table:table-cell>
          <table:table-cell table:formula="of:=[.C490]+2" office:value-type="float" office:value="983" calcext:value-type="float">
            <text:p>983</text:p>
          </table:table-cell>
          <table:table-cell table:formula="of:=[.A491]/[.H$2]" office:value-type="float" office:value="0.489255372313843" calcext:value-type="float">
            <text:p>0.489255372313843</text:p>
          </table:table-cell>
          <table:table-cell table:formula="of:=[.B491]/[.H$2]" office:value-type="float" office:value="0.490254872563718" calcext:value-type="float">
            <text:p>0.490254872563718</text:p>
          </table:table-cell>
          <table:table-cell table:formula="of:=[.C491]/[.H$2]" office:value-type="float" office:value="0.491254372813593" calcext:value-type="float">
            <text:p>0.491254372813593</text:p>
          </table:table-cell>
          <table:table-cell table:number-columns-repeated="2"/>
        </table:table-row>
        <table:table-row table:style-name="ro1">
          <table:table-cell table:formula="of:=[.A491]+2" office:value-type="float" office:value="981" calcext:value-type="float">
            <text:p>981</text:p>
          </table:table-cell>
          <table:table-cell table:formula="of:=[.B491]+2" office:value-type="float" office:value="983" calcext:value-type="float">
            <text:p>983</text:p>
          </table:table-cell>
          <table:table-cell table:formula="of:=[.C491]+2" office:value-type="float" office:value="985" calcext:value-type="float">
            <text:p>985</text:p>
          </table:table-cell>
          <table:table-cell table:formula="of:=[.A492]/[.H$2]" office:value-type="float" office:value="0.490254872563718" calcext:value-type="float">
            <text:p>0.490254872563718</text:p>
          </table:table-cell>
          <table:table-cell table:formula="of:=[.B492]/[.H$2]" office:value-type="float" office:value="0.491254372813593" calcext:value-type="float">
            <text:p>0.491254372813593</text:p>
          </table:table-cell>
          <table:table-cell table:formula="of:=[.C492]/[.H$2]" office:value-type="float" office:value="0.492253873063468" calcext:value-type="float">
            <text:p>0.492253873063468</text:p>
          </table:table-cell>
          <table:table-cell table:number-columns-repeated="2"/>
        </table:table-row>
        <table:table-row table:style-name="ro1">
          <table:table-cell table:formula="of:=[.A492]+2" office:value-type="float" office:value="983" calcext:value-type="float">
            <text:p>983</text:p>
          </table:table-cell>
          <table:table-cell table:formula="of:=[.B492]+2" office:value-type="float" office:value="985" calcext:value-type="float">
            <text:p>985</text:p>
          </table:table-cell>
          <table:table-cell table:formula="of:=[.C492]+2" office:value-type="float" office:value="987" calcext:value-type="float">
            <text:p>987</text:p>
          </table:table-cell>
          <table:table-cell table:formula="of:=[.A493]/[.H$2]" office:value-type="float" office:value="0.491254372813593" calcext:value-type="float">
            <text:p>0.491254372813593</text:p>
          </table:table-cell>
          <table:table-cell table:formula="of:=[.B493]/[.H$2]" office:value-type="float" office:value="0.492253873063468" calcext:value-type="float">
            <text:p>0.492253873063468</text:p>
          </table:table-cell>
          <table:table-cell table:formula="of:=[.C493]/[.H$2]" office:value-type="float" office:value="0.493253373313343" calcext:value-type="float">
            <text:p>0.493253373313343</text:p>
          </table:table-cell>
          <table:table-cell table:number-columns-repeated="2"/>
        </table:table-row>
        <table:table-row table:style-name="ro1">
          <table:table-cell table:formula="of:=[.A493]+2" office:value-type="float" office:value="985" calcext:value-type="float">
            <text:p>985</text:p>
          </table:table-cell>
          <table:table-cell table:formula="of:=[.B493]+2" office:value-type="float" office:value="987" calcext:value-type="float">
            <text:p>987</text:p>
          </table:table-cell>
          <table:table-cell table:formula="of:=[.C493]+2" office:value-type="float" office:value="989" calcext:value-type="float">
            <text:p>989</text:p>
          </table:table-cell>
          <table:table-cell table:formula="of:=[.A494]/[.H$2]" office:value-type="float" office:value="0.492253873063468" calcext:value-type="float">
            <text:p>0.492253873063468</text:p>
          </table:table-cell>
          <table:table-cell table:formula="of:=[.B494]/[.H$2]" office:value-type="float" office:value="0.493253373313343" calcext:value-type="float">
            <text:p>0.493253373313343</text:p>
          </table:table-cell>
          <table:table-cell table:formula="of:=[.C494]/[.H$2]" office:value-type="float" office:value="0.494252873563218" calcext:value-type="float">
            <text:p>0.494252873563218</text:p>
          </table:table-cell>
          <table:table-cell table:number-columns-repeated="2"/>
        </table:table-row>
        <table:table-row table:style-name="ro1">
          <table:table-cell table:formula="of:=[.A494]+2" office:value-type="float" office:value="987" calcext:value-type="float">
            <text:p>987</text:p>
          </table:table-cell>
          <table:table-cell table:formula="of:=[.B494]+2" office:value-type="float" office:value="989" calcext:value-type="float">
            <text:p>989</text:p>
          </table:table-cell>
          <table:table-cell table:formula="of:=[.C494]+2" office:value-type="float" office:value="991" calcext:value-type="float">
            <text:p>991</text:p>
          </table:table-cell>
          <table:table-cell table:formula="of:=[.A495]/[.H$2]" office:value-type="float" office:value="0.493253373313343" calcext:value-type="float">
            <text:p>0.493253373313343</text:p>
          </table:table-cell>
          <table:table-cell table:formula="of:=[.B495]/[.H$2]" office:value-type="float" office:value="0.494252873563218" calcext:value-type="float">
            <text:p>0.494252873563218</text:p>
          </table:table-cell>
          <table:table-cell table:formula="of:=[.C495]/[.H$2]" office:value-type="float" office:value="0.495252373813093" calcext:value-type="float">
            <text:p>0.495252373813093</text:p>
          </table:table-cell>
          <table:table-cell table:number-columns-repeated="2"/>
        </table:table-row>
        <table:table-row table:style-name="ro1">
          <table:table-cell table:formula="of:=[.A495]+2" office:value-type="float" office:value="989" calcext:value-type="float">
            <text:p>989</text:p>
          </table:table-cell>
          <table:table-cell table:formula="of:=[.B495]+2" office:value-type="float" office:value="991" calcext:value-type="float">
            <text:p>991</text:p>
          </table:table-cell>
          <table:table-cell table:formula="of:=[.C495]+2" office:value-type="float" office:value="993" calcext:value-type="float">
            <text:p>993</text:p>
          </table:table-cell>
          <table:table-cell table:formula="of:=[.A496]/[.H$2]" office:value-type="float" office:value="0.494252873563218" calcext:value-type="float">
            <text:p>0.494252873563218</text:p>
          </table:table-cell>
          <table:table-cell table:formula="of:=[.B496]/[.H$2]" office:value-type="float" office:value="0.495252373813093" calcext:value-type="float">
            <text:p>0.495252373813093</text:p>
          </table:table-cell>
          <table:table-cell table:formula="of:=[.C496]/[.H$2]" office:value-type="float" office:value="0.496251874062969" calcext:value-type="float">
            <text:p>0.496251874062969</text:p>
          </table:table-cell>
          <table:table-cell table:number-columns-repeated="2"/>
        </table:table-row>
        <table:table-row table:style-name="ro1">
          <table:table-cell table:formula="of:=[.A496]+2" office:value-type="float" office:value="991" calcext:value-type="float">
            <text:p>991</text:p>
          </table:table-cell>
          <table:table-cell table:formula="of:=[.B496]+2" office:value-type="float" office:value="993" calcext:value-type="float">
            <text:p>993</text:p>
          </table:table-cell>
          <table:table-cell table:formula="of:=[.C496]+2" office:value-type="float" office:value="995" calcext:value-type="float">
            <text:p>995</text:p>
          </table:table-cell>
          <table:table-cell table:formula="of:=[.A497]/[.H$2]" office:value-type="float" office:value="0.495252373813093" calcext:value-type="float">
            <text:p>0.495252373813093</text:p>
          </table:table-cell>
          <table:table-cell table:formula="of:=[.B497]/[.H$2]" office:value-type="float" office:value="0.496251874062969" calcext:value-type="float">
            <text:p>0.496251874062969</text:p>
          </table:table-cell>
          <table:table-cell table:formula="of:=[.C497]/[.H$2]" office:value-type="float" office:value="0.497251374312844" calcext:value-type="float">
            <text:p>0.497251374312844</text:p>
          </table:table-cell>
          <table:table-cell table:number-columns-repeated="2"/>
        </table:table-row>
        <table:table-row table:style-name="ro1">
          <table:table-cell table:formula="of:=[.A497]+2" office:value-type="float" office:value="993" calcext:value-type="float">
            <text:p>993</text:p>
          </table:table-cell>
          <table:table-cell table:formula="of:=[.B497]+2" office:value-type="float" office:value="995" calcext:value-type="float">
            <text:p>995</text:p>
          </table:table-cell>
          <table:table-cell table:formula="of:=[.C497]+2" office:value-type="float" office:value="997" calcext:value-type="float">
            <text:p>997</text:p>
          </table:table-cell>
          <table:table-cell table:formula="of:=[.A498]/[.H$2]" office:value-type="float" office:value="0.496251874062969" calcext:value-type="float">
            <text:p>0.496251874062969</text:p>
          </table:table-cell>
          <table:table-cell table:formula="of:=[.B498]/[.H$2]" office:value-type="float" office:value="0.497251374312844" calcext:value-type="float">
            <text:p>0.497251374312844</text:p>
          </table:table-cell>
          <table:table-cell table:formula="of:=[.C498]/[.H$2]" office:value-type="float" office:value="0.498250874562719" calcext:value-type="float">
            <text:p>0.498250874562719</text:p>
          </table:table-cell>
          <table:table-cell table:number-columns-repeated="2"/>
        </table:table-row>
        <table:table-row table:style-name="ro1">
          <table:table-cell table:formula="of:=[.A498]+2" office:value-type="float" office:value="995" calcext:value-type="float">
            <text:p>995</text:p>
          </table:table-cell>
          <table:table-cell table:formula="of:=[.B498]+2" office:value-type="float" office:value="997" calcext:value-type="float">
            <text:p>997</text:p>
          </table:table-cell>
          <table:table-cell table:formula="of:=[.C498]+2" office:value-type="float" office:value="999" calcext:value-type="float">
            <text:p>999</text:p>
          </table:table-cell>
          <table:table-cell table:formula="of:=[.A499]/[.H$2]" office:value-type="float" office:value="0.497251374312844" calcext:value-type="float">
            <text:p>0.497251374312844</text:p>
          </table:table-cell>
          <table:table-cell table:formula="of:=[.B499]/[.H$2]" office:value-type="float" office:value="0.498250874562719" calcext:value-type="float">
            <text:p>0.498250874562719</text:p>
          </table:table-cell>
          <table:table-cell table:formula="of:=[.C499]/[.H$2]" office:value-type="float" office:value="0.499250374812594" calcext:value-type="float">
            <text:p>0.499250374812594</text:p>
          </table:table-cell>
          <table:table-cell table:number-columns-repeated="2"/>
        </table:table-row>
        <table:table-row table:style-name="ro1">
          <table:table-cell table:formula="of:=[.A499]+2" office:value-type="float" office:value="997" calcext:value-type="float">
            <text:p>997</text:p>
          </table:table-cell>
          <table:table-cell table:formula="of:=[.B499]+2" office:value-type="float" office:value="999" calcext:value-type="float">
            <text:p>999</text:p>
          </table:table-cell>
          <table:table-cell table:formula="of:=[.C499]+2" office:value-type="float" office:value="1001" calcext:value-type="float">
            <text:p>1001</text:p>
          </table:table-cell>
          <table:table-cell table:formula="of:=[.A500]/[.H$2]" office:value-type="float" office:value="0.498250874562719" calcext:value-type="float">
            <text:p>0.498250874562719</text:p>
          </table:table-cell>
          <table:table-cell table:formula="of:=[.B500]/[.H$2]" office:value-type="float" office:value="0.499250374812594" calcext:value-type="float">
            <text:p>0.499250374812594</text:p>
          </table:table-cell>
          <table:table-cell table:formula="of:=[.C500]/[.H$2]" office:value-type="float" office:value="0.500249875062469" calcext:value-type="float">
            <text:p>0.500249875062469</text:p>
          </table:table-cell>
          <table:table-cell table:number-columns-repeated="2"/>
        </table:table-row>
        <table:table-row table:style-name="ro1">
          <table:table-cell table:formula="of:=[.A500]+2" office:value-type="float" office:value="999" calcext:value-type="float">
            <text:p>999</text:p>
          </table:table-cell>
          <table:table-cell table:formula="of:=[.B500]+2" office:value-type="float" office:value="1001" calcext:value-type="float">
            <text:p>1001</text:p>
          </table:table-cell>
          <table:table-cell table:formula="of:=[.C500]+2" office:value-type="float" office:value="1003" calcext:value-type="float">
            <text:p>1003</text:p>
          </table:table-cell>
          <table:table-cell table:formula="of:=[.A501]/[.H$2]" office:value-type="float" office:value="0.499250374812594" calcext:value-type="float">
            <text:p>0.499250374812594</text:p>
          </table:table-cell>
          <table:table-cell table:formula="of:=[.B501]/[.H$2]" office:value-type="float" office:value="0.500249875062469" calcext:value-type="float">
            <text:p>0.500249875062469</text:p>
          </table:table-cell>
          <table:table-cell table:formula="of:=[.C501]/[.H$2]" office:value-type="float" office:value="0.501249375312344" calcext:value-type="float">
            <text:p>0.501249375312344</text:p>
          </table:table-cell>
          <table:table-cell table:number-columns-repeated="2"/>
        </table:table-row>
        <table:table-row table:style-name="ro1">
          <table:table-cell table:formula="of:=[.A501]+2" office:value-type="float" office:value="1001" calcext:value-type="float">
            <text:p>1001</text:p>
          </table:table-cell>
          <table:table-cell table:formula="of:=[.B501]+2" office:value-type="float" office:value="1003" calcext:value-type="float">
            <text:p>1003</text:p>
          </table:table-cell>
          <table:table-cell table:formula="of:=[.C501]+2" office:value-type="float" office:value="1005" calcext:value-type="float">
            <text:p>1005</text:p>
          </table:table-cell>
          <table:table-cell table:formula="of:=[.A502]/[.H$2]" office:value-type="float" office:value="0.500249875062469" calcext:value-type="float">
            <text:p>0.500249875062469</text:p>
          </table:table-cell>
          <table:table-cell table:formula="of:=[.B502]/[.H$2]" office:value-type="float" office:value="0.501249375312344" calcext:value-type="float">
            <text:p>0.501249375312344</text:p>
          </table:table-cell>
          <table:table-cell table:formula="of:=[.C502]/[.H$2]" office:value-type="float" office:value="0.502248875562219" calcext:value-type="float">
            <text:p>0.502248875562219</text:p>
          </table:table-cell>
          <table:table-cell table:number-columns-repeated="2"/>
        </table:table-row>
        <table:table-row table:style-name="ro1">
          <table:table-cell table:formula="of:=[.A502]+2" office:value-type="float" office:value="1003" calcext:value-type="float">
            <text:p>1003</text:p>
          </table:table-cell>
          <table:table-cell table:formula="of:=[.B502]+2" office:value-type="float" office:value="1005" calcext:value-type="float">
            <text:p>1005</text:p>
          </table:table-cell>
          <table:table-cell table:formula="of:=[.C502]+2" office:value-type="float" office:value="1007" calcext:value-type="float">
            <text:p>1007</text:p>
          </table:table-cell>
          <table:table-cell table:formula="of:=[.A503]/[.H$2]" office:value-type="float" office:value="0.501249375312344" calcext:value-type="float">
            <text:p>0.501249375312344</text:p>
          </table:table-cell>
          <table:table-cell table:formula="of:=[.B503]/[.H$2]" office:value-type="float" office:value="0.502248875562219" calcext:value-type="float">
            <text:p>0.502248875562219</text:p>
          </table:table-cell>
          <table:table-cell table:formula="of:=[.C503]/[.H$2]" office:value-type="float" office:value="0.503248375812094" calcext:value-type="float">
            <text:p>0.503248375812094</text:p>
          </table:table-cell>
          <table:table-cell table:number-columns-repeated="2"/>
        </table:table-row>
        <table:table-row table:style-name="ro1">
          <table:table-cell table:formula="of:=[.A503]+2" office:value-type="float" office:value="1005" calcext:value-type="float">
            <text:p>1005</text:p>
          </table:table-cell>
          <table:table-cell table:formula="of:=[.B503]+2" office:value-type="float" office:value="1007" calcext:value-type="float">
            <text:p>1007</text:p>
          </table:table-cell>
          <table:table-cell table:formula="of:=[.C503]+2" office:value-type="float" office:value="1009" calcext:value-type="float">
            <text:p>1009</text:p>
          </table:table-cell>
          <table:table-cell table:formula="of:=[.A504]/[.H$2]" office:value-type="float" office:value="0.502248875562219" calcext:value-type="float">
            <text:p>0.502248875562219</text:p>
          </table:table-cell>
          <table:table-cell table:formula="of:=[.B504]/[.H$2]" office:value-type="float" office:value="0.503248375812094" calcext:value-type="float">
            <text:p>0.503248375812094</text:p>
          </table:table-cell>
          <table:table-cell table:formula="of:=[.C504]/[.H$2]" office:value-type="float" office:value="0.504247876061969" calcext:value-type="float">
            <text:p>0.504247876061969</text:p>
          </table:table-cell>
          <table:table-cell table:number-columns-repeated="2"/>
        </table:table-row>
        <table:table-row table:style-name="ro1">
          <table:table-cell table:formula="of:=[.A504]+2" office:value-type="float" office:value="1007" calcext:value-type="float">
            <text:p>1007</text:p>
          </table:table-cell>
          <table:table-cell table:formula="of:=[.B504]+2" office:value-type="float" office:value="1009" calcext:value-type="float">
            <text:p>1009</text:p>
          </table:table-cell>
          <table:table-cell table:formula="of:=[.C504]+2" office:value-type="float" office:value="1011" calcext:value-type="float">
            <text:p>1011</text:p>
          </table:table-cell>
          <table:table-cell table:formula="of:=[.A505]/[.H$2]" office:value-type="float" office:value="0.503248375812094" calcext:value-type="float">
            <text:p>0.503248375812094</text:p>
          </table:table-cell>
          <table:table-cell table:formula="of:=[.B505]/[.H$2]" office:value-type="float" office:value="0.504247876061969" calcext:value-type="float">
            <text:p>0.504247876061969</text:p>
          </table:table-cell>
          <table:table-cell table:formula="of:=[.C505]/[.H$2]" office:value-type="float" office:value="0.505247376311844" calcext:value-type="float">
            <text:p>0.505247376311844</text:p>
          </table:table-cell>
          <table:table-cell table:number-columns-repeated="2"/>
        </table:table-row>
        <table:table-row table:style-name="ro1">
          <table:table-cell table:formula="of:=[.A505]+2" office:value-type="float" office:value="1009" calcext:value-type="float">
            <text:p>1009</text:p>
          </table:table-cell>
          <table:table-cell table:formula="of:=[.B505]+2" office:value-type="float" office:value="1011" calcext:value-type="float">
            <text:p>1011</text:p>
          </table:table-cell>
          <table:table-cell table:formula="of:=[.C505]+2" office:value-type="float" office:value="1013" calcext:value-type="float">
            <text:p>1013</text:p>
          </table:table-cell>
          <table:table-cell table:formula="of:=[.A506]/[.H$2]" office:value-type="float" office:value="0.504247876061969" calcext:value-type="float">
            <text:p>0.504247876061969</text:p>
          </table:table-cell>
          <table:table-cell table:formula="of:=[.B506]/[.H$2]" office:value-type="float" office:value="0.505247376311844" calcext:value-type="float">
            <text:p>0.505247376311844</text:p>
          </table:table-cell>
          <table:table-cell table:formula="of:=[.C506]/[.H$2]" office:value-type="float" office:value="0.506246876561719" calcext:value-type="float">
            <text:p>0.506246876561719</text:p>
          </table:table-cell>
          <table:table-cell table:number-columns-repeated="2"/>
        </table:table-row>
        <table:table-row table:style-name="ro1">
          <table:table-cell table:formula="of:=[.A506]+2" office:value-type="float" office:value="1011" calcext:value-type="float">
            <text:p>1011</text:p>
          </table:table-cell>
          <table:table-cell table:formula="of:=[.B506]+2" office:value-type="float" office:value="1013" calcext:value-type="float">
            <text:p>1013</text:p>
          </table:table-cell>
          <table:table-cell table:formula="of:=[.C506]+2" office:value-type="float" office:value="1015" calcext:value-type="float">
            <text:p>1015</text:p>
          </table:table-cell>
          <table:table-cell table:formula="of:=[.A507]/[.H$2]" office:value-type="float" office:value="0.505247376311844" calcext:value-type="float">
            <text:p>0.505247376311844</text:p>
          </table:table-cell>
          <table:table-cell table:formula="of:=[.B507]/[.H$2]" office:value-type="float" office:value="0.506246876561719" calcext:value-type="float">
            <text:p>0.506246876561719</text:p>
          </table:table-cell>
          <table:table-cell table:formula="of:=[.C507]/[.H$2]" office:value-type="float" office:value="0.507246376811594" calcext:value-type="float">
            <text:p>0.507246376811594</text:p>
          </table:table-cell>
          <table:table-cell table:number-columns-repeated="2"/>
        </table:table-row>
        <table:table-row table:style-name="ro1">
          <table:table-cell table:formula="of:=[.A507]+2" office:value-type="float" office:value="1013" calcext:value-type="float">
            <text:p>1013</text:p>
          </table:table-cell>
          <table:table-cell table:formula="of:=[.B507]+2" office:value-type="float" office:value="1015" calcext:value-type="float">
            <text:p>1015</text:p>
          </table:table-cell>
          <table:table-cell table:formula="of:=[.C507]+2" office:value-type="float" office:value="1017" calcext:value-type="float">
            <text:p>1017</text:p>
          </table:table-cell>
          <table:table-cell table:formula="of:=[.A508]/[.H$2]" office:value-type="float" office:value="0.506246876561719" calcext:value-type="float">
            <text:p>0.506246876561719</text:p>
          </table:table-cell>
          <table:table-cell table:formula="of:=[.B508]/[.H$2]" office:value-type="float" office:value="0.507246376811594" calcext:value-type="float">
            <text:p>0.507246376811594</text:p>
          </table:table-cell>
          <table:table-cell table:formula="of:=[.C508]/[.H$2]" office:value-type="float" office:value="0.508245877061469" calcext:value-type="float">
            <text:p>0.508245877061469</text:p>
          </table:table-cell>
          <table:table-cell table:number-columns-repeated="2"/>
        </table:table-row>
        <table:table-row table:style-name="ro1">
          <table:table-cell table:formula="of:=[.A508]+2" office:value-type="float" office:value="1015" calcext:value-type="float">
            <text:p>1015</text:p>
          </table:table-cell>
          <table:table-cell table:formula="of:=[.B508]+2" office:value-type="float" office:value="1017" calcext:value-type="float">
            <text:p>1017</text:p>
          </table:table-cell>
          <table:table-cell table:formula="of:=[.C508]+2" office:value-type="float" office:value="1019" calcext:value-type="float">
            <text:p>1019</text:p>
          </table:table-cell>
          <table:table-cell table:formula="of:=[.A509]/[.H$2]" office:value-type="float" office:value="0.507246376811594" calcext:value-type="float">
            <text:p>0.507246376811594</text:p>
          </table:table-cell>
          <table:table-cell table:formula="of:=[.B509]/[.H$2]" office:value-type="float" office:value="0.508245877061469" calcext:value-type="float">
            <text:p>0.508245877061469</text:p>
          </table:table-cell>
          <table:table-cell table:formula="of:=[.C509]/[.H$2]" office:value-type="float" office:value="0.509245377311344" calcext:value-type="float">
            <text:p>0.509245377311344</text:p>
          </table:table-cell>
          <table:table-cell table:number-columns-repeated="2"/>
        </table:table-row>
        <table:table-row table:style-name="ro1">
          <table:table-cell table:formula="of:=[.A509]+2" office:value-type="float" office:value="1017" calcext:value-type="float">
            <text:p>1017</text:p>
          </table:table-cell>
          <table:table-cell table:formula="of:=[.B509]+2" office:value-type="float" office:value="1019" calcext:value-type="float">
            <text:p>1019</text:p>
          </table:table-cell>
          <table:table-cell table:formula="of:=[.C509]+2" office:value-type="float" office:value="1021" calcext:value-type="float">
            <text:p>1021</text:p>
          </table:table-cell>
          <table:table-cell table:formula="of:=[.A510]/[.H$2]" office:value-type="float" office:value="0.508245877061469" calcext:value-type="float">
            <text:p>0.508245877061469</text:p>
          </table:table-cell>
          <table:table-cell table:formula="of:=[.B510]/[.H$2]" office:value-type="float" office:value="0.509245377311344" calcext:value-type="float">
            <text:p>0.509245377311344</text:p>
          </table:table-cell>
          <table:table-cell table:formula="of:=[.C510]/[.H$2]" office:value-type="float" office:value="0.510244877561219" calcext:value-type="float">
            <text:p>0.510244877561219</text:p>
          </table:table-cell>
          <table:table-cell table:number-columns-repeated="2"/>
        </table:table-row>
        <table:table-row table:style-name="ro1">
          <table:table-cell table:formula="of:=[.A510]+2" office:value-type="float" office:value="1019" calcext:value-type="float">
            <text:p>1019</text:p>
          </table:table-cell>
          <table:table-cell table:formula="of:=[.B510]+2" office:value-type="float" office:value="1021" calcext:value-type="float">
            <text:p>1021</text:p>
          </table:table-cell>
          <table:table-cell table:formula="of:=[.C510]+2" office:value-type="float" office:value="1023" calcext:value-type="float">
            <text:p>1023</text:p>
          </table:table-cell>
          <table:table-cell table:formula="of:=[.A511]/[.H$2]" office:value-type="float" office:value="0.509245377311344" calcext:value-type="float">
            <text:p>0.509245377311344</text:p>
          </table:table-cell>
          <table:table-cell table:formula="of:=[.B511]/[.H$2]" office:value-type="float" office:value="0.510244877561219" calcext:value-type="float">
            <text:p>0.510244877561219</text:p>
          </table:table-cell>
          <table:table-cell table:formula="of:=[.C511]/[.H$2]" office:value-type="float" office:value="0.511244377811094" calcext:value-type="float">
            <text:p>0.511244377811094</text:p>
          </table:table-cell>
          <table:table-cell table:number-columns-repeated="2"/>
        </table:table-row>
        <table:table-row table:style-name="ro1">
          <table:table-cell table:formula="of:=[.A511]+2" office:value-type="float" office:value="1021" calcext:value-type="float">
            <text:p>1021</text:p>
          </table:table-cell>
          <table:table-cell table:formula="of:=[.B511]+2" office:value-type="float" office:value="1023" calcext:value-type="float">
            <text:p>1023</text:p>
          </table:table-cell>
          <table:table-cell table:formula="of:=[.C511]+2" office:value-type="float" office:value="1025" calcext:value-type="float">
            <text:p>1025</text:p>
          </table:table-cell>
          <table:table-cell table:formula="of:=[.A512]/[.H$2]" office:value-type="float" office:value="0.510244877561219" calcext:value-type="float">
            <text:p>0.510244877561219</text:p>
          </table:table-cell>
          <table:table-cell table:formula="of:=[.B512]/[.H$2]" office:value-type="float" office:value="0.511244377811094" calcext:value-type="float">
            <text:p>0.511244377811094</text:p>
          </table:table-cell>
          <table:table-cell table:formula="of:=[.C512]/[.H$2]" office:value-type="float" office:value="0.51224387806097" calcext:value-type="float">
            <text:p>0.51224387806097</text:p>
          </table:table-cell>
          <table:table-cell table:number-columns-repeated="2"/>
        </table:table-row>
        <table:table-row table:style-name="ro1">
          <table:table-cell table:formula="of:=[.A512]+2" office:value-type="float" office:value="1023" calcext:value-type="float">
            <text:p>1023</text:p>
          </table:table-cell>
          <table:table-cell table:formula="of:=[.B512]+2" office:value-type="float" office:value="1025" calcext:value-type="float">
            <text:p>1025</text:p>
          </table:table-cell>
          <table:table-cell table:formula="of:=[.C512]+2" office:value-type="float" office:value="1027" calcext:value-type="float">
            <text:p>1027</text:p>
          </table:table-cell>
          <table:table-cell table:formula="of:=[.A513]/[.H$2]" office:value-type="float" office:value="0.511244377811094" calcext:value-type="float">
            <text:p>0.511244377811094</text:p>
          </table:table-cell>
          <table:table-cell table:formula="of:=[.B513]/[.H$2]" office:value-type="float" office:value="0.51224387806097" calcext:value-type="float">
            <text:p>0.51224387806097</text:p>
          </table:table-cell>
          <table:table-cell table:formula="of:=[.C513]/[.H$2]" office:value-type="float" office:value="0.513243378310845" calcext:value-type="float">
            <text:p>0.513243378310845</text:p>
          </table:table-cell>
          <table:table-cell table:number-columns-repeated="2"/>
        </table:table-row>
        <table:table-row table:style-name="ro1">
          <table:table-cell table:formula="of:=[.A513]+2" office:value-type="float" office:value="1025" calcext:value-type="float">
            <text:p>1025</text:p>
          </table:table-cell>
          <table:table-cell table:formula="of:=[.B513]+2" office:value-type="float" office:value="1027" calcext:value-type="float">
            <text:p>1027</text:p>
          </table:table-cell>
          <table:table-cell table:formula="of:=[.C513]+2" office:value-type="float" office:value="1029" calcext:value-type="float">
            <text:p>1029</text:p>
          </table:table-cell>
          <table:table-cell table:formula="of:=[.A514]/[.H$2]" office:value-type="float" office:value="0.51224387806097" calcext:value-type="float">
            <text:p>0.51224387806097</text:p>
          </table:table-cell>
          <table:table-cell table:formula="of:=[.B514]/[.H$2]" office:value-type="float" office:value="0.513243378310845" calcext:value-type="float">
            <text:p>0.513243378310845</text:p>
          </table:table-cell>
          <table:table-cell table:formula="of:=[.C514]/[.H$2]" office:value-type="float" office:value="0.51424287856072" calcext:value-type="float">
            <text:p>0.51424287856072</text:p>
          </table:table-cell>
          <table:table-cell table:number-columns-repeated="2"/>
        </table:table-row>
        <table:table-row table:style-name="ro1">
          <table:table-cell table:formula="of:=[.A514]+2" office:value-type="float" office:value="1027" calcext:value-type="float">
            <text:p>1027</text:p>
          </table:table-cell>
          <table:table-cell table:formula="of:=[.B514]+2" office:value-type="float" office:value="1029" calcext:value-type="float">
            <text:p>1029</text:p>
          </table:table-cell>
          <table:table-cell table:formula="of:=[.C514]+2" office:value-type="float" office:value="1031" calcext:value-type="float">
            <text:p>1031</text:p>
          </table:table-cell>
          <table:table-cell table:formula="of:=[.A515]/[.H$2]" office:value-type="float" office:value="0.513243378310845" calcext:value-type="float">
            <text:p>0.513243378310845</text:p>
          </table:table-cell>
          <table:table-cell table:formula="of:=[.B515]/[.H$2]" office:value-type="float" office:value="0.51424287856072" calcext:value-type="float">
            <text:p>0.51424287856072</text:p>
          </table:table-cell>
          <table:table-cell table:formula="of:=[.C515]/[.H$2]" office:value-type="float" office:value="0.515242378810595" calcext:value-type="float">
            <text:p>0.515242378810595</text:p>
          </table:table-cell>
          <table:table-cell table:number-columns-repeated="2"/>
        </table:table-row>
        <table:table-row table:style-name="ro1">
          <table:table-cell table:formula="of:=[.A515]+2" office:value-type="float" office:value="1029" calcext:value-type="float">
            <text:p>1029</text:p>
          </table:table-cell>
          <table:table-cell table:formula="of:=[.B515]+2" office:value-type="float" office:value="1031" calcext:value-type="float">
            <text:p>1031</text:p>
          </table:table-cell>
          <table:table-cell table:formula="of:=[.C515]+2" office:value-type="float" office:value="1033" calcext:value-type="float">
            <text:p>1033</text:p>
          </table:table-cell>
          <table:table-cell table:formula="of:=[.A516]/[.H$2]" office:value-type="float" office:value="0.51424287856072" calcext:value-type="float">
            <text:p>0.51424287856072</text:p>
          </table:table-cell>
          <table:table-cell table:formula="of:=[.B516]/[.H$2]" office:value-type="float" office:value="0.515242378810595" calcext:value-type="float">
            <text:p>0.515242378810595</text:p>
          </table:table-cell>
          <table:table-cell table:formula="of:=[.C516]/[.H$2]" office:value-type="float" office:value="0.51624187906047" calcext:value-type="float">
            <text:p>0.51624187906047</text:p>
          </table:table-cell>
          <table:table-cell table:number-columns-repeated="2"/>
        </table:table-row>
        <table:table-row table:style-name="ro1">
          <table:table-cell table:formula="of:=[.A516]+2" office:value-type="float" office:value="1031" calcext:value-type="float">
            <text:p>1031</text:p>
          </table:table-cell>
          <table:table-cell table:formula="of:=[.B516]+2" office:value-type="float" office:value="1033" calcext:value-type="float">
            <text:p>1033</text:p>
          </table:table-cell>
          <table:table-cell table:formula="of:=[.C516]+2" office:value-type="float" office:value="1035" calcext:value-type="float">
            <text:p>1035</text:p>
          </table:table-cell>
          <table:table-cell table:formula="of:=[.A517]/[.H$2]" office:value-type="float" office:value="0.515242378810595" calcext:value-type="float">
            <text:p>0.515242378810595</text:p>
          </table:table-cell>
          <table:table-cell table:formula="of:=[.B517]/[.H$2]" office:value-type="float" office:value="0.51624187906047" calcext:value-type="float">
            <text:p>0.51624187906047</text:p>
          </table:table-cell>
          <table:table-cell table:formula="of:=[.C517]/[.H$2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table:formula="of:=[.A517]+2" office:value-type="float" office:value="1033" calcext:value-type="float">
            <text:p>1033</text:p>
          </table:table-cell>
          <table:table-cell table:formula="of:=[.B517]+2" office:value-type="float" office:value="1035" calcext:value-type="float">
            <text:p>1035</text:p>
          </table:table-cell>
          <table:table-cell table:formula="of:=[.C517]+2" office:value-type="float" office:value="1037" calcext:value-type="float">
            <text:p>1037</text:p>
          </table:table-cell>
          <table:table-cell table:formula="of:=[.A518]/[.H$2]" office:value-type="float" office:value="0.51624187906047" calcext:value-type="float">
            <text:p>0.51624187906047</text:p>
          </table:table-cell>
          <table:table-cell table:formula="of:=[.B518]/[.H$2]" office:value-type="float" office:value="0.517241379310345" calcext:value-type="float">
            <text:p>0.517241379310345</text:p>
          </table:table-cell>
          <table:table-cell table:formula="of:=[.C518]/[.H$2]" office:value-type="float" office:value="0.51824087956022" calcext:value-type="float">
            <text:p>0.51824087956022</text:p>
          </table:table-cell>
          <table:table-cell table:number-columns-repeated="2"/>
        </table:table-row>
        <table:table-row table:style-name="ro1">
          <table:table-cell table:formula="of:=[.A518]+2" office:value-type="float" office:value="1035" calcext:value-type="float">
            <text:p>1035</text:p>
          </table:table-cell>
          <table:table-cell table:formula="of:=[.B518]+2" office:value-type="float" office:value="1037" calcext:value-type="float">
            <text:p>1037</text:p>
          </table:table-cell>
          <table:table-cell table:formula="of:=[.C518]+2" office:value-type="float" office:value="1039" calcext:value-type="float">
            <text:p>1039</text:p>
          </table:table-cell>
          <table:table-cell table:formula="of:=[.A519]/[.H$2]" office:value-type="float" office:value="0.517241379310345" calcext:value-type="float">
            <text:p>0.517241379310345</text:p>
          </table:table-cell>
          <table:table-cell table:formula="of:=[.B519]/[.H$2]" office:value-type="float" office:value="0.51824087956022" calcext:value-type="float">
            <text:p>0.51824087956022</text:p>
          </table:table-cell>
          <table:table-cell table:formula="of:=[.C519]/[.H$2]" office:value-type="float" office:value="0.519240379810095" calcext:value-type="float">
            <text:p>0.519240379810095</text:p>
          </table:table-cell>
          <table:table-cell table:number-columns-repeated="2"/>
        </table:table-row>
        <table:table-row table:style-name="ro1">
          <table:table-cell table:formula="of:=[.A519]+2" office:value-type="float" office:value="1037" calcext:value-type="float">
            <text:p>1037</text:p>
          </table:table-cell>
          <table:table-cell table:formula="of:=[.B519]+2" office:value-type="float" office:value="1039" calcext:value-type="float">
            <text:p>1039</text:p>
          </table:table-cell>
          <table:table-cell table:formula="of:=[.C519]+2" office:value-type="float" office:value="1041" calcext:value-type="float">
            <text:p>1041</text:p>
          </table:table-cell>
          <table:table-cell table:formula="of:=[.A520]/[.H$2]" office:value-type="float" office:value="0.51824087956022" calcext:value-type="float">
            <text:p>0.51824087956022</text:p>
          </table:table-cell>
          <table:table-cell table:formula="of:=[.B520]/[.H$2]" office:value-type="float" office:value="0.519240379810095" calcext:value-type="float">
            <text:p>0.519240379810095</text:p>
          </table:table-cell>
          <table:table-cell table:formula="of:=[.C520]/[.H$2]" office:value-type="float" office:value="0.52023988005997" calcext:value-type="float">
            <text:p>0.52023988005997</text:p>
          </table:table-cell>
          <table:table-cell table:number-columns-repeated="2"/>
        </table:table-row>
        <table:table-row table:style-name="ro1">
          <table:table-cell table:formula="of:=[.A520]+2" office:value-type="float" office:value="1039" calcext:value-type="float">
            <text:p>1039</text:p>
          </table:table-cell>
          <table:table-cell table:formula="of:=[.B520]+2" office:value-type="float" office:value="1041" calcext:value-type="float">
            <text:p>1041</text:p>
          </table:table-cell>
          <table:table-cell table:formula="of:=[.C520]+2" office:value-type="float" office:value="1043" calcext:value-type="float">
            <text:p>1043</text:p>
          </table:table-cell>
          <table:table-cell table:formula="of:=[.A521]/[.H$2]" office:value-type="float" office:value="0.519240379810095" calcext:value-type="float">
            <text:p>0.519240379810095</text:p>
          </table:table-cell>
          <table:table-cell table:formula="of:=[.B521]/[.H$2]" office:value-type="float" office:value="0.52023988005997" calcext:value-type="float">
            <text:p>0.52023988005997</text:p>
          </table:table-cell>
          <table:table-cell table:formula="of:=[.C521]/[.H$2]" office:value-type="float" office:value="0.521239380309845" calcext:value-type="float">
            <text:p>0.521239380309845</text:p>
          </table:table-cell>
          <table:table-cell table:number-columns-repeated="2"/>
        </table:table-row>
        <table:table-row table:style-name="ro1">
          <table:table-cell table:formula="of:=[.A521]+2" office:value-type="float" office:value="1041" calcext:value-type="float">
            <text:p>1041</text:p>
          </table:table-cell>
          <table:table-cell table:formula="of:=[.B521]+2" office:value-type="float" office:value="1043" calcext:value-type="float">
            <text:p>1043</text:p>
          </table:table-cell>
          <table:table-cell table:formula="of:=[.C521]+2" office:value-type="float" office:value="1045" calcext:value-type="float">
            <text:p>1045</text:p>
          </table:table-cell>
          <table:table-cell table:formula="of:=[.A522]/[.H$2]" office:value-type="float" office:value="0.52023988005997" calcext:value-type="float">
            <text:p>0.52023988005997</text:p>
          </table:table-cell>
          <table:table-cell table:formula="of:=[.B522]/[.H$2]" office:value-type="float" office:value="0.521239380309845" calcext:value-type="float">
            <text:p>0.521239380309845</text:p>
          </table:table-cell>
          <table:table-cell table:formula="of:=[.C522]/[.H$2]" office:value-type="float" office:value="0.52223888055972" calcext:value-type="float">
            <text:p>0.52223888055972</text:p>
          </table:table-cell>
          <table:table-cell table:number-columns-repeated="2"/>
        </table:table-row>
        <table:table-row table:style-name="ro1">
          <table:table-cell table:formula="of:=[.A522]+2" office:value-type="float" office:value="1043" calcext:value-type="float">
            <text:p>1043</text:p>
          </table:table-cell>
          <table:table-cell table:formula="of:=[.B522]+2" office:value-type="float" office:value="1045" calcext:value-type="float">
            <text:p>1045</text:p>
          </table:table-cell>
          <table:table-cell table:formula="of:=[.C522]+2" office:value-type="float" office:value="1047" calcext:value-type="float">
            <text:p>1047</text:p>
          </table:table-cell>
          <table:table-cell table:formula="of:=[.A523]/[.H$2]" office:value-type="float" office:value="0.521239380309845" calcext:value-type="float">
            <text:p>0.521239380309845</text:p>
          </table:table-cell>
          <table:table-cell table:formula="of:=[.B523]/[.H$2]" office:value-type="float" office:value="0.52223888055972" calcext:value-type="float">
            <text:p>0.52223888055972</text:p>
          </table:table-cell>
          <table:table-cell table:formula="of:=[.C523]/[.H$2]" office:value-type="float" office:value="0.523238380809595" calcext:value-type="float">
            <text:p>0.523238380809595</text:p>
          </table:table-cell>
          <table:table-cell table:number-columns-repeated="2"/>
        </table:table-row>
        <table:table-row table:style-name="ro1">
          <table:table-cell table:formula="of:=[.A523]+2" office:value-type="float" office:value="1045" calcext:value-type="float">
            <text:p>1045</text:p>
          </table:table-cell>
          <table:table-cell table:formula="of:=[.B523]+2" office:value-type="float" office:value="1047" calcext:value-type="float">
            <text:p>1047</text:p>
          </table:table-cell>
          <table:table-cell table:formula="of:=[.C523]+2" office:value-type="float" office:value="1049" calcext:value-type="float">
            <text:p>1049</text:p>
          </table:table-cell>
          <table:table-cell table:formula="of:=[.A524]/[.H$2]" office:value-type="float" office:value="0.52223888055972" calcext:value-type="float">
            <text:p>0.52223888055972</text:p>
          </table:table-cell>
          <table:table-cell table:formula="of:=[.B524]/[.H$2]" office:value-type="float" office:value="0.523238380809595" calcext:value-type="float">
            <text:p>0.523238380809595</text:p>
          </table:table-cell>
          <table:table-cell table:formula="of:=[.C524]/[.H$2]" office:value-type="float" office:value="0.52423788105947" calcext:value-type="float">
            <text:p>0.52423788105947</text:p>
          </table:table-cell>
          <table:table-cell table:number-columns-repeated="2"/>
        </table:table-row>
        <table:table-row table:style-name="ro1">
          <table:table-cell table:formula="of:=[.A524]+2" office:value-type="float" office:value="1047" calcext:value-type="float">
            <text:p>1047</text:p>
          </table:table-cell>
          <table:table-cell table:formula="of:=[.B524]+2" office:value-type="float" office:value="1049" calcext:value-type="float">
            <text:p>1049</text:p>
          </table:table-cell>
          <table:table-cell table:formula="of:=[.C524]+2" office:value-type="float" office:value="1051" calcext:value-type="float">
            <text:p>1051</text:p>
          </table:table-cell>
          <table:table-cell table:formula="of:=[.A525]/[.H$2]" office:value-type="float" office:value="0.523238380809595" calcext:value-type="float">
            <text:p>0.523238380809595</text:p>
          </table:table-cell>
          <table:table-cell table:formula="of:=[.B525]/[.H$2]" office:value-type="float" office:value="0.52423788105947" calcext:value-type="float">
            <text:p>0.52423788105947</text:p>
          </table:table-cell>
          <table:table-cell table:formula="of:=[.C525]/[.H$2]" office:value-type="float" office:value="0.525237381309345" calcext:value-type="float">
            <text:p>0.525237381309345</text:p>
          </table:table-cell>
          <table:table-cell table:number-columns-repeated="2"/>
        </table:table-row>
        <table:table-row table:style-name="ro1">
          <table:table-cell table:formula="of:=[.A525]+2" office:value-type="float" office:value="1049" calcext:value-type="float">
            <text:p>1049</text:p>
          </table:table-cell>
          <table:table-cell table:formula="of:=[.B525]+2" office:value-type="float" office:value="1051" calcext:value-type="float">
            <text:p>1051</text:p>
          </table:table-cell>
          <table:table-cell table:formula="of:=[.C525]+2" office:value-type="float" office:value="1053" calcext:value-type="float">
            <text:p>1053</text:p>
          </table:table-cell>
          <table:table-cell table:formula="of:=[.A526]/[.H$2]" office:value-type="float" office:value="0.52423788105947" calcext:value-type="float">
            <text:p>0.52423788105947</text:p>
          </table:table-cell>
          <table:table-cell table:formula="of:=[.B526]/[.H$2]" office:value-type="float" office:value="0.525237381309345" calcext:value-type="float">
            <text:p>0.525237381309345</text:p>
          </table:table-cell>
          <table:table-cell table:formula="of:=[.C526]/[.H$2]" office:value-type="float" office:value="0.52623688155922" calcext:value-type="float">
            <text:p>0.52623688155922</text:p>
          </table:table-cell>
          <table:table-cell table:number-columns-repeated="2"/>
        </table:table-row>
        <table:table-row table:style-name="ro1">
          <table:table-cell table:formula="of:=[.A526]+2" office:value-type="float" office:value="1051" calcext:value-type="float">
            <text:p>1051</text:p>
          </table:table-cell>
          <table:table-cell table:formula="of:=[.B526]+2" office:value-type="float" office:value="1053" calcext:value-type="float">
            <text:p>1053</text:p>
          </table:table-cell>
          <table:table-cell table:formula="of:=[.C526]+2" office:value-type="float" office:value="1055" calcext:value-type="float">
            <text:p>1055</text:p>
          </table:table-cell>
          <table:table-cell table:formula="of:=[.A527]/[.H$2]" office:value-type="float" office:value="0.525237381309345" calcext:value-type="float">
            <text:p>0.525237381309345</text:p>
          </table:table-cell>
          <table:table-cell table:formula="of:=[.B527]/[.H$2]" office:value-type="float" office:value="0.52623688155922" calcext:value-type="float">
            <text:p>0.52623688155922</text:p>
          </table:table-cell>
          <table:table-cell table:formula="of:=[.C527]/[.H$2]" office:value-type="float" office:value="0.527236381809095" calcext:value-type="float">
            <text:p>0.527236381809095</text:p>
          </table:table-cell>
          <table:table-cell table:number-columns-repeated="2"/>
        </table:table-row>
        <table:table-row table:style-name="ro1">
          <table:table-cell table:formula="of:=[.A527]+2" office:value-type="float" office:value="1053" calcext:value-type="float">
            <text:p>1053</text:p>
          </table:table-cell>
          <table:table-cell table:formula="of:=[.B527]+2" office:value-type="float" office:value="1055" calcext:value-type="float">
            <text:p>1055</text:p>
          </table:table-cell>
          <table:table-cell table:formula="of:=[.C527]+2" office:value-type="float" office:value="1057" calcext:value-type="float">
            <text:p>1057</text:p>
          </table:table-cell>
          <table:table-cell table:formula="of:=[.A528]/[.H$2]" office:value-type="float" office:value="0.52623688155922" calcext:value-type="float">
            <text:p>0.52623688155922</text:p>
          </table:table-cell>
          <table:table-cell table:formula="of:=[.B528]/[.H$2]" office:value-type="float" office:value="0.527236381809095" calcext:value-type="float">
            <text:p>0.527236381809095</text:p>
          </table:table-cell>
          <table:table-cell table:formula="of:=[.C528]/[.H$2]" office:value-type="float" office:value="0.528235882058971" calcext:value-type="float">
            <text:p>0.528235882058971</text:p>
          </table:table-cell>
          <table:table-cell table:number-columns-repeated="2"/>
        </table:table-row>
        <table:table-row table:style-name="ro1">
          <table:table-cell table:formula="of:=[.A528]+2" office:value-type="float" office:value="1055" calcext:value-type="float">
            <text:p>1055</text:p>
          </table:table-cell>
          <table:table-cell table:formula="of:=[.B528]+2" office:value-type="float" office:value="1057" calcext:value-type="float">
            <text:p>1057</text:p>
          </table:table-cell>
          <table:table-cell table:formula="of:=[.C528]+2" office:value-type="float" office:value="1059" calcext:value-type="float">
            <text:p>1059</text:p>
          </table:table-cell>
          <table:table-cell table:formula="of:=[.A529]/[.H$2]" office:value-type="float" office:value="0.527236381809095" calcext:value-type="float">
            <text:p>0.527236381809095</text:p>
          </table:table-cell>
          <table:table-cell table:formula="of:=[.B529]/[.H$2]" office:value-type="float" office:value="0.528235882058971" calcext:value-type="float">
            <text:p>0.528235882058971</text:p>
          </table:table-cell>
          <table:table-cell table:formula="of:=[.C529]/[.H$2]" office:value-type="float" office:value="0.529235382308846" calcext:value-type="float">
            <text:p>0.529235382308846</text:p>
          </table:table-cell>
          <table:table-cell table:number-columns-repeated="2"/>
        </table:table-row>
        <table:table-row table:style-name="ro1">
          <table:table-cell table:formula="of:=[.A529]+2" office:value-type="float" office:value="1057" calcext:value-type="float">
            <text:p>1057</text:p>
          </table:table-cell>
          <table:table-cell table:formula="of:=[.B529]+2" office:value-type="float" office:value="1059" calcext:value-type="float">
            <text:p>1059</text:p>
          </table:table-cell>
          <table:table-cell table:formula="of:=[.C529]+2" office:value-type="float" office:value="1061" calcext:value-type="float">
            <text:p>1061</text:p>
          </table:table-cell>
          <table:table-cell table:formula="of:=[.A530]/[.H$2]" office:value-type="float" office:value="0.528235882058971" calcext:value-type="float">
            <text:p>0.528235882058971</text:p>
          </table:table-cell>
          <table:table-cell table:formula="of:=[.B530]/[.H$2]" office:value-type="float" office:value="0.529235382308846" calcext:value-type="float">
            <text:p>0.529235382308846</text:p>
          </table:table-cell>
          <table:table-cell table:formula="of:=[.C530]/[.H$2]" office:value-type="float" office:value="0.530234882558721" calcext:value-type="float">
            <text:p>0.530234882558721</text:p>
          </table:table-cell>
          <table:table-cell table:number-columns-repeated="2"/>
        </table:table-row>
        <table:table-row table:style-name="ro1">
          <table:table-cell table:formula="of:=[.A530]+2" office:value-type="float" office:value="1059" calcext:value-type="float">
            <text:p>1059</text:p>
          </table:table-cell>
          <table:table-cell table:formula="of:=[.B530]+2" office:value-type="float" office:value="1061" calcext:value-type="float">
            <text:p>1061</text:p>
          </table:table-cell>
          <table:table-cell table:formula="of:=[.C530]+2" office:value-type="float" office:value="1063" calcext:value-type="float">
            <text:p>1063</text:p>
          </table:table-cell>
          <table:table-cell table:formula="of:=[.A531]/[.H$2]" office:value-type="float" office:value="0.529235382308846" calcext:value-type="float">
            <text:p>0.529235382308846</text:p>
          </table:table-cell>
          <table:table-cell table:formula="of:=[.B531]/[.H$2]" office:value-type="float" office:value="0.530234882558721" calcext:value-type="float">
            <text:p>0.530234882558721</text:p>
          </table:table-cell>
          <table:table-cell table:formula="of:=[.C531]/[.H$2]" office:value-type="float" office:value="0.531234382808596" calcext:value-type="float">
            <text:p>0.531234382808596</text:p>
          </table:table-cell>
          <table:table-cell table:number-columns-repeated="2"/>
        </table:table-row>
        <table:table-row table:style-name="ro1">
          <table:table-cell table:formula="of:=[.A531]+2" office:value-type="float" office:value="1061" calcext:value-type="float">
            <text:p>1061</text:p>
          </table:table-cell>
          <table:table-cell table:formula="of:=[.B531]+2" office:value-type="float" office:value="1063" calcext:value-type="float">
            <text:p>1063</text:p>
          </table:table-cell>
          <table:table-cell table:formula="of:=[.C531]+2" office:value-type="float" office:value="1065" calcext:value-type="float">
            <text:p>1065</text:p>
          </table:table-cell>
          <table:table-cell table:formula="of:=[.A532]/[.H$2]" office:value-type="float" office:value="0.530234882558721" calcext:value-type="float">
            <text:p>0.530234882558721</text:p>
          </table:table-cell>
          <table:table-cell table:formula="of:=[.B532]/[.H$2]" office:value-type="float" office:value="0.531234382808596" calcext:value-type="float">
            <text:p>0.531234382808596</text:p>
          </table:table-cell>
          <table:table-cell table:formula="of:=[.C532]/[.H$2]" office:value-type="float" office:value="0.532233883058471" calcext:value-type="float">
            <text:p>0.532233883058471</text:p>
          </table:table-cell>
          <table:table-cell table:number-columns-repeated="2"/>
        </table:table-row>
        <table:table-row table:style-name="ro1">
          <table:table-cell table:formula="of:=[.A532]+2" office:value-type="float" office:value="1063" calcext:value-type="float">
            <text:p>1063</text:p>
          </table:table-cell>
          <table:table-cell table:formula="of:=[.B532]+2" office:value-type="float" office:value="1065" calcext:value-type="float">
            <text:p>1065</text:p>
          </table:table-cell>
          <table:table-cell table:formula="of:=[.C532]+2" office:value-type="float" office:value="1067" calcext:value-type="float">
            <text:p>1067</text:p>
          </table:table-cell>
          <table:table-cell table:formula="of:=[.A533]/[.H$2]" office:value-type="float" office:value="0.531234382808596" calcext:value-type="float">
            <text:p>0.531234382808596</text:p>
          </table:table-cell>
          <table:table-cell table:formula="of:=[.B533]/[.H$2]" office:value-type="float" office:value="0.532233883058471" calcext:value-type="float">
            <text:p>0.532233883058471</text:p>
          </table:table-cell>
          <table:table-cell table:formula="of:=[.C533]/[.H$2]" office:value-type="float" office:value="0.533233383308346" calcext:value-type="float">
            <text:p>0.533233383308346</text:p>
          </table:table-cell>
          <table:table-cell table:number-columns-repeated="2"/>
        </table:table-row>
        <table:table-row table:style-name="ro1">
          <table:table-cell table:formula="of:=[.A533]+2" office:value-type="float" office:value="1065" calcext:value-type="float">
            <text:p>1065</text:p>
          </table:table-cell>
          <table:table-cell table:formula="of:=[.B533]+2" office:value-type="float" office:value="1067" calcext:value-type="float">
            <text:p>1067</text:p>
          </table:table-cell>
          <table:table-cell table:formula="of:=[.C533]+2" office:value-type="float" office:value="1069" calcext:value-type="float">
            <text:p>1069</text:p>
          </table:table-cell>
          <table:table-cell table:formula="of:=[.A534]/[.H$2]" office:value-type="float" office:value="0.532233883058471" calcext:value-type="float">
            <text:p>0.532233883058471</text:p>
          </table:table-cell>
          <table:table-cell table:formula="of:=[.B534]/[.H$2]" office:value-type="float" office:value="0.533233383308346" calcext:value-type="float">
            <text:p>0.533233383308346</text:p>
          </table:table-cell>
          <table:table-cell table:formula="of:=[.C534]/[.H$2]" office:value-type="float" office:value="0.534232883558221" calcext:value-type="float">
            <text:p>0.534232883558221</text:p>
          </table:table-cell>
          <table:table-cell table:number-columns-repeated="2"/>
        </table:table-row>
        <table:table-row table:style-name="ro1">
          <table:table-cell table:formula="of:=[.A534]+2" office:value-type="float" office:value="1067" calcext:value-type="float">
            <text:p>1067</text:p>
          </table:table-cell>
          <table:table-cell table:formula="of:=[.B534]+2" office:value-type="float" office:value="1069" calcext:value-type="float">
            <text:p>1069</text:p>
          </table:table-cell>
          <table:table-cell table:formula="of:=[.C534]+2" office:value-type="float" office:value="1071" calcext:value-type="float">
            <text:p>1071</text:p>
          </table:table-cell>
          <table:table-cell table:formula="of:=[.A535]/[.H$2]" office:value-type="float" office:value="0.533233383308346" calcext:value-type="float">
            <text:p>0.533233383308346</text:p>
          </table:table-cell>
          <table:table-cell table:formula="of:=[.B535]/[.H$2]" office:value-type="float" office:value="0.534232883558221" calcext:value-type="float">
            <text:p>0.534232883558221</text:p>
          </table:table-cell>
          <table:table-cell table:formula="of:=[.C535]/[.H$2]" office:value-type="float" office:value="0.535232383808096" calcext:value-type="float">
            <text:p>0.535232383808096</text:p>
          </table:table-cell>
          <table:table-cell table:number-columns-repeated="2"/>
        </table:table-row>
        <table:table-row table:style-name="ro1">
          <table:table-cell table:formula="of:=[.A535]+2" office:value-type="float" office:value="1069" calcext:value-type="float">
            <text:p>1069</text:p>
          </table:table-cell>
          <table:table-cell table:formula="of:=[.B535]+2" office:value-type="float" office:value="1071" calcext:value-type="float">
            <text:p>1071</text:p>
          </table:table-cell>
          <table:table-cell table:formula="of:=[.C535]+2" office:value-type="float" office:value="1073" calcext:value-type="float">
            <text:p>1073</text:p>
          </table:table-cell>
          <table:table-cell table:formula="of:=[.A536]/[.H$2]" office:value-type="float" office:value="0.534232883558221" calcext:value-type="float">
            <text:p>0.534232883558221</text:p>
          </table:table-cell>
          <table:table-cell table:formula="of:=[.B536]/[.H$2]" office:value-type="float" office:value="0.535232383808096" calcext:value-type="float">
            <text:p>0.535232383808096</text:p>
          </table:table-cell>
          <table:table-cell table:formula="of:=[.C536]/[.H$2]" office:value-type="float" office:value="0.536231884057971" calcext:value-type="float">
            <text:p>0.536231884057971</text:p>
          </table:table-cell>
          <table:table-cell table:number-columns-repeated="2"/>
        </table:table-row>
        <table:table-row table:style-name="ro1">
          <table:table-cell table:formula="of:=[.A536]+2" office:value-type="float" office:value="1071" calcext:value-type="float">
            <text:p>1071</text:p>
          </table:table-cell>
          <table:table-cell table:formula="of:=[.B536]+2" office:value-type="float" office:value="1073" calcext:value-type="float">
            <text:p>1073</text:p>
          </table:table-cell>
          <table:table-cell table:formula="of:=[.C536]+2" office:value-type="float" office:value="1075" calcext:value-type="float">
            <text:p>1075</text:p>
          </table:table-cell>
          <table:table-cell table:formula="of:=[.A537]/[.H$2]" office:value-type="float" office:value="0.535232383808096" calcext:value-type="float">
            <text:p>0.535232383808096</text:p>
          </table:table-cell>
          <table:table-cell table:formula="of:=[.B537]/[.H$2]" office:value-type="float" office:value="0.536231884057971" calcext:value-type="float">
            <text:p>0.536231884057971</text:p>
          </table:table-cell>
          <table:table-cell table:formula="of:=[.C537]/[.H$2]" office:value-type="float" office:value="0.537231384307846" calcext:value-type="float">
            <text:p>0.537231384307846</text:p>
          </table:table-cell>
          <table:table-cell table:number-columns-repeated="2"/>
        </table:table-row>
        <table:table-row table:style-name="ro1">
          <table:table-cell table:formula="of:=[.A537]+2" office:value-type="float" office:value="1073" calcext:value-type="float">
            <text:p>1073</text:p>
          </table:table-cell>
          <table:table-cell table:formula="of:=[.B537]+2" office:value-type="float" office:value="1075" calcext:value-type="float">
            <text:p>1075</text:p>
          </table:table-cell>
          <table:table-cell table:formula="of:=[.C537]+2" office:value-type="float" office:value="1077" calcext:value-type="float">
            <text:p>1077</text:p>
          </table:table-cell>
          <table:table-cell table:formula="of:=[.A538]/[.H$2]" office:value-type="float" office:value="0.536231884057971" calcext:value-type="float">
            <text:p>0.536231884057971</text:p>
          </table:table-cell>
          <table:table-cell table:formula="of:=[.B538]/[.H$2]" office:value-type="float" office:value="0.537231384307846" calcext:value-type="float">
            <text:p>0.537231384307846</text:p>
          </table:table-cell>
          <table:table-cell table:formula="of:=[.C538]/[.H$2]" office:value-type="float" office:value="0.538230884557721" calcext:value-type="float">
            <text:p>0.538230884557721</text:p>
          </table:table-cell>
          <table:table-cell table:number-columns-repeated="2"/>
        </table:table-row>
        <table:table-row table:style-name="ro1">
          <table:table-cell table:formula="of:=[.A538]+2" office:value-type="float" office:value="1075" calcext:value-type="float">
            <text:p>1075</text:p>
          </table:table-cell>
          <table:table-cell table:formula="of:=[.B538]+2" office:value-type="float" office:value="1077" calcext:value-type="float">
            <text:p>1077</text:p>
          </table:table-cell>
          <table:table-cell table:formula="of:=[.C538]+2" office:value-type="float" office:value="1079" calcext:value-type="float">
            <text:p>1079</text:p>
          </table:table-cell>
          <table:table-cell table:formula="of:=[.A539]/[.H$2]" office:value-type="float" office:value="0.537231384307846" calcext:value-type="float">
            <text:p>0.537231384307846</text:p>
          </table:table-cell>
          <table:table-cell table:formula="of:=[.B539]/[.H$2]" office:value-type="float" office:value="0.538230884557721" calcext:value-type="float">
            <text:p>0.538230884557721</text:p>
          </table:table-cell>
          <table:table-cell table:formula="of:=[.C539]/[.H$2]" office:value-type="float" office:value="0.539230384807596" calcext:value-type="float">
            <text:p>0.539230384807596</text:p>
          </table:table-cell>
          <table:table-cell table:number-columns-repeated="2"/>
        </table:table-row>
        <table:table-row table:style-name="ro1">
          <table:table-cell table:formula="of:=[.A539]+2" office:value-type="float" office:value="1077" calcext:value-type="float">
            <text:p>1077</text:p>
          </table:table-cell>
          <table:table-cell table:formula="of:=[.B539]+2" office:value-type="float" office:value="1079" calcext:value-type="float">
            <text:p>1079</text:p>
          </table:table-cell>
          <table:table-cell table:formula="of:=[.C539]+2" office:value-type="float" office:value="1081" calcext:value-type="float">
            <text:p>1081</text:p>
          </table:table-cell>
          <table:table-cell table:formula="of:=[.A540]/[.H$2]" office:value-type="float" office:value="0.538230884557721" calcext:value-type="float">
            <text:p>0.538230884557721</text:p>
          </table:table-cell>
          <table:table-cell table:formula="of:=[.B540]/[.H$2]" office:value-type="float" office:value="0.539230384807596" calcext:value-type="float">
            <text:p>0.539230384807596</text:p>
          </table:table-cell>
          <table:table-cell table:formula="of:=[.C540]/[.H$2]" office:value-type="float" office:value="0.540229885057471" calcext:value-type="float">
            <text:p>0.540229885057471</text:p>
          </table:table-cell>
          <table:table-cell table:number-columns-repeated="2"/>
        </table:table-row>
        <table:table-row table:style-name="ro1">
          <table:table-cell table:formula="of:=[.A540]+2" office:value-type="float" office:value="1079" calcext:value-type="float">
            <text:p>1079</text:p>
          </table:table-cell>
          <table:table-cell table:formula="of:=[.B540]+2" office:value-type="float" office:value="1081" calcext:value-type="float">
            <text:p>1081</text:p>
          </table:table-cell>
          <table:table-cell table:formula="of:=[.C540]+2" office:value-type="float" office:value="1083" calcext:value-type="float">
            <text:p>1083</text:p>
          </table:table-cell>
          <table:table-cell table:formula="of:=[.A541]/[.H$2]" office:value-type="float" office:value="0.539230384807596" calcext:value-type="float">
            <text:p>0.539230384807596</text:p>
          </table:table-cell>
          <table:table-cell table:formula="of:=[.B541]/[.H$2]" office:value-type="float" office:value="0.540229885057471" calcext:value-type="float">
            <text:p>0.540229885057471</text:p>
          </table:table-cell>
          <table:table-cell table:formula="of:=[.C541]/[.H$2]" office:value-type="float" office:value="0.541229385307346" calcext:value-type="float">
            <text:p>0.541229385307346</text:p>
          </table:table-cell>
          <table:table-cell table:number-columns-repeated="2"/>
        </table:table-row>
        <table:table-row table:style-name="ro1">
          <table:table-cell table:formula="of:=[.A541]+2" office:value-type="float" office:value="1081" calcext:value-type="float">
            <text:p>1081</text:p>
          </table:table-cell>
          <table:table-cell table:formula="of:=[.B541]+2" office:value-type="float" office:value="1083" calcext:value-type="float">
            <text:p>1083</text:p>
          </table:table-cell>
          <table:table-cell table:formula="of:=[.C541]+2" office:value-type="float" office:value="1085" calcext:value-type="float">
            <text:p>1085</text:p>
          </table:table-cell>
          <table:table-cell table:formula="of:=[.A542]/[.H$2]" office:value-type="float" office:value="0.540229885057471" calcext:value-type="float">
            <text:p>0.540229885057471</text:p>
          </table:table-cell>
          <table:table-cell table:formula="of:=[.B542]/[.H$2]" office:value-type="float" office:value="0.541229385307346" calcext:value-type="float">
            <text:p>0.541229385307346</text:p>
          </table:table-cell>
          <table:table-cell table:formula="of:=[.C542]/[.H$2]" office:value-type="float" office:value="0.542228885557221" calcext:value-type="float">
            <text:p>0.542228885557221</text:p>
          </table:table-cell>
          <table:table-cell table:number-columns-repeated="2"/>
        </table:table-row>
        <table:table-row table:style-name="ro1">
          <table:table-cell table:formula="of:=[.A542]+2" office:value-type="float" office:value="1083" calcext:value-type="float">
            <text:p>1083</text:p>
          </table:table-cell>
          <table:table-cell table:formula="of:=[.B542]+2" office:value-type="float" office:value="1085" calcext:value-type="float">
            <text:p>1085</text:p>
          </table:table-cell>
          <table:table-cell table:formula="of:=[.C542]+2" office:value-type="float" office:value="1087" calcext:value-type="float">
            <text:p>1087</text:p>
          </table:table-cell>
          <table:table-cell table:formula="of:=[.A543]/[.H$2]" office:value-type="float" office:value="0.541229385307346" calcext:value-type="float">
            <text:p>0.541229385307346</text:p>
          </table:table-cell>
          <table:table-cell table:formula="of:=[.B543]/[.H$2]" office:value-type="float" office:value="0.542228885557221" calcext:value-type="float">
            <text:p>0.542228885557221</text:p>
          </table:table-cell>
          <table:table-cell table:formula="of:=[.C543]/[.H$2]" office:value-type="float" office:value="0.543228385807096" calcext:value-type="float">
            <text:p>0.543228385807096</text:p>
          </table:table-cell>
          <table:table-cell table:number-columns-repeated="2"/>
        </table:table-row>
        <table:table-row table:style-name="ro1">
          <table:table-cell table:formula="of:=[.A543]+2" office:value-type="float" office:value="1085" calcext:value-type="float">
            <text:p>1085</text:p>
          </table:table-cell>
          <table:table-cell table:formula="of:=[.B543]+2" office:value-type="float" office:value="1087" calcext:value-type="float">
            <text:p>1087</text:p>
          </table:table-cell>
          <table:table-cell table:formula="of:=[.C543]+2" office:value-type="float" office:value="1089" calcext:value-type="float">
            <text:p>1089</text:p>
          </table:table-cell>
          <table:table-cell table:formula="of:=[.A544]/[.H$2]" office:value-type="float" office:value="0.542228885557221" calcext:value-type="float">
            <text:p>0.542228885557221</text:p>
          </table:table-cell>
          <table:table-cell table:formula="of:=[.B544]/[.H$2]" office:value-type="float" office:value="0.543228385807096" calcext:value-type="float">
            <text:p>0.543228385807096</text:p>
          </table:table-cell>
          <table:table-cell table:formula="of:=[.C544]/[.H$2]" office:value-type="float" office:value="0.544227886056971" calcext:value-type="float">
            <text:p>0.544227886056971</text:p>
          </table:table-cell>
          <table:table-cell table:number-columns-repeated="2"/>
        </table:table-row>
        <table:table-row table:style-name="ro1">
          <table:table-cell table:formula="of:=[.A544]+2" office:value-type="float" office:value="1087" calcext:value-type="float">
            <text:p>1087</text:p>
          </table:table-cell>
          <table:table-cell table:formula="of:=[.B544]+2" office:value-type="float" office:value="1089" calcext:value-type="float">
            <text:p>1089</text:p>
          </table:table-cell>
          <table:table-cell table:formula="of:=[.C544]+2" office:value-type="float" office:value="1091" calcext:value-type="float">
            <text:p>1091</text:p>
          </table:table-cell>
          <table:table-cell table:formula="of:=[.A545]/[.H$2]" office:value-type="float" office:value="0.543228385807096" calcext:value-type="float">
            <text:p>0.543228385807096</text:p>
          </table:table-cell>
          <table:table-cell table:formula="of:=[.B545]/[.H$2]" office:value-type="float" office:value="0.544227886056971" calcext:value-type="float">
            <text:p>0.544227886056971</text:p>
          </table:table-cell>
          <table:table-cell table:formula="of:=[.C545]/[.H$2]" office:value-type="float" office:value="0.545227386306846" calcext:value-type="float">
            <text:p>0.545227386306846</text:p>
          </table:table-cell>
          <table:table-cell table:number-columns-repeated="2"/>
        </table:table-row>
        <table:table-row table:style-name="ro1">
          <table:table-cell table:formula="of:=[.A545]+2" office:value-type="float" office:value="1089" calcext:value-type="float">
            <text:p>1089</text:p>
          </table:table-cell>
          <table:table-cell table:formula="of:=[.B545]+2" office:value-type="float" office:value="1091" calcext:value-type="float">
            <text:p>1091</text:p>
          </table:table-cell>
          <table:table-cell table:formula="of:=[.C545]+2" office:value-type="float" office:value="1093" calcext:value-type="float">
            <text:p>1093</text:p>
          </table:table-cell>
          <table:table-cell table:formula="of:=[.A546]/[.H$2]" office:value-type="float" office:value="0.544227886056971" calcext:value-type="float">
            <text:p>0.544227886056971</text:p>
          </table:table-cell>
          <table:table-cell table:formula="of:=[.B546]/[.H$2]" office:value-type="float" office:value="0.545227386306846" calcext:value-type="float">
            <text:p>0.545227386306846</text:p>
          </table:table-cell>
          <table:table-cell table:formula="of:=[.C546]/[.H$2]" office:value-type="float" office:value="0.546226886556722" calcext:value-type="float">
            <text:p>0.546226886556722</text:p>
          </table:table-cell>
          <table:table-cell table:number-columns-repeated="2"/>
        </table:table-row>
        <table:table-row table:style-name="ro1">
          <table:table-cell table:formula="of:=[.A546]+2" office:value-type="float" office:value="1091" calcext:value-type="float">
            <text:p>1091</text:p>
          </table:table-cell>
          <table:table-cell table:formula="of:=[.B546]+2" office:value-type="float" office:value="1093" calcext:value-type="float">
            <text:p>1093</text:p>
          </table:table-cell>
          <table:table-cell table:formula="of:=[.C546]+2" office:value-type="float" office:value="1095" calcext:value-type="float">
            <text:p>1095</text:p>
          </table:table-cell>
          <table:table-cell table:formula="of:=[.A547]/[.H$2]" office:value-type="float" office:value="0.545227386306846" calcext:value-type="float">
            <text:p>0.545227386306846</text:p>
          </table:table-cell>
          <table:table-cell table:formula="of:=[.B547]/[.H$2]" office:value-type="float" office:value="0.546226886556722" calcext:value-type="float">
            <text:p>0.546226886556722</text:p>
          </table:table-cell>
          <table:table-cell table:formula="of:=[.C547]/[.H$2]" office:value-type="float" office:value="0.547226386806597" calcext:value-type="float">
            <text:p>0.547226386806597</text:p>
          </table:table-cell>
          <table:table-cell table:number-columns-repeated="2"/>
        </table:table-row>
        <table:table-row table:style-name="ro1">
          <table:table-cell table:formula="of:=[.A547]+2" office:value-type="float" office:value="1093" calcext:value-type="float">
            <text:p>1093</text:p>
          </table:table-cell>
          <table:table-cell table:formula="of:=[.B547]+2" office:value-type="float" office:value="1095" calcext:value-type="float">
            <text:p>1095</text:p>
          </table:table-cell>
          <table:table-cell table:formula="of:=[.C547]+2" office:value-type="float" office:value="1097" calcext:value-type="float">
            <text:p>1097</text:p>
          </table:table-cell>
          <table:table-cell table:formula="of:=[.A548]/[.H$2]" office:value-type="float" office:value="0.546226886556722" calcext:value-type="float">
            <text:p>0.546226886556722</text:p>
          </table:table-cell>
          <table:table-cell table:formula="of:=[.B548]/[.H$2]" office:value-type="float" office:value="0.547226386806597" calcext:value-type="float">
            <text:p>0.547226386806597</text:p>
          </table:table-cell>
          <table:table-cell table:formula="of:=[.C548]/[.H$2]" office:value-type="float" office:value="0.548225887056472" calcext:value-type="float">
            <text:p>0.548225887056472</text:p>
          </table:table-cell>
          <table:table-cell table:number-columns-repeated="2"/>
        </table:table-row>
        <table:table-row table:style-name="ro1">
          <table:table-cell table:formula="of:=[.A548]+2" office:value-type="float" office:value="1095" calcext:value-type="float">
            <text:p>1095</text:p>
          </table:table-cell>
          <table:table-cell table:formula="of:=[.B548]+2" office:value-type="float" office:value="1097" calcext:value-type="float">
            <text:p>1097</text:p>
          </table:table-cell>
          <table:table-cell table:formula="of:=[.C548]+2" office:value-type="float" office:value="1099" calcext:value-type="float">
            <text:p>1099</text:p>
          </table:table-cell>
          <table:table-cell table:formula="of:=[.A549]/[.H$2]" office:value-type="float" office:value="0.547226386806597" calcext:value-type="float">
            <text:p>0.547226386806597</text:p>
          </table:table-cell>
          <table:table-cell table:formula="of:=[.B549]/[.H$2]" office:value-type="float" office:value="0.548225887056472" calcext:value-type="float">
            <text:p>0.548225887056472</text:p>
          </table:table-cell>
          <table:table-cell table:formula="of:=[.C549]/[.H$2]" office:value-type="float" office:value="0.549225387306347" calcext:value-type="float">
            <text:p>0.549225387306347</text:p>
          </table:table-cell>
          <table:table-cell table:number-columns-repeated="2"/>
        </table:table-row>
        <table:table-row table:style-name="ro1">
          <table:table-cell table:formula="of:=[.A549]+2" office:value-type="float" office:value="1097" calcext:value-type="float">
            <text:p>1097</text:p>
          </table:table-cell>
          <table:table-cell table:formula="of:=[.B549]+2" office:value-type="float" office:value="1099" calcext:value-type="float">
            <text:p>1099</text:p>
          </table:table-cell>
          <table:table-cell table:formula="of:=[.C549]+2" office:value-type="float" office:value="1101" calcext:value-type="float">
            <text:p>1101</text:p>
          </table:table-cell>
          <table:table-cell table:formula="of:=[.A550]/[.H$2]" office:value-type="float" office:value="0.548225887056472" calcext:value-type="float">
            <text:p>0.548225887056472</text:p>
          </table:table-cell>
          <table:table-cell table:formula="of:=[.B550]/[.H$2]" office:value-type="float" office:value="0.549225387306347" calcext:value-type="float">
            <text:p>0.549225387306347</text:p>
          </table:table-cell>
          <table:table-cell table:formula="of:=[.C550]/[.H$2]" office:value-type="float" office:value="0.550224887556222" calcext:value-type="float">
            <text:p>0.550224887556222</text:p>
          </table:table-cell>
          <table:table-cell table:number-columns-repeated="2"/>
        </table:table-row>
        <table:table-row table:style-name="ro1">
          <table:table-cell table:formula="of:=[.A550]+2" office:value-type="float" office:value="1099" calcext:value-type="float">
            <text:p>1099</text:p>
          </table:table-cell>
          <table:table-cell table:formula="of:=[.B550]+2" office:value-type="float" office:value="1101" calcext:value-type="float">
            <text:p>1101</text:p>
          </table:table-cell>
          <table:table-cell table:formula="of:=[.C550]+2" office:value-type="float" office:value="1103" calcext:value-type="float">
            <text:p>1103</text:p>
          </table:table-cell>
          <table:table-cell table:formula="of:=[.A551]/[.H$2]" office:value-type="float" office:value="0.549225387306347" calcext:value-type="float">
            <text:p>0.549225387306347</text:p>
          </table:table-cell>
          <table:table-cell table:formula="of:=[.B551]/[.H$2]" office:value-type="float" office:value="0.550224887556222" calcext:value-type="float">
            <text:p>0.550224887556222</text:p>
          </table:table-cell>
          <table:table-cell table:formula="of:=[.C551]/[.H$2]" office:value-type="float" office:value="0.551224387806097" calcext:value-type="float">
            <text:p>0.551224387806097</text:p>
          </table:table-cell>
          <table:table-cell table:number-columns-repeated="2"/>
        </table:table-row>
        <table:table-row table:style-name="ro1">
          <table:table-cell table:formula="of:=[.A551]+2" office:value-type="float" office:value="1101" calcext:value-type="float">
            <text:p>1101</text:p>
          </table:table-cell>
          <table:table-cell table:formula="of:=[.B551]+2" office:value-type="float" office:value="1103" calcext:value-type="float">
            <text:p>1103</text:p>
          </table:table-cell>
          <table:table-cell table:formula="of:=[.C551]+2" office:value-type="float" office:value="1105" calcext:value-type="float">
            <text:p>1105</text:p>
          </table:table-cell>
          <table:table-cell table:formula="of:=[.A552]/[.H$2]" office:value-type="float" office:value="0.550224887556222" calcext:value-type="float">
            <text:p>0.550224887556222</text:p>
          </table:table-cell>
          <table:table-cell table:formula="of:=[.B552]/[.H$2]" office:value-type="float" office:value="0.551224387806097" calcext:value-type="float">
            <text:p>0.551224387806097</text:p>
          </table:table-cell>
          <table:table-cell table:formula="of:=[.C552]/[.H$2]" office:value-type="float" office:value="0.552223888055972" calcext:value-type="float">
            <text:p>0.552223888055972</text:p>
          </table:table-cell>
          <table:table-cell table:number-columns-repeated="2"/>
        </table:table-row>
        <table:table-row table:style-name="ro1">
          <table:table-cell table:formula="of:=[.A552]+2" office:value-type="float" office:value="1103" calcext:value-type="float">
            <text:p>1103</text:p>
          </table:table-cell>
          <table:table-cell table:formula="of:=[.B552]+2" office:value-type="float" office:value="1105" calcext:value-type="float">
            <text:p>1105</text:p>
          </table:table-cell>
          <table:table-cell table:formula="of:=[.C552]+2" office:value-type="float" office:value="1107" calcext:value-type="float">
            <text:p>1107</text:p>
          </table:table-cell>
          <table:table-cell table:formula="of:=[.A553]/[.H$2]" office:value-type="float" office:value="0.551224387806097" calcext:value-type="float">
            <text:p>0.551224387806097</text:p>
          </table:table-cell>
          <table:table-cell table:formula="of:=[.B553]/[.H$2]" office:value-type="float" office:value="0.552223888055972" calcext:value-type="float">
            <text:p>0.552223888055972</text:p>
          </table:table-cell>
          <table:table-cell table:formula="of:=[.C553]/[.H$2]" office:value-type="float" office:value="0.553223388305847" calcext:value-type="float">
            <text:p>0.553223388305847</text:p>
          </table:table-cell>
          <table:table-cell table:number-columns-repeated="2"/>
        </table:table-row>
        <table:table-row table:style-name="ro1">
          <table:table-cell table:formula="of:=[.A553]+2" office:value-type="float" office:value="1105" calcext:value-type="float">
            <text:p>1105</text:p>
          </table:table-cell>
          <table:table-cell table:formula="of:=[.B553]+2" office:value-type="float" office:value="1107" calcext:value-type="float">
            <text:p>1107</text:p>
          </table:table-cell>
          <table:table-cell table:formula="of:=[.C553]+2" office:value-type="float" office:value="1109" calcext:value-type="float">
            <text:p>1109</text:p>
          </table:table-cell>
          <table:table-cell table:formula="of:=[.A554]/[.H$2]" office:value-type="float" office:value="0.552223888055972" calcext:value-type="float">
            <text:p>0.552223888055972</text:p>
          </table:table-cell>
          <table:table-cell table:formula="of:=[.B554]/[.H$2]" office:value-type="float" office:value="0.553223388305847" calcext:value-type="float">
            <text:p>0.553223388305847</text:p>
          </table:table-cell>
          <table:table-cell table:formula="of:=[.C554]/[.H$2]" office:value-type="float" office:value="0.554222888555722" calcext:value-type="float">
            <text:p>0.554222888555722</text:p>
          </table:table-cell>
          <table:table-cell table:number-columns-repeated="2"/>
        </table:table-row>
        <table:table-row table:style-name="ro1">
          <table:table-cell table:formula="of:=[.A554]+2" office:value-type="float" office:value="1107" calcext:value-type="float">
            <text:p>1107</text:p>
          </table:table-cell>
          <table:table-cell table:formula="of:=[.B554]+2" office:value-type="float" office:value="1109" calcext:value-type="float">
            <text:p>1109</text:p>
          </table:table-cell>
          <table:table-cell table:formula="of:=[.C554]+2" office:value-type="float" office:value="1111" calcext:value-type="float">
            <text:p>1111</text:p>
          </table:table-cell>
          <table:table-cell table:formula="of:=[.A555]/[.H$2]" office:value-type="float" office:value="0.553223388305847" calcext:value-type="float">
            <text:p>0.553223388305847</text:p>
          </table:table-cell>
          <table:table-cell table:formula="of:=[.B555]/[.H$2]" office:value-type="float" office:value="0.554222888555722" calcext:value-type="float">
            <text:p>0.554222888555722</text:p>
          </table:table-cell>
          <table:table-cell table:formula="of:=[.C555]/[.H$2]" office:value-type="float" office:value="0.555222388805597" calcext:value-type="float">
            <text:p>0.555222388805597</text:p>
          </table:table-cell>
          <table:table-cell table:number-columns-repeated="2"/>
        </table:table-row>
        <table:table-row table:style-name="ro1">
          <table:table-cell table:formula="of:=[.A555]+2" office:value-type="float" office:value="1109" calcext:value-type="float">
            <text:p>1109</text:p>
          </table:table-cell>
          <table:table-cell table:formula="of:=[.B555]+2" office:value-type="float" office:value="1111" calcext:value-type="float">
            <text:p>1111</text:p>
          </table:table-cell>
          <table:table-cell table:formula="of:=[.C555]+2" office:value-type="float" office:value="1113" calcext:value-type="float">
            <text:p>1113</text:p>
          </table:table-cell>
          <table:table-cell table:formula="of:=[.A556]/[.H$2]" office:value-type="float" office:value="0.554222888555722" calcext:value-type="float">
            <text:p>0.554222888555722</text:p>
          </table:table-cell>
          <table:table-cell table:formula="of:=[.B556]/[.H$2]" office:value-type="float" office:value="0.555222388805597" calcext:value-type="float">
            <text:p>0.555222388805597</text:p>
          </table:table-cell>
          <table:table-cell table:formula="of:=[.C556]/[.H$2]" office:value-type="float" office:value="0.556221889055472" calcext:value-type="float">
            <text:p>0.556221889055472</text:p>
          </table:table-cell>
          <table:table-cell table:number-columns-repeated="2"/>
        </table:table-row>
        <table:table-row table:style-name="ro1">
          <table:table-cell table:formula="of:=[.A556]+2" office:value-type="float" office:value="1111" calcext:value-type="float">
            <text:p>1111</text:p>
          </table:table-cell>
          <table:table-cell table:formula="of:=[.B556]+2" office:value-type="float" office:value="1113" calcext:value-type="float">
            <text:p>1113</text:p>
          </table:table-cell>
          <table:table-cell table:formula="of:=[.C556]+2" office:value-type="float" office:value="1115" calcext:value-type="float">
            <text:p>1115</text:p>
          </table:table-cell>
          <table:table-cell table:formula="of:=[.A557]/[.H$2]" office:value-type="float" office:value="0.555222388805597" calcext:value-type="float">
            <text:p>0.555222388805597</text:p>
          </table:table-cell>
          <table:table-cell table:formula="of:=[.B557]/[.H$2]" office:value-type="float" office:value="0.556221889055472" calcext:value-type="float">
            <text:p>0.556221889055472</text:p>
          </table:table-cell>
          <table:table-cell table:formula="of:=[.C557]/[.H$2]" office:value-type="float" office:value="0.557221389305347" calcext:value-type="float">
            <text:p>0.557221389305347</text:p>
          </table:table-cell>
          <table:table-cell table:number-columns-repeated="2"/>
        </table:table-row>
        <table:table-row table:style-name="ro1">
          <table:table-cell table:formula="of:=[.A557]+2" office:value-type="float" office:value="1113" calcext:value-type="float">
            <text:p>1113</text:p>
          </table:table-cell>
          <table:table-cell table:formula="of:=[.B557]+2" office:value-type="float" office:value="1115" calcext:value-type="float">
            <text:p>1115</text:p>
          </table:table-cell>
          <table:table-cell table:formula="of:=[.C557]+2" office:value-type="float" office:value="1117" calcext:value-type="float">
            <text:p>1117</text:p>
          </table:table-cell>
          <table:table-cell table:formula="of:=[.A558]/[.H$2]" office:value-type="float" office:value="0.556221889055472" calcext:value-type="float">
            <text:p>0.556221889055472</text:p>
          </table:table-cell>
          <table:table-cell table:formula="of:=[.B558]/[.H$2]" office:value-type="float" office:value="0.557221389305347" calcext:value-type="float">
            <text:p>0.557221389305347</text:p>
          </table:table-cell>
          <table:table-cell table:formula="of:=[.C558]/[.H$2]" office:value-type="float" office:value="0.558220889555222" calcext:value-type="float">
            <text:p>0.558220889555222</text:p>
          </table:table-cell>
          <table:table-cell table:number-columns-repeated="2"/>
        </table:table-row>
        <table:table-row table:style-name="ro1">
          <table:table-cell table:formula="of:=[.A558]+2" office:value-type="float" office:value="1115" calcext:value-type="float">
            <text:p>1115</text:p>
          </table:table-cell>
          <table:table-cell table:formula="of:=[.B558]+2" office:value-type="float" office:value="1117" calcext:value-type="float">
            <text:p>1117</text:p>
          </table:table-cell>
          <table:table-cell table:formula="of:=[.C558]+2" office:value-type="float" office:value="1119" calcext:value-type="float">
            <text:p>1119</text:p>
          </table:table-cell>
          <table:table-cell table:formula="of:=[.A559]/[.H$2]" office:value-type="float" office:value="0.557221389305347" calcext:value-type="float">
            <text:p>0.557221389305347</text:p>
          </table:table-cell>
          <table:table-cell table:formula="of:=[.B559]/[.H$2]" office:value-type="float" office:value="0.558220889555222" calcext:value-type="float">
            <text:p>0.558220889555222</text:p>
          </table:table-cell>
          <table:table-cell table:formula="of:=[.C559]/[.H$2]" office:value-type="float" office:value="0.559220389805097" calcext:value-type="float">
            <text:p>0.559220389805097</text:p>
          </table:table-cell>
          <table:table-cell table:number-columns-repeated="2"/>
        </table:table-row>
        <table:table-row table:style-name="ro1">
          <table:table-cell table:formula="of:=[.A559]+2" office:value-type="float" office:value="1117" calcext:value-type="float">
            <text:p>1117</text:p>
          </table:table-cell>
          <table:table-cell table:formula="of:=[.B559]+2" office:value-type="float" office:value="1119" calcext:value-type="float">
            <text:p>1119</text:p>
          </table:table-cell>
          <table:table-cell table:formula="of:=[.C559]+2" office:value-type="float" office:value="1121" calcext:value-type="float">
            <text:p>1121</text:p>
          </table:table-cell>
          <table:table-cell table:formula="of:=[.A560]/[.H$2]" office:value-type="float" office:value="0.558220889555222" calcext:value-type="float">
            <text:p>0.558220889555222</text:p>
          </table:table-cell>
          <table:table-cell table:formula="of:=[.B560]/[.H$2]" office:value-type="float" office:value="0.559220389805097" calcext:value-type="float">
            <text:p>0.559220389805097</text:p>
          </table:table-cell>
          <table:table-cell table:formula="of:=[.C560]/[.H$2]" office:value-type="float" office:value="0.560219890054973" calcext:value-type="float">
            <text:p>0.560219890054973</text:p>
          </table:table-cell>
          <table:table-cell table:number-columns-repeated="2"/>
        </table:table-row>
        <table:table-row table:style-name="ro1">
          <table:table-cell table:formula="of:=[.A560]+2" office:value-type="float" office:value="1119" calcext:value-type="float">
            <text:p>1119</text:p>
          </table:table-cell>
          <table:table-cell table:formula="of:=[.B560]+2" office:value-type="float" office:value="1121" calcext:value-type="float">
            <text:p>1121</text:p>
          </table:table-cell>
          <table:table-cell table:formula="of:=[.C560]+2" office:value-type="float" office:value="1123" calcext:value-type="float">
            <text:p>1123</text:p>
          </table:table-cell>
          <table:table-cell table:formula="of:=[.A561]/[.H$2]" office:value-type="float" office:value="0.559220389805097" calcext:value-type="float">
            <text:p>0.559220389805097</text:p>
          </table:table-cell>
          <table:table-cell table:formula="of:=[.B561]/[.H$2]" office:value-type="float" office:value="0.560219890054973" calcext:value-type="float">
            <text:p>0.560219890054973</text:p>
          </table:table-cell>
          <table:table-cell table:formula="of:=[.C561]/[.H$2]" office:value-type="float" office:value="0.561219390304848" calcext:value-type="float">
            <text:p>0.561219390304848</text:p>
          </table:table-cell>
          <table:table-cell table:number-columns-repeated="2"/>
        </table:table-row>
        <table:table-row table:style-name="ro1">
          <table:table-cell table:formula="of:=[.A561]+2" office:value-type="float" office:value="1121" calcext:value-type="float">
            <text:p>1121</text:p>
          </table:table-cell>
          <table:table-cell table:formula="of:=[.B561]+2" office:value-type="float" office:value="1123" calcext:value-type="float">
            <text:p>1123</text:p>
          </table:table-cell>
          <table:table-cell table:formula="of:=[.C561]+2" office:value-type="float" office:value="1125" calcext:value-type="float">
            <text:p>1125</text:p>
          </table:table-cell>
          <table:table-cell table:formula="of:=[.A562]/[.H$2]" office:value-type="float" office:value="0.560219890054973" calcext:value-type="float">
            <text:p>0.560219890054973</text:p>
          </table:table-cell>
          <table:table-cell table:formula="of:=[.B562]/[.H$2]" office:value-type="float" office:value="0.561219390304848" calcext:value-type="float">
            <text:p>0.561219390304848</text:p>
          </table:table-cell>
          <table:table-cell table:formula="of:=[.C562]/[.H$2]" office:value-type="float" office:value="0.562218890554723" calcext:value-type="float">
            <text:p>0.562218890554723</text:p>
          </table:table-cell>
          <table:table-cell table:number-columns-repeated="2"/>
        </table:table-row>
        <table:table-row table:style-name="ro1">
          <table:table-cell table:formula="of:=[.A562]+2" office:value-type="float" office:value="1123" calcext:value-type="float">
            <text:p>1123</text:p>
          </table:table-cell>
          <table:table-cell table:formula="of:=[.B562]+2" office:value-type="float" office:value="1125" calcext:value-type="float">
            <text:p>1125</text:p>
          </table:table-cell>
          <table:table-cell table:formula="of:=[.C562]+2" office:value-type="float" office:value="1127" calcext:value-type="float">
            <text:p>1127</text:p>
          </table:table-cell>
          <table:table-cell table:formula="of:=[.A563]/[.H$2]" office:value-type="float" office:value="0.561219390304848" calcext:value-type="float">
            <text:p>0.561219390304848</text:p>
          </table:table-cell>
          <table:table-cell table:formula="of:=[.B563]/[.H$2]" office:value-type="float" office:value="0.562218890554723" calcext:value-type="float">
            <text:p>0.562218890554723</text:p>
          </table:table-cell>
          <table:table-cell table:formula="of:=[.C563]/[.H$2]" office:value-type="float" office:value="0.563218390804598" calcext:value-type="float">
            <text:p>0.563218390804598</text:p>
          </table:table-cell>
          <table:table-cell table:number-columns-repeated="2"/>
        </table:table-row>
        <table:table-row table:style-name="ro1">
          <table:table-cell table:formula="of:=[.A563]+2" office:value-type="float" office:value="1125" calcext:value-type="float">
            <text:p>1125</text:p>
          </table:table-cell>
          <table:table-cell table:formula="of:=[.B563]+2" office:value-type="float" office:value="1127" calcext:value-type="float">
            <text:p>1127</text:p>
          </table:table-cell>
          <table:table-cell table:formula="of:=[.C563]+2" office:value-type="float" office:value="1129" calcext:value-type="float">
            <text:p>1129</text:p>
          </table:table-cell>
          <table:table-cell table:formula="of:=[.A564]/[.H$2]" office:value-type="float" office:value="0.562218890554723" calcext:value-type="float">
            <text:p>0.562218890554723</text:p>
          </table:table-cell>
          <table:table-cell table:formula="of:=[.B564]/[.H$2]" office:value-type="float" office:value="0.563218390804598" calcext:value-type="float">
            <text:p>0.563218390804598</text:p>
          </table:table-cell>
          <table:table-cell table:formula="of:=[.C564]/[.H$2]" office:value-type="float" office:value="0.564217891054473" calcext:value-type="float">
            <text:p>0.564217891054473</text:p>
          </table:table-cell>
          <table:table-cell table:number-columns-repeated="2"/>
        </table:table-row>
        <table:table-row table:style-name="ro1">
          <table:table-cell table:formula="of:=[.A564]+2" office:value-type="float" office:value="1127" calcext:value-type="float">
            <text:p>1127</text:p>
          </table:table-cell>
          <table:table-cell table:formula="of:=[.B564]+2" office:value-type="float" office:value="1129" calcext:value-type="float">
            <text:p>1129</text:p>
          </table:table-cell>
          <table:table-cell table:formula="of:=[.C564]+2" office:value-type="float" office:value="1131" calcext:value-type="float">
            <text:p>1131</text:p>
          </table:table-cell>
          <table:table-cell table:formula="of:=[.A565]/[.H$2]" office:value-type="float" office:value="0.563218390804598" calcext:value-type="float">
            <text:p>0.563218390804598</text:p>
          </table:table-cell>
          <table:table-cell table:formula="of:=[.B565]/[.H$2]" office:value-type="float" office:value="0.564217891054473" calcext:value-type="float">
            <text:p>0.564217891054473</text:p>
          </table:table-cell>
          <table:table-cell table:formula="of:=[.C565]/[.H$2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table:formula="of:=[.A565]+2" office:value-type="float" office:value="1129" calcext:value-type="float">
            <text:p>1129</text:p>
          </table:table-cell>
          <table:table-cell table:formula="of:=[.B565]+2" office:value-type="float" office:value="1131" calcext:value-type="float">
            <text:p>1131</text:p>
          </table:table-cell>
          <table:table-cell table:formula="of:=[.C565]+2" office:value-type="float" office:value="1133" calcext:value-type="float">
            <text:p>1133</text:p>
          </table:table-cell>
          <table:table-cell table:formula="of:=[.A566]/[.H$2]" office:value-type="float" office:value="0.564217891054473" calcext:value-type="float">
            <text:p>0.564217891054473</text:p>
          </table:table-cell>
          <table:table-cell table:formula="of:=[.B566]/[.H$2]" office:value-type="float" office:value="0.565217391304348" calcext:value-type="float">
            <text:p>0.565217391304348</text:p>
          </table:table-cell>
          <table:table-cell table:formula="of:=[.C566]/[.H$2]" office:value-type="float" office:value="0.566216891554223" calcext:value-type="float">
            <text:p>0.566216891554223</text:p>
          </table:table-cell>
          <table:table-cell table:number-columns-repeated="2"/>
        </table:table-row>
        <table:table-row table:style-name="ro1">
          <table:table-cell table:formula="of:=[.A566]+2" office:value-type="float" office:value="1131" calcext:value-type="float">
            <text:p>1131</text:p>
          </table:table-cell>
          <table:table-cell table:formula="of:=[.B566]+2" office:value-type="float" office:value="1133" calcext:value-type="float">
            <text:p>1133</text:p>
          </table:table-cell>
          <table:table-cell table:formula="of:=[.C566]+2" office:value-type="float" office:value="1135" calcext:value-type="float">
            <text:p>1135</text:p>
          </table:table-cell>
          <table:table-cell table:formula="of:=[.A567]/[.H$2]" office:value-type="float" office:value="0.565217391304348" calcext:value-type="float">
            <text:p>0.565217391304348</text:p>
          </table:table-cell>
          <table:table-cell table:formula="of:=[.B567]/[.H$2]" office:value-type="float" office:value="0.566216891554223" calcext:value-type="float">
            <text:p>0.566216891554223</text:p>
          </table:table-cell>
          <table:table-cell table:formula="of:=[.C567]/[.H$2]" office:value-type="float" office:value="0.567216391804098" calcext:value-type="float">
            <text:p>0.567216391804098</text:p>
          </table:table-cell>
          <table:table-cell table:number-columns-repeated="2"/>
        </table:table-row>
        <table:table-row table:style-name="ro1">
          <table:table-cell table:formula="of:=[.A567]+2" office:value-type="float" office:value="1133" calcext:value-type="float">
            <text:p>1133</text:p>
          </table:table-cell>
          <table:table-cell table:formula="of:=[.B567]+2" office:value-type="float" office:value="1135" calcext:value-type="float">
            <text:p>1135</text:p>
          </table:table-cell>
          <table:table-cell table:formula="of:=[.C567]+2" office:value-type="float" office:value="1137" calcext:value-type="float">
            <text:p>1137</text:p>
          </table:table-cell>
          <table:table-cell table:formula="of:=[.A568]/[.H$2]" office:value-type="float" office:value="0.566216891554223" calcext:value-type="float">
            <text:p>0.566216891554223</text:p>
          </table:table-cell>
          <table:table-cell table:formula="of:=[.B568]/[.H$2]" office:value-type="float" office:value="0.567216391804098" calcext:value-type="float">
            <text:p>0.567216391804098</text:p>
          </table:table-cell>
          <table:table-cell table:formula="of:=[.C568]/[.H$2]" office:value-type="float" office:value="0.568215892053973" calcext:value-type="float">
            <text:p>0.568215892053973</text:p>
          </table:table-cell>
          <table:table-cell table:number-columns-repeated="2"/>
        </table:table-row>
        <table:table-row table:style-name="ro1">
          <table:table-cell table:formula="of:=[.A568]+2" office:value-type="float" office:value="1135" calcext:value-type="float">
            <text:p>1135</text:p>
          </table:table-cell>
          <table:table-cell table:formula="of:=[.B568]+2" office:value-type="float" office:value="1137" calcext:value-type="float">
            <text:p>1137</text:p>
          </table:table-cell>
          <table:table-cell table:formula="of:=[.C568]+2" office:value-type="float" office:value="1139" calcext:value-type="float">
            <text:p>1139</text:p>
          </table:table-cell>
          <table:table-cell table:formula="of:=[.A569]/[.H$2]" office:value-type="float" office:value="0.567216391804098" calcext:value-type="float">
            <text:p>0.567216391804098</text:p>
          </table:table-cell>
          <table:table-cell table:formula="of:=[.B569]/[.H$2]" office:value-type="float" office:value="0.568215892053973" calcext:value-type="float">
            <text:p>0.568215892053973</text:p>
          </table:table-cell>
          <table:table-cell table:formula="of:=[.C569]/[.H$2]" office:value-type="float" office:value="0.569215392303848" calcext:value-type="float">
            <text:p>0.569215392303848</text:p>
          </table:table-cell>
          <table:table-cell table:number-columns-repeated="2"/>
        </table:table-row>
        <table:table-row table:style-name="ro1">
          <table:table-cell table:formula="of:=[.A569]+2" office:value-type="float" office:value="1137" calcext:value-type="float">
            <text:p>1137</text:p>
          </table:table-cell>
          <table:table-cell table:formula="of:=[.B569]+2" office:value-type="float" office:value="1139" calcext:value-type="float">
            <text:p>1139</text:p>
          </table:table-cell>
          <table:table-cell table:formula="of:=[.C569]+2" office:value-type="float" office:value="1141" calcext:value-type="float">
            <text:p>1141</text:p>
          </table:table-cell>
          <table:table-cell table:formula="of:=[.A570]/[.H$2]" office:value-type="float" office:value="0.568215892053973" calcext:value-type="float">
            <text:p>0.568215892053973</text:p>
          </table:table-cell>
          <table:table-cell table:formula="of:=[.B570]/[.H$2]" office:value-type="float" office:value="0.569215392303848" calcext:value-type="float">
            <text:p>0.569215392303848</text:p>
          </table:table-cell>
          <table:table-cell table:formula="of:=[.C570]/[.H$2]" office:value-type="float" office:value="0.570214892553723" calcext:value-type="float">
            <text:p>0.570214892553723</text:p>
          </table:table-cell>
          <table:table-cell table:number-columns-repeated="2"/>
        </table:table-row>
        <table:table-row table:style-name="ro1">
          <table:table-cell table:formula="of:=[.A570]+2" office:value-type="float" office:value="1139" calcext:value-type="float">
            <text:p>1139</text:p>
          </table:table-cell>
          <table:table-cell table:formula="of:=[.B570]+2" office:value-type="float" office:value="1141" calcext:value-type="float">
            <text:p>1141</text:p>
          </table:table-cell>
          <table:table-cell table:formula="of:=[.C570]+2" office:value-type="float" office:value="1143" calcext:value-type="float">
            <text:p>1143</text:p>
          </table:table-cell>
          <table:table-cell table:formula="of:=[.A571]/[.H$2]" office:value-type="float" office:value="0.569215392303848" calcext:value-type="float">
            <text:p>0.569215392303848</text:p>
          </table:table-cell>
          <table:table-cell table:formula="of:=[.B571]/[.H$2]" office:value-type="float" office:value="0.570214892553723" calcext:value-type="float">
            <text:p>0.570214892553723</text:p>
          </table:table-cell>
          <table:table-cell table:formula="of:=[.C571]/[.H$2]" office:value-type="float" office:value="0.571214392803598" calcext:value-type="float">
            <text:p>0.571214392803598</text:p>
          </table:table-cell>
          <table:table-cell table:number-columns-repeated="2"/>
        </table:table-row>
        <table:table-row table:style-name="ro1">
          <table:table-cell table:formula="of:=[.A571]+2" office:value-type="float" office:value="1141" calcext:value-type="float">
            <text:p>1141</text:p>
          </table:table-cell>
          <table:table-cell table:formula="of:=[.B571]+2" office:value-type="float" office:value="1143" calcext:value-type="float">
            <text:p>1143</text:p>
          </table:table-cell>
          <table:table-cell table:formula="of:=[.C571]+2" office:value-type="float" office:value="1145" calcext:value-type="float">
            <text:p>1145</text:p>
          </table:table-cell>
          <table:table-cell table:formula="of:=[.A572]/[.H$2]" office:value-type="float" office:value="0.570214892553723" calcext:value-type="float">
            <text:p>0.570214892553723</text:p>
          </table:table-cell>
          <table:table-cell table:formula="of:=[.B572]/[.H$2]" office:value-type="float" office:value="0.571214392803598" calcext:value-type="float">
            <text:p>0.571214392803598</text:p>
          </table:table-cell>
          <table:table-cell table:formula="of:=[.C572]/[.H$2]" office:value-type="float" office:value="0.572213893053473" calcext:value-type="float">
            <text:p>0.572213893053473</text:p>
          </table:table-cell>
          <table:table-cell table:number-columns-repeated="2"/>
        </table:table-row>
        <table:table-row table:style-name="ro1">
          <table:table-cell table:formula="of:=[.A572]+2" office:value-type="float" office:value="1143" calcext:value-type="float">
            <text:p>1143</text:p>
          </table:table-cell>
          <table:table-cell table:formula="of:=[.B572]+2" office:value-type="float" office:value="1145" calcext:value-type="float">
            <text:p>1145</text:p>
          </table:table-cell>
          <table:table-cell table:formula="of:=[.C572]+2" office:value-type="float" office:value="1147" calcext:value-type="float">
            <text:p>1147</text:p>
          </table:table-cell>
          <table:table-cell table:formula="of:=[.A573]/[.H$2]" office:value-type="float" office:value="0.571214392803598" calcext:value-type="float">
            <text:p>0.571214392803598</text:p>
          </table:table-cell>
          <table:table-cell table:formula="of:=[.B573]/[.H$2]" office:value-type="float" office:value="0.572213893053473" calcext:value-type="float">
            <text:p>0.572213893053473</text:p>
          </table:table-cell>
          <table:table-cell table:formula="of:=[.C573]/[.H$2]" office:value-type="float" office:value="0.573213393303348" calcext:value-type="float">
            <text:p>0.573213393303348</text:p>
          </table:table-cell>
          <table:table-cell table:number-columns-repeated="2"/>
        </table:table-row>
        <table:table-row table:style-name="ro1">
          <table:table-cell table:formula="of:=[.A573]+2" office:value-type="float" office:value="1145" calcext:value-type="float">
            <text:p>1145</text:p>
          </table:table-cell>
          <table:table-cell table:formula="of:=[.B573]+2" office:value-type="float" office:value="1147" calcext:value-type="float">
            <text:p>1147</text:p>
          </table:table-cell>
          <table:table-cell table:formula="of:=[.C573]+2" office:value-type="float" office:value="1149" calcext:value-type="float">
            <text:p>1149</text:p>
          </table:table-cell>
          <table:table-cell table:formula="of:=[.A574]/[.H$2]" office:value-type="float" office:value="0.572213893053473" calcext:value-type="float">
            <text:p>0.572213893053473</text:p>
          </table:table-cell>
          <table:table-cell table:formula="of:=[.B574]/[.H$2]" office:value-type="float" office:value="0.573213393303348" calcext:value-type="float">
            <text:p>0.573213393303348</text:p>
          </table:table-cell>
          <table:table-cell table:formula="of:=[.C574]/[.H$2]" office:value-type="float" office:value="0.574212893553223" calcext:value-type="float">
            <text:p>0.574212893553223</text:p>
          </table:table-cell>
          <table:table-cell table:number-columns-repeated="2"/>
        </table:table-row>
        <table:table-row table:style-name="ro1">
          <table:table-cell table:formula="of:=[.A574]+2" office:value-type="float" office:value="1147" calcext:value-type="float">
            <text:p>1147</text:p>
          </table:table-cell>
          <table:table-cell table:formula="of:=[.B574]+2" office:value-type="float" office:value="1149" calcext:value-type="float">
            <text:p>1149</text:p>
          </table:table-cell>
          <table:table-cell table:formula="of:=[.C574]+2" office:value-type="float" office:value="1151" calcext:value-type="float">
            <text:p>1151</text:p>
          </table:table-cell>
          <table:table-cell table:formula="of:=[.A575]/[.H$2]" office:value-type="float" office:value="0.573213393303348" calcext:value-type="float">
            <text:p>0.573213393303348</text:p>
          </table:table-cell>
          <table:table-cell table:formula="of:=[.B575]/[.H$2]" office:value-type="float" office:value="0.574212893553223" calcext:value-type="float">
            <text:p>0.574212893553223</text:p>
          </table:table-cell>
          <table:table-cell table:formula="of:=[.C575]/[.H$2]" office:value-type="float" office:value="0.575212393803098" calcext:value-type="float">
            <text:p>0.575212393803098</text:p>
          </table:table-cell>
          <table:table-cell table:number-columns-repeated="2"/>
        </table:table-row>
        <table:table-row table:style-name="ro1">
          <table:table-cell table:formula="of:=[.A575]+2" office:value-type="float" office:value="1149" calcext:value-type="float">
            <text:p>1149</text:p>
          </table:table-cell>
          <table:table-cell table:formula="of:=[.B575]+2" office:value-type="float" office:value="1151" calcext:value-type="float">
            <text:p>1151</text:p>
          </table:table-cell>
          <table:table-cell table:formula="of:=[.C575]+2" office:value-type="float" office:value="1153" calcext:value-type="float">
            <text:p>1153</text:p>
          </table:table-cell>
          <table:table-cell table:formula="of:=[.A576]/[.H$2]" office:value-type="float" office:value="0.574212893553223" calcext:value-type="float">
            <text:p>0.574212893553223</text:p>
          </table:table-cell>
          <table:table-cell table:formula="of:=[.B576]/[.H$2]" office:value-type="float" office:value="0.575212393803098" calcext:value-type="float">
            <text:p>0.575212393803098</text:p>
          </table:table-cell>
          <table:table-cell table:formula="of:=[.C576]/[.H$2]" office:value-type="float" office:value="0.576211894052973" calcext:value-type="float">
            <text:p>0.576211894052973</text:p>
          </table:table-cell>
          <table:table-cell table:number-columns-repeated="2"/>
        </table:table-row>
        <table:table-row table:style-name="ro1">
          <table:table-cell table:formula="of:=[.A576]+2" office:value-type="float" office:value="1151" calcext:value-type="float">
            <text:p>1151</text:p>
          </table:table-cell>
          <table:table-cell table:formula="of:=[.B576]+2" office:value-type="float" office:value="1153" calcext:value-type="float">
            <text:p>1153</text:p>
          </table:table-cell>
          <table:table-cell table:formula="of:=[.C576]+2" office:value-type="float" office:value="1155" calcext:value-type="float">
            <text:p>1155</text:p>
          </table:table-cell>
          <table:table-cell table:formula="of:=[.A577]/[.H$2]" office:value-type="float" office:value="0.575212393803098" calcext:value-type="float">
            <text:p>0.575212393803098</text:p>
          </table:table-cell>
          <table:table-cell table:formula="of:=[.B577]/[.H$2]" office:value-type="float" office:value="0.576211894052973" calcext:value-type="float">
            <text:p>0.576211894052973</text:p>
          </table:table-cell>
          <table:table-cell table:formula="of:=[.C577]/[.H$2]" office:value-type="float" office:value="0.577211394302849" calcext:value-type="float">
            <text:p>0.577211394302849</text:p>
          </table:table-cell>
          <table:table-cell table:number-columns-repeated="2"/>
        </table:table-row>
        <table:table-row table:style-name="ro1">
          <table:table-cell table:formula="of:=[.A577]+2" office:value-type="float" office:value="1153" calcext:value-type="float">
            <text:p>1153</text:p>
          </table:table-cell>
          <table:table-cell table:formula="of:=[.B577]+2" office:value-type="float" office:value="1155" calcext:value-type="float">
            <text:p>1155</text:p>
          </table:table-cell>
          <table:table-cell table:formula="of:=[.C577]+2" office:value-type="float" office:value="1157" calcext:value-type="float">
            <text:p>1157</text:p>
          </table:table-cell>
          <table:table-cell table:formula="of:=[.A578]/[.H$2]" office:value-type="float" office:value="0.576211894052973" calcext:value-type="float">
            <text:p>0.576211894052973</text:p>
          </table:table-cell>
          <table:table-cell table:formula="of:=[.B578]/[.H$2]" office:value-type="float" office:value="0.577211394302849" calcext:value-type="float">
            <text:p>0.577211394302849</text:p>
          </table:table-cell>
          <table:table-cell table:formula="of:=[.C578]/[.H$2]" office:value-type="float" office:value="0.578210894552724" calcext:value-type="float">
            <text:p>0.578210894552724</text:p>
          </table:table-cell>
          <table:table-cell table:number-columns-repeated="2"/>
        </table:table-row>
        <table:table-row table:style-name="ro1">
          <table:table-cell table:formula="of:=[.A578]+2" office:value-type="float" office:value="1155" calcext:value-type="float">
            <text:p>1155</text:p>
          </table:table-cell>
          <table:table-cell table:formula="of:=[.B578]+2" office:value-type="float" office:value="1157" calcext:value-type="float">
            <text:p>1157</text:p>
          </table:table-cell>
          <table:table-cell table:formula="of:=[.C578]+2" office:value-type="float" office:value="1159" calcext:value-type="float">
            <text:p>1159</text:p>
          </table:table-cell>
          <table:table-cell table:formula="of:=[.A579]/[.H$2]" office:value-type="float" office:value="0.577211394302849" calcext:value-type="float">
            <text:p>0.577211394302849</text:p>
          </table:table-cell>
          <table:table-cell table:formula="of:=[.B579]/[.H$2]" office:value-type="float" office:value="0.578210894552724" calcext:value-type="float">
            <text:p>0.578210894552724</text:p>
          </table:table-cell>
          <table:table-cell table:formula="of:=[.C579]/[.H$2]" office:value-type="float" office:value="0.579210394802599" calcext:value-type="float">
            <text:p>0.579210394802599</text:p>
          </table:table-cell>
          <table:table-cell table:number-columns-repeated="2"/>
        </table:table-row>
        <table:table-row table:style-name="ro1">
          <table:table-cell table:formula="of:=[.A579]+2" office:value-type="float" office:value="1157" calcext:value-type="float">
            <text:p>1157</text:p>
          </table:table-cell>
          <table:table-cell table:formula="of:=[.B579]+2" office:value-type="float" office:value="1159" calcext:value-type="float">
            <text:p>1159</text:p>
          </table:table-cell>
          <table:table-cell table:formula="of:=[.C579]+2" office:value-type="float" office:value="1161" calcext:value-type="float">
            <text:p>1161</text:p>
          </table:table-cell>
          <table:table-cell table:formula="of:=[.A580]/[.H$2]" office:value-type="float" office:value="0.578210894552724" calcext:value-type="float">
            <text:p>0.578210894552724</text:p>
          </table:table-cell>
          <table:table-cell table:formula="of:=[.B580]/[.H$2]" office:value-type="float" office:value="0.579210394802599" calcext:value-type="float">
            <text:p>0.579210394802599</text:p>
          </table:table-cell>
          <table:table-cell table:formula="of:=[.C580]/[.H$2]" office:value-type="float" office:value="0.580209895052474" calcext:value-type="float">
            <text:p>0.580209895052474</text:p>
          </table:table-cell>
          <table:table-cell table:number-columns-repeated="2"/>
        </table:table-row>
        <table:table-row table:style-name="ro1">
          <table:table-cell table:formula="of:=[.A580]+2" office:value-type="float" office:value="1159" calcext:value-type="float">
            <text:p>1159</text:p>
          </table:table-cell>
          <table:table-cell table:formula="of:=[.B580]+2" office:value-type="float" office:value="1161" calcext:value-type="float">
            <text:p>1161</text:p>
          </table:table-cell>
          <table:table-cell table:formula="of:=[.C580]+2" office:value-type="float" office:value="1163" calcext:value-type="float">
            <text:p>1163</text:p>
          </table:table-cell>
          <table:table-cell table:formula="of:=[.A581]/[.H$2]" office:value-type="float" office:value="0.579210394802599" calcext:value-type="float">
            <text:p>0.579210394802599</text:p>
          </table:table-cell>
          <table:table-cell table:formula="of:=[.B581]/[.H$2]" office:value-type="float" office:value="0.580209895052474" calcext:value-type="float">
            <text:p>0.580209895052474</text:p>
          </table:table-cell>
          <table:table-cell table:formula="of:=[.C581]/[.H$2]" office:value-type="float" office:value="0.581209395302349" calcext:value-type="float">
            <text:p>0.581209395302349</text:p>
          </table:table-cell>
          <table:table-cell table:number-columns-repeated="2"/>
        </table:table-row>
        <table:table-row table:style-name="ro1">
          <table:table-cell table:formula="of:=[.A581]+2" office:value-type="float" office:value="1161" calcext:value-type="float">
            <text:p>1161</text:p>
          </table:table-cell>
          <table:table-cell table:formula="of:=[.B581]+2" office:value-type="float" office:value="1163" calcext:value-type="float">
            <text:p>1163</text:p>
          </table:table-cell>
          <table:table-cell table:formula="of:=[.C581]+2" office:value-type="float" office:value="1165" calcext:value-type="float">
            <text:p>1165</text:p>
          </table:table-cell>
          <table:table-cell table:formula="of:=[.A582]/[.H$2]" office:value-type="float" office:value="0.580209895052474" calcext:value-type="float">
            <text:p>0.580209895052474</text:p>
          </table:table-cell>
          <table:table-cell table:formula="of:=[.B582]/[.H$2]" office:value-type="float" office:value="0.581209395302349" calcext:value-type="float">
            <text:p>0.581209395302349</text:p>
          </table:table-cell>
          <table:table-cell table:formula="of:=[.C582]/[.H$2]" office:value-type="float" office:value="0.582208895552224" calcext:value-type="float">
            <text:p>0.582208895552224</text:p>
          </table:table-cell>
          <table:table-cell table:number-columns-repeated="2"/>
        </table:table-row>
        <table:table-row table:style-name="ro1">
          <table:table-cell table:formula="of:=[.A582]+2" office:value-type="float" office:value="1163" calcext:value-type="float">
            <text:p>1163</text:p>
          </table:table-cell>
          <table:table-cell table:formula="of:=[.B582]+2" office:value-type="float" office:value="1165" calcext:value-type="float">
            <text:p>1165</text:p>
          </table:table-cell>
          <table:table-cell table:formula="of:=[.C582]+2" office:value-type="float" office:value="1167" calcext:value-type="float">
            <text:p>1167</text:p>
          </table:table-cell>
          <table:table-cell table:formula="of:=[.A583]/[.H$2]" office:value-type="float" office:value="0.581209395302349" calcext:value-type="float">
            <text:p>0.581209395302349</text:p>
          </table:table-cell>
          <table:table-cell table:formula="of:=[.B583]/[.H$2]" office:value-type="float" office:value="0.582208895552224" calcext:value-type="float">
            <text:p>0.582208895552224</text:p>
          </table:table-cell>
          <table:table-cell table:formula="of:=[.C583]/[.H$2]" office:value-type="float" office:value="0.583208395802099" calcext:value-type="float">
            <text:p>0.583208395802099</text:p>
          </table:table-cell>
          <table:table-cell table:number-columns-repeated="2"/>
        </table:table-row>
        <table:table-row table:style-name="ro1">
          <table:table-cell table:formula="of:=[.A583]+2" office:value-type="float" office:value="1165" calcext:value-type="float">
            <text:p>1165</text:p>
          </table:table-cell>
          <table:table-cell table:formula="of:=[.B583]+2" office:value-type="float" office:value="1167" calcext:value-type="float">
            <text:p>1167</text:p>
          </table:table-cell>
          <table:table-cell table:formula="of:=[.C583]+2" office:value-type="float" office:value="1169" calcext:value-type="float">
            <text:p>1169</text:p>
          </table:table-cell>
          <table:table-cell table:formula="of:=[.A584]/[.H$2]" office:value-type="float" office:value="0.582208895552224" calcext:value-type="float">
            <text:p>0.582208895552224</text:p>
          </table:table-cell>
          <table:table-cell table:formula="of:=[.B584]/[.H$2]" office:value-type="float" office:value="0.583208395802099" calcext:value-type="float">
            <text:p>0.583208395802099</text:p>
          </table:table-cell>
          <table:table-cell table:formula="of:=[.C584]/[.H$2]" office:value-type="float" office:value="0.584207896051974" calcext:value-type="float">
            <text:p>0.584207896051974</text:p>
          </table:table-cell>
          <table:table-cell table:number-columns-repeated="2"/>
        </table:table-row>
        <table:table-row table:style-name="ro1">
          <table:table-cell table:formula="of:=[.A584]+2" office:value-type="float" office:value="1167" calcext:value-type="float">
            <text:p>1167</text:p>
          </table:table-cell>
          <table:table-cell table:formula="of:=[.B584]+2" office:value-type="float" office:value="1169" calcext:value-type="float">
            <text:p>1169</text:p>
          </table:table-cell>
          <table:table-cell table:formula="of:=[.C584]+2" office:value-type="float" office:value="1171" calcext:value-type="float">
            <text:p>1171</text:p>
          </table:table-cell>
          <table:table-cell table:formula="of:=[.A585]/[.H$2]" office:value-type="float" office:value="0.583208395802099" calcext:value-type="float">
            <text:p>0.583208395802099</text:p>
          </table:table-cell>
          <table:table-cell table:formula="of:=[.B585]/[.H$2]" office:value-type="float" office:value="0.584207896051974" calcext:value-type="float">
            <text:p>0.584207896051974</text:p>
          </table:table-cell>
          <table:table-cell table:formula="of:=[.C585]/[.H$2]" office:value-type="float" office:value="0.585207396301849" calcext:value-type="float">
            <text:p>0.585207396301849</text:p>
          </table:table-cell>
          <table:table-cell table:number-columns-repeated="2"/>
        </table:table-row>
        <table:table-row table:style-name="ro1">
          <table:table-cell table:formula="of:=[.A585]+2" office:value-type="float" office:value="1169" calcext:value-type="float">
            <text:p>1169</text:p>
          </table:table-cell>
          <table:table-cell table:formula="of:=[.B585]+2" office:value-type="float" office:value="1171" calcext:value-type="float">
            <text:p>1171</text:p>
          </table:table-cell>
          <table:table-cell table:formula="of:=[.C585]+2" office:value-type="float" office:value="1173" calcext:value-type="float">
            <text:p>1173</text:p>
          </table:table-cell>
          <table:table-cell table:formula="of:=[.A586]/[.H$2]" office:value-type="float" office:value="0.584207896051974" calcext:value-type="float">
            <text:p>0.584207896051974</text:p>
          </table:table-cell>
          <table:table-cell table:formula="of:=[.B586]/[.H$2]" office:value-type="float" office:value="0.585207396301849" calcext:value-type="float">
            <text:p>0.585207396301849</text:p>
          </table:table-cell>
          <table:table-cell table:formula="of:=[.C586]/[.H$2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table:formula="of:=[.A586]+2" office:value-type="float" office:value="1171" calcext:value-type="float">
            <text:p>1171</text:p>
          </table:table-cell>
          <table:table-cell table:formula="of:=[.B586]+2" office:value-type="float" office:value="1173" calcext:value-type="float">
            <text:p>1173</text:p>
          </table:table-cell>
          <table:table-cell table:formula="of:=[.C586]+2" office:value-type="float" office:value="1175" calcext:value-type="float">
            <text:p>1175</text:p>
          </table:table-cell>
          <table:table-cell table:formula="of:=[.A587]/[.H$2]" office:value-type="float" office:value="0.585207396301849" calcext:value-type="float">
            <text:p>0.585207396301849</text:p>
          </table:table-cell>
          <table:table-cell table:formula="of:=[.B587]/[.H$2]" office:value-type="float" office:value="0.586206896551724" calcext:value-type="float">
            <text:p>0.586206896551724</text:p>
          </table:table-cell>
          <table:table-cell table:formula="of:=[.C587]/[.H$2]" office:value-type="float" office:value="0.587206396801599" calcext:value-type="float">
            <text:p>0.587206396801599</text:p>
          </table:table-cell>
          <table:table-cell table:number-columns-repeated="2"/>
        </table:table-row>
        <table:table-row table:style-name="ro1">
          <table:table-cell table:formula="of:=[.A587]+2" office:value-type="float" office:value="1173" calcext:value-type="float">
            <text:p>1173</text:p>
          </table:table-cell>
          <table:table-cell table:formula="of:=[.B587]+2" office:value-type="float" office:value="1175" calcext:value-type="float">
            <text:p>1175</text:p>
          </table:table-cell>
          <table:table-cell table:formula="of:=[.C587]+2" office:value-type="float" office:value="1177" calcext:value-type="float">
            <text:p>1177</text:p>
          </table:table-cell>
          <table:table-cell table:formula="of:=[.A588]/[.H$2]" office:value-type="float" office:value="0.586206896551724" calcext:value-type="float">
            <text:p>0.586206896551724</text:p>
          </table:table-cell>
          <table:table-cell table:formula="of:=[.B588]/[.H$2]" office:value-type="float" office:value="0.587206396801599" calcext:value-type="float">
            <text:p>0.587206396801599</text:p>
          </table:table-cell>
          <table:table-cell table:formula="of:=[.C588]/[.H$2]" office:value-type="float" office:value="0.588205897051474" calcext:value-type="float">
            <text:p>0.588205897051474</text:p>
          </table:table-cell>
          <table:table-cell table:number-columns-repeated="2"/>
        </table:table-row>
        <table:table-row table:style-name="ro1">
          <table:table-cell table:formula="of:=[.A588]+2" office:value-type="float" office:value="1175" calcext:value-type="float">
            <text:p>1175</text:p>
          </table:table-cell>
          <table:table-cell table:formula="of:=[.B588]+2" office:value-type="float" office:value="1177" calcext:value-type="float">
            <text:p>1177</text:p>
          </table:table-cell>
          <table:table-cell table:formula="of:=[.C588]+2" office:value-type="float" office:value="1179" calcext:value-type="float">
            <text:p>1179</text:p>
          </table:table-cell>
          <table:table-cell table:formula="of:=[.A589]/[.H$2]" office:value-type="float" office:value="0.587206396801599" calcext:value-type="float">
            <text:p>0.587206396801599</text:p>
          </table:table-cell>
          <table:table-cell table:formula="of:=[.B589]/[.H$2]" office:value-type="float" office:value="0.588205897051474" calcext:value-type="float">
            <text:p>0.588205897051474</text:p>
          </table:table-cell>
          <table:table-cell table:formula="of:=[.C589]/[.H$2]" office:value-type="float" office:value="0.589205397301349" calcext:value-type="float">
            <text:p>0.589205397301349</text:p>
          </table:table-cell>
          <table:table-cell table:number-columns-repeated="2"/>
        </table:table-row>
        <table:table-row table:style-name="ro1">
          <table:table-cell table:formula="of:=[.A589]+2" office:value-type="float" office:value="1177" calcext:value-type="float">
            <text:p>1177</text:p>
          </table:table-cell>
          <table:table-cell table:formula="of:=[.B589]+2" office:value-type="float" office:value="1179" calcext:value-type="float">
            <text:p>1179</text:p>
          </table:table-cell>
          <table:table-cell table:formula="of:=[.C589]+2" office:value-type="float" office:value="1181" calcext:value-type="float">
            <text:p>1181</text:p>
          </table:table-cell>
          <table:table-cell table:formula="of:=[.A590]/[.H$2]" office:value-type="float" office:value="0.588205897051474" calcext:value-type="float">
            <text:p>0.588205897051474</text:p>
          </table:table-cell>
          <table:table-cell table:formula="of:=[.B590]/[.H$2]" office:value-type="float" office:value="0.589205397301349" calcext:value-type="float">
            <text:p>0.589205397301349</text:p>
          </table:table-cell>
          <table:table-cell table:formula="of:=[.C590]/[.H$2]" office:value-type="float" office:value="0.590204897551224" calcext:value-type="float">
            <text:p>0.590204897551224</text:p>
          </table:table-cell>
          <table:table-cell table:number-columns-repeated="2"/>
        </table:table-row>
        <table:table-row table:style-name="ro1">
          <table:table-cell table:formula="of:=[.A590]+2" office:value-type="float" office:value="1179" calcext:value-type="float">
            <text:p>1179</text:p>
          </table:table-cell>
          <table:table-cell table:formula="of:=[.B590]+2" office:value-type="float" office:value="1181" calcext:value-type="float">
            <text:p>1181</text:p>
          </table:table-cell>
          <table:table-cell table:formula="of:=[.C590]+2" office:value-type="float" office:value="1183" calcext:value-type="float">
            <text:p>1183</text:p>
          </table:table-cell>
          <table:table-cell table:formula="of:=[.A591]/[.H$2]" office:value-type="float" office:value="0.589205397301349" calcext:value-type="float">
            <text:p>0.589205397301349</text:p>
          </table:table-cell>
          <table:table-cell table:formula="of:=[.B591]/[.H$2]" office:value-type="float" office:value="0.590204897551224" calcext:value-type="float">
            <text:p>0.590204897551224</text:p>
          </table:table-cell>
          <table:table-cell table:formula="of:=[.C591]/[.H$2]" office:value-type="float" office:value="0.591204397801099" calcext:value-type="float">
            <text:p>0.591204397801099</text:p>
          </table:table-cell>
          <table:table-cell table:number-columns-repeated="2"/>
        </table:table-row>
        <table:table-row table:style-name="ro1">
          <table:table-cell table:formula="of:=[.A591]+2" office:value-type="float" office:value="1181" calcext:value-type="float">
            <text:p>1181</text:p>
          </table:table-cell>
          <table:table-cell table:formula="of:=[.B591]+2" office:value-type="float" office:value="1183" calcext:value-type="float">
            <text:p>1183</text:p>
          </table:table-cell>
          <table:table-cell table:formula="of:=[.C591]+2" office:value-type="float" office:value="1185" calcext:value-type="float">
            <text:p>1185</text:p>
          </table:table-cell>
          <table:table-cell table:formula="of:=[.A592]/[.H$2]" office:value-type="float" office:value="0.590204897551224" calcext:value-type="float">
            <text:p>0.590204897551224</text:p>
          </table:table-cell>
          <table:table-cell table:formula="of:=[.B592]/[.H$2]" office:value-type="float" office:value="0.591204397801099" calcext:value-type="float">
            <text:p>0.591204397801099</text:p>
          </table:table-cell>
          <table:table-cell table:formula="of:=[.C592]/[.H$2]" office:value-type="float" office:value="0.592203898050975" calcext:value-type="float">
            <text:p>0.592203898050975</text:p>
          </table:table-cell>
          <table:table-cell table:number-columns-repeated="2"/>
        </table:table-row>
        <table:table-row table:style-name="ro1">
          <table:table-cell table:formula="of:=[.A592]+2" office:value-type="float" office:value="1183" calcext:value-type="float">
            <text:p>1183</text:p>
          </table:table-cell>
          <table:table-cell table:formula="of:=[.B592]+2" office:value-type="float" office:value="1185" calcext:value-type="float">
            <text:p>1185</text:p>
          </table:table-cell>
          <table:table-cell table:formula="of:=[.C592]+2" office:value-type="float" office:value="1187" calcext:value-type="float">
            <text:p>1187</text:p>
          </table:table-cell>
          <table:table-cell table:formula="of:=[.A593]/[.H$2]" office:value-type="float" office:value="0.591204397801099" calcext:value-type="float">
            <text:p>0.591204397801099</text:p>
          </table:table-cell>
          <table:table-cell table:formula="of:=[.B593]/[.H$2]" office:value-type="float" office:value="0.592203898050975" calcext:value-type="float">
            <text:p>0.592203898050975</text:p>
          </table:table-cell>
          <table:table-cell table:formula="of:=[.C593]/[.H$2]" office:value-type="float" office:value="0.59320339830085" calcext:value-type="float">
            <text:p>0.59320339830085</text:p>
          </table:table-cell>
          <table:table-cell table:number-columns-repeated="2"/>
        </table:table-row>
        <table:table-row table:style-name="ro1">
          <table:table-cell table:formula="of:=[.A593]+2" office:value-type="float" office:value="1185" calcext:value-type="float">
            <text:p>1185</text:p>
          </table:table-cell>
          <table:table-cell table:formula="of:=[.B593]+2" office:value-type="float" office:value="1187" calcext:value-type="float">
            <text:p>1187</text:p>
          </table:table-cell>
          <table:table-cell table:formula="of:=[.C593]+2" office:value-type="float" office:value="1189" calcext:value-type="float">
            <text:p>1189</text:p>
          </table:table-cell>
          <table:table-cell table:formula="of:=[.A594]/[.H$2]" office:value-type="float" office:value="0.592203898050975" calcext:value-type="float">
            <text:p>0.592203898050975</text:p>
          </table:table-cell>
          <table:table-cell table:formula="of:=[.B594]/[.H$2]" office:value-type="float" office:value="0.59320339830085" calcext:value-type="float">
            <text:p>0.59320339830085</text:p>
          </table:table-cell>
          <table:table-cell table:formula="of:=[.C594]/[.H$2]" office:value-type="float" office:value="0.594202898550725" calcext:value-type="float">
            <text:p>0.594202898550725</text:p>
          </table:table-cell>
          <table:table-cell table:number-columns-repeated="2"/>
        </table:table-row>
        <table:table-row table:style-name="ro1">
          <table:table-cell table:formula="of:=[.A594]+2" office:value-type="float" office:value="1187" calcext:value-type="float">
            <text:p>1187</text:p>
          </table:table-cell>
          <table:table-cell table:formula="of:=[.B594]+2" office:value-type="float" office:value="1189" calcext:value-type="float">
            <text:p>1189</text:p>
          </table:table-cell>
          <table:table-cell table:formula="of:=[.C594]+2" office:value-type="float" office:value="1191" calcext:value-type="float">
            <text:p>1191</text:p>
          </table:table-cell>
          <table:table-cell table:formula="of:=[.A595]/[.H$2]" office:value-type="float" office:value="0.59320339830085" calcext:value-type="float">
            <text:p>0.59320339830085</text:p>
          </table:table-cell>
          <table:table-cell table:formula="of:=[.B595]/[.H$2]" office:value-type="float" office:value="0.594202898550725" calcext:value-type="float">
            <text:p>0.594202898550725</text:p>
          </table:table-cell>
          <table:table-cell table:formula="of:=[.C595]/[.H$2]" office:value-type="float" office:value="0.5952023988006" calcext:value-type="float">
            <text:p>0.5952023988006</text:p>
          </table:table-cell>
          <table:table-cell table:number-columns-repeated="2"/>
        </table:table-row>
        <table:table-row table:style-name="ro1">
          <table:table-cell table:formula="of:=[.A595]+2" office:value-type="float" office:value="1189" calcext:value-type="float">
            <text:p>1189</text:p>
          </table:table-cell>
          <table:table-cell table:formula="of:=[.B595]+2" office:value-type="float" office:value="1191" calcext:value-type="float">
            <text:p>1191</text:p>
          </table:table-cell>
          <table:table-cell table:formula="of:=[.C595]+2" office:value-type="float" office:value="1193" calcext:value-type="float">
            <text:p>1193</text:p>
          </table:table-cell>
          <table:table-cell table:formula="of:=[.A596]/[.H$2]" office:value-type="float" office:value="0.594202898550725" calcext:value-type="float">
            <text:p>0.594202898550725</text:p>
          </table:table-cell>
          <table:table-cell table:formula="of:=[.B596]/[.H$2]" office:value-type="float" office:value="0.5952023988006" calcext:value-type="float">
            <text:p>0.5952023988006</text:p>
          </table:table-cell>
          <table:table-cell table:formula="of:=[.C596]/[.H$2]" office:value-type="float" office:value="0.596201899050475" calcext:value-type="float">
            <text:p>0.596201899050475</text:p>
          </table:table-cell>
          <table:table-cell table:number-columns-repeated="2"/>
        </table:table-row>
        <table:table-row table:style-name="ro1">
          <table:table-cell table:formula="of:=[.A596]+2" office:value-type="float" office:value="1191" calcext:value-type="float">
            <text:p>1191</text:p>
          </table:table-cell>
          <table:table-cell table:formula="of:=[.B596]+2" office:value-type="float" office:value="1193" calcext:value-type="float">
            <text:p>1193</text:p>
          </table:table-cell>
          <table:table-cell table:formula="of:=[.C596]+2" office:value-type="float" office:value="1195" calcext:value-type="float">
            <text:p>1195</text:p>
          </table:table-cell>
          <table:table-cell table:formula="of:=[.A597]/[.H$2]" office:value-type="float" office:value="0.5952023988006" calcext:value-type="float">
            <text:p>0.5952023988006</text:p>
          </table:table-cell>
          <table:table-cell table:formula="of:=[.B597]/[.H$2]" office:value-type="float" office:value="0.596201899050475" calcext:value-type="float">
            <text:p>0.596201899050475</text:p>
          </table:table-cell>
          <table:table-cell table:formula="of:=[.C597]/[.H$2]" office:value-type="float" office:value="0.59720139930035" calcext:value-type="float">
            <text:p>0.59720139930035</text:p>
          </table:table-cell>
          <table:table-cell table:number-columns-repeated="2"/>
        </table:table-row>
        <table:table-row table:style-name="ro1">
          <table:table-cell table:formula="of:=[.A597]+2" office:value-type="float" office:value="1193" calcext:value-type="float">
            <text:p>1193</text:p>
          </table:table-cell>
          <table:table-cell table:formula="of:=[.B597]+2" office:value-type="float" office:value="1195" calcext:value-type="float">
            <text:p>1195</text:p>
          </table:table-cell>
          <table:table-cell table:formula="of:=[.C597]+2" office:value-type="float" office:value="1197" calcext:value-type="float">
            <text:p>1197</text:p>
          </table:table-cell>
          <table:table-cell table:formula="of:=[.A598]/[.H$2]" office:value-type="float" office:value="0.596201899050475" calcext:value-type="float">
            <text:p>0.596201899050475</text:p>
          </table:table-cell>
          <table:table-cell table:formula="of:=[.B598]/[.H$2]" office:value-type="float" office:value="0.59720139930035" calcext:value-type="float">
            <text:p>0.59720139930035</text:p>
          </table:table-cell>
          <table:table-cell table:formula="of:=[.C598]/[.H$2]" office:value-type="float" office:value="0.598200899550225" calcext:value-type="float">
            <text:p>0.598200899550225</text:p>
          </table:table-cell>
          <table:table-cell table:number-columns-repeated="2"/>
        </table:table-row>
        <table:table-row table:style-name="ro1">
          <table:table-cell table:formula="of:=[.A598]+2" office:value-type="float" office:value="1195" calcext:value-type="float">
            <text:p>1195</text:p>
          </table:table-cell>
          <table:table-cell table:formula="of:=[.B598]+2" office:value-type="float" office:value="1197" calcext:value-type="float">
            <text:p>1197</text:p>
          </table:table-cell>
          <table:table-cell table:formula="of:=[.C598]+2" office:value-type="float" office:value="1199" calcext:value-type="float">
            <text:p>1199</text:p>
          </table:table-cell>
          <table:table-cell table:formula="of:=[.A599]/[.H$2]" office:value-type="float" office:value="0.59720139930035" calcext:value-type="float">
            <text:p>0.59720139930035</text:p>
          </table:table-cell>
          <table:table-cell table:formula="of:=[.B599]/[.H$2]" office:value-type="float" office:value="0.598200899550225" calcext:value-type="float">
            <text:p>0.598200899550225</text:p>
          </table:table-cell>
          <table:table-cell table:formula="of:=[.C599]/[.H$2]" office:value-type="float" office:value="0.5992003998001" calcext:value-type="float">
            <text:p>0.5992003998001</text:p>
          </table:table-cell>
          <table:table-cell table:number-columns-repeated="2"/>
        </table:table-row>
        <table:table-row table:style-name="ro1">
          <table:table-cell table:formula="of:=[.A599]+2" office:value-type="float" office:value="1197" calcext:value-type="float">
            <text:p>1197</text:p>
          </table:table-cell>
          <table:table-cell table:formula="of:=[.B599]+2" office:value-type="float" office:value="1199" calcext:value-type="float">
            <text:p>1199</text:p>
          </table:table-cell>
          <table:table-cell table:formula="of:=[.C599]+2" office:value-type="float" office:value="1201" calcext:value-type="float">
            <text:p>1201</text:p>
          </table:table-cell>
          <table:table-cell table:formula="of:=[.A600]/[.H$2]" office:value-type="float" office:value="0.598200899550225" calcext:value-type="float">
            <text:p>0.598200899550225</text:p>
          </table:table-cell>
          <table:table-cell table:formula="of:=[.B600]/[.H$2]" office:value-type="float" office:value="0.5992003998001" calcext:value-type="float">
            <text:p>0.5992003998001</text:p>
          </table:table-cell>
          <table:table-cell table:formula="of:=[.C600]/[.H$2]" office:value-type="float" office:value="0.600199900049975" calcext:value-type="float">
            <text:p>0.600199900049975</text:p>
          </table:table-cell>
          <table:table-cell table:number-columns-repeated="2"/>
        </table:table-row>
        <table:table-row table:style-name="ro1">
          <table:table-cell table:formula="of:=[.A600]+2" office:value-type="float" office:value="1199" calcext:value-type="float">
            <text:p>1199</text:p>
          </table:table-cell>
          <table:table-cell table:formula="of:=[.B600]+2" office:value-type="float" office:value="1201" calcext:value-type="float">
            <text:p>1201</text:p>
          </table:table-cell>
          <table:table-cell table:formula="of:=[.C600]+2" office:value-type="float" office:value="1203" calcext:value-type="float">
            <text:p>1203</text:p>
          </table:table-cell>
          <table:table-cell table:formula="of:=[.A601]/[.H$2]" office:value-type="float" office:value="0.5992003998001" calcext:value-type="float">
            <text:p>0.5992003998001</text:p>
          </table:table-cell>
          <table:table-cell table:formula="of:=[.B601]/[.H$2]" office:value-type="float" office:value="0.600199900049975" calcext:value-type="float">
            <text:p>0.600199900049975</text:p>
          </table:table-cell>
          <table:table-cell table:formula="of:=[.C601]/[.H$2]" office:value-type="float" office:value="0.60119940029985" calcext:value-type="float">
            <text:p>0.60119940029985</text:p>
          </table:table-cell>
          <table:table-cell table:number-columns-repeated="2"/>
        </table:table-row>
        <table:table-row table:style-name="ro1">
          <table:table-cell table:formula="of:=[.A601]+2" office:value-type="float" office:value="1201" calcext:value-type="float">
            <text:p>1201</text:p>
          </table:table-cell>
          <table:table-cell table:formula="of:=[.B601]+2" office:value-type="float" office:value="1203" calcext:value-type="float">
            <text:p>1203</text:p>
          </table:table-cell>
          <table:table-cell table:formula="of:=[.C601]+2" office:value-type="float" office:value="1205" calcext:value-type="float">
            <text:p>1205</text:p>
          </table:table-cell>
          <table:table-cell table:formula="of:=[.A602]/[.H$2]" office:value-type="float" office:value="0.600199900049975" calcext:value-type="float">
            <text:p>0.600199900049975</text:p>
          </table:table-cell>
          <table:table-cell table:formula="of:=[.B602]/[.H$2]" office:value-type="float" office:value="0.60119940029985" calcext:value-type="float">
            <text:p>0.60119940029985</text:p>
          </table:table-cell>
          <table:table-cell table:formula="of:=[.C602]/[.H$2]" office:value-type="float" office:value="0.602198900549725" calcext:value-type="float">
            <text:p>0.602198900549725</text:p>
          </table:table-cell>
          <table:table-cell table:number-columns-repeated="2"/>
        </table:table-row>
        <table:table-row table:style-name="ro1">
          <table:table-cell table:formula="of:=[.A602]+2" office:value-type="float" office:value="1203" calcext:value-type="float">
            <text:p>1203</text:p>
          </table:table-cell>
          <table:table-cell table:formula="of:=[.B602]+2" office:value-type="float" office:value="1205" calcext:value-type="float">
            <text:p>1205</text:p>
          </table:table-cell>
          <table:table-cell table:formula="of:=[.C602]+2" office:value-type="float" office:value="1207" calcext:value-type="float">
            <text:p>1207</text:p>
          </table:table-cell>
          <table:table-cell table:formula="of:=[.A603]/[.H$2]" office:value-type="float" office:value="0.60119940029985" calcext:value-type="float">
            <text:p>0.60119940029985</text:p>
          </table:table-cell>
          <table:table-cell table:formula="of:=[.B603]/[.H$2]" office:value-type="float" office:value="0.602198900549725" calcext:value-type="float">
            <text:p>0.602198900549725</text:p>
          </table:table-cell>
          <table:table-cell table:formula="of:=[.C603]/[.H$2]" office:value-type="float" office:value="0.6031984007996" calcext:value-type="float">
            <text:p>0.6031984007996</text:p>
          </table:table-cell>
          <table:table-cell table:number-columns-repeated="2"/>
        </table:table-row>
        <table:table-row table:style-name="ro1">
          <table:table-cell table:formula="of:=[.A603]+2" office:value-type="float" office:value="1205" calcext:value-type="float">
            <text:p>1205</text:p>
          </table:table-cell>
          <table:table-cell table:formula="of:=[.B603]+2" office:value-type="float" office:value="1207" calcext:value-type="float">
            <text:p>1207</text:p>
          </table:table-cell>
          <table:table-cell table:formula="of:=[.C603]+2" office:value-type="float" office:value="1209" calcext:value-type="float">
            <text:p>1209</text:p>
          </table:table-cell>
          <table:table-cell table:formula="of:=[.A604]/[.H$2]" office:value-type="float" office:value="0.602198900549725" calcext:value-type="float">
            <text:p>0.602198900549725</text:p>
          </table:table-cell>
          <table:table-cell table:formula="of:=[.B604]/[.H$2]" office:value-type="float" office:value="0.6031984007996" calcext:value-type="float">
            <text:p>0.6031984007996</text:p>
          </table:table-cell>
          <table:table-cell table:formula="of:=[.C604]/[.H$2]" office:value-type="float" office:value="0.604197901049475" calcext:value-type="float">
            <text:p>0.604197901049475</text:p>
          </table:table-cell>
          <table:table-cell table:number-columns-repeated="2"/>
        </table:table-row>
        <table:table-row table:style-name="ro1">
          <table:table-cell table:formula="of:=[.A604]+2" office:value-type="float" office:value="1207" calcext:value-type="float">
            <text:p>1207</text:p>
          </table:table-cell>
          <table:table-cell table:formula="of:=[.B604]+2" office:value-type="float" office:value="1209" calcext:value-type="float">
            <text:p>1209</text:p>
          </table:table-cell>
          <table:table-cell table:formula="of:=[.C604]+2" office:value-type="float" office:value="1211" calcext:value-type="float">
            <text:p>1211</text:p>
          </table:table-cell>
          <table:table-cell table:formula="of:=[.A605]/[.H$2]" office:value-type="float" office:value="0.6031984007996" calcext:value-type="float">
            <text:p>0.6031984007996</text:p>
          </table:table-cell>
          <table:table-cell table:formula="of:=[.B605]/[.H$2]" office:value-type="float" office:value="0.604197901049475" calcext:value-type="float">
            <text:p>0.604197901049475</text:p>
          </table:table-cell>
          <table:table-cell table:formula="of:=[.C605]/[.H$2]" office:value-type="float" office:value="0.60519740129935" calcext:value-type="float">
            <text:p>0.60519740129935</text:p>
          </table:table-cell>
          <table:table-cell table:number-columns-repeated="2"/>
        </table:table-row>
        <table:table-row table:style-name="ro1">
          <table:table-cell table:formula="of:=[.A605]+2" office:value-type="float" office:value="1209" calcext:value-type="float">
            <text:p>1209</text:p>
          </table:table-cell>
          <table:table-cell table:formula="of:=[.B605]+2" office:value-type="float" office:value="1211" calcext:value-type="float">
            <text:p>1211</text:p>
          </table:table-cell>
          <table:table-cell table:formula="of:=[.C605]+2" office:value-type="float" office:value="1213" calcext:value-type="float">
            <text:p>1213</text:p>
          </table:table-cell>
          <table:table-cell table:formula="of:=[.A606]/[.H$2]" office:value-type="float" office:value="0.604197901049475" calcext:value-type="float">
            <text:p>0.604197901049475</text:p>
          </table:table-cell>
          <table:table-cell table:formula="of:=[.B606]/[.H$2]" office:value-type="float" office:value="0.60519740129935" calcext:value-type="float">
            <text:p>0.60519740129935</text:p>
          </table:table-cell>
          <table:table-cell table:formula="of:=[.C606]/[.H$2]" office:value-type="float" office:value="0.606196901549225" calcext:value-type="float">
            <text:p>0.606196901549225</text:p>
          </table:table-cell>
          <table:table-cell table:number-columns-repeated="2"/>
        </table:table-row>
        <table:table-row table:style-name="ro1">
          <table:table-cell table:formula="of:=[.A606]+2" office:value-type="float" office:value="1211" calcext:value-type="float">
            <text:p>1211</text:p>
          </table:table-cell>
          <table:table-cell table:formula="of:=[.B606]+2" office:value-type="float" office:value="1213" calcext:value-type="float">
            <text:p>1213</text:p>
          </table:table-cell>
          <table:table-cell table:formula="of:=[.C606]+2" office:value-type="float" office:value="1215" calcext:value-type="float">
            <text:p>1215</text:p>
          </table:table-cell>
          <table:table-cell table:formula="of:=[.A607]/[.H$2]" office:value-type="float" office:value="0.60519740129935" calcext:value-type="float">
            <text:p>0.60519740129935</text:p>
          </table:table-cell>
          <table:table-cell table:formula="of:=[.B607]/[.H$2]" office:value-type="float" office:value="0.606196901549225" calcext:value-type="float">
            <text:p>0.606196901549225</text:p>
          </table:table-cell>
          <table:table-cell table:formula="of:=[.C607]/[.H$2]" office:value-type="float" office:value="0.6071964017991" calcext:value-type="float">
            <text:p>0.6071964017991</text:p>
          </table:table-cell>
          <table:table-cell table:number-columns-repeated="2"/>
        </table:table-row>
        <table:table-row table:style-name="ro1">
          <table:table-cell table:formula="of:=[.A607]+2" office:value-type="float" office:value="1213" calcext:value-type="float">
            <text:p>1213</text:p>
          </table:table-cell>
          <table:table-cell table:formula="of:=[.B607]+2" office:value-type="float" office:value="1215" calcext:value-type="float">
            <text:p>1215</text:p>
          </table:table-cell>
          <table:table-cell table:formula="of:=[.C607]+2" office:value-type="float" office:value="1217" calcext:value-type="float">
            <text:p>1217</text:p>
          </table:table-cell>
          <table:table-cell table:formula="of:=[.A608]/[.H$2]" office:value-type="float" office:value="0.606196901549225" calcext:value-type="float">
            <text:p>0.606196901549225</text:p>
          </table:table-cell>
          <table:table-cell table:formula="of:=[.B608]/[.H$2]" office:value-type="float" office:value="0.6071964017991" calcext:value-type="float">
            <text:p>0.6071964017991</text:p>
          </table:table-cell>
          <table:table-cell table:formula="of:=[.C608]/[.H$2]" office:value-type="float" office:value="0.608195902048976" calcext:value-type="float">
            <text:p>0.608195902048976</text:p>
          </table:table-cell>
          <table:table-cell table:number-columns-repeated="2"/>
        </table:table-row>
        <table:table-row table:style-name="ro1">
          <table:table-cell table:formula="of:=[.A608]+2" office:value-type="float" office:value="1215" calcext:value-type="float">
            <text:p>1215</text:p>
          </table:table-cell>
          <table:table-cell table:formula="of:=[.B608]+2" office:value-type="float" office:value="1217" calcext:value-type="float">
            <text:p>1217</text:p>
          </table:table-cell>
          <table:table-cell table:formula="of:=[.C608]+2" office:value-type="float" office:value="1219" calcext:value-type="float">
            <text:p>1219</text:p>
          </table:table-cell>
          <table:table-cell table:formula="of:=[.A609]/[.H$2]" office:value-type="float" office:value="0.6071964017991" calcext:value-type="float">
            <text:p>0.6071964017991</text:p>
          </table:table-cell>
          <table:table-cell table:formula="of:=[.B609]/[.H$2]" office:value-type="float" office:value="0.608195902048976" calcext:value-type="float">
            <text:p>0.608195902048976</text:p>
          </table:table-cell>
          <table:table-cell table:formula="of:=[.C609]/[.H$2]" office:value-type="float" office:value="0.609195402298851" calcext:value-type="float">
            <text:p>0.609195402298851</text:p>
          </table:table-cell>
          <table:table-cell table:number-columns-repeated="2"/>
        </table:table-row>
        <table:table-row table:style-name="ro1">
          <table:table-cell table:formula="of:=[.A609]+2" office:value-type="float" office:value="1217" calcext:value-type="float">
            <text:p>1217</text:p>
          </table:table-cell>
          <table:table-cell table:formula="of:=[.B609]+2" office:value-type="float" office:value="1219" calcext:value-type="float">
            <text:p>1219</text:p>
          </table:table-cell>
          <table:table-cell table:formula="of:=[.C609]+2" office:value-type="float" office:value="1221" calcext:value-type="float">
            <text:p>1221</text:p>
          </table:table-cell>
          <table:table-cell table:formula="of:=[.A610]/[.H$2]" office:value-type="float" office:value="0.608195902048976" calcext:value-type="float">
            <text:p>0.608195902048976</text:p>
          </table:table-cell>
          <table:table-cell table:formula="of:=[.B610]/[.H$2]" office:value-type="float" office:value="0.609195402298851" calcext:value-type="float">
            <text:p>0.609195402298851</text:p>
          </table:table-cell>
          <table:table-cell table:formula="of:=[.C610]/[.H$2]" office:value-type="float" office:value="0.610194902548726" calcext:value-type="float">
            <text:p>0.610194902548726</text:p>
          </table:table-cell>
          <table:table-cell table:number-columns-repeated="2"/>
        </table:table-row>
        <table:table-row table:style-name="ro1">
          <table:table-cell table:formula="of:=[.A610]+2" office:value-type="float" office:value="1219" calcext:value-type="float">
            <text:p>1219</text:p>
          </table:table-cell>
          <table:table-cell table:formula="of:=[.B610]+2" office:value-type="float" office:value="1221" calcext:value-type="float">
            <text:p>1221</text:p>
          </table:table-cell>
          <table:table-cell table:formula="of:=[.C610]+2" office:value-type="float" office:value="1223" calcext:value-type="float">
            <text:p>1223</text:p>
          </table:table-cell>
          <table:table-cell table:formula="of:=[.A611]/[.H$2]" office:value-type="float" office:value="0.609195402298851" calcext:value-type="float">
            <text:p>0.609195402298851</text:p>
          </table:table-cell>
          <table:table-cell table:formula="of:=[.B611]/[.H$2]" office:value-type="float" office:value="0.610194902548726" calcext:value-type="float">
            <text:p>0.610194902548726</text:p>
          </table:table-cell>
          <table:table-cell table:formula="of:=[.C611]/[.H$2]" office:value-type="float" office:value="0.611194402798601" calcext:value-type="float">
            <text:p>0.611194402798601</text:p>
          </table:table-cell>
          <table:table-cell table:number-columns-repeated="2"/>
        </table:table-row>
        <table:table-row table:style-name="ro1">
          <table:table-cell table:formula="of:=[.A611]+2" office:value-type="float" office:value="1221" calcext:value-type="float">
            <text:p>1221</text:p>
          </table:table-cell>
          <table:table-cell table:formula="of:=[.B611]+2" office:value-type="float" office:value="1223" calcext:value-type="float">
            <text:p>1223</text:p>
          </table:table-cell>
          <table:table-cell table:formula="of:=[.C611]+2" office:value-type="float" office:value="1225" calcext:value-type="float">
            <text:p>1225</text:p>
          </table:table-cell>
          <table:table-cell table:formula="of:=[.A612]/[.H$2]" office:value-type="float" office:value="0.610194902548726" calcext:value-type="float">
            <text:p>0.610194902548726</text:p>
          </table:table-cell>
          <table:table-cell table:formula="of:=[.B612]/[.H$2]" office:value-type="float" office:value="0.611194402798601" calcext:value-type="float">
            <text:p>0.611194402798601</text:p>
          </table:table-cell>
          <table:table-cell table:formula="of:=[.C612]/[.H$2]" office:value-type="float" office:value="0.612193903048476" calcext:value-type="float">
            <text:p>0.612193903048476</text:p>
          </table:table-cell>
          <table:table-cell table:number-columns-repeated="2"/>
        </table:table-row>
        <table:table-row table:style-name="ro1">
          <table:table-cell table:formula="of:=[.A612]+2" office:value-type="float" office:value="1223" calcext:value-type="float">
            <text:p>1223</text:p>
          </table:table-cell>
          <table:table-cell table:formula="of:=[.B612]+2" office:value-type="float" office:value="1225" calcext:value-type="float">
            <text:p>1225</text:p>
          </table:table-cell>
          <table:table-cell table:formula="of:=[.C612]+2" office:value-type="float" office:value="1227" calcext:value-type="float">
            <text:p>1227</text:p>
          </table:table-cell>
          <table:table-cell table:formula="of:=[.A613]/[.H$2]" office:value-type="float" office:value="0.611194402798601" calcext:value-type="float">
            <text:p>0.611194402798601</text:p>
          </table:table-cell>
          <table:table-cell table:formula="of:=[.B613]/[.H$2]" office:value-type="float" office:value="0.612193903048476" calcext:value-type="float">
            <text:p>0.612193903048476</text:p>
          </table:table-cell>
          <table:table-cell table:formula="of:=[.C613]/[.H$2]" office:value-type="float" office:value="0.613193403298351" calcext:value-type="float">
            <text:p>0.613193403298351</text:p>
          </table:table-cell>
          <table:table-cell table:number-columns-repeated="2"/>
        </table:table-row>
        <table:table-row table:style-name="ro1">
          <table:table-cell table:formula="of:=[.A613]+2" office:value-type="float" office:value="1225" calcext:value-type="float">
            <text:p>1225</text:p>
          </table:table-cell>
          <table:table-cell table:formula="of:=[.B613]+2" office:value-type="float" office:value="1227" calcext:value-type="float">
            <text:p>1227</text:p>
          </table:table-cell>
          <table:table-cell table:formula="of:=[.C613]+2" office:value-type="float" office:value="1229" calcext:value-type="float">
            <text:p>1229</text:p>
          </table:table-cell>
          <table:table-cell table:formula="of:=[.A614]/[.H$2]" office:value-type="float" office:value="0.612193903048476" calcext:value-type="float">
            <text:p>0.612193903048476</text:p>
          </table:table-cell>
          <table:table-cell table:formula="of:=[.B614]/[.H$2]" office:value-type="float" office:value="0.613193403298351" calcext:value-type="float">
            <text:p>0.613193403298351</text:p>
          </table:table-cell>
          <table:table-cell table:formula="of:=[.C614]/[.H$2]" office:value-type="float" office:value="0.614192903548226" calcext:value-type="float">
            <text:p>0.614192903548226</text:p>
          </table:table-cell>
          <table:table-cell table:number-columns-repeated="2"/>
        </table:table-row>
        <table:table-row table:style-name="ro1">
          <table:table-cell table:formula="of:=[.A614]+2" office:value-type="float" office:value="1227" calcext:value-type="float">
            <text:p>1227</text:p>
          </table:table-cell>
          <table:table-cell table:formula="of:=[.B614]+2" office:value-type="float" office:value="1229" calcext:value-type="float">
            <text:p>1229</text:p>
          </table:table-cell>
          <table:table-cell table:formula="of:=[.C614]+2" office:value-type="float" office:value="1231" calcext:value-type="float">
            <text:p>1231</text:p>
          </table:table-cell>
          <table:table-cell table:formula="of:=[.A615]/[.H$2]" office:value-type="float" office:value="0.613193403298351" calcext:value-type="float">
            <text:p>0.613193403298351</text:p>
          </table:table-cell>
          <table:table-cell table:formula="of:=[.B615]/[.H$2]" office:value-type="float" office:value="0.614192903548226" calcext:value-type="float">
            <text:p>0.614192903548226</text:p>
          </table:table-cell>
          <table:table-cell table:formula="of:=[.C615]/[.H$2]" office:value-type="float" office:value="0.615192403798101" calcext:value-type="float">
            <text:p>0.615192403798101</text:p>
          </table:table-cell>
          <table:table-cell table:number-columns-repeated="2"/>
        </table:table-row>
        <table:table-row table:style-name="ro1">
          <table:table-cell table:formula="of:=[.A615]+2" office:value-type="float" office:value="1229" calcext:value-type="float">
            <text:p>1229</text:p>
          </table:table-cell>
          <table:table-cell table:formula="of:=[.B615]+2" office:value-type="float" office:value="1231" calcext:value-type="float">
            <text:p>1231</text:p>
          </table:table-cell>
          <table:table-cell table:formula="of:=[.C615]+2" office:value-type="float" office:value="1233" calcext:value-type="float">
            <text:p>1233</text:p>
          </table:table-cell>
          <table:table-cell table:formula="of:=[.A616]/[.H$2]" office:value-type="float" office:value="0.614192903548226" calcext:value-type="float">
            <text:p>0.614192903548226</text:p>
          </table:table-cell>
          <table:table-cell table:formula="of:=[.B616]/[.H$2]" office:value-type="float" office:value="0.615192403798101" calcext:value-type="float">
            <text:p>0.615192403798101</text:p>
          </table:table-cell>
          <table:table-cell table:formula="of:=[.C616]/[.H$2]" office:value-type="float" office:value="0.616191904047976" calcext:value-type="float">
            <text:p>0.616191904047976</text:p>
          </table:table-cell>
          <table:table-cell table:number-columns-repeated="2"/>
        </table:table-row>
        <table:table-row table:style-name="ro1">
          <table:table-cell table:formula="of:=[.A616]+2" office:value-type="float" office:value="1231" calcext:value-type="float">
            <text:p>1231</text:p>
          </table:table-cell>
          <table:table-cell table:formula="of:=[.B616]+2" office:value-type="float" office:value="1233" calcext:value-type="float">
            <text:p>1233</text:p>
          </table:table-cell>
          <table:table-cell table:formula="of:=[.C616]+2" office:value-type="float" office:value="1235" calcext:value-type="float">
            <text:p>1235</text:p>
          </table:table-cell>
          <table:table-cell table:formula="of:=[.A617]/[.H$2]" office:value-type="float" office:value="0.615192403798101" calcext:value-type="float">
            <text:p>0.615192403798101</text:p>
          </table:table-cell>
          <table:table-cell table:formula="of:=[.B617]/[.H$2]" office:value-type="float" office:value="0.616191904047976" calcext:value-type="float">
            <text:p>0.616191904047976</text:p>
          </table:table-cell>
          <table:table-cell table:formula="of:=[.C617]/[.H$2]" office:value-type="float" office:value="0.617191404297851" calcext:value-type="float">
            <text:p>0.617191404297851</text:p>
          </table:table-cell>
          <table:table-cell table:number-columns-repeated="2"/>
        </table:table-row>
        <table:table-row table:style-name="ro1">
          <table:table-cell table:formula="of:=[.A617]+2" office:value-type="float" office:value="1233" calcext:value-type="float">
            <text:p>1233</text:p>
          </table:table-cell>
          <table:table-cell table:formula="of:=[.B617]+2" office:value-type="float" office:value="1235" calcext:value-type="float">
            <text:p>1235</text:p>
          </table:table-cell>
          <table:table-cell table:formula="of:=[.C617]+2" office:value-type="float" office:value="1237" calcext:value-type="float">
            <text:p>1237</text:p>
          </table:table-cell>
          <table:table-cell table:formula="of:=[.A618]/[.H$2]" office:value-type="float" office:value="0.616191904047976" calcext:value-type="float">
            <text:p>0.616191904047976</text:p>
          </table:table-cell>
          <table:table-cell table:formula="of:=[.B618]/[.H$2]" office:value-type="float" office:value="0.617191404297851" calcext:value-type="float">
            <text:p>0.617191404297851</text:p>
          </table:table-cell>
          <table:table-cell table:formula="of:=[.C618]/[.H$2]" office:value-type="float" office:value="0.618190904547726" calcext:value-type="float">
            <text:p>0.618190904547726</text:p>
          </table:table-cell>
          <table:table-cell table:number-columns-repeated="2"/>
        </table:table-row>
        <table:table-row table:style-name="ro1">
          <table:table-cell table:formula="of:=[.A618]+2" office:value-type="float" office:value="1235" calcext:value-type="float">
            <text:p>1235</text:p>
          </table:table-cell>
          <table:table-cell table:formula="of:=[.B618]+2" office:value-type="float" office:value="1237" calcext:value-type="float">
            <text:p>1237</text:p>
          </table:table-cell>
          <table:table-cell table:formula="of:=[.C618]+2" office:value-type="float" office:value="1239" calcext:value-type="float">
            <text:p>1239</text:p>
          </table:table-cell>
          <table:table-cell table:formula="of:=[.A619]/[.H$2]" office:value-type="float" office:value="0.617191404297851" calcext:value-type="float">
            <text:p>0.617191404297851</text:p>
          </table:table-cell>
          <table:table-cell table:formula="of:=[.B619]/[.H$2]" office:value-type="float" office:value="0.618190904547726" calcext:value-type="float">
            <text:p>0.618190904547726</text:p>
          </table:table-cell>
          <table:table-cell table:formula="of:=[.C619]/[.H$2]" office:value-type="float" office:value="0.619190404797601" calcext:value-type="float">
            <text:p>0.619190404797601</text:p>
          </table:table-cell>
          <table:table-cell table:number-columns-repeated="2"/>
        </table:table-row>
        <table:table-row table:style-name="ro1">
          <table:table-cell table:formula="of:=[.A619]+2" office:value-type="float" office:value="1237" calcext:value-type="float">
            <text:p>1237</text:p>
          </table:table-cell>
          <table:table-cell table:formula="of:=[.B619]+2" office:value-type="float" office:value="1239" calcext:value-type="float">
            <text:p>1239</text:p>
          </table:table-cell>
          <table:table-cell table:formula="of:=[.C619]+2" office:value-type="float" office:value="1241" calcext:value-type="float">
            <text:p>1241</text:p>
          </table:table-cell>
          <table:table-cell table:formula="of:=[.A620]/[.H$2]" office:value-type="float" office:value="0.618190904547726" calcext:value-type="float">
            <text:p>0.618190904547726</text:p>
          </table:table-cell>
          <table:table-cell table:formula="of:=[.B620]/[.H$2]" office:value-type="float" office:value="0.619190404797601" calcext:value-type="float">
            <text:p>0.619190404797601</text:p>
          </table:table-cell>
          <table:table-cell table:formula="of:=[.C620]/[.H$2]" office:value-type="float" office:value="0.620189905047476" calcext:value-type="float">
            <text:p>0.620189905047476</text:p>
          </table:table-cell>
          <table:table-cell table:number-columns-repeated="2"/>
        </table:table-row>
        <table:table-row table:style-name="ro1">
          <table:table-cell table:formula="of:=[.A620]+2" office:value-type="float" office:value="1239" calcext:value-type="float">
            <text:p>1239</text:p>
          </table:table-cell>
          <table:table-cell table:formula="of:=[.B620]+2" office:value-type="float" office:value="1241" calcext:value-type="float">
            <text:p>1241</text:p>
          </table:table-cell>
          <table:table-cell table:formula="of:=[.C620]+2" office:value-type="float" office:value="1243" calcext:value-type="float">
            <text:p>1243</text:p>
          </table:table-cell>
          <table:table-cell table:formula="of:=[.A621]/[.H$2]" office:value-type="float" office:value="0.619190404797601" calcext:value-type="float">
            <text:p>0.619190404797601</text:p>
          </table:table-cell>
          <table:table-cell table:formula="of:=[.B621]/[.H$2]" office:value-type="float" office:value="0.620189905047476" calcext:value-type="float">
            <text:p>0.620189905047476</text:p>
          </table:table-cell>
          <table:table-cell table:formula="of:=[.C621]/[.H$2]" office:value-type="float" office:value="0.621189405297351" calcext:value-type="float">
            <text:p>0.621189405297351</text:p>
          </table:table-cell>
          <table:table-cell table:number-columns-repeated="2"/>
        </table:table-row>
        <table:table-row table:style-name="ro1">
          <table:table-cell table:formula="of:=[.A621]+2" office:value-type="float" office:value="1241" calcext:value-type="float">
            <text:p>1241</text:p>
          </table:table-cell>
          <table:table-cell table:formula="of:=[.B621]+2" office:value-type="float" office:value="1243" calcext:value-type="float">
            <text:p>1243</text:p>
          </table:table-cell>
          <table:table-cell table:formula="of:=[.C621]+2" office:value-type="float" office:value="1245" calcext:value-type="float">
            <text:p>1245</text:p>
          </table:table-cell>
          <table:table-cell table:formula="of:=[.A622]/[.H$2]" office:value-type="float" office:value="0.620189905047476" calcext:value-type="float">
            <text:p>0.620189905047476</text:p>
          </table:table-cell>
          <table:table-cell table:formula="of:=[.B622]/[.H$2]" office:value-type="float" office:value="0.621189405297351" calcext:value-type="float">
            <text:p>0.621189405297351</text:p>
          </table:table-cell>
          <table:table-cell table:formula="of:=[.C622]/[.H$2]" office:value-type="float" office:value="0.622188905547226" calcext:value-type="float">
            <text:p>0.622188905547226</text:p>
          </table:table-cell>
          <table:table-cell table:number-columns-repeated="2"/>
        </table:table-row>
        <table:table-row table:style-name="ro1">
          <table:table-cell table:formula="of:=[.A622]+2" office:value-type="float" office:value="1243" calcext:value-type="float">
            <text:p>1243</text:p>
          </table:table-cell>
          <table:table-cell table:formula="of:=[.B622]+2" office:value-type="float" office:value="1245" calcext:value-type="float">
            <text:p>1245</text:p>
          </table:table-cell>
          <table:table-cell table:formula="of:=[.C622]+2" office:value-type="float" office:value="1247" calcext:value-type="float">
            <text:p>1247</text:p>
          </table:table-cell>
          <table:table-cell table:formula="of:=[.A623]/[.H$2]" office:value-type="float" office:value="0.621189405297351" calcext:value-type="float">
            <text:p>0.621189405297351</text:p>
          </table:table-cell>
          <table:table-cell table:formula="of:=[.B623]/[.H$2]" office:value-type="float" office:value="0.622188905547226" calcext:value-type="float">
            <text:p>0.622188905547226</text:p>
          </table:table-cell>
          <table:table-cell table:formula="of:=[.C623]/[.H$2]" office:value-type="float" office:value="0.623188405797101" calcext:value-type="float">
            <text:p>0.623188405797101</text:p>
          </table:table-cell>
          <table:table-cell table:number-columns-repeated="2"/>
        </table:table-row>
        <table:table-row table:style-name="ro1">
          <table:table-cell table:formula="of:=[.A623]+2" office:value-type="float" office:value="1245" calcext:value-type="float">
            <text:p>1245</text:p>
          </table:table-cell>
          <table:table-cell table:formula="of:=[.B623]+2" office:value-type="float" office:value="1247" calcext:value-type="float">
            <text:p>1247</text:p>
          </table:table-cell>
          <table:table-cell table:formula="of:=[.C623]+2" office:value-type="float" office:value="1249" calcext:value-type="float">
            <text:p>1249</text:p>
          </table:table-cell>
          <table:table-cell table:formula="of:=[.A624]/[.H$2]" office:value-type="float" office:value="0.622188905547226" calcext:value-type="float">
            <text:p>0.622188905547226</text:p>
          </table:table-cell>
          <table:table-cell table:formula="of:=[.B624]/[.H$2]" office:value-type="float" office:value="0.623188405797101" calcext:value-type="float">
            <text:p>0.623188405797101</text:p>
          </table:table-cell>
          <table:table-cell table:formula="of:=[.C624]/[.H$2]" office:value-type="float" office:value="0.624187906046976" calcext:value-type="float">
            <text:p>0.624187906046976</text:p>
          </table:table-cell>
          <table:table-cell table:number-columns-repeated="2"/>
        </table:table-row>
        <table:table-row table:style-name="ro1">
          <table:table-cell table:formula="of:=[.A624]+2" office:value-type="float" office:value="1247" calcext:value-type="float">
            <text:p>1247</text:p>
          </table:table-cell>
          <table:table-cell table:formula="of:=[.B624]+2" office:value-type="float" office:value="1249" calcext:value-type="float">
            <text:p>1249</text:p>
          </table:table-cell>
          <table:table-cell table:formula="of:=[.C624]+2" office:value-type="float" office:value="1251" calcext:value-type="float">
            <text:p>1251</text:p>
          </table:table-cell>
          <table:table-cell table:formula="of:=[.A625]/[.H$2]" office:value-type="float" office:value="0.623188405797101" calcext:value-type="float">
            <text:p>0.623188405797101</text:p>
          </table:table-cell>
          <table:table-cell table:formula="of:=[.B625]/[.H$2]" office:value-type="float" office:value="0.624187906046976" calcext:value-type="float">
            <text:p>0.624187906046976</text:p>
          </table:table-cell>
          <table:table-cell table:formula="of:=[.C625]/[.H$2]" office:value-type="float" office:value="0.625187406296852" calcext:value-type="float">
            <text:p>0.625187406296852</text:p>
          </table:table-cell>
          <table:table-cell table:number-columns-repeated="2"/>
        </table:table-row>
        <table:table-row table:style-name="ro1">
          <table:table-cell table:formula="of:=[.A625]+2" office:value-type="float" office:value="1249" calcext:value-type="float">
            <text:p>1249</text:p>
          </table:table-cell>
          <table:table-cell table:formula="of:=[.B625]+2" office:value-type="float" office:value="1251" calcext:value-type="float">
            <text:p>1251</text:p>
          </table:table-cell>
          <table:table-cell table:formula="of:=[.C625]+2" office:value-type="float" office:value="1253" calcext:value-type="float">
            <text:p>1253</text:p>
          </table:table-cell>
          <table:table-cell table:formula="of:=[.A626]/[.H$2]" office:value-type="float" office:value="0.624187906046976" calcext:value-type="float">
            <text:p>0.624187906046976</text:p>
          </table:table-cell>
          <table:table-cell table:formula="of:=[.B626]/[.H$2]" office:value-type="float" office:value="0.625187406296852" calcext:value-type="float">
            <text:p>0.625187406296852</text:p>
          </table:table-cell>
          <table:table-cell table:formula="of:=[.C626]/[.H$2]" office:value-type="float" office:value="0.626186906546727" calcext:value-type="float">
            <text:p>0.626186906546727</text:p>
          </table:table-cell>
          <table:table-cell table:number-columns-repeated="2"/>
        </table:table-row>
        <table:table-row table:style-name="ro1">
          <table:table-cell table:formula="of:=[.A626]+2" office:value-type="float" office:value="1251" calcext:value-type="float">
            <text:p>1251</text:p>
          </table:table-cell>
          <table:table-cell table:formula="of:=[.B626]+2" office:value-type="float" office:value="1253" calcext:value-type="float">
            <text:p>1253</text:p>
          </table:table-cell>
          <table:table-cell table:formula="of:=[.C626]+2" office:value-type="float" office:value="1255" calcext:value-type="float">
            <text:p>1255</text:p>
          </table:table-cell>
          <table:table-cell table:formula="of:=[.A627]/[.H$2]" office:value-type="float" office:value="0.625187406296852" calcext:value-type="float">
            <text:p>0.625187406296852</text:p>
          </table:table-cell>
          <table:table-cell table:formula="of:=[.B627]/[.H$2]" office:value-type="float" office:value="0.626186906546727" calcext:value-type="float">
            <text:p>0.626186906546727</text:p>
          </table:table-cell>
          <table:table-cell table:formula="of:=[.C627]/[.H$2]" office:value-type="float" office:value="0.627186406796602" calcext:value-type="float">
            <text:p>0.627186406796602</text:p>
          </table:table-cell>
          <table:table-cell table:number-columns-repeated="2"/>
        </table:table-row>
        <table:table-row table:style-name="ro1">
          <table:table-cell table:formula="of:=[.A627]+2" office:value-type="float" office:value="1253" calcext:value-type="float">
            <text:p>1253</text:p>
          </table:table-cell>
          <table:table-cell table:formula="of:=[.B627]+2" office:value-type="float" office:value="1255" calcext:value-type="float">
            <text:p>1255</text:p>
          </table:table-cell>
          <table:table-cell table:formula="of:=[.C627]+2" office:value-type="float" office:value="1257" calcext:value-type="float">
            <text:p>1257</text:p>
          </table:table-cell>
          <table:table-cell table:formula="of:=[.A628]/[.H$2]" office:value-type="float" office:value="0.626186906546727" calcext:value-type="float">
            <text:p>0.626186906546727</text:p>
          </table:table-cell>
          <table:table-cell table:formula="of:=[.B628]/[.H$2]" office:value-type="float" office:value="0.627186406796602" calcext:value-type="float">
            <text:p>0.627186406796602</text:p>
          </table:table-cell>
          <table:table-cell table:formula="of:=[.C628]/[.H$2]" office:value-type="float" office:value="0.628185907046477" calcext:value-type="float">
            <text:p>0.628185907046477</text:p>
          </table:table-cell>
          <table:table-cell table:number-columns-repeated="2"/>
        </table:table-row>
        <table:table-row table:style-name="ro1">
          <table:table-cell table:formula="of:=[.A628]+2" office:value-type="float" office:value="1255" calcext:value-type="float">
            <text:p>1255</text:p>
          </table:table-cell>
          <table:table-cell table:formula="of:=[.B628]+2" office:value-type="float" office:value="1257" calcext:value-type="float">
            <text:p>1257</text:p>
          </table:table-cell>
          <table:table-cell table:formula="of:=[.C628]+2" office:value-type="float" office:value="1259" calcext:value-type="float">
            <text:p>1259</text:p>
          </table:table-cell>
          <table:table-cell table:formula="of:=[.A629]/[.H$2]" office:value-type="float" office:value="0.627186406796602" calcext:value-type="float">
            <text:p>0.627186406796602</text:p>
          </table:table-cell>
          <table:table-cell table:formula="of:=[.B629]/[.H$2]" office:value-type="float" office:value="0.628185907046477" calcext:value-type="float">
            <text:p>0.628185907046477</text:p>
          </table:table-cell>
          <table:table-cell table:formula="of:=[.C629]/[.H$2]" office:value-type="float" office:value="0.629185407296352" calcext:value-type="float">
            <text:p>0.629185407296352</text:p>
          </table:table-cell>
          <table:table-cell table:number-columns-repeated="2"/>
        </table:table-row>
        <table:table-row table:style-name="ro1">
          <table:table-cell table:formula="of:=[.A629]+2" office:value-type="float" office:value="1257" calcext:value-type="float">
            <text:p>1257</text:p>
          </table:table-cell>
          <table:table-cell table:formula="of:=[.B629]+2" office:value-type="float" office:value="1259" calcext:value-type="float">
            <text:p>1259</text:p>
          </table:table-cell>
          <table:table-cell table:formula="of:=[.C629]+2" office:value-type="float" office:value="1261" calcext:value-type="float">
            <text:p>1261</text:p>
          </table:table-cell>
          <table:table-cell table:formula="of:=[.A630]/[.H$2]" office:value-type="float" office:value="0.628185907046477" calcext:value-type="float">
            <text:p>0.628185907046477</text:p>
          </table:table-cell>
          <table:table-cell table:formula="of:=[.B630]/[.H$2]" office:value-type="float" office:value="0.629185407296352" calcext:value-type="float">
            <text:p>0.629185407296352</text:p>
          </table:table-cell>
          <table:table-cell table:formula="of:=[.C630]/[.H$2]" office:value-type="float" office:value="0.630184907546227" calcext:value-type="float">
            <text:p>0.630184907546227</text:p>
          </table:table-cell>
          <table:table-cell table:number-columns-repeated="2"/>
        </table:table-row>
        <table:table-row table:style-name="ro1">
          <table:table-cell table:formula="of:=[.A630]+2" office:value-type="float" office:value="1259" calcext:value-type="float">
            <text:p>1259</text:p>
          </table:table-cell>
          <table:table-cell table:formula="of:=[.B630]+2" office:value-type="float" office:value="1261" calcext:value-type="float">
            <text:p>1261</text:p>
          </table:table-cell>
          <table:table-cell table:formula="of:=[.C630]+2" office:value-type="float" office:value="1263" calcext:value-type="float">
            <text:p>1263</text:p>
          </table:table-cell>
          <table:table-cell table:formula="of:=[.A631]/[.H$2]" office:value-type="float" office:value="0.629185407296352" calcext:value-type="float">
            <text:p>0.629185407296352</text:p>
          </table:table-cell>
          <table:table-cell table:formula="of:=[.B631]/[.H$2]" office:value-type="float" office:value="0.630184907546227" calcext:value-type="float">
            <text:p>0.630184907546227</text:p>
          </table:table-cell>
          <table:table-cell table:formula="of:=[.C631]/[.H$2]" office:value-type="float" office:value="0.631184407796102" calcext:value-type="float">
            <text:p>0.631184407796102</text:p>
          </table:table-cell>
          <table:table-cell table:number-columns-repeated="2"/>
        </table:table-row>
        <table:table-row table:style-name="ro1">
          <table:table-cell table:formula="of:=[.A631]+2" office:value-type="float" office:value="1261" calcext:value-type="float">
            <text:p>1261</text:p>
          </table:table-cell>
          <table:table-cell table:formula="of:=[.B631]+2" office:value-type="float" office:value="1263" calcext:value-type="float">
            <text:p>1263</text:p>
          </table:table-cell>
          <table:table-cell table:formula="of:=[.C631]+2" office:value-type="float" office:value="1265" calcext:value-type="float">
            <text:p>1265</text:p>
          </table:table-cell>
          <table:table-cell table:formula="of:=[.A632]/[.H$2]" office:value-type="float" office:value="0.630184907546227" calcext:value-type="float">
            <text:p>0.630184907546227</text:p>
          </table:table-cell>
          <table:table-cell table:formula="of:=[.B632]/[.H$2]" office:value-type="float" office:value="0.631184407796102" calcext:value-type="float">
            <text:p>0.631184407796102</text:p>
          </table:table-cell>
          <table:table-cell table:formula="of:=[.C632]/[.H$2]" office:value-type="float" office:value="0.632183908045977" calcext:value-type="float">
            <text:p>0.632183908045977</text:p>
          </table:table-cell>
          <table:table-cell table:number-columns-repeated="2"/>
        </table:table-row>
        <table:table-row table:style-name="ro1">
          <table:table-cell table:formula="of:=[.A632]+2" office:value-type="float" office:value="1263" calcext:value-type="float">
            <text:p>1263</text:p>
          </table:table-cell>
          <table:table-cell table:formula="of:=[.B632]+2" office:value-type="float" office:value="1265" calcext:value-type="float">
            <text:p>1265</text:p>
          </table:table-cell>
          <table:table-cell table:formula="of:=[.C632]+2" office:value-type="float" office:value="1267" calcext:value-type="float">
            <text:p>1267</text:p>
          </table:table-cell>
          <table:table-cell table:formula="of:=[.A633]/[.H$2]" office:value-type="float" office:value="0.631184407796102" calcext:value-type="float">
            <text:p>0.631184407796102</text:p>
          </table:table-cell>
          <table:table-cell table:formula="of:=[.B633]/[.H$2]" office:value-type="float" office:value="0.632183908045977" calcext:value-type="float">
            <text:p>0.632183908045977</text:p>
          </table:table-cell>
          <table:table-cell table:formula="of:=[.C633]/[.H$2]" office:value-type="float" office:value="0.633183408295852" calcext:value-type="float">
            <text:p>0.633183408295852</text:p>
          </table:table-cell>
          <table:table-cell table:number-columns-repeated="2"/>
        </table:table-row>
        <table:table-row table:style-name="ro1">
          <table:table-cell table:formula="of:=[.A633]+2" office:value-type="float" office:value="1265" calcext:value-type="float">
            <text:p>1265</text:p>
          </table:table-cell>
          <table:table-cell table:formula="of:=[.B633]+2" office:value-type="float" office:value="1267" calcext:value-type="float">
            <text:p>1267</text:p>
          </table:table-cell>
          <table:table-cell table:formula="of:=[.C633]+2" office:value-type="float" office:value="1269" calcext:value-type="float">
            <text:p>1269</text:p>
          </table:table-cell>
          <table:table-cell table:formula="of:=[.A634]/[.H$2]" office:value-type="float" office:value="0.632183908045977" calcext:value-type="float">
            <text:p>0.632183908045977</text:p>
          </table:table-cell>
          <table:table-cell table:formula="of:=[.B634]/[.H$2]" office:value-type="float" office:value="0.633183408295852" calcext:value-type="float">
            <text:p>0.633183408295852</text:p>
          </table:table-cell>
          <table:table-cell table:formula="of:=[.C634]/[.H$2]" office:value-type="float" office:value="0.634182908545727" calcext:value-type="float">
            <text:p>0.634182908545727</text:p>
          </table:table-cell>
          <table:table-cell table:number-columns-repeated="2"/>
        </table:table-row>
        <table:table-row table:style-name="ro1">
          <table:table-cell table:formula="of:=[.A634]+2" office:value-type="float" office:value="1267" calcext:value-type="float">
            <text:p>1267</text:p>
          </table:table-cell>
          <table:table-cell table:formula="of:=[.B634]+2" office:value-type="float" office:value="1269" calcext:value-type="float">
            <text:p>1269</text:p>
          </table:table-cell>
          <table:table-cell table:formula="of:=[.C634]+2" office:value-type="float" office:value="1271" calcext:value-type="float">
            <text:p>1271</text:p>
          </table:table-cell>
          <table:table-cell table:formula="of:=[.A635]/[.H$2]" office:value-type="float" office:value="0.633183408295852" calcext:value-type="float">
            <text:p>0.633183408295852</text:p>
          </table:table-cell>
          <table:table-cell table:formula="of:=[.B635]/[.H$2]" office:value-type="float" office:value="0.634182908545727" calcext:value-type="float">
            <text:p>0.634182908545727</text:p>
          </table:table-cell>
          <table:table-cell table:formula="of:=[.C635]/[.H$2]" office:value-type="float" office:value="0.635182408795602" calcext:value-type="float">
            <text:p>0.635182408795602</text:p>
          </table:table-cell>
          <table:table-cell table:number-columns-repeated="2"/>
        </table:table-row>
        <table:table-row table:style-name="ro1">
          <table:table-cell table:formula="of:=[.A635]+2" office:value-type="float" office:value="1269" calcext:value-type="float">
            <text:p>1269</text:p>
          </table:table-cell>
          <table:table-cell table:formula="of:=[.B635]+2" office:value-type="float" office:value="1271" calcext:value-type="float">
            <text:p>1271</text:p>
          </table:table-cell>
          <table:table-cell table:formula="of:=[.C635]+2" office:value-type="float" office:value="1273" calcext:value-type="float">
            <text:p>1273</text:p>
          </table:table-cell>
          <table:table-cell table:formula="of:=[.A636]/[.H$2]" office:value-type="float" office:value="0.634182908545727" calcext:value-type="float">
            <text:p>0.634182908545727</text:p>
          </table:table-cell>
          <table:table-cell table:formula="of:=[.B636]/[.H$2]" office:value-type="float" office:value="0.635182408795602" calcext:value-type="float">
            <text:p>0.635182408795602</text:p>
          </table:table-cell>
          <table:table-cell table:formula="of:=[.C636]/[.H$2]" office:value-type="float" office:value="0.636181909045477" calcext:value-type="float">
            <text:p>0.636181909045477</text:p>
          </table:table-cell>
          <table:table-cell table:number-columns-repeated="2"/>
        </table:table-row>
        <table:table-row table:style-name="ro1">
          <table:table-cell table:formula="of:=[.A636]+2" office:value-type="float" office:value="1271" calcext:value-type="float">
            <text:p>1271</text:p>
          </table:table-cell>
          <table:table-cell table:formula="of:=[.B636]+2" office:value-type="float" office:value="1273" calcext:value-type="float">
            <text:p>1273</text:p>
          </table:table-cell>
          <table:table-cell table:formula="of:=[.C636]+2" office:value-type="float" office:value="1275" calcext:value-type="float">
            <text:p>1275</text:p>
          </table:table-cell>
          <table:table-cell table:formula="of:=[.A637]/[.H$2]" office:value-type="float" office:value="0.635182408795602" calcext:value-type="float">
            <text:p>0.635182408795602</text:p>
          </table:table-cell>
          <table:table-cell table:formula="of:=[.B637]/[.H$2]" office:value-type="float" office:value="0.636181909045477" calcext:value-type="float">
            <text:p>0.636181909045477</text:p>
          </table:table-cell>
          <table:table-cell table:formula="of:=[.C637]/[.H$2]" office:value-type="float" office:value="0.637181409295352" calcext:value-type="float">
            <text:p>0.637181409295352</text:p>
          </table:table-cell>
          <table:table-cell table:number-columns-repeated="2"/>
        </table:table-row>
        <table:table-row table:style-name="ro1">
          <table:table-cell table:formula="of:=[.A637]+2" office:value-type="float" office:value="1273" calcext:value-type="float">
            <text:p>1273</text:p>
          </table:table-cell>
          <table:table-cell table:formula="of:=[.B637]+2" office:value-type="float" office:value="1275" calcext:value-type="float">
            <text:p>1275</text:p>
          </table:table-cell>
          <table:table-cell table:formula="of:=[.C637]+2" office:value-type="float" office:value="1277" calcext:value-type="float">
            <text:p>1277</text:p>
          </table:table-cell>
          <table:table-cell table:formula="of:=[.A638]/[.H$2]" office:value-type="float" office:value="0.636181909045477" calcext:value-type="float">
            <text:p>0.636181909045477</text:p>
          </table:table-cell>
          <table:table-cell table:formula="of:=[.B638]/[.H$2]" office:value-type="float" office:value="0.637181409295352" calcext:value-type="float">
            <text:p>0.637181409295352</text:p>
          </table:table-cell>
          <table:table-cell table:formula="of:=[.C638]/[.H$2]" office:value-type="float" office:value="0.638180909545227" calcext:value-type="float">
            <text:p>0.638180909545227</text:p>
          </table:table-cell>
          <table:table-cell table:number-columns-repeated="2"/>
        </table:table-row>
        <table:table-row table:style-name="ro1">
          <table:table-cell table:formula="of:=[.A638]+2" office:value-type="float" office:value="1275" calcext:value-type="float">
            <text:p>1275</text:p>
          </table:table-cell>
          <table:table-cell table:formula="of:=[.B638]+2" office:value-type="float" office:value="1277" calcext:value-type="float">
            <text:p>1277</text:p>
          </table:table-cell>
          <table:table-cell table:formula="of:=[.C638]+2" office:value-type="float" office:value="1279" calcext:value-type="float">
            <text:p>1279</text:p>
          </table:table-cell>
          <table:table-cell table:formula="of:=[.A639]/[.H$2]" office:value-type="float" office:value="0.637181409295352" calcext:value-type="float">
            <text:p>0.637181409295352</text:p>
          </table:table-cell>
          <table:table-cell table:formula="of:=[.B639]/[.H$2]" office:value-type="float" office:value="0.638180909545227" calcext:value-type="float">
            <text:p>0.638180909545227</text:p>
          </table:table-cell>
          <table:table-cell table:formula="of:=[.C639]/[.H$2]" office:value-type="float" office:value="0.639180409795102" calcext:value-type="float">
            <text:p>0.639180409795102</text:p>
          </table:table-cell>
          <table:table-cell table:number-columns-repeated="2"/>
        </table:table-row>
        <table:table-row table:style-name="ro1">
          <table:table-cell table:formula="of:=[.A639]+2" office:value-type="float" office:value="1277" calcext:value-type="float">
            <text:p>1277</text:p>
          </table:table-cell>
          <table:table-cell table:formula="of:=[.B639]+2" office:value-type="float" office:value="1279" calcext:value-type="float">
            <text:p>1279</text:p>
          </table:table-cell>
          <table:table-cell table:formula="of:=[.C639]+2" office:value-type="float" office:value="1281" calcext:value-type="float">
            <text:p>1281</text:p>
          </table:table-cell>
          <table:table-cell table:formula="of:=[.A640]/[.H$2]" office:value-type="float" office:value="0.638180909545227" calcext:value-type="float">
            <text:p>0.638180909545227</text:p>
          </table:table-cell>
          <table:table-cell table:formula="of:=[.B640]/[.H$2]" office:value-type="float" office:value="0.639180409795102" calcext:value-type="float">
            <text:p>0.639180409795102</text:p>
          </table:table-cell>
          <table:table-cell table:formula="of:=[.C640]/[.H$2]" office:value-type="float" office:value="0.640179910044978" calcext:value-type="float">
            <text:p>0.640179910044978</text:p>
          </table:table-cell>
          <table:table-cell table:number-columns-repeated="2"/>
        </table:table-row>
        <table:table-row table:style-name="ro1">
          <table:table-cell table:formula="of:=[.A640]+2" office:value-type="float" office:value="1279" calcext:value-type="float">
            <text:p>1279</text:p>
          </table:table-cell>
          <table:table-cell table:formula="of:=[.B640]+2" office:value-type="float" office:value="1281" calcext:value-type="float">
            <text:p>1281</text:p>
          </table:table-cell>
          <table:table-cell table:formula="of:=[.C640]+2" office:value-type="float" office:value="1283" calcext:value-type="float">
            <text:p>1283</text:p>
          </table:table-cell>
          <table:table-cell table:formula="of:=[.A641]/[.H$2]" office:value-type="float" office:value="0.639180409795102" calcext:value-type="float">
            <text:p>0.639180409795102</text:p>
          </table:table-cell>
          <table:table-cell table:formula="of:=[.B641]/[.H$2]" office:value-type="float" office:value="0.640179910044978" calcext:value-type="float">
            <text:p>0.640179910044978</text:p>
          </table:table-cell>
          <table:table-cell table:formula="of:=[.C641]/[.H$2]" office:value-type="float" office:value="0.641179410294853" calcext:value-type="float">
            <text:p>0.641179410294853</text:p>
          </table:table-cell>
          <table:table-cell table:number-columns-repeated="2"/>
        </table:table-row>
        <table:table-row table:style-name="ro1">
          <table:table-cell table:formula="of:=[.A641]+2" office:value-type="float" office:value="1281" calcext:value-type="float">
            <text:p>1281</text:p>
          </table:table-cell>
          <table:table-cell table:formula="of:=[.B641]+2" office:value-type="float" office:value="1283" calcext:value-type="float">
            <text:p>1283</text:p>
          </table:table-cell>
          <table:table-cell table:formula="of:=[.C641]+2" office:value-type="float" office:value="1285" calcext:value-type="float">
            <text:p>1285</text:p>
          </table:table-cell>
          <table:table-cell table:formula="of:=[.A642]/[.H$2]" office:value-type="float" office:value="0.640179910044978" calcext:value-type="float">
            <text:p>0.640179910044978</text:p>
          </table:table-cell>
          <table:table-cell table:formula="of:=[.B642]/[.H$2]" office:value-type="float" office:value="0.641179410294853" calcext:value-type="float">
            <text:p>0.641179410294853</text:p>
          </table:table-cell>
          <table:table-cell table:formula="of:=[.C642]/[.H$2]" office:value-type="float" office:value="0.642178910544728" calcext:value-type="float">
            <text:p>0.642178910544728</text:p>
          </table:table-cell>
          <table:table-cell table:number-columns-repeated="2"/>
        </table:table-row>
        <table:table-row table:style-name="ro1">
          <table:table-cell table:formula="of:=[.A642]+2" office:value-type="float" office:value="1283" calcext:value-type="float">
            <text:p>1283</text:p>
          </table:table-cell>
          <table:table-cell table:formula="of:=[.B642]+2" office:value-type="float" office:value="1285" calcext:value-type="float">
            <text:p>1285</text:p>
          </table:table-cell>
          <table:table-cell table:formula="of:=[.C642]+2" office:value-type="float" office:value="1287" calcext:value-type="float">
            <text:p>1287</text:p>
          </table:table-cell>
          <table:table-cell table:formula="of:=[.A643]/[.H$2]" office:value-type="float" office:value="0.641179410294853" calcext:value-type="float">
            <text:p>0.641179410294853</text:p>
          </table:table-cell>
          <table:table-cell table:formula="of:=[.B643]/[.H$2]" office:value-type="float" office:value="0.642178910544728" calcext:value-type="float">
            <text:p>0.642178910544728</text:p>
          </table:table-cell>
          <table:table-cell table:formula="of:=[.C643]/[.H$2]" office:value-type="float" office:value="0.643178410794603" calcext:value-type="float">
            <text:p>0.643178410794603</text:p>
          </table:table-cell>
          <table:table-cell table:number-columns-repeated="2"/>
        </table:table-row>
        <table:table-row table:style-name="ro1">
          <table:table-cell table:formula="of:=[.A643]+2" office:value-type="float" office:value="1285" calcext:value-type="float">
            <text:p>1285</text:p>
          </table:table-cell>
          <table:table-cell table:formula="of:=[.B643]+2" office:value-type="float" office:value="1287" calcext:value-type="float">
            <text:p>1287</text:p>
          </table:table-cell>
          <table:table-cell table:formula="of:=[.C643]+2" office:value-type="float" office:value="1289" calcext:value-type="float">
            <text:p>1289</text:p>
          </table:table-cell>
          <table:table-cell table:formula="of:=[.A644]/[.H$2]" office:value-type="float" office:value="0.642178910544728" calcext:value-type="float">
            <text:p>0.642178910544728</text:p>
          </table:table-cell>
          <table:table-cell table:formula="of:=[.B644]/[.H$2]" office:value-type="float" office:value="0.643178410794603" calcext:value-type="float">
            <text:p>0.643178410794603</text:p>
          </table:table-cell>
          <table:table-cell table:formula="of:=[.C644]/[.H$2]" office:value-type="float" office:value="0.644177911044478" calcext:value-type="float">
            <text:p>0.644177911044478</text:p>
          </table:table-cell>
          <table:table-cell table:number-columns-repeated="2"/>
        </table:table-row>
        <table:table-row table:style-name="ro1">
          <table:table-cell table:formula="of:=[.A644]+2" office:value-type="float" office:value="1287" calcext:value-type="float">
            <text:p>1287</text:p>
          </table:table-cell>
          <table:table-cell table:formula="of:=[.B644]+2" office:value-type="float" office:value="1289" calcext:value-type="float">
            <text:p>1289</text:p>
          </table:table-cell>
          <table:table-cell table:formula="of:=[.C644]+2" office:value-type="float" office:value="1291" calcext:value-type="float">
            <text:p>1291</text:p>
          </table:table-cell>
          <table:table-cell table:formula="of:=[.A645]/[.H$2]" office:value-type="float" office:value="0.643178410794603" calcext:value-type="float">
            <text:p>0.643178410794603</text:p>
          </table:table-cell>
          <table:table-cell table:formula="of:=[.B645]/[.H$2]" office:value-type="float" office:value="0.644177911044478" calcext:value-type="float">
            <text:p>0.644177911044478</text:p>
          </table:table-cell>
          <table:table-cell table:formula="of:=[.C645]/[.H$2]" office:value-type="float" office:value="0.645177411294353" calcext:value-type="float">
            <text:p>0.645177411294353</text:p>
          </table:table-cell>
          <table:table-cell table:number-columns-repeated="2"/>
        </table:table-row>
        <table:table-row table:style-name="ro1">
          <table:table-cell table:formula="of:=[.A645]+2" office:value-type="float" office:value="1289" calcext:value-type="float">
            <text:p>1289</text:p>
          </table:table-cell>
          <table:table-cell table:formula="of:=[.B645]+2" office:value-type="float" office:value="1291" calcext:value-type="float">
            <text:p>1291</text:p>
          </table:table-cell>
          <table:table-cell table:formula="of:=[.C645]+2" office:value-type="float" office:value="1293" calcext:value-type="float">
            <text:p>1293</text:p>
          </table:table-cell>
          <table:table-cell table:formula="of:=[.A646]/[.H$2]" office:value-type="float" office:value="0.644177911044478" calcext:value-type="float">
            <text:p>0.644177911044478</text:p>
          </table:table-cell>
          <table:table-cell table:formula="of:=[.B646]/[.H$2]" office:value-type="float" office:value="0.645177411294353" calcext:value-type="float">
            <text:p>0.645177411294353</text:p>
          </table:table-cell>
          <table:table-cell table:formula="of:=[.C646]/[.H$2]" office:value-type="float" office:value="0.646176911544228" calcext:value-type="float">
            <text:p>0.646176911544228</text:p>
          </table:table-cell>
          <table:table-cell table:number-columns-repeated="2"/>
        </table:table-row>
        <table:table-row table:style-name="ro1">
          <table:table-cell table:formula="of:=[.A646]+2" office:value-type="float" office:value="1291" calcext:value-type="float">
            <text:p>1291</text:p>
          </table:table-cell>
          <table:table-cell table:formula="of:=[.B646]+2" office:value-type="float" office:value="1293" calcext:value-type="float">
            <text:p>1293</text:p>
          </table:table-cell>
          <table:table-cell table:formula="of:=[.C646]+2" office:value-type="float" office:value="1295" calcext:value-type="float">
            <text:p>1295</text:p>
          </table:table-cell>
          <table:table-cell table:formula="of:=[.A647]/[.H$2]" office:value-type="float" office:value="0.645177411294353" calcext:value-type="float">
            <text:p>0.645177411294353</text:p>
          </table:table-cell>
          <table:table-cell table:formula="of:=[.B647]/[.H$2]" office:value-type="float" office:value="0.646176911544228" calcext:value-type="float">
            <text:p>0.646176911544228</text:p>
          </table:table-cell>
          <table:table-cell table:formula="of:=[.C647]/[.H$2]" office:value-type="float" office:value="0.647176411794103" calcext:value-type="float">
            <text:p>0.647176411794103</text:p>
          </table:table-cell>
          <table:table-cell table:number-columns-repeated="2"/>
        </table:table-row>
        <table:table-row table:style-name="ro1">
          <table:table-cell table:formula="of:=[.A647]+2" office:value-type="float" office:value="1293" calcext:value-type="float">
            <text:p>1293</text:p>
          </table:table-cell>
          <table:table-cell table:formula="of:=[.B647]+2" office:value-type="float" office:value="1295" calcext:value-type="float">
            <text:p>1295</text:p>
          </table:table-cell>
          <table:table-cell table:formula="of:=[.C647]+2" office:value-type="float" office:value="1297" calcext:value-type="float">
            <text:p>1297</text:p>
          </table:table-cell>
          <table:table-cell table:formula="of:=[.A648]/[.H$2]" office:value-type="float" office:value="0.646176911544228" calcext:value-type="float">
            <text:p>0.646176911544228</text:p>
          </table:table-cell>
          <table:table-cell table:formula="of:=[.B648]/[.H$2]" office:value-type="float" office:value="0.647176411794103" calcext:value-type="float">
            <text:p>0.647176411794103</text:p>
          </table:table-cell>
          <table:table-cell table:formula="of:=[.C648]/[.H$2]" office:value-type="float" office:value="0.648175912043978" calcext:value-type="float">
            <text:p>0.648175912043978</text:p>
          </table:table-cell>
          <table:table-cell table:number-columns-repeated="2"/>
        </table:table-row>
        <table:table-row table:style-name="ro1">
          <table:table-cell table:formula="of:=[.A648]+2" office:value-type="float" office:value="1295" calcext:value-type="float">
            <text:p>1295</text:p>
          </table:table-cell>
          <table:table-cell table:formula="of:=[.B648]+2" office:value-type="float" office:value="1297" calcext:value-type="float">
            <text:p>1297</text:p>
          </table:table-cell>
          <table:table-cell table:formula="of:=[.C648]+2" office:value-type="float" office:value="1299" calcext:value-type="float">
            <text:p>1299</text:p>
          </table:table-cell>
          <table:table-cell table:formula="of:=[.A649]/[.H$2]" office:value-type="float" office:value="0.647176411794103" calcext:value-type="float">
            <text:p>0.647176411794103</text:p>
          </table:table-cell>
          <table:table-cell table:formula="of:=[.B649]/[.H$2]" office:value-type="float" office:value="0.648175912043978" calcext:value-type="float">
            <text:p>0.648175912043978</text:p>
          </table:table-cell>
          <table:table-cell table:formula="of:=[.C649]/[.H$2]" office:value-type="float" office:value="0.649175412293853" calcext:value-type="float">
            <text:p>0.649175412293853</text:p>
          </table:table-cell>
          <table:table-cell table:number-columns-repeated="2"/>
        </table:table-row>
        <table:table-row table:style-name="ro1">
          <table:table-cell table:formula="of:=[.A649]+2" office:value-type="float" office:value="1297" calcext:value-type="float">
            <text:p>1297</text:p>
          </table:table-cell>
          <table:table-cell table:formula="of:=[.B649]+2" office:value-type="float" office:value="1299" calcext:value-type="float">
            <text:p>1299</text:p>
          </table:table-cell>
          <table:table-cell table:formula="of:=[.C649]+2" office:value-type="float" office:value="1301" calcext:value-type="float">
            <text:p>1301</text:p>
          </table:table-cell>
          <table:table-cell table:formula="of:=[.A650]/[.H$2]" office:value-type="float" office:value="0.648175912043978" calcext:value-type="float">
            <text:p>0.648175912043978</text:p>
          </table:table-cell>
          <table:table-cell table:formula="of:=[.B650]/[.H$2]" office:value-type="float" office:value="0.649175412293853" calcext:value-type="float">
            <text:p>0.649175412293853</text:p>
          </table:table-cell>
          <table:table-cell table:formula="of:=[.C650]/[.H$2]" office:value-type="float" office:value="0.650174912543728" calcext:value-type="float">
            <text:p>0.650174912543728</text:p>
          </table:table-cell>
          <table:table-cell table:number-columns-repeated="2"/>
        </table:table-row>
        <table:table-row table:style-name="ro1">
          <table:table-cell table:formula="of:=[.A650]+2" office:value-type="float" office:value="1299" calcext:value-type="float">
            <text:p>1299</text:p>
          </table:table-cell>
          <table:table-cell table:formula="of:=[.B650]+2" office:value-type="float" office:value="1301" calcext:value-type="float">
            <text:p>1301</text:p>
          </table:table-cell>
          <table:table-cell table:formula="of:=[.C650]+2" office:value-type="float" office:value="1303" calcext:value-type="float">
            <text:p>1303</text:p>
          </table:table-cell>
          <table:table-cell table:formula="of:=[.A651]/[.H$2]" office:value-type="float" office:value="0.649175412293853" calcext:value-type="float">
            <text:p>0.649175412293853</text:p>
          </table:table-cell>
          <table:table-cell table:formula="of:=[.B651]/[.H$2]" office:value-type="float" office:value="0.650174912543728" calcext:value-type="float">
            <text:p>0.650174912543728</text:p>
          </table:table-cell>
          <table:table-cell table:formula="of:=[.C651]/[.H$2]" office:value-type="float" office:value="0.651174412793603" calcext:value-type="float">
            <text:p>0.651174412793603</text:p>
          </table:table-cell>
          <table:table-cell table:number-columns-repeated="2"/>
        </table:table-row>
        <table:table-row table:style-name="ro1">
          <table:table-cell table:formula="of:=[.A651]+2" office:value-type="float" office:value="1301" calcext:value-type="float">
            <text:p>1301</text:p>
          </table:table-cell>
          <table:table-cell table:formula="of:=[.B651]+2" office:value-type="float" office:value="1303" calcext:value-type="float">
            <text:p>1303</text:p>
          </table:table-cell>
          <table:table-cell table:formula="of:=[.C651]+2" office:value-type="float" office:value="1305" calcext:value-type="float">
            <text:p>1305</text:p>
          </table:table-cell>
          <table:table-cell table:formula="of:=[.A652]/[.H$2]" office:value-type="float" office:value="0.650174912543728" calcext:value-type="float">
            <text:p>0.650174912543728</text:p>
          </table:table-cell>
          <table:table-cell table:formula="of:=[.B652]/[.H$2]" office:value-type="float" office:value="0.651174412793603" calcext:value-type="float">
            <text:p>0.651174412793603</text:p>
          </table:table-cell>
          <table:table-cell table:formula="of:=[.C652]/[.H$2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table:formula="of:=[.A652]+2" office:value-type="float" office:value="1303" calcext:value-type="float">
            <text:p>1303</text:p>
          </table:table-cell>
          <table:table-cell table:formula="of:=[.B652]+2" office:value-type="float" office:value="1305" calcext:value-type="float">
            <text:p>1305</text:p>
          </table:table-cell>
          <table:table-cell table:formula="of:=[.C652]+2" office:value-type="float" office:value="1307" calcext:value-type="float">
            <text:p>1307</text:p>
          </table:table-cell>
          <table:table-cell table:formula="of:=[.A653]/[.H$2]" office:value-type="float" office:value="0.651174412793603" calcext:value-type="float">
            <text:p>0.651174412793603</text:p>
          </table:table-cell>
          <table:table-cell table:formula="of:=[.B653]/[.H$2]" office:value-type="float" office:value="0.652173913043478" calcext:value-type="float">
            <text:p>0.652173913043478</text:p>
          </table:table-cell>
          <table:table-cell table:formula="of:=[.C653]/[.H$2]" office:value-type="float" office:value="0.653173413293353" calcext:value-type="float">
            <text:p>0.653173413293353</text:p>
          </table:table-cell>
          <table:table-cell table:number-columns-repeated="2"/>
        </table:table-row>
        <table:table-row table:style-name="ro1">
          <table:table-cell table:formula="of:=[.A653]+2" office:value-type="float" office:value="1305" calcext:value-type="float">
            <text:p>1305</text:p>
          </table:table-cell>
          <table:table-cell table:formula="of:=[.B653]+2" office:value-type="float" office:value="1307" calcext:value-type="float">
            <text:p>1307</text:p>
          </table:table-cell>
          <table:table-cell table:formula="of:=[.C653]+2" office:value-type="float" office:value="1309" calcext:value-type="float">
            <text:p>1309</text:p>
          </table:table-cell>
          <table:table-cell table:formula="of:=[.A654]/[.H$2]" office:value-type="float" office:value="0.652173913043478" calcext:value-type="float">
            <text:p>0.652173913043478</text:p>
          </table:table-cell>
          <table:table-cell table:formula="of:=[.B654]/[.H$2]" office:value-type="float" office:value="0.653173413293353" calcext:value-type="float">
            <text:p>0.653173413293353</text:p>
          </table:table-cell>
          <table:table-cell table:formula="of:=[.C654]/[.H$2]" office:value-type="float" office:value="0.654172913543228" calcext:value-type="float">
            <text:p>0.654172913543228</text:p>
          </table:table-cell>
          <table:table-cell table:number-columns-repeated="2"/>
        </table:table-row>
        <table:table-row table:style-name="ro1">
          <table:table-cell table:formula="of:=[.A654]+2" office:value-type="float" office:value="1307" calcext:value-type="float">
            <text:p>1307</text:p>
          </table:table-cell>
          <table:table-cell table:formula="of:=[.B654]+2" office:value-type="float" office:value="1309" calcext:value-type="float">
            <text:p>1309</text:p>
          </table:table-cell>
          <table:table-cell table:formula="of:=[.C654]+2" office:value-type="float" office:value="1311" calcext:value-type="float">
            <text:p>1311</text:p>
          </table:table-cell>
          <table:table-cell table:formula="of:=[.A655]/[.H$2]" office:value-type="float" office:value="0.653173413293353" calcext:value-type="float">
            <text:p>0.653173413293353</text:p>
          </table:table-cell>
          <table:table-cell table:formula="of:=[.B655]/[.H$2]" office:value-type="float" office:value="0.654172913543228" calcext:value-type="float">
            <text:p>0.654172913543228</text:p>
          </table:table-cell>
          <table:table-cell table:formula="of:=[.C655]/[.H$2]" office:value-type="float" office:value="0.655172413793103" calcext:value-type="float">
            <text:p>0.655172413793103</text:p>
          </table:table-cell>
          <table:table-cell table:number-columns-repeated="2"/>
        </table:table-row>
        <table:table-row table:style-name="ro1">
          <table:table-cell table:formula="of:=[.A655]+2" office:value-type="float" office:value="1309" calcext:value-type="float">
            <text:p>1309</text:p>
          </table:table-cell>
          <table:table-cell table:formula="of:=[.B655]+2" office:value-type="float" office:value="1311" calcext:value-type="float">
            <text:p>1311</text:p>
          </table:table-cell>
          <table:table-cell table:formula="of:=[.C655]+2" office:value-type="float" office:value="1313" calcext:value-type="float">
            <text:p>1313</text:p>
          </table:table-cell>
          <table:table-cell table:formula="of:=[.A656]/[.H$2]" office:value-type="float" office:value="0.654172913543228" calcext:value-type="float">
            <text:p>0.654172913543228</text:p>
          </table:table-cell>
          <table:table-cell table:formula="of:=[.B656]/[.H$2]" office:value-type="float" office:value="0.655172413793103" calcext:value-type="float">
            <text:p>0.655172413793103</text:p>
          </table:table-cell>
          <table:table-cell table:formula="of:=[.C656]/[.H$2]" office:value-type="float" office:value="0.656171914042978" calcext:value-type="float">
            <text:p>0.656171914042978</text:p>
          </table:table-cell>
          <table:table-cell table:number-columns-repeated="2"/>
        </table:table-row>
        <table:table-row table:style-name="ro1">
          <table:table-cell table:formula="of:=[.A656]+2" office:value-type="float" office:value="1311" calcext:value-type="float">
            <text:p>1311</text:p>
          </table:table-cell>
          <table:table-cell table:formula="of:=[.B656]+2" office:value-type="float" office:value="1313" calcext:value-type="float">
            <text:p>1313</text:p>
          </table:table-cell>
          <table:table-cell table:formula="of:=[.C656]+2" office:value-type="float" office:value="1315" calcext:value-type="float">
            <text:p>1315</text:p>
          </table:table-cell>
          <table:table-cell table:formula="of:=[.A657]/[.H$2]" office:value-type="float" office:value="0.655172413793103" calcext:value-type="float">
            <text:p>0.655172413793103</text:p>
          </table:table-cell>
          <table:table-cell table:formula="of:=[.B657]/[.H$2]" office:value-type="float" office:value="0.656171914042978" calcext:value-type="float">
            <text:p>0.656171914042978</text:p>
          </table:table-cell>
          <table:table-cell table:formula="of:=[.C657]/[.H$2]" office:value-type="float" office:value="0.657171414292854" calcext:value-type="float">
            <text:p>0.657171414292854</text:p>
          </table:table-cell>
          <table:table-cell table:number-columns-repeated="2"/>
        </table:table-row>
        <table:table-row table:style-name="ro1">
          <table:table-cell table:formula="of:=[.A657]+2" office:value-type="float" office:value="1313" calcext:value-type="float">
            <text:p>1313</text:p>
          </table:table-cell>
          <table:table-cell table:formula="of:=[.B657]+2" office:value-type="float" office:value="1315" calcext:value-type="float">
            <text:p>1315</text:p>
          </table:table-cell>
          <table:table-cell table:formula="of:=[.C657]+2" office:value-type="float" office:value="1317" calcext:value-type="float">
            <text:p>1317</text:p>
          </table:table-cell>
          <table:table-cell table:formula="of:=[.A658]/[.H$2]" office:value-type="float" office:value="0.656171914042978" calcext:value-type="float">
            <text:p>0.656171914042978</text:p>
          </table:table-cell>
          <table:table-cell table:formula="of:=[.B658]/[.H$2]" office:value-type="float" office:value="0.657171414292854" calcext:value-type="float">
            <text:p>0.657171414292854</text:p>
          </table:table-cell>
          <table:table-cell table:formula="of:=[.C658]/[.H$2]" office:value-type="float" office:value="0.658170914542729" calcext:value-type="float">
            <text:p>0.658170914542729</text:p>
          </table:table-cell>
          <table:table-cell table:number-columns-repeated="2"/>
        </table:table-row>
        <table:table-row table:style-name="ro1">
          <table:table-cell table:formula="of:=[.A658]+2" office:value-type="float" office:value="1315" calcext:value-type="float">
            <text:p>1315</text:p>
          </table:table-cell>
          <table:table-cell table:formula="of:=[.B658]+2" office:value-type="float" office:value="1317" calcext:value-type="float">
            <text:p>1317</text:p>
          </table:table-cell>
          <table:table-cell table:formula="of:=[.C658]+2" office:value-type="float" office:value="1319" calcext:value-type="float">
            <text:p>1319</text:p>
          </table:table-cell>
          <table:table-cell table:formula="of:=[.A659]/[.H$2]" office:value-type="float" office:value="0.657171414292854" calcext:value-type="float">
            <text:p>0.657171414292854</text:p>
          </table:table-cell>
          <table:table-cell table:formula="of:=[.B659]/[.H$2]" office:value-type="float" office:value="0.658170914542729" calcext:value-type="float">
            <text:p>0.658170914542729</text:p>
          </table:table-cell>
          <table:table-cell table:formula="of:=[.C659]/[.H$2]" office:value-type="float" office:value="0.659170414792604" calcext:value-type="float">
            <text:p>0.659170414792604</text:p>
          </table:table-cell>
          <table:table-cell table:number-columns-repeated="2"/>
        </table:table-row>
        <table:table-row table:style-name="ro1">
          <table:table-cell table:formula="of:=[.A659]+2" office:value-type="float" office:value="1317" calcext:value-type="float">
            <text:p>1317</text:p>
          </table:table-cell>
          <table:table-cell table:formula="of:=[.B659]+2" office:value-type="float" office:value="1319" calcext:value-type="float">
            <text:p>1319</text:p>
          </table:table-cell>
          <table:table-cell table:formula="of:=[.C659]+2" office:value-type="float" office:value="1321" calcext:value-type="float">
            <text:p>1321</text:p>
          </table:table-cell>
          <table:table-cell table:formula="of:=[.A660]/[.H$2]" office:value-type="float" office:value="0.658170914542729" calcext:value-type="float">
            <text:p>0.658170914542729</text:p>
          </table:table-cell>
          <table:table-cell table:formula="of:=[.B660]/[.H$2]" office:value-type="float" office:value="0.659170414792604" calcext:value-type="float">
            <text:p>0.659170414792604</text:p>
          </table:table-cell>
          <table:table-cell table:formula="of:=[.C660]/[.H$2]" office:value-type="float" office:value="0.660169915042479" calcext:value-type="float">
            <text:p>0.660169915042479</text:p>
          </table:table-cell>
          <table:table-cell table:number-columns-repeated="2"/>
        </table:table-row>
        <table:table-row table:style-name="ro1">
          <table:table-cell table:formula="of:=[.A660]+2" office:value-type="float" office:value="1319" calcext:value-type="float">
            <text:p>1319</text:p>
          </table:table-cell>
          <table:table-cell table:formula="of:=[.B660]+2" office:value-type="float" office:value="1321" calcext:value-type="float">
            <text:p>1321</text:p>
          </table:table-cell>
          <table:table-cell table:formula="of:=[.C660]+2" office:value-type="float" office:value="1323" calcext:value-type="float">
            <text:p>1323</text:p>
          </table:table-cell>
          <table:table-cell table:formula="of:=[.A661]/[.H$2]" office:value-type="float" office:value="0.659170414792604" calcext:value-type="float">
            <text:p>0.659170414792604</text:p>
          </table:table-cell>
          <table:table-cell table:formula="of:=[.B661]/[.H$2]" office:value-type="float" office:value="0.660169915042479" calcext:value-type="float">
            <text:p>0.660169915042479</text:p>
          </table:table-cell>
          <table:table-cell table:formula="of:=[.C661]/[.H$2]" office:value-type="float" office:value="0.661169415292354" calcext:value-type="float">
            <text:p>0.661169415292354</text:p>
          </table:table-cell>
          <table:table-cell table:number-columns-repeated="2"/>
        </table:table-row>
        <table:table-row table:style-name="ro1">
          <table:table-cell table:formula="of:=[.A661]+2" office:value-type="float" office:value="1321" calcext:value-type="float">
            <text:p>1321</text:p>
          </table:table-cell>
          <table:table-cell table:formula="of:=[.B661]+2" office:value-type="float" office:value="1323" calcext:value-type="float">
            <text:p>1323</text:p>
          </table:table-cell>
          <table:table-cell table:formula="of:=[.C661]+2" office:value-type="float" office:value="1325" calcext:value-type="float">
            <text:p>1325</text:p>
          </table:table-cell>
          <table:table-cell table:formula="of:=[.A662]/[.H$2]" office:value-type="float" office:value="0.660169915042479" calcext:value-type="float">
            <text:p>0.660169915042479</text:p>
          </table:table-cell>
          <table:table-cell table:formula="of:=[.B662]/[.H$2]" office:value-type="float" office:value="0.661169415292354" calcext:value-type="float">
            <text:p>0.661169415292354</text:p>
          </table:table-cell>
          <table:table-cell table:formula="of:=[.C662]/[.H$2]" office:value-type="float" office:value="0.662168915542229" calcext:value-type="float">
            <text:p>0.662168915542229</text:p>
          </table:table-cell>
          <table:table-cell table:number-columns-repeated="2"/>
        </table:table-row>
        <table:table-row table:style-name="ro1">
          <table:table-cell table:formula="of:=[.A662]+2" office:value-type="float" office:value="1323" calcext:value-type="float">
            <text:p>1323</text:p>
          </table:table-cell>
          <table:table-cell table:formula="of:=[.B662]+2" office:value-type="float" office:value="1325" calcext:value-type="float">
            <text:p>1325</text:p>
          </table:table-cell>
          <table:table-cell table:formula="of:=[.C662]+2" office:value-type="float" office:value="1327" calcext:value-type="float">
            <text:p>1327</text:p>
          </table:table-cell>
          <table:table-cell table:formula="of:=[.A663]/[.H$2]" office:value-type="float" office:value="0.661169415292354" calcext:value-type="float">
            <text:p>0.661169415292354</text:p>
          </table:table-cell>
          <table:table-cell table:formula="of:=[.B663]/[.H$2]" office:value-type="float" office:value="0.662168915542229" calcext:value-type="float">
            <text:p>0.662168915542229</text:p>
          </table:table-cell>
          <table:table-cell table:formula="of:=[.C663]/[.H$2]" office:value-type="float" office:value="0.663168415792104" calcext:value-type="float">
            <text:p>0.663168415792104</text:p>
          </table:table-cell>
          <table:table-cell table:number-columns-repeated="2"/>
        </table:table-row>
        <table:table-row table:style-name="ro1">
          <table:table-cell table:formula="of:=[.A663]+2" office:value-type="float" office:value="1325" calcext:value-type="float">
            <text:p>1325</text:p>
          </table:table-cell>
          <table:table-cell table:formula="of:=[.B663]+2" office:value-type="float" office:value="1327" calcext:value-type="float">
            <text:p>1327</text:p>
          </table:table-cell>
          <table:table-cell table:formula="of:=[.C663]+2" office:value-type="float" office:value="1329" calcext:value-type="float">
            <text:p>1329</text:p>
          </table:table-cell>
          <table:table-cell table:formula="of:=[.A664]/[.H$2]" office:value-type="float" office:value="0.662168915542229" calcext:value-type="float">
            <text:p>0.662168915542229</text:p>
          </table:table-cell>
          <table:table-cell table:formula="of:=[.B664]/[.H$2]" office:value-type="float" office:value="0.663168415792104" calcext:value-type="float">
            <text:p>0.663168415792104</text:p>
          </table:table-cell>
          <table:table-cell table:formula="of:=[.C664]/[.H$2]" office:value-type="float" office:value="0.664167916041979" calcext:value-type="float">
            <text:p>0.664167916041979</text:p>
          </table:table-cell>
          <table:table-cell table:number-columns-repeated="2"/>
        </table:table-row>
        <table:table-row table:style-name="ro1">
          <table:table-cell table:formula="of:=[.A664]+2" office:value-type="float" office:value="1327" calcext:value-type="float">
            <text:p>1327</text:p>
          </table:table-cell>
          <table:table-cell table:formula="of:=[.B664]+2" office:value-type="float" office:value="1329" calcext:value-type="float">
            <text:p>1329</text:p>
          </table:table-cell>
          <table:table-cell table:formula="of:=[.C664]+2" office:value-type="float" office:value="1331" calcext:value-type="float">
            <text:p>1331</text:p>
          </table:table-cell>
          <table:table-cell table:formula="of:=[.A665]/[.H$2]" office:value-type="float" office:value="0.663168415792104" calcext:value-type="float">
            <text:p>0.663168415792104</text:p>
          </table:table-cell>
          <table:table-cell table:formula="of:=[.B665]/[.H$2]" office:value-type="float" office:value="0.664167916041979" calcext:value-type="float">
            <text:p>0.664167916041979</text:p>
          </table:table-cell>
          <table:table-cell table:formula="of:=[.C665]/[.H$2]" office:value-type="float" office:value="0.665167416291854" calcext:value-type="float">
            <text:p>0.665167416291854</text:p>
          </table:table-cell>
          <table:table-cell table:number-columns-repeated="2"/>
        </table:table-row>
        <table:table-row table:style-name="ro1">
          <table:table-cell table:formula="of:=[.A665]+2" office:value-type="float" office:value="1329" calcext:value-type="float">
            <text:p>1329</text:p>
          </table:table-cell>
          <table:table-cell table:formula="of:=[.B665]+2" office:value-type="float" office:value="1331" calcext:value-type="float">
            <text:p>1331</text:p>
          </table:table-cell>
          <table:table-cell table:formula="of:=[.C665]+2" office:value-type="float" office:value="1333" calcext:value-type="float">
            <text:p>1333</text:p>
          </table:table-cell>
          <table:table-cell table:formula="of:=[.A666]/[.H$2]" office:value-type="float" office:value="0.664167916041979" calcext:value-type="float">
            <text:p>0.664167916041979</text:p>
          </table:table-cell>
          <table:table-cell table:formula="of:=[.B666]/[.H$2]" office:value-type="float" office:value="0.665167416291854" calcext:value-type="float">
            <text:p>0.665167416291854</text:p>
          </table:table-cell>
          <table:table-cell table:formula="of:=[.C666]/[.H$2]" office:value-type="float" office:value="0.666166916541729" calcext:value-type="float">
            <text:p>0.666166916541729</text:p>
          </table:table-cell>
          <table:table-cell table:number-columns-repeated="2"/>
        </table:table-row>
        <table:table-row table:style-name="ro1">
          <table:table-cell table:formula="of:=[.A666]+2" office:value-type="float" office:value="1331" calcext:value-type="float">
            <text:p>1331</text:p>
          </table:table-cell>
          <table:table-cell table:formula="of:=[.B666]+2" office:value-type="float" office:value="1333" calcext:value-type="float">
            <text:p>1333</text:p>
          </table:table-cell>
          <table:table-cell table:formula="of:=[.C666]+2" office:value-type="float" office:value="1335" calcext:value-type="float">
            <text:p>1335</text:p>
          </table:table-cell>
          <table:table-cell table:formula="of:=[.A667]/[.H$2]" office:value-type="float" office:value="0.665167416291854" calcext:value-type="float">
            <text:p>0.665167416291854</text:p>
          </table:table-cell>
          <table:table-cell table:formula="of:=[.B667]/[.H$2]" office:value-type="float" office:value="0.666166916541729" calcext:value-type="float">
            <text:p>0.666166916541729</text:p>
          </table:table-cell>
          <table:table-cell table:formula="of:=[.C667]/[.H$2]" office:value-type="float" office:value="0.667166416791604" calcext:value-type="float">
            <text:p>0.667166416791604</text:p>
          </table:table-cell>
          <table:table-cell table:number-columns-repeated="2"/>
        </table:table-row>
        <table:table-row table:style-name="ro1">
          <table:table-cell table:formula="of:=[.A667]+2" office:value-type="float" office:value="1333" calcext:value-type="float">
            <text:p>1333</text:p>
          </table:table-cell>
          <table:table-cell table:formula="of:=[.B667]+2" office:value-type="float" office:value="1335" calcext:value-type="float">
            <text:p>1335</text:p>
          </table:table-cell>
          <table:table-cell table:formula="of:=[.C667]+2" office:value-type="float" office:value="1337" calcext:value-type="float">
            <text:p>1337</text:p>
          </table:table-cell>
          <table:table-cell table:formula="of:=[.A668]/[.H$2]" office:value-type="float" office:value="0.666166916541729" calcext:value-type="float">
            <text:p>0.666166916541729</text:p>
          </table:table-cell>
          <table:table-cell table:formula="of:=[.B668]/[.H$2]" office:value-type="float" office:value="0.667166416791604" calcext:value-type="float">
            <text:p>0.667166416791604</text:p>
          </table:table-cell>
          <table:table-cell table:formula="of:=[.C668]/[.H$2]" office:value-type="float" office:value="0.668165917041479" calcext:value-type="float">
            <text:p>0.668165917041479</text:p>
          </table:table-cell>
          <table:table-cell table:number-columns-repeated="2"/>
        </table:table-row>
        <table:table-row table:style-name="ro1">
          <table:table-cell table:formula="of:=[.A668]+2" office:value-type="float" office:value="1335" calcext:value-type="float">
            <text:p>1335</text:p>
          </table:table-cell>
          <table:table-cell table:formula="of:=[.B668]+2" office:value-type="float" office:value="1337" calcext:value-type="float">
            <text:p>1337</text:p>
          </table:table-cell>
          <table:table-cell table:formula="of:=[.C668]+2" office:value-type="float" office:value="1339" calcext:value-type="float">
            <text:p>1339</text:p>
          </table:table-cell>
          <table:table-cell table:formula="of:=[.A669]/[.H$2]" office:value-type="float" office:value="0.667166416791604" calcext:value-type="float">
            <text:p>0.667166416791604</text:p>
          </table:table-cell>
          <table:table-cell table:formula="of:=[.B669]/[.H$2]" office:value-type="float" office:value="0.668165917041479" calcext:value-type="float">
            <text:p>0.668165917041479</text:p>
          </table:table-cell>
          <table:table-cell table:formula="of:=[.C669]/[.H$2]" office:value-type="float" office:value="0.669165417291354" calcext:value-type="float">
            <text:p>0.669165417291354</text:p>
          </table:table-cell>
          <table:table-cell table:number-columns-repeated="2"/>
        </table:table-row>
        <table:table-row table:style-name="ro1">
          <table:table-cell table:formula="of:=[.A669]+2" office:value-type="float" office:value="1337" calcext:value-type="float">
            <text:p>1337</text:p>
          </table:table-cell>
          <table:table-cell table:formula="of:=[.B669]+2" office:value-type="float" office:value="1339" calcext:value-type="float">
            <text:p>1339</text:p>
          </table:table-cell>
          <table:table-cell table:formula="of:=[.C669]+2" office:value-type="float" office:value="1341" calcext:value-type="float">
            <text:p>1341</text:p>
          </table:table-cell>
          <table:table-cell table:formula="of:=[.A670]/[.H$2]" office:value-type="float" office:value="0.668165917041479" calcext:value-type="float">
            <text:p>0.668165917041479</text:p>
          </table:table-cell>
          <table:table-cell table:formula="of:=[.B670]/[.H$2]" office:value-type="float" office:value="0.669165417291354" calcext:value-type="float">
            <text:p>0.669165417291354</text:p>
          </table:table-cell>
          <table:table-cell table:formula="of:=[.C670]/[.H$2]" office:value-type="float" office:value="0.670164917541229" calcext:value-type="float">
            <text:p>0.670164917541229</text:p>
          </table:table-cell>
          <table:table-cell table:number-columns-repeated="2"/>
        </table:table-row>
        <table:table-row table:style-name="ro1">
          <table:table-cell table:formula="of:=[.A670]+2" office:value-type="float" office:value="1339" calcext:value-type="float">
            <text:p>1339</text:p>
          </table:table-cell>
          <table:table-cell table:formula="of:=[.B670]+2" office:value-type="float" office:value="1341" calcext:value-type="float">
            <text:p>1341</text:p>
          </table:table-cell>
          <table:table-cell table:formula="of:=[.C670]+2" office:value-type="float" office:value="1343" calcext:value-type="float">
            <text:p>1343</text:p>
          </table:table-cell>
          <table:table-cell table:formula="of:=[.A671]/[.H$2]" office:value-type="float" office:value="0.669165417291354" calcext:value-type="float">
            <text:p>0.669165417291354</text:p>
          </table:table-cell>
          <table:table-cell table:formula="of:=[.B671]/[.H$2]" office:value-type="float" office:value="0.670164917541229" calcext:value-type="float">
            <text:p>0.670164917541229</text:p>
          </table:table-cell>
          <table:table-cell table:formula="of:=[.C671]/[.H$2]" office:value-type="float" office:value="0.671164417791105" calcext:value-type="float">
            <text:p>0.671164417791105</text:p>
          </table:table-cell>
          <table:table-cell table:number-columns-repeated="2"/>
        </table:table-row>
        <table:table-row table:style-name="ro1">
          <table:table-cell table:formula="of:=[.A671]+2" office:value-type="float" office:value="1341" calcext:value-type="float">
            <text:p>1341</text:p>
          </table:table-cell>
          <table:table-cell table:formula="of:=[.B671]+2" office:value-type="float" office:value="1343" calcext:value-type="float">
            <text:p>1343</text:p>
          </table:table-cell>
          <table:table-cell table:formula="of:=[.C671]+2" office:value-type="float" office:value="1345" calcext:value-type="float">
            <text:p>1345</text:p>
          </table:table-cell>
          <table:table-cell table:formula="of:=[.A672]/[.H$2]" office:value-type="float" office:value="0.670164917541229" calcext:value-type="float">
            <text:p>0.670164917541229</text:p>
          </table:table-cell>
          <table:table-cell table:formula="of:=[.B672]/[.H$2]" office:value-type="float" office:value="0.671164417791105" calcext:value-type="float">
            <text:p>0.671164417791105</text:p>
          </table:table-cell>
          <table:table-cell table:formula="of:=[.C672]/[.H$2]" office:value-type="float" office:value="0.67216391804098" calcext:value-type="float">
            <text:p>0.67216391804098</text:p>
          </table:table-cell>
          <table:table-cell table:number-columns-repeated="2"/>
        </table:table-row>
        <table:table-row table:style-name="ro1">
          <table:table-cell table:formula="of:=[.A672]+2" office:value-type="float" office:value="1343" calcext:value-type="float">
            <text:p>1343</text:p>
          </table:table-cell>
          <table:table-cell table:formula="of:=[.B672]+2" office:value-type="float" office:value="1345" calcext:value-type="float">
            <text:p>1345</text:p>
          </table:table-cell>
          <table:table-cell table:formula="of:=[.C672]+2" office:value-type="float" office:value="1347" calcext:value-type="float">
            <text:p>1347</text:p>
          </table:table-cell>
          <table:table-cell table:formula="of:=[.A673]/[.H$2]" office:value-type="float" office:value="0.671164417791105" calcext:value-type="float">
            <text:p>0.671164417791105</text:p>
          </table:table-cell>
          <table:table-cell table:formula="of:=[.B673]/[.H$2]" office:value-type="float" office:value="0.67216391804098" calcext:value-type="float">
            <text:p>0.67216391804098</text:p>
          </table:table-cell>
          <table:table-cell table:formula="of:=[.C673]/[.H$2]" office:value-type="float" office:value="0.673163418290855" calcext:value-type="float">
            <text:p>0.673163418290855</text:p>
          </table:table-cell>
          <table:table-cell table:number-columns-repeated="2"/>
        </table:table-row>
        <table:table-row table:style-name="ro1">
          <table:table-cell table:formula="of:=[.A673]+2" office:value-type="float" office:value="1345" calcext:value-type="float">
            <text:p>1345</text:p>
          </table:table-cell>
          <table:table-cell table:formula="of:=[.B673]+2" office:value-type="float" office:value="1347" calcext:value-type="float">
            <text:p>1347</text:p>
          </table:table-cell>
          <table:table-cell table:formula="of:=[.C673]+2" office:value-type="float" office:value="1349" calcext:value-type="float">
            <text:p>1349</text:p>
          </table:table-cell>
          <table:table-cell table:formula="of:=[.A674]/[.H$2]" office:value-type="float" office:value="0.67216391804098" calcext:value-type="float">
            <text:p>0.67216391804098</text:p>
          </table:table-cell>
          <table:table-cell table:formula="of:=[.B674]/[.H$2]" office:value-type="float" office:value="0.673163418290855" calcext:value-type="float">
            <text:p>0.673163418290855</text:p>
          </table:table-cell>
          <table:table-cell table:formula="of:=[.C674]/[.H$2]" office:value-type="float" office:value="0.67416291854073" calcext:value-type="float">
            <text:p>0.67416291854073</text:p>
          </table:table-cell>
          <table:table-cell table:number-columns-repeated="2"/>
        </table:table-row>
        <table:table-row table:style-name="ro1">
          <table:table-cell table:formula="of:=[.A674]+2" office:value-type="float" office:value="1347" calcext:value-type="float">
            <text:p>1347</text:p>
          </table:table-cell>
          <table:table-cell table:formula="of:=[.B674]+2" office:value-type="float" office:value="1349" calcext:value-type="float">
            <text:p>1349</text:p>
          </table:table-cell>
          <table:table-cell table:formula="of:=[.C674]+2" office:value-type="float" office:value="1351" calcext:value-type="float">
            <text:p>1351</text:p>
          </table:table-cell>
          <table:table-cell table:formula="of:=[.A675]/[.H$2]" office:value-type="float" office:value="0.673163418290855" calcext:value-type="float">
            <text:p>0.673163418290855</text:p>
          </table:table-cell>
          <table:table-cell table:formula="of:=[.B675]/[.H$2]" office:value-type="float" office:value="0.67416291854073" calcext:value-type="float">
            <text:p>0.67416291854073</text:p>
          </table:table-cell>
          <table:table-cell table:formula="of:=[.C675]/[.H$2]" office:value-type="float" office:value="0.675162418790605" calcext:value-type="float">
            <text:p>0.675162418790605</text:p>
          </table:table-cell>
          <table:table-cell table:number-columns-repeated="2"/>
        </table:table-row>
        <table:table-row table:style-name="ro1">
          <table:table-cell table:formula="of:=[.A675]+2" office:value-type="float" office:value="1349" calcext:value-type="float">
            <text:p>1349</text:p>
          </table:table-cell>
          <table:table-cell table:formula="of:=[.B675]+2" office:value-type="float" office:value="1351" calcext:value-type="float">
            <text:p>1351</text:p>
          </table:table-cell>
          <table:table-cell table:formula="of:=[.C675]+2" office:value-type="float" office:value="1353" calcext:value-type="float">
            <text:p>1353</text:p>
          </table:table-cell>
          <table:table-cell table:formula="of:=[.A676]/[.H$2]" office:value-type="float" office:value="0.67416291854073" calcext:value-type="float">
            <text:p>0.67416291854073</text:p>
          </table:table-cell>
          <table:table-cell table:formula="of:=[.B676]/[.H$2]" office:value-type="float" office:value="0.675162418790605" calcext:value-type="float">
            <text:p>0.675162418790605</text:p>
          </table:table-cell>
          <table:table-cell table:formula="of:=[.C676]/[.H$2]" office:value-type="float" office:value="0.67616191904048" calcext:value-type="float">
            <text:p>0.67616191904048</text:p>
          </table:table-cell>
          <table:table-cell table:number-columns-repeated="2"/>
        </table:table-row>
        <table:table-row table:style-name="ro1">
          <table:table-cell table:formula="of:=[.A676]+2" office:value-type="float" office:value="1351" calcext:value-type="float">
            <text:p>1351</text:p>
          </table:table-cell>
          <table:table-cell table:formula="of:=[.B676]+2" office:value-type="float" office:value="1353" calcext:value-type="float">
            <text:p>1353</text:p>
          </table:table-cell>
          <table:table-cell table:formula="of:=[.C676]+2" office:value-type="float" office:value="1355" calcext:value-type="float">
            <text:p>1355</text:p>
          </table:table-cell>
          <table:table-cell table:formula="of:=[.A677]/[.H$2]" office:value-type="float" office:value="0.675162418790605" calcext:value-type="float">
            <text:p>0.675162418790605</text:p>
          </table:table-cell>
          <table:table-cell table:formula="of:=[.B677]/[.H$2]" office:value-type="float" office:value="0.67616191904048" calcext:value-type="float">
            <text:p>0.67616191904048</text:p>
          </table:table-cell>
          <table:table-cell table:formula="of:=[.C677]/[.H$2]" office:value-type="float" office:value="0.677161419290355" calcext:value-type="float">
            <text:p>0.677161419290355</text:p>
          </table:table-cell>
          <table:table-cell table:number-columns-repeated="2"/>
        </table:table-row>
        <table:table-row table:style-name="ro1">
          <table:table-cell table:formula="of:=[.A677]+2" office:value-type="float" office:value="1353" calcext:value-type="float">
            <text:p>1353</text:p>
          </table:table-cell>
          <table:table-cell table:formula="of:=[.B677]+2" office:value-type="float" office:value="1355" calcext:value-type="float">
            <text:p>1355</text:p>
          </table:table-cell>
          <table:table-cell table:formula="of:=[.C677]+2" office:value-type="float" office:value="1357" calcext:value-type="float">
            <text:p>1357</text:p>
          </table:table-cell>
          <table:table-cell table:formula="of:=[.A678]/[.H$2]" office:value-type="float" office:value="0.67616191904048" calcext:value-type="float">
            <text:p>0.67616191904048</text:p>
          </table:table-cell>
          <table:table-cell table:formula="of:=[.B678]/[.H$2]" office:value-type="float" office:value="0.677161419290355" calcext:value-type="float">
            <text:p>0.677161419290355</text:p>
          </table:table-cell>
          <table:table-cell table:formula="of:=[.C678]/[.H$2]" office:value-type="float" office:value="0.67816091954023" calcext:value-type="float">
            <text:p>0.67816091954023</text:p>
          </table:table-cell>
          <table:table-cell table:number-columns-repeated="2"/>
        </table:table-row>
        <table:table-row table:style-name="ro1">
          <table:table-cell table:formula="of:=[.A678]+2" office:value-type="float" office:value="1355" calcext:value-type="float">
            <text:p>1355</text:p>
          </table:table-cell>
          <table:table-cell table:formula="of:=[.B678]+2" office:value-type="float" office:value="1357" calcext:value-type="float">
            <text:p>1357</text:p>
          </table:table-cell>
          <table:table-cell table:formula="of:=[.C678]+2" office:value-type="float" office:value="1359" calcext:value-type="float">
            <text:p>1359</text:p>
          </table:table-cell>
          <table:table-cell table:formula="of:=[.A679]/[.H$2]" office:value-type="float" office:value="0.677161419290355" calcext:value-type="float">
            <text:p>0.677161419290355</text:p>
          </table:table-cell>
          <table:table-cell table:formula="of:=[.B679]/[.H$2]" office:value-type="float" office:value="0.67816091954023" calcext:value-type="float">
            <text:p>0.67816091954023</text:p>
          </table:table-cell>
          <table:table-cell table:formula="of:=[.C679]/[.H$2]" office:value-type="float" office:value="0.679160419790105" calcext:value-type="float">
            <text:p>0.679160419790105</text:p>
          </table:table-cell>
          <table:table-cell table:number-columns-repeated="2"/>
        </table:table-row>
        <table:table-row table:style-name="ro1">
          <table:table-cell table:formula="of:=[.A679]+2" office:value-type="float" office:value="1357" calcext:value-type="float">
            <text:p>1357</text:p>
          </table:table-cell>
          <table:table-cell table:formula="of:=[.B679]+2" office:value-type="float" office:value="1359" calcext:value-type="float">
            <text:p>1359</text:p>
          </table:table-cell>
          <table:table-cell table:formula="of:=[.C679]+2" office:value-type="float" office:value="1361" calcext:value-type="float">
            <text:p>1361</text:p>
          </table:table-cell>
          <table:table-cell table:formula="of:=[.A680]/[.H$2]" office:value-type="float" office:value="0.67816091954023" calcext:value-type="float">
            <text:p>0.67816091954023</text:p>
          </table:table-cell>
          <table:table-cell table:formula="of:=[.B680]/[.H$2]" office:value-type="float" office:value="0.679160419790105" calcext:value-type="float">
            <text:p>0.679160419790105</text:p>
          </table:table-cell>
          <table:table-cell table:formula="of:=[.C680]/[.H$2]" office:value-type="float" office:value="0.68015992003998" calcext:value-type="float">
            <text:p>0.68015992003998</text:p>
          </table:table-cell>
          <table:table-cell table:number-columns-repeated="2"/>
        </table:table-row>
        <table:table-row table:style-name="ro1">
          <table:table-cell table:formula="of:=[.A680]+2" office:value-type="float" office:value="1359" calcext:value-type="float">
            <text:p>1359</text:p>
          </table:table-cell>
          <table:table-cell table:formula="of:=[.B680]+2" office:value-type="float" office:value="1361" calcext:value-type="float">
            <text:p>1361</text:p>
          </table:table-cell>
          <table:table-cell table:formula="of:=[.C680]+2" office:value-type="float" office:value="1363" calcext:value-type="float">
            <text:p>1363</text:p>
          </table:table-cell>
          <table:table-cell table:formula="of:=[.A681]/[.H$2]" office:value-type="float" office:value="0.679160419790105" calcext:value-type="float">
            <text:p>0.679160419790105</text:p>
          </table:table-cell>
          <table:table-cell table:formula="of:=[.B681]/[.H$2]" office:value-type="float" office:value="0.68015992003998" calcext:value-type="float">
            <text:p>0.68015992003998</text:p>
          </table:table-cell>
          <table:table-cell table:formula="of:=[.C681]/[.H$2]" office:value-type="float" office:value="0.681159420289855" calcext:value-type="float">
            <text:p>0.681159420289855</text:p>
          </table:table-cell>
          <table:table-cell table:number-columns-repeated="2"/>
        </table:table-row>
        <table:table-row table:style-name="ro1">
          <table:table-cell table:formula="of:=[.A681]+2" office:value-type="float" office:value="1361" calcext:value-type="float">
            <text:p>1361</text:p>
          </table:table-cell>
          <table:table-cell table:formula="of:=[.B681]+2" office:value-type="float" office:value="1363" calcext:value-type="float">
            <text:p>1363</text:p>
          </table:table-cell>
          <table:table-cell table:formula="of:=[.C681]+2" office:value-type="float" office:value="1365" calcext:value-type="float">
            <text:p>1365</text:p>
          </table:table-cell>
          <table:table-cell table:formula="of:=[.A682]/[.H$2]" office:value-type="float" office:value="0.68015992003998" calcext:value-type="float">
            <text:p>0.68015992003998</text:p>
          </table:table-cell>
          <table:table-cell table:formula="of:=[.B682]/[.H$2]" office:value-type="float" office:value="0.681159420289855" calcext:value-type="float">
            <text:p>0.681159420289855</text:p>
          </table:table-cell>
          <table:table-cell table:formula="of:=[.C682]/[.H$2]" office:value-type="float" office:value="0.68215892053973" calcext:value-type="float">
            <text:p>0.68215892053973</text:p>
          </table:table-cell>
          <table:table-cell table:number-columns-repeated="2"/>
        </table:table-row>
        <table:table-row table:style-name="ro1">
          <table:table-cell table:formula="of:=[.A682]+2" office:value-type="float" office:value="1363" calcext:value-type="float">
            <text:p>1363</text:p>
          </table:table-cell>
          <table:table-cell table:formula="of:=[.B682]+2" office:value-type="float" office:value="1365" calcext:value-type="float">
            <text:p>1365</text:p>
          </table:table-cell>
          <table:table-cell table:formula="of:=[.C682]+2" office:value-type="float" office:value="1367" calcext:value-type="float">
            <text:p>1367</text:p>
          </table:table-cell>
          <table:table-cell table:formula="of:=[.A683]/[.H$2]" office:value-type="float" office:value="0.681159420289855" calcext:value-type="float">
            <text:p>0.681159420289855</text:p>
          </table:table-cell>
          <table:table-cell table:formula="of:=[.B683]/[.H$2]" office:value-type="float" office:value="0.68215892053973" calcext:value-type="float">
            <text:p>0.68215892053973</text:p>
          </table:table-cell>
          <table:table-cell table:formula="of:=[.C683]/[.H$2]" office:value-type="float" office:value="0.683158420789605" calcext:value-type="float">
            <text:p>0.683158420789605</text:p>
          </table:table-cell>
          <table:table-cell table:number-columns-repeated="2"/>
        </table:table-row>
        <table:table-row table:style-name="ro1">
          <table:table-cell table:formula="of:=[.A683]+2" office:value-type="float" office:value="1365" calcext:value-type="float">
            <text:p>1365</text:p>
          </table:table-cell>
          <table:table-cell table:formula="of:=[.B683]+2" office:value-type="float" office:value="1367" calcext:value-type="float">
            <text:p>1367</text:p>
          </table:table-cell>
          <table:table-cell table:formula="of:=[.C683]+2" office:value-type="float" office:value="1369" calcext:value-type="float">
            <text:p>1369</text:p>
          </table:table-cell>
          <table:table-cell table:formula="of:=[.A684]/[.H$2]" office:value-type="float" office:value="0.68215892053973" calcext:value-type="float">
            <text:p>0.68215892053973</text:p>
          </table:table-cell>
          <table:table-cell table:formula="of:=[.B684]/[.H$2]" office:value-type="float" office:value="0.683158420789605" calcext:value-type="float">
            <text:p>0.683158420789605</text:p>
          </table:table-cell>
          <table:table-cell table:formula="of:=[.C684]/[.H$2]" office:value-type="float" office:value="0.68415792103948" calcext:value-type="float">
            <text:p>0.68415792103948</text:p>
          </table:table-cell>
          <table:table-cell table:number-columns-repeated="2"/>
        </table:table-row>
        <table:table-row table:style-name="ro1">
          <table:table-cell table:formula="of:=[.A684]+2" office:value-type="float" office:value="1367" calcext:value-type="float">
            <text:p>1367</text:p>
          </table:table-cell>
          <table:table-cell table:formula="of:=[.B684]+2" office:value-type="float" office:value="1369" calcext:value-type="float">
            <text:p>1369</text:p>
          </table:table-cell>
          <table:table-cell table:formula="of:=[.C684]+2" office:value-type="float" office:value="1371" calcext:value-type="float">
            <text:p>1371</text:p>
          </table:table-cell>
          <table:table-cell table:formula="of:=[.A685]/[.H$2]" office:value-type="float" office:value="0.683158420789605" calcext:value-type="float">
            <text:p>0.683158420789605</text:p>
          </table:table-cell>
          <table:table-cell table:formula="of:=[.B685]/[.H$2]" office:value-type="float" office:value="0.68415792103948" calcext:value-type="float">
            <text:p>0.68415792103948</text:p>
          </table:table-cell>
          <table:table-cell table:formula="of:=[.C685]/[.H$2]" office:value-type="float" office:value="0.685157421289355" calcext:value-type="float">
            <text:p>0.685157421289355</text:p>
          </table:table-cell>
          <table:table-cell table:number-columns-repeated="2"/>
        </table:table-row>
        <table:table-row table:style-name="ro1">
          <table:table-cell table:formula="of:=[.A685]+2" office:value-type="float" office:value="1369" calcext:value-type="float">
            <text:p>1369</text:p>
          </table:table-cell>
          <table:table-cell table:formula="of:=[.B685]+2" office:value-type="float" office:value="1371" calcext:value-type="float">
            <text:p>1371</text:p>
          </table:table-cell>
          <table:table-cell table:formula="of:=[.C685]+2" office:value-type="float" office:value="1373" calcext:value-type="float">
            <text:p>1373</text:p>
          </table:table-cell>
          <table:table-cell table:formula="of:=[.A686]/[.H$2]" office:value-type="float" office:value="0.68415792103948" calcext:value-type="float">
            <text:p>0.68415792103948</text:p>
          </table:table-cell>
          <table:table-cell table:formula="of:=[.B686]/[.H$2]" office:value-type="float" office:value="0.685157421289355" calcext:value-type="float">
            <text:p>0.685157421289355</text:p>
          </table:table-cell>
          <table:table-cell table:formula="of:=[.C686]/[.H$2]" office:value-type="float" office:value="0.68615692153923" calcext:value-type="float">
            <text:p>0.68615692153923</text:p>
          </table:table-cell>
          <table:table-cell table:number-columns-repeated="2"/>
        </table:table-row>
        <table:table-row table:style-name="ro1">
          <table:table-cell table:formula="of:=[.A686]+2" office:value-type="float" office:value="1371" calcext:value-type="float">
            <text:p>1371</text:p>
          </table:table-cell>
          <table:table-cell table:formula="of:=[.B686]+2" office:value-type="float" office:value="1373" calcext:value-type="float">
            <text:p>1373</text:p>
          </table:table-cell>
          <table:table-cell table:formula="of:=[.C686]+2" office:value-type="float" office:value="1375" calcext:value-type="float">
            <text:p>1375</text:p>
          </table:table-cell>
          <table:table-cell table:formula="of:=[.A687]/[.H$2]" office:value-type="float" office:value="0.685157421289355" calcext:value-type="float">
            <text:p>0.685157421289355</text:p>
          </table:table-cell>
          <table:table-cell table:formula="of:=[.B687]/[.H$2]" office:value-type="float" office:value="0.68615692153923" calcext:value-type="float">
            <text:p>0.68615692153923</text:p>
          </table:table-cell>
          <table:table-cell table:formula="of:=[.C687]/[.H$2]" office:value-type="float" office:value="0.687156421789105" calcext:value-type="float">
            <text:p>0.687156421789105</text:p>
          </table:table-cell>
          <table:table-cell table:number-columns-repeated="2"/>
        </table:table-row>
        <table:table-row table:style-name="ro1">
          <table:table-cell table:formula="of:=[.A687]+2" office:value-type="float" office:value="1373" calcext:value-type="float">
            <text:p>1373</text:p>
          </table:table-cell>
          <table:table-cell table:formula="of:=[.B687]+2" office:value-type="float" office:value="1375" calcext:value-type="float">
            <text:p>1375</text:p>
          </table:table-cell>
          <table:table-cell table:formula="of:=[.C687]+2" office:value-type="float" office:value="1377" calcext:value-type="float">
            <text:p>1377</text:p>
          </table:table-cell>
          <table:table-cell table:formula="of:=[.A688]/[.H$2]" office:value-type="float" office:value="0.68615692153923" calcext:value-type="float">
            <text:p>0.68615692153923</text:p>
          </table:table-cell>
          <table:table-cell table:formula="of:=[.B688]/[.H$2]" office:value-type="float" office:value="0.687156421789105" calcext:value-type="float">
            <text:p>0.687156421789105</text:p>
          </table:table-cell>
          <table:table-cell table:formula="of:=[.C688]/[.H$2]" office:value-type="float" office:value="0.68815592203898" calcext:value-type="float">
            <text:p>0.68815592203898</text:p>
          </table:table-cell>
          <table:table-cell table:number-columns-repeated="2"/>
        </table:table-row>
        <table:table-row table:style-name="ro1">
          <table:table-cell table:formula="of:=[.A688]+2" office:value-type="float" office:value="1375" calcext:value-type="float">
            <text:p>1375</text:p>
          </table:table-cell>
          <table:table-cell table:formula="of:=[.B688]+2" office:value-type="float" office:value="1377" calcext:value-type="float">
            <text:p>1377</text:p>
          </table:table-cell>
          <table:table-cell table:formula="of:=[.C688]+2" office:value-type="float" office:value="1379" calcext:value-type="float">
            <text:p>1379</text:p>
          </table:table-cell>
          <table:table-cell table:formula="of:=[.A689]/[.H$2]" office:value-type="float" office:value="0.687156421789105" calcext:value-type="float">
            <text:p>0.687156421789105</text:p>
          </table:table-cell>
          <table:table-cell table:formula="of:=[.B689]/[.H$2]" office:value-type="float" office:value="0.68815592203898" calcext:value-type="float">
            <text:p>0.68815592203898</text:p>
          </table:table-cell>
          <table:table-cell table:formula="of:=[.C689]/[.H$2]" office:value-type="float" office:value="0.689155422288856" calcext:value-type="float">
            <text:p>0.689155422288856</text:p>
          </table:table-cell>
          <table:table-cell table:number-columns-repeated="2"/>
        </table:table-row>
        <table:table-row table:style-name="ro1">
          <table:table-cell table:formula="of:=[.A689]+2" office:value-type="float" office:value="1377" calcext:value-type="float">
            <text:p>1377</text:p>
          </table:table-cell>
          <table:table-cell table:formula="of:=[.B689]+2" office:value-type="float" office:value="1379" calcext:value-type="float">
            <text:p>1379</text:p>
          </table:table-cell>
          <table:table-cell table:formula="of:=[.C689]+2" office:value-type="float" office:value="1381" calcext:value-type="float">
            <text:p>1381</text:p>
          </table:table-cell>
          <table:table-cell table:formula="of:=[.A690]/[.H$2]" office:value-type="float" office:value="0.68815592203898" calcext:value-type="float">
            <text:p>0.68815592203898</text:p>
          </table:table-cell>
          <table:table-cell table:formula="of:=[.B690]/[.H$2]" office:value-type="float" office:value="0.689155422288856" calcext:value-type="float">
            <text:p>0.689155422288856</text:p>
          </table:table-cell>
          <table:table-cell table:formula="of:=[.C690]/[.H$2]" office:value-type="float" office:value="0.690154922538731" calcext:value-type="float">
            <text:p>0.690154922538731</text:p>
          </table:table-cell>
          <table:table-cell table:number-columns-repeated="2"/>
        </table:table-row>
        <table:table-row table:style-name="ro1">
          <table:table-cell table:formula="of:=[.A690]+2" office:value-type="float" office:value="1379" calcext:value-type="float">
            <text:p>1379</text:p>
          </table:table-cell>
          <table:table-cell table:formula="of:=[.B690]+2" office:value-type="float" office:value="1381" calcext:value-type="float">
            <text:p>1381</text:p>
          </table:table-cell>
          <table:table-cell table:formula="of:=[.C690]+2" office:value-type="float" office:value="1383" calcext:value-type="float">
            <text:p>1383</text:p>
          </table:table-cell>
          <table:table-cell table:formula="of:=[.A691]/[.H$2]" office:value-type="float" office:value="0.689155422288856" calcext:value-type="float">
            <text:p>0.689155422288856</text:p>
          </table:table-cell>
          <table:table-cell table:formula="of:=[.B691]/[.H$2]" office:value-type="float" office:value="0.690154922538731" calcext:value-type="float">
            <text:p>0.690154922538731</text:p>
          </table:table-cell>
          <table:table-cell table:formula="of:=[.C691]/[.H$2]" office:value-type="float" office:value="0.691154422788606" calcext:value-type="float">
            <text:p>0.691154422788606</text:p>
          </table:table-cell>
          <table:table-cell table:number-columns-repeated="2"/>
        </table:table-row>
        <table:table-row table:style-name="ro1">
          <table:table-cell table:formula="of:=[.A691]+2" office:value-type="float" office:value="1381" calcext:value-type="float">
            <text:p>1381</text:p>
          </table:table-cell>
          <table:table-cell table:formula="of:=[.B691]+2" office:value-type="float" office:value="1383" calcext:value-type="float">
            <text:p>1383</text:p>
          </table:table-cell>
          <table:table-cell table:formula="of:=[.C691]+2" office:value-type="float" office:value="1385" calcext:value-type="float">
            <text:p>1385</text:p>
          </table:table-cell>
          <table:table-cell table:formula="of:=[.A692]/[.H$2]" office:value-type="float" office:value="0.690154922538731" calcext:value-type="float">
            <text:p>0.690154922538731</text:p>
          </table:table-cell>
          <table:table-cell table:formula="of:=[.B692]/[.H$2]" office:value-type="float" office:value="0.691154422788606" calcext:value-type="float">
            <text:p>0.691154422788606</text:p>
          </table:table-cell>
          <table:table-cell table:formula="of:=[.C692]/[.H$2]" office:value-type="float" office:value="0.692153923038481" calcext:value-type="float">
            <text:p>0.692153923038481</text:p>
          </table:table-cell>
          <table:table-cell table:number-columns-repeated="2"/>
        </table:table-row>
        <table:table-row table:style-name="ro1">
          <table:table-cell table:formula="of:=[.A692]+2" office:value-type="float" office:value="1383" calcext:value-type="float">
            <text:p>1383</text:p>
          </table:table-cell>
          <table:table-cell table:formula="of:=[.B692]+2" office:value-type="float" office:value="1385" calcext:value-type="float">
            <text:p>1385</text:p>
          </table:table-cell>
          <table:table-cell table:formula="of:=[.C692]+2" office:value-type="float" office:value="1387" calcext:value-type="float">
            <text:p>1387</text:p>
          </table:table-cell>
          <table:table-cell table:formula="of:=[.A693]/[.H$2]" office:value-type="float" office:value="0.691154422788606" calcext:value-type="float">
            <text:p>0.691154422788606</text:p>
          </table:table-cell>
          <table:table-cell table:formula="of:=[.B693]/[.H$2]" office:value-type="float" office:value="0.692153923038481" calcext:value-type="float">
            <text:p>0.692153923038481</text:p>
          </table:table-cell>
          <table:table-cell table:formula="of:=[.C693]/[.H$2]" office:value-type="float" office:value="0.693153423288356" calcext:value-type="float">
            <text:p>0.693153423288356</text:p>
          </table:table-cell>
          <table:table-cell table:number-columns-repeated="2"/>
        </table:table-row>
        <table:table-row table:style-name="ro1">
          <table:table-cell table:formula="of:=[.A693]+2" office:value-type="float" office:value="1385" calcext:value-type="float">
            <text:p>1385</text:p>
          </table:table-cell>
          <table:table-cell table:formula="of:=[.B693]+2" office:value-type="float" office:value="1387" calcext:value-type="float">
            <text:p>1387</text:p>
          </table:table-cell>
          <table:table-cell table:formula="of:=[.C693]+2" office:value-type="float" office:value="1389" calcext:value-type="float">
            <text:p>1389</text:p>
          </table:table-cell>
          <table:table-cell table:formula="of:=[.A694]/[.H$2]" office:value-type="float" office:value="0.692153923038481" calcext:value-type="float">
            <text:p>0.692153923038481</text:p>
          </table:table-cell>
          <table:table-cell table:formula="of:=[.B694]/[.H$2]" office:value-type="float" office:value="0.693153423288356" calcext:value-type="float">
            <text:p>0.693153423288356</text:p>
          </table:table-cell>
          <table:table-cell table:formula="of:=[.C694]/[.H$2]" office:value-type="float" office:value="0.694152923538231" calcext:value-type="float">
            <text:p>0.694152923538231</text:p>
          </table:table-cell>
          <table:table-cell table:number-columns-repeated="2"/>
        </table:table-row>
        <table:table-row table:style-name="ro1">
          <table:table-cell table:formula="of:=[.A694]+2" office:value-type="float" office:value="1387" calcext:value-type="float">
            <text:p>1387</text:p>
          </table:table-cell>
          <table:table-cell table:formula="of:=[.B694]+2" office:value-type="float" office:value="1389" calcext:value-type="float">
            <text:p>1389</text:p>
          </table:table-cell>
          <table:table-cell table:formula="of:=[.C694]+2" office:value-type="float" office:value="1391" calcext:value-type="float">
            <text:p>1391</text:p>
          </table:table-cell>
          <table:table-cell table:formula="of:=[.A695]/[.H$2]" office:value-type="float" office:value="0.693153423288356" calcext:value-type="float">
            <text:p>0.693153423288356</text:p>
          </table:table-cell>
          <table:table-cell table:formula="of:=[.B695]/[.H$2]" office:value-type="float" office:value="0.694152923538231" calcext:value-type="float">
            <text:p>0.694152923538231</text:p>
          </table:table-cell>
          <table:table-cell table:formula="of:=[.C695]/[.H$2]" office:value-type="float" office:value="0.695152423788106" calcext:value-type="float">
            <text:p>0.695152423788106</text:p>
          </table:table-cell>
          <table:table-cell table:number-columns-repeated="2"/>
        </table:table-row>
        <table:table-row table:style-name="ro1">
          <table:table-cell table:formula="of:=[.A695]+2" office:value-type="float" office:value="1389" calcext:value-type="float">
            <text:p>1389</text:p>
          </table:table-cell>
          <table:table-cell table:formula="of:=[.B695]+2" office:value-type="float" office:value="1391" calcext:value-type="float">
            <text:p>1391</text:p>
          </table:table-cell>
          <table:table-cell table:formula="of:=[.C695]+2" office:value-type="float" office:value="1393" calcext:value-type="float">
            <text:p>1393</text:p>
          </table:table-cell>
          <table:table-cell table:formula="of:=[.A696]/[.H$2]" office:value-type="float" office:value="0.694152923538231" calcext:value-type="float">
            <text:p>0.694152923538231</text:p>
          </table:table-cell>
          <table:table-cell table:formula="of:=[.B696]/[.H$2]" office:value-type="float" office:value="0.695152423788106" calcext:value-type="float">
            <text:p>0.695152423788106</text:p>
          </table:table-cell>
          <table:table-cell table:formula="of:=[.C696]/[.H$2]" office:value-type="float" office:value="0.696151924037981" calcext:value-type="float">
            <text:p>0.696151924037981</text:p>
          </table:table-cell>
          <table:table-cell table:number-columns-repeated="2"/>
        </table:table-row>
        <table:table-row table:style-name="ro1">
          <table:table-cell table:formula="of:=[.A696]+2" office:value-type="float" office:value="1391" calcext:value-type="float">
            <text:p>1391</text:p>
          </table:table-cell>
          <table:table-cell table:formula="of:=[.B696]+2" office:value-type="float" office:value="1393" calcext:value-type="float">
            <text:p>1393</text:p>
          </table:table-cell>
          <table:table-cell table:formula="of:=[.C696]+2" office:value-type="float" office:value="1395" calcext:value-type="float">
            <text:p>1395</text:p>
          </table:table-cell>
          <table:table-cell table:formula="of:=[.A697]/[.H$2]" office:value-type="float" office:value="0.695152423788106" calcext:value-type="float">
            <text:p>0.695152423788106</text:p>
          </table:table-cell>
          <table:table-cell table:formula="of:=[.B697]/[.H$2]" office:value-type="float" office:value="0.696151924037981" calcext:value-type="float">
            <text:p>0.696151924037981</text:p>
          </table:table-cell>
          <table:table-cell table:formula="of:=[.C697]/[.H$2]" office:value-type="float" office:value="0.697151424287856" calcext:value-type="float">
            <text:p>0.697151424287856</text:p>
          </table:table-cell>
          <table:table-cell table:number-columns-repeated="2"/>
        </table:table-row>
        <table:table-row table:style-name="ro1">
          <table:table-cell table:formula="of:=[.A697]+2" office:value-type="float" office:value="1393" calcext:value-type="float">
            <text:p>1393</text:p>
          </table:table-cell>
          <table:table-cell table:formula="of:=[.B697]+2" office:value-type="float" office:value="1395" calcext:value-type="float">
            <text:p>1395</text:p>
          </table:table-cell>
          <table:table-cell table:formula="of:=[.C697]+2" office:value-type="float" office:value="1397" calcext:value-type="float">
            <text:p>1397</text:p>
          </table:table-cell>
          <table:table-cell table:formula="of:=[.A698]/[.H$2]" office:value-type="float" office:value="0.696151924037981" calcext:value-type="float">
            <text:p>0.696151924037981</text:p>
          </table:table-cell>
          <table:table-cell table:formula="of:=[.B698]/[.H$2]" office:value-type="float" office:value="0.697151424287856" calcext:value-type="float">
            <text:p>0.697151424287856</text:p>
          </table:table-cell>
          <table:table-cell table:formula="of:=[.C698]/[.H$2]" office:value-type="float" office:value="0.698150924537731" calcext:value-type="float">
            <text:p>0.698150924537731</text:p>
          </table:table-cell>
          <table:table-cell table:number-columns-repeated="2"/>
        </table:table-row>
        <table:table-row table:style-name="ro1">
          <table:table-cell table:formula="of:=[.A698]+2" office:value-type="float" office:value="1395" calcext:value-type="float">
            <text:p>1395</text:p>
          </table:table-cell>
          <table:table-cell table:formula="of:=[.B698]+2" office:value-type="float" office:value="1397" calcext:value-type="float">
            <text:p>1397</text:p>
          </table:table-cell>
          <table:table-cell table:formula="of:=[.C698]+2" office:value-type="float" office:value="1399" calcext:value-type="float">
            <text:p>1399</text:p>
          </table:table-cell>
          <table:table-cell table:formula="of:=[.A699]/[.H$2]" office:value-type="float" office:value="0.697151424287856" calcext:value-type="float">
            <text:p>0.697151424287856</text:p>
          </table:table-cell>
          <table:table-cell table:formula="of:=[.B699]/[.H$2]" office:value-type="float" office:value="0.698150924537731" calcext:value-type="float">
            <text:p>0.698150924537731</text:p>
          </table:table-cell>
          <table:table-cell table:formula="of:=[.C699]/[.H$2]" office:value-type="float" office:value="0.699150424787606" calcext:value-type="float">
            <text:p>0.699150424787606</text:p>
          </table:table-cell>
          <table:table-cell table:number-columns-repeated="2"/>
        </table:table-row>
        <table:table-row table:style-name="ro1">
          <table:table-cell table:formula="of:=[.A699]+2" office:value-type="float" office:value="1397" calcext:value-type="float">
            <text:p>1397</text:p>
          </table:table-cell>
          <table:table-cell table:formula="of:=[.B699]+2" office:value-type="float" office:value="1399" calcext:value-type="float">
            <text:p>1399</text:p>
          </table:table-cell>
          <table:table-cell table:formula="of:=[.C699]+2" office:value-type="float" office:value="1401" calcext:value-type="float">
            <text:p>1401</text:p>
          </table:table-cell>
          <table:table-cell table:formula="of:=[.A700]/[.H$2]" office:value-type="float" office:value="0.698150924537731" calcext:value-type="float">
            <text:p>0.698150924537731</text:p>
          </table:table-cell>
          <table:table-cell table:formula="of:=[.B700]/[.H$2]" office:value-type="float" office:value="0.699150424787606" calcext:value-type="float">
            <text:p>0.699150424787606</text:p>
          </table:table-cell>
          <table:table-cell table:formula="of:=[.C700]/[.H$2]" office:value-type="float" office:value="0.700149925037481" calcext:value-type="float">
            <text:p>0.700149925037481</text:p>
          </table:table-cell>
          <table:table-cell table:number-columns-repeated="2"/>
        </table:table-row>
        <table:table-row table:style-name="ro1">
          <table:table-cell table:formula="of:=[.A700]+2" office:value-type="float" office:value="1399" calcext:value-type="float">
            <text:p>1399</text:p>
          </table:table-cell>
          <table:table-cell table:formula="of:=[.B700]+2" office:value-type="float" office:value="1401" calcext:value-type="float">
            <text:p>1401</text:p>
          </table:table-cell>
          <table:table-cell table:formula="of:=[.C700]+2" office:value-type="float" office:value="1403" calcext:value-type="float">
            <text:p>1403</text:p>
          </table:table-cell>
          <table:table-cell table:formula="of:=[.A701]/[.H$2]" office:value-type="float" office:value="0.699150424787606" calcext:value-type="float">
            <text:p>0.699150424787606</text:p>
          </table:table-cell>
          <table:table-cell table:formula="of:=[.B701]/[.H$2]" office:value-type="float" office:value="0.700149925037481" calcext:value-type="float">
            <text:p>0.700149925037481</text:p>
          </table:table-cell>
          <table:table-cell table:formula="of:=[.C701]/[.H$2]" office:value-type="float" office:value="0.701149425287356" calcext:value-type="float">
            <text:p>0.701149425287356</text:p>
          </table:table-cell>
          <table:table-cell table:number-columns-repeated="2"/>
        </table:table-row>
        <table:table-row table:style-name="ro1">
          <table:table-cell table:formula="of:=[.A701]+2" office:value-type="float" office:value="1401" calcext:value-type="float">
            <text:p>1401</text:p>
          </table:table-cell>
          <table:table-cell table:formula="of:=[.B701]+2" office:value-type="float" office:value="1403" calcext:value-type="float">
            <text:p>1403</text:p>
          </table:table-cell>
          <table:table-cell table:formula="of:=[.C701]+2" office:value-type="float" office:value="1405" calcext:value-type="float">
            <text:p>1405</text:p>
          </table:table-cell>
          <table:table-cell table:formula="of:=[.A702]/[.H$2]" office:value-type="float" office:value="0.700149925037481" calcext:value-type="float">
            <text:p>0.700149925037481</text:p>
          </table:table-cell>
          <table:table-cell table:formula="of:=[.B702]/[.H$2]" office:value-type="float" office:value="0.701149425287356" calcext:value-type="float">
            <text:p>0.701149425287356</text:p>
          </table:table-cell>
          <table:table-cell table:formula="of:=[.C702]/[.H$2]" office:value-type="float" office:value="0.702148925537231" calcext:value-type="float">
            <text:p>0.702148925537231</text:p>
          </table:table-cell>
          <table:table-cell table:number-columns-repeated="2"/>
        </table:table-row>
        <table:table-row table:style-name="ro1">
          <table:table-cell table:formula="of:=[.A702]+2" office:value-type="float" office:value="1403" calcext:value-type="float">
            <text:p>1403</text:p>
          </table:table-cell>
          <table:table-cell table:formula="of:=[.B702]+2" office:value-type="float" office:value="1405" calcext:value-type="float">
            <text:p>1405</text:p>
          </table:table-cell>
          <table:table-cell table:formula="of:=[.C702]+2" office:value-type="float" office:value="1407" calcext:value-type="float">
            <text:p>1407</text:p>
          </table:table-cell>
          <table:table-cell table:formula="of:=[.A703]/[.H$2]" office:value-type="float" office:value="0.701149425287356" calcext:value-type="float">
            <text:p>0.701149425287356</text:p>
          </table:table-cell>
          <table:table-cell table:formula="of:=[.B703]/[.H$2]" office:value-type="float" office:value="0.702148925537231" calcext:value-type="float">
            <text:p>0.702148925537231</text:p>
          </table:table-cell>
          <table:table-cell table:formula="of:=[.C703]/[.H$2]" office:value-type="float" office:value="0.703148425787106" calcext:value-type="float">
            <text:p>0.703148425787106</text:p>
          </table:table-cell>
          <table:table-cell table:number-columns-repeated="2"/>
        </table:table-row>
        <table:table-row table:style-name="ro1">
          <table:table-cell table:formula="of:=[.A703]+2" office:value-type="float" office:value="1405" calcext:value-type="float">
            <text:p>1405</text:p>
          </table:table-cell>
          <table:table-cell table:formula="of:=[.B703]+2" office:value-type="float" office:value="1407" calcext:value-type="float">
            <text:p>1407</text:p>
          </table:table-cell>
          <table:table-cell table:formula="of:=[.C703]+2" office:value-type="float" office:value="1409" calcext:value-type="float">
            <text:p>1409</text:p>
          </table:table-cell>
          <table:table-cell table:formula="of:=[.A704]/[.H$2]" office:value-type="float" office:value="0.702148925537231" calcext:value-type="float">
            <text:p>0.702148925537231</text:p>
          </table:table-cell>
          <table:table-cell table:formula="of:=[.B704]/[.H$2]" office:value-type="float" office:value="0.703148425787106" calcext:value-type="float">
            <text:p>0.703148425787106</text:p>
          </table:table-cell>
          <table:table-cell table:formula="of:=[.C704]/[.H$2]" office:value-type="float" office:value="0.704147926036981" calcext:value-type="float">
            <text:p>0.704147926036981</text:p>
          </table:table-cell>
          <table:table-cell table:number-columns-repeated="2"/>
        </table:table-row>
        <table:table-row table:style-name="ro1">
          <table:table-cell table:formula="of:=[.A704]+2" office:value-type="float" office:value="1407" calcext:value-type="float">
            <text:p>1407</text:p>
          </table:table-cell>
          <table:table-cell table:formula="of:=[.B704]+2" office:value-type="float" office:value="1409" calcext:value-type="float">
            <text:p>1409</text:p>
          </table:table-cell>
          <table:table-cell table:formula="of:=[.C704]+2" office:value-type="float" office:value="1411" calcext:value-type="float">
            <text:p>1411</text:p>
          </table:table-cell>
          <table:table-cell table:formula="of:=[.A705]/[.H$2]" office:value-type="float" office:value="0.703148425787106" calcext:value-type="float">
            <text:p>0.703148425787106</text:p>
          </table:table-cell>
          <table:table-cell table:formula="of:=[.B705]/[.H$2]" office:value-type="float" office:value="0.704147926036981" calcext:value-type="float">
            <text:p>0.704147926036981</text:p>
          </table:table-cell>
          <table:table-cell table:formula="of:=[.C705]/[.H$2]" office:value-type="float" office:value="0.705147426286857" calcext:value-type="float">
            <text:p>0.705147426286857</text:p>
          </table:table-cell>
          <table:table-cell table:number-columns-repeated="2"/>
        </table:table-row>
        <table:table-row table:style-name="ro1">
          <table:table-cell table:formula="of:=[.A705]+2" office:value-type="float" office:value="1409" calcext:value-type="float">
            <text:p>1409</text:p>
          </table:table-cell>
          <table:table-cell table:formula="of:=[.B705]+2" office:value-type="float" office:value="1411" calcext:value-type="float">
            <text:p>1411</text:p>
          </table:table-cell>
          <table:table-cell table:formula="of:=[.C705]+2" office:value-type="float" office:value="1413" calcext:value-type="float">
            <text:p>1413</text:p>
          </table:table-cell>
          <table:table-cell table:formula="of:=[.A706]/[.H$2]" office:value-type="float" office:value="0.704147926036981" calcext:value-type="float">
            <text:p>0.704147926036981</text:p>
          </table:table-cell>
          <table:table-cell table:formula="of:=[.B706]/[.H$2]" office:value-type="float" office:value="0.705147426286857" calcext:value-type="float">
            <text:p>0.705147426286857</text:p>
          </table:table-cell>
          <table:table-cell table:formula="of:=[.C706]/[.H$2]" office:value-type="float" office:value="0.706146926536732" calcext:value-type="float">
            <text:p>0.706146926536732</text:p>
          </table:table-cell>
          <table:table-cell table:number-columns-repeated="2"/>
        </table:table-row>
        <table:table-row table:style-name="ro1">
          <table:table-cell table:formula="of:=[.A706]+2" office:value-type="float" office:value="1411" calcext:value-type="float">
            <text:p>1411</text:p>
          </table:table-cell>
          <table:table-cell table:formula="of:=[.B706]+2" office:value-type="float" office:value="1413" calcext:value-type="float">
            <text:p>1413</text:p>
          </table:table-cell>
          <table:table-cell table:formula="of:=[.C706]+2" office:value-type="float" office:value="1415" calcext:value-type="float">
            <text:p>1415</text:p>
          </table:table-cell>
          <table:table-cell table:formula="of:=[.A707]/[.H$2]" office:value-type="float" office:value="0.705147426286857" calcext:value-type="float">
            <text:p>0.705147426286857</text:p>
          </table:table-cell>
          <table:table-cell table:formula="of:=[.B707]/[.H$2]" office:value-type="float" office:value="0.706146926536732" calcext:value-type="float">
            <text:p>0.706146926536732</text:p>
          </table:table-cell>
          <table:table-cell table:formula="of:=[.C707]/[.H$2]" office:value-type="float" office:value="0.707146426786607" calcext:value-type="float">
            <text:p>0.707146426786607</text:p>
          </table:table-cell>
          <table:table-cell table:number-columns-repeated="2"/>
        </table:table-row>
        <table:table-row table:style-name="ro1">
          <table:table-cell table:formula="of:=[.A707]+2" office:value-type="float" office:value="1413" calcext:value-type="float">
            <text:p>1413</text:p>
          </table:table-cell>
          <table:table-cell table:formula="of:=[.B707]+2" office:value-type="float" office:value="1415" calcext:value-type="float">
            <text:p>1415</text:p>
          </table:table-cell>
          <table:table-cell table:formula="of:=[.C707]+2" office:value-type="float" office:value="1417" calcext:value-type="float">
            <text:p>1417</text:p>
          </table:table-cell>
          <table:table-cell table:formula="of:=[.A708]/[.H$2]" office:value-type="float" office:value="0.706146926536732" calcext:value-type="float">
            <text:p>0.706146926536732</text:p>
          </table:table-cell>
          <table:table-cell table:formula="of:=[.B708]/[.H$2]" office:value-type="float" office:value="0.707146426786607" calcext:value-type="float">
            <text:p>0.707146426786607</text:p>
          </table:table-cell>
          <table:table-cell table:formula="of:=[.C708]/[.H$2]" office:value-type="float" office:value="0.708145927036482" calcext:value-type="float">
            <text:p>0.708145927036482</text:p>
          </table:table-cell>
          <table:table-cell table:number-columns-repeated="2"/>
        </table:table-row>
        <table:table-row table:style-name="ro1">
          <table:table-cell table:formula="of:=[.A708]+2" office:value-type="float" office:value="1415" calcext:value-type="float">
            <text:p>1415</text:p>
          </table:table-cell>
          <table:table-cell table:formula="of:=[.B708]+2" office:value-type="float" office:value="1417" calcext:value-type="float">
            <text:p>1417</text:p>
          </table:table-cell>
          <table:table-cell table:formula="of:=[.C708]+2" office:value-type="float" office:value="1419" calcext:value-type="float">
            <text:p>1419</text:p>
          </table:table-cell>
          <table:table-cell table:formula="of:=[.A709]/[.H$2]" office:value-type="float" office:value="0.707146426786607" calcext:value-type="float">
            <text:p>0.707146426786607</text:p>
          </table:table-cell>
          <table:table-cell table:formula="of:=[.B709]/[.H$2]" office:value-type="float" office:value="0.708145927036482" calcext:value-type="float">
            <text:p>0.708145927036482</text:p>
          </table:table-cell>
          <table:table-cell table:formula="of:=[.C709]/[.H$2]" office:value-type="float" office:value="0.709145427286357" calcext:value-type="float">
            <text:p>0.709145427286357</text:p>
          </table:table-cell>
          <table:table-cell table:number-columns-repeated="2"/>
        </table:table-row>
        <table:table-row table:style-name="ro1">
          <table:table-cell table:formula="of:=[.A709]+2" office:value-type="float" office:value="1417" calcext:value-type="float">
            <text:p>1417</text:p>
          </table:table-cell>
          <table:table-cell table:formula="of:=[.B709]+2" office:value-type="float" office:value="1419" calcext:value-type="float">
            <text:p>1419</text:p>
          </table:table-cell>
          <table:table-cell table:formula="of:=[.C709]+2" office:value-type="float" office:value="1421" calcext:value-type="float">
            <text:p>1421</text:p>
          </table:table-cell>
          <table:table-cell table:formula="of:=[.A710]/[.H$2]" office:value-type="float" office:value="0.708145927036482" calcext:value-type="float">
            <text:p>0.708145927036482</text:p>
          </table:table-cell>
          <table:table-cell table:formula="of:=[.B710]/[.H$2]" office:value-type="float" office:value="0.709145427286357" calcext:value-type="float">
            <text:p>0.709145427286357</text:p>
          </table:table-cell>
          <table:table-cell table:formula="of:=[.C710]/[.H$2]" office:value-type="float" office:value="0.710144927536232" calcext:value-type="float">
            <text:p>0.710144927536232</text:p>
          </table:table-cell>
          <table:table-cell table:number-columns-repeated="2"/>
        </table:table-row>
        <table:table-row table:style-name="ro1">
          <table:table-cell table:formula="of:=[.A710]+2" office:value-type="float" office:value="1419" calcext:value-type="float">
            <text:p>1419</text:p>
          </table:table-cell>
          <table:table-cell table:formula="of:=[.B710]+2" office:value-type="float" office:value="1421" calcext:value-type="float">
            <text:p>1421</text:p>
          </table:table-cell>
          <table:table-cell table:formula="of:=[.C710]+2" office:value-type="float" office:value="1423" calcext:value-type="float">
            <text:p>1423</text:p>
          </table:table-cell>
          <table:table-cell table:formula="of:=[.A711]/[.H$2]" office:value-type="float" office:value="0.709145427286357" calcext:value-type="float">
            <text:p>0.709145427286357</text:p>
          </table:table-cell>
          <table:table-cell table:formula="of:=[.B711]/[.H$2]" office:value-type="float" office:value="0.710144927536232" calcext:value-type="float">
            <text:p>0.710144927536232</text:p>
          </table:table-cell>
          <table:table-cell table:formula="of:=[.C711]/[.H$2]" office:value-type="float" office:value="0.711144427786107" calcext:value-type="float">
            <text:p>0.711144427786107</text:p>
          </table:table-cell>
          <table:table-cell table:number-columns-repeated="2"/>
        </table:table-row>
        <table:table-row table:style-name="ro1">
          <table:table-cell table:formula="of:=[.A711]+2" office:value-type="float" office:value="1421" calcext:value-type="float">
            <text:p>1421</text:p>
          </table:table-cell>
          <table:table-cell table:formula="of:=[.B711]+2" office:value-type="float" office:value="1423" calcext:value-type="float">
            <text:p>1423</text:p>
          </table:table-cell>
          <table:table-cell table:formula="of:=[.C711]+2" office:value-type="float" office:value="1425" calcext:value-type="float">
            <text:p>1425</text:p>
          </table:table-cell>
          <table:table-cell table:formula="of:=[.A712]/[.H$2]" office:value-type="float" office:value="0.710144927536232" calcext:value-type="float">
            <text:p>0.710144927536232</text:p>
          </table:table-cell>
          <table:table-cell table:formula="of:=[.B712]/[.H$2]" office:value-type="float" office:value="0.711144427786107" calcext:value-type="float">
            <text:p>0.711144427786107</text:p>
          </table:table-cell>
          <table:table-cell table:formula="of:=[.C712]/[.H$2]" office:value-type="float" office:value="0.712143928035982" calcext:value-type="float">
            <text:p>0.712143928035982</text:p>
          </table:table-cell>
          <table:table-cell table:number-columns-repeated="2"/>
        </table:table-row>
        <table:table-row table:style-name="ro1">
          <table:table-cell table:formula="of:=[.A712]+2" office:value-type="float" office:value="1423" calcext:value-type="float">
            <text:p>1423</text:p>
          </table:table-cell>
          <table:table-cell table:formula="of:=[.B712]+2" office:value-type="float" office:value="1425" calcext:value-type="float">
            <text:p>1425</text:p>
          </table:table-cell>
          <table:table-cell table:formula="of:=[.C712]+2" office:value-type="float" office:value="1427" calcext:value-type="float">
            <text:p>1427</text:p>
          </table:table-cell>
          <table:table-cell table:formula="of:=[.A713]/[.H$2]" office:value-type="float" office:value="0.711144427786107" calcext:value-type="float">
            <text:p>0.711144427786107</text:p>
          </table:table-cell>
          <table:table-cell table:formula="of:=[.B713]/[.H$2]" office:value-type="float" office:value="0.712143928035982" calcext:value-type="float">
            <text:p>0.712143928035982</text:p>
          </table:table-cell>
          <table:table-cell table:formula="of:=[.C713]/[.H$2]" office:value-type="float" office:value="0.713143428285857" calcext:value-type="float">
            <text:p>0.713143428285857</text:p>
          </table:table-cell>
          <table:table-cell table:number-columns-repeated="2"/>
        </table:table-row>
        <table:table-row table:style-name="ro1">
          <table:table-cell table:formula="of:=[.A713]+2" office:value-type="float" office:value="1425" calcext:value-type="float">
            <text:p>1425</text:p>
          </table:table-cell>
          <table:table-cell table:formula="of:=[.B713]+2" office:value-type="float" office:value="1427" calcext:value-type="float">
            <text:p>1427</text:p>
          </table:table-cell>
          <table:table-cell table:formula="of:=[.C713]+2" office:value-type="float" office:value="1429" calcext:value-type="float">
            <text:p>1429</text:p>
          </table:table-cell>
          <table:table-cell table:formula="of:=[.A714]/[.H$2]" office:value-type="float" office:value="0.712143928035982" calcext:value-type="float">
            <text:p>0.712143928035982</text:p>
          </table:table-cell>
          <table:table-cell table:formula="of:=[.B714]/[.H$2]" office:value-type="float" office:value="0.713143428285857" calcext:value-type="float">
            <text:p>0.713143428285857</text:p>
          </table:table-cell>
          <table:table-cell table:formula="of:=[.C714]/[.H$2]" office:value-type="float" office:value="0.714142928535732" calcext:value-type="float">
            <text:p>0.714142928535732</text:p>
          </table:table-cell>
          <table:table-cell table:number-columns-repeated="2"/>
        </table:table-row>
        <table:table-row table:style-name="ro1">
          <table:table-cell table:formula="of:=[.A714]+2" office:value-type="float" office:value="1427" calcext:value-type="float">
            <text:p>1427</text:p>
          </table:table-cell>
          <table:table-cell table:formula="of:=[.B714]+2" office:value-type="float" office:value="1429" calcext:value-type="float">
            <text:p>1429</text:p>
          </table:table-cell>
          <table:table-cell table:formula="of:=[.C714]+2" office:value-type="float" office:value="1431" calcext:value-type="float">
            <text:p>1431</text:p>
          </table:table-cell>
          <table:table-cell table:formula="of:=[.A715]/[.H$2]" office:value-type="float" office:value="0.713143428285857" calcext:value-type="float">
            <text:p>0.713143428285857</text:p>
          </table:table-cell>
          <table:table-cell table:formula="of:=[.B715]/[.H$2]" office:value-type="float" office:value="0.714142928535732" calcext:value-type="float">
            <text:p>0.714142928535732</text:p>
          </table:table-cell>
          <table:table-cell table:formula="of:=[.C715]/[.H$2]" office:value-type="float" office:value="0.715142428785607" calcext:value-type="float">
            <text:p>0.715142428785607</text:p>
          </table:table-cell>
          <table:table-cell table:number-columns-repeated="2"/>
        </table:table-row>
        <table:table-row table:style-name="ro1">
          <table:table-cell table:formula="of:=[.A715]+2" office:value-type="float" office:value="1429" calcext:value-type="float">
            <text:p>1429</text:p>
          </table:table-cell>
          <table:table-cell table:formula="of:=[.B715]+2" office:value-type="float" office:value="1431" calcext:value-type="float">
            <text:p>1431</text:p>
          </table:table-cell>
          <table:table-cell table:formula="of:=[.C715]+2" office:value-type="float" office:value="1433" calcext:value-type="float">
            <text:p>1433</text:p>
          </table:table-cell>
          <table:table-cell table:formula="of:=[.A716]/[.H$2]" office:value-type="float" office:value="0.714142928535732" calcext:value-type="float">
            <text:p>0.714142928535732</text:p>
          </table:table-cell>
          <table:table-cell table:formula="of:=[.B716]/[.H$2]" office:value-type="float" office:value="0.715142428785607" calcext:value-type="float">
            <text:p>0.715142428785607</text:p>
          </table:table-cell>
          <table:table-cell table:formula="of:=[.C716]/[.H$2]" office:value-type="float" office:value="0.716141929035482" calcext:value-type="float">
            <text:p>0.716141929035482</text:p>
          </table:table-cell>
          <table:table-cell table:number-columns-repeated="2"/>
        </table:table-row>
        <table:table-row table:style-name="ro1">
          <table:table-cell table:formula="of:=[.A716]+2" office:value-type="float" office:value="1431" calcext:value-type="float">
            <text:p>1431</text:p>
          </table:table-cell>
          <table:table-cell table:formula="of:=[.B716]+2" office:value-type="float" office:value="1433" calcext:value-type="float">
            <text:p>1433</text:p>
          </table:table-cell>
          <table:table-cell table:formula="of:=[.C716]+2" office:value-type="float" office:value="1435" calcext:value-type="float">
            <text:p>1435</text:p>
          </table:table-cell>
          <table:table-cell table:formula="of:=[.A717]/[.H$2]" office:value-type="float" office:value="0.715142428785607" calcext:value-type="float">
            <text:p>0.715142428785607</text:p>
          </table:table-cell>
          <table:table-cell table:formula="of:=[.B717]/[.H$2]" office:value-type="float" office:value="0.716141929035482" calcext:value-type="float">
            <text:p>0.716141929035482</text:p>
          </table:table-cell>
          <table:table-cell table:formula="of:=[.C717]/[.H$2]" office:value-type="float" office:value="0.717141429285357" calcext:value-type="float">
            <text:p>0.717141429285357</text:p>
          </table:table-cell>
          <table:table-cell table:number-columns-repeated="2"/>
        </table:table-row>
        <table:table-row table:style-name="ro1">
          <table:table-cell table:formula="of:=[.A717]+2" office:value-type="float" office:value="1433" calcext:value-type="float">
            <text:p>1433</text:p>
          </table:table-cell>
          <table:table-cell table:formula="of:=[.B717]+2" office:value-type="float" office:value="1435" calcext:value-type="float">
            <text:p>1435</text:p>
          </table:table-cell>
          <table:table-cell table:formula="of:=[.C717]+2" office:value-type="float" office:value="1437" calcext:value-type="float">
            <text:p>1437</text:p>
          </table:table-cell>
          <table:table-cell table:formula="of:=[.A718]/[.H$2]" office:value-type="float" office:value="0.716141929035482" calcext:value-type="float">
            <text:p>0.716141929035482</text:p>
          </table:table-cell>
          <table:table-cell table:formula="of:=[.B718]/[.H$2]" office:value-type="float" office:value="0.717141429285357" calcext:value-type="float">
            <text:p>0.717141429285357</text:p>
          </table:table-cell>
          <table:table-cell table:formula="of:=[.C718]/[.H$2]" office:value-type="float" office:value="0.718140929535232" calcext:value-type="float">
            <text:p>0.718140929535232</text:p>
          </table:table-cell>
          <table:table-cell table:number-columns-repeated="2"/>
        </table:table-row>
        <table:table-row table:style-name="ro1">
          <table:table-cell table:formula="of:=[.A718]+2" office:value-type="float" office:value="1435" calcext:value-type="float">
            <text:p>1435</text:p>
          </table:table-cell>
          <table:table-cell table:formula="of:=[.B718]+2" office:value-type="float" office:value="1437" calcext:value-type="float">
            <text:p>1437</text:p>
          </table:table-cell>
          <table:table-cell table:formula="of:=[.C718]+2" office:value-type="float" office:value="1439" calcext:value-type="float">
            <text:p>1439</text:p>
          </table:table-cell>
          <table:table-cell table:formula="of:=[.A719]/[.H$2]" office:value-type="float" office:value="0.717141429285357" calcext:value-type="float">
            <text:p>0.717141429285357</text:p>
          </table:table-cell>
          <table:table-cell table:formula="of:=[.B719]/[.H$2]" office:value-type="float" office:value="0.718140929535232" calcext:value-type="float">
            <text:p>0.718140929535232</text:p>
          </table:table-cell>
          <table:table-cell table:formula="of:=[.C719]/[.H$2]" office:value-type="float" office:value="0.719140429785107" calcext:value-type="float">
            <text:p>0.719140429785107</text:p>
          </table:table-cell>
          <table:table-cell table:number-columns-repeated="2"/>
        </table:table-row>
        <table:table-row table:style-name="ro1">
          <table:table-cell table:formula="of:=[.A719]+2" office:value-type="float" office:value="1437" calcext:value-type="float">
            <text:p>1437</text:p>
          </table:table-cell>
          <table:table-cell table:formula="of:=[.B719]+2" office:value-type="float" office:value="1439" calcext:value-type="float">
            <text:p>1439</text:p>
          </table:table-cell>
          <table:table-cell table:formula="of:=[.C719]+2" office:value-type="float" office:value="1441" calcext:value-type="float">
            <text:p>1441</text:p>
          </table:table-cell>
          <table:table-cell table:formula="of:=[.A720]/[.H$2]" office:value-type="float" office:value="0.718140929535232" calcext:value-type="float">
            <text:p>0.718140929535232</text:p>
          </table:table-cell>
          <table:table-cell table:formula="of:=[.B720]/[.H$2]" office:value-type="float" office:value="0.719140429785107" calcext:value-type="float">
            <text:p>0.719140429785107</text:p>
          </table:table-cell>
          <table:table-cell table:formula="of:=[.C720]/[.H$2]" office:value-type="float" office:value="0.720139930034983" calcext:value-type="float">
            <text:p>0.720139930034983</text:p>
          </table:table-cell>
          <table:table-cell table:number-columns-repeated="2"/>
        </table:table-row>
        <table:table-row table:style-name="ro1">
          <table:table-cell table:formula="of:=[.A720]+2" office:value-type="float" office:value="1439" calcext:value-type="float">
            <text:p>1439</text:p>
          </table:table-cell>
          <table:table-cell table:formula="of:=[.B720]+2" office:value-type="float" office:value="1441" calcext:value-type="float">
            <text:p>1441</text:p>
          </table:table-cell>
          <table:table-cell table:formula="of:=[.C720]+2" office:value-type="float" office:value="1443" calcext:value-type="float">
            <text:p>1443</text:p>
          </table:table-cell>
          <table:table-cell table:formula="of:=[.A721]/[.H$2]" office:value-type="float" office:value="0.719140429785107" calcext:value-type="float">
            <text:p>0.719140429785107</text:p>
          </table:table-cell>
          <table:table-cell table:formula="of:=[.B721]/[.H$2]" office:value-type="float" office:value="0.720139930034983" calcext:value-type="float">
            <text:p>0.720139930034983</text:p>
          </table:table-cell>
          <table:table-cell table:formula="of:=[.C721]/[.H$2]" office:value-type="float" office:value="0.721139430284858" calcext:value-type="float">
            <text:p>0.721139430284858</text:p>
          </table:table-cell>
          <table:table-cell table:number-columns-repeated="2"/>
        </table:table-row>
        <table:table-row table:style-name="ro1">
          <table:table-cell table:formula="of:=[.A721]+2" office:value-type="float" office:value="1441" calcext:value-type="float">
            <text:p>1441</text:p>
          </table:table-cell>
          <table:table-cell table:formula="of:=[.B721]+2" office:value-type="float" office:value="1443" calcext:value-type="float">
            <text:p>1443</text:p>
          </table:table-cell>
          <table:table-cell table:formula="of:=[.C721]+2" office:value-type="float" office:value="1445" calcext:value-type="float">
            <text:p>1445</text:p>
          </table:table-cell>
          <table:table-cell table:formula="of:=[.A722]/[.H$2]" office:value-type="float" office:value="0.720139930034983" calcext:value-type="float">
            <text:p>0.720139930034983</text:p>
          </table:table-cell>
          <table:table-cell table:formula="of:=[.B722]/[.H$2]" office:value-type="float" office:value="0.721139430284858" calcext:value-type="float">
            <text:p>0.721139430284858</text:p>
          </table:table-cell>
          <table:table-cell table:formula="of:=[.C722]/[.H$2]" office:value-type="float" office:value="0.722138930534733" calcext:value-type="float">
            <text:p>0.722138930534733</text:p>
          </table:table-cell>
          <table:table-cell table:number-columns-repeated="2"/>
        </table:table-row>
        <table:table-row table:style-name="ro1">
          <table:table-cell table:formula="of:=[.A722]+2" office:value-type="float" office:value="1443" calcext:value-type="float">
            <text:p>1443</text:p>
          </table:table-cell>
          <table:table-cell table:formula="of:=[.B722]+2" office:value-type="float" office:value="1445" calcext:value-type="float">
            <text:p>1445</text:p>
          </table:table-cell>
          <table:table-cell table:formula="of:=[.C722]+2" office:value-type="float" office:value="1447" calcext:value-type="float">
            <text:p>1447</text:p>
          </table:table-cell>
          <table:table-cell table:formula="of:=[.A723]/[.H$2]" office:value-type="float" office:value="0.721139430284858" calcext:value-type="float">
            <text:p>0.721139430284858</text:p>
          </table:table-cell>
          <table:table-cell table:formula="of:=[.B723]/[.H$2]" office:value-type="float" office:value="0.722138930534733" calcext:value-type="float">
            <text:p>0.722138930534733</text:p>
          </table:table-cell>
          <table:table-cell table:formula="of:=[.C723]/[.H$2]" office:value-type="float" office:value="0.723138430784608" calcext:value-type="float">
            <text:p>0.723138430784608</text:p>
          </table:table-cell>
          <table:table-cell table:number-columns-repeated="2"/>
        </table:table-row>
        <table:table-row table:style-name="ro1">
          <table:table-cell table:formula="of:=[.A723]+2" office:value-type="float" office:value="1445" calcext:value-type="float">
            <text:p>1445</text:p>
          </table:table-cell>
          <table:table-cell table:formula="of:=[.B723]+2" office:value-type="float" office:value="1447" calcext:value-type="float">
            <text:p>1447</text:p>
          </table:table-cell>
          <table:table-cell table:formula="of:=[.C723]+2" office:value-type="float" office:value="1449" calcext:value-type="float">
            <text:p>1449</text:p>
          </table:table-cell>
          <table:table-cell table:formula="of:=[.A724]/[.H$2]" office:value-type="float" office:value="0.722138930534733" calcext:value-type="float">
            <text:p>0.722138930534733</text:p>
          </table:table-cell>
          <table:table-cell table:formula="of:=[.B724]/[.H$2]" office:value-type="float" office:value="0.723138430784608" calcext:value-type="float">
            <text:p>0.723138430784608</text:p>
          </table:table-cell>
          <table:table-cell table:formula="of:=[.C724]/[.H$2]" office:value-type="float" office:value="0.724137931034483" calcext:value-type="float">
            <text:p>0.724137931034483</text:p>
          </table:table-cell>
          <table:table-cell table:number-columns-repeated="2"/>
        </table:table-row>
        <table:table-row table:style-name="ro1">
          <table:table-cell table:formula="of:=[.A724]+2" office:value-type="float" office:value="1447" calcext:value-type="float">
            <text:p>1447</text:p>
          </table:table-cell>
          <table:table-cell table:formula="of:=[.B724]+2" office:value-type="float" office:value="1449" calcext:value-type="float">
            <text:p>1449</text:p>
          </table:table-cell>
          <table:table-cell table:formula="of:=[.C724]+2" office:value-type="float" office:value="1451" calcext:value-type="float">
            <text:p>1451</text:p>
          </table:table-cell>
          <table:table-cell table:formula="of:=[.A725]/[.H$2]" office:value-type="float" office:value="0.723138430784608" calcext:value-type="float">
            <text:p>0.723138430784608</text:p>
          </table:table-cell>
          <table:table-cell table:formula="of:=[.B725]/[.H$2]" office:value-type="float" office:value="0.724137931034483" calcext:value-type="float">
            <text:p>0.724137931034483</text:p>
          </table:table-cell>
          <table:table-cell table:formula="of:=[.C725]/[.H$2]" office:value-type="float" office:value="0.725137431284358" calcext:value-type="float">
            <text:p>0.725137431284358</text:p>
          </table:table-cell>
          <table:table-cell table:number-columns-repeated="2"/>
        </table:table-row>
        <table:table-row table:style-name="ro1">
          <table:table-cell table:formula="of:=[.A725]+2" office:value-type="float" office:value="1449" calcext:value-type="float">
            <text:p>1449</text:p>
          </table:table-cell>
          <table:table-cell table:formula="of:=[.B725]+2" office:value-type="float" office:value="1451" calcext:value-type="float">
            <text:p>1451</text:p>
          </table:table-cell>
          <table:table-cell table:formula="of:=[.C725]+2" office:value-type="float" office:value="1453" calcext:value-type="float">
            <text:p>1453</text:p>
          </table:table-cell>
          <table:table-cell table:formula="of:=[.A726]/[.H$2]" office:value-type="float" office:value="0.724137931034483" calcext:value-type="float">
            <text:p>0.724137931034483</text:p>
          </table:table-cell>
          <table:table-cell table:formula="of:=[.B726]/[.H$2]" office:value-type="float" office:value="0.725137431284358" calcext:value-type="float">
            <text:p>0.725137431284358</text:p>
          </table:table-cell>
          <table:table-cell table:formula="of:=[.C726]/[.H$2]" office:value-type="float" office:value="0.726136931534233" calcext:value-type="float">
            <text:p>0.726136931534233</text:p>
          </table:table-cell>
          <table:table-cell table:number-columns-repeated="2"/>
        </table:table-row>
        <table:table-row table:style-name="ro1">
          <table:table-cell table:formula="of:=[.A726]+2" office:value-type="float" office:value="1451" calcext:value-type="float">
            <text:p>1451</text:p>
          </table:table-cell>
          <table:table-cell table:formula="of:=[.B726]+2" office:value-type="float" office:value="1453" calcext:value-type="float">
            <text:p>1453</text:p>
          </table:table-cell>
          <table:table-cell table:formula="of:=[.C726]+2" office:value-type="float" office:value="1455" calcext:value-type="float">
            <text:p>1455</text:p>
          </table:table-cell>
          <table:table-cell table:formula="of:=[.A727]/[.H$2]" office:value-type="float" office:value="0.725137431284358" calcext:value-type="float">
            <text:p>0.725137431284358</text:p>
          </table:table-cell>
          <table:table-cell table:formula="of:=[.B727]/[.H$2]" office:value-type="float" office:value="0.726136931534233" calcext:value-type="float">
            <text:p>0.726136931534233</text:p>
          </table:table-cell>
          <table:table-cell table:formula="of:=[.C727]/[.H$2]" office:value-type="float" office:value="0.727136431784108" calcext:value-type="float">
            <text:p>0.727136431784108</text:p>
          </table:table-cell>
          <table:table-cell table:number-columns-repeated="2"/>
        </table:table-row>
        <table:table-row table:style-name="ro1">
          <table:table-cell table:formula="of:=[.A727]+2" office:value-type="float" office:value="1453" calcext:value-type="float">
            <text:p>1453</text:p>
          </table:table-cell>
          <table:table-cell table:formula="of:=[.B727]+2" office:value-type="float" office:value="1455" calcext:value-type="float">
            <text:p>1455</text:p>
          </table:table-cell>
          <table:table-cell table:formula="of:=[.C727]+2" office:value-type="float" office:value="1457" calcext:value-type="float">
            <text:p>1457</text:p>
          </table:table-cell>
          <table:table-cell table:formula="of:=[.A728]/[.H$2]" office:value-type="float" office:value="0.726136931534233" calcext:value-type="float">
            <text:p>0.726136931534233</text:p>
          </table:table-cell>
          <table:table-cell table:formula="of:=[.B728]/[.H$2]" office:value-type="float" office:value="0.727136431784108" calcext:value-type="float">
            <text:p>0.727136431784108</text:p>
          </table:table-cell>
          <table:table-cell table:formula="of:=[.C728]/[.H$2]" office:value-type="float" office:value="0.728135932033983" calcext:value-type="float">
            <text:p>0.728135932033983</text:p>
          </table:table-cell>
          <table:table-cell table:number-columns-repeated="2"/>
        </table:table-row>
        <table:table-row table:style-name="ro1">
          <table:table-cell table:formula="of:=[.A728]+2" office:value-type="float" office:value="1455" calcext:value-type="float">
            <text:p>1455</text:p>
          </table:table-cell>
          <table:table-cell table:formula="of:=[.B728]+2" office:value-type="float" office:value="1457" calcext:value-type="float">
            <text:p>1457</text:p>
          </table:table-cell>
          <table:table-cell table:formula="of:=[.C728]+2" office:value-type="float" office:value="1459" calcext:value-type="float">
            <text:p>1459</text:p>
          </table:table-cell>
          <table:table-cell table:formula="of:=[.A729]/[.H$2]" office:value-type="float" office:value="0.727136431784108" calcext:value-type="float">
            <text:p>0.727136431784108</text:p>
          </table:table-cell>
          <table:table-cell table:formula="of:=[.B729]/[.H$2]" office:value-type="float" office:value="0.728135932033983" calcext:value-type="float">
            <text:p>0.728135932033983</text:p>
          </table:table-cell>
          <table:table-cell table:formula="of:=[.C729]/[.H$2]" office:value-type="float" office:value="0.729135432283858" calcext:value-type="float">
            <text:p>0.729135432283858</text:p>
          </table:table-cell>
          <table:table-cell table:number-columns-repeated="2"/>
        </table:table-row>
        <table:table-row table:style-name="ro1">
          <table:table-cell table:formula="of:=[.A729]+2" office:value-type="float" office:value="1457" calcext:value-type="float">
            <text:p>1457</text:p>
          </table:table-cell>
          <table:table-cell table:formula="of:=[.B729]+2" office:value-type="float" office:value="1459" calcext:value-type="float">
            <text:p>1459</text:p>
          </table:table-cell>
          <table:table-cell table:formula="of:=[.C729]+2" office:value-type="float" office:value="1461" calcext:value-type="float">
            <text:p>1461</text:p>
          </table:table-cell>
          <table:table-cell table:formula="of:=[.A730]/[.H$2]" office:value-type="float" office:value="0.728135932033983" calcext:value-type="float">
            <text:p>0.728135932033983</text:p>
          </table:table-cell>
          <table:table-cell table:formula="of:=[.B730]/[.H$2]" office:value-type="float" office:value="0.729135432283858" calcext:value-type="float">
            <text:p>0.729135432283858</text:p>
          </table:table-cell>
          <table:table-cell table:formula="of:=[.C730]/[.H$2]" office:value-type="float" office:value="0.730134932533733" calcext:value-type="float">
            <text:p>0.730134932533733</text:p>
          </table:table-cell>
          <table:table-cell table:number-columns-repeated="2"/>
        </table:table-row>
        <table:table-row table:style-name="ro1">
          <table:table-cell table:formula="of:=[.A730]+2" office:value-type="float" office:value="1459" calcext:value-type="float">
            <text:p>1459</text:p>
          </table:table-cell>
          <table:table-cell table:formula="of:=[.B730]+2" office:value-type="float" office:value="1461" calcext:value-type="float">
            <text:p>1461</text:p>
          </table:table-cell>
          <table:table-cell table:formula="of:=[.C730]+2" office:value-type="float" office:value="1463" calcext:value-type="float">
            <text:p>1463</text:p>
          </table:table-cell>
          <table:table-cell table:formula="of:=[.A731]/[.H$2]" office:value-type="float" office:value="0.729135432283858" calcext:value-type="float">
            <text:p>0.729135432283858</text:p>
          </table:table-cell>
          <table:table-cell table:formula="of:=[.B731]/[.H$2]" office:value-type="float" office:value="0.730134932533733" calcext:value-type="float">
            <text:p>0.730134932533733</text:p>
          </table:table-cell>
          <table:table-cell table:formula="of:=[.C731]/[.H$2]" office:value-type="float" office:value="0.731134432783608" calcext:value-type="float">
            <text:p>0.731134432783608</text:p>
          </table:table-cell>
          <table:table-cell table:number-columns-repeated="2"/>
        </table:table-row>
        <table:table-row table:style-name="ro1">
          <table:table-cell table:formula="of:=[.A731]+2" office:value-type="float" office:value="1461" calcext:value-type="float">
            <text:p>1461</text:p>
          </table:table-cell>
          <table:table-cell table:formula="of:=[.B731]+2" office:value-type="float" office:value="1463" calcext:value-type="float">
            <text:p>1463</text:p>
          </table:table-cell>
          <table:table-cell table:formula="of:=[.C731]+2" office:value-type="float" office:value="1465" calcext:value-type="float">
            <text:p>1465</text:p>
          </table:table-cell>
          <table:table-cell table:formula="of:=[.A732]/[.H$2]" office:value-type="float" office:value="0.730134932533733" calcext:value-type="float">
            <text:p>0.730134932533733</text:p>
          </table:table-cell>
          <table:table-cell table:formula="of:=[.B732]/[.H$2]" office:value-type="float" office:value="0.731134432783608" calcext:value-type="float">
            <text:p>0.731134432783608</text:p>
          </table:table-cell>
          <table:table-cell table:formula="of:=[.C732]/[.H$2]" office:value-type="float" office:value="0.732133933033483" calcext:value-type="float">
            <text:p>0.732133933033483</text:p>
          </table:table-cell>
          <table:table-cell table:number-columns-repeated="2"/>
        </table:table-row>
        <table:table-row table:style-name="ro1">
          <table:table-cell table:formula="of:=[.A732]+2" office:value-type="float" office:value="1463" calcext:value-type="float">
            <text:p>1463</text:p>
          </table:table-cell>
          <table:table-cell table:formula="of:=[.B732]+2" office:value-type="float" office:value="1465" calcext:value-type="float">
            <text:p>1465</text:p>
          </table:table-cell>
          <table:table-cell table:formula="of:=[.C732]+2" office:value-type="float" office:value="1467" calcext:value-type="float">
            <text:p>1467</text:p>
          </table:table-cell>
          <table:table-cell table:formula="of:=[.A733]/[.H$2]" office:value-type="float" office:value="0.731134432783608" calcext:value-type="float">
            <text:p>0.731134432783608</text:p>
          </table:table-cell>
          <table:table-cell table:formula="of:=[.B733]/[.H$2]" office:value-type="float" office:value="0.732133933033483" calcext:value-type="float">
            <text:p>0.732133933033483</text:p>
          </table:table-cell>
          <table:table-cell table:formula="of:=[.C733]/[.H$2]" office:value-type="float" office:value="0.733133433283358" calcext:value-type="float">
            <text:p>0.733133433283358</text:p>
          </table:table-cell>
          <table:table-cell table:number-columns-repeated="2"/>
        </table:table-row>
        <table:table-row table:style-name="ro1">
          <table:table-cell table:formula="of:=[.A733]+2" office:value-type="float" office:value="1465" calcext:value-type="float">
            <text:p>1465</text:p>
          </table:table-cell>
          <table:table-cell table:formula="of:=[.B733]+2" office:value-type="float" office:value="1467" calcext:value-type="float">
            <text:p>1467</text:p>
          </table:table-cell>
          <table:table-cell table:formula="of:=[.C733]+2" office:value-type="float" office:value="1469" calcext:value-type="float">
            <text:p>1469</text:p>
          </table:table-cell>
          <table:table-cell table:formula="of:=[.A734]/[.H$2]" office:value-type="float" office:value="0.732133933033483" calcext:value-type="float">
            <text:p>0.732133933033483</text:p>
          </table:table-cell>
          <table:table-cell table:formula="of:=[.B734]/[.H$2]" office:value-type="float" office:value="0.733133433283358" calcext:value-type="float">
            <text:p>0.733133433283358</text:p>
          </table:table-cell>
          <table:table-cell table:formula="of:=[.C734]/[.H$2]" office:value-type="float" office:value="0.734132933533233" calcext:value-type="float">
            <text:p>0.734132933533233</text:p>
          </table:table-cell>
          <table:table-cell table:number-columns-repeated="2"/>
        </table:table-row>
        <table:table-row table:style-name="ro1">
          <table:table-cell table:formula="of:=[.A734]+2" office:value-type="float" office:value="1467" calcext:value-type="float">
            <text:p>1467</text:p>
          </table:table-cell>
          <table:table-cell table:formula="of:=[.B734]+2" office:value-type="float" office:value="1469" calcext:value-type="float">
            <text:p>1469</text:p>
          </table:table-cell>
          <table:table-cell table:formula="of:=[.C734]+2" office:value-type="float" office:value="1471" calcext:value-type="float">
            <text:p>1471</text:p>
          </table:table-cell>
          <table:table-cell table:formula="of:=[.A735]/[.H$2]" office:value-type="float" office:value="0.733133433283358" calcext:value-type="float">
            <text:p>0.733133433283358</text:p>
          </table:table-cell>
          <table:table-cell table:formula="of:=[.B735]/[.H$2]" office:value-type="float" office:value="0.734132933533233" calcext:value-type="float">
            <text:p>0.734132933533233</text:p>
          </table:table-cell>
          <table:table-cell table:formula="of:=[.C735]/[.H$2]" office:value-type="float" office:value="0.735132433783108" calcext:value-type="float">
            <text:p>0.735132433783108</text:p>
          </table:table-cell>
          <table:table-cell table:number-columns-repeated="2"/>
        </table:table-row>
        <table:table-row table:style-name="ro1">
          <table:table-cell table:formula="of:=[.A735]+2" office:value-type="float" office:value="1469" calcext:value-type="float">
            <text:p>1469</text:p>
          </table:table-cell>
          <table:table-cell table:formula="of:=[.B735]+2" office:value-type="float" office:value="1471" calcext:value-type="float">
            <text:p>1471</text:p>
          </table:table-cell>
          <table:table-cell table:formula="of:=[.C735]+2" office:value-type="float" office:value="1473" calcext:value-type="float">
            <text:p>1473</text:p>
          </table:table-cell>
          <table:table-cell table:formula="of:=[.A736]/[.H$2]" office:value-type="float" office:value="0.734132933533233" calcext:value-type="float">
            <text:p>0.734132933533233</text:p>
          </table:table-cell>
          <table:table-cell table:formula="of:=[.B736]/[.H$2]" office:value-type="float" office:value="0.735132433783108" calcext:value-type="float">
            <text:p>0.735132433783108</text:p>
          </table:table-cell>
          <table:table-cell table:formula="of:=[.C736]/[.H$2]" office:value-type="float" office:value="0.736131934032983" calcext:value-type="float">
            <text:p>0.736131934032983</text:p>
          </table:table-cell>
          <table:table-cell table:number-columns-repeated="2"/>
        </table:table-row>
        <table:table-row table:style-name="ro1">
          <table:table-cell table:formula="of:=[.A736]+2" office:value-type="float" office:value="1471" calcext:value-type="float">
            <text:p>1471</text:p>
          </table:table-cell>
          <table:table-cell table:formula="of:=[.B736]+2" office:value-type="float" office:value="1473" calcext:value-type="float">
            <text:p>1473</text:p>
          </table:table-cell>
          <table:table-cell table:formula="of:=[.C736]+2" office:value-type="float" office:value="1475" calcext:value-type="float">
            <text:p>1475</text:p>
          </table:table-cell>
          <table:table-cell table:formula="of:=[.A737]/[.H$2]" office:value-type="float" office:value="0.735132433783108" calcext:value-type="float">
            <text:p>0.735132433783108</text:p>
          </table:table-cell>
          <table:table-cell table:formula="of:=[.B737]/[.H$2]" office:value-type="float" office:value="0.736131934032983" calcext:value-type="float">
            <text:p>0.736131934032983</text:p>
          </table:table-cell>
          <table:table-cell table:formula="of:=[.C737]/[.H$2]" office:value-type="float" office:value="0.737131434282859" calcext:value-type="float">
            <text:p>0.737131434282859</text:p>
          </table:table-cell>
          <table:table-cell table:number-columns-repeated="2"/>
        </table:table-row>
        <table:table-row table:style-name="ro1">
          <table:table-cell table:formula="of:=[.A737]+2" office:value-type="float" office:value="1473" calcext:value-type="float">
            <text:p>1473</text:p>
          </table:table-cell>
          <table:table-cell table:formula="of:=[.B737]+2" office:value-type="float" office:value="1475" calcext:value-type="float">
            <text:p>1475</text:p>
          </table:table-cell>
          <table:table-cell table:formula="of:=[.C737]+2" office:value-type="float" office:value="1477" calcext:value-type="float">
            <text:p>1477</text:p>
          </table:table-cell>
          <table:table-cell table:formula="of:=[.A738]/[.H$2]" office:value-type="float" office:value="0.736131934032983" calcext:value-type="float">
            <text:p>0.736131934032983</text:p>
          </table:table-cell>
          <table:table-cell table:formula="of:=[.B738]/[.H$2]" office:value-type="float" office:value="0.737131434282859" calcext:value-type="float">
            <text:p>0.737131434282859</text:p>
          </table:table-cell>
          <table:table-cell table:formula="of:=[.C738]/[.H$2]" office:value-type="float" office:value="0.738130934532734" calcext:value-type="float">
            <text:p>0.738130934532734</text:p>
          </table:table-cell>
          <table:table-cell table:number-columns-repeated="2"/>
        </table:table-row>
        <table:table-row table:style-name="ro1">
          <table:table-cell table:formula="of:=[.A738]+2" office:value-type="float" office:value="1475" calcext:value-type="float">
            <text:p>1475</text:p>
          </table:table-cell>
          <table:table-cell table:formula="of:=[.B738]+2" office:value-type="float" office:value="1477" calcext:value-type="float">
            <text:p>1477</text:p>
          </table:table-cell>
          <table:table-cell table:formula="of:=[.C738]+2" office:value-type="float" office:value="1479" calcext:value-type="float">
            <text:p>1479</text:p>
          </table:table-cell>
          <table:table-cell table:formula="of:=[.A739]/[.H$2]" office:value-type="float" office:value="0.737131434282859" calcext:value-type="float">
            <text:p>0.737131434282859</text:p>
          </table:table-cell>
          <table:table-cell table:formula="of:=[.B739]/[.H$2]" office:value-type="float" office:value="0.738130934532734" calcext:value-type="float">
            <text:p>0.738130934532734</text:p>
          </table:table-cell>
          <table:table-cell table:formula="of:=[.C739]/[.H$2]" office:value-type="float" office:value="0.739130434782609" calcext:value-type="float">
            <text:p>0.739130434782609</text:p>
          </table:table-cell>
          <table:table-cell table:number-columns-repeated="2"/>
        </table:table-row>
        <table:table-row table:style-name="ro1">
          <table:table-cell table:formula="of:=[.A739]+2" office:value-type="float" office:value="1477" calcext:value-type="float">
            <text:p>1477</text:p>
          </table:table-cell>
          <table:table-cell table:formula="of:=[.B739]+2" office:value-type="float" office:value="1479" calcext:value-type="float">
            <text:p>1479</text:p>
          </table:table-cell>
          <table:table-cell table:formula="of:=[.C739]+2" office:value-type="float" office:value="1481" calcext:value-type="float">
            <text:p>1481</text:p>
          </table:table-cell>
          <table:table-cell table:formula="of:=[.A740]/[.H$2]" office:value-type="float" office:value="0.738130934532734" calcext:value-type="float">
            <text:p>0.738130934532734</text:p>
          </table:table-cell>
          <table:table-cell table:formula="of:=[.B740]/[.H$2]" office:value-type="float" office:value="0.739130434782609" calcext:value-type="float">
            <text:p>0.739130434782609</text:p>
          </table:table-cell>
          <table:table-cell table:formula="of:=[.C740]/[.H$2]" office:value-type="float" office:value="0.740129935032484" calcext:value-type="float">
            <text:p>0.740129935032484</text:p>
          </table:table-cell>
          <table:table-cell table:number-columns-repeated="2"/>
        </table:table-row>
        <table:table-row table:style-name="ro1">
          <table:table-cell table:formula="of:=[.A740]+2" office:value-type="float" office:value="1479" calcext:value-type="float">
            <text:p>1479</text:p>
          </table:table-cell>
          <table:table-cell table:formula="of:=[.B740]+2" office:value-type="float" office:value="1481" calcext:value-type="float">
            <text:p>1481</text:p>
          </table:table-cell>
          <table:table-cell table:formula="of:=[.C740]+2" office:value-type="float" office:value="1483" calcext:value-type="float">
            <text:p>1483</text:p>
          </table:table-cell>
          <table:table-cell table:formula="of:=[.A741]/[.H$2]" office:value-type="float" office:value="0.739130434782609" calcext:value-type="float">
            <text:p>0.739130434782609</text:p>
          </table:table-cell>
          <table:table-cell table:formula="of:=[.B741]/[.H$2]" office:value-type="float" office:value="0.740129935032484" calcext:value-type="float">
            <text:p>0.740129935032484</text:p>
          </table:table-cell>
          <table:table-cell table:formula="of:=[.C741]/[.H$2]" office:value-type="float" office:value="0.741129435282359" calcext:value-type="float">
            <text:p>0.741129435282359</text:p>
          </table:table-cell>
          <table:table-cell table:number-columns-repeated="2"/>
        </table:table-row>
        <table:table-row table:style-name="ro1">
          <table:table-cell table:formula="of:=[.A741]+2" office:value-type="float" office:value="1481" calcext:value-type="float">
            <text:p>1481</text:p>
          </table:table-cell>
          <table:table-cell table:formula="of:=[.B741]+2" office:value-type="float" office:value="1483" calcext:value-type="float">
            <text:p>1483</text:p>
          </table:table-cell>
          <table:table-cell table:formula="of:=[.C741]+2" office:value-type="float" office:value="1485" calcext:value-type="float">
            <text:p>1485</text:p>
          </table:table-cell>
          <table:table-cell table:formula="of:=[.A742]/[.H$2]" office:value-type="float" office:value="0.740129935032484" calcext:value-type="float">
            <text:p>0.740129935032484</text:p>
          </table:table-cell>
          <table:table-cell table:formula="of:=[.B742]/[.H$2]" office:value-type="float" office:value="0.741129435282359" calcext:value-type="float">
            <text:p>0.741129435282359</text:p>
          </table:table-cell>
          <table:table-cell table:formula="of:=[.C742]/[.H$2]" office:value-type="float" office:value="0.742128935532234" calcext:value-type="float">
            <text:p>0.742128935532234</text:p>
          </table:table-cell>
          <table:table-cell table:number-columns-repeated="2"/>
        </table:table-row>
        <table:table-row table:style-name="ro1">
          <table:table-cell table:formula="of:=[.A742]+2" office:value-type="float" office:value="1483" calcext:value-type="float">
            <text:p>1483</text:p>
          </table:table-cell>
          <table:table-cell table:formula="of:=[.B742]+2" office:value-type="float" office:value="1485" calcext:value-type="float">
            <text:p>1485</text:p>
          </table:table-cell>
          <table:table-cell table:formula="of:=[.C742]+2" office:value-type="float" office:value="1487" calcext:value-type="float">
            <text:p>1487</text:p>
          </table:table-cell>
          <table:table-cell table:formula="of:=[.A743]/[.H$2]" office:value-type="float" office:value="0.741129435282359" calcext:value-type="float">
            <text:p>0.741129435282359</text:p>
          </table:table-cell>
          <table:table-cell table:formula="of:=[.B743]/[.H$2]" office:value-type="float" office:value="0.742128935532234" calcext:value-type="float">
            <text:p>0.742128935532234</text:p>
          </table:table-cell>
          <table:table-cell table:formula="of:=[.C743]/[.H$2]" office:value-type="float" office:value="0.743128435782109" calcext:value-type="float">
            <text:p>0.743128435782109</text:p>
          </table:table-cell>
          <table:table-cell table:number-columns-repeated="2"/>
        </table:table-row>
        <table:table-row table:style-name="ro1">
          <table:table-cell table:formula="of:=[.A743]+2" office:value-type="float" office:value="1485" calcext:value-type="float">
            <text:p>1485</text:p>
          </table:table-cell>
          <table:table-cell table:formula="of:=[.B743]+2" office:value-type="float" office:value="1487" calcext:value-type="float">
            <text:p>1487</text:p>
          </table:table-cell>
          <table:table-cell table:formula="of:=[.C743]+2" office:value-type="float" office:value="1489" calcext:value-type="float">
            <text:p>1489</text:p>
          </table:table-cell>
          <table:table-cell table:formula="of:=[.A744]/[.H$2]" office:value-type="float" office:value="0.742128935532234" calcext:value-type="float">
            <text:p>0.742128935532234</text:p>
          </table:table-cell>
          <table:table-cell table:formula="of:=[.B744]/[.H$2]" office:value-type="float" office:value="0.743128435782109" calcext:value-type="float">
            <text:p>0.743128435782109</text:p>
          </table:table-cell>
          <table:table-cell table:formula="of:=[.C744]/[.H$2]" office:value-type="float" office:value="0.744127936031984" calcext:value-type="float">
            <text:p>0.744127936031984</text:p>
          </table:table-cell>
          <table:table-cell table:number-columns-repeated="2"/>
        </table:table-row>
        <table:table-row table:style-name="ro1">
          <table:table-cell table:formula="of:=[.A744]+2" office:value-type="float" office:value="1487" calcext:value-type="float">
            <text:p>1487</text:p>
          </table:table-cell>
          <table:table-cell table:formula="of:=[.B744]+2" office:value-type="float" office:value="1489" calcext:value-type="float">
            <text:p>1489</text:p>
          </table:table-cell>
          <table:table-cell table:formula="of:=[.C744]+2" office:value-type="float" office:value="1491" calcext:value-type="float">
            <text:p>1491</text:p>
          </table:table-cell>
          <table:table-cell table:formula="of:=[.A745]/[.H$2]" office:value-type="float" office:value="0.743128435782109" calcext:value-type="float">
            <text:p>0.743128435782109</text:p>
          </table:table-cell>
          <table:table-cell table:formula="of:=[.B745]/[.H$2]" office:value-type="float" office:value="0.744127936031984" calcext:value-type="float">
            <text:p>0.744127936031984</text:p>
          </table:table-cell>
          <table:table-cell table:formula="of:=[.C745]/[.H$2]" office:value-type="float" office:value="0.745127436281859" calcext:value-type="float">
            <text:p>0.745127436281859</text:p>
          </table:table-cell>
          <table:table-cell table:number-columns-repeated="2"/>
        </table:table-row>
        <table:table-row table:style-name="ro1">
          <table:table-cell table:formula="of:=[.A745]+2" office:value-type="float" office:value="1489" calcext:value-type="float">
            <text:p>1489</text:p>
          </table:table-cell>
          <table:table-cell table:formula="of:=[.B745]+2" office:value-type="float" office:value="1491" calcext:value-type="float">
            <text:p>1491</text:p>
          </table:table-cell>
          <table:table-cell table:formula="of:=[.C745]+2" office:value-type="float" office:value="1493" calcext:value-type="float">
            <text:p>1493</text:p>
          </table:table-cell>
          <table:table-cell table:formula="of:=[.A746]/[.H$2]" office:value-type="float" office:value="0.744127936031984" calcext:value-type="float">
            <text:p>0.744127936031984</text:p>
          </table:table-cell>
          <table:table-cell table:formula="of:=[.B746]/[.H$2]" office:value-type="float" office:value="0.745127436281859" calcext:value-type="float">
            <text:p>0.745127436281859</text:p>
          </table:table-cell>
          <table:table-cell table:formula="of:=[.C746]/[.H$2]" office:value-type="float" office:value="0.746126936531734" calcext:value-type="float">
            <text:p>0.746126936531734</text:p>
          </table:table-cell>
          <table:table-cell table:number-columns-repeated="2"/>
        </table:table-row>
        <table:table-row table:style-name="ro1">
          <table:table-cell table:formula="of:=[.A746]+2" office:value-type="float" office:value="1491" calcext:value-type="float">
            <text:p>1491</text:p>
          </table:table-cell>
          <table:table-cell table:formula="of:=[.B746]+2" office:value-type="float" office:value="1493" calcext:value-type="float">
            <text:p>1493</text:p>
          </table:table-cell>
          <table:table-cell table:formula="of:=[.C746]+2" office:value-type="float" office:value="1495" calcext:value-type="float">
            <text:p>1495</text:p>
          </table:table-cell>
          <table:table-cell table:formula="of:=[.A747]/[.H$2]" office:value-type="float" office:value="0.745127436281859" calcext:value-type="float">
            <text:p>0.745127436281859</text:p>
          </table:table-cell>
          <table:table-cell table:formula="of:=[.B747]/[.H$2]" office:value-type="float" office:value="0.746126936531734" calcext:value-type="float">
            <text:p>0.746126936531734</text:p>
          </table:table-cell>
          <table:table-cell table:formula="of:=[.C747]/[.H$2]" office:value-type="float" office:value="0.747126436781609" calcext:value-type="float">
            <text:p>0.747126436781609</text:p>
          </table:table-cell>
          <table:table-cell table:number-columns-repeated="2"/>
        </table:table-row>
        <table:table-row table:style-name="ro1">
          <table:table-cell table:formula="of:=[.A747]+2" office:value-type="float" office:value="1493" calcext:value-type="float">
            <text:p>1493</text:p>
          </table:table-cell>
          <table:table-cell table:formula="of:=[.B747]+2" office:value-type="float" office:value="1495" calcext:value-type="float">
            <text:p>1495</text:p>
          </table:table-cell>
          <table:table-cell table:formula="of:=[.C747]+2" office:value-type="float" office:value="1497" calcext:value-type="float">
            <text:p>1497</text:p>
          </table:table-cell>
          <table:table-cell table:formula="of:=[.A748]/[.H$2]" office:value-type="float" office:value="0.746126936531734" calcext:value-type="float">
            <text:p>0.746126936531734</text:p>
          </table:table-cell>
          <table:table-cell table:formula="of:=[.B748]/[.H$2]" office:value-type="float" office:value="0.747126436781609" calcext:value-type="float">
            <text:p>0.747126436781609</text:p>
          </table:table-cell>
          <table:table-cell table:formula="of:=[.C748]/[.H$2]" office:value-type="float" office:value="0.748125937031484" calcext:value-type="float">
            <text:p>0.748125937031484</text:p>
          </table:table-cell>
          <table:table-cell table:number-columns-repeated="2"/>
        </table:table-row>
        <table:table-row table:style-name="ro1">
          <table:table-cell table:formula="of:=[.A748]+2" office:value-type="float" office:value="1495" calcext:value-type="float">
            <text:p>1495</text:p>
          </table:table-cell>
          <table:table-cell table:formula="of:=[.B748]+2" office:value-type="float" office:value="1497" calcext:value-type="float">
            <text:p>1497</text:p>
          </table:table-cell>
          <table:table-cell table:formula="of:=[.C748]+2" office:value-type="float" office:value="1499" calcext:value-type="float">
            <text:p>1499</text:p>
          </table:table-cell>
          <table:table-cell table:formula="of:=[.A749]/[.H$2]" office:value-type="float" office:value="0.747126436781609" calcext:value-type="float">
            <text:p>0.747126436781609</text:p>
          </table:table-cell>
          <table:table-cell table:formula="of:=[.B749]/[.H$2]" office:value-type="float" office:value="0.748125937031484" calcext:value-type="float">
            <text:p>0.748125937031484</text:p>
          </table:table-cell>
          <table:table-cell table:formula="of:=[.C749]/[.H$2]" office:value-type="float" office:value="0.749125437281359" calcext:value-type="float">
            <text:p>0.749125437281359</text:p>
          </table:table-cell>
          <table:table-cell table:number-columns-repeated="2"/>
        </table:table-row>
        <table:table-row table:style-name="ro1">
          <table:table-cell table:formula="of:=[.A749]+2" office:value-type="float" office:value="1497" calcext:value-type="float">
            <text:p>1497</text:p>
          </table:table-cell>
          <table:table-cell table:formula="of:=[.B749]+2" office:value-type="float" office:value="1499" calcext:value-type="float">
            <text:p>1499</text:p>
          </table:table-cell>
          <table:table-cell table:formula="of:=[.C749]+2" office:value-type="float" office:value="1501" calcext:value-type="float">
            <text:p>1501</text:p>
          </table:table-cell>
          <table:table-cell table:formula="of:=[.A750]/[.H$2]" office:value-type="float" office:value="0.748125937031484" calcext:value-type="float">
            <text:p>0.748125937031484</text:p>
          </table:table-cell>
          <table:table-cell table:formula="of:=[.B750]/[.H$2]" office:value-type="float" office:value="0.749125437281359" calcext:value-type="float">
            <text:p>0.749125437281359</text:p>
          </table:table-cell>
          <table:table-cell table:formula="of:=[.C750]/[.H$2]" office:value-type="float" office:value="0.750124937531234" calcext:value-type="float">
            <text:p>0.750124937531234</text:p>
          </table:table-cell>
          <table:table-cell table:number-columns-repeated="2"/>
        </table:table-row>
        <table:table-row table:style-name="ro1">
          <table:table-cell table:formula="of:=[.A750]+2" office:value-type="float" office:value="1499" calcext:value-type="float">
            <text:p>1499</text:p>
          </table:table-cell>
          <table:table-cell table:formula="of:=[.B750]+2" office:value-type="float" office:value="1501" calcext:value-type="float">
            <text:p>1501</text:p>
          </table:table-cell>
          <table:table-cell table:formula="of:=[.C750]+2" office:value-type="float" office:value="1503" calcext:value-type="float">
            <text:p>1503</text:p>
          </table:table-cell>
          <table:table-cell table:formula="of:=[.A751]/[.H$2]" office:value-type="float" office:value="0.749125437281359" calcext:value-type="float">
            <text:p>0.749125437281359</text:p>
          </table:table-cell>
          <table:table-cell table:formula="of:=[.B751]/[.H$2]" office:value-type="float" office:value="0.750124937531234" calcext:value-type="float">
            <text:p>0.750124937531234</text:p>
          </table:table-cell>
          <table:table-cell table:formula="of:=[.C751]/[.H$2]" office:value-type="float" office:value="0.75112443778111" calcext:value-type="float">
            <text:p>0.75112443778111</text:p>
          </table:table-cell>
          <table:table-cell table:number-columns-repeated="2"/>
        </table:table-row>
        <table:table-row table:style-name="ro1">
          <table:table-cell table:formula="of:=[.A751]+2" office:value-type="float" office:value="1501" calcext:value-type="float">
            <text:p>1501</text:p>
          </table:table-cell>
          <table:table-cell table:formula="of:=[.B751]+2" office:value-type="float" office:value="1503" calcext:value-type="float">
            <text:p>1503</text:p>
          </table:table-cell>
          <table:table-cell table:formula="of:=[.C751]+2" office:value-type="float" office:value="1505" calcext:value-type="float">
            <text:p>1505</text:p>
          </table:table-cell>
          <table:table-cell table:formula="of:=[.A752]/[.H$2]" office:value-type="float" office:value="0.750124937531234" calcext:value-type="float">
            <text:p>0.750124937531234</text:p>
          </table:table-cell>
          <table:table-cell table:formula="of:=[.B752]/[.H$2]" office:value-type="float" office:value="0.75112443778111" calcext:value-type="float">
            <text:p>0.75112443778111</text:p>
          </table:table-cell>
          <table:table-cell table:formula="of:=[.C752]/[.H$2]" office:value-type="float" office:value="0.752123938030985" calcext:value-type="float">
            <text:p>0.752123938030985</text:p>
          </table:table-cell>
          <table:table-cell table:number-columns-repeated="2"/>
        </table:table-row>
        <table:table-row table:style-name="ro1">
          <table:table-cell table:formula="of:=[.A752]+2" office:value-type="float" office:value="1503" calcext:value-type="float">
            <text:p>1503</text:p>
          </table:table-cell>
          <table:table-cell table:formula="of:=[.B752]+2" office:value-type="float" office:value="1505" calcext:value-type="float">
            <text:p>1505</text:p>
          </table:table-cell>
          <table:table-cell table:formula="of:=[.C752]+2" office:value-type="float" office:value="1507" calcext:value-type="float">
            <text:p>1507</text:p>
          </table:table-cell>
          <table:table-cell table:formula="of:=[.A753]/[.H$2]" office:value-type="float" office:value="0.75112443778111" calcext:value-type="float">
            <text:p>0.75112443778111</text:p>
          </table:table-cell>
          <table:table-cell table:formula="of:=[.B753]/[.H$2]" office:value-type="float" office:value="0.752123938030985" calcext:value-type="float">
            <text:p>0.752123938030985</text:p>
          </table:table-cell>
          <table:table-cell table:formula="of:=[.C753]/[.H$2]" office:value-type="float" office:value="0.75312343828086" calcext:value-type="float">
            <text:p>0.75312343828086</text:p>
          </table:table-cell>
          <table:table-cell table:number-columns-repeated="2"/>
        </table:table-row>
        <table:table-row table:style-name="ro1">
          <table:table-cell table:formula="of:=[.A753]+2" office:value-type="float" office:value="1505" calcext:value-type="float">
            <text:p>1505</text:p>
          </table:table-cell>
          <table:table-cell table:formula="of:=[.B753]+2" office:value-type="float" office:value="1507" calcext:value-type="float">
            <text:p>1507</text:p>
          </table:table-cell>
          <table:table-cell table:formula="of:=[.C753]+2" office:value-type="float" office:value="1509" calcext:value-type="float">
            <text:p>1509</text:p>
          </table:table-cell>
          <table:table-cell table:formula="of:=[.A754]/[.H$2]" office:value-type="float" office:value="0.752123938030985" calcext:value-type="float">
            <text:p>0.752123938030985</text:p>
          </table:table-cell>
          <table:table-cell table:formula="of:=[.B754]/[.H$2]" office:value-type="float" office:value="0.75312343828086" calcext:value-type="float">
            <text:p>0.75312343828086</text:p>
          </table:table-cell>
          <table:table-cell table:formula="of:=[.C754]/[.H$2]" office:value-type="float" office:value="0.754122938530735" calcext:value-type="float">
            <text:p>0.754122938530735</text:p>
          </table:table-cell>
          <table:table-cell table:number-columns-repeated="2"/>
        </table:table-row>
        <table:table-row table:style-name="ro1">
          <table:table-cell table:formula="of:=[.A754]+2" office:value-type="float" office:value="1507" calcext:value-type="float">
            <text:p>1507</text:p>
          </table:table-cell>
          <table:table-cell table:formula="of:=[.B754]+2" office:value-type="float" office:value="1509" calcext:value-type="float">
            <text:p>1509</text:p>
          </table:table-cell>
          <table:table-cell table:formula="of:=[.C754]+2" office:value-type="float" office:value="1511" calcext:value-type="float">
            <text:p>1511</text:p>
          </table:table-cell>
          <table:table-cell table:formula="of:=[.A755]/[.H$2]" office:value-type="float" office:value="0.75312343828086" calcext:value-type="float">
            <text:p>0.75312343828086</text:p>
          </table:table-cell>
          <table:table-cell table:formula="of:=[.B755]/[.H$2]" office:value-type="float" office:value="0.754122938530735" calcext:value-type="float">
            <text:p>0.754122938530735</text:p>
          </table:table-cell>
          <table:table-cell table:formula="of:=[.C755]/[.H$2]" office:value-type="float" office:value="0.75512243878061" calcext:value-type="float">
            <text:p>0.75512243878061</text:p>
          </table:table-cell>
          <table:table-cell table:number-columns-repeated="2"/>
        </table:table-row>
        <table:table-row table:style-name="ro1">
          <table:table-cell table:formula="of:=[.A755]+2" office:value-type="float" office:value="1509" calcext:value-type="float">
            <text:p>1509</text:p>
          </table:table-cell>
          <table:table-cell table:formula="of:=[.B755]+2" office:value-type="float" office:value="1511" calcext:value-type="float">
            <text:p>1511</text:p>
          </table:table-cell>
          <table:table-cell table:formula="of:=[.C755]+2" office:value-type="float" office:value="1513" calcext:value-type="float">
            <text:p>1513</text:p>
          </table:table-cell>
          <table:table-cell table:formula="of:=[.A756]/[.H$2]" office:value-type="float" office:value="0.754122938530735" calcext:value-type="float">
            <text:p>0.754122938530735</text:p>
          </table:table-cell>
          <table:table-cell table:formula="of:=[.B756]/[.H$2]" office:value-type="float" office:value="0.75512243878061" calcext:value-type="float">
            <text:p>0.75512243878061</text:p>
          </table:table-cell>
          <table:table-cell table:formula="of:=[.C756]/[.H$2]" office:value-type="float" office:value="0.756121939030485" calcext:value-type="float">
            <text:p>0.756121939030485</text:p>
          </table:table-cell>
          <table:table-cell table:number-columns-repeated="2"/>
        </table:table-row>
        <table:table-row table:style-name="ro1">
          <table:table-cell table:formula="of:=[.A756]+2" office:value-type="float" office:value="1511" calcext:value-type="float">
            <text:p>1511</text:p>
          </table:table-cell>
          <table:table-cell table:formula="of:=[.B756]+2" office:value-type="float" office:value="1513" calcext:value-type="float">
            <text:p>1513</text:p>
          </table:table-cell>
          <table:table-cell table:formula="of:=[.C756]+2" office:value-type="float" office:value="1515" calcext:value-type="float">
            <text:p>1515</text:p>
          </table:table-cell>
          <table:table-cell table:formula="of:=[.A757]/[.H$2]" office:value-type="float" office:value="0.75512243878061" calcext:value-type="float">
            <text:p>0.75512243878061</text:p>
          </table:table-cell>
          <table:table-cell table:formula="of:=[.B757]/[.H$2]" office:value-type="float" office:value="0.756121939030485" calcext:value-type="float">
            <text:p>0.756121939030485</text:p>
          </table:table-cell>
          <table:table-cell table:formula="of:=[.C757]/[.H$2]" office:value-type="float" office:value="0.75712143928036" calcext:value-type="float">
            <text:p>0.75712143928036</text:p>
          </table:table-cell>
          <table:table-cell table:number-columns-repeated="2"/>
        </table:table-row>
        <table:table-row table:style-name="ro1">
          <table:table-cell table:formula="of:=[.A757]+2" office:value-type="float" office:value="1513" calcext:value-type="float">
            <text:p>1513</text:p>
          </table:table-cell>
          <table:table-cell table:formula="of:=[.B757]+2" office:value-type="float" office:value="1515" calcext:value-type="float">
            <text:p>1515</text:p>
          </table:table-cell>
          <table:table-cell table:formula="of:=[.C757]+2" office:value-type="float" office:value="1517" calcext:value-type="float">
            <text:p>1517</text:p>
          </table:table-cell>
          <table:table-cell table:formula="of:=[.A758]/[.H$2]" office:value-type="float" office:value="0.756121939030485" calcext:value-type="float">
            <text:p>0.756121939030485</text:p>
          </table:table-cell>
          <table:table-cell table:formula="of:=[.B758]/[.H$2]" office:value-type="float" office:value="0.75712143928036" calcext:value-type="float">
            <text:p>0.75712143928036</text:p>
          </table:table-cell>
          <table:table-cell table:formula="of:=[.C758]/[.H$2]" office:value-type="float" office:value="0.758120939530235" calcext:value-type="float">
            <text:p>0.758120939530235</text:p>
          </table:table-cell>
          <table:table-cell table:number-columns-repeated="2"/>
        </table:table-row>
        <table:table-row table:style-name="ro1">
          <table:table-cell table:formula="of:=[.A758]+2" office:value-type="float" office:value="1515" calcext:value-type="float">
            <text:p>1515</text:p>
          </table:table-cell>
          <table:table-cell table:formula="of:=[.B758]+2" office:value-type="float" office:value="1517" calcext:value-type="float">
            <text:p>1517</text:p>
          </table:table-cell>
          <table:table-cell table:formula="of:=[.C758]+2" office:value-type="float" office:value="1519" calcext:value-type="float">
            <text:p>1519</text:p>
          </table:table-cell>
          <table:table-cell table:formula="of:=[.A759]/[.H$2]" office:value-type="float" office:value="0.75712143928036" calcext:value-type="float">
            <text:p>0.75712143928036</text:p>
          </table:table-cell>
          <table:table-cell table:formula="of:=[.B759]/[.H$2]" office:value-type="float" office:value="0.758120939530235" calcext:value-type="float">
            <text:p>0.758120939530235</text:p>
          </table:table-cell>
          <table:table-cell table:formula="of:=[.C759]/[.H$2]" office:value-type="float" office:value="0.75912043978011" calcext:value-type="float">
            <text:p>0.75912043978011</text:p>
          </table:table-cell>
          <table:table-cell table:number-columns-repeated="2"/>
        </table:table-row>
        <table:table-row table:style-name="ro1">
          <table:table-cell table:formula="of:=[.A759]+2" office:value-type="float" office:value="1517" calcext:value-type="float">
            <text:p>1517</text:p>
          </table:table-cell>
          <table:table-cell table:formula="of:=[.B759]+2" office:value-type="float" office:value="1519" calcext:value-type="float">
            <text:p>1519</text:p>
          </table:table-cell>
          <table:table-cell table:formula="of:=[.C759]+2" office:value-type="float" office:value="1521" calcext:value-type="float">
            <text:p>1521</text:p>
          </table:table-cell>
          <table:table-cell table:formula="of:=[.A760]/[.H$2]" office:value-type="float" office:value="0.758120939530235" calcext:value-type="float">
            <text:p>0.758120939530235</text:p>
          </table:table-cell>
          <table:table-cell table:formula="of:=[.B760]/[.H$2]" office:value-type="float" office:value="0.75912043978011" calcext:value-type="float">
            <text:p>0.75912043978011</text:p>
          </table:table-cell>
          <table:table-cell table:formula="of:=[.C760]/[.H$2]" office:value-type="float" office:value="0.760119940029985" calcext:value-type="float">
            <text:p>0.760119940029985</text:p>
          </table:table-cell>
          <table:table-cell table:number-columns-repeated="2"/>
        </table:table-row>
        <table:table-row table:style-name="ro1">
          <table:table-cell table:formula="of:=[.A760]+2" office:value-type="float" office:value="1519" calcext:value-type="float">
            <text:p>1519</text:p>
          </table:table-cell>
          <table:table-cell table:formula="of:=[.B760]+2" office:value-type="float" office:value="1521" calcext:value-type="float">
            <text:p>1521</text:p>
          </table:table-cell>
          <table:table-cell table:formula="of:=[.C760]+2" office:value-type="float" office:value="1523" calcext:value-type="float">
            <text:p>1523</text:p>
          </table:table-cell>
          <table:table-cell table:formula="of:=[.A761]/[.H$2]" office:value-type="float" office:value="0.75912043978011" calcext:value-type="float">
            <text:p>0.75912043978011</text:p>
          </table:table-cell>
          <table:table-cell table:formula="of:=[.B761]/[.H$2]" office:value-type="float" office:value="0.760119940029985" calcext:value-type="float">
            <text:p>0.760119940029985</text:p>
          </table:table-cell>
          <table:table-cell table:formula="of:=[.C761]/[.H$2]" office:value-type="float" office:value="0.76111944027986" calcext:value-type="float">
            <text:p>0.76111944027986</text:p>
          </table:table-cell>
          <table:table-cell table:number-columns-repeated="2"/>
        </table:table-row>
        <table:table-row table:style-name="ro1">
          <table:table-cell table:formula="of:=[.A761]+2" office:value-type="float" office:value="1521" calcext:value-type="float">
            <text:p>1521</text:p>
          </table:table-cell>
          <table:table-cell table:formula="of:=[.B761]+2" office:value-type="float" office:value="1523" calcext:value-type="float">
            <text:p>1523</text:p>
          </table:table-cell>
          <table:table-cell table:formula="of:=[.C761]+2" office:value-type="float" office:value="1525" calcext:value-type="float">
            <text:p>1525</text:p>
          </table:table-cell>
          <table:table-cell table:formula="of:=[.A762]/[.H$2]" office:value-type="float" office:value="0.760119940029985" calcext:value-type="float">
            <text:p>0.760119940029985</text:p>
          </table:table-cell>
          <table:table-cell table:formula="of:=[.B762]/[.H$2]" office:value-type="float" office:value="0.76111944027986" calcext:value-type="float">
            <text:p>0.76111944027986</text:p>
          </table:table-cell>
          <table:table-cell table:formula="of:=[.C762]/[.H$2]" office:value-type="float" office:value="0.762118940529735" calcext:value-type="float">
            <text:p>0.762118940529735</text:p>
          </table:table-cell>
          <table:table-cell table:number-columns-repeated="2"/>
        </table:table-row>
        <table:table-row table:style-name="ro1">
          <table:table-cell table:formula="of:=[.A762]+2" office:value-type="float" office:value="1523" calcext:value-type="float">
            <text:p>1523</text:p>
          </table:table-cell>
          <table:table-cell table:formula="of:=[.B762]+2" office:value-type="float" office:value="1525" calcext:value-type="float">
            <text:p>1525</text:p>
          </table:table-cell>
          <table:table-cell table:formula="of:=[.C762]+2" office:value-type="float" office:value="1527" calcext:value-type="float">
            <text:p>1527</text:p>
          </table:table-cell>
          <table:table-cell table:formula="of:=[.A763]/[.H$2]" office:value-type="float" office:value="0.76111944027986" calcext:value-type="float">
            <text:p>0.76111944027986</text:p>
          </table:table-cell>
          <table:table-cell table:formula="of:=[.B763]/[.H$2]" office:value-type="float" office:value="0.762118940529735" calcext:value-type="float">
            <text:p>0.762118940529735</text:p>
          </table:table-cell>
          <table:table-cell table:formula="of:=[.C763]/[.H$2]" office:value-type="float" office:value="0.76311844077961" calcext:value-type="float">
            <text:p>0.76311844077961</text:p>
          </table:table-cell>
          <table:table-cell table:number-columns-repeated="2"/>
        </table:table-row>
        <table:table-row table:style-name="ro1">
          <table:table-cell table:formula="of:=[.A763]+2" office:value-type="float" office:value="1525" calcext:value-type="float">
            <text:p>1525</text:p>
          </table:table-cell>
          <table:table-cell table:formula="of:=[.B763]+2" office:value-type="float" office:value="1527" calcext:value-type="float">
            <text:p>1527</text:p>
          </table:table-cell>
          <table:table-cell table:formula="of:=[.C763]+2" office:value-type="float" office:value="1529" calcext:value-type="float">
            <text:p>1529</text:p>
          </table:table-cell>
          <table:table-cell table:formula="of:=[.A764]/[.H$2]" office:value-type="float" office:value="0.762118940529735" calcext:value-type="float">
            <text:p>0.762118940529735</text:p>
          </table:table-cell>
          <table:table-cell table:formula="of:=[.B764]/[.H$2]" office:value-type="float" office:value="0.76311844077961" calcext:value-type="float">
            <text:p>0.76311844077961</text:p>
          </table:table-cell>
          <table:table-cell table:formula="of:=[.C764]/[.H$2]" office:value-type="float" office:value="0.764117941029485" calcext:value-type="float">
            <text:p>0.764117941029485</text:p>
          </table:table-cell>
          <table:table-cell table:number-columns-repeated="2"/>
        </table:table-row>
        <table:table-row table:style-name="ro1">
          <table:table-cell table:formula="of:=[.A764]+2" office:value-type="float" office:value="1527" calcext:value-type="float">
            <text:p>1527</text:p>
          </table:table-cell>
          <table:table-cell table:formula="of:=[.B764]+2" office:value-type="float" office:value="1529" calcext:value-type="float">
            <text:p>1529</text:p>
          </table:table-cell>
          <table:table-cell table:formula="of:=[.C764]+2" office:value-type="float" office:value="1531" calcext:value-type="float">
            <text:p>1531</text:p>
          </table:table-cell>
          <table:table-cell table:formula="of:=[.A765]/[.H$2]" office:value-type="float" office:value="0.76311844077961" calcext:value-type="float">
            <text:p>0.76311844077961</text:p>
          </table:table-cell>
          <table:table-cell table:formula="of:=[.B765]/[.H$2]" office:value-type="float" office:value="0.764117941029485" calcext:value-type="float">
            <text:p>0.764117941029485</text:p>
          </table:table-cell>
          <table:table-cell table:formula="of:=[.C765]/[.H$2]" office:value-type="float" office:value="0.76511744127936" calcext:value-type="float">
            <text:p>0.76511744127936</text:p>
          </table:table-cell>
          <table:table-cell table:number-columns-repeated="2"/>
        </table:table-row>
        <table:table-row table:style-name="ro1">
          <table:table-cell table:formula="of:=[.A765]+2" office:value-type="float" office:value="1529" calcext:value-type="float">
            <text:p>1529</text:p>
          </table:table-cell>
          <table:table-cell table:formula="of:=[.B765]+2" office:value-type="float" office:value="1531" calcext:value-type="float">
            <text:p>1531</text:p>
          </table:table-cell>
          <table:table-cell table:formula="of:=[.C765]+2" office:value-type="float" office:value="1533" calcext:value-type="float">
            <text:p>1533</text:p>
          </table:table-cell>
          <table:table-cell table:formula="of:=[.A766]/[.H$2]" office:value-type="float" office:value="0.764117941029485" calcext:value-type="float">
            <text:p>0.764117941029485</text:p>
          </table:table-cell>
          <table:table-cell table:formula="of:=[.B766]/[.H$2]" office:value-type="float" office:value="0.76511744127936" calcext:value-type="float">
            <text:p>0.76511744127936</text:p>
          </table:table-cell>
          <table:table-cell table:formula="of:=[.C766]/[.H$2]" office:value-type="float" office:value="0.766116941529235" calcext:value-type="float">
            <text:p>0.766116941529235</text:p>
          </table:table-cell>
          <table:table-cell table:number-columns-repeated="2"/>
        </table:table-row>
        <table:table-row table:style-name="ro1">
          <table:table-cell table:formula="of:=[.A766]+2" office:value-type="float" office:value="1531" calcext:value-type="float">
            <text:p>1531</text:p>
          </table:table-cell>
          <table:table-cell table:formula="of:=[.B766]+2" office:value-type="float" office:value="1533" calcext:value-type="float">
            <text:p>1533</text:p>
          </table:table-cell>
          <table:table-cell table:formula="of:=[.C766]+2" office:value-type="float" office:value="1535" calcext:value-type="float">
            <text:p>1535</text:p>
          </table:table-cell>
          <table:table-cell table:formula="of:=[.A767]/[.H$2]" office:value-type="float" office:value="0.76511744127936" calcext:value-type="float">
            <text:p>0.76511744127936</text:p>
          </table:table-cell>
          <table:table-cell table:formula="of:=[.B767]/[.H$2]" office:value-type="float" office:value="0.766116941529235" calcext:value-type="float">
            <text:p>0.766116941529235</text:p>
          </table:table-cell>
          <table:table-cell table:formula="of:=[.C767]/[.H$2]" office:value-type="float" office:value="0.76711644177911" calcext:value-type="float">
            <text:p>0.76711644177911</text:p>
          </table:table-cell>
          <table:table-cell table:number-columns-repeated="2"/>
        </table:table-row>
        <table:table-row table:style-name="ro1">
          <table:table-cell table:formula="of:=[.A767]+2" office:value-type="float" office:value="1533" calcext:value-type="float">
            <text:p>1533</text:p>
          </table:table-cell>
          <table:table-cell table:formula="of:=[.B767]+2" office:value-type="float" office:value="1535" calcext:value-type="float">
            <text:p>1535</text:p>
          </table:table-cell>
          <table:table-cell table:formula="of:=[.C767]+2" office:value-type="float" office:value="1537" calcext:value-type="float">
            <text:p>1537</text:p>
          </table:table-cell>
          <table:table-cell table:formula="of:=[.A768]/[.H$2]" office:value-type="float" office:value="0.766116941529235" calcext:value-type="float">
            <text:p>0.766116941529235</text:p>
          </table:table-cell>
          <table:table-cell table:formula="of:=[.B768]/[.H$2]" office:value-type="float" office:value="0.76711644177911" calcext:value-type="float">
            <text:p>0.76711644177911</text:p>
          </table:table-cell>
          <table:table-cell table:formula="of:=[.C768]/[.H$2]" office:value-type="float" office:value="0.768115942028985" calcext:value-type="float">
            <text:p>0.768115942028985</text:p>
          </table:table-cell>
          <table:table-cell table:number-columns-repeated="2"/>
        </table:table-row>
        <table:table-row table:style-name="ro1">
          <table:table-cell table:formula="of:=[.A768]+2" office:value-type="float" office:value="1535" calcext:value-type="float">
            <text:p>1535</text:p>
          </table:table-cell>
          <table:table-cell table:formula="of:=[.B768]+2" office:value-type="float" office:value="1537" calcext:value-type="float">
            <text:p>1537</text:p>
          </table:table-cell>
          <table:table-cell table:formula="of:=[.C768]+2" office:value-type="float" office:value="1539" calcext:value-type="float">
            <text:p>1539</text:p>
          </table:table-cell>
          <table:table-cell table:formula="of:=[.A769]/[.H$2]" office:value-type="float" office:value="0.76711644177911" calcext:value-type="float">
            <text:p>0.76711644177911</text:p>
          </table:table-cell>
          <table:table-cell table:formula="of:=[.B769]/[.H$2]" office:value-type="float" office:value="0.768115942028985" calcext:value-type="float">
            <text:p>0.768115942028985</text:p>
          </table:table-cell>
          <table:table-cell table:formula="of:=[.C769]/[.H$2]" office:value-type="float" office:value="0.769115442278861" calcext:value-type="float">
            <text:p>0.769115442278861</text:p>
          </table:table-cell>
          <table:table-cell table:number-columns-repeated="2"/>
        </table:table-row>
        <table:table-row table:style-name="ro1">
          <table:table-cell table:formula="of:=[.A769]+2" office:value-type="float" office:value="1537" calcext:value-type="float">
            <text:p>1537</text:p>
          </table:table-cell>
          <table:table-cell table:formula="of:=[.B769]+2" office:value-type="float" office:value="1539" calcext:value-type="float">
            <text:p>1539</text:p>
          </table:table-cell>
          <table:table-cell table:formula="of:=[.C769]+2" office:value-type="float" office:value="1541" calcext:value-type="float">
            <text:p>1541</text:p>
          </table:table-cell>
          <table:table-cell table:formula="of:=[.A770]/[.H$2]" office:value-type="float" office:value="0.768115942028985" calcext:value-type="float">
            <text:p>0.768115942028985</text:p>
          </table:table-cell>
          <table:table-cell table:formula="of:=[.B770]/[.H$2]" office:value-type="float" office:value="0.769115442278861" calcext:value-type="float">
            <text:p>0.769115442278861</text:p>
          </table:table-cell>
          <table:table-cell table:formula="of:=[.C770]/[.H$2]" office:value-type="float" office:value="0.770114942528736" calcext:value-type="float">
            <text:p>0.770114942528736</text:p>
          </table:table-cell>
          <table:table-cell table:number-columns-repeated="2"/>
        </table:table-row>
        <table:table-row table:style-name="ro1">
          <table:table-cell table:formula="of:=[.A770]+2" office:value-type="float" office:value="1539" calcext:value-type="float">
            <text:p>1539</text:p>
          </table:table-cell>
          <table:table-cell table:formula="of:=[.B770]+2" office:value-type="float" office:value="1541" calcext:value-type="float">
            <text:p>1541</text:p>
          </table:table-cell>
          <table:table-cell table:formula="of:=[.C770]+2" office:value-type="float" office:value="1543" calcext:value-type="float">
            <text:p>1543</text:p>
          </table:table-cell>
          <table:table-cell table:formula="of:=[.A771]/[.H$2]" office:value-type="float" office:value="0.769115442278861" calcext:value-type="float">
            <text:p>0.769115442278861</text:p>
          </table:table-cell>
          <table:table-cell table:formula="of:=[.B771]/[.H$2]" office:value-type="float" office:value="0.770114942528736" calcext:value-type="float">
            <text:p>0.770114942528736</text:p>
          </table:table-cell>
          <table:table-cell table:formula="of:=[.C771]/[.H$2]" office:value-type="float" office:value="0.771114442778611" calcext:value-type="float">
            <text:p>0.771114442778611</text:p>
          </table:table-cell>
          <table:table-cell table:number-columns-repeated="2"/>
        </table:table-row>
        <table:table-row table:style-name="ro1">
          <table:table-cell table:formula="of:=[.A771]+2" office:value-type="float" office:value="1541" calcext:value-type="float">
            <text:p>1541</text:p>
          </table:table-cell>
          <table:table-cell table:formula="of:=[.B771]+2" office:value-type="float" office:value="1543" calcext:value-type="float">
            <text:p>1543</text:p>
          </table:table-cell>
          <table:table-cell table:formula="of:=[.C771]+2" office:value-type="float" office:value="1545" calcext:value-type="float">
            <text:p>1545</text:p>
          </table:table-cell>
          <table:table-cell table:formula="of:=[.A772]/[.H$2]" office:value-type="float" office:value="0.770114942528736" calcext:value-type="float">
            <text:p>0.770114942528736</text:p>
          </table:table-cell>
          <table:table-cell table:formula="of:=[.B772]/[.H$2]" office:value-type="float" office:value="0.771114442778611" calcext:value-type="float">
            <text:p>0.771114442778611</text:p>
          </table:table-cell>
          <table:table-cell table:formula="of:=[.C772]/[.H$2]" office:value-type="float" office:value="0.772113943028486" calcext:value-type="float">
            <text:p>0.772113943028486</text:p>
          </table:table-cell>
          <table:table-cell table:number-columns-repeated="2"/>
        </table:table-row>
        <table:table-row table:style-name="ro1">
          <table:table-cell table:formula="of:=[.A772]+2" office:value-type="float" office:value="1543" calcext:value-type="float">
            <text:p>1543</text:p>
          </table:table-cell>
          <table:table-cell table:formula="of:=[.B772]+2" office:value-type="float" office:value="1545" calcext:value-type="float">
            <text:p>1545</text:p>
          </table:table-cell>
          <table:table-cell table:formula="of:=[.C772]+2" office:value-type="float" office:value="1547" calcext:value-type="float">
            <text:p>1547</text:p>
          </table:table-cell>
          <table:table-cell table:formula="of:=[.A773]/[.H$2]" office:value-type="float" office:value="0.771114442778611" calcext:value-type="float">
            <text:p>0.771114442778611</text:p>
          </table:table-cell>
          <table:table-cell table:formula="of:=[.B773]/[.H$2]" office:value-type="float" office:value="0.772113943028486" calcext:value-type="float">
            <text:p>0.772113943028486</text:p>
          </table:table-cell>
          <table:table-cell table:formula="of:=[.C773]/[.H$2]" office:value-type="float" office:value="0.773113443278361" calcext:value-type="float">
            <text:p>0.773113443278361</text:p>
          </table:table-cell>
          <table:table-cell table:number-columns-repeated="2"/>
        </table:table-row>
        <table:table-row table:style-name="ro1">
          <table:table-cell table:formula="of:=[.A773]+2" office:value-type="float" office:value="1545" calcext:value-type="float">
            <text:p>1545</text:p>
          </table:table-cell>
          <table:table-cell table:formula="of:=[.B773]+2" office:value-type="float" office:value="1547" calcext:value-type="float">
            <text:p>1547</text:p>
          </table:table-cell>
          <table:table-cell table:formula="of:=[.C773]+2" office:value-type="float" office:value="1549" calcext:value-type="float">
            <text:p>1549</text:p>
          </table:table-cell>
          <table:table-cell table:formula="of:=[.A774]/[.H$2]" office:value-type="float" office:value="0.772113943028486" calcext:value-type="float">
            <text:p>0.772113943028486</text:p>
          </table:table-cell>
          <table:table-cell table:formula="of:=[.B774]/[.H$2]" office:value-type="float" office:value="0.773113443278361" calcext:value-type="float">
            <text:p>0.773113443278361</text:p>
          </table:table-cell>
          <table:table-cell table:formula="of:=[.C774]/[.H$2]" office:value-type="float" office:value="0.774112943528236" calcext:value-type="float">
            <text:p>0.774112943528236</text:p>
          </table:table-cell>
          <table:table-cell table:number-columns-repeated="2"/>
        </table:table-row>
        <table:table-row table:style-name="ro1">
          <table:table-cell table:formula="of:=[.A774]+2" office:value-type="float" office:value="1547" calcext:value-type="float">
            <text:p>1547</text:p>
          </table:table-cell>
          <table:table-cell table:formula="of:=[.B774]+2" office:value-type="float" office:value="1549" calcext:value-type="float">
            <text:p>1549</text:p>
          </table:table-cell>
          <table:table-cell table:formula="of:=[.C774]+2" office:value-type="float" office:value="1551" calcext:value-type="float">
            <text:p>1551</text:p>
          </table:table-cell>
          <table:table-cell table:formula="of:=[.A775]/[.H$2]" office:value-type="float" office:value="0.773113443278361" calcext:value-type="float">
            <text:p>0.773113443278361</text:p>
          </table:table-cell>
          <table:table-cell table:formula="of:=[.B775]/[.H$2]" office:value-type="float" office:value="0.774112943528236" calcext:value-type="float">
            <text:p>0.774112943528236</text:p>
          </table:table-cell>
          <table:table-cell table:formula="of:=[.C775]/[.H$2]" office:value-type="float" office:value="0.775112443778111" calcext:value-type="float">
            <text:p>0.775112443778111</text:p>
          </table:table-cell>
          <table:table-cell table:number-columns-repeated="2"/>
        </table:table-row>
        <table:table-row table:style-name="ro1">
          <table:table-cell table:formula="of:=[.A775]+2" office:value-type="float" office:value="1549" calcext:value-type="float">
            <text:p>1549</text:p>
          </table:table-cell>
          <table:table-cell table:formula="of:=[.B775]+2" office:value-type="float" office:value="1551" calcext:value-type="float">
            <text:p>1551</text:p>
          </table:table-cell>
          <table:table-cell table:formula="of:=[.C775]+2" office:value-type="float" office:value="1553" calcext:value-type="float">
            <text:p>1553</text:p>
          </table:table-cell>
          <table:table-cell table:formula="of:=[.A776]/[.H$2]" office:value-type="float" office:value="0.774112943528236" calcext:value-type="float">
            <text:p>0.774112943528236</text:p>
          </table:table-cell>
          <table:table-cell table:formula="of:=[.B776]/[.H$2]" office:value-type="float" office:value="0.775112443778111" calcext:value-type="float">
            <text:p>0.775112443778111</text:p>
          </table:table-cell>
          <table:table-cell table:formula="of:=[.C776]/[.H$2]" office:value-type="float" office:value="0.776111944027986" calcext:value-type="float">
            <text:p>0.776111944027986</text:p>
          </table:table-cell>
          <table:table-cell table:number-columns-repeated="2"/>
        </table:table-row>
        <table:table-row table:style-name="ro1">
          <table:table-cell table:formula="of:=[.A776]+2" office:value-type="float" office:value="1551" calcext:value-type="float">
            <text:p>1551</text:p>
          </table:table-cell>
          <table:table-cell table:formula="of:=[.B776]+2" office:value-type="float" office:value="1553" calcext:value-type="float">
            <text:p>1553</text:p>
          </table:table-cell>
          <table:table-cell table:formula="of:=[.C776]+2" office:value-type="float" office:value="1555" calcext:value-type="float">
            <text:p>1555</text:p>
          </table:table-cell>
          <table:table-cell table:formula="of:=[.A777]/[.H$2]" office:value-type="float" office:value="0.775112443778111" calcext:value-type="float">
            <text:p>0.775112443778111</text:p>
          </table:table-cell>
          <table:table-cell table:formula="of:=[.B777]/[.H$2]" office:value-type="float" office:value="0.776111944027986" calcext:value-type="float">
            <text:p>0.776111944027986</text:p>
          </table:table-cell>
          <table:table-cell table:formula="of:=[.C777]/[.H$2]" office:value-type="float" office:value="0.777111444277861" calcext:value-type="float">
            <text:p>0.777111444277861</text:p>
          </table:table-cell>
          <table:table-cell table:number-columns-repeated="2"/>
        </table:table-row>
        <table:table-row table:style-name="ro1">
          <table:table-cell table:formula="of:=[.A777]+2" office:value-type="float" office:value="1553" calcext:value-type="float">
            <text:p>1553</text:p>
          </table:table-cell>
          <table:table-cell table:formula="of:=[.B777]+2" office:value-type="float" office:value="1555" calcext:value-type="float">
            <text:p>1555</text:p>
          </table:table-cell>
          <table:table-cell table:formula="of:=[.C777]+2" office:value-type="float" office:value="1557" calcext:value-type="float">
            <text:p>1557</text:p>
          </table:table-cell>
          <table:table-cell table:formula="of:=[.A778]/[.H$2]" office:value-type="float" office:value="0.776111944027986" calcext:value-type="float">
            <text:p>0.776111944027986</text:p>
          </table:table-cell>
          <table:table-cell table:formula="of:=[.B778]/[.H$2]" office:value-type="float" office:value="0.777111444277861" calcext:value-type="float">
            <text:p>0.777111444277861</text:p>
          </table:table-cell>
          <table:table-cell table:formula="of:=[.C778]/[.H$2]" office:value-type="float" office:value="0.778110944527736" calcext:value-type="float">
            <text:p>0.778110944527736</text:p>
          </table:table-cell>
          <table:table-cell table:number-columns-repeated="2"/>
        </table:table-row>
        <table:table-row table:style-name="ro1">
          <table:table-cell table:formula="of:=[.A778]+2" office:value-type="float" office:value="1555" calcext:value-type="float">
            <text:p>1555</text:p>
          </table:table-cell>
          <table:table-cell table:formula="of:=[.B778]+2" office:value-type="float" office:value="1557" calcext:value-type="float">
            <text:p>1557</text:p>
          </table:table-cell>
          <table:table-cell table:formula="of:=[.C778]+2" office:value-type="float" office:value="1559" calcext:value-type="float">
            <text:p>1559</text:p>
          </table:table-cell>
          <table:table-cell table:formula="of:=[.A779]/[.H$2]" office:value-type="float" office:value="0.777111444277861" calcext:value-type="float">
            <text:p>0.777111444277861</text:p>
          </table:table-cell>
          <table:table-cell table:formula="of:=[.B779]/[.H$2]" office:value-type="float" office:value="0.778110944527736" calcext:value-type="float">
            <text:p>0.778110944527736</text:p>
          </table:table-cell>
          <table:table-cell table:formula="of:=[.C779]/[.H$2]" office:value-type="float" office:value="0.779110444777611" calcext:value-type="float">
            <text:p>0.779110444777611</text:p>
          </table:table-cell>
          <table:table-cell table:number-columns-repeated="2"/>
        </table:table-row>
        <table:table-row table:style-name="ro1">
          <table:table-cell table:formula="of:=[.A779]+2" office:value-type="float" office:value="1557" calcext:value-type="float">
            <text:p>1557</text:p>
          </table:table-cell>
          <table:table-cell table:formula="of:=[.B779]+2" office:value-type="float" office:value="1559" calcext:value-type="float">
            <text:p>1559</text:p>
          </table:table-cell>
          <table:table-cell table:formula="of:=[.C779]+2" office:value-type="float" office:value="1561" calcext:value-type="float">
            <text:p>1561</text:p>
          </table:table-cell>
          <table:table-cell table:formula="of:=[.A780]/[.H$2]" office:value-type="float" office:value="0.778110944527736" calcext:value-type="float">
            <text:p>0.778110944527736</text:p>
          </table:table-cell>
          <table:table-cell table:formula="of:=[.B780]/[.H$2]" office:value-type="float" office:value="0.779110444777611" calcext:value-type="float">
            <text:p>0.779110444777611</text:p>
          </table:table-cell>
          <table:table-cell table:formula="of:=[.C780]/[.H$2]" office:value-type="float" office:value="0.780109945027486" calcext:value-type="float">
            <text:p>0.780109945027486</text:p>
          </table:table-cell>
          <table:table-cell table:number-columns-repeated="2"/>
        </table:table-row>
        <table:table-row table:style-name="ro1">
          <table:table-cell table:formula="of:=[.A780]+2" office:value-type="float" office:value="1559" calcext:value-type="float">
            <text:p>1559</text:p>
          </table:table-cell>
          <table:table-cell table:formula="of:=[.B780]+2" office:value-type="float" office:value="1561" calcext:value-type="float">
            <text:p>1561</text:p>
          </table:table-cell>
          <table:table-cell table:formula="of:=[.C780]+2" office:value-type="float" office:value="1563" calcext:value-type="float">
            <text:p>1563</text:p>
          </table:table-cell>
          <table:table-cell table:formula="of:=[.A781]/[.H$2]" office:value-type="float" office:value="0.779110444777611" calcext:value-type="float">
            <text:p>0.779110444777611</text:p>
          </table:table-cell>
          <table:table-cell table:formula="of:=[.B781]/[.H$2]" office:value-type="float" office:value="0.780109945027486" calcext:value-type="float">
            <text:p>0.780109945027486</text:p>
          </table:table-cell>
          <table:table-cell table:formula="of:=[.C781]/[.H$2]" office:value-type="float" office:value="0.781109445277361" calcext:value-type="float">
            <text:p>0.781109445277361</text:p>
          </table:table-cell>
          <table:table-cell table:number-columns-repeated="2"/>
        </table:table-row>
        <table:table-row table:style-name="ro1">
          <table:table-cell table:formula="of:=[.A781]+2" office:value-type="float" office:value="1561" calcext:value-type="float">
            <text:p>1561</text:p>
          </table:table-cell>
          <table:table-cell table:formula="of:=[.B781]+2" office:value-type="float" office:value="1563" calcext:value-type="float">
            <text:p>1563</text:p>
          </table:table-cell>
          <table:table-cell table:formula="of:=[.C781]+2" office:value-type="float" office:value="1565" calcext:value-type="float">
            <text:p>1565</text:p>
          </table:table-cell>
          <table:table-cell table:formula="of:=[.A782]/[.H$2]" office:value-type="float" office:value="0.780109945027486" calcext:value-type="float">
            <text:p>0.780109945027486</text:p>
          </table:table-cell>
          <table:table-cell table:formula="of:=[.B782]/[.H$2]" office:value-type="float" office:value="0.781109445277361" calcext:value-type="float">
            <text:p>0.781109445277361</text:p>
          </table:table-cell>
          <table:table-cell table:formula="of:=[.C782]/[.H$2]" office:value-type="float" office:value="0.782108945527236" calcext:value-type="float">
            <text:p>0.782108945527236</text:p>
          </table:table-cell>
          <table:table-cell table:number-columns-repeated="2"/>
        </table:table-row>
        <table:table-row table:style-name="ro1">
          <table:table-cell table:formula="of:=[.A782]+2" office:value-type="float" office:value="1563" calcext:value-type="float">
            <text:p>1563</text:p>
          </table:table-cell>
          <table:table-cell table:formula="of:=[.B782]+2" office:value-type="float" office:value="1565" calcext:value-type="float">
            <text:p>1565</text:p>
          </table:table-cell>
          <table:table-cell table:formula="of:=[.C782]+2" office:value-type="float" office:value="1567" calcext:value-type="float">
            <text:p>1567</text:p>
          </table:table-cell>
          <table:table-cell table:formula="of:=[.A783]/[.H$2]" office:value-type="float" office:value="0.781109445277361" calcext:value-type="float">
            <text:p>0.781109445277361</text:p>
          </table:table-cell>
          <table:table-cell table:formula="of:=[.B783]/[.H$2]" office:value-type="float" office:value="0.782108945527236" calcext:value-type="float">
            <text:p>0.782108945527236</text:p>
          </table:table-cell>
          <table:table-cell table:formula="of:=[.C783]/[.H$2]" office:value-type="float" office:value="0.783108445777111" calcext:value-type="float">
            <text:p>0.783108445777111</text:p>
          </table:table-cell>
          <table:table-cell table:number-columns-repeated="2"/>
        </table:table-row>
        <table:table-row table:style-name="ro1">
          <table:table-cell table:formula="of:=[.A783]+2" office:value-type="float" office:value="1565" calcext:value-type="float">
            <text:p>1565</text:p>
          </table:table-cell>
          <table:table-cell table:formula="of:=[.B783]+2" office:value-type="float" office:value="1567" calcext:value-type="float">
            <text:p>1567</text:p>
          </table:table-cell>
          <table:table-cell table:formula="of:=[.C783]+2" office:value-type="float" office:value="1569" calcext:value-type="float">
            <text:p>1569</text:p>
          </table:table-cell>
          <table:table-cell table:formula="of:=[.A784]/[.H$2]" office:value-type="float" office:value="0.782108945527236" calcext:value-type="float">
            <text:p>0.782108945527236</text:p>
          </table:table-cell>
          <table:table-cell table:formula="of:=[.B784]/[.H$2]" office:value-type="float" office:value="0.783108445777111" calcext:value-type="float">
            <text:p>0.783108445777111</text:p>
          </table:table-cell>
          <table:table-cell table:formula="of:=[.C784]/[.H$2]" office:value-type="float" office:value="0.784107946026986" calcext:value-type="float">
            <text:p>0.784107946026986</text:p>
          </table:table-cell>
          <table:table-cell table:number-columns-repeated="2"/>
        </table:table-row>
        <table:table-row table:style-name="ro1">
          <table:table-cell table:formula="of:=[.A784]+2" office:value-type="float" office:value="1567" calcext:value-type="float">
            <text:p>1567</text:p>
          </table:table-cell>
          <table:table-cell table:formula="of:=[.B784]+2" office:value-type="float" office:value="1569" calcext:value-type="float">
            <text:p>1569</text:p>
          </table:table-cell>
          <table:table-cell table:formula="of:=[.C784]+2" office:value-type="float" office:value="1571" calcext:value-type="float">
            <text:p>1571</text:p>
          </table:table-cell>
          <table:table-cell table:formula="of:=[.A785]/[.H$2]" office:value-type="float" office:value="0.783108445777111" calcext:value-type="float">
            <text:p>0.783108445777111</text:p>
          </table:table-cell>
          <table:table-cell table:formula="of:=[.B785]/[.H$2]" office:value-type="float" office:value="0.784107946026986" calcext:value-type="float">
            <text:p>0.784107946026986</text:p>
          </table:table-cell>
          <table:table-cell table:formula="of:=[.C785]/[.H$2]" office:value-type="float" office:value="0.785107446276862" calcext:value-type="float">
            <text:p>0.785107446276862</text:p>
          </table:table-cell>
          <table:table-cell table:number-columns-repeated="2"/>
        </table:table-row>
        <table:table-row table:style-name="ro1">
          <table:table-cell table:formula="of:=[.A785]+2" office:value-type="float" office:value="1569" calcext:value-type="float">
            <text:p>1569</text:p>
          </table:table-cell>
          <table:table-cell table:formula="of:=[.B785]+2" office:value-type="float" office:value="1571" calcext:value-type="float">
            <text:p>1571</text:p>
          </table:table-cell>
          <table:table-cell table:formula="of:=[.C785]+2" office:value-type="float" office:value="1573" calcext:value-type="float">
            <text:p>1573</text:p>
          </table:table-cell>
          <table:table-cell table:formula="of:=[.A786]/[.H$2]" office:value-type="float" office:value="0.784107946026986" calcext:value-type="float">
            <text:p>0.784107946026986</text:p>
          </table:table-cell>
          <table:table-cell table:formula="of:=[.B786]/[.H$2]" office:value-type="float" office:value="0.785107446276862" calcext:value-type="float">
            <text:p>0.785107446276862</text:p>
          </table:table-cell>
          <table:table-cell table:formula="of:=[.C786]/[.H$2]" office:value-type="float" office:value="0.786106946526737" calcext:value-type="float">
            <text:p>0.786106946526737</text:p>
          </table:table-cell>
          <table:table-cell table:number-columns-repeated="2"/>
        </table:table-row>
        <table:table-row table:style-name="ro1">
          <table:table-cell table:formula="of:=[.A786]+2" office:value-type="float" office:value="1571" calcext:value-type="float">
            <text:p>1571</text:p>
          </table:table-cell>
          <table:table-cell table:formula="of:=[.B786]+2" office:value-type="float" office:value="1573" calcext:value-type="float">
            <text:p>1573</text:p>
          </table:table-cell>
          <table:table-cell table:formula="of:=[.C786]+2" office:value-type="float" office:value="1575" calcext:value-type="float">
            <text:p>1575</text:p>
          </table:table-cell>
          <table:table-cell table:formula="of:=[.A787]/[.H$2]" office:value-type="float" office:value="0.785107446276862" calcext:value-type="float">
            <text:p>0.785107446276862</text:p>
          </table:table-cell>
          <table:table-cell table:formula="of:=[.B787]/[.H$2]" office:value-type="float" office:value="0.786106946526737" calcext:value-type="float">
            <text:p>0.786106946526737</text:p>
          </table:table-cell>
          <table:table-cell table:formula="of:=[.C787]/[.H$2]" office:value-type="float" office:value="0.787106446776612" calcext:value-type="float">
            <text:p>0.787106446776612</text:p>
          </table:table-cell>
          <table:table-cell table:number-columns-repeated="2"/>
        </table:table-row>
        <table:table-row table:style-name="ro1">
          <table:table-cell table:formula="of:=[.A787]+2" office:value-type="float" office:value="1573" calcext:value-type="float">
            <text:p>1573</text:p>
          </table:table-cell>
          <table:table-cell table:formula="of:=[.B787]+2" office:value-type="float" office:value="1575" calcext:value-type="float">
            <text:p>1575</text:p>
          </table:table-cell>
          <table:table-cell table:formula="of:=[.C787]+2" office:value-type="float" office:value="1577" calcext:value-type="float">
            <text:p>1577</text:p>
          </table:table-cell>
          <table:table-cell table:formula="of:=[.A788]/[.H$2]" office:value-type="float" office:value="0.786106946526737" calcext:value-type="float">
            <text:p>0.786106946526737</text:p>
          </table:table-cell>
          <table:table-cell table:formula="of:=[.B788]/[.H$2]" office:value-type="float" office:value="0.787106446776612" calcext:value-type="float">
            <text:p>0.787106446776612</text:p>
          </table:table-cell>
          <table:table-cell table:formula="of:=[.C788]/[.H$2]" office:value-type="float" office:value="0.788105947026487" calcext:value-type="float">
            <text:p>0.788105947026487</text:p>
          </table:table-cell>
          <table:table-cell table:number-columns-repeated="2"/>
        </table:table-row>
        <table:table-row table:style-name="ro1">
          <table:table-cell table:formula="of:=[.A788]+2" office:value-type="float" office:value="1575" calcext:value-type="float">
            <text:p>1575</text:p>
          </table:table-cell>
          <table:table-cell table:formula="of:=[.B788]+2" office:value-type="float" office:value="1577" calcext:value-type="float">
            <text:p>1577</text:p>
          </table:table-cell>
          <table:table-cell table:formula="of:=[.C788]+2" office:value-type="float" office:value="1579" calcext:value-type="float">
            <text:p>1579</text:p>
          </table:table-cell>
          <table:table-cell table:formula="of:=[.A789]/[.H$2]" office:value-type="float" office:value="0.787106446776612" calcext:value-type="float">
            <text:p>0.787106446776612</text:p>
          </table:table-cell>
          <table:table-cell table:formula="of:=[.B789]/[.H$2]" office:value-type="float" office:value="0.788105947026487" calcext:value-type="float">
            <text:p>0.788105947026487</text:p>
          </table:table-cell>
          <table:table-cell table:formula="of:=[.C789]/[.H$2]" office:value-type="float" office:value="0.789105447276362" calcext:value-type="float">
            <text:p>0.789105447276362</text:p>
          </table:table-cell>
          <table:table-cell table:number-columns-repeated="2"/>
        </table:table-row>
        <table:table-row table:style-name="ro1">
          <table:table-cell table:formula="of:=[.A789]+2" office:value-type="float" office:value="1577" calcext:value-type="float">
            <text:p>1577</text:p>
          </table:table-cell>
          <table:table-cell table:formula="of:=[.B789]+2" office:value-type="float" office:value="1579" calcext:value-type="float">
            <text:p>1579</text:p>
          </table:table-cell>
          <table:table-cell table:formula="of:=[.C789]+2" office:value-type="float" office:value="1581" calcext:value-type="float">
            <text:p>1581</text:p>
          </table:table-cell>
          <table:table-cell table:formula="of:=[.A790]/[.H$2]" office:value-type="float" office:value="0.788105947026487" calcext:value-type="float">
            <text:p>0.788105947026487</text:p>
          </table:table-cell>
          <table:table-cell table:formula="of:=[.B790]/[.H$2]" office:value-type="float" office:value="0.789105447276362" calcext:value-type="float">
            <text:p>0.789105447276362</text:p>
          </table:table-cell>
          <table:table-cell table:formula="of:=[.C790]/[.H$2]" office:value-type="float" office:value="0.790104947526237" calcext:value-type="float">
            <text:p>0.790104947526237</text:p>
          </table:table-cell>
          <table:table-cell table:number-columns-repeated="2"/>
        </table:table-row>
        <table:table-row table:style-name="ro1">
          <table:table-cell table:formula="of:=[.A790]+2" office:value-type="float" office:value="1579" calcext:value-type="float">
            <text:p>1579</text:p>
          </table:table-cell>
          <table:table-cell table:formula="of:=[.B790]+2" office:value-type="float" office:value="1581" calcext:value-type="float">
            <text:p>1581</text:p>
          </table:table-cell>
          <table:table-cell table:formula="of:=[.C790]+2" office:value-type="float" office:value="1583" calcext:value-type="float">
            <text:p>1583</text:p>
          </table:table-cell>
          <table:table-cell table:formula="of:=[.A791]/[.H$2]" office:value-type="float" office:value="0.789105447276362" calcext:value-type="float">
            <text:p>0.789105447276362</text:p>
          </table:table-cell>
          <table:table-cell table:formula="of:=[.B791]/[.H$2]" office:value-type="float" office:value="0.790104947526237" calcext:value-type="float">
            <text:p>0.790104947526237</text:p>
          </table:table-cell>
          <table:table-cell table:formula="of:=[.C791]/[.H$2]" office:value-type="float" office:value="0.791104447776112" calcext:value-type="float">
            <text:p>0.791104447776112</text:p>
          </table:table-cell>
          <table:table-cell table:number-columns-repeated="2"/>
        </table:table-row>
        <table:table-row table:style-name="ro1">
          <table:table-cell table:formula="of:=[.A791]+2" office:value-type="float" office:value="1581" calcext:value-type="float">
            <text:p>1581</text:p>
          </table:table-cell>
          <table:table-cell table:formula="of:=[.B791]+2" office:value-type="float" office:value="1583" calcext:value-type="float">
            <text:p>1583</text:p>
          </table:table-cell>
          <table:table-cell table:formula="of:=[.C791]+2" office:value-type="float" office:value="1585" calcext:value-type="float">
            <text:p>1585</text:p>
          </table:table-cell>
          <table:table-cell table:formula="of:=[.A792]/[.H$2]" office:value-type="float" office:value="0.790104947526237" calcext:value-type="float">
            <text:p>0.790104947526237</text:p>
          </table:table-cell>
          <table:table-cell table:formula="of:=[.B792]/[.H$2]" office:value-type="float" office:value="0.791104447776112" calcext:value-type="float">
            <text:p>0.791104447776112</text:p>
          </table:table-cell>
          <table:table-cell table:formula="of:=[.C792]/[.H$2]" office:value-type="float" office:value="0.792103948025987" calcext:value-type="float">
            <text:p>0.792103948025987</text:p>
          </table:table-cell>
          <table:table-cell table:number-columns-repeated="2"/>
        </table:table-row>
        <table:table-row table:style-name="ro1">
          <table:table-cell table:formula="of:=[.A792]+2" office:value-type="float" office:value="1583" calcext:value-type="float">
            <text:p>1583</text:p>
          </table:table-cell>
          <table:table-cell table:formula="of:=[.B792]+2" office:value-type="float" office:value="1585" calcext:value-type="float">
            <text:p>1585</text:p>
          </table:table-cell>
          <table:table-cell table:formula="of:=[.C792]+2" office:value-type="float" office:value="1587" calcext:value-type="float">
            <text:p>1587</text:p>
          </table:table-cell>
          <table:table-cell table:formula="of:=[.A793]/[.H$2]" office:value-type="float" office:value="0.791104447776112" calcext:value-type="float">
            <text:p>0.791104447776112</text:p>
          </table:table-cell>
          <table:table-cell table:formula="of:=[.B793]/[.H$2]" office:value-type="float" office:value="0.792103948025987" calcext:value-type="float">
            <text:p>0.792103948025987</text:p>
          </table:table-cell>
          <table:table-cell table:formula="of:=[.C793]/[.H$2]" office:value-type="float" office:value="0.793103448275862" calcext:value-type="float">
            <text:p>0.793103448275862</text:p>
          </table:table-cell>
          <table:table-cell table:number-columns-repeated="2"/>
        </table:table-row>
        <table:table-row table:style-name="ro1">
          <table:table-cell table:formula="of:=[.A793]+2" office:value-type="float" office:value="1585" calcext:value-type="float">
            <text:p>1585</text:p>
          </table:table-cell>
          <table:table-cell table:formula="of:=[.B793]+2" office:value-type="float" office:value="1587" calcext:value-type="float">
            <text:p>1587</text:p>
          </table:table-cell>
          <table:table-cell table:formula="of:=[.C793]+2" office:value-type="float" office:value="1589" calcext:value-type="float">
            <text:p>1589</text:p>
          </table:table-cell>
          <table:table-cell table:formula="of:=[.A794]/[.H$2]" office:value-type="float" office:value="0.792103948025987" calcext:value-type="float">
            <text:p>0.792103948025987</text:p>
          </table:table-cell>
          <table:table-cell table:formula="of:=[.B794]/[.H$2]" office:value-type="float" office:value="0.793103448275862" calcext:value-type="float">
            <text:p>0.793103448275862</text:p>
          </table:table-cell>
          <table:table-cell table:formula="of:=[.C794]/[.H$2]" office:value-type="float" office:value="0.794102948525737" calcext:value-type="float">
            <text:p>0.794102948525737</text:p>
          </table:table-cell>
          <table:table-cell table:number-columns-repeated="2"/>
        </table:table-row>
        <table:table-row table:style-name="ro1">
          <table:table-cell table:formula="of:=[.A794]+2" office:value-type="float" office:value="1587" calcext:value-type="float">
            <text:p>1587</text:p>
          </table:table-cell>
          <table:table-cell table:formula="of:=[.B794]+2" office:value-type="float" office:value="1589" calcext:value-type="float">
            <text:p>1589</text:p>
          </table:table-cell>
          <table:table-cell table:formula="of:=[.C794]+2" office:value-type="float" office:value="1591" calcext:value-type="float">
            <text:p>1591</text:p>
          </table:table-cell>
          <table:table-cell table:formula="of:=[.A795]/[.H$2]" office:value-type="float" office:value="0.793103448275862" calcext:value-type="float">
            <text:p>0.793103448275862</text:p>
          </table:table-cell>
          <table:table-cell table:formula="of:=[.B795]/[.H$2]" office:value-type="float" office:value="0.794102948525737" calcext:value-type="float">
            <text:p>0.794102948525737</text:p>
          </table:table-cell>
          <table:table-cell table:formula="of:=[.C795]/[.H$2]" office:value-type="float" office:value="0.795102448775612" calcext:value-type="float">
            <text:p>0.795102448775612</text:p>
          </table:table-cell>
          <table:table-cell table:number-columns-repeated="2"/>
        </table:table-row>
        <table:table-row table:style-name="ro1">
          <table:table-cell table:formula="of:=[.A795]+2" office:value-type="float" office:value="1589" calcext:value-type="float">
            <text:p>1589</text:p>
          </table:table-cell>
          <table:table-cell table:formula="of:=[.B795]+2" office:value-type="float" office:value="1591" calcext:value-type="float">
            <text:p>1591</text:p>
          </table:table-cell>
          <table:table-cell table:formula="of:=[.C795]+2" office:value-type="float" office:value="1593" calcext:value-type="float">
            <text:p>1593</text:p>
          </table:table-cell>
          <table:table-cell table:formula="of:=[.A796]/[.H$2]" office:value-type="float" office:value="0.794102948525737" calcext:value-type="float">
            <text:p>0.794102948525737</text:p>
          </table:table-cell>
          <table:table-cell table:formula="of:=[.B796]/[.H$2]" office:value-type="float" office:value="0.795102448775612" calcext:value-type="float">
            <text:p>0.795102448775612</text:p>
          </table:table-cell>
          <table:table-cell table:formula="of:=[.C796]/[.H$2]" office:value-type="float" office:value="0.796101949025487" calcext:value-type="float">
            <text:p>0.796101949025487</text:p>
          </table:table-cell>
          <table:table-cell table:number-columns-repeated="2"/>
        </table:table-row>
        <table:table-row table:style-name="ro1">
          <table:table-cell table:formula="of:=[.A796]+2" office:value-type="float" office:value="1591" calcext:value-type="float">
            <text:p>1591</text:p>
          </table:table-cell>
          <table:table-cell table:formula="of:=[.B796]+2" office:value-type="float" office:value="1593" calcext:value-type="float">
            <text:p>1593</text:p>
          </table:table-cell>
          <table:table-cell table:formula="of:=[.C796]+2" office:value-type="float" office:value="1595" calcext:value-type="float">
            <text:p>1595</text:p>
          </table:table-cell>
          <table:table-cell table:formula="of:=[.A797]/[.H$2]" office:value-type="float" office:value="0.795102448775612" calcext:value-type="float">
            <text:p>0.795102448775612</text:p>
          </table:table-cell>
          <table:table-cell table:formula="of:=[.B797]/[.H$2]" office:value-type="float" office:value="0.796101949025487" calcext:value-type="float">
            <text:p>0.796101949025487</text:p>
          </table:table-cell>
          <table:table-cell table:formula="of:=[.C797]/[.H$2]" office:value-type="float" office:value="0.797101449275362" calcext:value-type="float">
            <text:p>0.797101449275362</text:p>
          </table:table-cell>
          <table:table-cell table:number-columns-repeated="2"/>
        </table:table-row>
        <table:table-row table:style-name="ro1">
          <table:table-cell table:formula="of:=[.A797]+2" office:value-type="float" office:value="1593" calcext:value-type="float">
            <text:p>1593</text:p>
          </table:table-cell>
          <table:table-cell table:formula="of:=[.B797]+2" office:value-type="float" office:value="1595" calcext:value-type="float">
            <text:p>1595</text:p>
          </table:table-cell>
          <table:table-cell table:formula="of:=[.C797]+2" office:value-type="float" office:value="1597" calcext:value-type="float">
            <text:p>1597</text:p>
          </table:table-cell>
          <table:table-cell table:formula="of:=[.A798]/[.H$2]" office:value-type="float" office:value="0.796101949025487" calcext:value-type="float">
            <text:p>0.796101949025487</text:p>
          </table:table-cell>
          <table:table-cell table:formula="of:=[.B798]/[.H$2]" office:value-type="float" office:value="0.797101449275362" calcext:value-type="float">
            <text:p>0.797101449275362</text:p>
          </table:table-cell>
          <table:table-cell table:formula="of:=[.C798]/[.H$2]" office:value-type="float" office:value="0.798100949525237" calcext:value-type="float">
            <text:p>0.798100949525237</text:p>
          </table:table-cell>
          <table:table-cell table:number-columns-repeated="2"/>
        </table:table-row>
        <table:table-row table:style-name="ro1">
          <table:table-cell table:formula="of:=[.A798]+2" office:value-type="float" office:value="1595" calcext:value-type="float">
            <text:p>1595</text:p>
          </table:table-cell>
          <table:table-cell table:formula="of:=[.B798]+2" office:value-type="float" office:value="1597" calcext:value-type="float">
            <text:p>1597</text:p>
          </table:table-cell>
          <table:table-cell table:formula="of:=[.C798]+2" office:value-type="float" office:value="1599" calcext:value-type="float">
            <text:p>1599</text:p>
          </table:table-cell>
          <table:table-cell table:formula="of:=[.A799]/[.H$2]" office:value-type="float" office:value="0.797101449275362" calcext:value-type="float">
            <text:p>0.797101449275362</text:p>
          </table:table-cell>
          <table:table-cell table:formula="of:=[.B799]/[.H$2]" office:value-type="float" office:value="0.798100949525237" calcext:value-type="float">
            <text:p>0.798100949525237</text:p>
          </table:table-cell>
          <table:table-cell table:formula="of:=[.C799]/[.H$2]" office:value-type="float" office:value="0.799100449775112" calcext:value-type="float">
            <text:p>0.799100449775112</text:p>
          </table:table-cell>
          <table:table-cell table:number-columns-repeated="2"/>
        </table:table-row>
        <table:table-row table:style-name="ro1">
          <table:table-cell table:formula="of:=[.A799]+2" office:value-type="float" office:value="1597" calcext:value-type="float">
            <text:p>1597</text:p>
          </table:table-cell>
          <table:table-cell table:formula="of:=[.B799]+2" office:value-type="float" office:value="1599" calcext:value-type="float">
            <text:p>1599</text:p>
          </table:table-cell>
          <table:table-cell table:formula="of:=[.C799]+2" office:value-type="float" office:value="1601" calcext:value-type="float">
            <text:p>1601</text:p>
          </table:table-cell>
          <table:table-cell table:formula="of:=[.A800]/[.H$2]" office:value-type="float" office:value="0.798100949525237" calcext:value-type="float">
            <text:p>0.798100949525237</text:p>
          </table:table-cell>
          <table:table-cell table:formula="of:=[.B800]/[.H$2]" office:value-type="float" office:value="0.799100449775112" calcext:value-type="float">
            <text:p>0.799100449775112</text:p>
          </table:table-cell>
          <table:table-cell table:formula="of:=[.C800]/[.H$2]" office:value-type="float" office:value="0.800099950024987" calcext:value-type="float">
            <text:p>0.800099950024987</text:p>
          </table:table-cell>
          <table:table-cell table:number-columns-repeated="2"/>
        </table:table-row>
        <table:table-row table:style-name="ro1">
          <table:table-cell table:formula="of:=[.A800]+2" office:value-type="float" office:value="1599" calcext:value-type="float">
            <text:p>1599</text:p>
          </table:table-cell>
          <table:table-cell table:formula="of:=[.B800]+2" office:value-type="float" office:value="1601" calcext:value-type="float">
            <text:p>1601</text:p>
          </table:table-cell>
          <table:table-cell table:formula="of:=[.C800]+2" office:value-type="float" office:value="1603" calcext:value-type="float">
            <text:p>1603</text:p>
          </table:table-cell>
          <table:table-cell table:formula="of:=[.A801]/[.H$2]" office:value-type="float" office:value="0.799100449775112" calcext:value-type="float">
            <text:p>0.799100449775112</text:p>
          </table:table-cell>
          <table:table-cell table:formula="of:=[.B801]/[.H$2]" office:value-type="float" office:value="0.800099950024987" calcext:value-type="float">
            <text:p>0.800099950024987</text:p>
          </table:table-cell>
          <table:table-cell table:formula="of:=[.C801]/[.H$2]" office:value-type="float" office:value="0.801099450274863" calcext:value-type="float">
            <text:p>0.801099450274863</text:p>
          </table:table-cell>
          <table:table-cell table:number-columns-repeated="2"/>
        </table:table-row>
        <table:table-row table:style-name="ro1">
          <table:table-cell table:formula="of:=[.A801]+2" office:value-type="float" office:value="1601" calcext:value-type="float">
            <text:p>1601</text:p>
          </table:table-cell>
          <table:table-cell table:formula="of:=[.B801]+2" office:value-type="float" office:value="1603" calcext:value-type="float">
            <text:p>1603</text:p>
          </table:table-cell>
          <table:table-cell table:formula="of:=[.C801]+2" office:value-type="float" office:value="1605" calcext:value-type="float">
            <text:p>1605</text:p>
          </table:table-cell>
          <table:table-cell table:formula="of:=[.A802]/[.H$2]" office:value-type="float" office:value="0.800099950024987" calcext:value-type="float">
            <text:p>0.800099950024987</text:p>
          </table:table-cell>
          <table:table-cell table:formula="of:=[.B802]/[.H$2]" office:value-type="float" office:value="0.801099450274863" calcext:value-type="float">
            <text:p>0.801099450274863</text:p>
          </table:table-cell>
          <table:table-cell table:formula="of:=[.C802]/[.H$2]" office:value-type="float" office:value="0.802098950524738" calcext:value-type="float">
            <text:p>0.802098950524738</text:p>
          </table:table-cell>
          <table:table-cell table:number-columns-repeated="2"/>
        </table:table-row>
        <table:table-row table:style-name="ro1">
          <table:table-cell table:formula="of:=[.A802]+2" office:value-type="float" office:value="1603" calcext:value-type="float">
            <text:p>1603</text:p>
          </table:table-cell>
          <table:table-cell table:formula="of:=[.B802]+2" office:value-type="float" office:value="1605" calcext:value-type="float">
            <text:p>1605</text:p>
          </table:table-cell>
          <table:table-cell table:formula="of:=[.C802]+2" office:value-type="float" office:value="1607" calcext:value-type="float">
            <text:p>1607</text:p>
          </table:table-cell>
          <table:table-cell table:formula="of:=[.A803]/[.H$2]" office:value-type="float" office:value="0.801099450274863" calcext:value-type="float">
            <text:p>0.801099450274863</text:p>
          </table:table-cell>
          <table:table-cell table:formula="of:=[.B803]/[.H$2]" office:value-type="float" office:value="0.802098950524738" calcext:value-type="float">
            <text:p>0.802098950524738</text:p>
          </table:table-cell>
          <table:table-cell table:formula="of:=[.C803]/[.H$2]" office:value-type="float" office:value="0.803098450774613" calcext:value-type="float">
            <text:p>0.803098450774613</text:p>
          </table:table-cell>
          <table:table-cell table:number-columns-repeated="2"/>
        </table:table-row>
        <table:table-row table:style-name="ro1">
          <table:table-cell table:formula="of:=[.A803]+2" office:value-type="float" office:value="1605" calcext:value-type="float">
            <text:p>1605</text:p>
          </table:table-cell>
          <table:table-cell table:formula="of:=[.B803]+2" office:value-type="float" office:value="1607" calcext:value-type="float">
            <text:p>1607</text:p>
          </table:table-cell>
          <table:table-cell table:formula="of:=[.C803]+2" office:value-type="float" office:value="1609" calcext:value-type="float">
            <text:p>1609</text:p>
          </table:table-cell>
          <table:table-cell table:formula="of:=[.A804]/[.H$2]" office:value-type="float" office:value="0.802098950524738" calcext:value-type="float">
            <text:p>0.802098950524738</text:p>
          </table:table-cell>
          <table:table-cell table:formula="of:=[.B804]/[.H$2]" office:value-type="float" office:value="0.803098450774613" calcext:value-type="float">
            <text:p>0.803098450774613</text:p>
          </table:table-cell>
          <table:table-cell table:formula="of:=[.C804]/[.H$2]" office:value-type="float" office:value="0.804097951024488" calcext:value-type="float">
            <text:p>0.804097951024488</text:p>
          </table:table-cell>
          <table:table-cell table:number-columns-repeated="2"/>
        </table:table-row>
        <table:table-row table:style-name="ro1">
          <table:table-cell table:formula="of:=[.A804]+2" office:value-type="float" office:value="1607" calcext:value-type="float">
            <text:p>1607</text:p>
          </table:table-cell>
          <table:table-cell table:formula="of:=[.B804]+2" office:value-type="float" office:value="1609" calcext:value-type="float">
            <text:p>1609</text:p>
          </table:table-cell>
          <table:table-cell table:formula="of:=[.C804]+2" office:value-type="float" office:value="1611" calcext:value-type="float">
            <text:p>1611</text:p>
          </table:table-cell>
          <table:table-cell table:formula="of:=[.A805]/[.H$2]" office:value-type="float" office:value="0.803098450774613" calcext:value-type="float">
            <text:p>0.803098450774613</text:p>
          </table:table-cell>
          <table:table-cell table:formula="of:=[.B805]/[.H$2]" office:value-type="float" office:value="0.804097951024488" calcext:value-type="float">
            <text:p>0.804097951024488</text:p>
          </table:table-cell>
          <table:table-cell table:formula="of:=[.C805]/[.H$2]" office:value-type="float" office:value="0.805097451274363" calcext:value-type="float">
            <text:p>0.805097451274363</text:p>
          </table:table-cell>
          <table:table-cell table:number-columns-repeated="2"/>
        </table:table-row>
        <table:table-row table:style-name="ro1">
          <table:table-cell table:formula="of:=[.A805]+2" office:value-type="float" office:value="1609" calcext:value-type="float">
            <text:p>1609</text:p>
          </table:table-cell>
          <table:table-cell table:formula="of:=[.B805]+2" office:value-type="float" office:value="1611" calcext:value-type="float">
            <text:p>1611</text:p>
          </table:table-cell>
          <table:table-cell table:formula="of:=[.C805]+2" office:value-type="float" office:value="1613" calcext:value-type="float">
            <text:p>1613</text:p>
          </table:table-cell>
          <table:table-cell table:formula="of:=[.A806]/[.H$2]" office:value-type="float" office:value="0.804097951024488" calcext:value-type="float">
            <text:p>0.804097951024488</text:p>
          </table:table-cell>
          <table:table-cell table:formula="of:=[.B806]/[.H$2]" office:value-type="float" office:value="0.805097451274363" calcext:value-type="float">
            <text:p>0.805097451274363</text:p>
          </table:table-cell>
          <table:table-cell table:formula="of:=[.C806]/[.H$2]" office:value-type="float" office:value="0.806096951524238" calcext:value-type="float">
            <text:p>0.806096951524238</text:p>
          </table:table-cell>
          <table:table-cell table:number-columns-repeated="2"/>
        </table:table-row>
        <table:table-row table:style-name="ro1">
          <table:table-cell table:formula="of:=[.A806]+2" office:value-type="float" office:value="1611" calcext:value-type="float">
            <text:p>1611</text:p>
          </table:table-cell>
          <table:table-cell table:formula="of:=[.B806]+2" office:value-type="float" office:value="1613" calcext:value-type="float">
            <text:p>1613</text:p>
          </table:table-cell>
          <table:table-cell table:formula="of:=[.C806]+2" office:value-type="float" office:value="1615" calcext:value-type="float">
            <text:p>1615</text:p>
          </table:table-cell>
          <table:table-cell table:formula="of:=[.A807]/[.H$2]" office:value-type="float" office:value="0.805097451274363" calcext:value-type="float">
            <text:p>0.805097451274363</text:p>
          </table:table-cell>
          <table:table-cell table:formula="of:=[.B807]/[.H$2]" office:value-type="float" office:value="0.806096951524238" calcext:value-type="float">
            <text:p>0.806096951524238</text:p>
          </table:table-cell>
          <table:table-cell table:formula="of:=[.C807]/[.H$2]" office:value-type="float" office:value="0.807096451774113" calcext:value-type="float">
            <text:p>0.807096451774113</text:p>
          </table:table-cell>
          <table:table-cell table:number-columns-repeated="2"/>
        </table:table-row>
        <table:table-row table:style-name="ro1">
          <table:table-cell table:formula="of:=[.A807]+2" office:value-type="float" office:value="1613" calcext:value-type="float">
            <text:p>1613</text:p>
          </table:table-cell>
          <table:table-cell table:formula="of:=[.B807]+2" office:value-type="float" office:value="1615" calcext:value-type="float">
            <text:p>1615</text:p>
          </table:table-cell>
          <table:table-cell table:formula="of:=[.C807]+2" office:value-type="float" office:value="1617" calcext:value-type="float">
            <text:p>1617</text:p>
          </table:table-cell>
          <table:table-cell table:formula="of:=[.A808]/[.H$2]" office:value-type="float" office:value="0.806096951524238" calcext:value-type="float">
            <text:p>0.806096951524238</text:p>
          </table:table-cell>
          <table:table-cell table:formula="of:=[.B808]/[.H$2]" office:value-type="float" office:value="0.807096451774113" calcext:value-type="float">
            <text:p>0.807096451774113</text:p>
          </table:table-cell>
          <table:table-cell table:formula="of:=[.C808]/[.H$2]" office:value-type="float" office:value="0.808095952023988" calcext:value-type="float">
            <text:p>0.808095952023988</text:p>
          </table:table-cell>
          <table:table-cell table:number-columns-repeated="2"/>
        </table:table-row>
        <table:table-row table:style-name="ro1">
          <table:table-cell table:formula="of:=[.A808]+2" office:value-type="float" office:value="1615" calcext:value-type="float">
            <text:p>1615</text:p>
          </table:table-cell>
          <table:table-cell table:formula="of:=[.B808]+2" office:value-type="float" office:value="1617" calcext:value-type="float">
            <text:p>1617</text:p>
          </table:table-cell>
          <table:table-cell table:formula="of:=[.C808]+2" office:value-type="float" office:value="1619" calcext:value-type="float">
            <text:p>1619</text:p>
          </table:table-cell>
          <table:table-cell table:formula="of:=[.A809]/[.H$2]" office:value-type="float" office:value="0.807096451774113" calcext:value-type="float">
            <text:p>0.807096451774113</text:p>
          </table:table-cell>
          <table:table-cell table:formula="of:=[.B809]/[.H$2]" office:value-type="float" office:value="0.808095952023988" calcext:value-type="float">
            <text:p>0.808095952023988</text:p>
          </table:table-cell>
          <table:table-cell table:formula="of:=[.C809]/[.H$2]" office:value-type="float" office:value="0.809095452273863" calcext:value-type="float">
            <text:p>0.809095452273863</text:p>
          </table:table-cell>
          <table:table-cell table:number-columns-repeated="2"/>
        </table:table-row>
        <table:table-row table:style-name="ro1">
          <table:table-cell table:formula="of:=[.A809]+2" office:value-type="float" office:value="1617" calcext:value-type="float">
            <text:p>1617</text:p>
          </table:table-cell>
          <table:table-cell table:formula="of:=[.B809]+2" office:value-type="float" office:value="1619" calcext:value-type="float">
            <text:p>1619</text:p>
          </table:table-cell>
          <table:table-cell table:formula="of:=[.C809]+2" office:value-type="float" office:value="1621" calcext:value-type="float">
            <text:p>1621</text:p>
          </table:table-cell>
          <table:table-cell table:formula="of:=[.A810]/[.H$2]" office:value-type="float" office:value="0.808095952023988" calcext:value-type="float">
            <text:p>0.808095952023988</text:p>
          </table:table-cell>
          <table:table-cell table:formula="of:=[.B810]/[.H$2]" office:value-type="float" office:value="0.809095452273863" calcext:value-type="float">
            <text:p>0.809095452273863</text:p>
          </table:table-cell>
          <table:table-cell table:formula="of:=[.C810]/[.H$2]" office:value-type="float" office:value="0.810094952523738" calcext:value-type="float">
            <text:p>0.810094952523738</text:p>
          </table:table-cell>
          <table:table-cell table:number-columns-repeated="2"/>
        </table:table-row>
        <table:table-row table:style-name="ro1">
          <table:table-cell table:formula="of:=[.A810]+2" office:value-type="float" office:value="1619" calcext:value-type="float">
            <text:p>1619</text:p>
          </table:table-cell>
          <table:table-cell table:formula="of:=[.B810]+2" office:value-type="float" office:value="1621" calcext:value-type="float">
            <text:p>1621</text:p>
          </table:table-cell>
          <table:table-cell table:formula="of:=[.C810]+2" office:value-type="float" office:value="1623" calcext:value-type="float">
            <text:p>1623</text:p>
          </table:table-cell>
          <table:table-cell table:formula="of:=[.A811]/[.H$2]" office:value-type="float" office:value="0.809095452273863" calcext:value-type="float">
            <text:p>0.809095452273863</text:p>
          </table:table-cell>
          <table:table-cell table:formula="of:=[.B811]/[.H$2]" office:value-type="float" office:value="0.810094952523738" calcext:value-type="float">
            <text:p>0.810094952523738</text:p>
          </table:table-cell>
          <table:table-cell table:formula="of:=[.C811]/[.H$2]" office:value-type="float" office:value="0.811094452773613" calcext:value-type="float">
            <text:p>0.811094452773613</text:p>
          </table:table-cell>
          <table:table-cell table:number-columns-repeated="2"/>
        </table:table-row>
        <table:table-row table:style-name="ro1">
          <table:table-cell table:formula="of:=[.A811]+2" office:value-type="float" office:value="1621" calcext:value-type="float">
            <text:p>1621</text:p>
          </table:table-cell>
          <table:table-cell table:formula="of:=[.B811]+2" office:value-type="float" office:value="1623" calcext:value-type="float">
            <text:p>1623</text:p>
          </table:table-cell>
          <table:table-cell table:formula="of:=[.C811]+2" office:value-type="float" office:value="1625" calcext:value-type="float">
            <text:p>1625</text:p>
          </table:table-cell>
          <table:table-cell table:formula="of:=[.A812]/[.H$2]" office:value-type="float" office:value="0.810094952523738" calcext:value-type="float">
            <text:p>0.810094952523738</text:p>
          </table:table-cell>
          <table:table-cell table:formula="of:=[.B812]/[.H$2]" office:value-type="float" office:value="0.811094452773613" calcext:value-type="float">
            <text:p>0.811094452773613</text:p>
          </table:table-cell>
          <table:table-cell table:formula="of:=[.C812]/[.H$2]" office:value-type="float" office:value="0.812093953023488" calcext:value-type="float">
            <text:p>0.812093953023488</text:p>
          </table:table-cell>
          <table:table-cell table:number-columns-repeated="2"/>
        </table:table-row>
        <table:table-row table:style-name="ro1">
          <table:table-cell table:formula="of:=[.A812]+2" office:value-type="float" office:value="1623" calcext:value-type="float">
            <text:p>1623</text:p>
          </table:table-cell>
          <table:table-cell table:formula="of:=[.B812]+2" office:value-type="float" office:value="1625" calcext:value-type="float">
            <text:p>1625</text:p>
          </table:table-cell>
          <table:table-cell table:formula="of:=[.C812]+2" office:value-type="float" office:value="1627" calcext:value-type="float">
            <text:p>1627</text:p>
          </table:table-cell>
          <table:table-cell table:formula="of:=[.A813]/[.H$2]" office:value-type="float" office:value="0.811094452773613" calcext:value-type="float">
            <text:p>0.811094452773613</text:p>
          </table:table-cell>
          <table:table-cell table:formula="of:=[.B813]/[.H$2]" office:value-type="float" office:value="0.812093953023488" calcext:value-type="float">
            <text:p>0.812093953023488</text:p>
          </table:table-cell>
          <table:table-cell table:formula="of:=[.C813]/[.H$2]" office:value-type="float" office:value="0.813093453273363" calcext:value-type="float">
            <text:p>0.813093453273363</text:p>
          </table:table-cell>
          <table:table-cell table:number-columns-repeated="2"/>
        </table:table-row>
        <table:table-row table:style-name="ro1">
          <table:table-cell table:formula="of:=[.A813]+2" office:value-type="float" office:value="1625" calcext:value-type="float">
            <text:p>1625</text:p>
          </table:table-cell>
          <table:table-cell table:formula="of:=[.B813]+2" office:value-type="float" office:value="1627" calcext:value-type="float">
            <text:p>1627</text:p>
          </table:table-cell>
          <table:table-cell table:formula="of:=[.C813]+2" office:value-type="float" office:value="1629" calcext:value-type="float">
            <text:p>1629</text:p>
          </table:table-cell>
          <table:table-cell table:formula="of:=[.A814]/[.H$2]" office:value-type="float" office:value="0.812093953023488" calcext:value-type="float">
            <text:p>0.812093953023488</text:p>
          </table:table-cell>
          <table:table-cell table:formula="of:=[.B814]/[.H$2]" office:value-type="float" office:value="0.813093453273363" calcext:value-type="float">
            <text:p>0.813093453273363</text:p>
          </table:table-cell>
          <table:table-cell table:formula="of:=[.C814]/[.H$2]" office:value-type="float" office:value="0.814092953523238" calcext:value-type="float">
            <text:p>0.814092953523238</text:p>
          </table:table-cell>
          <table:table-cell table:number-columns-repeated="2"/>
        </table:table-row>
        <table:table-row table:style-name="ro1">
          <table:table-cell table:formula="of:=[.A814]+2" office:value-type="float" office:value="1627" calcext:value-type="float">
            <text:p>1627</text:p>
          </table:table-cell>
          <table:table-cell table:formula="of:=[.B814]+2" office:value-type="float" office:value="1629" calcext:value-type="float">
            <text:p>1629</text:p>
          </table:table-cell>
          <table:table-cell table:formula="of:=[.C814]+2" office:value-type="float" office:value="1631" calcext:value-type="float">
            <text:p>1631</text:p>
          </table:table-cell>
          <table:table-cell table:formula="of:=[.A815]/[.H$2]" office:value-type="float" office:value="0.813093453273363" calcext:value-type="float">
            <text:p>0.813093453273363</text:p>
          </table:table-cell>
          <table:table-cell table:formula="of:=[.B815]/[.H$2]" office:value-type="float" office:value="0.814092953523238" calcext:value-type="float">
            <text:p>0.814092953523238</text:p>
          </table:table-cell>
          <table:table-cell table:formula="of:=[.C815]/[.H$2]" office:value-type="float" office:value="0.815092453773113" calcext:value-type="float">
            <text:p>0.815092453773113</text:p>
          </table:table-cell>
          <table:table-cell table:number-columns-repeated="2"/>
        </table:table-row>
        <table:table-row table:style-name="ro1">
          <table:table-cell table:formula="of:=[.A815]+2" office:value-type="float" office:value="1629" calcext:value-type="float">
            <text:p>1629</text:p>
          </table:table-cell>
          <table:table-cell table:formula="of:=[.B815]+2" office:value-type="float" office:value="1631" calcext:value-type="float">
            <text:p>1631</text:p>
          </table:table-cell>
          <table:table-cell table:formula="of:=[.C815]+2" office:value-type="float" office:value="1633" calcext:value-type="float">
            <text:p>1633</text:p>
          </table:table-cell>
          <table:table-cell table:formula="of:=[.A816]/[.H$2]" office:value-type="float" office:value="0.814092953523238" calcext:value-type="float">
            <text:p>0.814092953523238</text:p>
          </table:table-cell>
          <table:table-cell table:formula="of:=[.B816]/[.H$2]" office:value-type="float" office:value="0.815092453773113" calcext:value-type="float">
            <text:p>0.815092453773113</text:p>
          </table:table-cell>
          <table:table-cell table:formula="of:=[.C816]/[.H$2]" office:value-type="float" office:value="0.816091954022988" calcext:value-type="float">
            <text:p>0.816091954022988</text:p>
          </table:table-cell>
          <table:table-cell table:number-columns-repeated="2"/>
        </table:table-row>
        <table:table-row table:style-name="ro1">
          <table:table-cell table:formula="of:=[.A816]+2" office:value-type="float" office:value="1631" calcext:value-type="float">
            <text:p>1631</text:p>
          </table:table-cell>
          <table:table-cell table:formula="of:=[.B816]+2" office:value-type="float" office:value="1633" calcext:value-type="float">
            <text:p>1633</text:p>
          </table:table-cell>
          <table:table-cell table:formula="of:=[.C816]+2" office:value-type="float" office:value="1635" calcext:value-type="float">
            <text:p>1635</text:p>
          </table:table-cell>
          <table:table-cell table:formula="of:=[.A817]/[.H$2]" office:value-type="float" office:value="0.815092453773113" calcext:value-type="float">
            <text:p>0.815092453773113</text:p>
          </table:table-cell>
          <table:table-cell table:formula="of:=[.B817]/[.H$2]" office:value-type="float" office:value="0.816091954022988" calcext:value-type="float">
            <text:p>0.816091954022988</text:p>
          </table:table-cell>
          <table:table-cell table:formula="of:=[.C817]/[.H$2]" office:value-type="float" office:value="0.817091454272864" calcext:value-type="float">
            <text:p>0.817091454272864</text:p>
          </table:table-cell>
          <table:table-cell table:number-columns-repeated="2"/>
        </table:table-row>
        <table:table-row table:style-name="ro1">
          <table:table-cell table:formula="of:=[.A817]+2" office:value-type="float" office:value="1633" calcext:value-type="float">
            <text:p>1633</text:p>
          </table:table-cell>
          <table:table-cell table:formula="of:=[.B817]+2" office:value-type="float" office:value="1635" calcext:value-type="float">
            <text:p>1635</text:p>
          </table:table-cell>
          <table:table-cell table:formula="of:=[.C817]+2" office:value-type="float" office:value="1637" calcext:value-type="float">
            <text:p>1637</text:p>
          </table:table-cell>
          <table:table-cell table:formula="of:=[.A818]/[.H$2]" office:value-type="float" office:value="0.816091954022988" calcext:value-type="float">
            <text:p>0.816091954022988</text:p>
          </table:table-cell>
          <table:table-cell table:formula="of:=[.B818]/[.H$2]" office:value-type="float" office:value="0.817091454272864" calcext:value-type="float">
            <text:p>0.817091454272864</text:p>
          </table:table-cell>
          <table:table-cell table:formula="of:=[.C818]/[.H$2]" office:value-type="float" office:value="0.818090954522739" calcext:value-type="float">
            <text:p>0.818090954522739</text:p>
          </table:table-cell>
          <table:table-cell table:number-columns-repeated="2"/>
        </table:table-row>
        <table:table-row table:style-name="ro1">
          <table:table-cell table:formula="of:=[.A818]+2" office:value-type="float" office:value="1635" calcext:value-type="float">
            <text:p>1635</text:p>
          </table:table-cell>
          <table:table-cell table:formula="of:=[.B818]+2" office:value-type="float" office:value="1637" calcext:value-type="float">
            <text:p>1637</text:p>
          </table:table-cell>
          <table:table-cell table:formula="of:=[.C818]+2" office:value-type="float" office:value="1639" calcext:value-type="float">
            <text:p>1639</text:p>
          </table:table-cell>
          <table:table-cell table:formula="of:=[.A819]/[.H$2]" office:value-type="float" office:value="0.817091454272864" calcext:value-type="float">
            <text:p>0.817091454272864</text:p>
          </table:table-cell>
          <table:table-cell table:formula="of:=[.B819]/[.H$2]" office:value-type="float" office:value="0.818090954522739" calcext:value-type="float">
            <text:p>0.818090954522739</text:p>
          </table:table-cell>
          <table:table-cell table:formula="of:=[.C819]/[.H$2]" office:value-type="float" office:value="0.819090454772614" calcext:value-type="float">
            <text:p>0.819090454772614</text:p>
          </table:table-cell>
          <table:table-cell table:number-columns-repeated="2"/>
        </table:table-row>
        <table:table-row table:style-name="ro1">
          <table:table-cell table:formula="of:=[.A819]+2" office:value-type="float" office:value="1637" calcext:value-type="float">
            <text:p>1637</text:p>
          </table:table-cell>
          <table:table-cell table:formula="of:=[.B819]+2" office:value-type="float" office:value="1639" calcext:value-type="float">
            <text:p>1639</text:p>
          </table:table-cell>
          <table:table-cell table:formula="of:=[.C819]+2" office:value-type="float" office:value="1641" calcext:value-type="float">
            <text:p>1641</text:p>
          </table:table-cell>
          <table:table-cell table:formula="of:=[.A820]/[.H$2]" office:value-type="float" office:value="0.818090954522739" calcext:value-type="float">
            <text:p>0.818090954522739</text:p>
          </table:table-cell>
          <table:table-cell table:formula="of:=[.B820]/[.H$2]" office:value-type="float" office:value="0.819090454772614" calcext:value-type="float">
            <text:p>0.819090454772614</text:p>
          </table:table-cell>
          <table:table-cell table:formula="of:=[.C820]/[.H$2]" office:value-type="float" office:value="0.820089955022489" calcext:value-type="float">
            <text:p>0.820089955022489</text:p>
          </table:table-cell>
          <table:table-cell table:number-columns-repeated="2"/>
        </table:table-row>
        <table:table-row table:style-name="ro1">
          <table:table-cell table:formula="of:=[.A820]+2" office:value-type="float" office:value="1639" calcext:value-type="float">
            <text:p>1639</text:p>
          </table:table-cell>
          <table:table-cell table:formula="of:=[.B820]+2" office:value-type="float" office:value="1641" calcext:value-type="float">
            <text:p>1641</text:p>
          </table:table-cell>
          <table:table-cell table:formula="of:=[.C820]+2" office:value-type="float" office:value="1643" calcext:value-type="float">
            <text:p>1643</text:p>
          </table:table-cell>
          <table:table-cell table:formula="of:=[.A821]/[.H$2]" office:value-type="float" office:value="0.819090454772614" calcext:value-type="float">
            <text:p>0.819090454772614</text:p>
          </table:table-cell>
          <table:table-cell table:formula="of:=[.B821]/[.H$2]" office:value-type="float" office:value="0.820089955022489" calcext:value-type="float">
            <text:p>0.820089955022489</text:p>
          </table:table-cell>
          <table:table-cell table:formula="of:=[.C821]/[.H$2]" office:value-type="float" office:value="0.821089455272364" calcext:value-type="float">
            <text:p>0.821089455272364</text:p>
          </table:table-cell>
          <table:table-cell table:number-columns-repeated="2"/>
        </table:table-row>
        <table:table-row table:style-name="ro1">
          <table:table-cell table:formula="of:=[.A821]+2" office:value-type="float" office:value="1641" calcext:value-type="float">
            <text:p>1641</text:p>
          </table:table-cell>
          <table:table-cell table:formula="of:=[.B821]+2" office:value-type="float" office:value="1643" calcext:value-type="float">
            <text:p>1643</text:p>
          </table:table-cell>
          <table:table-cell table:formula="of:=[.C821]+2" office:value-type="float" office:value="1645" calcext:value-type="float">
            <text:p>1645</text:p>
          </table:table-cell>
          <table:table-cell table:formula="of:=[.A822]/[.H$2]" office:value-type="float" office:value="0.820089955022489" calcext:value-type="float">
            <text:p>0.820089955022489</text:p>
          </table:table-cell>
          <table:table-cell table:formula="of:=[.B822]/[.H$2]" office:value-type="float" office:value="0.821089455272364" calcext:value-type="float">
            <text:p>0.821089455272364</text:p>
          </table:table-cell>
          <table:table-cell table:formula="of:=[.C822]/[.H$2]" office:value-type="float" office:value="0.822088955522239" calcext:value-type="float">
            <text:p>0.822088955522239</text:p>
          </table:table-cell>
          <table:table-cell table:number-columns-repeated="2"/>
        </table:table-row>
        <table:table-row table:style-name="ro1">
          <table:table-cell table:formula="of:=[.A822]+2" office:value-type="float" office:value="1643" calcext:value-type="float">
            <text:p>1643</text:p>
          </table:table-cell>
          <table:table-cell table:formula="of:=[.B822]+2" office:value-type="float" office:value="1645" calcext:value-type="float">
            <text:p>1645</text:p>
          </table:table-cell>
          <table:table-cell table:formula="of:=[.C822]+2" office:value-type="float" office:value="1647" calcext:value-type="float">
            <text:p>1647</text:p>
          </table:table-cell>
          <table:table-cell table:formula="of:=[.A823]/[.H$2]" office:value-type="float" office:value="0.821089455272364" calcext:value-type="float">
            <text:p>0.821089455272364</text:p>
          </table:table-cell>
          <table:table-cell table:formula="of:=[.B823]/[.H$2]" office:value-type="float" office:value="0.822088955522239" calcext:value-type="float">
            <text:p>0.822088955522239</text:p>
          </table:table-cell>
          <table:table-cell table:formula="of:=[.C823]/[.H$2]" office:value-type="float" office:value="0.823088455772114" calcext:value-type="float">
            <text:p>0.823088455772114</text:p>
          </table:table-cell>
          <table:table-cell table:number-columns-repeated="2"/>
        </table:table-row>
        <table:table-row table:style-name="ro1">
          <table:table-cell table:formula="of:=[.A823]+2" office:value-type="float" office:value="1645" calcext:value-type="float">
            <text:p>1645</text:p>
          </table:table-cell>
          <table:table-cell table:formula="of:=[.B823]+2" office:value-type="float" office:value="1647" calcext:value-type="float">
            <text:p>1647</text:p>
          </table:table-cell>
          <table:table-cell table:formula="of:=[.C823]+2" office:value-type="float" office:value="1649" calcext:value-type="float">
            <text:p>1649</text:p>
          </table:table-cell>
          <table:table-cell table:formula="of:=[.A824]/[.H$2]" office:value-type="float" office:value="0.822088955522239" calcext:value-type="float">
            <text:p>0.822088955522239</text:p>
          </table:table-cell>
          <table:table-cell table:formula="of:=[.B824]/[.H$2]" office:value-type="float" office:value="0.823088455772114" calcext:value-type="float">
            <text:p>0.823088455772114</text:p>
          </table:table-cell>
          <table:table-cell table:formula="of:=[.C824]/[.H$2]" office:value-type="float" office:value="0.824087956021989" calcext:value-type="float">
            <text:p>0.824087956021989</text:p>
          </table:table-cell>
          <table:table-cell table:number-columns-repeated="2"/>
        </table:table-row>
        <table:table-row table:style-name="ro1">
          <table:table-cell table:formula="of:=[.A824]+2" office:value-type="float" office:value="1647" calcext:value-type="float">
            <text:p>1647</text:p>
          </table:table-cell>
          <table:table-cell table:formula="of:=[.B824]+2" office:value-type="float" office:value="1649" calcext:value-type="float">
            <text:p>1649</text:p>
          </table:table-cell>
          <table:table-cell table:formula="of:=[.C824]+2" office:value-type="float" office:value="1651" calcext:value-type="float">
            <text:p>1651</text:p>
          </table:table-cell>
          <table:table-cell table:formula="of:=[.A825]/[.H$2]" office:value-type="float" office:value="0.823088455772114" calcext:value-type="float">
            <text:p>0.823088455772114</text:p>
          </table:table-cell>
          <table:table-cell table:formula="of:=[.B825]/[.H$2]" office:value-type="float" office:value="0.824087956021989" calcext:value-type="float">
            <text:p>0.824087956021989</text:p>
          </table:table-cell>
          <table:table-cell table:formula="of:=[.C825]/[.H$2]" office:value-type="float" office:value="0.825087456271864" calcext:value-type="float">
            <text:p>0.825087456271864</text:p>
          </table:table-cell>
          <table:table-cell table:number-columns-repeated="2"/>
        </table:table-row>
        <table:table-row table:style-name="ro1">
          <table:table-cell table:formula="of:=[.A825]+2" office:value-type="float" office:value="1649" calcext:value-type="float">
            <text:p>1649</text:p>
          </table:table-cell>
          <table:table-cell table:formula="of:=[.B825]+2" office:value-type="float" office:value="1651" calcext:value-type="float">
            <text:p>1651</text:p>
          </table:table-cell>
          <table:table-cell table:formula="of:=[.C825]+2" office:value-type="float" office:value="1653" calcext:value-type="float">
            <text:p>1653</text:p>
          </table:table-cell>
          <table:table-cell table:formula="of:=[.A826]/[.H$2]" office:value-type="float" office:value="0.824087956021989" calcext:value-type="float">
            <text:p>0.824087956021989</text:p>
          </table:table-cell>
          <table:table-cell table:formula="of:=[.B826]/[.H$2]" office:value-type="float" office:value="0.825087456271864" calcext:value-type="float">
            <text:p>0.825087456271864</text:p>
          </table:table-cell>
          <table:table-cell table:formula="of:=[.C826]/[.H$2]" office:value-type="float" office:value="0.826086956521739" calcext:value-type="float">
            <text:p>0.826086956521739</text:p>
          </table:table-cell>
          <table:table-cell table:number-columns-repeated="2"/>
        </table:table-row>
        <table:table-row table:style-name="ro1">
          <table:table-cell table:formula="of:=[.A826]+2" office:value-type="float" office:value="1651" calcext:value-type="float">
            <text:p>1651</text:p>
          </table:table-cell>
          <table:table-cell table:formula="of:=[.B826]+2" office:value-type="float" office:value="1653" calcext:value-type="float">
            <text:p>1653</text:p>
          </table:table-cell>
          <table:table-cell table:formula="of:=[.C826]+2" office:value-type="float" office:value="1655" calcext:value-type="float">
            <text:p>1655</text:p>
          </table:table-cell>
          <table:table-cell table:formula="of:=[.A827]/[.H$2]" office:value-type="float" office:value="0.825087456271864" calcext:value-type="float">
            <text:p>0.825087456271864</text:p>
          </table:table-cell>
          <table:table-cell table:formula="of:=[.B827]/[.H$2]" office:value-type="float" office:value="0.826086956521739" calcext:value-type="float">
            <text:p>0.826086956521739</text:p>
          </table:table-cell>
          <table:table-cell table:formula="of:=[.C827]/[.H$2]" office:value-type="float" office:value="0.827086456771614" calcext:value-type="float">
            <text:p>0.827086456771614</text:p>
          </table:table-cell>
          <table:table-cell table:number-columns-repeated="2"/>
        </table:table-row>
        <table:table-row table:style-name="ro1">
          <table:table-cell table:formula="of:=[.A827]+2" office:value-type="float" office:value="1653" calcext:value-type="float">
            <text:p>1653</text:p>
          </table:table-cell>
          <table:table-cell table:formula="of:=[.B827]+2" office:value-type="float" office:value="1655" calcext:value-type="float">
            <text:p>1655</text:p>
          </table:table-cell>
          <table:table-cell table:formula="of:=[.C827]+2" office:value-type="float" office:value="1657" calcext:value-type="float">
            <text:p>1657</text:p>
          </table:table-cell>
          <table:table-cell table:formula="of:=[.A828]/[.H$2]" office:value-type="float" office:value="0.826086956521739" calcext:value-type="float">
            <text:p>0.826086956521739</text:p>
          </table:table-cell>
          <table:table-cell table:formula="of:=[.B828]/[.H$2]" office:value-type="float" office:value="0.827086456771614" calcext:value-type="float">
            <text:p>0.827086456771614</text:p>
          </table:table-cell>
          <table:table-cell table:formula="of:=[.C828]/[.H$2]" office:value-type="float" office:value="0.828085957021489" calcext:value-type="float">
            <text:p>0.828085957021489</text:p>
          </table:table-cell>
          <table:table-cell table:number-columns-repeated="2"/>
        </table:table-row>
        <table:table-row table:style-name="ro1">
          <table:table-cell table:formula="of:=[.A828]+2" office:value-type="float" office:value="1655" calcext:value-type="float">
            <text:p>1655</text:p>
          </table:table-cell>
          <table:table-cell table:formula="of:=[.B828]+2" office:value-type="float" office:value="1657" calcext:value-type="float">
            <text:p>1657</text:p>
          </table:table-cell>
          <table:table-cell table:formula="of:=[.C828]+2" office:value-type="float" office:value="1659" calcext:value-type="float">
            <text:p>1659</text:p>
          </table:table-cell>
          <table:table-cell table:formula="of:=[.A829]/[.H$2]" office:value-type="float" office:value="0.827086456771614" calcext:value-type="float">
            <text:p>0.827086456771614</text:p>
          </table:table-cell>
          <table:table-cell table:formula="of:=[.B829]/[.H$2]" office:value-type="float" office:value="0.828085957021489" calcext:value-type="float">
            <text:p>0.828085957021489</text:p>
          </table:table-cell>
          <table:table-cell table:formula="of:=[.C829]/[.H$2]" office:value-type="float" office:value="0.829085457271364" calcext:value-type="float">
            <text:p>0.829085457271364</text:p>
          </table:table-cell>
          <table:table-cell table:number-columns-repeated="2"/>
        </table:table-row>
        <table:table-row table:style-name="ro1">
          <table:table-cell table:formula="of:=[.A829]+2" office:value-type="float" office:value="1657" calcext:value-type="float">
            <text:p>1657</text:p>
          </table:table-cell>
          <table:table-cell table:formula="of:=[.B829]+2" office:value-type="float" office:value="1659" calcext:value-type="float">
            <text:p>1659</text:p>
          </table:table-cell>
          <table:table-cell table:formula="of:=[.C829]+2" office:value-type="float" office:value="1661" calcext:value-type="float">
            <text:p>1661</text:p>
          </table:table-cell>
          <table:table-cell table:formula="of:=[.A830]/[.H$2]" office:value-type="float" office:value="0.828085957021489" calcext:value-type="float">
            <text:p>0.828085957021489</text:p>
          </table:table-cell>
          <table:table-cell table:formula="of:=[.B830]/[.H$2]" office:value-type="float" office:value="0.829085457271364" calcext:value-type="float">
            <text:p>0.829085457271364</text:p>
          </table:table-cell>
          <table:table-cell table:formula="of:=[.C830]/[.H$2]" office:value-type="float" office:value="0.830084957521239" calcext:value-type="float">
            <text:p>0.830084957521239</text:p>
          </table:table-cell>
          <table:table-cell table:number-columns-repeated="2"/>
        </table:table-row>
        <table:table-row table:style-name="ro1">
          <table:table-cell table:formula="of:=[.A830]+2" office:value-type="float" office:value="1659" calcext:value-type="float">
            <text:p>1659</text:p>
          </table:table-cell>
          <table:table-cell table:formula="of:=[.B830]+2" office:value-type="float" office:value="1661" calcext:value-type="float">
            <text:p>1661</text:p>
          </table:table-cell>
          <table:table-cell table:formula="of:=[.C830]+2" office:value-type="float" office:value="1663" calcext:value-type="float">
            <text:p>1663</text:p>
          </table:table-cell>
          <table:table-cell table:formula="of:=[.A831]/[.H$2]" office:value-type="float" office:value="0.829085457271364" calcext:value-type="float">
            <text:p>0.829085457271364</text:p>
          </table:table-cell>
          <table:table-cell table:formula="of:=[.B831]/[.H$2]" office:value-type="float" office:value="0.830084957521239" calcext:value-type="float">
            <text:p>0.830084957521239</text:p>
          </table:table-cell>
          <table:table-cell table:formula="of:=[.C831]/[.H$2]" office:value-type="float" office:value="0.831084457771114" calcext:value-type="float">
            <text:p>0.831084457771114</text:p>
          </table:table-cell>
          <table:table-cell table:number-columns-repeated="2"/>
        </table:table-row>
        <table:table-row table:style-name="ro1">
          <table:table-cell table:formula="of:=[.A831]+2" office:value-type="float" office:value="1661" calcext:value-type="float">
            <text:p>1661</text:p>
          </table:table-cell>
          <table:table-cell table:formula="of:=[.B831]+2" office:value-type="float" office:value="1663" calcext:value-type="float">
            <text:p>1663</text:p>
          </table:table-cell>
          <table:table-cell table:formula="of:=[.C831]+2" office:value-type="float" office:value="1665" calcext:value-type="float">
            <text:p>1665</text:p>
          </table:table-cell>
          <table:table-cell table:formula="of:=[.A832]/[.H$2]" office:value-type="float" office:value="0.830084957521239" calcext:value-type="float">
            <text:p>0.830084957521239</text:p>
          </table:table-cell>
          <table:table-cell table:formula="of:=[.B832]/[.H$2]" office:value-type="float" office:value="0.831084457771114" calcext:value-type="float">
            <text:p>0.831084457771114</text:p>
          </table:table-cell>
          <table:table-cell table:formula="of:=[.C832]/[.H$2]" office:value-type="float" office:value="0.83208395802099" calcext:value-type="float">
            <text:p>0.83208395802099</text:p>
          </table:table-cell>
          <table:table-cell table:number-columns-repeated="2"/>
        </table:table-row>
        <table:table-row table:style-name="ro1">
          <table:table-cell table:formula="of:=[.A832]+2" office:value-type="float" office:value="1663" calcext:value-type="float">
            <text:p>1663</text:p>
          </table:table-cell>
          <table:table-cell table:formula="of:=[.B832]+2" office:value-type="float" office:value="1665" calcext:value-type="float">
            <text:p>1665</text:p>
          </table:table-cell>
          <table:table-cell table:formula="of:=[.C832]+2" office:value-type="float" office:value="1667" calcext:value-type="float">
            <text:p>1667</text:p>
          </table:table-cell>
          <table:table-cell table:formula="of:=[.A833]/[.H$2]" office:value-type="float" office:value="0.831084457771114" calcext:value-type="float">
            <text:p>0.831084457771114</text:p>
          </table:table-cell>
          <table:table-cell table:formula="of:=[.B833]/[.H$2]" office:value-type="float" office:value="0.83208395802099" calcext:value-type="float">
            <text:p>0.83208395802099</text:p>
          </table:table-cell>
          <table:table-cell table:formula="of:=[.C833]/[.H$2]" office:value-type="float" office:value="0.833083458270865" calcext:value-type="float">
            <text:p>0.833083458270865</text:p>
          </table:table-cell>
          <table:table-cell table:number-columns-repeated="2"/>
        </table:table-row>
        <table:table-row table:style-name="ro1">
          <table:table-cell table:formula="of:=[.A833]+2" office:value-type="float" office:value="1665" calcext:value-type="float">
            <text:p>1665</text:p>
          </table:table-cell>
          <table:table-cell table:formula="of:=[.B833]+2" office:value-type="float" office:value="1667" calcext:value-type="float">
            <text:p>1667</text:p>
          </table:table-cell>
          <table:table-cell table:formula="of:=[.C833]+2" office:value-type="float" office:value="1669" calcext:value-type="float">
            <text:p>1669</text:p>
          </table:table-cell>
          <table:table-cell table:formula="of:=[.A834]/[.H$2]" office:value-type="float" office:value="0.83208395802099" calcext:value-type="float">
            <text:p>0.83208395802099</text:p>
          </table:table-cell>
          <table:table-cell table:formula="of:=[.B834]/[.H$2]" office:value-type="float" office:value="0.833083458270865" calcext:value-type="float">
            <text:p>0.833083458270865</text:p>
          </table:table-cell>
          <table:table-cell table:formula="of:=[.C834]/[.H$2]" office:value-type="float" office:value="0.83408295852074" calcext:value-type="float">
            <text:p>0.83408295852074</text:p>
          </table:table-cell>
          <table:table-cell table:number-columns-repeated="2"/>
        </table:table-row>
        <table:table-row table:style-name="ro1">
          <table:table-cell table:formula="of:=[.A834]+2" office:value-type="float" office:value="1667" calcext:value-type="float">
            <text:p>1667</text:p>
          </table:table-cell>
          <table:table-cell table:formula="of:=[.B834]+2" office:value-type="float" office:value="1669" calcext:value-type="float">
            <text:p>1669</text:p>
          </table:table-cell>
          <table:table-cell table:formula="of:=[.C834]+2" office:value-type="float" office:value="1671" calcext:value-type="float">
            <text:p>1671</text:p>
          </table:table-cell>
          <table:table-cell table:formula="of:=[.A835]/[.H$2]" office:value-type="float" office:value="0.833083458270865" calcext:value-type="float">
            <text:p>0.833083458270865</text:p>
          </table:table-cell>
          <table:table-cell table:formula="of:=[.B835]/[.H$2]" office:value-type="float" office:value="0.83408295852074" calcext:value-type="float">
            <text:p>0.83408295852074</text:p>
          </table:table-cell>
          <table:table-cell table:formula="of:=[.C835]/[.H$2]" office:value-type="float" office:value="0.835082458770615" calcext:value-type="float">
            <text:p>0.835082458770615</text:p>
          </table:table-cell>
          <table:table-cell table:number-columns-repeated="2"/>
        </table:table-row>
        <table:table-row table:style-name="ro1">
          <table:table-cell table:formula="of:=[.A835]+2" office:value-type="float" office:value="1669" calcext:value-type="float">
            <text:p>1669</text:p>
          </table:table-cell>
          <table:table-cell table:formula="of:=[.B835]+2" office:value-type="float" office:value="1671" calcext:value-type="float">
            <text:p>1671</text:p>
          </table:table-cell>
          <table:table-cell table:formula="of:=[.C835]+2" office:value-type="float" office:value="1673" calcext:value-type="float">
            <text:p>1673</text:p>
          </table:table-cell>
          <table:table-cell table:formula="of:=[.A836]/[.H$2]" office:value-type="float" office:value="0.83408295852074" calcext:value-type="float">
            <text:p>0.83408295852074</text:p>
          </table:table-cell>
          <table:table-cell table:formula="of:=[.B836]/[.H$2]" office:value-type="float" office:value="0.835082458770615" calcext:value-type="float">
            <text:p>0.835082458770615</text:p>
          </table:table-cell>
          <table:table-cell table:formula="of:=[.C836]/[.H$2]" office:value-type="float" office:value="0.83608195902049" calcext:value-type="float">
            <text:p>0.83608195902049</text:p>
          </table:table-cell>
          <table:table-cell table:number-columns-repeated="2"/>
        </table:table-row>
        <table:table-row table:style-name="ro1">
          <table:table-cell table:formula="of:=[.A836]+2" office:value-type="float" office:value="1671" calcext:value-type="float">
            <text:p>1671</text:p>
          </table:table-cell>
          <table:table-cell table:formula="of:=[.B836]+2" office:value-type="float" office:value="1673" calcext:value-type="float">
            <text:p>1673</text:p>
          </table:table-cell>
          <table:table-cell table:formula="of:=[.C836]+2" office:value-type="float" office:value="1675" calcext:value-type="float">
            <text:p>1675</text:p>
          </table:table-cell>
          <table:table-cell table:formula="of:=[.A837]/[.H$2]" office:value-type="float" office:value="0.835082458770615" calcext:value-type="float">
            <text:p>0.835082458770615</text:p>
          </table:table-cell>
          <table:table-cell table:formula="of:=[.B837]/[.H$2]" office:value-type="float" office:value="0.83608195902049" calcext:value-type="float">
            <text:p>0.83608195902049</text:p>
          </table:table-cell>
          <table:table-cell table:formula="of:=[.C837]/[.H$2]" office:value-type="float" office:value="0.837081459270365" calcext:value-type="float">
            <text:p>0.837081459270365</text:p>
          </table:table-cell>
          <table:table-cell table:number-columns-repeated="2"/>
        </table:table-row>
        <table:table-row table:style-name="ro1">
          <table:table-cell table:formula="of:=[.A837]+2" office:value-type="float" office:value="1673" calcext:value-type="float">
            <text:p>1673</text:p>
          </table:table-cell>
          <table:table-cell table:formula="of:=[.B837]+2" office:value-type="float" office:value="1675" calcext:value-type="float">
            <text:p>1675</text:p>
          </table:table-cell>
          <table:table-cell table:formula="of:=[.C837]+2" office:value-type="float" office:value="1677" calcext:value-type="float">
            <text:p>1677</text:p>
          </table:table-cell>
          <table:table-cell table:formula="of:=[.A838]/[.H$2]" office:value-type="float" office:value="0.83608195902049" calcext:value-type="float">
            <text:p>0.83608195902049</text:p>
          </table:table-cell>
          <table:table-cell table:formula="of:=[.B838]/[.H$2]" office:value-type="float" office:value="0.837081459270365" calcext:value-type="float">
            <text:p>0.837081459270365</text:p>
          </table:table-cell>
          <table:table-cell table:formula="of:=[.C838]/[.H$2]" office:value-type="float" office:value="0.83808095952024" calcext:value-type="float">
            <text:p>0.83808095952024</text:p>
          </table:table-cell>
          <table:table-cell table:number-columns-repeated="2"/>
        </table:table-row>
        <table:table-row table:style-name="ro1">
          <table:table-cell table:formula="of:=[.A838]+2" office:value-type="float" office:value="1675" calcext:value-type="float">
            <text:p>1675</text:p>
          </table:table-cell>
          <table:table-cell table:formula="of:=[.B838]+2" office:value-type="float" office:value="1677" calcext:value-type="float">
            <text:p>1677</text:p>
          </table:table-cell>
          <table:table-cell table:formula="of:=[.C838]+2" office:value-type="float" office:value="1679" calcext:value-type="float">
            <text:p>1679</text:p>
          </table:table-cell>
          <table:table-cell table:formula="of:=[.A839]/[.H$2]" office:value-type="float" office:value="0.837081459270365" calcext:value-type="float">
            <text:p>0.837081459270365</text:p>
          </table:table-cell>
          <table:table-cell table:formula="of:=[.B839]/[.H$2]" office:value-type="float" office:value="0.83808095952024" calcext:value-type="float">
            <text:p>0.83808095952024</text:p>
          </table:table-cell>
          <table:table-cell table:formula="of:=[.C839]/[.H$2]" office:value-type="float" office:value="0.839080459770115" calcext:value-type="float">
            <text:p>0.839080459770115</text:p>
          </table:table-cell>
          <table:table-cell table:number-columns-repeated="2"/>
        </table:table-row>
        <table:table-row table:style-name="ro1">
          <table:table-cell table:formula="of:=[.A839]+2" office:value-type="float" office:value="1677" calcext:value-type="float">
            <text:p>1677</text:p>
          </table:table-cell>
          <table:table-cell table:formula="of:=[.B839]+2" office:value-type="float" office:value="1679" calcext:value-type="float">
            <text:p>1679</text:p>
          </table:table-cell>
          <table:table-cell table:formula="of:=[.C839]+2" office:value-type="float" office:value="1681" calcext:value-type="float">
            <text:p>1681</text:p>
          </table:table-cell>
          <table:table-cell table:formula="of:=[.A840]/[.H$2]" office:value-type="float" office:value="0.83808095952024" calcext:value-type="float">
            <text:p>0.83808095952024</text:p>
          </table:table-cell>
          <table:table-cell table:formula="of:=[.B840]/[.H$2]" office:value-type="float" office:value="0.839080459770115" calcext:value-type="float">
            <text:p>0.839080459770115</text:p>
          </table:table-cell>
          <table:table-cell table:formula="of:=[.C840]/[.H$2]" office:value-type="float" office:value="0.84007996001999" calcext:value-type="float">
            <text:p>0.84007996001999</text:p>
          </table:table-cell>
          <table:table-cell table:number-columns-repeated="2"/>
        </table:table-row>
        <table:table-row table:style-name="ro1">
          <table:table-cell table:formula="of:=[.A840]+2" office:value-type="float" office:value="1679" calcext:value-type="float">
            <text:p>1679</text:p>
          </table:table-cell>
          <table:table-cell table:formula="of:=[.B840]+2" office:value-type="float" office:value="1681" calcext:value-type="float">
            <text:p>1681</text:p>
          </table:table-cell>
          <table:table-cell table:formula="of:=[.C840]+2" office:value-type="float" office:value="1683" calcext:value-type="float">
            <text:p>1683</text:p>
          </table:table-cell>
          <table:table-cell table:formula="of:=[.A841]/[.H$2]" office:value-type="float" office:value="0.839080459770115" calcext:value-type="float">
            <text:p>0.839080459770115</text:p>
          </table:table-cell>
          <table:table-cell table:formula="of:=[.B841]/[.H$2]" office:value-type="float" office:value="0.84007996001999" calcext:value-type="float">
            <text:p>0.84007996001999</text:p>
          </table:table-cell>
          <table:table-cell table:formula="of:=[.C841]/[.H$2]" office:value-type="float" office:value="0.841079460269865" calcext:value-type="float">
            <text:p>0.841079460269865</text:p>
          </table:table-cell>
          <table:table-cell table:number-columns-repeated="2"/>
        </table:table-row>
        <table:table-row table:style-name="ro1">
          <table:table-cell table:formula="of:=[.A841]+2" office:value-type="float" office:value="1681" calcext:value-type="float">
            <text:p>1681</text:p>
          </table:table-cell>
          <table:table-cell table:formula="of:=[.B841]+2" office:value-type="float" office:value="1683" calcext:value-type="float">
            <text:p>1683</text:p>
          </table:table-cell>
          <table:table-cell table:formula="of:=[.C841]+2" office:value-type="float" office:value="1685" calcext:value-type="float">
            <text:p>1685</text:p>
          </table:table-cell>
          <table:table-cell table:formula="of:=[.A842]/[.H$2]" office:value-type="float" office:value="0.84007996001999" calcext:value-type="float">
            <text:p>0.84007996001999</text:p>
          </table:table-cell>
          <table:table-cell table:formula="of:=[.B842]/[.H$2]" office:value-type="float" office:value="0.841079460269865" calcext:value-type="float">
            <text:p>0.841079460269865</text:p>
          </table:table-cell>
          <table:table-cell table:formula="of:=[.C842]/[.H$2]" office:value-type="float" office:value="0.84207896051974" calcext:value-type="float">
            <text:p>0.84207896051974</text:p>
          </table:table-cell>
          <table:table-cell table:number-columns-repeated="2"/>
        </table:table-row>
        <table:table-row table:style-name="ro1">
          <table:table-cell table:formula="of:=[.A842]+2" office:value-type="float" office:value="1683" calcext:value-type="float">
            <text:p>1683</text:p>
          </table:table-cell>
          <table:table-cell table:formula="of:=[.B842]+2" office:value-type="float" office:value="1685" calcext:value-type="float">
            <text:p>1685</text:p>
          </table:table-cell>
          <table:table-cell table:formula="of:=[.C842]+2" office:value-type="float" office:value="1687" calcext:value-type="float">
            <text:p>1687</text:p>
          </table:table-cell>
          <table:table-cell table:formula="of:=[.A843]/[.H$2]" office:value-type="float" office:value="0.841079460269865" calcext:value-type="float">
            <text:p>0.841079460269865</text:p>
          </table:table-cell>
          <table:table-cell table:formula="of:=[.B843]/[.H$2]" office:value-type="float" office:value="0.84207896051974" calcext:value-type="float">
            <text:p>0.84207896051974</text:p>
          </table:table-cell>
          <table:table-cell table:formula="of:=[.C843]/[.H$2]" office:value-type="float" office:value="0.843078460769615" calcext:value-type="float">
            <text:p>0.843078460769615</text:p>
          </table:table-cell>
          <table:table-cell table:number-columns-repeated="2"/>
        </table:table-row>
        <table:table-row table:style-name="ro1">
          <table:table-cell table:formula="of:=[.A843]+2" office:value-type="float" office:value="1685" calcext:value-type="float">
            <text:p>1685</text:p>
          </table:table-cell>
          <table:table-cell table:formula="of:=[.B843]+2" office:value-type="float" office:value="1687" calcext:value-type="float">
            <text:p>1687</text:p>
          </table:table-cell>
          <table:table-cell table:formula="of:=[.C843]+2" office:value-type="float" office:value="1689" calcext:value-type="float">
            <text:p>1689</text:p>
          </table:table-cell>
          <table:table-cell table:formula="of:=[.A844]/[.H$2]" office:value-type="float" office:value="0.84207896051974" calcext:value-type="float">
            <text:p>0.84207896051974</text:p>
          </table:table-cell>
          <table:table-cell table:formula="of:=[.B844]/[.H$2]" office:value-type="float" office:value="0.843078460769615" calcext:value-type="float">
            <text:p>0.843078460769615</text:p>
          </table:table-cell>
          <table:table-cell table:formula="of:=[.C844]/[.H$2]" office:value-type="float" office:value="0.84407796101949" calcext:value-type="float">
            <text:p>0.84407796101949</text:p>
          </table:table-cell>
          <table:table-cell table:number-columns-repeated="2"/>
        </table:table-row>
        <table:table-row table:style-name="ro1">
          <table:table-cell table:formula="of:=[.A844]+2" office:value-type="float" office:value="1687" calcext:value-type="float">
            <text:p>1687</text:p>
          </table:table-cell>
          <table:table-cell table:formula="of:=[.B844]+2" office:value-type="float" office:value="1689" calcext:value-type="float">
            <text:p>1689</text:p>
          </table:table-cell>
          <table:table-cell table:formula="of:=[.C844]+2" office:value-type="float" office:value="1691" calcext:value-type="float">
            <text:p>1691</text:p>
          </table:table-cell>
          <table:table-cell table:formula="of:=[.A845]/[.H$2]" office:value-type="float" office:value="0.843078460769615" calcext:value-type="float">
            <text:p>0.843078460769615</text:p>
          </table:table-cell>
          <table:table-cell table:formula="of:=[.B845]/[.H$2]" office:value-type="float" office:value="0.84407796101949" calcext:value-type="float">
            <text:p>0.84407796101949</text:p>
          </table:table-cell>
          <table:table-cell table:formula="of:=[.C845]/[.H$2]" office:value-type="float" office:value="0.845077461269365" calcext:value-type="float">
            <text:p>0.845077461269365</text:p>
          </table:table-cell>
          <table:table-cell table:number-columns-repeated="2"/>
        </table:table-row>
        <table:table-row table:style-name="ro1">
          <table:table-cell table:formula="of:=[.A845]+2" office:value-type="float" office:value="1689" calcext:value-type="float">
            <text:p>1689</text:p>
          </table:table-cell>
          <table:table-cell table:formula="of:=[.B845]+2" office:value-type="float" office:value="1691" calcext:value-type="float">
            <text:p>1691</text:p>
          </table:table-cell>
          <table:table-cell table:formula="of:=[.C845]+2" office:value-type="float" office:value="1693" calcext:value-type="float">
            <text:p>1693</text:p>
          </table:table-cell>
          <table:table-cell table:formula="of:=[.A846]/[.H$2]" office:value-type="float" office:value="0.84407796101949" calcext:value-type="float">
            <text:p>0.84407796101949</text:p>
          </table:table-cell>
          <table:table-cell table:formula="of:=[.B846]/[.H$2]" office:value-type="float" office:value="0.845077461269365" calcext:value-type="float">
            <text:p>0.845077461269365</text:p>
          </table:table-cell>
          <table:table-cell table:formula="of:=[.C846]/[.H$2]" office:value-type="float" office:value="0.84607696151924" calcext:value-type="float">
            <text:p>0.84607696151924</text:p>
          </table:table-cell>
          <table:table-cell table:number-columns-repeated="2"/>
        </table:table-row>
        <table:table-row table:style-name="ro1">
          <table:table-cell table:formula="of:=[.A846]+2" office:value-type="float" office:value="1691" calcext:value-type="float">
            <text:p>1691</text:p>
          </table:table-cell>
          <table:table-cell table:formula="of:=[.B846]+2" office:value-type="float" office:value="1693" calcext:value-type="float">
            <text:p>1693</text:p>
          </table:table-cell>
          <table:table-cell table:formula="of:=[.C846]+2" office:value-type="float" office:value="1695" calcext:value-type="float">
            <text:p>1695</text:p>
          </table:table-cell>
          <table:table-cell table:formula="of:=[.A847]/[.H$2]" office:value-type="float" office:value="0.845077461269365" calcext:value-type="float">
            <text:p>0.845077461269365</text:p>
          </table:table-cell>
          <table:table-cell table:formula="of:=[.B847]/[.H$2]" office:value-type="float" office:value="0.84607696151924" calcext:value-type="float">
            <text:p>0.84607696151924</text:p>
          </table:table-cell>
          <table:table-cell table:formula="of:=[.C847]/[.H$2]" office:value-type="float" office:value="0.847076461769115" calcext:value-type="float">
            <text:p>0.847076461769115</text:p>
          </table:table-cell>
          <table:table-cell table:number-columns-repeated="2"/>
        </table:table-row>
        <table:table-row table:style-name="ro1">
          <table:table-cell table:formula="of:=[.A847]+2" office:value-type="float" office:value="1693" calcext:value-type="float">
            <text:p>1693</text:p>
          </table:table-cell>
          <table:table-cell table:formula="of:=[.B847]+2" office:value-type="float" office:value="1695" calcext:value-type="float">
            <text:p>1695</text:p>
          </table:table-cell>
          <table:table-cell table:formula="of:=[.C847]+2" office:value-type="float" office:value="1697" calcext:value-type="float">
            <text:p>1697</text:p>
          </table:table-cell>
          <table:table-cell table:formula="of:=[.A848]/[.H$2]" office:value-type="float" office:value="0.84607696151924" calcext:value-type="float">
            <text:p>0.84607696151924</text:p>
          </table:table-cell>
          <table:table-cell table:formula="of:=[.B848]/[.H$2]" office:value-type="float" office:value="0.847076461769115" calcext:value-type="float">
            <text:p>0.847076461769115</text:p>
          </table:table-cell>
          <table:table-cell table:formula="of:=[.C848]/[.H$2]" office:value-type="float" office:value="0.84807596201899" calcext:value-type="float">
            <text:p>0.84807596201899</text:p>
          </table:table-cell>
          <table:table-cell table:number-columns-repeated="2"/>
        </table:table-row>
        <table:table-row table:style-name="ro1">
          <table:table-cell table:formula="of:=[.A848]+2" office:value-type="float" office:value="1695" calcext:value-type="float">
            <text:p>1695</text:p>
          </table:table-cell>
          <table:table-cell table:formula="of:=[.B848]+2" office:value-type="float" office:value="1697" calcext:value-type="float">
            <text:p>1697</text:p>
          </table:table-cell>
          <table:table-cell table:formula="of:=[.C848]+2" office:value-type="float" office:value="1699" calcext:value-type="float">
            <text:p>1699</text:p>
          </table:table-cell>
          <table:table-cell table:formula="of:=[.A849]/[.H$2]" office:value-type="float" office:value="0.847076461769115" calcext:value-type="float">
            <text:p>0.847076461769115</text:p>
          </table:table-cell>
          <table:table-cell table:formula="of:=[.B849]/[.H$2]" office:value-type="float" office:value="0.84807596201899" calcext:value-type="float">
            <text:p>0.84807596201899</text:p>
          </table:table-cell>
          <table:table-cell table:formula="of:=[.C849]/[.H$2]" office:value-type="float" office:value="0.849075462268866" calcext:value-type="float">
            <text:p>0.849075462268866</text:p>
          </table:table-cell>
          <table:table-cell table:number-columns-repeated="2"/>
        </table:table-row>
        <table:table-row table:style-name="ro1">
          <table:table-cell table:formula="of:=[.A849]+2" office:value-type="float" office:value="1697" calcext:value-type="float">
            <text:p>1697</text:p>
          </table:table-cell>
          <table:table-cell table:formula="of:=[.B849]+2" office:value-type="float" office:value="1699" calcext:value-type="float">
            <text:p>1699</text:p>
          </table:table-cell>
          <table:table-cell table:formula="of:=[.C849]+2" office:value-type="float" office:value="1701" calcext:value-type="float">
            <text:p>1701</text:p>
          </table:table-cell>
          <table:table-cell table:formula="of:=[.A850]/[.H$2]" office:value-type="float" office:value="0.84807596201899" calcext:value-type="float">
            <text:p>0.84807596201899</text:p>
          </table:table-cell>
          <table:table-cell table:formula="of:=[.B850]/[.H$2]" office:value-type="float" office:value="0.849075462268866" calcext:value-type="float">
            <text:p>0.849075462268866</text:p>
          </table:table-cell>
          <table:table-cell table:formula="of:=[.C850]/[.H$2]" office:value-type="float" office:value="0.850074962518741" calcext:value-type="float">
            <text:p>0.850074962518741</text:p>
          </table:table-cell>
          <table:table-cell table:number-columns-repeated="2"/>
        </table:table-row>
        <table:table-row table:style-name="ro1">
          <table:table-cell table:formula="of:=[.A850]+2" office:value-type="float" office:value="1699" calcext:value-type="float">
            <text:p>1699</text:p>
          </table:table-cell>
          <table:table-cell table:formula="of:=[.B850]+2" office:value-type="float" office:value="1701" calcext:value-type="float">
            <text:p>1701</text:p>
          </table:table-cell>
          <table:table-cell table:formula="of:=[.C850]+2" office:value-type="float" office:value="1703" calcext:value-type="float">
            <text:p>1703</text:p>
          </table:table-cell>
          <table:table-cell table:formula="of:=[.A851]/[.H$2]" office:value-type="float" office:value="0.849075462268866" calcext:value-type="float">
            <text:p>0.849075462268866</text:p>
          </table:table-cell>
          <table:table-cell table:formula="of:=[.B851]/[.H$2]" office:value-type="float" office:value="0.850074962518741" calcext:value-type="float">
            <text:p>0.850074962518741</text:p>
          </table:table-cell>
          <table:table-cell table:formula="of:=[.C851]/[.H$2]" office:value-type="float" office:value="0.851074462768616" calcext:value-type="float">
            <text:p>0.851074462768616</text:p>
          </table:table-cell>
          <table:table-cell table:number-columns-repeated="2"/>
        </table:table-row>
        <table:table-row table:style-name="ro1">
          <table:table-cell table:formula="of:=[.A851]+2" office:value-type="float" office:value="1701" calcext:value-type="float">
            <text:p>1701</text:p>
          </table:table-cell>
          <table:table-cell table:formula="of:=[.B851]+2" office:value-type="float" office:value="1703" calcext:value-type="float">
            <text:p>1703</text:p>
          </table:table-cell>
          <table:table-cell table:formula="of:=[.C851]+2" office:value-type="float" office:value="1705" calcext:value-type="float">
            <text:p>1705</text:p>
          </table:table-cell>
          <table:table-cell table:formula="of:=[.A852]/[.H$2]" office:value-type="float" office:value="0.850074962518741" calcext:value-type="float">
            <text:p>0.850074962518741</text:p>
          </table:table-cell>
          <table:table-cell table:formula="of:=[.B852]/[.H$2]" office:value-type="float" office:value="0.851074462768616" calcext:value-type="float">
            <text:p>0.851074462768616</text:p>
          </table:table-cell>
          <table:table-cell table:formula="of:=[.C852]/[.H$2]" office:value-type="float" office:value="0.852073963018491" calcext:value-type="float">
            <text:p>0.852073963018491</text:p>
          </table:table-cell>
          <table:table-cell table:number-columns-repeated="2"/>
        </table:table-row>
        <table:table-row table:style-name="ro1">
          <table:table-cell table:formula="of:=[.A852]+2" office:value-type="float" office:value="1703" calcext:value-type="float">
            <text:p>1703</text:p>
          </table:table-cell>
          <table:table-cell table:formula="of:=[.B852]+2" office:value-type="float" office:value="1705" calcext:value-type="float">
            <text:p>1705</text:p>
          </table:table-cell>
          <table:table-cell table:formula="of:=[.C852]+2" office:value-type="float" office:value="1707" calcext:value-type="float">
            <text:p>1707</text:p>
          </table:table-cell>
          <table:table-cell table:formula="of:=[.A853]/[.H$2]" office:value-type="float" office:value="0.851074462768616" calcext:value-type="float">
            <text:p>0.851074462768616</text:p>
          </table:table-cell>
          <table:table-cell table:formula="of:=[.B853]/[.H$2]" office:value-type="float" office:value="0.852073963018491" calcext:value-type="float">
            <text:p>0.852073963018491</text:p>
          </table:table-cell>
          <table:table-cell table:formula="of:=[.C853]/[.H$2]" office:value-type="float" office:value="0.853073463268366" calcext:value-type="float">
            <text:p>0.853073463268366</text:p>
          </table:table-cell>
          <table:table-cell table:number-columns-repeated="2"/>
        </table:table-row>
        <table:table-row table:style-name="ro1">
          <table:table-cell table:formula="of:=[.A853]+2" office:value-type="float" office:value="1705" calcext:value-type="float">
            <text:p>1705</text:p>
          </table:table-cell>
          <table:table-cell table:formula="of:=[.B853]+2" office:value-type="float" office:value="1707" calcext:value-type="float">
            <text:p>1707</text:p>
          </table:table-cell>
          <table:table-cell table:formula="of:=[.C853]+2" office:value-type="float" office:value="1709" calcext:value-type="float">
            <text:p>1709</text:p>
          </table:table-cell>
          <table:table-cell table:formula="of:=[.A854]/[.H$2]" office:value-type="float" office:value="0.852073963018491" calcext:value-type="float">
            <text:p>0.852073963018491</text:p>
          </table:table-cell>
          <table:table-cell table:formula="of:=[.B854]/[.H$2]" office:value-type="float" office:value="0.853073463268366" calcext:value-type="float">
            <text:p>0.853073463268366</text:p>
          </table:table-cell>
          <table:table-cell table:formula="of:=[.C854]/[.H$2]" office:value-type="float" office:value="0.854072963518241" calcext:value-type="float">
            <text:p>0.854072963518241</text:p>
          </table:table-cell>
          <table:table-cell table:number-columns-repeated="2"/>
        </table:table-row>
        <table:table-row table:style-name="ro1">
          <table:table-cell table:formula="of:=[.A854]+2" office:value-type="float" office:value="1707" calcext:value-type="float">
            <text:p>1707</text:p>
          </table:table-cell>
          <table:table-cell table:formula="of:=[.B854]+2" office:value-type="float" office:value="1709" calcext:value-type="float">
            <text:p>1709</text:p>
          </table:table-cell>
          <table:table-cell table:formula="of:=[.C854]+2" office:value-type="float" office:value="1711" calcext:value-type="float">
            <text:p>1711</text:p>
          </table:table-cell>
          <table:table-cell table:formula="of:=[.A855]/[.H$2]" office:value-type="float" office:value="0.853073463268366" calcext:value-type="float">
            <text:p>0.853073463268366</text:p>
          </table:table-cell>
          <table:table-cell table:formula="of:=[.B855]/[.H$2]" office:value-type="float" office:value="0.854072963518241" calcext:value-type="float">
            <text:p>0.854072963518241</text:p>
          </table:table-cell>
          <table:table-cell table:formula="of:=[.C855]/[.H$2]" office:value-type="float" office:value="0.855072463768116" calcext:value-type="float">
            <text:p>0.855072463768116</text:p>
          </table:table-cell>
          <table:table-cell table:number-columns-repeated="2"/>
        </table:table-row>
        <table:table-row table:style-name="ro1">
          <table:table-cell table:formula="of:=[.A855]+2" office:value-type="float" office:value="1709" calcext:value-type="float">
            <text:p>1709</text:p>
          </table:table-cell>
          <table:table-cell table:formula="of:=[.B855]+2" office:value-type="float" office:value="1711" calcext:value-type="float">
            <text:p>1711</text:p>
          </table:table-cell>
          <table:table-cell table:formula="of:=[.C855]+2" office:value-type="float" office:value="1713" calcext:value-type="float">
            <text:p>1713</text:p>
          </table:table-cell>
          <table:table-cell table:formula="of:=[.A856]/[.H$2]" office:value-type="float" office:value="0.854072963518241" calcext:value-type="float">
            <text:p>0.854072963518241</text:p>
          </table:table-cell>
          <table:table-cell table:formula="of:=[.B856]/[.H$2]" office:value-type="float" office:value="0.855072463768116" calcext:value-type="float">
            <text:p>0.855072463768116</text:p>
          </table:table-cell>
          <table:table-cell table:formula="of:=[.C856]/[.H$2]" office:value-type="float" office:value="0.856071964017991" calcext:value-type="float">
            <text:p>0.856071964017991</text:p>
          </table:table-cell>
          <table:table-cell table:number-columns-repeated="2"/>
        </table:table-row>
        <table:table-row table:style-name="ro1">
          <table:table-cell table:formula="of:=[.A856]+2" office:value-type="float" office:value="1711" calcext:value-type="float">
            <text:p>1711</text:p>
          </table:table-cell>
          <table:table-cell table:formula="of:=[.B856]+2" office:value-type="float" office:value="1713" calcext:value-type="float">
            <text:p>1713</text:p>
          </table:table-cell>
          <table:table-cell table:formula="of:=[.C856]+2" office:value-type="float" office:value="1715" calcext:value-type="float">
            <text:p>1715</text:p>
          </table:table-cell>
          <table:table-cell table:formula="of:=[.A857]/[.H$2]" office:value-type="float" office:value="0.855072463768116" calcext:value-type="float">
            <text:p>0.855072463768116</text:p>
          </table:table-cell>
          <table:table-cell table:formula="of:=[.B857]/[.H$2]" office:value-type="float" office:value="0.856071964017991" calcext:value-type="float">
            <text:p>0.856071964017991</text:p>
          </table:table-cell>
          <table:table-cell table:formula="of:=[.C857]/[.H$2]" office:value-type="float" office:value="0.857071464267866" calcext:value-type="float">
            <text:p>0.857071464267866</text:p>
          </table:table-cell>
          <table:table-cell table:number-columns-repeated="2"/>
        </table:table-row>
        <table:table-row table:style-name="ro1">
          <table:table-cell table:formula="of:=[.A857]+2" office:value-type="float" office:value="1713" calcext:value-type="float">
            <text:p>1713</text:p>
          </table:table-cell>
          <table:table-cell table:formula="of:=[.B857]+2" office:value-type="float" office:value="1715" calcext:value-type="float">
            <text:p>1715</text:p>
          </table:table-cell>
          <table:table-cell table:formula="of:=[.C857]+2" office:value-type="float" office:value="1717" calcext:value-type="float">
            <text:p>1717</text:p>
          </table:table-cell>
          <table:table-cell table:formula="of:=[.A858]/[.H$2]" office:value-type="float" office:value="0.856071964017991" calcext:value-type="float">
            <text:p>0.856071964017991</text:p>
          </table:table-cell>
          <table:table-cell table:formula="of:=[.B858]/[.H$2]" office:value-type="float" office:value="0.857071464267866" calcext:value-type="float">
            <text:p>0.857071464267866</text:p>
          </table:table-cell>
          <table:table-cell table:formula="of:=[.C858]/[.H$2]" office:value-type="float" office:value="0.858070964517741" calcext:value-type="float">
            <text:p>0.858070964517741</text:p>
          </table:table-cell>
          <table:table-cell table:number-columns-repeated="2"/>
        </table:table-row>
        <table:table-row table:style-name="ro1">
          <table:table-cell table:formula="of:=[.A858]+2" office:value-type="float" office:value="1715" calcext:value-type="float">
            <text:p>1715</text:p>
          </table:table-cell>
          <table:table-cell table:formula="of:=[.B858]+2" office:value-type="float" office:value="1717" calcext:value-type="float">
            <text:p>1717</text:p>
          </table:table-cell>
          <table:table-cell table:formula="of:=[.C858]+2" office:value-type="float" office:value="1719" calcext:value-type="float">
            <text:p>1719</text:p>
          </table:table-cell>
          <table:table-cell table:formula="of:=[.A859]/[.H$2]" office:value-type="float" office:value="0.857071464267866" calcext:value-type="float">
            <text:p>0.857071464267866</text:p>
          </table:table-cell>
          <table:table-cell table:formula="of:=[.B859]/[.H$2]" office:value-type="float" office:value="0.858070964517741" calcext:value-type="float">
            <text:p>0.858070964517741</text:p>
          </table:table-cell>
          <table:table-cell table:formula="of:=[.C859]/[.H$2]" office:value-type="float" office:value="0.859070464767616" calcext:value-type="float">
            <text:p>0.859070464767616</text:p>
          </table:table-cell>
          <table:table-cell table:number-columns-repeated="2"/>
        </table:table-row>
        <table:table-row table:style-name="ro1">
          <table:table-cell table:formula="of:=[.A859]+2" office:value-type="float" office:value="1717" calcext:value-type="float">
            <text:p>1717</text:p>
          </table:table-cell>
          <table:table-cell table:formula="of:=[.B859]+2" office:value-type="float" office:value="1719" calcext:value-type="float">
            <text:p>1719</text:p>
          </table:table-cell>
          <table:table-cell table:formula="of:=[.C859]+2" office:value-type="float" office:value="1721" calcext:value-type="float">
            <text:p>1721</text:p>
          </table:table-cell>
          <table:table-cell table:formula="of:=[.A860]/[.H$2]" office:value-type="float" office:value="0.858070964517741" calcext:value-type="float">
            <text:p>0.858070964517741</text:p>
          </table:table-cell>
          <table:table-cell table:formula="of:=[.B860]/[.H$2]" office:value-type="float" office:value="0.859070464767616" calcext:value-type="float">
            <text:p>0.859070464767616</text:p>
          </table:table-cell>
          <table:table-cell table:formula="of:=[.C860]/[.H$2]" office:value-type="float" office:value="0.860069965017491" calcext:value-type="float">
            <text:p>0.860069965017491</text:p>
          </table:table-cell>
          <table:table-cell table:number-columns-repeated="2"/>
        </table:table-row>
        <table:table-row table:style-name="ro1">
          <table:table-cell table:formula="of:=[.A860]+2" office:value-type="float" office:value="1719" calcext:value-type="float">
            <text:p>1719</text:p>
          </table:table-cell>
          <table:table-cell table:formula="of:=[.B860]+2" office:value-type="float" office:value="1721" calcext:value-type="float">
            <text:p>1721</text:p>
          </table:table-cell>
          <table:table-cell table:formula="of:=[.C860]+2" office:value-type="float" office:value="1723" calcext:value-type="float">
            <text:p>1723</text:p>
          </table:table-cell>
          <table:table-cell table:formula="of:=[.A861]/[.H$2]" office:value-type="float" office:value="0.859070464767616" calcext:value-type="float">
            <text:p>0.859070464767616</text:p>
          </table:table-cell>
          <table:table-cell table:formula="of:=[.B861]/[.H$2]" office:value-type="float" office:value="0.860069965017491" calcext:value-type="float">
            <text:p>0.860069965017491</text:p>
          </table:table-cell>
          <table:table-cell table:formula="of:=[.C861]/[.H$2]" office:value-type="float" office:value="0.861069465267366" calcext:value-type="float">
            <text:p>0.861069465267366</text:p>
          </table:table-cell>
          <table:table-cell table:number-columns-repeated="2"/>
        </table:table-row>
        <table:table-row table:style-name="ro1">
          <table:table-cell table:formula="of:=[.A861]+2" office:value-type="float" office:value="1721" calcext:value-type="float">
            <text:p>1721</text:p>
          </table:table-cell>
          <table:table-cell table:formula="of:=[.B861]+2" office:value-type="float" office:value="1723" calcext:value-type="float">
            <text:p>1723</text:p>
          </table:table-cell>
          <table:table-cell table:formula="of:=[.C861]+2" office:value-type="float" office:value="1725" calcext:value-type="float">
            <text:p>1725</text:p>
          </table:table-cell>
          <table:table-cell table:formula="of:=[.A862]/[.H$2]" office:value-type="float" office:value="0.860069965017491" calcext:value-type="float">
            <text:p>0.860069965017491</text:p>
          </table:table-cell>
          <table:table-cell table:formula="of:=[.B862]/[.H$2]" office:value-type="float" office:value="0.861069465267366" calcext:value-type="float">
            <text:p>0.861069465267366</text:p>
          </table:table-cell>
          <table:table-cell table:formula="of:=[.C862]/[.H$2]" office:value-type="float" office:value="0.862068965517241" calcext:value-type="float">
            <text:p>0.862068965517241</text:p>
          </table:table-cell>
          <table:table-cell table:number-columns-repeated="2"/>
        </table:table-row>
        <table:table-row table:style-name="ro1">
          <table:table-cell table:formula="of:=[.A862]+2" office:value-type="float" office:value="1723" calcext:value-type="float">
            <text:p>1723</text:p>
          </table:table-cell>
          <table:table-cell table:formula="of:=[.B862]+2" office:value-type="float" office:value="1725" calcext:value-type="float">
            <text:p>1725</text:p>
          </table:table-cell>
          <table:table-cell table:formula="of:=[.C862]+2" office:value-type="float" office:value="1727" calcext:value-type="float">
            <text:p>1727</text:p>
          </table:table-cell>
          <table:table-cell table:formula="of:=[.A863]/[.H$2]" office:value-type="float" office:value="0.861069465267366" calcext:value-type="float">
            <text:p>0.861069465267366</text:p>
          </table:table-cell>
          <table:table-cell table:formula="of:=[.B863]/[.H$2]" office:value-type="float" office:value="0.862068965517241" calcext:value-type="float">
            <text:p>0.862068965517241</text:p>
          </table:table-cell>
          <table:table-cell table:formula="of:=[.C863]/[.H$2]" office:value-type="float" office:value="0.863068465767116" calcext:value-type="float">
            <text:p>0.863068465767116</text:p>
          </table:table-cell>
          <table:table-cell table:number-columns-repeated="2"/>
        </table:table-row>
        <table:table-row table:style-name="ro1">
          <table:table-cell table:formula="of:=[.A863]+2" office:value-type="float" office:value="1725" calcext:value-type="float">
            <text:p>1725</text:p>
          </table:table-cell>
          <table:table-cell table:formula="of:=[.B863]+2" office:value-type="float" office:value="1727" calcext:value-type="float">
            <text:p>1727</text:p>
          </table:table-cell>
          <table:table-cell table:formula="of:=[.C863]+2" office:value-type="float" office:value="1729" calcext:value-type="float">
            <text:p>1729</text:p>
          </table:table-cell>
          <table:table-cell table:formula="of:=[.A864]/[.H$2]" office:value-type="float" office:value="0.862068965517241" calcext:value-type="float">
            <text:p>0.862068965517241</text:p>
          </table:table-cell>
          <table:table-cell table:formula="of:=[.B864]/[.H$2]" office:value-type="float" office:value="0.863068465767116" calcext:value-type="float">
            <text:p>0.863068465767116</text:p>
          </table:table-cell>
          <table:table-cell table:formula="of:=[.C864]/[.H$2]" office:value-type="float" office:value="0.864067966016992" calcext:value-type="float">
            <text:p>0.864067966016992</text:p>
          </table:table-cell>
          <table:table-cell table:number-columns-repeated="2"/>
        </table:table-row>
        <table:table-row table:style-name="ro1">
          <table:table-cell table:formula="of:=[.A864]+2" office:value-type="float" office:value="1727" calcext:value-type="float">
            <text:p>1727</text:p>
          </table:table-cell>
          <table:table-cell table:formula="of:=[.B864]+2" office:value-type="float" office:value="1729" calcext:value-type="float">
            <text:p>1729</text:p>
          </table:table-cell>
          <table:table-cell table:formula="of:=[.C864]+2" office:value-type="float" office:value="1731" calcext:value-type="float">
            <text:p>1731</text:p>
          </table:table-cell>
          <table:table-cell table:formula="of:=[.A865]/[.H$2]" office:value-type="float" office:value="0.863068465767116" calcext:value-type="float">
            <text:p>0.863068465767116</text:p>
          </table:table-cell>
          <table:table-cell table:formula="of:=[.B865]/[.H$2]" office:value-type="float" office:value="0.864067966016992" calcext:value-type="float">
            <text:p>0.864067966016992</text:p>
          </table:table-cell>
          <table:table-cell table:formula="of:=[.C865]/[.H$2]" office:value-type="float" office:value="0.865067466266867" calcext:value-type="float">
            <text:p>0.865067466266867</text:p>
          </table:table-cell>
          <table:table-cell table:number-columns-repeated="2"/>
        </table:table-row>
        <table:table-row table:style-name="ro1">
          <table:table-cell table:formula="of:=[.A865]+2" office:value-type="float" office:value="1729" calcext:value-type="float">
            <text:p>1729</text:p>
          </table:table-cell>
          <table:table-cell table:formula="of:=[.B865]+2" office:value-type="float" office:value="1731" calcext:value-type="float">
            <text:p>1731</text:p>
          </table:table-cell>
          <table:table-cell table:formula="of:=[.C865]+2" office:value-type="float" office:value="1733" calcext:value-type="float">
            <text:p>1733</text:p>
          </table:table-cell>
          <table:table-cell table:formula="of:=[.A866]/[.H$2]" office:value-type="float" office:value="0.864067966016992" calcext:value-type="float">
            <text:p>0.864067966016992</text:p>
          </table:table-cell>
          <table:table-cell table:formula="of:=[.B866]/[.H$2]" office:value-type="float" office:value="0.865067466266867" calcext:value-type="float">
            <text:p>0.865067466266867</text:p>
          </table:table-cell>
          <table:table-cell table:formula="of:=[.C866]/[.H$2]" office:value-type="float" office:value="0.866066966516742" calcext:value-type="float">
            <text:p>0.866066966516742</text:p>
          </table:table-cell>
          <table:table-cell table:number-columns-repeated="2"/>
        </table:table-row>
        <table:table-row table:style-name="ro1">
          <table:table-cell table:formula="of:=[.A866]+2" office:value-type="float" office:value="1731" calcext:value-type="float">
            <text:p>1731</text:p>
          </table:table-cell>
          <table:table-cell table:formula="of:=[.B866]+2" office:value-type="float" office:value="1733" calcext:value-type="float">
            <text:p>1733</text:p>
          </table:table-cell>
          <table:table-cell table:formula="of:=[.C866]+2" office:value-type="float" office:value="1735" calcext:value-type="float">
            <text:p>1735</text:p>
          </table:table-cell>
          <table:table-cell table:formula="of:=[.A867]/[.H$2]" office:value-type="float" office:value="0.865067466266867" calcext:value-type="float">
            <text:p>0.865067466266867</text:p>
          </table:table-cell>
          <table:table-cell table:formula="of:=[.B867]/[.H$2]" office:value-type="float" office:value="0.866066966516742" calcext:value-type="float">
            <text:p>0.866066966516742</text:p>
          </table:table-cell>
          <table:table-cell table:formula="of:=[.C867]/[.H$2]" office:value-type="float" office:value="0.867066466766617" calcext:value-type="float">
            <text:p>0.867066466766617</text:p>
          </table:table-cell>
          <table:table-cell table:number-columns-repeated="2"/>
        </table:table-row>
        <table:table-row table:style-name="ro1">
          <table:table-cell table:formula="of:=[.A867]+2" office:value-type="float" office:value="1733" calcext:value-type="float">
            <text:p>1733</text:p>
          </table:table-cell>
          <table:table-cell table:formula="of:=[.B867]+2" office:value-type="float" office:value="1735" calcext:value-type="float">
            <text:p>1735</text:p>
          </table:table-cell>
          <table:table-cell table:formula="of:=[.C867]+2" office:value-type="float" office:value="1737" calcext:value-type="float">
            <text:p>1737</text:p>
          </table:table-cell>
          <table:table-cell table:formula="of:=[.A868]/[.H$2]" office:value-type="float" office:value="0.866066966516742" calcext:value-type="float">
            <text:p>0.866066966516742</text:p>
          </table:table-cell>
          <table:table-cell table:formula="of:=[.B868]/[.H$2]" office:value-type="float" office:value="0.867066466766617" calcext:value-type="float">
            <text:p>0.867066466766617</text:p>
          </table:table-cell>
          <table:table-cell table:formula="of:=[.C868]/[.H$2]" office:value-type="float" office:value="0.868065967016492" calcext:value-type="float">
            <text:p>0.868065967016492</text:p>
          </table:table-cell>
          <table:table-cell table:number-columns-repeated="2"/>
        </table:table-row>
        <table:table-row table:style-name="ro1">
          <table:table-cell table:formula="of:=[.A868]+2" office:value-type="float" office:value="1735" calcext:value-type="float">
            <text:p>1735</text:p>
          </table:table-cell>
          <table:table-cell table:formula="of:=[.B868]+2" office:value-type="float" office:value="1737" calcext:value-type="float">
            <text:p>1737</text:p>
          </table:table-cell>
          <table:table-cell table:formula="of:=[.C868]+2" office:value-type="float" office:value="1739" calcext:value-type="float">
            <text:p>1739</text:p>
          </table:table-cell>
          <table:table-cell table:formula="of:=[.A869]/[.H$2]" office:value-type="float" office:value="0.867066466766617" calcext:value-type="float">
            <text:p>0.867066466766617</text:p>
          </table:table-cell>
          <table:table-cell table:formula="of:=[.B869]/[.H$2]" office:value-type="float" office:value="0.868065967016492" calcext:value-type="float">
            <text:p>0.868065967016492</text:p>
          </table:table-cell>
          <table:table-cell table:formula="of:=[.C869]/[.H$2]" office:value-type="float" office:value="0.869065467266367" calcext:value-type="float">
            <text:p>0.869065467266367</text:p>
          </table:table-cell>
          <table:table-cell table:number-columns-repeated="2"/>
        </table:table-row>
        <table:table-row table:style-name="ro1">
          <table:table-cell table:formula="of:=[.A869]+2" office:value-type="float" office:value="1737" calcext:value-type="float">
            <text:p>1737</text:p>
          </table:table-cell>
          <table:table-cell table:formula="of:=[.B869]+2" office:value-type="float" office:value="1739" calcext:value-type="float">
            <text:p>1739</text:p>
          </table:table-cell>
          <table:table-cell table:formula="of:=[.C869]+2" office:value-type="float" office:value="1741" calcext:value-type="float">
            <text:p>1741</text:p>
          </table:table-cell>
          <table:table-cell table:formula="of:=[.A870]/[.H$2]" office:value-type="float" office:value="0.868065967016492" calcext:value-type="float">
            <text:p>0.868065967016492</text:p>
          </table:table-cell>
          <table:table-cell table:formula="of:=[.B870]/[.H$2]" office:value-type="float" office:value="0.869065467266367" calcext:value-type="float">
            <text:p>0.869065467266367</text:p>
          </table:table-cell>
          <table:table-cell table:formula="of:=[.C870]/[.H$2]" office:value-type="float" office:value="0.870064967516242" calcext:value-type="float">
            <text:p>0.870064967516242</text:p>
          </table:table-cell>
          <table:table-cell table:number-columns-repeated="2"/>
        </table:table-row>
        <table:table-row table:style-name="ro1">
          <table:table-cell table:formula="of:=[.A870]+2" office:value-type="float" office:value="1739" calcext:value-type="float">
            <text:p>1739</text:p>
          </table:table-cell>
          <table:table-cell table:formula="of:=[.B870]+2" office:value-type="float" office:value="1741" calcext:value-type="float">
            <text:p>1741</text:p>
          </table:table-cell>
          <table:table-cell table:formula="of:=[.C870]+2" office:value-type="float" office:value="1743" calcext:value-type="float">
            <text:p>1743</text:p>
          </table:table-cell>
          <table:table-cell table:formula="of:=[.A871]/[.H$2]" office:value-type="float" office:value="0.869065467266367" calcext:value-type="float">
            <text:p>0.869065467266367</text:p>
          </table:table-cell>
          <table:table-cell table:formula="of:=[.B871]/[.H$2]" office:value-type="float" office:value="0.870064967516242" calcext:value-type="float">
            <text:p>0.870064967516242</text:p>
          </table:table-cell>
          <table:table-cell table:formula="of:=[.C871]/[.H$2]" office:value-type="float" office:value="0.871064467766117" calcext:value-type="float">
            <text:p>0.871064467766117</text:p>
          </table:table-cell>
          <table:table-cell table:number-columns-repeated="2"/>
        </table:table-row>
        <table:table-row table:style-name="ro1">
          <table:table-cell table:formula="of:=[.A871]+2" office:value-type="float" office:value="1741" calcext:value-type="float">
            <text:p>1741</text:p>
          </table:table-cell>
          <table:table-cell table:formula="of:=[.B871]+2" office:value-type="float" office:value="1743" calcext:value-type="float">
            <text:p>1743</text:p>
          </table:table-cell>
          <table:table-cell table:formula="of:=[.C871]+2" office:value-type="float" office:value="1745" calcext:value-type="float">
            <text:p>1745</text:p>
          </table:table-cell>
          <table:table-cell table:formula="of:=[.A872]/[.H$2]" office:value-type="float" office:value="0.870064967516242" calcext:value-type="float">
            <text:p>0.870064967516242</text:p>
          </table:table-cell>
          <table:table-cell table:formula="of:=[.B872]/[.H$2]" office:value-type="float" office:value="0.871064467766117" calcext:value-type="float">
            <text:p>0.871064467766117</text:p>
          </table:table-cell>
          <table:table-cell table:formula="of:=[.C872]/[.H$2]" office:value-type="float" office:value="0.872063968015992" calcext:value-type="float">
            <text:p>0.872063968015992</text:p>
          </table:table-cell>
          <table:table-cell table:number-columns-repeated="2"/>
        </table:table-row>
        <table:table-row table:style-name="ro1">
          <table:table-cell table:formula="of:=[.A872]+2" office:value-type="float" office:value="1743" calcext:value-type="float">
            <text:p>1743</text:p>
          </table:table-cell>
          <table:table-cell table:formula="of:=[.B872]+2" office:value-type="float" office:value="1745" calcext:value-type="float">
            <text:p>1745</text:p>
          </table:table-cell>
          <table:table-cell table:formula="of:=[.C872]+2" office:value-type="float" office:value="1747" calcext:value-type="float">
            <text:p>1747</text:p>
          </table:table-cell>
          <table:table-cell table:formula="of:=[.A873]/[.H$2]" office:value-type="float" office:value="0.871064467766117" calcext:value-type="float">
            <text:p>0.871064467766117</text:p>
          </table:table-cell>
          <table:table-cell table:formula="of:=[.B873]/[.H$2]" office:value-type="float" office:value="0.872063968015992" calcext:value-type="float">
            <text:p>0.872063968015992</text:p>
          </table:table-cell>
          <table:table-cell table:formula="of:=[.C873]/[.H$2]" office:value-type="float" office:value="0.873063468265867" calcext:value-type="float">
            <text:p>0.873063468265867</text:p>
          </table:table-cell>
          <table:table-cell table:number-columns-repeated="2"/>
        </table:table-row>
        <table:table-row table:style-name="ro1">
          <table:table-cell table:formula="of:=[.A873]+2" office:value-type="float" office:value="1745" calcext:value-type="float">
            <text:p>1745</text:p>
          </table:table-cell>
          <table:table-cell table:formula="of:=[.B873]+2" office:value-type="float" office:value="1747" calcext:value-type="float">
            <text:p>1747</text:p>
          </table:table-cell>
          <table:table-cell table:formula="of:=[.C873]+2" office:value-type="float" office:value="1749" calcext:value-type="float">
            <text:p>1749</text:p>
          </table:table-cell>
          <table:table-cell table:formula="of:=[.A874]/[.H$2]" office:value-type="float" office:value="0.872063968015992" calcext:value-type="float">
            <text:p>0.872063968015992</text:p>
          </table:table-cell>
          <table:table-cell table:formula="of:=[.B874]/[.H$2]" office:value-type="float" office:value="0.873063468265867" calcext:value-type="float">
            <text:p>0.873063468265867</text:p>
          </table:table-cell>
          <table:table-cell table:formula="of:=[.C874]/[.H$2]" office:value-type="float" office:value="0.874062968515742" calcext:value-type="float">
            <text:p>0.874062968515742</text:p>
          </table:table-cell>
          <table:table-cell table:number-columns-repeated="2"/>
        </table:table-row>
        <table:table-row table:style-name="ro1">
          <table:table-cell table:formula="of:=[.A874]+2" office:value-type="float" office:value="1747" calcext:value-type="float">
            <text:p>1747</text:p>
          </table:table-cell>
          <table:table-cell table:formula="of:=[.B874]+2" office:value-type="float" office:value="1749" calcext:value-type="float">
            <text:p>1749</text:p>
          </table:table-cell>
          <table:table-cell table:formula="of:=[.C874]+2" office:value-type="float" office:value="1751" calcext:value-type="float">
            <text:p>1751</text:p>
          </table:table-cell>
          <table:table-cell table:formula="of:=[.A875]/[.H$2]" office:value-type="float" office:value="0.873063468265867" calcext:value-type="float">
            <text:p>0.873063468265867</text:p>
          </table:table-cell>
          <table:table-cell table:formula="of:=[.B875]/[.H$2]" office:value-type="float" office:value="0.874062968515742" calcext:value-type="float">
            <text:p>0.874062968515742</text:p>
          </table:table-cell>
          <table:table-cell table:formula="of:=[.C875]/[.H$2]" office:value-type="float" office:value="0.875062468765617" calcext:value-type="float">
            <text:p>0.875062468765617</text:p>
          </table:table-cell>
          <table:table-cell table:number-columns-repeated="2"/>
        </table:table-row>
        <table:table-row table:style-name="ro1">
          <table:table-cell table:formula="of:=[.A875]+2" office:value-type="float" office:value="1749" calcext:value-type="float">
            <text:p>1749</text:p>
          </table:table-cell>
          <table:table-cell table:formula="of:=[.B875]+2" office:value-type="float" office:value="1751" calcext:value-type="float">
            <text:p>1751</text:p>
          </table:table-cell>
          <table:table-cell table:formula="of:=[.C875]+2" office:value-type="float" office:value="1753" calcext:value-type="float">
            <text:p>1753</text:p>
          </table:table-cell>
          <table:table-cell table:formula="of:=[.A876]/[.H$2]" office:value-type="float" office:value="0.874062968515742" calcext:value-type="float">
            <text:p>0.874062968515742</text:p>
          </table:table-cell>
          <table:table-cell table:formula="of:=[.B876]/[.H$2]" office:value-type="float" office:value="0.875062468765617" calcext:value-type="float">
            <text:p>0.875062468765617</text:p>
          </table:table-cell>
          <table:table-cell table:formula="of:=[.C876]/[.H$2]" office:value-type="float" office:value="0.876061969015492" calcext:value-type="float">
            <text:p>0.876061969015492</text:p>
          </table:table-cell>
          <table:table-cell table:number-columns-repeated="2"/>
        </table:table-row>
        <table:table-row table:style-name="ro1">
          <table:table-cell table:formula="of:=[.A876]+2" office:value-type="float" office:value="1751" calcext:value-type="float">
            <text:p>1751</text:p>
          </table:table-cell>
          <table:table-cell table:formula="of:=[.B876]+2" office:value-type="float" office:value="1753" calcext:value-type="float">
            <text:p>1753</text:p>
          </table:table-cell>
          <table:table-cell table:formula="of:=[.C876]+2" office:value-type="float" office:value="1755" calcext:value-type="float">
            <text:p>1755</text:p>
          </table:table-cell>
          <table:table-cell table:formula="of:=[.A877]/[.H$2]" office:value-type="float" office:value="0.875062468765617" calcext:value-type="float">
            <text:p>0.875062468765617</text:p>
          </table:table-cell>
          <table:table-cell table:formula="of:=[.B877]/[.H$2]" office:value-type="float" office:value="0.876061969015492" calcext:value-type="float">
            <text:p>0.876061969015492</text:p>
          </table:table-cell>
          <table:table-cell table:formula="of:=[.C877]/[.H$2]" office:value-type="float" office:value="0.877061469265367" calcext:value-type="float">
            <text:p>0.877061469265367</text:p>
          </table:table-cell>
          <table:table-cell table:number-columns-repeated="2"/>
        </table:table-row>
        <table:table-row table:style-name="ro1">
          <table:table-cell table:formula="of:=[.A877]+2" office:value-type="float" office:value="1753" calcext:value-type="float">
            <text:p>1753</text:p>
          </table:table-cell>
          <table:table-cell table:formula="of:=[.B877]+2" office:value-type="float" office:value="1755" calcext:value-type="float">
            <text:p>1755</text:p>
          </table:table-cell>
          <table:table-cell table:formula="of:=[.C877]+2" office:value-type="float" office:value="1757" calcext:value-type="float">
            <text:p>1757</text:p>
          </table:table-cell>
          <table:table-cell table:formula="of:=[.A878]/[.H$2]" office:value-type="float" office:value="0.876061969015492" calcext:value-type="float">
            <text:p>0.876061969015492</text:p>
          </table:table-cell>
          <table:table-cell table:formula="of:=[.B878]/[.H$2]" office:value-type="float" office:value="0.877061469265367" calcext:value-type="float">
            <text:p>0.877061469265367</text:p>
          </table:table-cell>
          <table:table-cell table:formula="of:=[.C878]/[.H$2]" office:value-type="float" office:value="0.878060969515242" calcext:value-type="float">
            <text:p>0.878060969515242</text:p>
          </table:table-cell>
          <table:table-cell table:number-columns-repeated="2"/>
        </table:table-row>
        <table:table-row table:style-name="ro1">
          <table:table-cell table:formula="of:=[.A878]+2" office:value-type="float" office:value="1755" calcext:value-type="float">
            <text:p>1755</text:p>
          </table:table-cell>
          <table:table-cell table:formula="of:=[.B878]+2" office:value-type="float" office:value="1757" calcext:value-type="float">
            <text:p>1757</text:p>
          </table:table-cell>
          <table:table-cell table:formula="of:=[.C878]+2" office:value-type="float" office:value="1759" calcext:value-type="float">
            <text:p>1759</text:p>
          </table:table-cell>
          <table:table-cell table:formula="of:=[.A879]/[.H$2]" office:value-type="float" office:value="0.877061469265367" calcext:value-type="float">
            <text:p>0.877061469265367</text:p>
          </table:table-cell>
          <table:table-cell table:formula="of:=[.B879]/[.H$2]" office:value-type="float" office:value="0.878060969515242" calcext:value-type="float">
            <text:p>0.878060969515242</text:p>
          </table:table-cell>
          <table:table-cell table:formula="of:=[.C879]/[.H$2]" office:value-type="float" office:value="0.879060469765117" calcext:value-type="float">
            <text:p>0.879060469765117</text:p>
          </table:table-cell>
          <table:table-cell table:number-columns-repeated="2"/>
        </table:table-row>
        <table:table-row table:style-name="ro1">
          <table:table-cell table:formula="of:=[.A879]+2" office:value-type="float" office:value="1757" calcext:value-type="float">
            <text:p>1757</text:p>
          </table:table-cell>
          <table:table-cell table:formula="of:=[.B879]+2" office:value-type="float" office:value="1759" calcext:value-type="float">
            <text:p>1759</text:p>
          </table:table-cell>
          <table:table-cell table:formula="of:=[.C879]+2" office:value-type="float" office:value="1761" calcext:value-type="float">
            <text:p>1761</text:p>
          </table:table-cell>
          <table:table-cell table:formula="of:=[.A880]/[.H$2]" office:value-type="float" office:value="0.878060969515242" calcext:value-type="float">
            <text:p>0.878060969515242</text:p>
          </table:table-cell>
          <table:table-cell table:formula="of:=[.B880]/[.H$2]" office:value-type="float" office:value="0.879060469765117" calcext:value-type="float">
            <text:p>0.879060469765117</text:p>
          </table:table-cell>
          <table:table-cell table:formula="of:=[.C880]/[.H$2]" office:value-type="float" office:value="0.880059970014992" calcext:value-type="float">
            <text:p>0.880059970014992</text:p>
          </table:table-cell>
          <table:table-cell table:number-columns-repeated="2"/>
        </table:table-row>
        <table:table-row table:style-name="ro1">
          <table:table-cell table:formula="of:=[.A880]+2" office:value-type="float" office:value="1759" calcext:value-type="float">
            <text:p>1759</text:p>
          </table:table-cell>
          <table:table-cell table:formula="of:=[.B880]+2" office:value-type="float" office:value="1761" calcext:value-type="float">
            <text:p>1761</text:p>
          </table:table-cell>
          <table:table-cell table:formula="of:=[.C880]+2" office:value-type="float" office:value="1763" calcext:value-type="float">
            <text:p>1763</text:p>
          </table:table-cell>
          <table:table-cell table:formula="of:=[.A881]/[.H$2]" office:value-type="float" office:value="0.879060469765117" calcext:value-type="float">
            <text:p>0.879060469765117</text:p>
          </table:table-cell>
          <table:table-cell table:formula="of:=[.B881]/[.H$2]" office:value-type="float" office:value="0.880059970014992" calcext:value-type="float">
            <text:p>0.880059970014992</text:p>
          </table:table-cell>
          <table:table-cell table:formula="of:=[.C881]/[.H$2]" office:value-type="float" office:value="0.881059470264868" calcext:value-type="float">
            <text:p>0.881059470264868</text:p>
          </table:table-cell>
          <table:table-cell table:number-columns-repeated="2"/>
        </table:table-row>
        <table:table-row table:style-name="ro1">
          <table:table-cell table:formula="of:=[.A881]+2" office:value-type="float" office:value="1761" calcext:value-type="float">
            <text:p>1761</text:p>
          </table:table-cell>
          <table:table-cell table:formula="of:=[.B881]+2" office:value-type="float" office:value="1763" calcext:value-type="float">
            <text:p>1763</text:p>
          </table:table-cell>
          <table:table-cell table:formula="of:=[.C881]+2" office:value-type="float" office:value="1765" calcext:value-type="float">
            <text:p>1765</text:p>
          </table:table-cell>
          <table:table-cell table:formula="of:=[.A882]/[.H$2]" office:value-type="float" office:value="0.880059970014992" calcext:value-type="float">
            <text:p>0.880059970014992</text:p>
          </table:table-cell>
          <table:table-cell table:formula="of:=[.B882]/[.H$2]" office:value-type="float" office:value="0.881059470264868" calcext:value-type="float">
            <text:p>0.881059470264868</text:p>
          </table:table-cell>
          <table:table-cell table:formula="of:=[.C882]/[.H$2]" office:value-type="float" office:value="0.882058970514743" calcext:value-type="float">
            <text:p>0.882058970514743</text:p>
          </table:table-cell>
          <table:table-cell table:number-columns-repeated="2"/>
        </table:table-row>
        <table:table-row table:style-name="ro1">
          <table:table-cell table:formula="of:=[.A882]+2" office:value-type="float" office:value="1763" calcext:value-type="float">
            <text:p>1763</text:p>
          </table:table-cell>
          <table:table-cell table:formula="of:=[.B882]+2" office:value-type="float" office:value="1765" calcext:value-type="float">
            <text:p>1765</text:p>
          </table:table-cell>
          <table:table-cell table:formula="of:=[.C882]+2" office:value-type="float" office:value="1767" calcext:value-type="float">
            <text:p>1767</text:p>
          </table:table-cell>
          <table:table-cell table:formula="of:=[.A883]/[.H$2]" office:value-type="float" office:value="0.881059470264868" calcext:value-type="float">
            <text:p>0.881059470264868</text:p>
          </table:table-cell>
          <table:table-cell table:formula="of:=[.B883]/[.H$2]" office:value-type="float" office:value="0.882058970514743" calcext:value-type="float">
            <text:p>0.882058970514743</text:p>
          </table:table-cell>
          <table:table-cell table:formula="of:=[.C883]/[.H$2]" office:value-type="float" office:value="0.883058470764618" calcext:value-type="float">
            <text:p>0.883058470764618</text:p>
          </table:table-cell>
          <table:table-cell table:number-columns-repeated="2"/>
        </table:table-row>
        <table:table-row table:style-name="ro1">
          <table:table-cell table:formula="of:=[.A883]+2" office:value-type="float" office:value="1765" calcext:value-type="float">
            <text:p>1765</text:p>
          </table:table-cell>
          <table:table-cell table:formula="of:=[.B883]+2" office:value-type="float" office:value="1767" calcext:value-type="float">
            <text:p>1767</text:p>
          </table:table-cell>
          <table:table-cell table:formula="of:=[.C883]+2" office:value-type="float" office:value="1769" calcext:value-type="float">
            <text:p>1769</text:p>
          </table:table-cell>
          <table:table-cell table:formula="of:=[.A884]/[.H$2]" office:value-type="float" office:value="0.882058970514743" calcext:value-type="float">
            <text:p>0.882058970514743</text:p>
          </table:table-cell>
          <table:table-cell table:formula="of:=[.B884]/[.H$2]" office:value-type="float" office:value="0.883058470764618" calcext:value-type="float">
            <text:p>0.883058470764618</text:p>
          </table:table-cell>
          <table:table-cell table:formula="of:=[.C884]/[.H$2]" office:value-type="float" office:value="0.884057971014493" calcext:value-type="float">
            <text:p>0.884057971014493</text:p>
          </table:table-cell>
          <table:table-cell table:number-columns-repeated="2"/>
        </table:table-row>
        <table:table-row table:style-name="ro1">
          <table:table-cell table:formula="of:=[.A884]+2" office:value-type="float" office:value="1767" calcext:value-type="float">
            <text:p>1767</text:p>
          </table:table-cell>
          <table:table-cell table:formula="of:=[.B884]+2" office:value-type="float" office:value="1769" calcext:value-type="float">
            <text:p>1769</text:p>
          </table:table-cell>
          <table:table-cell table:formula="of:=[.C884]+2" office:value-type="float" office:value="1771" calcext:value-type="float">
            <text:p>1771</text:p>
          </table:table-cell>
          <table:table-cell table:formula="of:=[.A885]/[.H$2]" office:value-type="float" office:value="0.883058470764618" calcext:value-type="float">
            <text:p>0.883058470764618</text:p>
          </table:table-cell>
          <table:table-cell table:formula="of:=[.B885]/[.H$2]" office:value-type="float" office:value="0.884057971014493" calcext:value-type="float">
            <text:p>0.884057971014493</text:p>
          </table:table-cell>
          <table:table-cell table:formula="of:=[.C885]/[.H$2]" office:value-type="float" office:value="0.885057471264368" calcext:value-type="float">
            <text:p>0.885057471264368</text:p>
          </table:table-cell>
          <table:table-cell table:number-columns-repeated="2"/>
        </table:table-row>
        <table:table-row table:style-name="ro1">
          <table:table-cell table:formula="of:=[.A885]+2" office:value-type="float" office:value="1769" calcext:value-type="float">
            <text:p>1769</text:p>
          </table:table-cell>
          <table:table-cell table:formula="of:=[.B885]+2" office:value-type="float" office:value="1771" calcext:value-type="float">
            <text:p>1771</text:p>
          </table:table-cell>
          <table:table-cell table:formula="of:=[.C885]+2" office:value-type="float" office:value="1773" calcext:value-type="float">
            <text:p>1773</text:p>
          </table:table-cell>
          <table:table-cell table:formula="of:=[.A886]/[.H$2]" office:value-type="float" office:value="0.884057971014493" calcext:value-type="float">
            <text:p>0.884057971014493</text:p>
          </table:table-cell>
          <table:table-cell table:formula="of:=[.B886]/[.H$2]" office:value-type="float" office:value="0.885057471264368" calcext:value-type="float">
            <text:p>0.885057471264368</text:p>
          </table:table-cell>
          <table:table-cell table:formula="of:=[.C886]/[.H$2]" office:value-type="float" office:value="0.886056971514243" calcext:value-type="float">
            <text:p>0.886056971514243</text:p>
          </table:table-cell>
          <table:table-cell table:number-columns-repeated="2"/>
        </table:table-row>
        <table:table-row table:style-name="ro1">
          <table:table-cell table:formula="of:=[.A886]+2" office:value-type="float" office:value="1771" calcext:value-type="float">
            <text:p>1771</text:p>
          </table:table-cell>
          <table:table-cell table:formula="of:=[.B886]+2" office:value-type="float" office:value="1773" calcext:value-type="float">
            <text:p>1773</text:p>
          </table:table-cell>
          <table:table-cell table:formula="of:=[.C886]+2" office:value-type="float" office:value="1775" calcext:value-type="float">
            <text:p>1775</text:p>
          </table:table-cell>
          <table:table-cell table:formula="of:=[.A887]/[.H$2]" office:value-type="float" office:value="0.885057471264368" calcext:value-type="float">
            <text:p>0.885057471264368</text:p>
          </table:table-cell>
          <table:table-cell table:formula="of:=[.B887]/[.H$2]" office:value-type="float" office:value="0.886056971514243" calcext:value-type="float">
            <text:p>0.886056971514243</text:p>
          </table:table-cell>
          <table:table-cell table:formula="of:=[.C887]/[.H$2]" office:value-type="float" office:value="0.887056471764118" calcext:value-type="float">
            <text:p>0.887056471764118</text:p>
          </table:table-cell>
          <table:table-cell table:number-columns-repeated="2"/>
        </table:table-row>
        <table:table-row table:style-name="ro1">
          <table:table-cell table:formula="of:=[.A887]+2" office:value-type="float" office:value="1773" calcext:value-type="float">
            <text:p>1773</text:p>
          </table:table-cell>
          <table:table-cell table:formula="of:=[.B887]+2" office:value-type="float" office:value="1775" calcext:value-type="float">
            <text:p>1775</text:p>
          </table:table-cell>
          <table:table-cell table:formula="of:=[.C887]+2" office:value-type="float" office:value="1777" calcext:value-type="float">
            <text:p>1777</text:p>
          </table:table-cell>
          <table:table-cell table:formula="of:=[.A888]/[.H$2]" office:value-type="float" office:value="0.886056971514243" calcext:value-type="float">
            <text:p>0.886056971514243</text:p>
          </table:table-cell>
          <table:table-cell table:formula="of:=[.B888]/[.H$2]" office:value-type="float" office:value="0.887056471764118" calcext:value-type="float">
            <text:p>0.887056471764118</text:p>
          </table:table-cell>
          <table:table-cell table:formula="of:=[.C888]/[.H$2]" office:value-type="float" office:value="0.888055972013993" calcext:value-type="float">
            <text:p>0.888055972013993</text:p>
          </table:table-cell>
          <table:table-cell table:number-columns-repeated="2"/>
        </table:table-row>
        <table:table-row table:style-name="ro1">
          <table:table-cell table:formula="of:=[.A888]+2" office:value-type="float" office:value="1775" calcext:value-type="float">
            <text:p>1775</text:p>
          </table:table-cell>
          <table:table-cell table:formula="of:=[.B888]+2" office:value-type="float" office:value="1777" calcext:value-type="float">
            <text:p>1777</text:p>
          </table:table-cell>
          <table:table-cell table:formula="of:=[.C888]+2" office:value-type="float" office:value="1779" calcext:value-type="float">
            <text:p>1779</text:p>
          </table:table-cell>
          <table:table-cell table:formula="of:=[.A889]/[.H$2]" office:value-type="float" office:value="0.887056471764118" calcext:value-type="float">
            <text:p>0.887056471764118</text:p>
          </table:table-cell>
          <table:table-cell table:formula="of:=[.B889]/[.H$2]" office:value-type="float" office:value="0.888055972013993" calcext:value-type="float">
            <text:p>0.888055972013993</text:p>
          </table:table-cell>
          <table:table-cell table:formula="of:=[.C889]/[.H$2]" office:value-type="float" office:value="0.889055472263868" calcext:value-type="float">
            <text:p>0.889055472263868</text:p>
          </table:table-cell>
          <table:table-cell table:number-columns-repeated="2"/>
        </table:table-row>
        <table:table-row table:style-name="ro1">
          <table:table-cell table:formula="of:=[.A889]+2" office:value-type="float" office:value="1777" calcext:value-type="float">
            <text:p>1777</text:p>
          </table:table-cell>
          <table:table-cell table:formula="of:=[.B889]+2" office:value-type="float" office:value="1779" calcext:value-type="float">
            <text:p>1779</text:p>
          </table:table-cell>
          <table:table-cell table:formula="of:=[.C889]+2" office:value-type="float" office:value="1781" calcext:value-type="float">
            <text:p>1781</text:p>
          </table:table-cell>
          <table:table-cell table:formula="of:=[.A890]/[.H$2]" office:value-type="float" office:value="0.888055972013993" calcext:value-type="float">
            <text:p>0.888055972013993</text:p>
          </table:table-cell>
          <table:table-cell table:formula="of:=[.B890]/[.H$2]" office:value-type="float" office:value="0.889055472263868" calcext:value-type="float">
            <text:p>0.889055472263868</text:p>
          </table:table-cell>
          <table:table-cell table:formula="of:=[.C890]/[.H$2]" office:value-type="float" office:value="0.890054972513743" calcext:value-type="float">
            <text:p>0.890054972513743</text:p>
          </table:table-cell>
          <table:table-cell table:number-columns-repeated="2"/>
        </table:table-row>
        <table:table-row table:style-name="ro1">
          <table:table-cell table:formula="of:=[.A890]+2" office:value-type="float" office:value="1779" calcext:value-type="float">
            <text:p>1779</text:p>
          </table:table-cell>
          <table:table-cell table:formula="of:=[.B890]+2" office:value-type="float" office:value="1781" calcext:value-type="float">
            <text:p>1781</text:p>
          </table:table-cell>
          <table:table-cell table:formula="of:=[.C890]+2" office:value-type="float" office:value="1783" calcext:value-type="float">
            <text:p>1783</text:p>
          </table:table-cell>
          <table:table-cell table:formula="of:=[.A891]/[.H$2]" office:value-type="float" office:value="0.889055472263868" calcext:value-type="float">
            <text:p>0.889055472263868</text:p>
          </table:table-cell>
          <table:table-cell table:formula="of:=[.B891]/[.H$2]" office:value-type="float" office:value="0.890054972513743" calcext:value-type="float">
            <text:p>0.890054972513743</text:p>
          </table:table-cell>
          <table:table-cell table:formula="of:=[.C891]/[.H$2]" office:value-type="float" office:value="0.891054472763618" calcext:value-type="float">
            <text:p>0.891054472763618</text:p>
          </table:table-cell>
          <table:table-cell table:number-columns-repeated="2"/>
        </table:table-row>
        <table:table-row table:style-name="ro1">
          <table:table-cell table:formula="of:=[.A891]+2" office:value-type="float" office:value="1781" calcext:value-type="float">
            <text:p>1781</text:p>
          </table:table-cell>
          <table:table-cell table:formula="of:=[.B891]+2" office:value-type="float" office:value="1783" calcext:value-type="float">
            <text:p>1783</text:p>
          </table:table-cell>
          <table:table-cell table:formula="of:=[.C891]+2" office:value-type="float" office:value="1785" calcext:value-type="float">
            <text:p>1785</text:p>
          </table:table-cell>
          <table:table-cell table:formula="of:=[.A892]/[.H$2]" office:value-type="float" office:value="0.890054972513743" calcext:value-type="float">
            <text:p>0.890054972513743</text:p>
          </table:table-cell>
          <table:table-cell table:formula="of:=[.B892]/[.H$2]" office:value-type="float" office:value="0.891054472763618" calcext:value-type="float">
            <text:p>0.891054472763618</text:p>
          </table:table-cell>
          <table:table-cell table:formula="of:=[.C892]/[.H$2]" office:value-type="float" office:value="0.892053973013493" calcext:value-type="float">
            <text:p>0.892053973013493</text:p>
          </table:table-cell>
          <table:table-cell table:number-columns-repeated="2"/>
        </table:table-row>
        <table:table-row table:style-name="ro1">
          <table:table-cell table:formula="of:=[.A892]+2" office:value-type="float" office:value="1783" calcext:value-type="float">
            <text:p>1783</text:p>
          </table:table-cell>
          <table:table-cell table:formula="of:=[.B892]+2" office:value-type="float" office:value="1785" calcext:value-type="float">
            <text:p>1785</text:p>
          </table:table-cell>
          <table:table-cell table:formula="of:=[.C892]+2" office:value-type="float" office:value="1787" calcext:value-type="float">
            <text:p>1787</text:p>
          </table:table-cell>
          <table:table-cell table:formula="of:=[.A893]/[.H$2]" office:value-type="float" office:value="0.891054472763618" calcext:value-type="float">
            <text:p>0.891054472763618</text:p>
          </table:table-cell>
          <table:table-cell table:formula="of:=[.B893]/[.H$2]" office:value-type="float" office:value="0.892053973013493" calcext:value-type="float">
            <text:p>0.892053973013493</text:p>
          </table:table-cell>
          <table:table-cell table:formula="of:=[.C893]/[.H$2]" office:value-type="float" office:value="0.893053473263368" calcext:value-type="float">
            <text:p>0.893053473263368</text:p>
          </table:table-cell>
          <table:table-cell table:number-columns-repeated="2"/>
        </table:table-row>
        <table:table-row table:style-name="ro1">
          <table:table-cell table:formula="of:=[.A893]+2" office:value-type="float" office:value="1785" calcext:value-type="float">
            <text:p>1785</text:p>
          </table:table-cell>
          <table:table-cell table:formula="of:=[.B893]+2" office:value-type="float" office:value="1787" calcext:value-type="float">
            <text:p>1787</text:p>
          </table:table-cell>
          <table:table-cell table:formula="of:=[.C893]+2" office:value-type="float" office:value="1789" calcext:value-type="float">
            <text:p>1789</text:p>
          </table:table-cell>
          <table:table-cell table:formula="of:=[.A894]/[.H$2]" office:value-type="float" office:value="0.892053973013493" calcext:value-type="float">
            <text:p>0.892053973013493</text:p>
          </table:table-cell>
          <table:table-cell table:formula="of:=[.B894]/[.H$2]" office:value-type="float" office:value="0.893053473263368" calcext:value-type="float">
            <text:p>0.893053473263368</text:p>
          </table:table-cell>
          <table:table-cell table:formula="of:=[.C894]/[.H$2]" office:value-type="float" office:value="0.894052973513243" calcext:value-type="float">
            <text:p>0.894052973513243</text:p>
          </table:table-cell>
          <table:table-cell table:number-columns-repeated="2"/>
        </table:table-row>
        <table:table-row table:style-name="ro1">
          <table:table-cell table:formula="of:=[.A894]+2" office:value-type="float" office:value="1787" calcext:value-type="float">
            <text:p>1787</text:p>
          </table:table-cell>
          <table:table-cell table:formula="of:=[.B894]+2" office:value-type="float" office:value="1789" calcext:value-type="float">
            <text:p>1789</text:p>
          </table:table-cell>
          <table:table-cell table:formula="of:=[.C894]+2" office:value-type="float" office:value="1791" calcext:value-type="float">
            <text:p>1791</text:p>
          </table:table-cell>
          <table:table-cell table:formula="of:=[.A895]/[.H$2]" office:value-type="float" office:value="0.893053473263368" calcext:value-type="float">
            <text:p>0.893053473263368</text:p>
          </table:table-cell>
          <table:table-cell table:formula="of:=[.B895]/[.H$2]" office:value-type="float" office:value="0.894052973513243" calcext:value-type="float">
            <text:p>0.894052973513243</text:p>
          </table:table-cell>
          <table:table-cell table:formula="of:=[.C895]/[.H$2]" office:value-type="float" office:value="0.895052473763118" calcext:value-type="float">
            <text:p>0.895052473763118</text:p>
          </table:table-cell>
          <table:table-cell table:number-columns-repeated="2"/>
        </table:table-row>
        <table:table-row table:style-name="ro1">
          <table:table-cell table:formula="of:=[.A895]+2" office:value-type="float" office:value="1789" calcext:value-type="float">
            <text:p>1789</text:p>
          </table:table-cell>
          <table:table-cell table:formula="of:=[.B895]+2" office:value-type="float" office:value="1791" calcext:value-type="float">
            <text:p>1791</text:p>
          </table:table-cell>
          <table:table-cell table:formula="of:=[.C895]+2" office:value-type="float" office:value="1793" calcext:value-type="float">
            <text:p>1793</text:p>
          </table:table-cell>
          <table:table-cell table:formula="of:=[.A896]/[.H$2]" office:value-type="float" office:value="0.894052973513243" calcext:value-type="float">
            <text:p>0.894052973513243</text:p>
          </table:table-cell>
          <table:table-cell table:formula="of:=[.B896]/[.H$2]" office:value-type="float" office:value="0.895052473763118" calcext:value-type="float">
            <text:p>0.895052473763118</text:p>
          </table:table-cell>
          <table:table-cell table:formula="of:=[.C896]/[.H$2]" office:value-type="float" office:value="0.896051974012993" calcext:value-type="float">
            <text:p>0.896051974012993</text:p>
          </table:table-cell>
          <table:table-cell table:number-columns-repeated="2"/>
        </table:table-row>
        <table:table-row table:style-name="ro1">
          <table:table-cell table:formula="of:=[.A896]+2" office:value-type="float" office:value="1791" calcext:value-type="float">
            <text:p>1791</text:p>
          </table:table-cell>
          <table:table-cell table:formula="of:=[.B896]+2" office:value-type="float" office:value="1793" calcext:value-type="float">
            <text:p>1793</text:p>
          </table:table-cell>
          <table:table-cell table:formula="of:=[.C896]+2" office:value-type="float" office:value="1795" calcext:value-type="float">
            <text:p>1795</text:p>
          </table:table-cell>
          <table:table-cell table:formula="of:=[.A897]/[.H$2]" office:value-type="float" office:value="0.895052473763118" calcext:value-type="float">
            <text:p>0.895052473763118</text:p>
          </table:table-cell>
          <table:table-cell table:formula="of:=[.B897]/[.H$2]" office:value-type="float" office:value="0.896051974012993" calcext:value-type="float">
            <text:p>0.896051974012993</text:p>
          </table:table-cell>
          <table:table-cell table:formula="of:=[.C897]/[.H$2]" office:value-type="float" office:value="0.897051474262869" calcext:value-type="float">
            <text:p>0.897051474262869</text:p>
          </table:table-cell>
          <table:table-cell table:number-columns-repeated="2"/>
        </table:table-row>
        <table:table-row table:style-name="ro1">
          <table:table-cell table:formula="of:=[.A897]+2" office:value-type="float" office:value="1793" calcext:value-type="float">
            <text:p>1793</text:p>
          </table:table-cell>
          <table:table-cell table:formula="of:=[.B897]+2" office:value-type="float" office:value="1795" calcext:value-type="float">
            <text:p>1795</text:p>
          </table:table-cell>
          <table:table-cell table:formula="of:=[.C897]+2" office:value-type="float" office:value="1797" calcext:value-type="float">
            <text:p>1797</text:p>
          </table:table-cell>
          <table:table-cell table:formula="of:=[.A898]/[.H$2]" office:value-type="float" office:value="0.896051974012993" calcext:value-type="float">
            <text:p>0.896051974012993</text:p>
          </table:table-cell>
          <table:table-cell table:formula="of:=[.B898]/[.H$2]" office:value-type="float" office:value="0.897051474262869" calcext:value-type="float">
            <text:p>0.897051474262869</text:p>
          </table:table-cell>
          <table:table-cell table:formula="of:=[.C898]/[.H$2]" office:value-type="float" office:value="0.898050974512744" calcext:value-type="float">
            <text:p>0.898050974512744</text:p>
          </table:table-cell>
          <table:table-cell table:number-columns-repeated="2"/>
        </table:table-row>
        <table:table-row table:style-name="ro1">
          <table:table-cell table:formula="of:=[.A898]+2" office:value-type="float" office:value="1795" calcext:value-type="float">
            <text:p>1795</text:p>
          </table:table-cell>
          <table:table-cell table:formula="of:=[.B898]+2" office:value-type="float" office:value="1797" calcext:value-type="float">
            <text:p>1797</text:p>
          </table:table-cell>
          <table:table-cell table:formula="of:=[.C898]+2" office:value-type="float" office:value="1799" calcext:value-type="float">
            <text:p>1799</text:p>
          </table:table-cell>
          <table:table-cell table:formula="of:=[.A899]/[.H$2]" office:value-type="float" office:value="0.897051474262869" calcext:value-type="float">
            <text:p>0.897051474262869</text:p>
          </table:table-cell>
          <table:table-cell table:formula="of:=[.B899]/[.H$2]" office:value-type="float" office:value="0.898050974512744" calcext:value-type="float">
            <text:p>0.898050974512744</text:p>
          </table:table-cell>
          <table:table-cell table:formula="of:=[.C899]/[.H$2]" office:value-type="float" office:value="0.899050474762619" calcext:value-type="float">
            <text:p>0.899050474762619</text:p>
          </table:table-cell>
          <table:table-cell table:number-columns-repeated="2"/>
        </table:table-row>
        <table:table-row table:style-name="ro1">
          <table:table-cell table:formula="of:=[.A899]+2" office:value-type="float" office:value="1797" calcext:value-type="float">
            <text:p>1797</text:p>
          </table:table-cell>
          <table:table-cell table:formula="of:=[.B899]+2" office:value-type="float" office:value="1799" calcext:value-type="float">
            <text:p>1799</text:p>
          </table:table-cell>
          <table:table-cell table:formula="of:=[.C899]+2" office:value-type="float" office:value="1801" calcext:value-type="float">
            <text:p>1801</text:p>
          </table:table-cell>
          <table:table-cell table:formula="of:=[.A900]/[.H$2]" office:value-type="float" office:value="0.898050974512744" calcext:value-type="float">
            <text:p>0.898050974512744</text:p>
          </table:table-cell>
          <table:table-cell table:formula="of:=[.B900]/[.H$2]" office:value-type="float" office:value="0.899050474762619" calcext:value-type="float">
            <text:p>0.899050474762619</text:p>
          </table:table-cell>
          <table:table-cell table:formula="of:=[.C900]/[.H$2]" office:value-type="float" office:value="0.900049975012494" calcext:value-type="float">
            <text:p>0.900049975012494</text:p>
          </table:table-cell>
          <table:table-cell table:number-columns-repeated="2"/>
        </table:table-row>
        <table:table-row table:style-name="ro1">
          <table:table-cell table:formula="of:=[.A900]+2" office:value-type="float" office:value="1799" calcext:value-type="float">
            <text:p>1799</text:p>
          </table:table-cell>
          <table:table-cell table:formula="of:=[.B900]+2" office:value-type="float" office:value="1801" calcext:value-type="float">
            <text:p>1801</text:p>
          </table:table-cell>
          <table:table-cell table:formula="of:=[.C900]+2" office:value-type="float" office:value="1803" calcext:value-type="float">
            <text:p>1803</text:p>
          </table:table-cell>
          <table:table-cell table:formula="of:=[.A901]/[.H$2]" office:value-type="float" office:value="0.899050474762619" calcext:value-type="float">
            <text:p>0.899050474762619</text:p>
          </table:table-cell>
          <table:table-cell table:formula="of:=[.B901]/[.H$2]" office:value-type="float" office:value="0.900049975012494" calcext:value-type="float">
            <text:p>0.900049975012494</text:p>
          </table:table-cell>
          <table:table-cell table:formula="of:=[.C901]/[.H$2]" office:value-type="float" office:value="0.901049475262369" calcext:value-type="float">
            <text:p>0.901049475262369</text:p>
          </table:table-cell>
          <table:table-cell table:number-columns-repeated="2"/>
        </table:table-row>
        <table:table-row table:style-name="ro1">
          <table:table-cell table:formula="of:=[.A901]+2" office:value-type="float" office:value="1801" calcext:value-type="float">
            <text:p>1801</text:p>
          </table:table-cell>
          <table:table-cell table:formula="of:=[.B901]+2" office:value-type="float" office:value="1803" calcext:value-type="float">
            <text:p>1803</text:p>
          </table:table-cell>
          <table:table-cell table:formula="of:=[.C901]+2" office:value-type="float" office:value="1805" calcext:value-type="float">
            <text:p>1805</text:p>
          </table:table-cell>
          <table:table-cell table:formula="of:=[.A902]/[.H$2]" office:value-type="float" office:value="0.900049975012494" calcext:value-type="float">
            <text:p>0.900049975012494</text:p>
          </table:table-cell>
          <table:table-cell table:formula="of:=[.B902]/[.H$2]" office:value-type="float" office:value="0.901049475262369" calcext:value-type="float">
            <text:p>0.901049475262369</text:p>
          </table:table-cell>
          <table:table-cell table:formula="of:=[.C902]/[.H$2]" office:value-type="float" office:value="0.902048975512244" calcext:value-type="float">
            <text:p>0.902048975512244</text:p>
          </table:table-cell>
          <table:table-cell table:number-columns-repeated="2"/>
        </table:table-row>
        <table:table-row table:style-name="ro1">
          <table:table-cell table:formula="of:=[.A902]+2" office:value-type="float" office:value="1803" calcext:value-type="float">
            <text:p>1803</text:p>
          </table:table-cell>
          <table:table-cell table:formula="of:=[.B902]+2" office:value-type="float" office:value="1805" calcext:value-type="float">
            <text:p>1805</text:p>
          </table:table-cell>
          <table:table-cell table:formula="of:=[.C902]+2" office:value-type="float" office:value="1807" calcext:value-type="float">
            <text:p>1807</text:p>
          </table:table-cell>
          <table:table-cell table:formula="of:=[.A903]/[.H$2]" office:value-type="float" office:value="0.901049475262369" calcext:value-type="float">
            <text:p>0.901049475262369</text:p>
          </table:table-cell>
          <table:table-cell table:formula="of:=[.B903]/[.H$2]" office:value-type="float" office:value="0.902048975512244" calcext:value-type="float">
            <text:p>0.902048975512244</text:p>
          </table:table-cell>
          <table:table-cell table:formula="of:=[.C903]/[.H$2]" office:value-type="float" office:value="0.903048475762119" calcext:value-type="float">
            <text:p>0.903048475762119</text:p>
          </table:table-cell>
          <table:table-cell table:number-columns-repeated="2"/>
        </table:table-row>
        <table:table-row table:style-name="ro1">
          <table:table-cell table:formula="of:=[.A903]+2" office:value-type="float" office:value="1805" calcext:value-type="float">
            <text:p>1805</text:p>
          </table:table-cell>
          <table:table-cell table:formula="of:=[.B903]+2" office:value-type="float" office:value="1807" calcext:value-type="float">
            <text:p>1807</text:p>
          </table:table-cell>
          <table:table-cell table:formula="of:=[.C903]+2" office:value-type="float" office:value="1809" calcext:value-type="float">
            <text:p>1809</text:p>
          </table:table-cell>
          <table:table-cell table:formula="of:=[.A904]/[.H$2]" office:value-type="float" office:value="0.902048975512244" calcext:value-type="float">
            <text:p>0.902048975512244</text:p>
          </table:table-cell>
          <table:table-cell table:formula="of:=[.B904]/[.H$2]" office:value-type="float" office:value="0.903048475762119" calcext:value-type="float">
            <text:p>0.903048475762119</text:p>
          </table:table-cell>
          <table:table-cell table:formula="of:=[.C904]/[.H$2]" office:value-type="float" office:value="0.904047976011994" calcext:value-type="float">
            <text:p>0.904047976011994</text:p>
          </table:table-cell>
          <table:table-cell table:number-columns-repeated="2"/>
        </table:table-row>
        <table:table-row table:style-name="ro1">
          <table:table-cell table:formula="of:=[.A904]+2" office:value-type="float" office:value="1807" calcext:value-type="float">
            <text:p>1807</text:p>
          </table:table-cell>
          <table:table-cell table:formula="of:=[.B904]+2" office:value-type="float" office:value="1809" calcext:value-type="float">
            <text:p>1809</text:p>
          </table:table-cell>
          <table:table-cell table:formula="of:=[.C904]+2" office:value-type="float" office:value="1811" calcext:value-type="float">
            <text:p>1811</text:p>
          </table:table-cell>
          <table:table-cell table:formula="of:=[.A905]/[.H$2]" office:value-type="float" office:value="0.903048475762119" calcext:value-type="float">
            <text:p>0.903048475762119</text:p>
          </table:table-cell>
          <table:table-cell table:formula="of:=[.B905]/[.H$2]" office:value-type="float" office:value="0.904047976011994" calcext:value-type="float">
            <text:p>0.904047976011994</text:p>
          </table:table-cell>
          <table:table-cell table:formula="of:=[.C905]/[.H$2]" office:value-type="float" office:value="0.905047476261869" calcext:value-type="float">
            <text:p>0.905047476261869</text:p>
          </table:table-cell>
          <table:table-cell table:number-columns-repeated="2"/>
        </table:table-row>
        <table:table-row table:style-name="ro1">
          <table:table-cell table:formula="of:=[.A905]+2" office:value-type="float" office:value="1809" calcext:value-type="float">
            <text:p>1809</text:p>
          </table:table-cell>
          <table:table-cell table:formula="of:=[.B905]+2" office:value-type="float" office:value="1811" calcext:value-type="float">
            <text:p>1811</text:p>
          </table:table-cell>
          <table:table-cell table:formula="of:=[.C905]+2" office:value-type="float" office:value="1813" calcext:value-type="float">
            <text:p>1813</text:p>
          </table:table-cell>
          <table:table-cell table:formula="of:=[.A906]/[.H$2]" office:value-type="float" office:value="0.904047976011994" calcext:value-type="float">
            <text:p>0.904047976011994</text:p>
          </table:table-cell>
          <table:table-cell table:formula="of:=[.B906]/[.H$2]" office:value-type="float" office:value="0.905047476261869" calcext:value-type="float">
            <text:p>0.905047476261869</text:p>
          </table:table-cell>
          <table:table-cell table:formula="of:=[.C906]/[.H$2]" office:value-type="float" office:value="0.906046976511744" calcext:value-type="float">
            <text:p>0.906046976511744</text:p>
          </table:table-cell>
          <table:table-cell table:number-columns-repeated="2"/>
        </table:table-row>
        <table:table-row table:style-name="ro1">
          <table:table-cell table:formula="of:=[.A906]+2" office:value-type="float" office:value="1811" calcext:value-type="float">
            <text:p>1811</text:p>
          </table:table-cell>
          <table:table-cell table:formula="of:=[.B906]+2" office:value-type="float" office:value="1813" calcext:value-type="float">
            <text:p>1813</text:p>
          </table:table-cell>
          <table:table-cell table:formula="of:=[.C906]+2" office:value-type="float" office:value="1815" calcext:value-type="float">
            <text:p>1815</text:p>
          </table:table-cell>
          <table:table-cell table:formula="of:=[.A907]/[.H$2]" office:value-type="float" office:value="0.905047476261869" calcext:value-type="float">
            <text:p>0.905047476261869</text:p>
          </table:table-cell>
          <table:table-cell table:formula="of:=[.B907]/[.H$2]" office:value-type="float" office:value="0.906046976511744" calcext:value-type="float">
            <text:p>0.906046976511744</text:p>
          </table:table-cell>
          <table:table-cell table:formula="of:=[.C907]/[.H$2]" office:value-type="float" office:value="0.907046476761619" calcext:value-type="float">
            <text:p>0.907046476761619</text:p>
          </table:table-cell>
          <table:table-cell table:number-columns-repeated="2"/>
        </table:table-row>
        <table:table-row table:style-name="ro1">
          <table:table-cell table:formula="of:=[.A907]+2" office:value-type="float" office:value="1813" calcext:value-type="float">
            <text:p>1813</text:p>
          </table:table-cell>
          <table:table-cell table:formula="of:=[.B907]+2" office:value-type="float" office:value="1815" calcext:value-type="float">
            <text:p>1815</text:p>
          </table:table-cell>
          <table:table-cell table:formula="of:=[.C907]+2" office:value-type="float" office:value="1817" calcext:value-type="float">
            <text:p>1817</text:p>
          </table:table-cell>
          <table:table-cell table:formula="of:=[.A908]/[.H$2]" office:value-type="float" office:value="0.906046976511744" calcext:value-type="float">
            <text:p>0.906046976511744</text:p>
          </table:table-cell>
          <table:table-cell table:formula="of:=[.B908]/[.H$2]" office:value-type="float" office:value="0.907046476761619" calcext:value-type="float">
            <text:p>0.907046476761619</text:p>
          </table:table-cell>
          <table:table-cell table:formula="of:=[.C908]/[.H$2]" office:value-type="float" office:value="0.908045977011494" calcext:value-type="float">
            <text:p>0.908045977011494</text:p>
          </table:table-cell>
          <table:table-cell table:number-columns-repeated="2"/>
        </table:table-row>
        <table:table-row table:style-name="ro1">
          <table:table-cell table:formula="of:=[.A908]+2" office:value-type="float" office:value="1815" calcext:value-type="float">
            <text:p>1815</text:p>
          </table:table-cell>
          <table:table-cell table:formula="of:=[.B908]+2" office:value-type="float" office:value="1817" calcext:value-type="float">
            <text:p>1817</text:p>
          </table:table-cell>
          <table:table-cell table:formula="of:=[.C908]+2" office:value-type="float" office:value="1819" calcext:value-type="float">
            <text:p>1819</text:p>
          </table:table-cell>
          <table:table-cell table:formula="of:=[.A909]/[.H$2]" office:value-type="float" office:value="0.907046476761619" calcext:value-type="float">
            <text:p>0.907046476761619</text:p>
          </table:table-cell>
          <table:table-cell table:formula="of:=[.B909]/[.H$2]" office:value-type="float" office:value="0.908045977011494" calcext:value-type="float">
            <text:p>0.908045977011494</text:p>
          </table:table-cell>
          <table:table-cell table:formula="of:=[.C909]/[.H$2]" office:value-type="float" office:value="0.909045477261369" calcext:value-type="float">
            <text:p>0.909045477261369</text:p>
          </table:table-cell>
          <table:table-cell table:number-columns-repeated="2"/>
        </table:table-row>
        <table:table-row table:style-name="ro1">
          <table:table-cell table:formula="of:=[.A909]+2" office:value-type="float" office:value="1817" calcext:value-type="float">
            <text:p>1817</text:p>
          </table:table-cell>
          <table:table-cell table:formula="of:=[.B909]+2" office:value-type="float" office:value="1819" calcext:value-type="float">
            <text:p>1819</text:p>
          </table:table-cell>
          <table:table-cell table:formula="of:=[.C909]+2" office:value-type="float" office:value="1821" calcext:value-type="float">
            <text:p>1821</text:p>
          </table:table-cell>
          <table:table-cell table:formula="of:=[.A910]/[.H$2]" office:value-type="float" office:value="0.908045977011494" calcext:value-type="float">
            <text:p>0.908045977011494</text:p>
          </table:table-cell>
          <table:table-cell table:formula="of:=[.B910]/[.H$2]" office:value-type="float" office:value="0.909045477261369" calcext:value-type="float">
            <text:p>0.909045477261369</text:p>
          </table:table-cell>
          <table:table-cell table:formula="of:=[.C910]/[.H$2]" office:value-type="float" office:value="0.910044977511244" calcext:value-type="float">
            <text:p>0.910044977511244</text:p>
          </table:table-cell>
          <table:table-cell table:number-columns-repeated="2"/>
        </table:table-row>
        <table:table-row table:style-name="ro1">
          <table:table-cell table:formula="of:=[.A910]+2" office:value-type="float" office:value="1819" calcext:value-type="float">
            <text:p>1819</text:p>
          </table:table-cell>
          <table:table-cell table:formula="of:=[.B910]+2" office:value-type="float" office:value="1821" calcext:value-type="float">
            <text:p>1821</text:p>
          </table:table-cell>
          <table:table-cell table:formula="of:=[.C910]+2" office:value-type="float" office:value="1823" calcext:value-type="float">
            <text:p>1823</text:p>
          </table:table-cell>
          <table:table-cell table:formula="of:=[.A911]/[.H$2]" office:value-type="float" office:value="0.909045477261369" calcext:value-type="float">
            <text:p>0.909045477261369</text:p>
          </table:table-cell>
          <table:table-cell table:formula="of:=[.B911]/[.H$2]" office:value-type="float" office:value="0.910044977511244" calcext:value-type="float">
            <text:p>0.910044977511244</text:p>
          </table:table-cell>
          <table:table-cell table:formula="of:=[.C911]/[.H$2]" office:value-type="float" office:value="0.911044477761119" calcext:value-type="float">
            <text:p>0.911044477761119</text:p>
          </table:table-cell>
          <table:table-cell table:number-columns-repeated="2"/>
        </table:table-row>
        <table:table-row table:style-name="ro1">
          <table:table-cell table:formula="of:=[.A911]+2" office:value-type="float" office:value="1821" calcext:value-type="float">
            <text:p>1821</text:p>
          </table:table-cell>
          <table:table-cell table:formula="of:=[.B911]+2" office:value-type="float" office:value="1823" calcext:value-type="float">
            <text:p>1823</text:p>
          </table:table-cell>
          <table:table-cell table:formula="of:=[.C911]+2" office:value-type="float" office:value="1825" calcext:value-type="float">
            <text:p>1825</text:p>
          </table:table-cell>
          <table:table-cell table:formula="of:=[.A912]/[.H$2]" office:value-type="float" office:value="0.910044977511244" calcext:value-type="float">
            <text:p>0.910044977511244</text:p>
          </table:table-cell>
          <table:table-cell table:formula="of:=[.B912]/[.H$2]" office:value-type="float" office:value="0.911044477761119" calcext:value-type="float">
            <text:p>0.911044477761119</text:p>
          </table:table-cell>
          <table:table-cell table:formula="of:=[.C912]/[.H$2]" office:value-type="float" office:value="0.912043978010994" calcext:value-type="float">
            <text:p>0.912043978010994</text:p>
          </table:table-cell>
          <table:table-cell table:number-columns-repeated="2"/>
        </table:table-row>
        <table:table-row table:style-name="ro1">
          <table:table-cell table:formula="of:=[.A912]+2" office:value-type="float" office:value="1823" calcext:value-type="float">
            <text:p>1823</text:p>
          </table:table-cell>
          <table:table-cell table:formula="of:=[.B912]+2" office:value-type="float" office:value="1825" calcext:value-type="float">
            <text:p>1825</text:p>
          </table:table-cell>
          <table:table-cell table:formula="of:=[.C912]+2" office:value-type="float" office:value="1827" calcext:value-type="float">
            <text:p>1827</text:p>
          </table:table-cell>
          <table:table-cell table:formula="of:=[.A913]/[.H$2]" office:value-type="float" office:value="0.911044477761119" calcext:value-type="float">
            <text:p>0.911044477761119</text:p>
          </table:table-cell>
          <table:table-cell table:formula="of:=[.B913]/[.H$2]" office:value-type="float" office:value="0.912043978010994" calcext:value-type="float">
            <text:p>0.912043978010994</text:p>
          </table:table-cell>
          <table:table-cell table:formula="of:=[.C913]/[.H$2]" office:value-type="float" office:value="0.91304347826087" calcext:value-type="float">
            <text:p>0.91304347826087</text:p>
          </table:table-cell>
          <table:table-cell table:number-columns-repeated="2"/>
        </table:table-row>
        <table:table-row table:style-name="ro1">
          <table:table-cell table:formula="of:=[.A913]+2" office:value-type="float" office:value="1825" calcext:value-type="float">
            <text:p>1825</text:p>
          </table:table-cell>
          <table:table-cell table:formula="of:=[.B913]+2" office:value-type="float" office:value="1827" calcext:value-type="float">
            <text:p>1827</text:p>
          </table:table-cell>
          <table:table-cell table:formula="of:=[.C913]+2" office:value-type="float" office:value="1829" calcext:value-type="float">
            <text:p>1829</text:p>
          </table:table-cell>
          <table:table-cell table:formula="of:=[.A914]/[.H$2]" office:value-type="float" office:value="0.912043978010994" calcext:value-type="float">
            <text:p>0.912043978010994</text:p>
          </table:table-cell>
          <table:table-cell table:formula="of:=[.B914]/[.H$2]" office:value-type="float" office:value="0.91304347826087" calcext:value-type="float">
            <text:p>0.91304347826087</text:p>
          </table:table-cell>
          <table:table-cell table:formula="of:=[.C914]/[.H$2]" office:value-type="float" office:value="0.914042978510745" calcext:value-type="float">
            <text:p>0.914042978510745</text:p>
          </table:table-cell>
          <table:table-cell table:number-columns-repeated="2"/>
        </table:table-row>
        <table:table-row table:style-name="ro1">
          <table:table-cell table:formula="of:=[.A914]+2" office:value-type="float" office:value="1827" calcext:value-type="float">
            <text:p>1827</text:p>
          </table:table-cell>
          <table:table-cell table:formula="of:=[.B914]+2" office:value-type="float" office:value="1829" calcext:value-type="float">
            <text:p>1829</text:p>
          </table:table-cell>
          <table:table-cell table:formula="of:=[.C914]+2" office:value-type="float" office:value="1831" calcext:value-type="float">
            <text:p>1831</text:p>
          </table:table-cell>
          <table:table-cell table:formula="of:=[.A915]/[.H$2]" office:value-type="float" office:value="0.91304347826087" calcext:value-type="float">
            <text:p>0.91304347826087</text:p>
          </table:table-cell>
          <table:table-cell table:formula="of:=[.B915]/[.H$2]" office:value-type="float" office:value="0.914042978510745" calcext:value-type="float">
            <text:p>0.914042978510745</text:p>
          </table:table-cell>
          <table:table-cell table:formula="of:=[.C915]/[.H$2]" office:value-type="float" office:value="0.91504247876062" calcext:value-type="float">
            <text:p>0.91504247876062</text:p>
          </table:table-cell>
          <table:table-cell table:number-columns-repeated="2"/>
        </table:table-row>
        <table:table-row table:style-name="ro1">
          <table:table-cell table:formula="of:=[.A915]+2" office:value-type="float" office:value="1829" calcext:value-type="float">
            <text:p>1829</text:p>
          </table:table-cell>
          <table:table-cell table:formula="of:=[.B915]+2" office:value-type="float" office:value="1831" calcext:value-type="float">
            <text:p>1831</text:p>
          </table:table-cell>
          <table:table-cell table:formula="of:=[.C915]+2" office:value-type="float" office:value="1833" calcext:value-type="float">
            <text:p>1833</text:p>
          </table:table-cell>
          <table:table-cell table:formula="of:=[.A916]/[.H$2]" office:value-type="float" office:value="0.914042978510745" calcext:value-type="float">
            <text:p>0.914042978510745</text:p>
          </table:table-cell>
          <table:table-cell table:formula="of:=[.B916]/[.H$2]" office:value-type="float" office:value="0.91504247876062" calcext:value-type="float">
            <text:p>0.91504247876062</text:p>
          </table:table-cell>
          <table:table-cell table:formula="of:=[.C916]/[.H$2]" office:value-type="float" office:value="0.916041979010495" calcext:value-type="float">
            <text:p>0.916041979010495</text:p>
          </table:table-cell>
          <table:table-cell table:number-columns-repeated="2"/>
        </table:table-row>
        <table:table-row table:style-name="ro1">
          <table:table-cell table:formula="of:=[.A916]+2" office:value-type="float" office:value="1831" calcext:value-type="float">
            <text:p>1831</text:p>
          </table:table-cell>
          <table:table-cell table:formula="of:=[.B916]+2" office:value-type="float" office:value="1833" calcext:value-type="float">
            <text:p>1833</text:p>
          </table:table-cell>
          <table:table-cell table:formula="of:=[.C916]+2" office:value-type="float" office:value="1835" calcext:value-type="float">
            <text:p>1835</text:p>
          </table:table-cell>
          <table:table-cell table:formula="of:=[.A917]/[.H$2]" office:value-type="float" office:value="0.91504247876062" calcext:value-type="float">
            <text:p>0.91504247876062</text:p>
          </table:table-cell>
          <table:table-cell table:formula="of:=[.B917]/[.H$2]" office:value-type="float" office:value="0.916041979010495" calcext:value-type="float">
            <text:p>0.916041979010495</text:p>
          </table:table-cell>
          <table:table-cell table:formula="of:=[.C917]/[.H$2]" office:value-type="float" office:value="0.91704147926037" calcext:value-type="float">
            <text:p>0.91704147926037</text:p>
          </table:table-cell>
          <table:table-cell table:number-columns-repeated="2"/>
        </table:table-row>
        <table:table-row table:style-name="ro1">
          <table:table-cell table:formula="of:=[.A917]+2" office:value-type="float" office:value="1833" calcext:value-type="float">
            <text:p>1833</text:p>
          </table:table-cell>
          <table:table-cell table:formula="of:=[.B917]+2" office:value-type="float" office:value="1835" calcext:value-type="float">
            <text:p>1835</text:p>
          </table:table-cell>
          <table:table-cell table:formula="of:=[.C917]+2" office:value-type="float" office:value="1837" calcext:value-type="float">
            <text:p>1837</text:p>
          </table:table-cell>
          <table:table-cell table:formula="of:=[.A918]/[.H$2]" office:value-type="float" office:value="0.916041979010495" calcext:value-type="float">
            <text:p>0.916041979010495</text:p>
          </table:table-cell>
          <table:table-cell table:formula="of:=[.B918]/[.H$2]" office:value-type="float" office:value="0.91704147926037" calcext:value-type="float">
            <text:p>0.91704147926037</text:p>
          </table:table-cell>
          <table:table-cell table:formula="of:=[.C918]/[.H$2]" office:value-type="float" office:value="0.918040979510245" calcext:value-type="float">
            <text:p>0.918040979510245</text:p>
          </table:table-cell>
          <table:table-cell table:number-columns-repeated="2"/>
        </table:table-row>
        <table:table-row table:style-name="ro1">
          <table:table-cell table:formula="of:=[.A918]+2" office:value-type="float" office:value="1835" calcext:value-type="float">
            <text:p>1835</text:p>
          </table:table-cell>
          <table:table-cell table:formula="of:=[.B918]+2" office:value-type="float" office:value="1837" calcext:value-type="float">
            <text:p>1837</text:p>
          </table:table-cell>
          <table:table-cell table:formula="of:=[.C918]+2" office:value-type="float" office:value="1839" calcext:value-type="float">
            <text:p>1839</text:p>
          </table:table-cell>
          <table:table-cell table:formula="of:=[.A919]/[.H$2]" office:value-type="float" office:value="0.91704147926037" calcext:value-type="float">
            <text:p>0.91704147926037</text:p>
          </table:table-cell>
          <table:table-cell table:formula="of:=[.B919]/[.H$2]" office:value-type="float" office:value="0.918040979510245" calcext:value-type="float">
            <text:p>0.918040979510245</text:p>
          </table:table-cell>
          <table:table-cell table:formula="of:=[.C919]/[.H$2]" office:value-type="float" office:value="0.91904047976012" calcext:value-type="float">
            <text:p>0.91904047976012</text:p>
          </table:table-cell>
          <table:table-cell table:number-columns-repeated="2"/>
        </table:table-row>
        <table:table-row table:style-name="ro1">
          <table:table-cell table:formula="of:=[.A919]+2" office:value-type="float" office:value="1837" calcext:value-type="float">
            <text:p>1837</text:p>
          </table:table-cell>
          <table:table-cell table:formula="of:=[.B919]+2" office:value-type="float" office:value="1839" calcext:value-type="float">
            <text:p>1839</text:p>
          </table:table-cell>
          <table:table-cell table:formula="of:=[.C919]+2" office:value-type="float" office:value="1841" calcext:value-type="float">
            <text:p>1841</text:p>
          </table:table-cell>
          <table:table-cell table:formula="of:=[.A920]/[.H$2]" office:value-type="float" office:value="0.918040979510245" calcext:value-type="float">
            <text:p>0.918040979510245</text:p>
          </table:table-cell>
          <table:table-cell table:formula="of:=[.B920]/[.H$2]" office:value-type="float" office:value="0.91904047976012" calcext:value-type="float">
            <text:p>0.91904047976012</text:p>
          </table:table-cell>
          <table:table-cell table:formula="of:=[.C920]/[.H$2]" office:value-type="float" office:value="0.920039980009995" calcext:value-type="float">
            <text:p>0.920039980009995</text:p>
          </table:table-cell>
          <table:table-cell table:number-columns-repeated="2"/>
        </table:table-row>
        <table:table-row table:style-name="ro1">
          <table:table-cell table:formula="of:=[.A920]+2" office:value-type="float" office:value="1839" calcext:value-type="float">
            <text:p>1839</text:p>
          </table:table-cell>
          <table:table-cell table:formula="of:=[.B920]+2" office:value-type="float" office:value="1841" calcext:value-type="float">
            <text:p>1841</text:p>
          </table:table-cell>
          <table:table-cell table:formula="of:=[.C920]+2" office:value-type="float" office:value="1843" calcext:value-type="float">
            <text:p>1843</text:p>
          </table:table-cell>
          <table:table-cell table:formula="of:=[.A921]/[.H$2]" office:value-type="float" office:value="0.91904047976012" calcext:value-type="float">
            <text:p>0.91904047976012</text:p>
          </table:table-cell>
          <table:table-cell table:formula="of:=[.B921]/[.H$2]" office:value-type="float" office:value="0.920039980009995" calcext:value-type="float">
            <text:p>0.920039980009995</text:p>
          </table:table-cell>
          <table:table-cell table:formula="of:=[.C921]/[.H$2]" office:value-type="float" office:value="0.92103948025987" calcext:value-type="float">
            <text:p>0.92103948025987</text:p>
          </table:table-cell>
          <table:table-cell table:number-columns-repeated="2"/>
        </table:table-row>
        <table:table-row table:style-name="ro1">
          <table:table-cell table:formula="of:=[.A921]+2" office:value-type="float" office:value="1841" calcext:value-type="float">
            <text:p>1841</text:p>
          </table:table-cell>
          <table:table-cell table:formula="of:=[.B921]+2" office:value-type="float" office:value="1843" calcext:value-type="float">
            <text:p>1843</text:p>
          </table:table-cell>
          <table:table-cell table:formula="of:=[.C921]+2" office:value-type="float" office:value="1845" calcext:value-type="float">
            <text:p>1845</text:p>
          </table:table-cell>
          <table:table-cell table:formula="of:=[.A922]/[.H$2]" office:value-type="float" office:value="0.920039980009995" calcext:value-type="float">
            <text:p>0.920039980009995</text:p>
          </table:table-cell>
          <table:table-cell table:formula="of:=[.B922]/[.H$2]" office:value-type="float" office:value="0.92103948025987" calcext:value-type="float">
            <text:p>0.92103948025987</text:p>
          </table:table-cell>
          <table:table-cell table:formula="of:=[.C922]/[.H$2]" office:value-type="float" office:value="0.922038980509745" calcext:value-type="float">
            <text:p>0.922038980509745</text:p>
          </table:table-cell>
          <table:table-cell table:number-columns-repeated="2"/>
        </table:table-row>
        <table:table-row table:style-name="ro1">
          <table:table-cell table:formula="of:=[.A922]+2" office:value-type="float" office:value="1843" calcext:value-type="float">
            <text:p>1843</text:p>
          </table:table-cell>
          <table:table-cell table:formula="of:=[.B922]+2" office:value-type="float" office:value="1845" calcext:value-type="float">
            <text:p>1845</text:p>
          </table:table-cell>
          <table:table-cell table:formula="of:=[.C922]+2" office:value-type="float" office:value="1847" calcext:value-type="float">
            <text:p>1847</text:p>
          </table:table-cell>
          <table:table-cell table:formula="of:=[.A923]/[.H$2]" office:value-type="float" office:value="0.92103948025987" calcext:value-type="float">
            <text:p>0.92103948025987</text:p>
          </table:table-cell>
          <table:table-cell table:formula="of:=[.B923]/[.H$2]" office:value-type="float" office:value="0.922038980509745" calcext:value-type="float">
            <text:p>0.922038980509745</text:p>
          </table:table-cell>
          <table:table-cell table:formula="of:=[.C923]/[.H$2]" office:value-type="float" office:value="0.92303848075962" calcext:value-type="float">
            <text:p>0.92303848075962</text:p>
          </table:table-cell>
          <table:table-cell table:number-columns-repeated="2"/>
        </table:table-row>
        <table:table-row table:style-name="ro1">
          <table:table-cell table:formula="of:=[.A923]+2" office:value-type="float" office:value="1845" calcext:value-type="float">
            <text:p>1845</text:p>
          </table:table-cell>
          <table:table-cell table:formula="of:=[.B923]+2" office:value-type="float" office:value="1847" calcext:value-type="float">
            <text:p>1847</text:p>
          </table:table-cell>
          <table:table-cell table:formula="of:=[.C923]+2" office:value-type="float" office:value="1849" calcext:value-type="float">
            <text:p>1849</text:p>
          </table:table-cell>
          <table:table-cell table:formula="of:=[.A924]/[.H$2]" office:value-type="float" office:value="0.922038980509745" calcext:value-type="float">
            <text:p>0.922038980509745</text:p>
          </table:table-cell>
          <table:table-cell table:formula="of:=[.B924]/[.H$2]" office:value-type="float" office:value="0.92303848075962" calcext:value-type="float">
            <text:p>0.92303848075962</text:p>
          </table:table-cell>
          <table:table-cell table:formula="of:=[.C924]/[.H$2]" office:value-type="float" office:value="0.924037981009495" calcext:value-type="float">
            <text:p>0.924037981009495</text:p>
          </table:table-cell>
          <table:table-cell table:number-columns-repeated="2"/>
        </table:table-row>
        <table:table-row table:style-name="ro1">
          <table:table-cell table:formula="of:=[.A924]+2" office:value-type="float" office:value="1847" calcext:value-type="float">
            <text:p>1847</text:p>
          </table:table-cell>
          <table:table-cell table:formula="of:=[.B924]+2" office:value-type="float" office:value="1849" calcext:value-type="float">
            <text:p>1849</text:p>
          </table:table-cell>
          <table:table-cell table:formula="of:=[.C924]+2" office:value-type="float" office:value="1851" calcext:value-type="float">
            <text:p>1851</text:p>
          </table:table-cell>
          <table:table-cell table:formula="of:=[.A925]/[.H$2]" office:value-type="float" office:value="0.92303848075962" calcext:value-type="float">
            <text:p>0.92303848075962</text:p>
          </table:table-cell>
          <table:table-cell table:formula="of:=[.B925]/[.H$2]" office:value-type="float" office:value="0.924037981009495" calcext:value-type="float">
            <text:p>0.924037981009495</text:p>
          </table:table-cell>
          <table:table-cell table:formula="of:=[.C925]/[.H$2]" office:value-type="float" office:value="0.92503748125937" calcext:value-type="float">
            <text:p>0.92503748125937</text:p>
          </table:table-cell>
          <table:table-cell table:number-columns-repeated="2"/>
        </table:table-row>
        <table:table-row table:style-name="ro1">
          <table:table-cell table:formula="of:=[.A925]+2" office:value-type="float" office:value="1849" calcext:value-type="float">
            <text:p>1849</text:p>
          </table:table-cell>
          <table:table-cell table:formula="of:=[.B925]+2" office:value-type="float" office:value="1851" calcext:value-type="float">
            <text:p>1851</text:p>
          </table:table-cell>
          <table:table-cell table:formula="of:=[.C925]+2" office:value-type="float" office:value="1853" calcext:value-type="float">
            <text:p>1853</text:p>
          </table:table-cell>
          <table:table-cell table:formula="of:=[.A926]/[.H$2]" office:value-type="float" office:value="0.924037981009495" calcext:value-type="float">
            <text:p>0.924037981009495</text:p>
          </table:table-cell>
          <table:table-cell table:formula="of:=[.B926]/[.H$2]" office:value-type="float" office:value="0.92503748125937" calcext:value-type="float">
            <text:p>0.92503748125937</text:p>
          </table:table-cell>
          <table:table-cell table:formula="of:=[.C926]/[.H$2]" office:value-type="float" office:value="0.926036981509245" calcext:value-type="float">
            <text:p>0.926036981509245</text:p>
          </table:table-cell>
          <table:table-cell table:number-columns-repeated="2"/>
        </table:table-row>
        <table:table-row table:style-name="ro1">
          <table:table-cell table:formula="of:=[.A926]+2" office:value-type="float" office:value="1851" calcext:value-type="float">
            <text:p>1851</text:p>
          </table:table-cell>
          <table:table-cell table:formula="of:=[.B926]+2" office:value-type="float" office:value="1853" calcext:value-type="float">
            <text:p>1853</text:p>
          </table:table-cell>
          <table:table-cell table:formula="of:=[.C926]+2" office:value-type="float" office:value="1855" calcext:value-type="float">
            <text:p>1855</text:p>
          </table:table-cell>
          <table:table-cell table:formula="of:=[.A927]/[.H$2]" office:value-type="float" office:value="0.92503748125937" calcext:value-type="float">
            <text:p>0.92503748125937</text:p>
          </table:table-cell>
          <table:table-cell table:formula="of:=[.B927]/[.H$2]" office:value-type="float" office:value="0.926036981509245" calcext:value-type="float">
            <text:p>0.926036981509245</text:p>
          </table:table-cell>
          <table:table-cell table:formula="of:=[.C927]/[.H$2]" office:value-type="float" office:value="0.92703648175912" calcext:value-type="float">
            <text:p>0.92703648175912</text:p>
          </table:table-cell>
          <table:table-cell table:number-columns-repeated="2"/>
        </table:table-row>
        <table:table-row table:style-name="ro1">
          <table:table-cell table:formula="of:=[.A927]+2" office:value-type="float" office:value="1853" calcext:value-type="float">
            <text:p>1853</text:p>
          </table:table-cell>
          <table:table-cell table:formula="of:=[.B927]+2" office:value-type="float" office:value="1855" calcext:value-type="float">
            <text:p>1855</text:p>
          </table:table-cell>
          <table:table-cell table:formula="of:=[.C927]+2" office:value-type="float" office:value="1857" calcext:value-type="float">
            <text:p>1857</text:p>
          </table:table-cell>
          <table:table-cell table:formula="of:=[.A928]/[.H$2]" office:value-type="float" office:value="0.926036981509245" calcext:value-type="float">
            <text:p>0.926036981509245</text:p>
          </table:table-cell>
          <table:table-cell table:formula="of:=[.B928]/[.H$2]" office:value-type="float" office:value="0.92703648175912" calcext:value-type="float">
            <text:p>0.92703648175912</text:p>
          </table:table-cell>
          <table:table-cell table:formula="of:=[.C928]/[.H$2]" office:value-type="float" office:value="0.928035982008995" calcext:value-type="float">
            <text:p>0.928035982008995</text:p>
          </table:table-cell>
          <table:table-cell table:number-columns-repeated="2"/>
        </table:table-row>
        <table:table-row table:style-name="ro1">
          <table:table-cell table:formula="of:=[.A928]+2" office:value-type="float" office:value="1855" calcext:value-type="float">
            <text:p>1855</text:p>
          </table:table-cell>
          <table:table-cell table:formula="of:=[.B928]+2" office:value-type="float" office:value="1857" calcext:value-type="float">
            <text:p>1857</text:p>
          </table:table-cell>
          <table:table-cell table:formula="of:=[.C928]+2" office:value-type="float" office:value="1859" calcext:value-type="float">
            <text:p>1859</text:p>
          </table:table-cell>
          <table:table-cell table:formula="of:=[.A929]/[.H$2]" office:value-type="float" office:value="0.92703648175912" calcext:value-type="float">
            <text:p>0.92703648175912</text:p>
          </table:table-cell>
          <table:table-cell table:formula="of:=[.B929]/[.H$2]" office:value-type="float" office:value="0.928035982008995" calcext:value-type="float">
            <text:p>0.928035982008995</text:p>
          </table:table-cell>
          <table:table-cell table:formula="of:=[.C929]/[.H$2]" office:value-type="float" office:value="0.929035482258871" calcext:value-type="float">
            <text:p>0.929035482258871</text:p>
          </table:table-cell>
          <table:table-cell table:number-columns-repeated="2"/>
        </table:table-row>
        <table:table-row table:style-name="ro1">
          <table:table-cell table:formula="of:=[.A929]+2" office:value-type="float" office:value="1857" calcext:value-type="float">
            <text:p>1857</text:p>
          </table:table-cell>
          <table:table-cell table:formula="of:=[.B929]+2" office:value-type="float" office:value="1859" calcext:value-type="float">
            <text:p>1859</text:p>
          </table:table-cell>
          <table:table-cell table:formula="of:=[.C929]+2" office:value-type="float" office:value="1861" calcext:value-type="float">
            <text:p>1861</text:p>
          </table:table-cell>
          <table:table-cell table:formula="of:=[.A930]/[.H$2]" office:value-type="float" office:value="0.928035982008995" calcext:value-type="float">
            <text:p>0.928035982008995</text:p>
          </table:table-cell>
          <table:table-cell table:formula="of:=[.B930]/[.H$2]" office:value-type="float" office:value="0.929035482258871" calcext:value-type="float">
            <text:p>0.929035482258871</text:p>
          </table:table-cell>
          <table:table-cell table:formula="of:=[.C930]/[.H$2]" office:value-type="float" office:value="0.930034982508746" calcext:value-type="float">
            <text:p>0.930034982508746</text:p>
          </table:table-cell>
          <table:table-cell table:number-columns-repeated="2"/>
        </table:table-row>
        <table:table-row table:style-name="ro1">
          <table:table-cell table:formula="of:=[.A930]+2" office:value-type="float" office:value="1859" calcext:value-type="float">
            <text:p>1859</text:p>
          </table:table-cell>
          <table:table-cell table:formula="of:=[.B930]+2" office:value-type="float" office:value="1861" calcext:value-type="float">
            <text:p>1861</text:p>
          </table:table-cell>
          <table:table-cell table:formula="of:=[.C930]+2" office:value-type="float" office:value="1863" calcext:value-type="float">
            <text:p>1863</text:p>
          </table:table-cell>
          <table:table-cell table:formula="of:=[.A931]/[.H$2]" office:value-type="float" office:value="0.929035482258871" calcext:value-type="float">
            <text:p>0.929035482258871</text:p>
          </table:table-cell>
          <table:table-cell table:formula="of:=[.B931]/[.H$2]" office:value-type="float" office:value="0.930034982508746" calcext:value-type="float">
            <text:p>0.930034982508746</text:p>
          </table:table-cell>
          <table:table-cell table:formula="of:=[.C931]/[.H$2]" office:value-type="float" office:value="0.931034482758621" calcext:value-type="float">
            <text:p>0.931034482758621</text:p>
          </table:table-cell>
          <table:table-cell table:number-columns-repeated="2"/>
        </table:table-row>
        <table:table-row table:style-name="ro1">
          <table:table-cell table:formula="of:=[.A931]+2" office:value-type="float" office:value="1861" calcext:value-type="float">
            <text:p>1861</text:p>
          </table:table-cell>
          <table:table-cell table:formula="of:=[.B931]+2" office:value-type="float" office:value="1863" calcext:value-type="float">
            <text:p>1863</text:p>
          </table:table-cell>
          <table:table-cell table:formula="of:=[.C931]+2" office:value-type="float" office:value="1865" calcext:value-type="float">
            <text:p>1865</text:p>
          </table:table-cell>
          <table:table-cell table:formula="of:=[.A932]/[.H$2]" office:value-type="float" office:value="0.930034982508746" calcext:value-type="float">
            <text:p>0.930034982508746</text:p>
          </table:table-cell>
          <table:table-cell table:formula="of:=[.B932]/[.H$2]" office:value-type="float" office:value="0.931034482758621" calcext:value-type="float">
            <text:p>0.931034482758621</text:p>
          </table:table-cell>
          <table:table-cell table:formula="of:=[.C932]/[.H$2]" office:value-type="float" office:value="0.932033983008496" calcext:value-type="float">
            <text:p>0.932033983008496</text:p>
          </table:table-cell>
          <table:table-cell table:number-columns-repeated="2"/>
        </table:table-row>
        <table:table-row table:style-name="ro1">
          <table:table-cell table:formula="of:=[.A932]+2" office:value-type="float" office:value="1863" calcext:value-type="float">
            <text:p>1863</text:p>
          </table:table-cell>
          <table:table-cell table:formula="of:=[.B932]+2" office:value-type="float" office:value="1865" calcext:value-type="float">
            <text:p>1865</text:p>
          </table:table-cell>
          <table:table-cell table:formula="of:=[.C932]+2" office:value-type="float" office:value="1867" calcext:value-type="float">
            <text:p>1867</text:p>
          </table:table-cell>
          <table:table-cell table:formula="of:=[.A933]/[.H$2]" office:value-type="float" office:value="0.931034482758621" calcext:value-type="float">
            <text:p>0.931034482758621</text:p>
          </table:table-cell>
          <table:table-cell table:formula="of:=[.B933]/[.H$2]" office:value-type="float" office:value="0.932033983008496" calcext:value-type="float">
            <text:p>0.932033983008496</text:p>
          </table:table-cell>
          <table:table-cell table:formula="of:=[.C933]/[.H$2]" office:value-type="float" office:value="0.933033483258371" calcext:value-type="float">
            <text:p>0.933033483258371</text:p>
          </table:table-cell>
          <table:table-cell table:number-columns-repeated="2"/>
        </table:table-row>
        <table:table-row table:style-name="ro1">
          <table:table-cell table:formula="of:=[.A933]+2" office:value-type="float" office:value="1865" calcext:value-type="float">
            <text:p>1865</text:p>
          </table:table-cell>
          <table:table-cell table:formula="of:=[.B933]+2" office:value-type="float" office:value="1867" calcext:value-type="float">
            <text:p>1867</text:p>
          </table:table-cell>
          <table:table-cell table:formula="of:=[.C933]+2" office:value-type="float" office:value="1869" calcext:value-type="float">
            <text:p>1869</text:p>
          </table:table-cell>
          <table:table-cell table:formula="of:=[.A934]/[.H$2]" office:value-type="float" office:value="0.932033983008496" calcext:value-type="float">
            <text:p>0.932033983008496</text:p>
          </table:table-cell>
          <table:table-cell table:formula="of:=[.B934]/[.H$2]" office:value-type="float" office:value="0.933033483258371" calcext:value-type="float">
            <text:p>0.933033483258371</text:p>
          </table:table-cell>
          <table:table-cell table:formula="of:=[.C934]/[.H$2]" office:value-type="float" office:value="0.934032983508246" calcext:value-type="float">
            <text:p>0.934032983508246</text:p>
          </table:table-cell>
          <table:table-cell table:number-columns-repeated="2"/>
        </table:table-row>
        <table:table-row table:style-name="ro1">
          <table:table-cell table:formula="of:=[.A934]+2" office:value-type="float" office:value="1867" calcext:value-type="float">
            <text:p>1867</text:p>
          </table:table-cell>
          <table:table-cell table:formula="of:=[.B934]+2" office:value-type="float" office:value="1869" calcext:value-type="float">
            <text:p>1869</text:p>
          </table:table-cell>
          <table:table-cell table:formula="of:=[.C934]+2" office:value-type="float" office:value="1871" calcext:value-type="float">
            <text:p>1871</text:p>
          </table:table-cell>
          <table:table-cell table:formula="of:=[.A935]/[.H$2]" office:value-type="float" office:value="0.933033483258371" calcext:value-type="float">
            <text:p>0.933033483258371</text:p>
          </table:table-cell>
          <table:table-cell table:formula="of:=[.B935]/[.H$2]" office:value-type="float" office:value="0.934032983508246" calcext:value-type="float">
            <text:p>0.934032983508246</text:p>
          </table:table-cell>
          <table:table-cell table:formula="of:=[.C935]/[.H$2]" office:value-type="float" office:value="0.935032483758121" calcext:value-type="float">
            <text:p>0.935032483758121</text:p>
          </table:table-cell>
          <table:table-cell table:number-columns-repeated="2"/>
        </table:table-row>
        <table:table-row table:style-name="ro1">
          <table:table-cell table:formula="of:=[.A935]+2" office:value-type="float" office:value="1869" calcext:value-type="float">
            <text:p>1869</text:p>
          </table:table-cell>
          <table:table-cell table:formula="of:=[.B935]+2" office:value-type="float" office:value="1871" calcext:value-type="float">
            <text:p>1871</text:p>
          </table:table-cell>
          <table:table-cell table:formula="of:=[.C935]+2" office:value-type="float" office:value="1873" calcext:value-type="float">
            <text:p>1873</text:p>
          </table:table-cell>
          <table:table-cell table:formula="of:=[.A936]/[.H$2]" office:value-type="float" office:value="0.934032983508246" calcext:value-type="float">
            <text:p>0.934032983508246</text:p>
          </table:table-cell>
          <table:table-cell table:formula="of:=[.B936]/[.H$2]" office:value-type="float" office:value="0.935032483758121" calcext:value-type="float">
            <text:p>0.935032483758121</text:p>
          </table:table-cell>
          <table:table-cell table:formula="of:=[.C936]/[.H$2]" office:value-type="float" office:value="0.936031984007996" calcext:value-type="float">
            <text:p>0.936031984007996</text:p>
          </table:table-cell>
          <table:table-cell table:number-columns-repeated="2"/>
        </table:table-row>
        <table:table-row table:style-name="ro1">
          <table:table-cell table:formula="of:=[.A936]+2" office:value-type="float" office:value="1871" calcext:value-type="float">
            <text:p>1871</text:p>
          </table:table-cell>
          <table:table-cell table:formula="of:=[.B936]+2" office:value-type="float" office:value="1873" calcext:value-type="float">
            <text:p>1873</text:p>
          </table:table-cell>
          <table:table-cell table:formula="of:=[.C936]+2" office:value-type="float" office:value="1875" calcext:value-type="float">
            <text:p>1875</text:p>
          </table:table-cell>
          <table:table-cell table:formula="of:=[.A937]/[.H$2]" office:value-type="float" office:value="0.935032483758121" calcext:value-type="float">
            <text:p>0.935032483758121</text:p>
          </table:table-cell>
          <table:table-cell table:formula="of:=[.B937]/[.H$2]" office:value-type="float" office:value="0.936031984007996" calcext:value-type="float">
            <text:p>0.936031984007996</text:p>
          </table:table-cell>
          <table:table-cell table:formula="of:=[.C937]/[.H$2]" office:value-type="float" office:value="0.937031484257871" calcext:value-type="float">
            <text:p>0.937031484257871</text:p>
          </table:table-cell>
          <table:table-cell table:number-columns-repeated="2"/>
        </table:table-row>
        <table:table-row table:style-name="ro1">
          <table:table-cell table:formula="of:=[.A937]+2" office:value-type="float" office:value="1873" calcext:value-type="float">
            <text:p>1873</text:p>
          </table:table-cell>
          <table:table-cell table:formula="of:=[.B937]+2" office:value-type="float" office:value="1875" calcext:value-type="float">
            <text:p>1875</text:p>
          </table:table-cell>
          <table:table-cell table:formula="of:=[.C937]+2" office:value-type="float" office:value="1877" calcext:value-type="float">
            <text:p>1877</text:p>
          </table:table-cell>
          <table:table-cell table:formula="of:=[.A938]/[.H$2]" office:value-type="float" office:value="0.936031984007996" calcext:value-type="float">
            <text:p>0.936031984007996</text:p>
          </table:table-cell>
          <table:table-cell table:formula="of:=[.B938]/[.H$2]" office:value-type="float" office:value="0.937031484257871" calcext:value-type="float">
            <text:p>0.937031484257871</text:p>
          </table:table-cell>
          <table:table-cell table:formula="of:=[.C938]/[.H$2]" office:value-type="float" office:value="0.938030984507746" calcext:value-type="float">
            <text:p>0.938030984507746</text:p>
          </table:table-cell>
          <table:table-cell table:number-columns-repeated="2"/>
        </table:table-row>
        <table:table-row table:style-name="ro1">
          <table:table-cell table:formula="of:=[.A938]+2" office:value-type="float" office:value="1875" calcext:value-type="float">
            <text:p>1875</text:p>
          </table:table-cell>
          <table:table-cell table:formula="of:=[.B938]+2" office:value-type="float" office:value="1877" calcext:value-type="float">
            <text:p>1877</text:p>
          </table:table-cell>
          <table:table-cell table:formula="of:=[.C938]+2" office:value-type="float" office:value="1879" calcext:value-type="float">
            <text:p>1879</text:p>
          </table:table-cell>
          <table:table-cell table:formula="of:=[.A939]/[.H$2]" office:value-type="float" office:value="0.937031484257871" calcext:value-type="float">
            <text:p>0.937031484257871</text:p>
          </table:table-cell>
          <table:table-cell table:formula="of:=[.B939]/[.H$2]" office:value-type="float" office:value="0.938030984507746" calcext:value-type="float">
            <text:p>0.938030984507746</text:p>
          </table:table-cell>
          <table:table-cell table:formula="of:=[.C939]/[.H$2]" office:value-type="float" office:value="0.939030484757621" calcext:value-type="float">
            <text:p>0.939030484757621</text:p>
          </table:table-cell>
          <table:table-cell table:number-columns-repeated="2"/>
        </table:table-row>
        <table:table-row table:style-name="ro1">
          <table:table-cell table:formula="of:=[.A939]+2" office:value-type="float" office:value="1877" calcext:value-type="float">
            <text:p>1877</text:p>
          </table:table-cell>
          <table:table-cell table:formula="of:=[.B939]+2" office:value-type="float" office:value="1879" calcext:value-type="float">
            <text:p>1879</text:p>
          </table:table-cell>
          <table:table-cell table:formula="of:=[.C939]+2" office:value-type="float" office:value="1881" calcext:value-type="float">
            <text:p>1881</text:p>
          </table:table-cell>
          <table:table-cell table:formula="of:=[.A940]/[.H$2]" office:value-type="float" office:value="0.938030984507746" calcext:value-type="float">
            <text:p>0.938030984507746</text:p>
          </table:table-cell>
          <table:table-cell table:formula="of:=[.B940]/[.H$2]" office:value-type="float" office:value="0.939030484757621" calcext:value-type="float">
            <text:p>0.939030484757621</text:p>
          </table:table-cell>
          <table:table-cell table:formula="of:=[.C940]/[.H$2]" office:value-type="float" office:value="0.940029985007496" calcext:value-type="float">
            <text:p>0.940029985007496</text:p>
          </table:table-cell>
          <table:table-cell table:number-columns-repeated="2"/>
        </table:table-row>
        <table:table-row table:style-name="ro1">
          <table:table-cell table:formula="of:=[.A940]+2" office:value-type="float" office:value="1879" calcext:value-type="float">
            <text:p>1879</text:p>
          </table:table-cell>
          <table:table-cell table:formula="of:=[.B940]+2" office:value-type="float" office:value="1881" calcext:value-type="float">
            <text:p>1881</text:p>
          </table:table-cell>
          <table:table-cell table:formula="of:=[.C940]+2" office:value-type="float" office:value="1883" calcext:value-type="float">
            <text:p>1883</text:p>
          </table:table-cell>
          <table:table-cell table:formula="of:=[.A941]/[.H$2]" office:value-type="float" office:value="0.939030484757621" calcext:value-type="float">
            <text:p>0.939030484757621</text:p>
          </table:table-cell>
          <table:table-cell table:formula="of:=[.B941]/[.H$2]" office:value-type="float" office:value="0.940029985007496" calcext:value-type="float">
            <text:p>0.940029985007496</text:p>
          </table:table-cell>
          <table:table-cell table:formula="of:=[.C941]/[.H$2]" office:value-type="float" office:value="0.941029485257371" calcext:value-type="float">
            <text:p>0.941029485257371</text:p>
          </table:table-cell>
          <table:table-cell table:number-columns-repeated="2"/>
        </table:table-row>
        <table:table-row table:style-name="ro1">
          <table:table-cell table:formula="of:=[.A941]+2" office:value-type="float" office:value="1881" calcext:value-type="float">
            <text:p>1881</text:p>
          </table:table-cell>
          <table:table-cell table:formula="of:=[.B941]+2" office:value-type="float" office:value="1883" calcext:value-type="float">
            <text:p>1883</text:p>
          </table:table-cell>
          <table:table-cell table:formula="of:=[.C941]+2" office:value-type="float" office:value="1885" calcext:value-type="float">
            <text:p>1885</text:p>
          </table:table-cell>
          <table:table-cell table:formula="of:=[.A942]/[.H$2]" office:value-type="float" office:value="0.940029985007496" calcext:value-type="float">
            <text:p>0.940029985007496</text:p>
          </table:table-cell>
          <table:table-cell table:formula="of:=[.B942]/[.H$2]" office:value-type="float" office:value="0.941029485257371" calcext:value-type="float">
            <text:p>0.941029485257371</text:p>
          </table:table-cell>
          <table:table-cell table:formula="of:=[.C942]/[.H$2]" office:value-type="float" office:value="0.942028985507246" calcext:value-type="float">
            <text:p>0.942028985507246</text:p>
          </table:table-cell>
          <table:table-cell table:number-columns-repeated="2"/>
        </table:table-row>
        <table:table-row table:style-name="ro1">
          <table:table-cell table:formula="of:=[.A942]+2" office:value-type="float" office:value="1883" calcext:value-type="float">
            <text:p>1883</text:p>
          </table:table-cell>
          <table:table-cell table:formula="of:=[.B942]+2" office:value-type="float" office:value="1885" calcext:value-type="float">
            <text:p>1885</text:p>
          </table:table-cell>
          <table:table-cell table:formula="of:=[.C942]+2" office:value-type="float" office:value="1887" calcext:value-type="float">
            <text:p>1887</text:p>
          </table:table-cell>
          <table:table-cell table:formula="of:=[.A943]/[.H$2]" office:value-type="float" office:value="0.941029485257371" calcext:value-type="float">
            <text:p>0.941029485257371</text:p>
          </table:table-cell>
          <table:table-cell table:formula="of:=[.B943]/[.H$2]" office:value-type="float" office:value="0.942028985507246" calcext:value-type="float">
            <text:p>0.942028985507246</text:p>
          </table:table-cell>
          <table:table-cell table:formula="of:=[.C943]/[.H$2]" office:value-type="float" office:value="0.943028485757121" calcext:value-type="float">
            <text:p>0.943028485757121</text:p>
          </table:table-cell>
          <table:table-cell table:number-columns-repeated="2"/>
        </table:table-row>
        <table:table-row table:style-name="ro1">
          <table:table-cell table:formula="of:=[.A943]+2" office:value-type="float" office:value="1885" calcext:value-type="float">
            <text:p>1885</text:p>
          </table:table-cell>
          <table:table-cell table:formula="of:=[.B943]+2" office:value-type="float" office:value="1887" calcext:value-type="float">
            <text:p>1887</text:p>
          </table:table-cell>
          <table:table-cell table:formula="of:=[.C943]+2" office:value-type="float" office:value="1889" calcext:value-type="float">
            <text:p>1889</text:p>
          </table:table-cell>
          <table:table-cell table:formula="of:=[.A944]/[.H$2]" office:value-type="float" office:value="0.942028985507246" calcext:value-type="float">
            <text:p>0.942028985507246</text:p>
          </table:table-cell>
          <table:table-cell table:formula="of:=[.B944]/[.H$2]" office:value-type="float" office:value="0.943028485757121" calcext:value-type="float">
            <text:p>0.943028485757121</text:p>
          </table:table-cell>
          <table:table-cell table:formula="of:=[.C944]/[.H$2]" office:value-type="float" office:value="0.944027986006997" calcext:value-type="float">
            <text:p>0.944027986006997</text:p>
          </table:table-cell>
          <table:table-cell table:number-columns-repeated="2"/>
        </table:table-row>
        <table:table-row table:style-name="ro1">
          <table:table-cell table:formula="of:=[.A944]+2" office:value-type="float" office:value="1887" calcext:value-type="float">
            <text:p>1887</text:p>
          </table:table-cell>
          <table:table-cell table:formula="of:=[.B944]+2" office:value-type="float" office:value="1889" calcext:value-type="float">
            <text:p>1889</text:p>
          </table:table-cell>
          <table:table-cell table:formula="of:=[.C944]+2" office:value-type="float" office:value="1891" calcext:value-type="float">
            <text:p>1891</text:p>
          </table:table-cell>
          <table:table-cell table:formula="of:=[.A945]/[.H$2]" office:value-type="float" office:value="0.943028485757121" calcext:value-type="float">
            <text:p>0.943028485757121</text:p>
          </table:table-cell>
          <table:table-cell table:formula="of:=[.B945]/[.H$2]" office:value-type="float" office:value="0.944027986006997" calcext:value-type="float">
            <text:p>0.944027986006997</text:p>
          </table:table-cell>
          <table:table-cell table:formula="of:=[.C945]/[.H$2]" office:value-type="float" office:value="0.945027486256872" calcext:value-type="float">
            <text:p>0.945027486256872</text:p>
          </table:table-cell>
          <table:table-cell table:number-columns-repeated="2"/>
        </table:table-row>
        <table:table-row table:style-name="ro1">
          <table:table-cell table:formula="of:=[.A945]+2" office:value-type="float" office:value="1889" calcext:value-type="float">
            <text:p>1889</text:p>
          </table:table-cell>
          <table:table-cell table:formula="of:=[.B945]+2" office:value-type="float" office:value="1891" calcext:value-type="float">
            <text:p>1891</text:p>
          </table:table-cell>
          <table:table-cell table:formula="of:=[.C945]+2" office:value-type="float" office:value="1893" calcext:value-type="float">
            <text:p>1893</text:p>
          </table:table-cell>
          <table:table-cell table:formula="of:=[.A946]/[.H$2]" office:value-type="float" office:value="0.944027986006997" calcext:value-type="float">
            <text:p>0.944027986006997</text:p>
          </table:table-cell>
          <table:table-cell table:formula="of:=[.B946]/[.H$2]" office:value-type="float" office:value="0.945027486256872" calcext:value-type="float">
            <text:p>0.945027486256872</text:p>
          </table:table-cell>
          <table:table-cell table:formula="of:=[.C946]/[.H$2]" office:value-type="float" office:value="0.946026986506747" calcext:value-type="float">
            <text:p>0.946026986506747</text:p>
          </table:table-cell>
          <table:table-cell table:number-columns-repeated="2"/>
        </table:table-row>
        <table:table-row table:style-name="ro1">
          <table:table-cell table:formula="of:=[.A946]+2" office:value-type="float" office:value="1891" calcext:value-type="float">
            <text:p>1891</text:p>
          </table:table-cell>
          <table:table-cell table:formula="of:=[.B946]+2" office:value-type="float" office:value="1893" calcext:value-type="float">
            <text:p>1893</text:p>
          </table:table-cell>
          <table:table-cell table:formula="of:=[.C946]+2" office:value-type="float" office:value="1895" calcext:value-type="float">
            <text:p>1895</text:p>
          </table:table-cell>
          <table:table-cell table:formula="of:=[.A947]/[.H$2]" office:value-type="float" office:value="0.945027486256872" calcext:value-type="float">
            <text:p>0.945027486256872</text:p>
          </table:table-cell>
          <table:table-cell table:formula="of:=[.B947]/[.H$2]" office:value-type="float" office:value="0.946026986506747" calcext:value-type="float">
            <text:p>0.946026986506747</text:p>
          </table:table-cell>
          <table:table-cell table:formula="of:=[.C947]/[.H$2]" office:value-type="float" office:value="0.947026486756622" calcext:value-type="float">
            <text:p>0.947026486756622</text:p>
          </table:table-cell>
          <table:table-cell table:number-columns-repeated="2"/>
        </table:table-row>
        <table:table-row table:style-name="ro1">
          <table:table-cell table:formula="of:=[.A947]+2" office:value-type="float" office:value="1893" calcext:value-type="float">
            <text:p>1893</text:p>
          </table:table-cell>
          <table:table-cell table:formula="of:=[.B947]+2" office:value-type="float" office:value="1895" calcext:value-type="float">
            <text:p>1895</text:p>
          </table:table-cell>
          <table:table-cell table:formula="of:=[.C947]+2" office:value-type="float" office:value="1897" calcext:value-type="float">
            <text:p>1897</text:p>
          </table:table-cell>
          <table:table-cell table:formula="of:=[.A948]/[.H$2]" office:value-type="float" office:value="0.946026986506747" calcext:value-type="float">
            <text:p>0.946026986506747</text:p>
          </table:table-cell>
          <table:table-cell table:formula="of:=[.B948]/[.H$2]" office:value-type="float" office:value="0.947026486756622" calcext:value-type="float">
            <text:p>0.947026486756622</text:p>
          </table:table-cell>
          <table:table-cell table:formula="of:=[.C948]/[.H$2]" office:value-type="float" office:value="0.948025987006497" calcext:value-type="float">
            <text:p>0.948025987006497</text:p>
          </table:table-cell>
          <table:table-cell table:number-columns-repeated="2"/>
        </table:table-row>
        <table:table-row table:style-name="ro1">
          <table:table-cell table:formula="of:=[.A948]+2" office:value-type="float" office:value="1895" calcext:value-type="float">
            <text:p>1895</text:p>
          </table:table-cell>
          <table:table-cell table:formula="of:=[.B948]+2" office:value-type="float" office:value="1897" calcext:value-type="float">
            <text:p>1897</text:p>
          </table:table-cell>
          <table:table-cell table:formula="of:=[.C948]+2" office:value-type="float" office:value="1899" calcext:value-type="float">
            <text:p>1899</text:p>
          </table:table-cell>
          <table:table-cell table:formula="of:=[.A949]/[.H$2]" office:value-type="float" office:value="0.947026486756622" calcext:value-type="float">
            <text:p>0.947026486756622</text:p>
          </table:table-cell>
          <table:table-cell table:formula="of:=[.B949]/[.H$2]" office:value-type="float" office:value="0.948025987006497" calcext:value-type="float">
            <text:p>0.948025987006497</text:p>
          </table:table-cell>
          <table:table-cell table:formula="of:=[.C949]/[.H$2]" office:value-type="float" office:value="0.949025487256372" calcext:value-type="float">
            <text:p>0.949025487256372</text:p>
          </table:table-cell>
          <table:table-cell table:number-columns-repeated="2"/>
        </table:table-row>
        <table:table-row table:style-name="ro1">
          <table:table-cell table:formula="of:=[.A949]+2" office:value-type="float" office:value="1897" calcext:value-type="float">
            <text:p>1897</text:p>
          </table:table-cell>
          <table:table-cell table:formula="of:=[.B949]+2" office:value-type="float" office:value="1899" calcext:value-type="float">
            <text:p>1899</text:p>
          </table:table-cell>
          <table:table-cell table:formula="of:=[.C949]+2" office:value-type="float" office:value="1901" calcext:value-type="float">
            <text:p>1901</text:p>
          </table:table-cell>
          <table:table-cell table:formula="of:=[.A950]/[.H$2]" office:value-type="float" office:value="0.948025987006497" calcext:value-type="float">
            <text:p>0.948025987006497</text:p>
          </table:table-cell>
          <table:table-cell table:formula="of:=[.B950]/[.H$2]" office:value-type="float" office:value="0.949025487256372" calcext:value-type="float">
            <text:p>0.949025487256372</text:p>
          </table:table-cell>
          <table:table-cell table:formula="of:=[.C950]/[.H$2]" office:value-type="float" office:value="0.950024987506247" calcext:value-type="float">
            <text:p>0.950024987506247</text:p>
          </table:table-cell>
          <table:table-cell table:number-columns-repeated="2"/>
        </table:table-row>
        <table:table-row table:style-name="ro1">
          <table:table-cell table:formula="of:=[.A950]+2" office:value-type="float" office:value="1899" calcext:value-type="float">
            <text:p>1899</text:p>
          </table:table-cell>
          <table:table-cell table:formula="of:=[.B950]+2" office:value-type="float" office:value="1901" calcext:value-type="float">
            <text:p>1901</text:p>
          </table:table-cell>
          <table:table-cell table:formula="of:=[.C950]+2" office:value-type="float" office:value="1903" calcext:value-type="float">
            <text:p>1903</text:p>
          </table:table-cell>
          <table:table-cell table:formula="of:=[.A951]/[.H$2]" office:value-type="float" office:value="0.949025487256372" calcext:value-type="float">
            <text:p>0.949025487256372</text:p>
          </table:table-cell>
          <table:table-cell table:formula="of:=[.B951]/[.H$2]" office:value-type="float" office:value="0.950024987506247" calcext:value-type="float">
            <text:p>0.950024987506247</text:p>
          </table:table-cell>
          <table:table-cell table:formula="of:=[.C951]/[.H$2]" office:value-type="float" office:value="0.951024487756122" calcext:value-type="float">
            <text:p>0.951024487756122</text:p>
          </table:table-cell>
          <table:table-cell table:number-columns-repeated="2"/>
        </table:table-row>
        <table:table-row table:style-name="ro1">
          <table:table-cell table:formula="of:=[.A951]+2" office:value-type="float" office:value="1901" calcext:value-type="float">
            <text:p>1901</text:p>
          </table:table-cell>
          <table:table-cell table:formula="of:=[.B951]+2" office:value-type="float" office:value="1903" calcext:value-type="float">
            <text:p>1903</text:p>
          </table:table-cell>
          <table:table-cell table:formula="of:=[.C951]+2" office:value-type="float" office:value="1905" calcext:value-type="float">
            <text:p>1905</text:p>
          </table:table-cell>
          <table:table-cell table:formula="of:=[.A952]/[.H$2]" office:value-type="float" office:value="0.950024987506247" calcext:value-type="float">
            <text:p>0.950024987506247</text:p>
          </table:table-cell>
          <table:table-cell table:formula="of:=[.B952]/[.H$2]" office:value-type="float" office:value="0.951024487756122" calcext:value-type="float">
            <text:p>0.951024487756122</text:p>
          </table:table-cell>
          <table:table-cell table:formula="of:=[.C952]/[.H$2]" office:value-type="float" office:value="0.952023988005997" calcext:value-type="float">
            <text:p>0.952023988005997</text:p>
          </table:table-cell>
          <table:table-cell table:number-columns-repeated="2"/>
        </table:table-row>
        <table:table-row table:style-name="ro1">
          <table:table-cell table:formula="of:=[.A952]+2" office:value-type="float" office:value="1903" calcext:value-type="float">
            <text:p>1903</text:p>
          </table:table-cell>
          <table:table-cell table:formula="of:=[.B952]+2" office:value-type="float" office:value="1905" calcext:value-type="float">
            <text:p>1905</text:p>
          </table:table-cell>
          <table:table-cell table:formula="of:=[.C952]+2" office:value-type="float" office:value="1907" calcext:value-type="float">
            <text:p>1907</text:p>
          </table:table-cell>
          <table:table-cell table:formula="of:=[.A953]/[.H$2]" office:value-type="float" office:value="0.951024487756122" calcext:value-type="float">
            <text:p>0.951024487756122</text:p>
          </table:table-cell>
          <table:table-cell table:formula="of:=[.B953]/[.H$2]" office:value-type="float" office:value="0.952023988005997" calcext:value-type="float">
            <text:p>0.952023988005997</text:p>
          </table:table-cell>
          <table:table-cell table:formula="of:=[.C953]/[.H$2]" office:value-type="float" office:value="0.953023488255872" calcext:value-type="float">
            <text:p>0.953023488255872</text:p>
          </table:table-cell>
          <table:table-cell table:number-columns-repeated="2"/>
        </table:table-row>
        <table:table-row table:style-name="ro1">
          <table:table-cell table:formula="of:=[.A953]+2" office:value-type="float" office:value="1905" calcext:value-type="float">
            <text:p>1905</text:p>
          </table:table-cell>
          <table:table-cell table:formula="of:=[.B953]+2" office:value-type="float" office:value="1907" calcext:value-type="float">
            <text:p>1907</text:p>
          </table:table-cell>
          <table:table-cell table:formula="of:=[.C953]+2" office:value-type="float" office:value="1909" calcext:value-type="float">
            <text:p>1909</text:p>
          </table:table-cell>
          <table:table-cell table:formula="of:=[.A954]/[.H$2]" office:value-type="float" office:value="0.952023988005997" calcext:value-type="float">
            <text:p>0.952023988005997</text:p>
          </table:table-cell>
          <table:table-cell table:formula="of:=[.B954]/[.H$2]" office:value-type="float" office:value="0.953023488255872" calcext:value-type="float">
            <text:p>0.953023488255872</text:p>
          </table:table-cell>
          <table:table-cell table:formula="of:=[.C954]/[.H$2]" office:value-type="float" office:value="0.954022988505747" calcext:value-type="float">
            <text:p>0.954022988505747</text:p>
          </table:table-cell>
          <table:table-cell table:number-columns-repeated="2"/>
        </table:table-row>
        <table:table-row table:style-name="ro1">
          <table:table-cell table:formula="of:=[.A954]+2" office:value-type="float" office:value="1907" calcext:value-type="float">
            <text:p>1907</text:p>
          </table:table-cell>
          <table:table-cell table:formula="of:=[.B954]+2" office:value-type="float" office:value="1909" calcext:value-type="float">
            <text:p>1909</text:p>
          </table:table-cell>
          <table:table-cell table:formula="of:=[.C954]+2" office:value-type="float" office:value="1911" calcext:value-type="float">
            <text:p>1911</text:p>
          </table:table-cell>
          <table:table-cell table:formula="of:=[.A955]/[.H$2]" office:value-type="float" office:value="0.953023488255872" calcext:value-type="float">
            <text:p>0.953023488255872</text:p>
          </table:table-cell>
          <table:table-cell table:formula="of:=[.B955]/[.H$2]" office:value-type="float" office:value="0.954022988505747" calcext:value-type="float">
            <text:p>0.954022988505747</text:p>
          </table:table-cell>
          <table:table-cell table:formula="of:=[.C955]/[.H$2]" office:value-type="float" office:value="0.955022488755622" calcext:value-type="float">
            <text:p>0.955022488755622</text:p>
          </table:table-cell>
          <table:table-cell table:number-columns-repeated="2"/>
        </table:table-row>
        <table:table-row table:style-name="ro1">
          <table:table-cell table:formula="of:=[.A955]+2" office:value-type="float" office:value="1909" calcext:value-type="float">
            <text:p>1909</text:p>
          </table:table-cell>
          <table:table-cell table:formula="of:=[.B955]+2" office:value-type="float" office:value="1911" calcext:value-type="float">
            <text:p>1911</text:p>
          </table:table-cell>
          <table:table-cell table:formula="of:=[.C955]+2" office:value-type="float" office:value="1913" calcext:value-type="float">
            <text:p>1913</text:p>
          </table:table-cell>
          <table:table-cell table:formula="of:=[.A956]/[.H$2]" office:value-type="float" office:value="0.954022988505747" calcext:value-type="float">
            <text:p>0.954022988505747</text:p>
          </table:table-cell>
          <table:table-cell table:formula="of:=[.B956]/[.H$2]" office:value-type="float" office:value="0.955022488755622" calcext:value-type="float">
            <text:p>0.955022488755622</text:p>
          </table:table-cell>
          <table:table-cell table:formula="of:=[.C956]/[.H$2]" office:value-type="float" office:value="0.956021989005497" calcext:value-type="float">
            <text:p>0.956021989005497</text:p>
          </table:table-cell>
          <table:table-cell table:number-columns-repeated="2"/>
        </table:table-row>
        <table:table-row table:style-name="ro1">
          <table:table-cell table:formula="of:=[.A956]+2" office:value-type="float" office:value="1911" calcext:value-type="float">
            <text:p>1911</text:p>
          </table:table-cell>
          <table:table-cell table:formula="of:=[.B956]+2" office:value-type="float" office:value="1913" calcext:value-type="float">
            <text:p>1913</text:p>
          </table:table-cell>
          <table:table-cell table:formula="of:=[.C956]+2" office:value-type="float" office:value="1915" calcext:value-type="float">
            <text:p>1915</text:p>
          </table:table-cell>
          <table:table-cell table:formula="of:=[.A957]/[.H$2]" office:value-type="float" office:value="0.955022488755622" calcext:value-type="float">
            <text:p>0.955022488755622</text:p>
          </table:table-cell>
          <table:table-cell table:formula="of:=[.B957]/[.H$2]" office:value-type="float" office:value="0.956021989005497" calcext:value-type="float">
            <text:p>0.956021989005497</text:p>
          </table:table-cell>
          <table:table-cell table:formula="of:=[.C957]/[.H$2]" office:value-type="float" office:value="0.957021489255372" calcext:value-type="float">
            <text:p>0.957021489255372</text:p>
          </table:table-cell>
          <table:table-cell table:number-columns-repeated="2"/>
        </table:table-row>
        <table:table-row table:style-name="ro1">
          <table:table-cell table:formula="of:=[.A957]+2" office:value-type="float" office:value="1913" calcext:value-type="float">
            <text:p>1913</text:p>
          </table:table-cell>
          <table:table-cell table:formula="of:=[.B957]+2" office:value-type="float" office:value="1915" calcext:value-type="float">
            <text:p>1915</text:p>
          </table:table-cell>
          <table:table-cell table:formula="of:=[.C957]+2" office:value-type="float" office:value="1917" calcext:value-type="float">
            <text:p>1917</text:p>
          </table:table-cell>
          <table:table-cell table:formula="of:=[.A958]/[.H$2]" office:value-type="float" office:value="0.956021989005497" calcext:value-type="float">
            <text:p>0.956021989005497</text:p>
          </table:table-cell>
          <table:table-cell table:formula="of:=[.B958]/[.H$2]" office:value-type="float" office:value="0.957021489255372" calcext:value-type="float">
            <text:p>0.957021489255372</text:p>
          </table:table-cell>
          <table:table-cell table:formula="of:=[.C958]/[.H$2]" office:value-type="float" office:value="0.958020989505247" calcext:value-type="float">
            <text:p>0.958020989505247</text:p>
          </table:table-cell>
          <table:table-cell table:number-columns-repeated="2"/>
        </table:table-row>
        <table:table-row table:style-name="ro1">
          <table:table-cell table:formula="of:=[.A958]+2" office:value-type="float" office:value="1915" calcext:value-type="float">
            <text:p>1915</text:p>
          </table:table-cell>
          <table:table-cell table:formula="of:=[.B958]+2" office:value-type="float" office:value="1917" calcext:value-type="float">
            <text:p>1917</text:p>
          </table:table-cell>
          <table:table-cell table:formula="of:=[.C958]+2" office:value-type="float" office:value="1919" calcext:value-type="float">
            <text:p>1919</text:p>
          </table:table-cell>
          <table:table-cell table:formula="of:=[.A959]/[.H$2]" office:value-type="float" office:value="0.957021489255372" calcext:value-type="float">
            <text:p>0.957021489255372</text:p>
          </table:table-cell>
          <table:table-cell table:formula="of:=[.B959]/[.H$2]" office:value-type="float" office:value="0.958020989505247" calcext:value-type="float">
            <text:p>0.958020989505247</text:p>
          </table:table-cell>
          <table:table-cell table:formula="of:=[.C959]/[.H$2]" office:value-type="float" office:value="0.959020489755122" calcext:value-type="float">
            <text:p>0.959020489755122</text:p>
          </table:table-cell>
          <table:table-cell table:number-columns-repeated="2"/>
        </table:table-row>
        <table:table-row table:style-name="ro1">
          <table:table-cell table:formula="of:=[.A959]+2" office:value-type="float" office:value="1917" calcext:value-type="float">
            <text:p>1917</text:p>
          </table:table-cell>
          <table:table-cell table:formula="of:=[.B959]+2" office:value-type="float" office:value="1919" calcext:value-type="float">
            <text:p>1919</text:p>
          </table:table-cell>
          <table:table-cell table:formula="of:=[.C959]+2" office:value-type="float" office:value="1921" calcext:value-type="float">
            <text:p>1921</text:p>
          </table:table-cell>
          <table:table-cell table:formula="of:=[.A960]/[.H$2]" office:value-type="float" office:value="0.958020989505247" calcext:value-type="float">
            <text:p>0.958020989505247</text:p>
          </table:table-cell>
          <table:table-cell table:formula="of:=[.B960]/[.H$2]" office:value-type="float" office:value="0.959020489755122" calcext:value-type="float">
            <text:p>0.959020489755122</text:p>
          </table:table-cell>
          <table:table-cell table:formula="of:=[.C960]/[.H$2]" office:value-type="float" office:value="0.960019990004997" calcext:value-type="float">
            <text:p>0.960019990004997</text:p>
          </table:table-cell>
          <table:table-cell table:number-columns-repeated="2"/>
        </table:table-row>
        <table:table-row table:style-name="ro1">
          <table:table-cell table:formula="of:=[.A960]+2" office:value-type="float" office:value="1919" calcext:value-type="float">
            <text:p>1919</text:p>
          </table:table-cell>
          <table:table-cell table:formula="of:=[.B960]+2" office:value-type="float" office:value="1921" calcext:value-type="float">
            <text:p>1921</text:p>
          </table:table-cell>
          <table:table-cell table:formula="of:=[.C960]+2" office:value-type="float" office:value="1923" calcext:value-type="float">
            <text:p>1923</text:p>
          </table:table-cell>
          <table:table-cell table:formula="of:=[.A961]/[.H$2]" office:value-type="float" office:value="0.959020489755122" calcext:value-type="float">
            <text:p>0.959020489755122</text:p>
          </table:table-cell>
          <table:table-cell table:formula="of:=[.B961]/[.H$2]" office:value-type="float" office:value="0.960019990004997" calcext:value-type="float">
            <text:p>0.960019990004997</text:p>
          </table:table-cell>
          <table:table-cell table:formula="of:=[.C961]/[.H$2]" office:value-type="float" office:value="0.961019490254873" calcext:value-type="float">
            <text:p>0.961019490254873</text:p>
          </table:table-cell>
          <table:table-cell table:number-columns-repeated="2"/>
        </table:table-row>
        <table:table-row table:style-name="ro1">
          <table:table-cell table:formula="of:=[.A961]+2" office:value-type="float" office:value="1921" calcext:value-type="float">
            <text:p>1921</text:p>
          </table:table-cell>
          <table:table-cell table:formula="of:=[.B961]+2" office:value-type="float" office:value="1923" calcext:value-type="float">
            <text:p>1923</text:p>
          </table:table-cell>
          <table:table-cell table:formula="of:=[.C961]+2" office:value-type="float" office:value="1925" calcext:value-type="float">
            <text:p>1925</text:p>
          </table:table-cell>
          <table:table-cell table:formula="of:=[.A962]/[.H$2]" office:value-type="float" office:value="0.960019990004997" calcext:value-type="float">
            <text:p>0.960019990004997</text:p>
          </table:table-cell>
          <table:table-cell table:formula="of:=[.B962]/[.H$2]" office:value-type="float" office:value="0.961019490254873" calcext:value-type="float">
            <text:p>0.961019490254873</text:p>
          </table:table-cell>
          <table:table-cell table:formula="of:=[.C962]/[.H$2]" office:value-type="float" office:value="0.962018990504748" calcext:value-type="float">
            <text:p>0.962018990504748</text:p>
          </table:table-cell>
          <table:table-cell table:number-columns-repeated="2"/>
        </table:table-row>
        <table:table-row table:style-name="ro1">
          <table:table-cell table:formula="of:=[.A962]+2" office:value-type="float" office:value="1923" calcext:value-type="float">
            <text:p>1923</text:p>
          </table:table-cell>
          <table:table-cell table:formula="of:=[.B962]+2" office:value-type="float" office:value="1925" calcext:value-type="float">
            <text:p>1925</text:p>
          </table:table-cell>
          <table:table-cell table:formula="of:=[.C962]+2" office:value-type="float" office:value="1927" calcext:value-type="float">
            <text:p>1927</text:p>
          </table:table-cell>
          <table:table-cell table:formula="of:=[.A963]/[.H$2]" office:value-type="float" office:value="0.961019490254873" calcext:value-type="float">
            <text:p>0.961019490254873</text:p>
          </table:table-cell>
          <table:table-cell table:formula="of:=[.B963]/[.H$2]" office:value-type="float" office:value="0.962018990504748" calcext:value-type="float">
            <text:p>0.962018990504748</text:p>
          </table:table-cell>
          <table:table-cell table:formula="of:=[.C963]/[.H$2]" office:value-type="float" office:value="0.963018490754623" calcext:value-type="float">
            <text:p>0.963018490754623</text:p>
          </table:table-cell>
          <table:table-cell table:number-columns-repeated="2"/>
        </table:table-row>
        <table:table-row table:style-name="ro1">
          <table:table-cell table:formula="of:=[.A963]+2" office:value-type="float" office:value="1925" calcext:value-type="float">
            <text:p>1925</text:p>
          </table:table-cell>
          <table:table-cell table:formula="of:=[.B963]+2" office:value-type="float" office:value="1927" calcext:value-type="float">
            <text:p>1927</text:p>
          </table:table-cell>
          <table:table-cell table:formula="of:=[.C963]+2" office:value-type="float" office:value="1929" calcext:value-type="float">
            <text:p>1929</text:p>
          </table:table-cell>
          <table:table-cell table:formula="of:=[.A964]/[.H$2]" office:value-type="float" office:value="0.962018990504748" calcext:value-type="float">
            <text:p>0.962018990504748</text:p>
          </table:table-cell>
          <table:table-cell table:formula="of:=[.B964]/[.H$2]" office:value-type="float" office:value="0.963018490754623" calcext:value-type="float">
            <text:p>0.963018490754623</text:p>
          </table:table-cell>
          <table:table-cell table:formula="of:=[.C964]/[.H$2]" office:value-type="float" office:value="0.964017991004498" calcext:value-type="float">
            <text:p>0.964017991004498</text:p>
          </table:table-cell>
          <table:table-cell table:number-columns-repeated="2"/>
        </table:table-row>
        <table:table-row table:style-name="ro1">
          <table:table-cell table:formula="of:=[.A964]+2" office:value-type="float" office:value="1927" calcext:value-type="float">
            <text:p>1927</text:p>
          </table:table-cell>
          <table:table-cell table:formula="of:=[.B964]+2" office:value-type="float" office:value="1929" calcext:value-type="float">
            <text:p>1929</text:p>
          </table:table-cell>
          <table:table-cell table:formula="of:=[.C964]+2" office:value-type="float" office:value="1931" calcext:value-type="float">
            <text:p>1931</text:p>
          </table:table-cell>
          <table:table-cell table:formula="of:=[.A965]/[.H$2]" office:value-type="float" office:value="0.963018490754623" calcext:value-type="float">
            <text:p>0.963018490754623</text:p>
          </table:table-cell>
          <table:table-cell table:formula="of:=[.B965]/[.H$2]" office:value-type="float" office:value="0.964017991004498" calcext:value-type="float">
            <text:p>0.964017991004498</text:p>
          </table:table-cell>
          <table:table-cell table:formula="of:=[.C965]/[.H$2]" office:value-type="float" office:value="0.965017491254373" calcext:value-type="float">
            <text:p>0.965017491254373</text:p>
          </table:table-cell>
          <table:table-cell table:number-columns-repeated="2"/>
        </table:table-row>
        <table:table-row table:style-name="ro1">
          <table:table-cell table:formula="of:=[.A965]+2" office:value-type="float" office:value="1929" calcext:value-type="float">
            <text:p>1929</text:p>
          </table:table-cell>
          <table:table-cell table:formula="of:=[.B965]+2" office:value-type="float" office:value="1931" calcext:value-type="float">
            <text:p>1931</text:p>
          </table:table-cell>
          <table:table-cell table:formula="of:=[.C965]+2" office:value-type="float" office:value="1933" calcext:value-type="float">
            <text:p>1933</text:p>
          </table:table-cell>
          <table:table-cell table:formula="of:=[.A966]/[.H$2]" office:value-type="float" office:value="0.964017991004498" calcext:value-type="float">
            <text:p>0.964017991004498</text:p>
          </table:table-cell>
          <table:table-cell table:formula="of:=[.B966]/[.H$2]" office:value-type="float" office:value="0.965017491254373" calcext:value-type="float">
            <text:p>0.965017491254373</text:p>
          </table:table-cell>
          <table:table-cell table:formula="of:=[.C966]/[.H$2]" office:value-type="float" office:value="0.966016991504248" calcext:value-type="float">
            <text:p>0.966016991504248</text:p>
          </table:table-cell>
          <table:table-cell table:number-columns-repeated="2"/>
        </table:table-row>
        <table:table-row table:style-name="ro1">
          <table:table-cell table:formula="of:=[.A966]+2" office:value-type="float" office:value="1931" calcext:value-type="float">
            <text:p>1931</text:p>
          </table:table-cell>
          <table:table-cell table:formula="of:=[.B966]+2" office:value-type="float" office:value="1933" calcext:value-type="float">
            <text:p>1933</text:p>
          </table:table-cell>
          <table:table-cell table:formula="of:=[.C966]+2" office:value-type="float" office:value="1935" calcext:value-type="float">
            <text:p>1935</text:p>
          </table:table-cell>
          <table:table-cell table:formula="of:=[.A967]/[.H$2]" office:value-type="float" office:value="0.965017491254373" calcext:value-type="float">
            <text:p>0.965017491254373</text:p>
          </table:table-cell>
          <table:table-cell table:formula="of:=[.B967]/[.H$2]" office:value-type="float" office:value="0.966016991504248" calcext:value-type="float">
            <text:p>0.966016991504248</text:p>
          </table:table-cell>
          <table:table-cell table:formula="of:=[.C967]/[.H$2]" office:value-type="float" office:value="0.967016491754123" calcext:value-type="float">
            <text:p>0.967016491754123</text:p>
          </table:table-cell>
          <table:table-cell table:number-columns-repeated="2"/>
        </table:table-row>
        <table:table-row table:style-name="ro1">
          <table:table-cell table:formula="of:=[.A967]+2" office:value-type="float" office:value="1933" calcext:value-type="float">
            <text:p>1933</text:p>
          </table:table-cell>
          <table:table-cell table:formula="of:=[.B967]+2" office:value-type="float" office:value="1935" calcext:value-type="float">
            <text:p>1935</text:p>
          </table:table-cell>
          <table:table-cell table:formula="of:=[.C967]+2" office:value-type="float" office:value="1937" calcext:value-type="float">
            <text:p>1937</text:p>
          </table:table-cell>
          <table:table-cell table:formula="of:=[.A968]/[.H$2]" office:value-type="float" office:value="0.966016991504248" calcext:value-type="float">
            <text:p>0.966016991504248</text:p>
          </table:table-cell>
          <table:table-cell table:formula="of:=[.B968]/[.H$2]" office:value-type="float" office:value="0.967016491754123" calcext:value-type="float">
            <text:p>0.967016491754123</text:p>
          </table:table-cell>
          <table:table-cell table:formula="of:=[.C968]/[.H$2]" office:value-type="float" office:value="0.968015992003998" calcext:value-type="float">
            <text:p>0.968015992003998</text:p>
          </table:table-cell>
          <table:table-cell table:number-columns-repeated="2"/>
        </table:table-row>
        <table:table-row table:style-name="ro1">
          <table:table-cell table:formula="of:=[.A968]+2" office:value-type="float" office:value="1935" calcext:value-type="float">
            <text:p>1935</text:p>
          </table:table-cell>
          <table:table-cell table:formula="of:=[.B968]+2" office:value-type="float" office:value="1937" calcext:value-type="float">
            <text:p>1937</text:p>
          </table:table-cell>
          <table:table-cell table:formula="of:=[.C968]+2" office:value-type="float" office:value="1939" calcext:value-type="float">
            <text:p>1939</text:p>
          </table:table-cell>
          <table:table-cell table:formula="of:=[.A969]/[.H$2]" office:value-type="float" office:value="0.967016491754123" calcext:value-type="float">
            <text:p>0.967016491754123</text:p>
          </table:table-cell>
          <table:table-cell table:formula="of:=[.B969]/[.H$2]" office:value-type="float" office:value="0.968015992003998" calcext:value-type="float">
            <text:p>0.968015992003998</text:p>
          </table:table-cell>
          <table:table-cell table:formula="of:=[.C969]/[.H$2]" office:value-type="float" office:value="0.969015492253873" calcext:value-type="float">
            <text:p>0.969015492253873</text:p>
          </table:table-cell>
          <table:table-cell table:number-columns-repeated="2"/>
        </table:table-row>
        <table:table-row table:style-name="ro1">
          <table:table-cell table:formula="of:=[.A969]+2" office:value-type="float" office:value="1937" calcext:value-type="float">
            <text:p>1937</text:p>
          </table:table-cell>
          <table:table-cell table:formula="of:=[.B969]+2" office:value-type="float" office:value="1939" calcext:value-type="float">
            <text:p>1939</text:p>
          </table:table-cell>
          <table:table-cell table:formula="of:=[.C969]+2" office:value-type="float" office:value="1941" calcext:value-type="float">
            <text:p>1941</text:p>
          </table:table-cell>
          <table:table-cell table:formula="of:=[.A970]/[.H$2]" office:value-type="float" office:value="0.968015992003998" calcext:value-type="float">
            <text:p>0.968015992003998</text:p>
          </table:table-cell>
          <table:table-cell table:formula="of:=[.B970]/[.H$2]" office:value-type="float" office:value="0.969015492253873" calcext:value-type="float">
            <text:p>0.969015492253873</text:p>
          </table:table-cell>
          <table:table-cell table:formula="of:=[.C970]/[.H$2]" office:value-type="float" office:value="0.970014992503748" calcext:value-type="float">
            <text:p>0.970014992503748</text:p>
          </table:table-cell>
          <table:table-cell table:number-columns-repeated="2"/>
        </table:table-row>
        <table:table-row table:style-name="ro1">
          <table:table-cell table:formula="of:=[.A970]+2" office:value-type="float" office:value="1939" calcext:value-type="float">
            <text:p>1939</text:p>
          </table:table-cell>
          <table:table-cell table:formula="of:=[.B970]+2" office:value-type="float" office:value="1941" calcext:value-type="float">
            <text:p>1941</text:p>
          </table:table-cell>
          <table:table-cell table:formula="of:=[.C970]+2" office:value-type="float" office:value="1943" calcext:value-type="float">
            <text:p>1943</text:p>
          </table:table-cell>
          <table:table-cell table:formula="of:=[.A971]/[.H$2]" office:value-type="float" office:value="0.969015492253873" calcext:value-type="float">
            <text:p>0.969015492253873</text:p>
          </table:table-cell>
          <table:table-cell table:formula="of:=[.B971]/[.H$2]" office:value-type="float" office:value="0.970014992503748" calcext:value-type="float">
            <text:p>0.970014992503748</text:p>
          </table:table-cell>
          <table:table-cell table:formula="of:=[.C971]/[.H$2]" office:value-type="float" office:value="0.971014492753623" calcext:value-type="float">
            <text:p>0.971014492753623</text:p>
          </table:table-cell>
          <table:table-cell table:number-columns-repeated="2"/>
        </table:table-row>
        <table:table-row table:style-name="ro1">
          <table:table-cell table:formula="of:=[.A971]+2" office:value-type="float" office:value="1941" calcext:value-type="float">
            <text:p>1941</text:p>
          </table:table-cell>
          <table:table-cell table:formula="of:=[.B971]+2" office:value-type="float" office:value="1943" calcext:value-type="float">
            <text:p>1943</text:p>
          </table:table-cell>
          <table:table-cell table:formula="of:=[.C971]+2" office:value-type="float" office:value="1945" calcext:value-type="float">
            <text:p>1945</text:p>
          </table:table-cell>
          <table:table-cell table:formula="of:=[.A972]/[.H$2]" office:value-type="float" office:value="0.970014992503748" calcext:value-type="float">
            <text:p>0.970014992503748</text:p>
          </table:table-cell>
          <table:table-cell table:formula="of:=[.B972]/[.H$2]" office:value-type="float" office:value="0.971014492753623" calcext:value-type="float">
            <text:p>0.971014492753623</text:p>
          </table:table-cell>
          <table:table-cell table:formula="of:=[.C972]/[.H$2]" office:value-type="float" office:value="0.972013993003498" calcext:value-type="float">
            <text:p>0.972013993003498</text:p>
          </table:table-cell>
          <table:table-cell table:number-columns-repeated="2"/>
        </table:table-row>
        <table:table-row table:style-name="ro1">
          <table:table-cell table:formula="of:=[.A972]+2" office:value-type="float" office:value="1943" calcext:value-type="float">
            <text:p>1943</text:p>
          </table:table-cell>
          <table:table-cell table:formula="of:=[.B972]+2" office:value-type="float" office:value="1945" calcext:value-type="float">
            <text:p>1945</text:p>
          </table:table-cell>
          <table:table-cell table:formula="of:=[.C972]+2" office:value-type="float" office:value="1947" calcext:value-type="float">
            <text:p>1947</text:p>
          </table:table-cell>
          <table:table-cell table:formula="of:=[.A973]/[.H$2]" office:value-type="float" office:value="0.971014492753623" calcext:value-type="float">
            <text:p>0.971014492753623</text:p>
          </table:table-cell>
          <table:table-cell table:formula="of:=[.B973]/[.H$2]" office:value-type="float" office:value="0.972013993003498" calcext:value-type="float">
            <text:p>0.972013993003498</text:p>
          </table:table-cell>
          <table:table-cell table:formula="of:=[.C973]/[.H$2]" office:value-type="float" office:value="0.973013493253373" calcext:value-type="float">
            <text:p>0.973013493253373</text:p>
          </table:table-cell>
          <table:table-cell table:number-columns-repeated="2"/>
        </table:table-row>
        <table:table-row table:style-name="ro1">
          <table:table-cell table:formula="of:=[.A973]+2" office:value-type="float" office:value="1945" calcext:value-type="float">
            <text:p>1945</text:p>
          </table:table-cell>
          <table:table-cell table:formula="of:=[.B973]+2" office:value-type="float" office:value="1947" calcext:value-type="float">
            <text:p>1947</text:p>
          </table:table-cell>
          <table:table-cell table:formula="of:=[.C973]+2" office:value-type="float" office:value="1949" calcext:value-type="float">
            <text:p>1949</text:p>
          </table:table-cell>
          <table:table-cell table:formula="of:=[.A974]/[.H$2]" office:value-type="float" office:value="0.972013993003498" calcext:value-type="float">
            <text:p>0.972013993003498</text:p>
          </table:table-cell>
          <table:table-cell table:formula="of:=[.B974]/[.H$2]" office:value-type="float" office:value="0.973013493253373" calcext:value-type="float">
            <text:p>0.973013493253373</text:p>
          </table:table-cell>
          <table:table-cell table:formula="of:=[.C974]/[.H$2]" office:value-type="float" office:value="0.974012993503248" calcext:value-type="float">
            <text:p>0.974012993503248</text:p>
          </table:table-cell>
          <table:table-cell table:number-columns-repeated="2"/>
        </table:table-row>
        <table:table-row table:style-name="ro1">
          <table:table-cell table:formula="of:=[.A974]+2" office:value-type="float" office:value="1947" calcext:value-type="float">
            <text:p>1947</text:p>
          </table:table-cell>
          <table:table-cell table:formula="of:=[.B974]+2" office:value-type="float" office:value="1949" calcext:value-type="float">
            <text:p>1949</text:p>
          </table:table-cell>
          <table:table-cell table:formula="of:=[.C974]+2" office:value-type="float" office:value="1951" calcext:value-type="float">
            <text:p>1951</text:p>
          </table:table-cell>
          <table:table-cell table:formula="of:=[.A975]/[.H$2]" office:value-type="float" office:value="0.973013493253373" calcext:value-type="float">
            <text:p>0.973013493253373</text:p>
          </table:table-cell>
          <table:table-cell table:formula="of:=[.B975]/[.H$2]" office:value-type="float" office:value="0.974012993503248" calcext:value-type="float">
            <text:p>0.974012993503248</text:p>
          </table:table-cell>
          <table:table-cell table:formula="of:=[.C975]/[.H$2]" office:value-type="float" office:value="0.975012493753123" calcext:value-type="float">
            <text:p>0.975012493753123</text:p>
          </table:table-cell>
          <table:table-cell table:number-columns-repeated="2"/>
        </table:table-row>
        <table:table-row table:style-name="ro1">
          <table:table-cell table:formula="of:=[.A975]+2" office:value-type="float" office:value="1949" calcext:value-type="float">
            <text:p>1949</text:p>
          </table:table-cell>
          <table:table-cell table:formula="of:=[.B975]+2" office:value-type="float" office:value="1951" calcext:value-type="float">
            <text:p>1951</text:p>
          </table:table-cell>
          <table:table-cell table:formula="of:=[.C975]+2" office:value-type="float" office:value="1953" calcext:value-type="float">
            <text:p>1953</text:p>
          </table:table-cell>
          <table:table-cell table:formula="of:=[.A976]/[.H$2]" office:value-type="float" office:value="0.974012993503248" calcext:value-type="float">
            <text:p>0.974012993503248</text:p>
          </table:table-cell>
          <table:table-cell table:formula="of:=[.B976]/[.H$2]" office:value-type="float" office:value="0.975012493753123" calcext:value-type="float">
            <text:p>0.975012493753123</text:p>
          </table:table-cell>
          <table:table-cell table:formula="of:=[.C976]/[.H$2]" office:value-type="float" office:value="0.976011994002998" calcext:value-type="float">
            <text:p>0.976011994002998</text:p>
          </table:table-cell>
          <table:table-cell table:number-columns-repeated="2"/>
        </table:table-row>
        <table:table-row table:style-name="ro1">
          <table:table-cell table:formula="of:=[.A976]+2" office:value-type="float" office:value="1951" calcext:value-type="float">
            <text:p>1951</text:p>
          </table:table-cell>
          <table:table-cell table:formula="of:=[.B976]+2" office:value-type="float" office:value="1953" calcext:value-type="float">
            <text:p>1953</text:p>
          </table:table-cell>
          <table:table-cell table:formula="of:=[.C976]+2" office:value-type="float" office:value="1955" calcext:value-type="float">
            <text:p>1955</text:p>
          </table:table-cell>
          <table:table-cell table:formula="of:=[.A977]/[.H$2]" office:value-type="float" office:value="0.975012493753123" calcext:value-type="float">
            <text:p>0.975012493753123</text:p>
          </table:table-cell>
          <table:table-cell table:formula="of:=[.B977]/[.H$2]" office:value-type="float" office:value="0.976011994002998" calcext:value-type="float">
            <text:p>0.976011994002998</text:p>
          </table:table-cell>
          <table:table-cell table:formula="of:=[.C977]/[.H$2]" office:value-type="float" office:value="0.977011494252874" calcext:value-type="float">
            <text:p>0.977011494252874</text:p>
          </table:table-cell>
          <table:table-cell table:number-columns-repeated="2"/>
        </table:table-row>
        <table:table-row table:style-name="ro1">
          <table:table-cell table:formula="of:=[.A977]+2" office:value-type="float" office:value="1953" calcext:value-type="float">
            <text:p>1953</text:p>
          </table:table-cell>
          <table:table-cell table:formula="of:=[.B977]+2" office:value-type="float" office:value="1955" calcext:value-type="float">
            <text:p>1955</text:p>
          </table:table-cell>
          <table:table-cell table:formula="of:=[.C977]+2" office:value-type="float" office:value="1957" calcext:value-type="float">
            <text:p>1957</text:p>
          </table:table-cell>
          <table:table-cell table:formula="of:=[.A978]/[.H$2]" office:value-type="float" office:value="0.976011994002998" calcext:value-type="float">
            <text:p>0.976011994002998</text:p>
          </table:table-cell>
          <table:table-cell table:formula="of:=[.B978]/[.H$2]" office:value-type="float" office:value="0.977011494252874" calcext:value-type="float">
            <text:p>0.977011494252874</text:p>
          </table:table-cell>
          <table:table-cell table:formula="of:=[.C978]/[.H$2]" office:value-type="float" office:value="0.978010994502749" calcext:value-type="float">
            <text:p>0.978010994502749</text:p>
          </table:table-cell>
          <table:table-cell table:number-columns-repeated="2"/>
        </table:table-row>
        <table:table-row table:style-name="ro1">
          <table:table-cell table:formula="of:=[.A978]+2" office:value-type="float" office:value="1955" calcext:value-type="float">
            <text:p>1955</text:p>
          </table:table-cell>
          <table:table-cell table:formula="of:=[.B978]+2" office:value-type="float" office:value="1957" calcext:value-type="float">
            <text:p>1957</text:p>
          </table:table-cell>
          <table:table-cell table:formula="of:=[.C978]+2" office:value-type="float" office:value="1959" calcext:value-type="float">
            <text:p>1959</text:p>
          </table:table-cell>
          <table:table-cell table:formula="of:=[.A979]/[.H$2]" office:value-type="float" office:value="0.977011494252874" calcext:value-type="float">
            <text:p>0.977011494252874</text:p>
          </table:table-cell>
          <table:table-cell table:formula="of:=[.B979]/[.H$2]" office:value-type="float" office:value="0.978010994502749" calcext:value-type="float">
            <text:p>0.978010994502749</text:p>
          </table:table-cell>
          <table:table-cell table:formula="of:=[.C979]/[.H$2]" office:value-type="float" office:value="0.979010494752624" calcext:value-type="float">
            <text:p>0.979010494752624</text:p>
          </table:table-cell>
          <table:table-cell table:number-columns-repeated="2"/>
        </table:table-row>
        <table:table-row table:style-name="ro1">
          <table:table-cell table:formula="of:=[.A979]+2" office:value-type="float" office:value="1957" calcext:value-type="float">
            <text:p>1957</text:p>
          </table:table-cell>
          <table:table-cell table:formula="of:=[.B979]+2" office:value-type="float" office:value="1959" calcext:value-type="float">
            <text:p>1959</text:p>
          </table:table-cell>
          <table:table-cell table:formula="of:=[.C979]+2" office:value-type="float" office:value="1961" calcext:value-type="float">
            <text:p>1961</text:p>
          </table:table-cell>
          <table:table-cell table:formula="of:=[.A980]/[.H$2]" office:value-type="float" office:value="0.978010994502749" calcext:value-type="float">
            <text:p>0.978010994502749</text:p>
          </table:table-cell>
          <table:table-cell table:formula="of:=[.B980]/[.H$2]" office:value-type="float" office:value="0.979010494752624" calcext:value-type="float">
            <text:p>0.979010494752624</text:p>
          </table:table-cell>
          <table:table-cell table:formula="of:=[.C980]/[.H$2]" office:value-type="float" office:value="0.980009995002499" calcext:value-type="float">
            <text:p>0.980009995002499</text:p>
          </table:table-cell>
          <table:table-cell table:number-columns-repeated="2"/>
        </table:table-row>
        <table:table-row table:style-name="ro1">
          <table:table-cell table:formula="of:=[.A980]+2" office:value-type="float" office:value="1959" calcext:value-type="float">
            <text:p>1959</text:p>
          </table:table-cell>
          <table:table-cell table:formula="of:=[.B980]+2" office:value-type="float" office:value="1961" calcext:value-type="float">
            <text:p>1961</text:p>
          </table:table-cell>
          <table:table-cell table:formula="of:=[.C980]+2" office:value-type="float" office:value="1963" calcext:value-type="float">
            <text:p>1963</text:p>
          </table:table-cell>
          <table:table-cell table:formula="of:=[.A981]/[.H$2]" office:value-type="float" office:value="0.979010494752624" calcext:value-type="float">
            <text:p>0.979010494752624</text:p>
          </table:table-cell>
          <table:table-cell table:formula="of:=[.B981]/[.H$2]" office:value-type="float" office:value="0.980009995002499" calcext:value-type="float">
            <text:p>0.980009995002499</text:p>
          </table:table-cell>
          <table:table-cell table:formula="of:=[.C981]/[.H$2]" office:value-type="float" office:value="0.981009495252374" calcext:value-type="float">
            <text:p>0.981009495252374</text:p>
          </table:table-cell>
          <table:table-cell table:number-columns-repeated="2"/>
        </table:table-row>
        <table:table-row table:style-name="ro1">
          <table:table-cell table:formula="of:=[.A981]+2" office:value-type="float" office:value="1961" calcext:value-type="float">
            <text:p>1961</text:p>
          </table:table-cell>
          <table:table-cell table:formula="of:=[.B981]+2" office:value-type="float" office:value="1963" calcext:value-type="float">
            <text:p>1963</text:p>
          </table:table-cell>
          <table:table-cell table:formula="of:=[.C981]+2" office:value-type="float" office:value="1965" calcext:value-type="float">
            <text:p>1965</text:p>
          </table:table-cell>
          <table:table-cell table:formula="of:=[.A982]/[.H$2]" office:value-type="float" office:value="0.980009995002499" calcext:value-type="float">
            <text:p>0.980009995002499</text:p>
          </table:table-cell>
          <table:table-cell table:formula="of:=[.B982]/[.H$2]" office:value-type="float" office:value="0.981009495252374" calcext:value-type="float">
            <text:p>0.981009495252374</text:p>
          </table:table-cell>
          <table:table-cell table:formula="of:=[.C982]/[.H$2]" office:value-type="float" office:value="0.982008995502249" calcext:value-type="float">
            <text:p>0.982008995502249</text:p>
          </table:table-cell>
          <table:table-cell table:number-columns-repeated="2"/>
        </table:table-row>
        <table:table-row table:style-name="ro1">
          <table:table-cell table:formula="of:=[.A982]+2" office:value-type="float" office:value="1963" calcext:value-type="float">
            <text:p>1963</text:p>
          </table:table-cell>
          <table:table-cell table:formula="of:=[.B982]+2" office:value-type="float" office:value="1965" calcext:value-type="float">
            <text:p>1965</text:p>
          </table:table-cell>
          <table:table-cell table:formula="of:=[.C982]+2" office:value-type="float" office:value="1967" calcext:value-type="float">
            <text:p>1967</text:p>
          </table:table-cell>
          <table:table-cell table:formula="of:=[.A983]/[.H$2]" office:value-type="float" office:value="0.981009495252374" calcext:value-type="float">
            <text:p>0.981009495252374</text:p>
          </table:table-cell>
          <table:table-cell table:formula="of:=[.B983]/[.H$2]" office:value-type="float" office:value="0.982008995502249" calcext:value-type="float">
            <text:p>0.982008995502249</text:p>
          </table:table-cell>
          <table:table-cell table:formula="of:=[.C983]/[.H$2]" office:value-type="float" office:value="0.983008495752124" calcext:value-type="float">
            <text:p>0.983008495752124</text:p>
          </table:table-cell>
          <table:table-cell table:number-columns-repeated="2"/>
        </table:table-row>
        <table:table-row table:style-name="ro1">
          <table:table-cell table:formula="of:=[.A983]+2" office:value-type="float" office:value="1965" calcext:value-type="float">
            <text:p>1965</text:p>
          </table:table-cell>
          <table:table-cell table:formula="of:=[.B983]+2" office:value-type="float" office:value="1967" calcext:value-type="float">
            <text:p>1967</text:p>
          </table:table-cell>
          <table:table-cell table:formula="of:=[.C983]+2" office:value-type="float" office:value="1969" calcext:value-type="float">
            <text:p>1969</text:p>
          </table:table-cell>
          <table:table-cell table:formula="of:=[.A984]/[.H$2]" office:value-type="float" office:value="0.982008995502249" calcext:value-type="float">
            <text:p>0.982008995502249</text:p>
          </table:table-cell>
          <table:table-cell table:formula="of:=[.B984]/[.H$2]" office:value-type="float" office:value="0.983008495752124" calcext:value-type="float">
            <text:p>0.983008495752124</text:p>
          </table:table-cell>
          <table:table-cell table:formula="of:=[.C984]/[.H$2]" office:value-type="float" office:value="0.984007996001999" calcext:value-type="float">
            <text:p>0.984007996001999</text:p>
          </table:table-cell>
          <table:table-cell table:number-columns-repeated="2"/>
        </table:table-row>
        <table:table-row table:style-name="ro1">
          <table:table-cell table:formula="of:=[.A984]+2" office:value-type="float" office:value="1967" calcext:value-type="float">
            <text:p>1967</text:p>
          </table:table-cell>
          <table:table-cell table:formula="of:=[.B984]+2" office:value-type="float" office:value="1969" calcext:value-type="float">
            <text:p>1969</text:p>
          </table:table-cell>
          <table:table-cell table:formula="of:=[.C984]+2" office:value-type="float" office:value="1971" calcext:value-type="float">
            <text:p>1971</text:p>
          </table:table-cell>
          <table:table-cell table:formula="of:=[.A985]/[.H$2]" office:value-type="float" office:value="0.983008495752124" calcext:value-type="float">
            <text:p>0.983008495752124</text:p>
          </table:table-cell>
          <table:table-cell table:formula="of:=[.B985]/[.H$2]" office:value-type="float" office:value="0.984007996001999" calcext:value-type="float">
            <text:p>0.984007996001999</text:p>
          </table:table-cell>
          <table:table-cell table:formula="of:=[.C985]/[.H$2]" office:value-type="float" office:value="0.985007496251874" calcext:value-type="float">
            <text:p>0.985007496251874</text:p>
          </table:table-cell>
          <table:table-cell table:number-columns-repeated="2"/>
        </table:table-row>
        <table:table-row table:style-name="ro1">
          <table:table-cell table:formula="of:=[.A985]+2" office:value-type="float" office:value="1969" calcext:value-type="float">
            <text:p>1969</text:p>
          </table:table-cell>
          <table:table-cell table:formula="of:=[.B985]+2" office:value-type="float" office:value="1971" calcext:value-type="float">
            <text:p>1971</text:p>
          </table:table-cell>
          <table:table-cell table:formula="of:=[.C985]+2" office:value-type="float" office:value="1973" calcext:value-type="float">
            <text:p>1973</text:p>
          </table:table-cell>
          <table:table-cell table:formula="of:=[.A986]/[.H$2]" office:value-type="float" office:value="0.984007996001999" calcext:value-type="float">
            <text:p>0.984007996001999</text:p>
          </table:table-cell>
          <table:table-cell table:formula="of:=[.B986]/[.H$2]" office:value-type="float" office:value="0.985007496251874" calcext:value-type="float">
            <text:p>0.985007496251874</text:p>
          </table:table-cell>
          <table:table-cell table:formula="of:=[.C986]/[.H$2]" office:value-type="float" office:value="0.986006996501749" calcext:value-type="float">
            <text:p>0.986006996501749</text:p>
          </table:table-cell>
          <table:table-cell table:number-columns-repeated="2"/>
        </table:table-row>
        <table:table-row table:style-name="ro1">
          <table:table-cell table:formula="of:=[.A986]+2" office:value-type="float" office:value="1971" calcext:value-type="float">
            <text:p>1971</text:p>
          </table:table-cell>
          <table:table-cell table:formula="of:=[.B986]+2" office:value-type="float" office:value="1973" calcext:value-type="float">
            <text:p>1973</text:p>
          </table:table-cell>
          <table:table-cell table:formula="of:=[.C986]+2" office:value-type="float" office:value="1975" calcext:value-type="float">
            <text:p>1975</text:p>
          </table:table-cell>
          <table:table-cell table:formula="of:=[.A987]/[.H$2]" office:value-type="float" office:value="0.985007496251874" calcext:value-type="float">
            <text:p>0.985007496251874</text:p>
          </table:table-cell>
          <table:table-cell table:formula="of:=[.B987]/[.H$2]" office:value-type="float" office:value="0.986006996501749" calcext:value-type="float">
            <text:p>0.986006996501749</text:p>
          </table:table-cell>
          <table:table-cell table:formula="of:=[.C987]/[.H$2]" office:value-type="float" office:value="0.987006496751624" calcext:value-type="float">
            <text:p>0.987006496751624</text:p>
          </table:table-cell>
          <table:table-cell table:number-columns-repeated="2"/>
        </table:table-row>
        <table:table-row table:style-name="ro1">
          <table:table-cell table:formula="of:=[.A987]+2" office:value-type="float" office:value="1973" calcext:value-type="float">
            <text:p>1973</text:p>
          </table:table-cell>
          <table:table-cell table:formula="of:=[.B987]+2" office:value-type="float" office:value="1975" calcext:value-type="float">
            <text:p>1975</text:p>
          </table:table-cell>
          <table:table-cell table:formula="of:=[.C987]+2" office:value-type="float" office:value="1977" calcext:value-type="float">
            <text:p>1977</text:p>
          </table:table-cell>
          <table:table-cell table:formula="of:=[.A988]/[.H$2]" office:value-type="float" office:value="0.986006996501749" calcext:value-type="float">
            <text:p>0.986006996501749</text:p>
          </table:table-cell>
          <table:table-cell table:formula="of:=[.B988]/[.H$2]" office:value-type="float" office:value="0.987006496751624" calcext:value-type="float">
            <text:p>0.987006496751624</text:p>
          </table:table-cell>
          <table:table-cell table:formula="of:=[.C988]/[.H$2]" office:value-type="float" office:value="0.988005997001499" calcext:value-type="float">
            <text:p>0.988005997001499</text:p>
          </table:table-cell>
          <table:table-cell table:number-columns-repeated="2"/>
        </table:table-row>
        <table:table-row table:style-name="ro1">
          <table:table-cell table:formula="of:=[.A988]+2" office:value-type="float" office:value="1975" calcext:value-type="float">
            <text:p>1975</text:p>
          </table:table-cell>
          <table:table-cell table:formula="of:=[.B988]+2" office:value-type="float" office:value="1977" calcext:value-type="float">
            <text:p>1977</text:p>
          </table:table-cell>
          <table:table-cell table:formula="of:=[.C988]+2" office:value-type="float" office:value="1979" calcext:value-type="float">
            <text:p>1979</text:p>
          </table:table-cell>
          <table:table-cell table:formula="of:=[.A989]/[.H$2]" office:value-type="float" office:value="0.987006496751624" calcext:value-type="float">
            <text:p>0.987006496751624</text:p>
          </table:table-cell>
          <table:table-cell table:formula="of:=[.B989]/[.H$2]" office:value-type="float" office:value="0.988005997001499" calcext:value-type="float">
            <text:p>0.988005997001499</text:p>
          </table:table-cell>
          <table:table-cell table:formula="of:=[.C989]/[.H$2]" office:value-type="float" office:value="0.989005497251374" calcext:value-type="float">
            <text:p>0.989005497251374</text:p>
          </table:table-cell>
          <table:table-cell table:number-columns-repeated="2"/>
        </table:table-row>
        <table:table-row table:style-name="ro1">
          <table:table-cell table:formula="of:=[.A989]+2" office:value-type="float" office:value="1977" calcext:value-type="float">
            <text:p>1977</text:p>
          </table:table-cell>
          <table:table-cell table:formula="of:=[.B989]+2" office:value-type="float" office:value="1979" calcext:value-type="float">
            <text:p>1979</text:p>
          </table:table-cell>
          <table:table-cell table:formula="of:=[.C989]+2" office:value-type="float" office:value="1981" calcext:value-type="float">
            <text:p>1981</text:p>
          </table:table-cell>
          <table:table-cell table:formula="of:=[.A990]/[.H$2]" office:value-type="float" office:value="0.988005997001499" calcext:value-type="float">
            <text:p>0.988005997001499</text:p>
          </table:table-cell>
          <table:table-cell table:formula="of:=[.B990]/[.H$2]" office:value-type="float" office:value="0.989005497251374" calcext:value-type="float">
            <text:p>0.989005497251374</text:p>
          </table:table-cell>
          <table:table-cell table:formula="of:=[.C990]/[.H$2]" office:value-type="float" office:value="0.990004997501249" calcext:value-type="float">
            <text:p>0.990004997501249</text:p>
          </table:table-cell>
          <table:table-cell table:number-columns-repeated="2"/>
        </table:table-row>
        <table:table-row table:style-name="ro1">
          <table:table-cell table:formula="of:=[.A990]+2" office:value-type="float" office:value="1979" calcext:value-type="float">
            <text:p>1979</text:p>
          </table:table-cell>
          <table:table-cell table:formula="of:=[.B990]+2" office:value-type="float" office:value="1981" calcext:value-type="float">
            <text:p>1981</text:p>
          </table:table-cell>
          <table:table-cell table:formula="of:=[.C990]+2" office:value-type="float" office:value="1983" calcext:value-type="float">
            <text:p>1983</text:p>
          </table:table-cell>
          <table:table-cell table:formula="of:=[.A991]/[.H$2]" office:value-type="float" office:value="0.989005497251374" calcext:value-type="float">
            <text:p>0.989005497251374</text:p>
          </table:table-cell>
          <table:table-cell table:formula="of:=[.B991]/[.H$2]" office:value-type="float" office:value="0.990004997501249" calcext:value-type="float">
            <text:p>0.990004997501249</text:p>
          </table:table-cell>
          <table:table-cell table:formula="of:=[.C991]/[.H$2]" office:value-type="float" office:value="0.991004497751124" calcext:value-type="float">
            <text:p>0.991004497751124</text:p>
          </table:table-cell>
          <table:table-cell table:number-columns-repeated="2"/>
        </table:table-row>
        <table:table-row table:style-name="ro1">
          <table:table-cell table:formula="of:=[.A991]+2" office:value-type="float" office:value="1981" calcext:value-type="float">
            <text:p>1981</text:p>
          </table:table-cell>
          <table:table-cell table:formula="of:=[.B991]+2" office:value-type="float" office:value="1983" calcext:value-type="float">
            <text:p>1983</text:p>
          </table:table-cell>
          <table:table-cell table:formula="of:=[.C991]+2" office:value-type="float" office:value="1985" calcext:value-type="float">
            <text:p>1985</text:p>
          </table:table-cell>
          <table:table-cell table:formula="of:=[.A992]/[.H$2]" office:value-type="float" office:value="0.990004997501249" calcext:value-type="float">
            <text:p>0.990004997501249</text:p>
          </table:table-cell>
          <table:table-cell table:formula="of:=[.B992]/[.H$2]" office:value-type="float" office:value="0.991004497751124" calcext:value-type="float">
            <text:p>0.991004497751124</text:p>
          </table:table-cell>
          <table:table-cell table:formula="of:=[.C992]/[.H$2]" office:value-type="float" office:value="0.992003998000999" calcext:value-type="float">
            <text:p>0.992003998000999</text:p>
          </table:table-cell>
          <table:table-cell table:number-columns-repeated="2"/>
        </table:table-row>
        <table:table-row table:style-name="ro1">
          <table:table-cell table:formula="of:=[.A992]+2" office:value-type="float" office:value="1983" calcext:value-type="float">
            <text:p>1983</text:p>
          </table:table-cell>
          <table:table-cell table:formula="of:=[.B992]+2" office:value-type="float" office:value="1985" calcext:value-type="float">
            <text:p>1985</text:p>
          </table:table-cell>
          <table:table-cell table:formula="of:=[.C992]+2" office:value-type="float" office:value="1987" calcext:value-type="float">
            <text:p>1987</text:p>
          </table:table-cell>
          <table:table-cell table:formula="of:=[.A993]/[.H$2]" office:value-type="float" office:value="0.991004497751124" calcext:value-type="float">
            <text:p>0.991004497751124</text:p>
          </table:table-cell>
          <table:table-cell table:formula="of:=[.B993]/[.H$2]" office:value-type="float" office:value="0.992003998000999" calcext:value-type="float">
            <text:p>0.992003998000999</text:p>
          </table:table-cell>
          <table:table-cell table:formula="of:=[.C993]/[.H$2]" office:value-type="float" office:value="0.993003498250875" calcext:value-type="float">
            <text:p>0.993003498250875</text:p>
          </table:table-cell>
          <table:table-cell table:number-columns-repeated="2"/>
        </table:table-row>
        <table:table-row table:style-name="ro1">
          <table:table-cell table:formula="of:=[.A993]+2" office:value-type="float" office:value="1985" calcext:value-type="float">
            <text:p>1985</text:p>
          </table:table-cell>
          <table:table-cell table:formula="of:=[.B993]+2" office:value-type="float" office:value="1987" calcext:value-type="float">
            <text:p>1987</text:p>
          </table:table-cell>
          <table:table-cell table:formula="of:=[.C993]+2" office:value-type="float" office:value="1989" calcext:value-type="float">
            <text:p>1989</text:p>
          </table:table-cell>
          <table:table-cell table:formula="of:=[.A994]/[.H$2]" office:value-type="float" office:value="0.992003998000999" calcext:value-type="float">
            <text:p>0.992003998000999</text:p>
          </table:table-cell>
          <table:table-cell table:formula="of:=[.B994]/[.H$2]" office:value-type="float" office:value="0.993003498250875" calcext:value-type="float">
            <text:p>0.993003498250875</text:p>
          </table:table-cell>
          <table:table-cell table:formula="of:=[.C994]/[.H$2]" office:value-type="float" office:value="0.99400299850075" calcext:value-type="float">
            <text:p>0.99400299850075</text:p>
          </table:table-cell>
          <table:table-cell table:number-columns-repeated="2"/>
        </table:table-row>
        <table:table-row table:style-name="ro1">
          <table:table-cell table:formula="of:=[.A994]+2" office:value-type="float" office:value="1987" calcext:value-type="float">
            <text:p>1987</text:p>
          </table:table-cell>
          <table:table-cell table:formula="of:=[.B994]+2" office:value-type="float" office:value="1989" calcext:value-type="float">
            <text:p>1989</text:p>
          </table:table-cell>
          <table:table-cell table:formula="of:=[.C994]+2" office:value-type="float" office:value="1991" calcext:value-type="float">
            <text:p>1991</text:p>
          </table:table-cell>
          <table:table-cell table:formula="of:=[.A995]/[.H$2]" office:value-type="float" office:value="0.993003498250875" calcext:value-type="float">
            <text:p>0.993003498250875</text:p>
          </table:table-cell>
          <table:table-cell table:formula="of:=[.B995]/[.H$2]" office:value-type="float" office:value="0.99400299850075" calcext:value-type="float">
            <text:p>0.99400299850075</text:p>
          </table:table-cell>
          <table:table-cell table:formula="of:=[.C995]/[.H$2]" office:value-type="float" office:value="0.995002498750625" calcext:value-type="float">
            <text:p>0.995002498750625</text:p>
          </table:table-cell>
          <table:table-cell table:number-columns-repeated="2"/>
        </table:table-row>
        <table:table-row table:style-name="ro1">
          <table:table-cell table:formula="of:=[.A995]+2" office:value-type="float" office:value="1989" calcext:value-type="float">
            <text:p>1989</text:p>
          </table:table-cell>
          <table:table-cell table:formula="of:=[.B995]+2" office:value-type="float" office:value="1991" calcext:value-type="float">
            <text:p>1991</text:p>
          </table:table-cell>
          <table:table-cell table:formula="of:=[.C995]+2" office:value-type="float" office:value="1993" calcext:value-type="float">
            <text:p>1993</text:p>
          </table:table-cell>
          <table:table-cell table:formula="of:=[.A996]/[.H$2]" office:value-type="float" office:value="0.99400299850075" calcext:value-type="float">
            <text:p>0.99400299850075</text:p>
          </table:table-cell>
          <table:table-cell table:formula="of:=[.B996]/[.H$2]" office:value-type="float" office:value="0.995002498750625" calcext:value-type="float">
            <text:p>0.995002498750625</text:p>
          </table:table-cell>
          <table:table-cell table:formula="of:=[.C996]/[.H$2]" office:value-type="float" office:value="0.9960019990005" calcext:value-type="float">
            <text:p>0.9960019990005</text:p>
          </table:table-cell>
          <table:table-cell table:number-columns-repeated="2"/>
        </table:table-row>
        <table:table-row table:style-name="ro1">
          <table:table-cell table:formula="of:=[.A996]+2" office:value-type="float" office:value="1991" calcext:value-type="float">
            <text:p>1991</text:p>
          </table:table-cell>
          <table:table-cell table:formula="of:=[.B996]+2" office:value-type="float" office:value="1993" calcext:value-type="float">
            <text:p>1993</text:p>
          </table:table-cell>
          <table:table-cell table:formula="of:=[.C996]+2" office:value-type="float" office:value="1995" calcext:value-type="float">
            <text:p>1995</text:p>
          </table:table-cell>
          <table:table-cell table:formula="of:=[.A997]/[.H$2]" office:value-type="float" office:value="0.995002498750625" calcext:value-type="float">
            <text:p>0.995002498750625</text:p>
          </table:table-cell>
          <table:table-cell table:formula="of:=[.B997]/[.H$2]" office:value-type="float" office:value="0.9960019990005" calcext:value-type="float">
            <text:p>0.9960019990005</text:p>
          </table:table-cell>
          <table:table-cell table:formula="of:=[.C997]/[.H$2]" office:value-type="float" office:value="0.997001499250375" calcext:value-type="float">
            <text:p>0.997001499250375</text:p>
          </table:table-cell>
          <table:table-cell table:number-columns-repeated="2"/>
        </table:table-row>
        <table:table-row table:style-name="ro1">
          <table:table-cell table:formula="of:=[.A997]+2" office:value-type="float" office:value="1993" calcext:value-type="float">
            <text:p>1993</text:p>
          </table:table-cell>
          <table:table-cell table:formula="of:=[.B997]+2" office:value-type="float" office:value="1995" calcext:value-type="float">
            <text:p>1995</text:p>
          </table:table-cell>
          <table:table-cell table:formula="of:=[.C997]+2" office:value-type="float" office:value="1997" calcext:value-type="float">
            <text:p>1997</text:p>
          </table:table-cell>
          <table:table-cell table:formula="of:=[.A998]/[.H$2]" office:value-type="float" office:value="0.9960019990005" calcext:value-type="float">
            <text:p>0.9960019990005</text:p>
          </table:table-cell>
          <table:table-cell table:formula="of:=[.B998]/[.H$2]" office:value-type="float" office:value="0.997001499250375" calcext:value-type="float">
            <text:p>0.997001499250375</text:p>
          </table:table-cell>
          <table:table-cell table:formula="of:=[.C998]/[.H$2]" office:value-type="float" office:value="0.99800099950025" calcext:value-type="float">
            <text:p>0.99800099950025</text:p>
          </table:table-cell>
          <table:table-cell table:number-columns-repeated="2"/>
        </table:table-row>
        <table:table-row table:style-name="ro1">
          <table:table-cell table:formula="of:=[.A998]+2" office:value-type="float" office:value="1995" calcext:value-type="float">
            <text:p>1995</text:p>
          </table:table-cell>
          <table:table-cell table:formula="of:=[.B998]+2" office:value-type="float" office:value="1997" calcext:value-type="float">
            <text:p>1997</text:p>
          </table:table-cell>
          <table:table-cell table:formula="of:=[.C998]+2" office:value-type="float" office:value="1999" calcext:value-type="float">
            <text:p>1999</text:p>
          </table:table-cell>
          <table:table-cell table:formula="of:=[.A999]/[.H$2]" office:value-type="float" office:value="0.997001499250375" calcext:value-type="float">
            <text:p>0.997001499250375</text:p>
          </table:table-cell>
          <table:table-cell table:formula="of:=[.B999]/[.H$2]" office:value-type="float" office:value="0.99800099950025" calcext:value-type="float">
            <text:p>0.99800099950025</text:p>
          </table:table-cell>
          <table:table-cell table:formula="of:=[.C999]/[.H$2]" office:value-type="float" office:value="0.999000499750125" calcext:value-type="float">
            <text:p>0.999000499750125</text:p>
          </table:table-cell>
          <table:table-cell table:number-columns-repeated="2"/>
        </table:table-row>
        <table:table-row table:style-name="ro1">
          <table:table-cell table:formula="of:=[.A999]+2" office:value-type="float" office:value="1997" calcext:value-type="float">
            <text:p>1997</text:p>
          </table:table-cell>
          <table:table-cell table:formula="of:=[.B999]+2" office:value-type="float" office:value="1999" calcext:value-type="float">
            <text:p>1999</text:p>
          </table:table-cell>
          <table:table-cell table:formula="of:=[.C999]+2" office:value-type="float" office:value="2001" calcext:value-type="float">
            <text:p>2001</text:p>
          </table:table-cell>
          <table:table-cell table:formula="of:=[.A1000]/[.H$2]" office:value-type="float" office:value="0.99800099950025" calcext:value-type="float">
            <text:p>0.99800099950025</text:p>
          </table:table-cell>
          <table:table-cell table:formula="of:=[.B1000]/[.H$2]" office:value-type="float" office:value="0.999000499750125" calcext:value-type="float">
            <text:p>0.999000499750125</text:p>
          </table:table-cell>
          <table:table-cell table:formula="of:=[.C1000]/[.H$2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23:38:07.586583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7:37:35.958525337</meta:creation-date>
    <dc:date>2019-10-14T23:37:22.344877079</dc:date>
    <meta:editing-duration>PT29M5S</meta:editing-duration>
    <meta:editing-cycles>4</meta:editing-cycles>
    <meta:generator>LibreOffice/6.2.5.2$Linux_X86_64 LibreOffice_project/20$Build-2</meta:generator>
    <meta:document-statistic meta:table-count="1" meta:cell-count="6002" meta:object-count="0"/>
  </office:meta>
</office:document-meta>
</file>